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15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2" calcext:value-type="float">
            <text:p>-3,12</text:p>
          </table:table-cell>
          <table:table-cell/>
          <table:table-cell table:formula="of:=[.E1]*100" office:value-type="float" office:value="0" calcext:value-type="float">
            <text:p>0</text:p>
          </table:table-cell>
          <table:table-cell table:formula="of:=[.F1]*100" office:value-type="float" office:value="0" calcext:value-type="float">
            <text:p>0</text:p>
          </table:table-cell>
          <table:table-cell table:formula="of:=[.G1]*100" office:value-type="float" office:value="-312" calcext:value-type="float">
            <text:p>-312</text:p>
          </table:table-cell>
          <table:table-cell/>
          <table:table-cell table:formula="of:=[.I1]*0.067" office:value-type="float" office:value="0" calcext:value-type="float">
            <text:p>0</text:p>
          </table:table-cell>
          <table:table-cell table:formula="of:=[.J1]*0.067" office:value-type="float" office:value="0" calcext:value-type="float">
            <text:p>0</text:p>
          </table:table-cell>
          <table:table-cell table:formula="of:=[.K1]*0.067" office:value-type="float" office:value="-20.904" calcext:value-type="float">
            <text:p>-20,9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0.250063121" calcext:value-type="float">
            <text:p>0,250063121</text:p>
          </table:table-cell>
          <table:table-cell office:value-type="float" office:value="0" calcext:value-type="float">
            <text:p>0</text:p>
          </table:table-cell>
          <table:table-cell office:value-type="float" office:value="-3.112472545" calcext:value-type="float">
            <text:p>-3,112472545</text:p>
          </table:table-cell>
          <table:table-cell/>
          <table:table-cell table:formula="of:=[.E2]*100" office:value-type="float" office:value="25.0063121" calcext:value-type="float">
            <text:p>25,0063121</text:p>
          </table:table-cell>
          <table:table-cell table:formula="of:=[.F2]*100" office:value-type="float" office:value="0" calcext:value-type="float">
            <text:p>0</text:p>
          </table:table-cell>
          <table:table-cell table:formula="of:=[.G2]*100" office:value-type="float" office:value="-311.2472545" calcext:value-type="float">
            <text:p>-311,2472545</text:p>
          </table:table-cell>
          <table:table-cell/>
          <table:table-cell table:formula="of:=[.I2]*0.067" office:value-type="float" office:value="1.6754229107" calcext:value-type="float">
            <text:p>1,6754229107</text:p>
          </table:table-cell>
          <table:table-cell table:formula="of:=[.J2]*0.067" office:value-type="float" office:value="0" calcext:value-type="float">
            <text:p>0</text:p>
          </table:table-cell>
          <table:table-cell table:formula="of:=[.K2]*0.067" office:value-type="float" office:value="-20.8535660515" calcext:value-type="float">
            <text:p>-20,85356605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2.00654202" calcext:value-type="float">
            <text:p>2,00654202</text:p>
          </table:table-cell>
          <table:table-cell office:value-type="float" office:value="0" calcext:value-type="float">
            <text:p>0</text:p>
          </table:table-cell>
          <table:table-cell office:value-type="float" office:value="-2.823957041" calcext:value-type="float">
            <text:p>-2,823957041</text:p>
          </table:table-cell>
          <table:table-cell/>
          <table:table-cell table:formula="of:=[.E3]*100" office:value-type="float" office:value="200.654202" calcext:value-type="float">
            <text:p>200,654202</text:p>
          </table:table-cell>
          <table:table-cell table:formula="of:=[.F3]*100" office:value-type="float" office:value="0" calcext:value-type="float">
            <text:p>0</text:p>
          </table:table-cell>
          <table:table-cell table:formula="of:=[.G3]*100" office:value-type="float" office:value="-282.3957041" calcext:value-type="float">
            <text:p>-282,3957041</text:p>
          </table:table-cell>
          <table:table-cell/>
          <table:table-cell table:formula="of:=[.I3]*0.067" office:value-type="float" office:value="13.443831534" calcext:value-type="float">
            <text:p>13,443831534</text:p>
          </table:table-cell>
          <table:table-cell table:formula="of:=[.J3]*0.067" office:value-type="float" office:value="0" calcext:value-type="float">
            <text:p>0</text:p>
          </table:table-cell>
          <table:table-cell table:formula="of:=[.K3]*0.067" office:value-type="float" office:value="-18.9205121747" calcext:value-type="float">
            <text:p>-18,92051217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1.684504238" calcext:value-type="float">
            <text:p>1,684504238</text:p>
          </table:table-cell>
          <table:table-cell office:value-type="float" office:value="0" calcext:value-type="float">
            <text:p>0</text:p>
          </table:table-cell>
          <table:table-cell office:value-type="float" office:value="-0.731716087" calcext:value-type="float">
            <text:p>-0,731716087</text:p>
          </table:table-cell>
          <table:table-cell/>
          <table:table-cell table:formula="of:=[.E4]*100" office:value-type="float" office:value="168.4504238" calcext:value-type="float">
            <text:p>168,4504238</text:p>
          </table:table-cell>
          <table:table-cell table:formula="of:=[.F4]*100" office:value-type="float" office:value="0" calcext:value-type="float">
            <text:p>0</text:p>
          </table:table-cell>
          <table:table-cell table:formula="of:=[.G4]*100" office:value-type="float" office:value="-73.1716087" calcext:value-type="float">
            <text:p>-73,1716087</text:p>
          </table:table-cell>
          <table:table-cell/>
          <table:table-cell table:formula="of:=[.I4]*0.067" office:value-type="float" office:value="11.2861783946" calcext:value-type="float">
            <text:p>11,2861783946</text:p>
          </table:table-cell>
          <table:table-cell table:formula="of:=[.J4]*0.067" office:value-type="float" office:value="0" calcext:value-type="float">
            <text:p>0</text:p>
          </table:table-cell>
          <table:table-cell table:formula="of:=[.K4]*0.067" office:value-type="float" office:value="-4.9024977829" calcext:value-type="float">
            <text:p>-4,90249778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-1.612377199" calcext:value-type="float">
            <text:p>-1,612377199</text:p>
          </table:table-cell>
          <table:table-cell office:value-type="float" office:value="0" calcext:value-type="float">
            <text:p>0</text:p>
          </table:table-cell>
          <table:table-cell office:value-type="float" office:value="-0.733484899" calcext:value-type="float">
            <text:p>-0,733484899</text:p>
          </table:table-cell>
          <table:table-cell/>
          <table:table-cell table:formula="of:=[.E5]*100" office:value-type="float" office:value="-161.2377199" calcext:value-type="float">
            <text:p>-161,2377199</text:p>
          </table:table-cell>
          <table:table-cell table:formula="of:=[.F5]*100" office:value-type="float" office:value="0" calcext:value-type="float">
            <text:p>0</text:p>
          </table:table-cell>
          <table:table-cell table:formula="of:=[.G5]*100" office:value-type="float" office:value="-73.3484899" calcext:value-type="float">
            <text:p>-73,3484899</text:p>
          </table:table-cell>
          <table:table-cell/>
          <table:table-cell table:formula="of:=[.I5]*0.067" office:value-type="float" office:value="-10.8029272333" calcext:value-type="float">
            <text:p>-10,8029272333</text:p>
          </table:table-cell>
          <table:table-cell table:formula="of:=[.J5]*0.067" office:value-type="float" office:value="0" calcext:value-type="float">
            <text:p>0</text:p>
          </table:table-cell>
          <table:table-cell table:formula="of:=[.K5]*0.067" office:value-type="float" office:value="-4.9143488233" calcext:value-type="float">
            <text:p>-4,91434882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2.019264914" calcext:value-type="float">
            <text:p>-2,019264914</text:p>
          </table:table-cell>
          <table:table-cell office:value-type="float" office:value="0" calcext:value-type="float">
            <text:p>0</text:p>
          </table:table-cell>
          <table:table-cell office:value-type="float" office:value="-2.091549624" calcext:value-type="float">
            <text:p>-2,091549624</text:p>
          </table:table-cell>
          <table:table-cell/>
          <table:table-cell table:formula="of:=[.E6]*100" office:value-type="float" office:value="-201.9264914" calcext:value-type="float">
            <text:p>-201,9264914</text:p>
          </table:table-cell>
          <table:table-cell table:formula="of:=[.F6]*100" office:value-type="float" office:value="0" calcext:value-type="float">
            <text:p>0</text:p>
          </table:table-cell>
          <table:table-cell table:formula="of:=[.G6]*100" office:value-type="float" office:value="-209.1549624" calcext:value-type="float">
            <text:p>-209,1549624</text:p>
          </table:table-cell>
          <table:table-cell/>
          <table:table-cell table:formula="of:=[.I6]*0.067" office:value-type="float" office:value="-13.5290749238" calcext:value-type="float">
            <text:p>-13,5290749238</text:p>
          </table:table-cell>
          <table:table-cell table:formula="of:=[.J6]*0.067" office:value-type="float" office:value="0" calcext:value-type="float">
            <text:p>0</text:p>
          </table:table-cell>
          <table:table-cell table:formula="of:=[.K6]*0.067" office:value-type="float" office:value="-14.0133824808" calcext:value-type="float">
            <text:p>-14,01338248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0.797646607" calcext:value-type="float">
            <text:p>-0,797646607</text:p>
          </table:table-cell>
          <table:table-cell office:value-type="float" office:value="0" calcext:value-type="float">
            <text:p>0</text:p>
          </table:table-cell>
          <table:table-cell office:value-type="float" office:value="-2.026557054" calcext:value-type="float">
            <text:p>-2,026557054</text:p>
          </table:table-cell>
          <table:table-cell/>
          <table:table-cell table:formula="of:=[.E7]*100" office:value-type="float" office:value="-79.7646607" calcext:value-type="float">
            <text:p>-79,7646607</text:p>
          </table:table-cell>
          <table:table-cell table:formula="of:=[.F7]*100" office:value-type="float" office:value="0" calcext:value-type="float">
            <text:p>0</text:p>
          </table:table-cell>
          <table:table-cell table:formula="of:=[.G7]*100" office:value-type="float" office:value="-202.6557054" calcext:value-type="float">
            <text:p>-202,6557054</text:p>
          </table:table-cell>
          <table:table-cell/>
          <table:table-cell table:formula="of:=[.I7]*0.067" office:value-type="float" office:value="-5.3442322669" calcext:value-type="float">
            <text:p>-5,3442322669</text:p>
          </table:table-cell>
          <table:table-cell table:formula="of:=[.J7]*0.067" office:value-type="float" office:value="0" calcext:value-type="float">
            <text:p>0</text:p>
          </table:table-cell>
          <table:table-cell table:formula="of:=[.K7]*0.067" office:value-type="float" office:value="-13.5779322618" calcext:value-type="float">
            <text:p>-13,57793226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0.955210956" calcext:value-type="float">
            <text:p>-0,955210956</text:p>
          </table:table-cell>
          <table:table-cell office:value-type="float" office:value="0" calcext:value-type="float">
            <text:p>0</text:p>
          </table:table-cell>
          <table:table-cell office:value-type="float" office:value="-2.126348515" calcext:value-type="float">
            <text:p>-2,126348515</text:p>
          </table:table-cell>
          <table:table-cell/>
          <table:table-cell table:formula="of:=[.E8]*100" office:value-type="float" office:value="-95.5210956" calcext:value-type="float">
            <text:p>-95,5210956</text:p>
          </table:table-cell>
          <table:table-cell table:formula="of:=[.F8]*100" office:value-type="float" office:value="0" calcext:value-type="float">
            <text:p>0</text:p>
          </table:table-cell>
          <table:table-cell table:formula="of:=[.G8]*100" office:value-type="float" office:value="-212.6348515" calcext:value-type="float">
            <text:p>-212,6348515</text:p>
          </table:table-cell>
          <table:table-cell/>
          <table:table-cell table:formula="of:=[.I8]*0.067" office:value-type="float" office:value="-6.3999134052" calcext:value-type="float">
            <text:p>-6,3999134052</text:p>
          </table:table-cell>
          <table:table-cell table:formula="of:=[.J8]*0.067" office:value-type="float" office:value="0" calcext:value-type="float">
            <text:p>0</text:p>
          </table:table-cell>
          <table:table-cell table:formula="of:=[.K8]*0.067" office:value-type="float" office:value="-14.2465350505" calcext:value-type="float">
            <text:p>-14,24653505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0.964161124" calcext:value-type="float">
            <text:p>-0,964161124</text:p>
          </table:table-cell>
          <table:table-cell office:value-type="float" office:value="0" calcext:value-type="float">
            <text:p>0</text:p>
          </table:table-cell>
          <table:table-cell office:value-type="float" office:value="-2.563600365" calcext:value-type="float">
            <text:p>-2,563600365</text:p>
          </table:table-cell>
          <table:table-cell/>
          <table:table-cell table:formula="of:=[.E9]*100" office:value-type="float" office:value="-96.4161124" calcext:value-type="float">
            <text:p>-96,4161124</text:p>
          </table:table-cell>
          <table:table-cell table:formula="of:=[.F9]*100" office:value-type="float" office:value="0" calcext:value-type="float">
            <text:p>0</text:p>
          </table:table-cell>
          <table:table-cell table:formula="of:=[.G9]*100" office:value-type="float" office:value="-256.3600365" calcext:value-type="float">
            <text:p>-256,3600365</text:p>
          </table:table-cell>
          <table:table-cell/>
          <table:table-cell table:formula="of:=[.I9]*0.067" office:value-type="float" office:value="-6.4598795308" calcext:value-type="float">
            <text:p>-6,4598795308</text:p>
          </table:table-cell>
          <table:table-cell table:formula="of:=[.J9]*0.067" office:value-type="float" office:value="0" calcext:value-type="float">
            <text:p>0</text:p>
          </table:table-cell>
          <table:table-cell table:formula="of:=[.K9]*0.067" office:value-type="float" office:value="-17.1761224455" calcext:value-type="float">
            <text:p>-17,17612244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0.674750881" calcext:value-type="float">
            <text:p>-0,674750881</text:p>
          </table:table-cell>
          <table:table-cell office:value-type="float" office:value="0" calcext:value-type="float">
            <text:p>0</text:p>
          </table:table-cell>
          <table:table-cell office:value-type="float" office:value="-2.470579678" calcext:value-type="float">
            <text:p>-2,470579678</text:p>
          </table:table-cell>
          <table:table-cell/>
          <table:table-cell table:formula="of:=[.E10]*100" office:value-type="float" office:value="-67.4750881" calcext:value-type="float">
            <text:p>-67,4750881</text:p>
          </table:table-cell>
          <table:table-cell table:formula="of:=[.F10]*100" office:value-type="float" office:value="0" calcext:value-type="float">
            <text:p>0</text:p>
          </table:table-cell>
          <table:table-cell table:formula="of:=[.G10]*100" office:value-type="float" office:value="-247.0579678" calcext:value-type="float">
            <text:p>-247,0579678</text:p>
          </table:table-cell>
          <table:table-cell/>
          <table:table-cell table:formula="of:=[.I10]*0.067" office:value-type="float" office:value="-4.5208309027" calcext:value-type="float">
            <text:p>-4,5208309027</text:p>
          </table:table-cell>
          <table:table-cell table:formula="of:=[.J10]*0.067" office:value-type="float" office:value="0" calcext:value-type="float">
            <text:p>0</text:p>
          </table:table-cell>
          <table:table-cell table:formula="of:=[.K10]*0.067" office:value-type="float" office:value="-16.5528838426" calcext:value-type="float">
            <text:p>-16,55288384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0.989616412" calcext:value-type="float">
            <text:p>-0,989616412</text:p>
          </table:table-cell>
          <table:table-cell office:value-type="float" office:value="0" calcext:value-type="float">
            <text:p>0</text:p>
          </table:table-cell>
          <table:table-cell office:value-type="float" office:value="-2.613384823" calcext:value-type="float">
            <text:p>-2,613384823</text:p>
          </table:table-cell>
          <table:table-cell/>
          <table:table-cell table:formula="of:=[.E11]*100" office:value-type="float" office:value="-98.9616412" calcext:value-type="float">
            <text:p>-98,9616412</text:p>
          </table:table-cell>
          <table:table-cell table:formula="of:=[.F11]*100" office:value-type="float" office:value="0" calcext:value-type="float">
            <text:p>0</text:p>
          </table:table-cell>
          <table:table-cell table:formula="of:=[.G11]*100" office:value-type="float" office:value="-261.3384823" calcext:value-type="float">
            <text:p>-261,3384823</text:p>
          </table:table-cell>
          <table:table-cell/>
          <table:table-cell table:formula="of:=[.I11]*0.067" office:value-type="float" office:value="-6.6304299604" calcext:value-type="float">
            <text:p>-6,6304299604</text:p>
          </table:table-cell>
          <table:table-cell table:formula="of:=[.J11]*0.067" office:value-type="float" office:value="0" calcext:value-type="float">
            <text:p>0</text:p>
          </table:table-cell>
          <table:table-cell table:formula="of:=[.K11]*0.067" office:value-type="float" office:value="-17.5096783141" calcext:value-type="float">
            <text:p>-17,50967831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0.987436684" calcext:value-type="float">
            <text:p>-0,987436684</text:p>
          </table:table-cell>
          <table:table-cell office:value-type="float" office:value="0" calcext:value-type="float">
            <text:p>0</text:p>
          </table:table-cell>
          <table:table-cell office:value-type="float" office:value="-3.075902534" calcext:value-type="float">
            <text:p>-3,075902534</text:p>
          </table:table-cell>
          <table:table-cell/>
          <table:table-cell table:formula="of:=[.E12]*100" office:value-type="float" office:value="-98.7436684" calcext:value-type="float">
            <text:p>-98,7436684</text:p>
          </table:table-cell>
          <table:table-cell table:formula="of:=[.F12]*100" office:value-type="float" office:value="0" calcext:value-type="float">
            <text:p>0</text:p>
          </table:table-cell>
          <table:table-cell table:formula="of:=[.G12]*100" office:value-type="float" office:value="-307.5902534" calcext:value-type="float">
            <text:p>-307,5902534</text:p>
          </table:table-cell>
          <table:table-cell/>
          <table:table-cell table:formula="of:=[.I12]*0.067" office:value-type="float" office:value="-6.6158257828" calcext:value-type="float">
            <text:p>-6,6158257828</text:p>
          </table:table-cell>
          <table:table-cell table:formula="of:=[.J12]*0.067" office:value-type="float" office:value="0" calcext:value-type="float">
            <text:p>0</text:p>
          </table:table-cell>
          <table:table-cell table:formula="of:=[.K12]*0.067" office:value-type="float" office:value="-20.6085469778" calcext:value-type="float">
            <text:p>-20,60854697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0.606665495" calcext:value-type="float">
            <text:p>-0,606665495</text:p>
          </table:table-cell>
          <table:table-cell office:value-type="float" office:value="0" calcext:value-type="float">
            <text:p>0</text:p>
          </table:table-cell>
          <table:table-cell office:value-type="float" office:value="-3.139738182" calcext:value-type="float">
            <text:p>-3,139738182</text:p>
          </table:table-cell>
          <table:table-cell/>
          <table:table-cell table:formula="of:=[.E13]*100" office:value-type="float" office:value="-60.6665495" calcext:value-type="float">
            <text:p>-60,6665495</text:p>
          </table:table-cell>
          <table:table-cell table:formula="of:=[.F13]*100" office:value-type="float" office:value="0" calcext:value-type="float">
            <text:p>0</text:p>
          </table:table-cell>
          <table:table-cell table:formula="of:=[.G13]*100" office:value-type="float" office:value="-313.9738182" calcext:value-type="float">
            <text:p>-313,9738182</text:p>
          </table:table-cell>
          <table:table-cell/>
          <table:table-cell table:formula="of:=[.I13]*0.067" office:value-type="float" office:value="-4.0646588165" calcext:value-type="float">
            <text:p>-4,0646588165</text:p>
          </table:table-cell>
          <table:table-cell table:formula="of:=[.J13]*0.067" office:value-type="float" office:value="0" calcext:value-type="float">
            <text:p>0</text:p>
          </table:table-cell>
          <table:table-cell table:formula="of:=[.K13]*0.067" office:value-type="float" office:value="-21.0362458194" calcext:value-type="float">
            <text:p>-21,036245819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0.619885533" calcext:value-type="float">
            <text:p>-0,619885533</text:p>
          </table:table-cell>
          <table:table-cell office:value-type="float" office:value="0" calcext:value-type="float">
            <text:p>0</text:p>
          </table:table-cell>
          <table:table-cell office:value-type="float" office:value="-3.198177745" calcext:value-type="float">
            <text:p>-3,198177745</text:p>
          </table:table-cell>
          <table:table-cell/>
          <table:table-cell table:formula="of:=[.E14]*100" office:value-type="float" office:value="-61.9885533" calcext:value-type="float">
            <text:p>-61,9885533</text:p>
          </table:table-cell>
          <table:table-cell table:formula="of:=[.F14]*100" office:value-type="float" office:value="0" calcext:value-type="float">
            <text:p>0</text:p>
          </table:table-cell>
          <table:table-cell table:formula="of:=[.G14]*100" office:value-type="float" office:value="-319.8177745" calcext:value-type="float">
            <text:p>-319,8177745</text:p>
          </table:table-cell>
          <table:table-cell/>
          <table:table-cell table:formula="of:=[.I14]*0.067" office:value-type="float" office:value="-4.1532330711" calcext:value-type="float">
            <text:p>-4,1532330711</text:p>
          </table:table-cell>
          <table:table-cell table:formula="of:=[.J14]*0.067" office:value-type="float" office:value="0" calcext:value-type="float">
            <text:p>0</text:p>
          </table:table-cell>
          <table:table-cell table:formula="of:=[.K14]*0.067" office:value-type="float" office:value="-21.4277908915" calcext:value-type="float">
            <text:p>-21,427790891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0.551209017" calcext:value-type="float">
            <text:p>-0,551209017</text:p>
          </table:table-cell>
          <table:table-cell office:value-type="float" office:value="0" calcext:value-type="float">
            <text:p>0</text:p>
          </table:table-cell>
          <table:table-cell office:value-type="float" office:value="-3.419673673" calcext:value-type="float">
            <text:p>-3,419673673</text:p>
          </table:table-cell>
          <table:table-cell/>
          <table:table-cell table:formula="of:=[.E15]*100" office:value-type="float" office:value="-55.1209017" calcext:value-type="float">
            <text:p>-55,1209017</text:p>
          </table:table-cell>
          <table:table-cell table:formula="of:=[.F15]*100" office:value-type="float" office:value="0" calcext:value-type="float">
            <text:p>0</text:p>
          </table:table-cell>
          <table:table-cell table:formula="of:=[.G15]*100" office:value-type="float" office:value="-341.9673673" calcext:value-type="float">
            <text:p>-341,9673673</text:p>
          </table:table-cell>
          <table:table-cell/>
          <table:table-cell table:formula="of:=[.I15]*0.067" office:value-type="float" office:value="-3.6931004139" calcext:value-type="float">
            <text:p>-3,6931004139</text:p>
          </table:table-cell>
          <table:table-cell table:formula="of:=[.J15]*0.067" office:value-type="float" office:value="0" calcext:value-type="float">
            <text:p>0</text:p>
          </table:table-cell>
          <table:table-cell table:formula="of:=[.K15]*0.067" office:value-type="float" office:value="-22.9118136091" calcext:value-type="float">
            <text:p>-22,911813609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0.218765766" calcext:value-type="float">
            <text:p>-0,218765766</text:p>
          </table:table-cell>
          <table:table-cell office:value-type="float" office:value="0" calcext:value-type="float">
            <text:p>0</text:p>
          </table:table-cell>
          <table:table-cell office:value-type="float" office:value="-3.54345704" calcext:value-type="float">
            <text:p>-3,54345704</text:p>
          </table:table-cell>
          <table:table-cell/>
          <table:table-cell table:formula="of:=[.E16]*100" office:value-type="float" office:value="-21.8765766" calcext:value-type="float">
            <text:p>-21,8765766</text:p>
          </table:table-cell>
          <table:table-cell table:formula="of:=[.F16]*100" office:value-type="float" office:value="0" calcext:value-type="float">
            <text:p>0</text:p>
          </table:table-cell>
          <table:table-cell table:formula="of:=[.G16]*100" office:value-type="float" office:value="-354.345704" calcext:value-type="float">
            <text:p>-354,345704</text:p>
          </table:table-cell>
          <table:table-cell/>
          <table:table-cell table:formula="of:=[.I16]*0.067" office:value-type="float" office:value="-1.4657306322" calcext:value-type="float">
            <text:p>-1,4657306322</text:p>
          </table:table-cell>
          <table:table-cell table:formula="of:=[.J16]*0.067" office:value-type="float" office:value="0" calcext:value-type="float">
            <text:p>0</text:p>
          </table:table-cell>
          <table:table-cell table:formula="of:=[.K16]*0.067" office:value-type="float" office:value="-23.741162168" calcext:value-type="float">
            <text:p>-23,74116216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0.011501623" calcext:value-type="float">
            <text:p>-0,011501623</text:p>
          </table:table-cell>
          <table:table-cell office:value-type="float" office:value="0" calcext:value-type="float">
            <text:p>0</text:p>
          </table:table-cell>
          <table:table-cell office:value-type="float" office:value="-3.559531685" calcext:value-type="float">
            <text:p>-3,559531685</text:p>
          </table:table-cell>
          <table:table-cell/>
          <table:table-cell table:formula="of:=[.E17]*100" office:value-type="float" office:value="-1.1501623" calcext:value-type="float">
            <text:p>-1,1501623</text:p>
          </table:table-cell>
          <table:table-cell table:formula="of:=[.F17]*100" office:value-type="float" office:value="0" calcext:value-type="float">
            <text:p>0</text:p>
          </table:table-cell>
          <table:table-cell table:formula="of:=[.G17]*100" office:value-type="float" office:value="-355.9531685" calcext:value-type="float">
            <text:p>-355,9531685</text:p>
          </table:table-cell>
          <table:table-cell/>
          <table:table-cell table:formula="of:=[.I17]*0.067" office:value-type="float" office:value="-0.0770608741" calcext:value-type="float">
            <text:p>-0,0770608741</text:p>
          </table:table-cell>
          <table:table-cell table:formula="of:=[.J17]*0.067" office:value-type="float" office:value="0" calcext:value-type="float">
            <text:p>0</text:p>
          </table:table-cell>
          <table:table-cell table:formula="of:=[.K17]*0.067" office:value-type="float" office:value="-23.8488622895" calcext:value-type="float">
            <text:p>-23,848862289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0.066249202" calcext:value-type="float">
            <text:p>0,066249202</text:p>
          </table:table-cell>
          <table:table-cell office:value-type="float" office:value="0" calcext:value-type="float">
            <text:p>0</text:p>
          </table:table-cell>
          <table:table-cell office:value-type="float" office:value="-3.536789768" calcext:value-type="float">
            <text:p>-3,536789768</text:p>
          </table:table-cell>
          <table:table-cell/>
          <table:table-cell table:formula="of:=[.E18]*100" office:value-type="float" office:value="6.6249202" calcext:value-type="float">
            <text:p>6,6249202</text:p>
          </table:table-cell>
          <table:table-cell table:formula="of:=[.F18]*100" office:value-type="float" office:value="0" calcext:value-type="float">
            <text:p>0</text:p>
          </table:table-cell>
          <table:table-cell table:formula="of:=[.G18]*100" office:value-type="float" office:value="-353.6789768" calcext:value-type="float">
            <text:p>-353,6789768</text:p>
          </table:table-cell>
          <table:table-cell/>
          <table:table-cell table:formula="of:=[.I18]*0.067" office:value-type="float" office:value="0.4438696534" calcext:value-type="float">
            <text:p>0,4438696534</text:p>
          </table:table-cell>
          <table:table-cell table:formula="of:=[.J18]*0.067" office:value-type="float" office:value="0" calcext:value-type="float">
            <text:p>0</text:p>
          </table:table-cell>
          <table:table-cell table:formula="of:=[.K18]*0.067" office:value-type="float" office:value="-23.6964914456" calcext:value-type="float">
            <text:p>-23,696491445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0.212005603" calcext:value-type="float">
            <text:p>0,212005603</text:p>
          </table:table-cell>
          <table:table-cell office:value-type="float" office:value="0" calcext:value-type="float">
            <text:p>0</text:p>
          </table:table-cell>
          <table:table-cell office:value-type="float" office:value="-3.522625511" calcext:value-type="float">
            <text:p>-3,522625511</text:p>
          </table:table-cell>
          <table:table-cell/>
          <table:table-cell table:formula="of:=[.E19]*100" office:value-type="float" office:value="21.2005603" calcext:value-type="float">
            <text:p>21,2005603</text:p>
          </table:table-cell>
          <table:table-cell table:formula="of:=[.F19]*100" office:value-type="float" office:value="0" calcext:value-type="float">
            <text:p>0</text:p>
          </table:table-cell>
          <table:table-cell table:formula="of:=[.G19]*100" office:value-type="float" office:value="-352.2625511" calcext:value-type="float">
            <text:p>-352,2625511</text:p>
          </table:table-cell>
          <table:table-cell/>
          <table:table-cell table:formula="of:=[.I19]*0.067" office:value-type="float" office:value="1.4204375401" calcext:value-type="float">
            <text:p>1,4204375401</text:p>
          </table:table-cell>
          <table:table-cell table:formula="of:=[.J19]*0.067" office:value-type="float" office:value="0" calcext:value-type="float">
            <text:p>0</text:p>
          </table:table-cell>
          <table:table-cell table:formula="of:=[.K19]*0.067" office:value-type="float" office:value="-23.6015909237" calcext:value-type="float">
            <text:p>-23,601590923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0.538452365" calcext:value-type="float">
            <text:p>0,538452365</text:p>
          </table:table-cell>
          <table:table-cell office:value-type="float" office:value="0" calcext:value-type="float">
            <text:p>0</text:p>
          </table:table-cell>
          <table:table-cell office:value-type="float" office:value="-3.512776331" calcext:value-type="float">
            <text:p>-3,512776331</text:p>
          </table:table-cell>
          <table:table-cell/>
          <table:table-cell table:formula="of:=[.E20]*100" office:value-type="float" office:value="53.8452365" calcext:value-type="float">
            <text:p>53,8452365</text:p>
          </table:table-cell>
          <table:table-cell table:formula="of:=[.F20]*100" office:value-type="float" office:value="0" calcext:value-type="float">
            <text:p>0</text:p>
          </table:table-cell>
          <table:table-cell table:formula="of:=[.G20]*100" office:value-type="float" office:value="-351.2776331" calcext:value-type="float">
            <text:p>-351,2776331</text:p>
          </table:table-cell>
          <table:table-cell/>
          <table:table-cell table:formula="of:=[.I20]*0.067" office:value-type="float" office:value="3.6076308455" calcext:value-type="float">
            <text:p>3,6076308455</text:p>
          </table:table-cell>
          <table:table-cell table:formula="of:=[.J20]*0.067" office:value-type="float" office:value="0" calcext:value-type="float">
            <text:p>0</text:p>
          </table:table-cell>
          <table:table-cell table:formula="of:=[.K20]*0.067" office:value-type="float" office:value="-23.5356014177" calcext:value-type="float">
            <text:p>-23,53560141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0.779223097" calcext:value-type="float">
            <text:p>0,779223097</text:p>
          </table:table-cell>
          <table:table-cell office:value-type="float" office:value="0" calcext:value-type="float">
            <text:p>0</text:p>
          </table:table-cell>
          <table:table-cell office:value-type="float" office:value="-3.460689035" calcext:value-type="float">
            <text:p>-3,460689035</text:p>
          </table:table-cell>
          <table:table-cell/>
          <table:table-cell table:formula="of:=[.E21]*100" office:value-type="float" office:value="77.9223097" calcext:value-type="float">
            <text:p>77,9223097</text:p>
          </table:table-cell>
          <table:table-cell table:formula="of:=[.F21]*100" office:value-type="float" office:value="0" calcext:value-type="float">
            <text:p>0</text:p>
          </table:table-cell>
          <table:table-cell table:formula="of:=[.G21]*100" office:value-type="float" office:value="-346.0689035" calcext:value-type="float">
            <text:p>-346,0689035</text:p>
          </table:table-cell>
          <table:table-cell/>
          <table:table-cell table:formula="of:=[.I21]*0.067" office:value-type="float" office:value="5.2207947499" calcext:value-type="float">
            <text:p>5,2207947499</text:p>
          </table:table-cell>
          <table:table-cell table:formula="of:=[.J21]*0.067" office:value-type="float" office:value="0" calcext:value-type="float">
            <text:p>0</text:p>
          </table:table-cell>
          <table:table-cell table:formula="of:=[.K21]*0.067" office:value-type="float" office:value="-23.1866165345" calcext:value-type="float">
            <text:p>-23,186616534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1.001160618" calcext:value-type="float">
            <text:p>1,001160618</text:p>
          </table:table-cell>
          <table:table-cell office:value-type="float" office:value="0" calcext:value-type="float">
            <text:p>0</text:p>
          </table:table-cell>
          <table:table-cell office:value-type="float" office:value="-3.22787541" calcext:value-type="float">
            <text:p>-3,22787541</text:p>
          </table:table-cell>
          <table:table-cell/>
          <table:table-cell table:formula="of:=[.E22]*100" office:value-type="float" office:value="100.1160618" calcext:value-type="float">
            <text:p>100,1160618</text:p>
          </table:table-cell>
          <table:table-cell table:formula="of:=[.F22]*100" office:value-type="float" office:value="0" calcext:value-type="float">
            <text:p>0</text:p>
          </table:table-cell>
          <table:table-cell table:formula="of:=[.G22]*100" office:value-type="float" office:value="-322.787541" calcext:value-type="float">
            <text:p>-322,787541</text:p>
          </table:table-cell>
          <table:table-cell/>
          <table:table-cell table:formula="of:=[.I22]*0.067" office:value-type="float" office:value="6.7077761406" calcext:value-type="float">
            <text:p>6,7077761406</text:p>
          </table:table-cell>
          <table:table-cell table:formula="of:=[.J22]*0.067" office:value-type="float" office:value="0" calcext:value-type="float">
            <text:p>0</text:p>
          </table:table-cell>
          <table:table-cell table:formula="of:=[.K22]*0.067" office:value-type="float" office:value="-21.626765247" calcext:value-type="float">
            <text:p>-21,62676524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0.877588329" calcext:value-type="float">
            <text:p>0,877588329</text:p>
          </table:table-cell>
          <table:table-cell office:value-type="float" office:value="0" calcext:value-type="float">
            <text:p>0</text:p>
          </table:table-cell>
          <table:table-cell office:value-type="float" office:value="-2.769403137" calcext:value-type="float">
            <text:p>-2,769403137</text:p>
          </table:table-cell>
          <table:table-cell/>
          <table:table-cell table:formula="of:=[.E23]*100" office:value-type="float" office:value="87.7588329" calcext:value-type="float">
            <text:p>87,7588329</text:p>
          </table:table-cell>
          <table:table-cell table:formula="of:=[.F23]*100" office:value-type="float" office:value="0" calcext:value-type="float">
            <text:p>0</text:p>
          </table:table-cell>
          <table:table-cell table:formula="of:=[.G23]*100" office:value-type="float" office:value="-276.9403137" calcext:value-type="float">
            <text:p>-276,9403137</text:p>
          </table:table-cell>
          <table:table-cell/>
          <table:table-cell table:formula="of:=[.I23]*0.067" office:value-type="float" office:value="5.8798418043" calcext:value-type="float">
            <text:p>5,8798418043</text:p>
          </table:table-cell>
          <table:table-cell table:formula="of:=[.J23]*0.067" office:value-type="float" office:value="0" calcext:value-type="float">
            <text:p>0</text:p>
          </table:table-cell>
          <table:table-cell table:formula="of:=[.K23]*0.067" office:value-type="float" office:value="-18.5550010179" calcext:value-type="float">
            <text:p>-18,555001017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0.572556156" calcext:value-type="float">
            <text:p>0,572556156</text:p>
          </table:table-cell>
          <table:table-cell office:value-type="float" office:value="0" calcext:value-type="float">
            <text:p>0</text:p>
          </table:table-cell>
          <table:table-cell office:value-type="float" office:value="-2.745321006" calcext:value-type="float">
            <text:p>-2,745321006</text:p>
          </table:table-cell>
          <table:table-cell/>
          <table:table-cell table:formula="of:=[.E24]*100" office:value-type="float" office:value="57.2556156" calcext:value-type="float">
            <text:p>57,2556156</text:p>
          </table:table-cell>
          <table:table-cell table:formula="of:=[.F24]*100" office:value-type="float" office:value="0" calcext:value-type="float">
            <text:p>0</text:p>
          </table:table-cell>
          <table:table-cell table:formula="of:=[.G24]*100" office:value-type="float" office:value="-274.5321006" calcext:value-type="float">
            <text:p>-274,5321006</text:p>
          </table:table-cell>
          <table:table-cell/>
          <table:table-cell table:formula="of:=[.I24]*0.067" office:value-type="float" office:value="3.8361262452" calcext:value-type="float">
            <text:p>3,8361262452</text:p>
          </table:table-cell>
          <table:table-cell table:formula="of:=[.J24]*0.067" office:value-type="float" office:value="0" calcext:value-type="float">
            <text:p>0</text:p>
          </table:table-cell>
          <table:table-cell table:formula="of:=[.K24]*0.067" office:value-type="float" office:value="-18.3936507402" calcext:value-type="float">
            <text:p>-18,393650740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1.036694678" calcext:value-type="float">
            <text:p>1,036694678</text:p>
          </table:table-cell>
          <table:table-cell office:value-type="float" office:value="0" calcext:value-type="float">
            <text:p>0</text:p>
          </table:table-cell>
          <table:table-cell office:value-type="float" office:value="-2.577185586" calcext:value-type="float">
            <text:p>-2,577185586</text:p>
          </table:table-cell>
          <table:table-cell/>
          <table:table-cell table:formula="of:=[.E25]*100" office:value-type="float" office:value="103.6694678" calcext:value-type="float">
            <text:p>103,6694678</text:p>
          </table:table-cell>
          <table:table-cell table:formula="of:=[.F25]*100" office:value-type="float" office:value="0" calcext:value-type="float">
            <text:p>0</text:p>
          </table:table-cell>
          <table:table-cell table:formula="of:=[.G25]*100" office:value-type="float" office:value="-257.7185586" calcext:value-type="float">
            <text:p>-257,7185586</text:p>
          </table:table-cell>
          <table:table-cell/>
          <table:table-cell table:formula="of:=[.I25]*0.067" office:value-type="float" office:value="6.9458543426" calcext:value-type="float">
            <text:p>6,9458543426</text:p>
          </table:table-cell>
          <table:table-cell table:formula="of:=[.J25]*0.067" office:value-type="float" office:value="0" calcext:value-type="float">
            <text:p>0</text:p>
          </table:table-cell>
          <table:table-cell table:formula="of:=[.K25]*0.067" office:value-type="float" office:value="-17.2671434262" calcext:value-type="float">
            <text:p>-17,267143426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0.994759161" calcext:value-type="float">
            <text:p>0,994759161</text:p>
          </table:table-cell>
          <table:table-cell office:value-type="float" office:value="0" calcext:value-type="float">
            <text:p>0</text:p>
          </table:table-cell>
          <table:table-cell office:value-type="float" office:value="-1.987791341" calcext:value-type="float">
            <text:p>-1,987791341</text:p>
          </table:table-cell>
          <table:table-cell/>
          <table:table-cell table:formula="of:=[.E26]*100" office:value-type="float" office:value="99.4759161" calcext:value-type="float">
            <text:p>99,4759161</text:p>
          </table:table-cell>
          <table:table-cell table:formula="of:=[.F26]*100" office:value-type="float" office:value="0" calcext:value-type="float">
            <text:p>0</text:p>
          </table:table-cell>
          <table:table-cell table:formula="of:=[.G26]*100" office:value-type="float" office:value="-198.7791341" calcext:value-type="float">
            <text:p>-198,7791341</text:p>
          </table:table-cell>
          <table:table-cell/>
          <table:table-cell table:formula="of:=[.I26]*0.067" office:value-type="float" office:value="6.6648863787" calcext:value-type="float">
            <text:p>6,6648863787</text:p>
          </table:table-cell>
          <table:table-cell table:formula="of:=[.J26]*0.067" office:value-type="float" office:value="0" calcext:value-type="float">
            <text:p>0</text:p>
          </table:table-cell>
          <table:table-cell table:formula="of:=[.K26]*0.067" office:value-type="float" office:value="-13.3182019847" calcext:value-type="float">
            <text:p>-13,318201984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0.442170333" calcext:value-type="float">
            <text:p>0,442170333</text:p>
          </table:table-cell>
          <table:table-cell office:value-type="float" office:value="0" calcext:value-type="float">
            <text:p>0</text:p>
          </table:table-cell>
          <table:table-cell office:value-type="float" office:value="-2.239282725" calcext:value-type="float">
            <text:p>-2,239282725</text:p>
          </table:table-cell>
          <table:table-cell/>
          <table:table-cell table:formula="of:=[.E27]*100" office:value-type="float" office:value="44.2170333" calcext:value-type="float">
            <text:p>44,2170333</text:p>
          </table:table-cell>
          <table:table-cell table:formula="of:=[.F27]*100" office:value-type="float" office:value="0" calcext:value-type="float">
            <text:p>0</text:p>
          </table:table-cell>
          <table:table-cell table:formula="of:=[.G27]*100" office:value-type="float" office:value="-223.9282725" calcext:value-type="float">
            <text:p>-223,9282725</text:p>
          </table:table-cell>
          <table:table-cell/>
          <table:table-cell table:formula="of:=[.I27]*0.067" office:value-type="float" office:value="2.9625412311" calcext:value-type="float">
            <text:p>2,9625412311</text:p>
          </table:table-cell>
          <table:table-cell table:formula="of:=[.J27]*0.067" office:value-type="float" office:value="0" calcext:value-type="float">
            <text:p>0</text:p>
          </table:table-cell>
          <table:table-cell table:formula="of:=[.K27]*0.067" office:value-type="float" office:value="-15.0031942575" calcext:value-type="float">
            <text:p>-15,00319425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1.144862976" calcext:value-type="float">
            <text:p>1,144862976</text:p>
          </table:table-cell>
          <table:table-cell office:value-type="float" office:value="0" calcext:value-type="float">
            <text:p>0</text:p>
          </table:table-cell>
          <table:table-cell office:value-type="float" office:value="-2.178091192" calcext:value-type="float">
            <text:p>-2,178091192</text:p>
          </table:table-cell>
          <table:table-cell/>
          <table:table-cell table:formula="of:=[.E28]*100" office:value-type="float" office:value="114.4862976" calcext:value-type="float">
            <text:p>114,4862976</text:p>
          </table:table-cell>
          <table:table-cell table:formula="of:=[.F28]*100" office:value-type="float" office:value="0" calcext:value-type="float">
            <text:p>0</text:p>
          </table:table-cell>
          <table:table-cell table:formula="of:=[.G28]*100" office:value-type="float" office:value="-217.8091192" calcext:value-type="float">
            <text:p>-217,8091192</text:p>
          </table:table-cell>
          <table:table-cell/>
          <table:table-cell table:formula="of:=[.I28]*0.067" office:value-type="float" office:value="7.6705819392" calcext:value-type="float">
            <text:p>7,6705819392</text:p>
          </table:table-cell>
          <table:table-cell table:formula="of:=[.J28]*0.067" office:value-type="float" office:value="0" calcext:value-type="float">
            <text:p>0</text:p>
          </table:table-cell>
          <table:table-cell table:formula="of:=[.K28]*0.067" office:value-type="float" office:value="-14.5932109864" calcext:value-type="float">
            <text:p>-14,593210986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1.079225141" calcext:value-type="float">
            <text:p>1,079225141</text:p>
          </table:table-cell>
          <table:table-cell office:value-type="float" office:value="0" calcext:value-type="float">
            <text:p>0</text:p>
          </table:table-cell>
          <table:table-cell office:value-type="float" office:value="-1.315396464" calcext:value-type="float">
            <text:p>-1,315396464</text:p>
          </table:table-cell>
          <table:table-cell/>
          <table:table-cell table:formula="of:=[.E29]*100" office:value-type="float" office:value="107.9225141" calcext:value-type="float">
            <text:p>107,9225141</text:p>
          </table:table-cell>
          <table:table-cell table:formula="of:=[.F29]*100" office:value-type="float" office:value="0" calcext:value-type="float">
            <text:p>0</text:p>
          </table:table-cell>
          <table:table-cell table:formula="of:=[.G29]*100" office:value-type="float" office:value="-131.5396464" calcext:value-type="float">
            <text:p>-131,5396464</text:p>
          </table:table-cell>
          <table:table-cell/>
          <table:table-cell table:formula="of:=[.I29]*0.067" office:value-type="float" office:value="7.2308084447" calcext:value-type="float">
            <text:p>7,2308084447</text:p>
          </table:table-cell>
          <table:table-cell table:formula="of:=[.J29]*0.067" office:value-type="float" office:value="0" calcext:value-type="float">
            <text:p>0</text:p>
          </table:table-cell>
          <table:table-cell table:formula="of:=[.K29]*0.067" office:value-type="float" office:value="-8.8131563088" calcext:value-type="float">
            <text:p>-8,813156308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0.132706897" calcext:value-type="float">
            <text:p>0,132706897</text:p>
          </table:table-cell>
          <table:table-cell office:value-type="float" office:value="0" calcext:value-type="float">
            <text:p>0</text:p>
          </table:table-cell>
          <table:table-cell office:value-type="float" office:value="-1.819488819" calcext:value-type="float">
            <text:p>-1,819488819</text:p>
          </table:table-cell>
          <table:table-cell/>
          <table:table-cell table:formula="of:=[.E30]*100" office:value-type="float" office:value="13.2706897" calcext:value-type="float">
            <text:p>13,2706897</text:p>
          </table:table-cell>
          <table:table-cell table:formula="of:=[.F30]*100" office:value-type="float" office:value="0" calcext:value-type="float">
            <text:p>0</text:p>
          </table:table-cell>
          <table:table-cell table:formula="of:=[.G30]*100" office:value-type="float" office:value="-181.9488819" calcext:value-type="float">
            <text:p>-181,9488819</text:p>
          </table:table-cell>
          <table:table-cell/>
          <table:table-cell table:formula="of:=[.I30]*0.067" office:value-type="float" office:value="0.8891362099" calcext:value-type="float">
            <text:p>0,8891362099</text:p>
          </table:table-cell>
          <table:table-cell table:formula="of:=[.J30]*0.067" office:value-type="float" office:value="0" calcext:value-type="float">
            <text:p>0</text:p>
          </table:table-cell>
          <table:table-cell table:formula="of:=[.K30]*0.067" office:value-type="float" office:value="-12.1905750873" calcext:value-type="float">
            <text:p>-12,19057508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6" calcext:value-type="float">
            <text:p>-1,86</text:p>
          </table:table-cell>
          <table:table-cell/>
          <table:table-cell table:formula="of:=[.E31]*100" office:value-type="float" office:value="0" calcext:value-type="float">
            <text:p>0</text:p>
          </table:table-cell>
          <table:table-cell table:formula="of:=[.F31]*100" office:value-type="float" office:value="0" calcext:value-type="float">
            <text:p>0</text:p>
          </table:table-cell>
          <table:table-cell table:formula="of:=[.G31]*100" office:value-type="float" office:value="-186" calcext:value-type="float">
            <text:p>-186</text:p>
          </table:table-cell>
          <table:table-cell/>
          <table:table-cell table:formula="of:=[.I31]*0.067" office:value-type="float" office:value="0" calcext:value-type="float">
            <text:p>0</text:p>
          </table:table-cell>
          <table:table-cell table:formula="of:=[.J31]*0.067" office:value-type="float" office:value="0" calcext:value-type="float">
            <text:p>0</text:p>
          </table:table-cell>
          <table:table-cell table:formula="of:=[.K31]*0.067" office:value-type="float" office:value="-12.462" calcext:value-type="float">
            <text:p>-12,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0" calcext:value-type="float">
            <text:p>0</text:p>
          </table:table-cell>
          <table:table-cell office:value-type="float" office:value="0.103146409" calcext:value-type="float">
            <text:p>0,103146409</text:p>
          </table:table-cell>
          <table:table-cell office:value-type="float" office:value="-2.294735321" calcext:value-type="float">
            <text:p>-2,294735321</text:p>
          </table:table-cell>
          <table:table-cell/>
          <table:table-cell table:formula="of:=[.E32]*100" office:value-type="float" office:value="0" calcext:value-type="float">
            <text:p>0</text:p>
          </table:table-cell>
          <table:table-cell table:formula="of:=[.F32]*100" office:value-type="float" office:value="10.3146409" calcext:value-type="float">
            <text:p>10,3146409</text:p>
          </table:table-cell>
          <table:table-cell table:formula="of:=[.G32]*100" office:value-type="float" office:value="-229.4735321" calcext:value-type="float">
            <text:p>-229,4735321</text:p>
          </table:table-cell>
          <table:table-cell/>
          <table:table-cell table:formula="of:=[.I32]*0.067" office:value-type="float" office:value="0" calcext:value-type="float">
            <text:p>0</text:p>
          </table:table-cell>
          <table:table-cell table:formula="of:=[.J32]*0.067" office:value-type="float" office:value="0.6910809403" calcext:value-type="float">
            <text:p>0,6910809403</text:p>
          </table:table-cell>
          <table:table-cell table:formula="of:=[.K32]*0.067" office:value-type="float" office:value="-15.3747266507" calcext:value-type="float">
            <text:p>-15,374726650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-0.183479271" calcext:value-type="float">
            <text:p>-0,183479271</text:p>
          </table:table-cell>
          <table:table-cell office:value-type="float" office:value="0.082675901" calcext:value-type="float">
            <text:p>0,082675901</text:p>
          </table:table-cell>
          <table:table-cell office:value-type="float" office:value="-2.306534806" calcext:value-type="float">
            <text:p>-2,306534806</text:p>
          </table:table-cell>
          <table:table-cell/>
          <table:table-cell table:formula="of:=[.E33]*100" office:value-type="float" office:value="-18.3479271" calcext:value-type="float">
            <text:p>-18,3479271</text:p>
          </table:table-cell>
          <table:table-cell table:formula="of:=[.F33]*100" office:value-type="float" office:value="8.2675901" calcext:value-type="float">
            <text:p>8,2675901</text:p>
          </table:table-cell>
          <table:table-cell table:formula="of:=[.G33]*100" office:value-type="float" office:value="-230.6534806" calcext:value-type="float">
            <text:p>-230,6534806</text:p>
          </table:table-cell>
          <table:table-cell/>
          <table:table-cell table:formula="of:=[.I33]*0.067" office:value-type="float" office:value="-1.2293111157" calcext:value-type="float">
            <text:p>-1,2293111157</text:p>
          </table:table-cell>
          <table:table-cell table:formula="of:=[.J33]*0.067" office:value-type="float" office:value="0.5539285367" calcext:value-type="float">
            <text:p>0,5539285367</text:p>
          </table:table-cell>
          <table:table-cell table:formula="of:=[.K33]*0.067" office:value-type="float" office:value="-15.4537832002" calcext:value-type="float">
            <text:p>-15,4537832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0.060310172" calcext:value-type="float">
            <text:p>-0,060310172</text:p>
          </table:table-cell>
          <table:table-cell office:value-type="float" office:value="-0.365945547" calcext:value-type="float">
            <text:p>-0,365945547</text:p>
          </table:table-cell>
          <table:table-cell office:value-type="float" office:value="-2.443998409" calcext:value-type="float">
            <text:p>-2,443998409</text:p>
          </table:table-cell>
          <table:table-cell/>
          <table:table-cell table:formula="of:=[.E34]*100" office:value-type="float" office:value="-6.0310172" calcext:value-type="float">
            <text:p>-6,0310172</text:p>
          </table:table-cell>
          <table:table-cell table:formula="of:=[.F34]*100" office:value-type="float" office:value="-36.5945547" calcext:value-type="float">
            <text:p>-36,5945547</text:p>
          </table:table-cell>
          <table:table-cell table:formula="of:=[.G34]*100" office:value-type="float" office:value="-244.3998409" calcext:value-type="float">
            <text:p>-244,3998409</text:p>
          </table:table-cell>
          <table:table-cell/>
          <table:table-cell table:formula="of:=[.I34]*0.067" office:value-type="float" office:value="-0.4040781524" calcext:value-type="float">
            <text:p>-0,4040781524</text:p>
          </table:table-cell>
          <table:table-cell table:formula="of:=[.J34]*0.067" office:value-type="float" office:value="-2.4518351649" calcext:value-type="float">
            <text:p>-2,4518351649</text:p>
          </table:table-cell>
          <table:table-cell table:formula="of:=[.K34]*0.067" office:value-type="float" office:value="-16.3747893403" calcext:value-type="float">
            <text:p>-16,37478934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0.132867799" calcext:value-type="float">
            <text:p>-0,132867799</text:p>
          </table:table-cell>
          <table:table-cell office:value-type="float" office:value="-2.195866126" calcext:value-type="float">
            <text:p>-2,195866126</text:p>
          </table:table-cell>
          <table:table-cell office:value-type="float" office:value="-2.095813705" calcext:value-type="float">
            <text:p>-2,095813705</text:p>
          </table:table-cell>
          <table:table-cell/>
          <table:table-cell table:formula="of:=[.E35]*100" office:value-type="float" office:value="-13.2867799" calcext:value-type="float">
            <text:p>-13,2867799</text:p>
          </table:table-cell>
          <table:table-cell table:formula="of:=[.F35]*100" office:value-type="float" office:value="-219.5866126" calcext:value-type="float">
            <text:p>-219,5866126</text:p>
          </table:table-cell>
          <table:table-cell table:formula="of:=[.G35]*100" office:value-type="float" office:value="-209.5813705" calcext:value-type="float">
            <text:p>-209,5813705</text:p>
          </table:table-cell>
          <table:table-cell/>
          <table:table-cell table:formula="of:=[.I35]*0.067" office:value-type="float" office:value="-0.8902142533" calcext:value-type="float">
            <text:p>-0,8902142533</text:p>
          </table:table-cell>
          <table:table-cell table:formula="of:=[.J35]*0.067" office:value-type="float" office:value="-14.7123030442" calcext:value-type="float">
            <text:p>-14,7123030442</text:p>
          </table:table-cell>
          <table:table-cell table:formula="of:=[.K35]*0.067" office:value-type="float" office:value="-14.0419518235" calcext:value-type="float">
            <text:p>-14,04195182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1.265901216" calcext:value-type="float">
            <text:p>-1,265901216</text:p>
          </table:table-cell>
          <table:table-cell office:value-type="float" office:value="-2.534198128" calcext:value-type="float">
            <text:p>-2,534198128</text:p>
          </table:table-cell>
          <table:table-cell office:value-type="float" office:value="-2.266822166" calcext:value-type="float">
            <text:p>-2,266822166</text:p>
          </table:table-cell>
          <table:table-cell/>
          <table:table-cell table:formula="of:=[.E36]*100" office:value-type="float" office:value="-126.5901216" calcext:value-type="float">
            <text:p>-126,5901216</text:p>
          </table:table-cell>
          <table:table-cell table:formula="of:=[.F36]*100" office:value-type="float" office:value="-253.4198128" calcext:value-type="float">
            <text:p>-253,4198128</text:p>
          </table:table-cell>
          <table:table-cell table:formula="of:=[.G36]*100" office:value-type="float" office:value="-226.6822166" calcext:value-type="float">
            <text:p>-226,6822166</text:p>
          </table:table-cell>
          <table:table-cell/>
          <table:table-cell table:formula="of:=[.I36]*0.067" office:value-type="float" office:value="-8.4815381472" calcext:value-type="float">
            <text:p>-8,4815381472</text:p>
          </table:table-cell>
          <table:table-cell table:formula="of:=[.J36]*0.067" office:value-type="float" office:value="-16.9791274576" calcext:value-type="float">
            <text:p>-16,9791274576</text:p>
          </table:table-cell>
          <table:table-cell table:formula="of:=[.K36]*0.067" office:value-type="float" office:value="-15.1877085122" calcext:value-type="float">
            <text:p>-15,18770851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1.367555635" calcext:value-type="float">
            <text:p>-1,367555635</text:p>
          </table:table-cell>
          <table:table-cell office:value-type="float" office:value="-2.02210005" calcext:value-type="float">
            <text:p>-2,02210005</text:p>
          </table:table-cell>
          <table:table-cell office:value-type="float" office:value="-3.071751415" calcext:value-type="float">
            <text:p>-3,071751415</text:p>
          </table:table-cell>
          <table:table-cell/>
          <table:table-cell table:formula="of:=[.E37]*100" office:value-type="float" office:value="-136.7555635" calcext:value-type="float">
            <text:p>-136,7555635</text:p>
          </table:table-cell>
          <table:table-cell table:formula="of:=[.F37]*100" office:value-type="float" office:value="-202.210005" calcext:value-type="float">
            <text:p>-202,210005</text:p>
          </table:table-cell>
          <table:table-cell table:formula="of:=[.G37]*100" office:value-type="float" office:value="-307.1751415" calcext:value-type="float">
            <text:p>-307,1751415</text:p>
          </table:table-cell>
          <table:table-cell/>
          <table:table-cell table:formula="of:=[.I37]*0.067" office:value-type="float" office:value="-9.1626227545" calcext:value-type="float">
            <text:p>-9,1626227545</text:p>
          </table:table-cell>
          <table:table-cell table:formula="of:=[.J37]*0.067" office:value-type="float" office:value="-13.548070335" calcext:value-type="float">
            <text:p>-13,548070335</text:p>
          </table:table-cell>
          <table:table-cell table:formula="of:=[.K37]*0.067" office:value-type="float" office:value="-20.5807344805" calcext:value-type="float">
            <text:p>-20,58073448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0.727726003" calcext:value-type="float">
            <text:p>-0,727726003</text:p>
          </table:table-cell>
          <table:table-cell office:value-type="float" office:value="-1.925420039" calcext:value-type="float">
            <text:p>-1,925420039</text:p>
          </table:table-cell>
          <table:table-cell office:value-type="float" office:value="-2.863107821" calcext:value-type="float">
            <text:p>-2,863107821</text:p>
          </table:table-cell>
          <table:table-cell/>
          <table:table-cell table:formula="of:=[.E38]*100" office:value-type="float" office:value="-72.7726003" calcext:value-type="float">
            <text:p>-72,7726003</text:p>
          </table:table-cell>
          <table:table-cell table:formula="of:=[.F38]*100" office:value-type="float" office:value="-192.5420039" calcext:value-type="float">
            <text:p>-192,5420039</text:p>
          </table:table-cell>
          <table:table-cell table:formula="of:=[.G38]*100" office:value-type="float" office:value="-286.3107821" calcext:value-type="float">
            <text:p>-286,3107821</text:p>
          </table:table-cell>
          <table:table-cell/>
          <table:table-cell table:formula="of:=[.I38]*0.067" office:value-type="float" office:value="-4.8757642201" calcext:value-type="float">
            <text:p>-4,8757642201</text:p>
          </table:table-cell>
          <table:table-cell table:formula="of:=[.J38]*0.067" office:value-type="float" office:value="-12.9003142613" calcext:value-type="float">
            <text:p>-12,9003142613</text:p>
          </table:table-cell>
          <table:table-cell table:formula="of:=[.K38]*0.067" office:value-type="float" office:value="-19.1828224007" calcext:value-type="float">
            <text:p>-19,18282240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1.243792831" calcext:value-type="float">
            <text:p>-1,243792831</text:p>
          </table:table-cell>
          <table:table-cell office:value-type="float" office:value="-2.112494673" calcext:value-type="float">
            <text:p>-2,112494673</text:p>
          </table:table-cell>
          <table:table-cell office:value-type="float" office:value="-2.895588331" calcext:value-type="float">
            <text:p>-2,895588331</text:p>
          </table:table-cell>
          <table:table-cell/>
          <table:table-cell table:formula="of:=[.E39]*100" office:value-type="float" office:value="-124.3792831" calcext:value-type="float">
            <text:p>-124,3792831</text:p>
          </table:table-cell>
          <table:table-cell table:formula="of:=[.F39]*100" office:value-type="float" office:value="-211.2494673" calcext:value-type="float">
            <text:p>-211,2494673</text:p>
          </table:table-cell>
          <table:table-cell table:formula="of:=[.G39]*100" office:value-type="float" office:value="-289.5588331" calcext:value-type="float">
            <text:p>-289,5588331</text:p>
          </table:table-cell>
          <table:table-cell/>
          <table:table-cell table:formula="of:=[.I39]*0.067" office:value-type="float" office:value="-8.3334119677" calcext:value-type="float">
            <text:p>-8,3334119677</text:p>
          </table:table-cell>
          <table:table-cell table:formula="of:=[.J39]*0.067" office:value-type="float" office:value="-14.1537143091" calcext:value-type="float">
            <text:p>-14,1537143091</text:p>
          </table:table-cell>
          <table:table-cell table:formula="of:=[.K39]*0.067" office:value-type="float" office:value="-19.4004418177" calcext:value-type="float">
            <text:p>-19,40044181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1.311497844" calcext:value-type="float">
            <text:p>-1,311497844</text:p>
          </table:table-cell>
          <table:table-cell office:value-type="float" office:value="-2.321073845" calcext:value-type="float">
            <text:p>-2,321073845</text:p>
          </table:table-cell>
          <table:table-cell office:value-type="float" office:value="-3.27842333" calcext:value-type="float">
            <text:p>-3,27842333</text:p>
          </table:table-cell>
          <table:table-cell/>
          <table:table-cell table:formula="of:=[.E40]*100" office:value-type="float" office:value="-131.1497844" calcext:value-type="float">
            <text:p>-131,1497844</text:p>
          </table:table-cell>
          <table:table-cell table:formula="of:=[.F40]*100" office:value-type="float" office:value="-232.1073845" calcext:value-type="float">
            <text:p>-232,1073845</text:p>
          </table:table-cell>
          <table:table-cell table:formula="of:=[.G40]*100" office:value-type="float" office:value="-327.842333" calcext:value-type="float">
            <text:p>-327,842333</text:p>
          </table:table-cell>
          <table:table-cell/>
          <table:table-cell table:formula="of:=[.I40]*0.067" office:value-type="float" office:value="-8.7870355548" calcext:value-type="float">
            <text:p>-8,7870355548</text:p>
          </table:table-cell>
          <table:table-cell table:formula="of:=[.J40]*0.067" office:value-type="float" office:value="-15.5511947615" calcext:value-type="float">
            <text:p>-15,5511947615</text:p>
          </table:table-cell>
          <table:table-cell table:formula="of:=[.K40]*0.067" office:value-type="float" office:value="-21.965436311" calcext:value-type="float">
            <text:p>-21,9654363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0.903916288" calcext:value-type="float">
            <text:p>-0,903916288</text:p>
          </table:table-cell>
          <table:table-cell office:value-type="float" office:value="-2.769355437" calcext:value-type="float">
            <text:p>-2,769355437</text:p>
          </table:table-cell>
          <table:table-cell office:value-type="float" office:value="-3.484126041" calcext:value-type="float">
            <text:p>-3,484126041</text:p>
          </table:table-cell>
          <table:table-cell/>
          <table:table-cell table:formula="of:=[.E41]*100" office:value-type="float" office:value="-90.3916288" calcext:value-type="float">
            <text:p>-90,3916288</text:p>
          </table:table-cell>
          <table:table-cell table:formula="of:=[.F41]*100" office:value-type="float" office:value="-276.9355437" calcext:value-type="float">
            <text:p>-276,9355437</text:p>
          </table:table-cell>
          <table:table-cell table:formula="of:=[.G41]*100" office:value-type="float" office:value="-348.4126041" calcext:value-type="float">
            <text:p>-348,4126041</text:p>
          </table:table-cell>
          <table:table-cell/>
          <table:table-cell table:formula="of:=[.I41]*0.067" office:value-type="float" office:value="-6.0562391296" calcext:value-type="float">
            <text:p>-6,0562391296</text:p>
          </table:table-cell>
          <table:table-cell table:formula="of:=[.J41]*0.067" office:value-type="float" office:value="-18.5546814279" calcext:value-type="float">
            <text:p>-18,5546814279</text:p>
          </table:table-cell>
          <table:table-cell table:formula="of:=[.K41]*0.067" office:value-type="float" office:value="-23.3436444747" calcext:value-type="float">
            <text:p>-23,34364447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1.116378671" calcext:value-type="float">
            <text:p>-1,116378671</text:p>
          </table:table-cell>
          <table:table-cell office:value-type="float" office:value="-3.51500394" calcext:value-type="float">
            <text:p>-3,51500394</text:p>
          </table:table-cell>
          <table:table-cell office:value-type="float" office:value="-3.745179236" calcext:value-type="float">
            <text:p>-3,745179236</text:p>
          </table:table-cell>
          <table:table-cell/>
          <table:table-cell table:formula="of:=[.E42]*100" office:value-type="float" office:value="-111.6378671" calcext:value-type="float">
            <text:p>-111,6378671</text:p>
          </table:table-cell>
          <table:table-cell table:formula="of:=[.F42]*100" office:value-type="float" office:value="-351.500394" calcext:value-type="float">
            <text:p>-351,500394</text:p>
          </table:table-cell>
          <table:table-cell table:formula="of:=[.G42]*100" office:value-type="float" office:value="-374.5179236" calcext:value-type="float">
            <text:p>-374,5179236</text:p>
          </table:table-cell>
          <table:table-cell/>
          <table:table-cell table:formula="of:=[.I42]*0.067" office:value-type="float" office:value="-7.4797370957" calcext:value-type="float">
            <text:p>-7,4797370957</text:p>
          </table:table-cell>
          <table:table-cell table:formula="of:=[.J42]*0.067" office:value-type="float" office:value="-23.550526398" calcext:value-type="float">
            <text:p>-23,550526398</text:p>
          </table:table-cell>
          <table:table-cell table:formula="of:=[.K42]*0.067" office:value-type="float" office:value="-25.0927008812" calcext:value-type="float">
            <text:p>-25,09270088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1.030956398" calcext:value-type="float">
            <text:p>-1,030956398</text:p>
          </table:table-cell>
          <table:table-cell office:value-type="float" office:value="-3.501803963" calcext:value-type="float">
            <text:p>-3,501803963</text:p>
          </table:table-cell>
          <table:table-cell office:value-type="float" office:value="-4.098230389" calcext:value-type="float">
            <text:p>-4,098230389</text:p>
          </table:table-cell>
          <table:table-cell/>
          <table:table-cell table:formula="of:=[.E43]*100" office:value-type="float" office:value="-103.0956398" calcext:value-type="float">
            <text:p>-103,0956398</text:p>
          </table:table-cell>
          <table:table-cell table:formula="of:=[.F43]*100" office:value-type="float" office:value="-350.1803963" calcext:value-type="float">
            <text:p>-350,1803963</text:p>
          </table:table-cell>
          <table:table-cell table:formula="of:=[.G43]*100" office:value-type="float" office:value="-409.8230389" calcext:value-type="float">
            <text:p>-409,8230389</text:p>
          </table:table-cell>
          <table:table-cell/>
          <table:table-cell table:formula="of:=[.I43]*0.067" office:value-type="float" office:value="-6.9074078666" calcext:value-type="float">
            <text:p>-6,9074078666</text:p>
          </table:table-cell>
          <table:table-cell table:formula="of:=[.J43]*0.067" office:value-type="float" office:value="-23.4620865521" calcext:value-type="float">
            <text:p>-23,4620865521</text:p>
          </table:table-cell>
          <table:table-cell table:formula="of:=[.K43]*0.067" office:value-type="float" office:value="-27.4581436063" calcext:value-type="float">
            <text:p>-27,45814360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0.651361787" calcext:value-type="float">
            <text:p>-0,651361787</text:p>
          </table:table-cell>
          <table:table-cell office:value-type="float" office:value="-3.542765558" calcext:value-type="float">
            <text:p>-3,542765558</text:p>
          </table:table-cell>
          <table:table-cell office:value-type="float" office:value="-4.283279121" calcext:value-type="float">
            <text:p>-4,283279121</text:p>
          </table:table-cell>
          <table:table-cell/>
          <table:table-cell table:formula="of:=[.E44]*100" office:value-type="float" office:value="-65.1361787" calcext:value-type="float">
            <text:p>-65,1361787</text:p>
          </table:table-cell>
          <table:table-cell table:formula="of:=[.F44]*100" office:value-type="float" office:value="-354.2765558" calcext:value-type="float">
            <text:p>-354,2765558</text:p>
          </table:table-cell>
          <table:table-cell table:formula="of:=[.G44]*100" office:value-type="float" office:value="-428.3279121" calcext:value-type="float">
            <text:p>-428,3279121</text:p>
          </table:table-cell>
          <table:table-cell/>
          <table:table-cell table:formula="of:=[.I44]*0.067" office:value-type="float" office:value="-4.3641239729" calcext:value-type="float">
            <text:p>-4,3641239729</text:p>
          </table:table-cell>
          <table:table-cell table:formula="of:=[.J44]*0.067" office:value-type="float" office:value="-23.7365292386" calcext:value-type="float">
            <text:p>-23,7365292386</text:p>
          </table:table-cell>
          <table:table-cell table:formula="of:=[.K44]*0.067" office:value-type="float" office:value="-28.6979701107" calcext:value-type="float">
            <text:p>-28,69797011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0.641364501" calcext:value-type="float">
            <text:p>-0,641364501</text:p>
          </table:table-cell>
          <table:table-cell office:value-type="float" office:value="-3.796431857" calcext:value-type="float">
            <text:p>-3,796431857</text:p>
          </table:table-cell>
          <table:table-cell office:value-type="float" office:value="-4.451040718" calcext:value-type="float">
            <text:p>-4,451040718</text:p>
          </table:table-cell>
          <table:table-cell/>
          <table:table-cell table:formula="of:=[.E45]*100" office:value-type="float" office:value="-64.1364501" calcext:value-type="float">
            <text:p>-64,1364501</text:p>
          </table:table-cell>
          <table:table-cell table:formula="of:=[.F45]*100" office:value-type="float" office:value="-379.6431857" calcext:value-type="float">
            <text:p>-379,6431857</text:p>
          </table:table-cell>
          <table:table-cell table:formula="of:=[.G45]*100" office:value-type="float" office:value="-445.1040718" calcext:value-type="float">
            <text:p>-445,1040718</text:p>
          </table:table-cell>
          <table:table-cell/>
          <table:table-cell table:formula="of:=[.I45]*0.067" office:value-type="float" office:value="-4.2971421567" calcext:value-type="float">
            <text:p>-4,2971421567</text:p>
          </table:table-cell>
          <table:table-cell table:formula="of:=[.J45]*0.067" office:value-type="float" office:value="-25.4360934419" calcext:value-type="float">
            <text:p>-25,4360934419</text:p>
          </table:table-cell>
          <table:table-cell table:formula="of:=[.K45]*0.067" office:value-type="float" office:value="-29.8219728106" calcext:value-type="float">
            <text:p>-29,82197281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0.523237314" calcext:value-type="float">
            <text:p>-0,523237314</text:p>
          </table:table-cell>
          <table:table-cell office:value-type="float" office:value="-3.701555354" calcext:value-type="float">
            <text:p>-3,701555354</text:p>
          </table:table-cell>
          <table:table-cell office:value-type="float" office:value="-4.665802425" calcext:value-type="float">
            <text:p>-4,665802425</text:p>
          </table:table-cell>
          <table:table-cell/>
          <table:table-cell table:formula="of:=[.E46]*100" office:value-type="float" office:value="-52.3237314" calcext:value-type="float">
            <text:p>-52,3237314</text:p>
          </table:table-cell>
          <table:table-cell table:formula="of:=[.F46]*100" office:value-type="float" office:value="-370.1555354" calcext:value-type="float">
            <text:p>-370,1555354</text:p>
          </table:table-cell>
          <table:table-cell table:formula="of:=[.G46]*100" office:value-type="float" office:value="-466.5802425" calcext:value-type="float">
            <text:p>-466,5802425</text:p>
          </table:table-cell>
          <table:table-cell/>
          <table:table-cell table:formula="of:=[.I46]*0.067" office:value-type="float" office:value="-3.5056900038" calcext:value-type="float">
            <text:p>-3,5056900038</text:p>
          </table:table-cell>
          <table:table-cell table:formula="of:=[.J46]*0.067" office:value-type="float" office:value="-24.8004208718" calcext:value-type="float">
            <text:p>-24,8004208718</text:p>
          </table:table-cell>
          <table:table-cell table:formula="of:=[.K46]*0.067" office:value-type="float" office:value="-31.2608762475" calcext:value-type="float">
            <text:p>-31,26087624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0.171014096" calcext:value-type="float">
            <text:p>-0,171014096</text:p>
          </table:table-cell>
          <table:table-cell office:value-type="float" office:value="-3.476977698" calcext:value-type="float">
            <text:p>-3,476977698</text:p>
          </table:table-cell>
          <table:table-cell office:value-type="float" office:value="-4.762373097" calcext:value-type="float">
            <text:p>-4,762373097</text:p>
          </table:table-cell>
          <table:table-cell/>
          <table:table-cell table:formula="of:=[.E47]*100" office:value-type="float" office:value="-17.1014096" calcext:value-type="float">
            <text:p>-17,1014096</text:p>
          </table:table-cell>
          <table:table-cell table:formula="of:=[.F47]*100" office:value-type="float" office:value="-347.6977698" calcext:value-type="float">
            <text:p>-347,6977698</text:p>
          </table:table-cell>
          <table:table-cell table:formula="of:=[.G47]*100" office:value-type="float" office:value="-476.2373097" calcext:value-type="float">
            <text:p>-476,2373097</text:p>
          </table:table-cell>
          <table:table-cell/>
          <table:table-cell table:formula="of:=[.I47]*0.067" office:value-type="float" office:value="-1.1457944432" calcext:value-type="float">
            <text:p>-1,1457944432</text:p>
          </table:table-cell>
          <table:table-cell table:formula="of:=[.J47]*0.067" office:value-type="float" office:value="-23.2957505766" calcext:value-type="float">
            <text:p>-23,2957505766</text:p>
          </table:table-cell>
          <table:table-cell table:formula="of:=[.K47]*0.067" office:value-type="float" office:value="-31.9078997499" calcext:value-type="float">
            <text:p>-31,907899749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0.054756268" calcext:value-type="float">
            <text:p>0,054756268</text:p>
          </table:table-cell>
          <table:table-cell office:value-type="float" office:value="-3.220356355" calcext:value-type="float">
            <text:p>-3,220356355</text:p>
          </table:table-cell>
          <table:table-cell office:value-type="float" office:value="-4.771930593" calcext:value-type="float">
            <text:p>-4,771930593</text:p>
          </table:table-cell>
          <table:table-cell/>
          <table:table-cell table:formula="of:=[.E48]*100" office:value-type="float" office:value="5.4756268" calcext:value-type="float">
            <text:p>5,4756268</text:p>
          </table:table-cell>
          <table:table-cell table:formula="of:=[.F48]*100" office:value-type="float" office:value="-322.0356355" calcext:value-type="float">
            <text:p>-322,0356355</text:p>
          </table:table-cell>
          <table:table-cell table:formula="of:=[.G48]*100" office:value-type="float" office:value="-477.1930593" calcext:value-type="float">
            <text:p>-477,1930593</text:p>
          </table:table-cell>
          <table:table-cell/>
          <table:table-cell table:formula="of:=[.I48]*0.067" office:value-type="float" office:value="0.3668669956" calcext:value-type="float">
            <text:p>0,3668669956</text:p>
          </table:table-cell>
          <table:table-cell table:formula="of:=[.J48]*0.067" office:value-type="float" office:value="-21.5763875785" calcext:value-type="float">
            <text:p>-21,5763875785</text:p>
          </table:table-cell>
          <table:table-cell table:formula="of:=[.K48]*0.067" office:value-type="float" office:value="-31.9719349731" calcext:value-type="float">
            <text:p>-31,971934973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0.279380145" calcext:value-type="float">
            <text:p>0,279380145</text:p>
          </table:table-cell>
          <table:table-cell office:value-type="float" office:value="-3.063603761" calcext:value-type="float">
            <text:p>-3,063603761</text:p>
          </table:table-cell>
          <table:table-cell office:value-type="float" office:value="-4.750888571" calcext:value-type="float">
            <text:p>-4,750888571</text:p>
          </table:table-cell>
          <table:table-cell/>
          <table:table-cell table:formula="of:=[.E49]*100" office:value-type="float" office:value="27.9380145" calcext:value-type="float">
            <text:p>27,9380145</text:p>
          </table:table-cell>
          <table:table-cell table:formula="of:=[.F49]*100" office:value-type="float" office:value="-306.3603761" calcext:value-type="float">
            <text:p>-306,3603761</text:p>
          </table:table-cell>
          <table:table-cell table:formula="of:=[.G49]*100" office:value-type="float" office:value="-475.0888571" calcext:value-type="float">
            <text:p>-475,0888571</text:p>
          </table:table-cell>
          <table:table-cell/>
          <table:table-cell table:formula="of:=[.I49]*0.067" office:value-type="float" office:value="1.8718469715" calcext:value-type="float">
            <text:p>1,8718469715</text:p>
          </table:table-cell>
          <table:table-cell table:formula="of:=[.J49]*0.067" office:value-type="float" office:value="-20.5261451987" calcext:value-type="float">
            <text:p>-20,5261451987</text:p>
          </table:table-cell>
          <table:table-cell table:formula="of:=[.K49]*0.067" office:value-type="float" office:value="-31.8309534257" calcext:value-type="float">
            <text:p>-31,83095342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0.654632354" calcext:value-type="float">
            <text:p>0,654632354</text:p>
          </table:table-cell>
          <table:table-cell office:value-type="float" office:value="-2.842386601" calcext:value-type="float">
            <text:p>-2,842386601</text:p>
          </table:table-cell>
          <table:table-cell office:value-type="float" office:value="-4.577899121" calcext:value-type="float">
            <text:p>-4,577899121</text:p>
          </table:table-cell>
          <table:table-cell/>
          <table:table-cell table:formula="of:=[.E50]*100" office:value-type="float" office:value="65.4632354" calcext:value-type="float">
            <text:p>65,4632354</text:p>
          </table:table-cell>
          <table:table-cell table:formula="of:=[.F50]*100" office:value-type="float" office:value="-284.2386601" calcext:value-type="float">
            <text:p>-284,2386601</text:p>
          </table:table-cell>
          <table:table-cell table:formula="of:=[.G50]*100" office:value-type="float" office:value="-457.7899121" calcext:value-type="float">
            <text:p>-457,7899121</text:p>
          </table:table-cell>
          <table:table-cell/>
          <table:table-cell table:formula="of:=[.I50]*0.067" office:value-type="float" office:value="4.3860367718" calcext:value-type="float">
            <text:p>4,3860367718</text:p>
          </table:table-cell>
          <table:table-cell table:formula="of:=[.J50]*0.067" office:value-type="float" office:value="-19.0439902267" calcext:value-type="float">
            <text:p>-19,0439902267</text:p>
          </table:table-cell>
          <table:table-cell table:formula="of:=[.K50]*0.067" office:value-type="float" office:value="-30.6719241107" calcext:value-type="float">
            <text:p>-30,67192411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0.73978087" calcext:value-type="float">
            <text:p>0,73978087</text:p>
          </table:table-cell>
          <table:table-cell office:value-type="float" office:value="-2.530500032" calcext:value-type="float">
            <text:p>-2,530500032</text:p>
          </table:table-cell>
          <table:table-cell office:value-type="float" office:value="-4.262675441" calcext:value-type="float">
            <text:p>-4,262675441</text:p>
          </table:table-cell>
          <table:table-cell/>
          <table:table-cell table:formula="of:=[.E51]*100" office:value-type="float" office:value="73.978087" calcext:value-type="float">
            <text:p>73,978087</text:p>
          </table:table-cell>
          <table:table-cell table:formula="of:=[.F51]*100" office:value-type="float" office:value="-253.0500032" calcext:value-type="float">
            <text:p>-253,0500032</text:p>
          </table:table-cell>
          <table:table-cell table:formula="of:=[.G51]*100" office:value-type="float" office:value="-426.2675441" calcext:value-type="float">
            <text:p>-426,2675441</text:p>
          </table:table-cell>
          <table:table-cell/>
          <table:table-cell table:formula="of:=[.I51]*0.067" office:value-type="float" office:value="4.956531829" calcext:value-type="float">
            <text:p>4,956531829</text:p>
          </table:table-cell>
          <table:table-cell table:formula="of:=[.J51]*0.067" office:value-type="float" office:value="-16.9543502144" calcext:value-type="float">
            <text:p>-16,9543502144</text:p>
          </table:table-cell>
          <table:table-cell table:formula="of:=[.K51]*0.067" office:value-type="float" office:value="-28.5599254547" calcext:value-type="float">
            <text:p>-28,55992545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0.693789077" calcext:value-type="float">
            <text:p>0,693789077</text:p>
          </table:table-cell>
          <table:table-cell office:value-type="float" office:value="-2.568563578" calcext:value-type="float">
            <text:p>-2,568563578</text:p>
          </table:table-cell>
          <table:table-cell office:value-type="float" office:value="-4.195251761" calcext:value-type="float">
            <text:p>-4,195251761</text:p>
          </table:table-cell>
          <table:table-cell/>
          <table:table-cell table:formula="of:=[.E52]*100" office:value-type="float" office:value="69.3789077" calcext:value-type="float">
            <text:p>69,3789077</text:p>
          </table:table-cell>
          <table:table-cell table:formula="of:=[.F52]*100" office:value-type="float" office:value="-256.8563578" calcext:value-type="float">
            <text:p>-256,8563578</text:p>
          </table:table-cell>
          <table:table-cell table:formula="of:=[.G52]*100" office:value-type="float" office:value="-419.5251761" calcext:value-type="float">
            <text:p>-419,5251761</text:p>
          </table:table-cell>
          <table:table-cell/>
          <table:table-cell table:formula="of:=[.I52]*0.067" office:value-type="float" office:value="4.6483868159" calcext:value-type="float">
            <text:p>4,6483868159</text:p>
          </table:table-cell>
          <table:table-cell table:formula="of:=[.J52]*0.067" office:value-type="float" office:value="-17.2093759726" calcext:value-type="float">
            <text:p>-17,2093759726</text:p>
          </table:table-cell>
          <table:table-cell table:formula="of:=[.K52]*0.067" office:value-type="float" office:value="-28.1081867987" calcext:value-type="float">
            <text:p>-28,108186798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.14539438" calcext:value-type="float">
            <text:p>1,14539438</text:p>
          </table:table-cell>
          <table:table-cell office:value-type="float" office:value="-2.593645678" calcext:value-type="float">
            <text:p>-2,593645678</text:p>
          </table:table-cell>
          <table:table-cell office:value-type="float" office:value="-3.94985267" calcext:value-type="float">
            <text:p>-3,94985267</text:p>
          </table:table-cell>
          <table:table-cell/>
          <table:table-cell table:formula="of:=[.E53]*100" office:value-type="float" office:value="114.539438" calcext:value-type="float">
            <text:p>114,539438</text:p>
          </table:table-cell>
          <table:table-cell table:formula="of:=[.F53]*100" office:value-type="float" office:value="-259.3645678" calcext:value-type="float">
            <text:p>-259,3645678</text:p>
          </table:table-cell>
          <table:table-cell table:formula="of:=[.G53]*100" office:value-type="float" office:value="-394.985267" calcext:value-type="float">
            <text:p>-394,985267</text:p>
          </table:table-cell>
          <table:table-cell/>
          <table:table-cell table:formula="of:=[.I53]*0.067" office:value-type="float" office:value="7.674142346" calcext:value-type="float">
            <text:p>7,674142346</text:p>
          </table:table-cell>
          <table:table-cell table:formula="of:=[.J53]*0.067" office:value-type="float" office:value="-17.3774260426" calcext:value-type="float">
            <text:p>-17,3774260426</text:p>
          </table:table-cell>
          <table:table-cell table:formula="of:=[.K53]*0.067" office:value-type="float" office:value="-26.464012889" calcext:value-type="float">
            <text:p>-26,46401288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.16855421" calcext:value-type="float">
            <text:p>1,16855421</text:p>
          </table:table-cell>
          <table:table-cell office:value-type="float" office:value="-2.612208948" calcext:value-type="float">
            <text:p>-2,612208948</text:p>
          </table:table-cell>
          <table:table-cell office:value-type="float" office:value="-3.384995639" calcext:value-type="float">
            <text:p>-3,384995639</text:p>
          </table:table-cell>
          <table:table-cell/>
          <table:table-cell table:formula="of:=[.E54]*100" office:value-type="float" office:value="116.855421" calcext:value-type="float">
            <text:p>116,855421</text:p>
          </table:table-cell>
          <table:table-cell table:formula="of:=[.F54]*100" office:value-type="float" office:value="-261.2208948" calcext:value-type="float">
            <text:p>-261,2208948</text:p>
          </table:table-cell>
          <table:table-cell table:formula="of:=[.G54]*100" office:value-type="float" office:value="-338.4995639" calcext:value-type="float">
            <text:p>-338,4995639</text:p>
          </table:table-cell>
          <table:table-cell/>
          <table:table-cell table:formula="of:=[.I54]*0.067" office:value-type="float" office:value="7.829313207" calcext:value-type="float">
            <text:p>7,829313207</text:p>
          </table:table-cell>
          <table:table-cell table:formula="of:=[.J54]*0.067" office:value-type="float" office:value="-17.5017999516" calcext:value-type="float">
            <text:p>-17,5017999516</text:p>
          </table:table-cell>
          <table:table-cell table:formula="of:=[.K54]*0.067" office:value-type="float" office:value="-22.6794707813" calcext:value-type="float">
            <text:p>-22,679470781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0.894315157" calcext:value-type="float">
            <text:p>0,894315157</text:p>
          </table:table-cell>
          <table:table-cell office:value-type="float" office:value="-2.200220292" calcext:value-type="float">
            <text:p>-2,200220292</text:p>
          </table:table-cell>
          <table:table-cell office:value-type="float" office:value="-3.396345776" calcext:value-type="float">
            <text:p>-3,396345776</text:p>
          </table:table-cell>
          <table:table-cell/>
          <table:table-cell table:formula="of:=[.E55]*100" office:value-type="float" office:value="89.4315157" calcext:value-type="float">
            <text:p>89,4315157</text:p>
          </table:table-cell>
          <table:table-cell table:formula="of:=[.F55]*100" office:value-type="float" office:value="-220.0220292" calcext:value-type="float">
            <text:p>-220,0220292</text:p>
          </table:table-cell>
          <table:table-cell table:formula="of:=[.G55]*100" office:value-type="float" office:value="-339.6345776" calcext:value-type="float">
            <text:p>-339,6345776</text:p>
          </table:table-cell>
          <table:table-cell/>
          <table:table-cell table:formula="of:=[.I55]*0.067" office:value-type="float" office:value="5.9919115519" calcext:value-type="float">
            <text:p>5,9919115519</text:p>
          </table:table-cell>
          <table:table-cell table:formula="of:=[.J55]*0.067" office:value-type="float" office:value="-14.7414759564" calcext:value-type="float">
            <text:p>-14,7414759564</text:p>
          </table:table-cell>
          <table:table-cell table:formula="of:=[.K55]*0.067" office:value-type="float" office:value="-22.7555166992" calcext:value-type="float">
            <text:p>-22,755516699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.437892325" calcext:value-type="float">
            <text:p>1,437892325</text:p>
          </table:table-cell>
          <table:table-cell office:value-type="float" office:value="-1.103487671" calcext:value-type="float">
            <text:p>-1,103487671</text:p>
          </table:table-cell>
          <table:table-cell office:value-type="float" office:value="-3.234633942" calcext:value-type="float">
            <text:p>-3,234633942</text:p>
          </table:table-cell>
          <table:table-cell/>
          <table:table-cell table:formula="of:=[.E56]*100" office:value-type="float" office:value="143.7892325" calcext:value-type="float">
            <text:p>143,7892325</text:p>
          </table:table-cell>
          <table:table-cell table:formula="of:=[.F56]*100" office:value-type="float" office:value="-110.3487671" calcext:value-type="float">
            <text:p>-110,3487671</text:p>
          </table:table-cell>
          <table:table-cell table:formula="of:=[.G56]*100" office:value-type="float" office:value="-323.4633942" calcext:value-type="float">
            <text:p>-323,4633942</text:p>
          </table:table-cell>
          <table:table-cell/>
          <table:table-cell table:formula="of:=[.I56]*0.067" office:value-type="float" office:value="9.6338785775" calcext:value-type="float">
            <text:p>9,6338785775</text:p>
          </table:table-cell>
          <table:table-cell table:formula="of:=[.J56]*0.067" office:value-type="float" office:value="-7.3933673957" calcext:value-type="float">
            <text:p>-7,3933673957</text:p>
          </table:table-cell>
          <table:table-cell table:formula="of:=[.K56]*0.067" office:value-type="float" office:value="-21.6720474114" calcext:value-type="float">
            <text:p>-21,672047411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.282727988" calcext:value-type="float">
            <text:p>1,282727988</text:p>
          </table:table-cell>
          <table:table-cell office:value-type="float" office:value="-1.20842365" calcext:value-type="float">
            <text:p>-1,20842365</text:p>
          </table:table-cell>
          <table:table-cell office:value-type="float" office:value="-2.787688821" calcext:value-type="float">
            <text:p>-2,787688821</text:p>
          </table:table-cell>
          <table:table-cell/>
          <table:table-cell table:formula="of:=[.E57]*100" office:value-type="float" office:value="128.2727988" calcext:value-type="float">
            <text:p>128,2727988</text:p>
          </table:table-cell>
          <table:table-cell table:formula="of:=[.F57]*100" office:value-type="float" office:value="-120.842365" calcext:value-type="float">
            <text:p>-120,842365</text:p>
          </table:table-cell>
          <table:table-cell table:formula="of:=[.G57]*100" office:value-type="float" office:value="-278.7688821" calcext:value-type="float">
            <text:p>-278,7688821</text:p>
          </table:table-cell>
          <table:table-cell/>
          <table:table-cell table:formula="of:=[.I57]*0.067" office:value-type="float" office:value="8.5942775196" calcext:value-type="float">
            <text:p>8,5942775196</text:p>
          </table:table-cell>
          <table:table-cell table:formula="of:=[.J57]*0.067" office:value-type="float" office:value="-8.096438455" calcext:value-type="float">
            <text:p>-8,096438455</text:p>
          </table:table-cell>
          <table:table-cell table:formula="of:=[.K57]*0.067" office:value-type="float" office:value="-18.6775151007" calcext:value-type="float">
            <text:p>-18,677515100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0.648757105" calcext:value-type="float">
            <text:p>0,648757105</text:p>
          </table:table-cell>
          <table:table-cell office:value-type="float" office:value="-1.128176863" calcext:value-type="float">
            <text:p>-1,128176863</text:p>
          </table:table-cell>
          <table:table-cell office:value-type="float" office:value="-2.662745115" calcext:value-type="float">
            <text:p>-2,662745115</text:p>
          </table:table-cell>
          <table:table-cell/>
          <table:table-cell table:formula="of:=[.E58]*100" office:value-type="float" office:value="64.8757105" calcext:value-type="float">
            <text:p>64,8757105</text:p>
          </table:table-cell>
          <table:table-cell table:formula="of:=[.F58]*100" office:value-type="float" office:value="-112.8176863" calcext:value-type="float">
            <text:p>-112,8176863</text:p>
          </table:table-cell>
          <table:table-cell table:formula="of:=[.G58]*100" office:value-type="float" office:value="-266.2745115" calcext:value-type="float">
            <text:p>-266,2745115</text:p>
          </table:table-cell>
          <table:table-cell/>
          <table:table-cell table:formula="of:=[.I58]*0.067" office:value-type="float" office:value="4.3466726035" calcext:value-type="float">
            <text:p>4,3466726035</text:p>
          </table:table-cell>
          <table:table-cell table:formula="of:=[.J58]*0.067" office:value-type="float" office:value="-7.5587849821" calcext:value-type="float">
            <text:p>-7,5587849821</text:p>
          </table:table-cell>
          <table:table-cell table:formula="of:=[.K58]*0.067" office:value-type="float" office:value="-17.8403922705" calcext:value-type="float">
            <text:p>-17,840392270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.499228724" calcext:value-type="float">
            <text:p>1,499228724</text:p>
          </table:table-cell>
          <table:table-cell office:value-type="float" office:value="-0.348477653" calcext:value-type="float">
            <text:p>-0,348477653</text:p>
          </table:table-cell>
          <table:table-cell office:value-type="float" office:value="-2.469920942" calcext:value-type="float">
            <text:p>-2,469920942</text:p>
          </table:table-cell>
          <table:table-cell/>
          <table:table-cell table:formula="of:=[.E59]*100" office:value-type="float" office:value="149.9228724" calcext:value-type="float">
            <text:p>149,9228724</text:p>
          </table:table-cell>
          <table:table-cell table:formula="of:=[.F59]*100" office:value-type="float" office:value="-34.8477653" calcext:value-type="float">
            <text:p>-34,8477653</text:p>
          </table:table-cell>
          <table:table-cell table:formula="of:=[.G59]*100" office:value-type="float" office:value="-246.9920942" calcext:value-type="float">
            <text:p>-246,9920942</text:p>
          </table:table-cell>
          <table:table-cell/>
          <table:table-cell table:formula="of:=[.I59]*0.067" office:value-type="float" office:value="10.0448324508" calcext:value-type="float">
            <text:p>10,0448324508</text:p>
          </table:table-cell>
          <table:table-cell table:formula="of:=[.J59]*0.067" office:value-type="float" office:value="-2.3348002751" calcext:value-type="float">
            <text:p>-2,3348002751</text:p>
          </table:table-cell>
          <table:table-cell table:formula="of:=[.K59]*0.067" office:value-type="float" office:value="-16.5484703114" calcext:value-type="float">
            <text:p>-16,54847031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1.342882724" calcext:value-type="float">
            <text:p>1,342882724</text:p>
          </table:table-cell>
          <table:table-cell office:value-type="float" office:value="-0.917601348" calcext:value-type="float">
            <text:p>-0,917601348</text:p>
          </table:table-cell>
          <table:table-cell office:value-type="float" office:value="-1.87267996" calcext:value-type="float">
            <text:p>-1,87267996</text:p>
          </table:table-cell>
          <table:table-cell/>
          <table:table-cell table:formula="of:=[.E60]*100" office:value-type="float" office:value="134.2882724" calcext:value-type="float">
            <text:p>134,2882724</text:p>
          </table:table-cell>
          <table:table-cell table:formula="of:=[.F60]*100" office:value-type="float" office:value="-91.7601348" calcext:value-type="float">
            <text:p>-91,7601348</text:p>
          </table:table-cell>
          <table:table-cell table:formula="of:=[.G60]*100" office:value-type="float" office:value="-187.267996" calcext:value-type="float">
            <text:p>-187,267996</text:p>
          </table:table-cell>
          <table:table-cell/>
          <table:table-cell table:formula="of:=[.I60]*0.067" office:value-type="float" office:value="8.9973142508" calcext:value-type="float">
            <text:p>8,9973142508</text:p>
          </table:table-cell>
          <table:table-cell table:formula="of:=[.J60]*0.067" office:value-type="float" office:value="-6.1479290316" calcext:value-type="float">
            <text:p>-6,1479290316</text:p>
          </table:table-cell>
          <table:table-cell table:formula="of:=[.K60]*0.067" office:value-type="float" office:value="-12.546955732" calcext:value-type="float">
            <text:p>-12,5469557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.292542336" calcext:value-type="float">
            <text:p>0,292542336</text:p>
          </table:table-cell>
          <table:table-cell office:value-type="float" office:value="-0.929627932" calcext:value-type="float">
            <text:p>-0,929627932</text:p>
          </table:table-cell>
          <table:table-cell office:value-type="float" office:value="-1.839092756" calcext:value-type="float">
            <text:p>-1,839092756</text:p>
          </table:table-cell>
          <table:table-cell/>
          <table:table-cell table:formula="of:=[.E61]*100" office:value-type="float" office:value="29.2542336" calcext:value-type="float">
            <text:p>29,2542336</text:p>
          </table:table-cell>
          <table:table-cell table:formula="of:=[.F61]*100" office:value-type="float" office:value="-92.9627932" calcext:value-type="float">
            <text:p>-92,9627932</text:p>
          </table:table-cell>
          <table:table-cell table:formula="of:=[.G61]*100" office:value-type="float" office:value="-183.9092756" calcext:value-type="float">
            <text:p>-183,9092756</text:p>
          </table:table-cell>
          <table:table-cell/>
          <table:table-cell table:formula="of:=[.I61]*0.067" office:value-type="float" office:value="1.9600336512" calcext:value-type="float">
            <text:p>1,9600336512</text:p>
          </table:table-cell>
          <table:table-cell table:formula="of:=[.J61]*0.067" office:value-type="float" office:value="-6.2285071444" calcext:value-type="float">
            <text:p>-6,2285071444</text:p>
          </table:table-cell>
          <table:table-cell table:formula="of:=[.K61]*0.067" office:value-type="float" office:value="-12.3219214652" calcext:value-type="float">
            <text:p>-12,32192146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" calcext:value-type="float">
            <text:p>0</text:p>
          </table:table-cell>
          <table:table-cell office:value-type="float" office:value="0.373413319" calcext:value-type="float">
            <text:p>0,373413319</text:p>
          </table:table-cell>
          <table:table-cell office:value-type="float" office:value="-1.718635373" calcext:value-type="float">
            <text:p>-1,718635373</text:p>
          </table:table-cell>
          <table:table-cell/>
          <table:table-cell table:formula="of:=[.E62]*100" office:value-type="float" office:value="0" calcext:value-type="float">
            <text:p>0</text:p>
          </table:table-cell>
          <table:table-cell table:formula="of:=[.F62]*100" office:value-type="float" office:value="37.3413319" calcext:value-type="float">
            <text:p>37,3413319</text:p>
          </table:table-cell>
          <table:table-cell table:formula="of:=[.G62]*100" office:value-type="float" office:value="-171.8635373" calcext:value-type="float">
            <text:p>-171,8635373</text:p>
          </table:table-cell>
          <table:table-cell/>
          <table:table-cell table:formula="of:=[.I62]*0.067" office:value-type="float" office:value="0" calcext:value-type="float">
            <text:p>0</text:p>
          </table:table-cell>
          <table:table-cell table:formula="of:=[.J62]*0.067" office:value-type="float" office:value="2.5018692373" calcext:value-type="float">
            <text:p>2,5018692373</text:p>
          </table:table-cell>
          <table:table-cell table:formula="of:=[.K62]*0.067" office:value-type="float" office:value="-11.5148569991" calcext:value-type="float">
            <text:p>-11,5148569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0" calcext:value-type="float">
            <text:p>0</text:p>
          </table:table-cell>
          <table:table-cell office:value-type="float" office:value="-1.052627985" calcext:value-type="float">
            <text:p>-1,052627985</text:p>
          </table:table-cell>
          <table:table-cell office:value-type="float" office:value="-2.248957882" calcext:value-type="float">
            <text:p>-2,248957882</text:p>
          </table:table-cell>
          <table:table-cell/>
          <table:table-cell table:formula="of:=[.E63]*100" office:value-type="float" office:value="0" calcext:value-type="float">
            <text:p>0</text:p>
          </table:table-cell>
          <table:table-cell table:formula="of:=[.F63]*100" office:value-type="float" office:value="-105.2627985" calcext:value-type="float">
            <text:p>-105,2627985</text:p>
          </table:table-cell>
          <table:table-cell table:formula="of:=[.G63]*100" office:value-type="float" office:value="-224.8957882" calcext:value-type="float">
            <text:p>-224,8957882</text:p>
          </table:table-cell>
          <table:table-cell/>
          <table:table-cell table:formula="of:=[.I63]*0.067" office:value-type="float" office:value="0" calcext:value-type="float">
            <text:p>0</text:p>
          </table:table-cell>
          <table:table-cell table:formula="of:=[.J63]*0.067" office:value-type="float" office:value="-7.0526074995" calcext:value-type="float">
            <text:p>-7,0526074995</text:p>
          </table:table-cell>
          <table:table-cell table:formula="of:=[.K63]*0.067" office:value-type="float" office:value="-15.0680178094" calcext:value-type="float">
            <text:p>-15,0680178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-0.219028836" calcext:value-type="float">
            <text:p>-0,219028836</text:p>
          </table:table-cell>
          <table:table-cell office:value-type="float" office:value="-1.045285552" calcext:value-type="float">
            <text:p>-1,045285552</text:p>
          </table:table-cell>
          <table:table-cell office:value-type="float" office:value="-2.260430731" calcext:value-type="float">
            <text:p>-2,260430731</text:p>
          </table:table-cell>
          <table:table-cell/>
          <table:table-cell table:formula="of:=[.E64]*100" office:value-type="float" office:value="-21.9028836" calcext:value-type="float">
            <text:p>-21,9028836</text:p>
          </table:table-cell>
          <table:table-cell table:formula="of:=[.F64]*100" office:value-type="float" office:value="-104.5285552" calcext:value-type="float">
            <text:p>-104,5285552</text:p>
          </table:table-cell>
          <table:table-cell table:formula="of:=[.G64]*100" office:value-type="float" office:value="-226.0430731" calcext:value-type="float">
            <text:p>-226,0430731</text:p>
          </table:table-cell>
          <table:table-cell/>
          <table:table-cell table:formula="of:=[.I64]*0.067" office:value-type="float" office:value="-1.4674932012" calcext:value-type="float">
            <text:p>-1,4674932012</text:p>
          </table:table-cell>
          <table:table-cell table:formula="of:=[.J64]*0.067" office:value-type="float" office:value="-7.0034131984" calcext:value-type="float">
            <text:p>-7,0034131984</text:p>
          </table:table-cell>
          <table:table-cell table:formula="of:=[.K64]*0.067" office:value-type="float" office:value="-15.1448858977" calcext:value-type="float">
            <text:p>-15,144885897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0.272000008" calcext:value-type="float">
            <text:p>-0,272000008</text:p>
          </table:table-cell>
          <table:table-cell office:value-type="float" office:value="-0.970553034" calcext:value-type="float">
            <text:p>-0,970553034</text:p>
          </table:table-cell>
          <table:table-cell office:value-type="float" office:value="-2.41232867" calcext:value-type="float">
            <text:p>-2,41232867</text:p>
          </table:table-cell>
          <table:table-cell/>
          <table:table-cell table:formula="of:=[.E65]*100" office:value-type="float" office:value="-27.2000008" calcext:value-type="float">
            <text:p>-27,2000008</text:p>
          </table:table-cell>
          <table:table-cell table:formula="of:=[.F65]*100" office:value-type="float" office:value="-97.0553034" calcext:value-type="float">
            <text:p>-97,0553034</text:p>
          </table:table-cell>
          <table:table-cell table:formula="of:=[.G65]*100" office:value-type="float" office:value="-241.232867" calcext:value-type="float">
            <text:p>-241,232867</text:p>
          </table:table-cell>
          <table:table-cell/>
          <table:table-cell table:formula="of:=[.I65]*0.067" office:value-type="float" office:value="-1.8224000536" calcext:value-type="float">
            <text:p>-1,8224000536</text:p>
          </table:table-cell>
          <table:table-cell table:formula="of:=[.J65]*0.067" office:value-type="float" office:value="-6.5027053278" calcext:value-type="float">
            <text:p>-6,5027053278</text:p>
          </table:table-cell>
          <table:table-cell table:formula="of:=[.K65]*0.067" office:value-type="float" office:value="-16.162602089" calcext:value-type="float">
            <text:p>-16,1626020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0.483748342" calcext:value-type="float">
            <text:p>-0,483748342</text:p>
          </table:table-cell>
          <table:table-cell office:value-type="float" office:value="-1.284929589" calcext:value-type="float">
            <text:p>-1,284929589</text:p>
          </table:table-cell>
          <table:table-cell office:value-type="float" office:value="-2.291587495" calcext:value-type="float">
            <text:p>-2,291587495</text:p>
          </table:table-cell>
          <table:table-cell/>
          <table:table-cell table:formula="of:=[.E66]*100" office:value-type="float" office:value="-48.3748342" calcext:value-type="float">
            <text:p>-48,3748342</text:p>
          </table:table-cell>
          <table:table-cell table:formula="of:=[.F66]*100" office:value-type="float" office:value="-128.4929589" calcext:value-type="float">
            <text:p>-128,4929589</text:p>
          </table:table-cell>
          <table:table-cell table:formula="of:=[.G66]*100" office:value-type="float" office:value="-229.1587495" calcext:value-type="float">
            <text:p>-229,1587495</text:p>
          </table:table-cell>
          <table:table-cell/>
          <table:table-cell table:formula="of:=[.I66]*0.067" office:value-type="float" office:value="-3.2411138914" calcext:value-type="float">
            <text:p>-3,2411138914</text:p>
          </table:table-cell>
          <table:table-cell table:formula="of:=[.J66]*0.067" office:value-type="float" office:value="-8.6090282463" calcext:value-type="float">
            <text:p>-8,6090282463</text:p>
          </table:table-cell>
          <table:table-cell table:formula="of:=[.K66]*0.067" office:value-type="float" office:value="-15.3536362165" calcext:value-type="float">
            <text:p>-15,35363621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.438611123" calcext:value-type="float">
            <text:p>-1,438611123</text:p>
          </table:table-cell>
          <table:table-cell office:value-type="float" office:value="-2.050723314" calcext:value-type="float">
            <text:p>-2,050723314</text:p>
          </table:table-cell>
          <table:table-cell office:value-type="float" office:value="-2.529642564" calcext:value-type="float">
            <text:p>-2,529642564</text:p>
          </table:table-cell>
          <table:table-cell/>
          <table:table-cell table:formula="of:=[.E67]*100" office:value-type="float" office:value="-143.8611123" calcext:value-type="float">
            <text:p>-143,8611123</text:p>
          </table:table-cell>
          <table:table-cell table:formula="of:=[.F67]*100" office:value-type="float" office:value="-205.0723314" calcext:value-type="float">
            <text:p>-205,0723314</text:p>
          </table:table-cell>
          <table:table-cell table:formula="of:=[.G67]*100" office:value-type="float" office:value="-252.9642564" calcext:value-type="float">
            <text:p>-252,9642564</text:p>
          </table:table-cell>
          <table:table-cell/>
          <table:table-cell table:formula="of:=[.I67]*0.067" office:value-type="float" office:value="-9.6386945241" calcext:value-type="float">
            <text:p>-9,6386945241</text:p>
          </table:table-cell>
          <table:table-cell table:formula="of:=[.J67]*0.067" office:value-type="float" office:value="-13.7398462038" calcext:value-type="float">
            <text:p>-13,7398462038</text:p>
          </table:table-cell>
          <table:table-cell table:formula="of:=[.K67]*0.067" office:value-type="float" office:value="-16.9486051788" calcext:value-type="float">
            <text:p>-16,94860517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1.410486824" calcext:value-type="float">
            <text:p>-1,410486824</text:p>
          </table:table-cell>
          <table:table-cell office:value-type="float" office:value="-1.521754997" calcext:value-type="float">
            <text:p>-1,521754997</text:p>
          </table:table-cell>
          <table:table-cell office:value-type="float" office:value="-2.961817317" calcext:value-type="float">
            <text:p>-2,961817317</text:p>
          </table:table-cell>
          <table:table-cell/>
          <table:table-cell table:formula="of:=[.E68]*100" office:value-type="float" office:value="-141.0486824" calcext:value-type="float">
            <text:p>-141,0486824</text:p>
          </table:table-cell>
          <table:table-cell table:formula="of:=[.F68]*100" office:value-type="float" office:value="-152.1754997" calcext:value-type="float">
            <text:p>-152,1754997</text:p>
          </table:table-cell>
          <table:table-cell table:formula="of:=[.G68]*100" office:value-type="float" office:value="-296.1817317" calcext:value-type="float">
            <text:p>-296,1817317</text:p>
          </table:table-cell>
          <table:table-cell/>
          <table:table-cell table:formula="of:=[.I68]*0.067" office:value-type="float" office:value="-9.4502617208" calcext:value-type="float">
            <text:p>-9,4502617208</text:p>
          </table:table-cell>
          <table:table-cell table:formula="of:=[.J68]*0.067" office:value-type="float" office:value="-10.1957584799" calcext:value-type="float">
            <text:p>-10,1957584799</text:p>
          </table:table-cell>
          <table:table-cell table:formula="of:=[.K68]*0.067" office:value-type="float" office:value="-19.8441760239" calcext:value-type="float">
            <text:p>-19,84417602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0.88804123" calcext:value-type="float">
            <text:p>-0,88804123</text:p>
          </table:table-cell>
          <table:table-cell office:value-type="float" office:value="-1.650560575" calcext:value-type="float">
            <text:p>-1,650560575</text:p>
          </table:table-cell>
          <table:table-cell office:value-type="float" office:value="-3.075660085" calcext:value-type="float">
            <text:p>-3,075660085</text:p>
          </table:table-cell>
          <table:table-cell/>
          <table:table-cell table:formula="of:=[.E69]*100" office:value-type="float" office:value="-88.804123" calcext:value-type="float">
            <text:p>-88,804123</text:p>
          </table:table-cell>
          <table:table-cell table:formula="of:=[.F69]*100" office:value-type="float" office:value="-165.0560575" calcext:value-type="float">
            <text:p>-165,0560575</text:p>
          </table:table-cell>
          <table:table-cell table:formula="of:=[.G69]*100" office:value-type="float" office:value="-307.5660085" calcext:value-type="float">
            <text:p>-307,5660085</text:p>
          </table:table-cell>
          <table:table-cell/>
          <table:table-cell table:formula="of:=[.I69]*0.067" office:value-type="float" office:value="-5.949876241" calcext:value-type="float">
            <text:p>-5,949876241</text:p>
          </table:table-cell>
          <table:table-cell table:formula="of:=[.J69]*0.067" office:value-type="float" office:value="-11.0587558525" calcext:value-type="float">
            <text:p>-11,0587558525</text:p>
          </table:table-cell>
          <table:table-cell table:formula="of:=[.K69]*0.067" office:value-type="float" office:value="-20.6069225695" calcext:value-type="float">
            <text:p>-20,60692256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1.350864763" calcext:value-type="float">
            <text:p>-1,350864763</text:p>
          </table:table-cell>
          <table:table-cell office:value-type="float" office:value="-2.394632624" calcext:value-type="float">
            <text:p>-2,394632624</text:p>
          </table:table-cell>
          <table:table-cell office:value-type="float" office:value="-3.316124811" calcext:value-type="float">
            <text:p>-3,316124811</text:p>
          </table:table-cell>
          <table:table-cell/>
          <table:table-cell table:formula="of:=[.E70]*100" office:value-type="float" office:value="-135.0864763" calcext:value-type="float">
            <text:p>-135,0864763</text:p>
          </table:table-cell>
          <table:table-cell table:formula="of:=[.F70]*100" office:value-type="float" office:value="-239.4632624" calcext:value-type="float">
            <text:p>-239,4632624</text:p>
          </table:table-cell>
          <table:table-cell table:formula="of:=[.G70]*100" office:value-type="float" office:value="-331.6124811" calcext:value-type="float">
            <text:p>-331,6124811</text:p>
          </table:table-cell>
          <table:table-cell/>
          <table:table-cell table:formula="of:=[.I70]*0.067" office:value-type="float" office:value="-9.0507939121" calcext:value-type="float">
            <text:p>-9,0507939121</text:p>
          </table:table-cell>
          <table:table-cell table:formula="of:=[.J70]*0.067" office:value-type="float" office:value="-16.0440385808" calcext:value-type="float">
            <text:p>-16,0440385808</text:p>
          </table:table-cell>
          <table:table-cell table:formula="of:=[.K70]*0.067" office:value-type="float" office:value="-22.2180362337" calcext:value-type="float">
            <text:p>-22,21803623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.621021887" calcext:value-type="float">
            <text:p>-1,621021887</text:p>
          </table:table-cell>
          <table:table-cell office:value-type="float" office:value="-2.175880818" calcext:value-type="float">
            <text:p>-2,175880818</text:p>
          </table:table-cell>
          <table:table-cell office:value-type="float" office:value="-3.632911648" calcext:value-type="float">
            <text:p>-3,632911648</text:p>
          </table:table-cell>
          <table:table-cell/>
          <table:table-cell table:formula="of:=[.E71]*100" office:value-type="float" office:value="-162.1021887" calcext:value-type="float">
            <text:p>-162,1021887</text:p>
          </table:table-cell>
          <table:table-cell table:formula="of:=[.F71]*100" office:value-type="float" office:value="-217.5880818" calcext:value-type="float">
            <text:p>-217,5880818</text:p>
          </table:table-cell>
          <table:table-cell table:formula="of:=[.G71]*100" office:value-type="float" office:value="-363.2911648" calcext:value-type="float">
            <text:p>-363,2911648</text:p>
          </table:table-cell>
          <table:table-cell/>
          <table:table-cell table:formula="of:=[.I71]*0.067" office:value-type="float" office:value="-10.8608466429" calcext:value-type="float">
            <text:p>-10,8608466429</text:p>
          </table:table-cell>
          <table:table-cell table:formula="of:=[.J71]*0.067" office:value-type="float" office:value="-14.5784014806" calcext:value-type="float">
            <text:p>-14,5784014806</text:p>
          </table:table-cell>
          <table:table-cell table:formula="of:=[.K71]*0.067" office:value-type="float" office:value="-24.3405080416" calcext:value-type="float">
            <text:p>-24,34050804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.868680976" calcext:value-type="float">
            <text:p>-1,868680976</text:p>
          </table:table-cell>
          <table:table-cell office:value-type="float" office:value="-2.358040731" calcext:value-type="float">
            <text:p>-2,358040731</text:p>
          </table:table-cell>
          <table:table-cell office:value-type="float" office:value="-4.149051898" calcext:value-type="float">
            <text:p>-4,149051898</text:p>
          </table:table-cell>
          <table:table-cell/>
          <table:table-cell table:formula="of:=[.E72]*100" office:value-type="float" office:value="-186.8680976" calcext:value-type="float">
            <text:p>-186,8680976</text:p>
          </table:table-cell>
          <table:table-cell table:formula="of:=[.F72]*100" office:value-type="float" office:value="-235.8040731" calcext:value-type="float">
            <text:p>-235,8040731</text:p>
          </table:table-cell>
          <table:table-cell table:formula="of:=[.G72]*100" office:value-type="float" office:value="-414.9051898" calcext:value-type="float">
            <text:p>-414,9051898</text:p>
          </table:table-cell>
          <table:table-cell/>
          <table:table-cell table:formula="of:=[.I72]*0.067" office:value-type="float" office:value="-12.5201625392" calcext:value-type="float">
            <text:p>-12,5201625392</text:p>
          </table:table-cell>
          <table:table-cell table:formula="of:=[.J72]*0.067" office:value-type="float" office:value="-15.7988728977" calcext:value-type="float">
            <text:p>-15,7988728977</text:p>
          </table:table-cell>
          <table:table-cell table:formula="of:=[.K72]*0.067" office:value-type="float" office:value="-27.7986477166" calcext:value-type="float">
            <text:p>-27,79864771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.722064938" calcext:value-type="float">
            <text:p>-1,722064938</text:p>
          </table:table-cell>
          <table:table-cell office:value-type="float" office:value="-3.011483765" calcext:value-type="float">
            <text:p>-3,011483765</text:p>
          </table:table-cell>
          <table:table-cell office:value-type="float" office:value="-5.033645479" calcext:value-type="float">
            <text:p>-5,033645479</text:p>
          </table:table-cell>
          <table:table-cell/>
          <table:table-cell table:formula="of:=[.E73]*100" office:value-type="float" office:value="-172.2064938" calcext:value-type="float">
            <text:p>-172,2064938</text:p>
          </table:table-cell>
          <table:table-cell table:formula="of:=[.F73]*100" office:value-type="float" office:value="-301.1483765" calcext:value-type="float">
            <text:p>-301,1483765</text:p>
          </table:table-cell>
          <table:table-cell table:formula="of:=[.G73]*100" office:value-type="float" office:value="-503.3645479" calcext:value-type="float">
            <text:p>-503,3645479</text:p>
          </table:table-cell>
          <table:table-cell/>
          <table:table-cell table:formula="of:=[.I73]*0.067" office:value-type="float" office:value="-11.5378350846" calcext:value-type="float">
            <text:p>-11,5378350846</text:p>
          </table:table-cell>
          <table:table-cell table:formula="of:=[.J73]*0.067" office:value-type="float" office:value="-20.1769412255" calcext:value-type="float">
            <text:p>-20,1769412255</text:p>
          </table:table-cell>
          <table:table-cell table:formula="of:=[.K73]*0.067" office:value-type="float" office:value="-33.7254247093" calcext:value-type="float">
            <text:p>-33,725424709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.015198302" calcext:value-type="float">
            <text:p>-1,015198302</text:p>
          </table:table-cell>
          <table:table-cell office:value-type="float" office:value="-2.942677726" calcext:value-type="float">
            <text:p>-2,942677726</text:p>
          </table:table-cell>
          <table:table-cell office:value-type="float" office:value="-5.293575343" calcext:value-type="float">
            <text:p>-5,293575343</text:p>
          </table:table-cell>
          <table:table-cell/>
          <table:table-cell table:formula="of:=[.E74]*100" office:value-type="float" office:value="-101.5198302" calcext:value-type="float">
            <text:p>-101,5198302</text:p>
          </table:table-cell>
          <table:table-cell table:formula="of:=[.F74]*100" office:value-type="float" office:value="-294.2677726" calcext:value-type="float">
            <text:p>-294,2677726</text:p>
          </table:table-cell>
          <table:table-cell table:formula="of:=[.G74]*100" office:value-type="float" office:value="-529.3575343" calcext:value-type="float">
            <text:p>-529,3575343</text:p>
          </table:table-cell>
          <table:table-cell/>
          <table:table-cell table:formula="of:=[.I74]*0.067" office:value-type="float" office:value="-6.8018286234" calcext:value-type="float">
            <text:p>-6,8018286234</text:p>
          </table:table-cell>
          <table:table-cell table:formula="of:=[.J74]*0.067" office:value-type="float" office:value="-19.7159407642" calcext:value-type="float">
            <text:p>-19,7159407642</text:p>
          </table:table-cell>
          <table:table-cell table:formula="of:=[.K74]*0.067" office:value-type="float" office:value="-35.4669547981" calcext:value-type="float">
            <text:p>-35,46695479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0.901293389" calcext:value-type="float">
            <text:p>-0,901293389</text:p>
          </table:table-cell>
          <table:table-cell office:value-type="float" office:value="-3.013520346" calcext:value-type="float">
            <text:p>-3,013520346</text:p>
          </table:table-cell>
          <table:table-cell office:value-type="float" office:value="-5.489288014" calcext:value-type="float">
            <text:p>-5,489288014</text:p>
          </table:table-cell>
          <table:table-cell/>
          <table:table-cell table:formula="of:=[.E75]*100" office:value-type="float" office:value="-90.1293389" calcext:value-type="float">
            <text:p>-90,1293389</text:p>
          </table:table-cell>
          <table:table-cell table:formula="of:=[.F75]*100" office:value-type="float" office:value="-301.3520346" calcext:value-type="float">
            <text:p>-301,3520346</text:p>
          </table:table-cell>
          <table:table-cell table:formula="of:=[.G75]*100" office:value-type="float" office:value="-548.9288014" calcext:value-type="float">
            <text:p>-548,9288014</text:p>
          </table:table-cell>
          <table:table-cell/>
          <table:table-cell table:formula="of:=[.I75]*0.067" office:value-type="float" office:value="-6.0386657063" calcext:value-type="float">
            <text:p>-6,0386657063</text:p>
          </table:table-cell>
          <table:table-cell table:formula="of:=[.J75]*0.067" office:value-type="float" office:value="-20.1905863182" calcext:value-type="float">
            <text:p>-20,1905863182</text:p>
          </table:table-cell>
          <table:table-cell table:formula="of:=[.K75]*0.067" office:value-type="float" office:value="-36.7782296938" calcext:value-type="float">
            <text:p>-36,778229693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0.778675329" calcext:value-type="float">
            <text:p>-0,778675329</text:p>
          </table:table-cell>
          <table:table-cell office:value-type="float" office:value="-3.352989695" calcext:value-type="float">
            <text:p>-3,352989695</text:p>
          </table:table-cell>
          <table:table-cell office:value-type="float" office:value="-5.873515922" calcext:value-type="float">
            <text:p>-5,873515922</text:p>
          </table:table-cell>
          <table:table-cell/>
          <table:table-cell table:formula="of:=[.E76]*100" office:value-type="float" office:value="-77.8675329" calcext:value-type="float">
            <text:p>-77,8675329</text:p>
          </table:table-cell>
          <table:table-cell table:formula="of:=[.F76]*100" office:value-type="float" office:value="-335.2989695" calcext:value-type="float">
            <text:p>-335,2989695</text:p>
          </table:table-cell>
          <table:table-cell table:formula="of:=[.G76]*100" office:value-type="float" office:value="-587.3515922" calcext:value-type="float">
            <text:p>-587,3515922</text:p>
          </table:table-cell>
          <table:table-cell/>
          <table:table-cell table:formula="of:=[.I76]*0.067" office:value-type="float" office:value="-5.2171247043" calcext:value-type="float">
            <text:p>-5,2171247043</text:p>
          </table:table-cell>
          <table:table-cell table:formula="of:=[.J76]*0.067" office:value-type="float" office:value="-22.4650309565" calcext:value-type="float">
            <text:p>-22,4650309565</text:p>
          </table:table-cell>
          <table:table-cell table:formula="of:=[.K76]*0.067" office:value-type="float" office:value="-39.3525566774" calcext:value-type="float">
            <text:p>-39,35255667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0.231754858" calcext:value-type="float">
            <text:p>-0,231754858</text:p>
          </table:table-cell>
          <table:table-cell office:value-type="float" office:value="-3.332979955" calcext:value-type="float">
            <text:p>-3,332979955</text:p>
          </table:table-cell>
          <table:table-cell office:value-type="float" office:value="-5.97602083" calcext:value-type="float">
            <text:p>-5,97602083</text:p>
          </table:table-cell>
          <table:table-cell/>
          <table:table-cell table:formula="of:=[.E77]*100" office:value-type="float" office:value="-23.1754858" calcext:value-type="float">
            <text:p>-23,1754858</text:p>
          </table:table-cell>
          <table:table-cell table:formula="of:=[.F77]*100" office:value-type="float" office:value="-333.2979955" calcext:value-type="float">
            <text:p>-333,2979955</text:p>
          </table:table-cell>
          <table:table-cell table:formula="of:=[.G77]*100" office:value-type="float" office:value="-597.602083" calcext:value-type="float">
            <text:p>-597,602083</text:p>
          </table:table-cell>
          <table:table-cell/>
          <table:table-cell table:formula="of:=[.I77]*0.067" office:value-type="float" office:value="-1.5527575486" calcext:value-type="float">
            <text:p>-1,5527575486</text:p>
          </table:table-cell>
          <table:table-cell table:formula="of:=[.J77]*0.067" office:value-type="float" office:value="-22.3309656985" calcext:value-type="float">
            <text:p>-22,3309656985</text:p>
          </table:table-cell>
          <table:table-cell table:formula="of:=[.K77]*0.067" office:value-type="float" office:value="-40.039339561" calcext:value-type="float">
            <text:p>-40,03933956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0.262433232" calcext:value-type="float">
            <text:p>0,262433232</text:p>
          </table:table-cell>
          <table:table-cell office:value-type="float" office:value="-3.283084282" calcext:value-type="float">
            <text:p>-3,283084282</text:p>
          </table:table-cell>
          <table:table-cell office:value-type="float" office:value="-5.856288382" calcext:value-type="float">
            <text:p>-5,856288382</text:p>
          </table:table-cell>
          <table:table-cell/>
          <table:table-cell table:formula="of:=[.E78]*100" office:value-type="float" office:value="26.2433232" calcext:value-type="float">
            <text:p>26,2433232</text:p>
          </table:table-cell>
          <table:table-cell table:formula="of:=[.F78]*100" office:value-type="float" office:value="-328.3084282" calcext:value-type="float">
            <text:p>-328,3084282</text:p>
          </table:table-cell>
          <table:table-cell table:formula="of:=[.G78]*100" office:value-type="float" office:value="-585.6288382" calcext:value-type="float">
            <text:p>-585,6288382</text:p>
          </table:table-cell>
          <table:table-cell/>
          <table:table-cell table:formula="of:=[.I78]*0.067" office:value-type="float" office:value="1.7583026544" calcext:value-type="float">
            <text:p>1,7583026544</text:p>
          </table:table-cell>
          <table:table-cell table:formula="of:=[.J78]*0.067" office:value-type="float" office:value="-21.9966646894" calcext:value-type="float">
            <text:p>-21,9966646894</text:p>
          </table:table-cell>
          <table:table-cell table:formula="of:=[.K78]*0.067" office:value-type="float" office:value="-39.2371321594" calcext:value-type="float">
            <text:p>-39,237132159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0.401872313" calcext:value-type="float">
            <text:p>0,401872313</text:p>
          </table:table-cell>
          <table:table-cell office:value-type="float" office:value="-3.302806302" calcext:value-type="float">
            <text:p>-3,302806302</text:p>
          </table:table-cell>
          <table:table-cell office:value-type="float" office:value="-5.632312826" calcext:value-type="float">
            <text:p>-5,632312826</text:p>
          </table:table-cell>
          <table:table-cell/>
          <table:table-cell table:formula="of:=[.E79]*100" office:value-type="float" office:value="40.1872313" calcext:value-type="float">
            <text:p>40,1872313</text:p>
          </table:table-cell>
          <table:table-cell table:formula="of:=[.F79]*100" office:value-type="float" office:value="-330.2806302" calcext:value-type="float">
            <text:p>-330,2806302</text:p>
          </table:table-cell>
          <table:table-cell table:formula="of:=[.G79]*100" office:value-type="float" office:value="-563.2312826" calcext:value-type="float">
            <text:p>-563,2312826</text:p>
          </table:table-cell>
          <table:table-cell/>
          <table:table-cell table:formula="of:=[.I79]*0.067" office:value-type="float" office:value="2.6925444971" calcext:value-type="float">
            <text:p>2,6925444971</text:p>
          </table:table-cell>
          <table:table-cell table:formula="of:=[.J79]*0.067" office:value-type="float" office:value="-22.1288022234" calcext:value-type="float">
            <text:p>-22,1288022234</text:p>
          </table:table-cell>
          <table:table-cell table:formula="of:=[.K79]*0.067" office:value-type="float" office:value="-37.7364959342" calcext:value-type="float">
            <text:p>-37,73649593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0.444218956" calcext:value-type="float">
            <text:p>0,444218956</text:p>
          </table:table-cell>
          <table:table-cell office:value-type="float" office:value="-3.289514169" calcext:value-type="float">
            <text:p>-3,289514169</text:p>
          </table:table-cell>
          <table:table-cell office:value-type="float" office:value="-5.497641778" calcext:value-type="float">
            <text:p>-5,497641778</text:p>
          </table:table-cell>
          <table:table-cell/>
          <table:table-cell table:formula="of:=[.E80]*100" office:value-type="float" office:value="44.4218956" calcext:value-type="float">
            <text:p>44,4218956</text:p>
          </table:table-cell>
          <table:table-cell table:formula="of:=[.F80]*100" office:value-type="float" office:value="-328.9514169" calcext:value-type="float">
            <text:p>-328,9514169</text:p>
          </table:table-cell>
          <table:table-cell table:formula="of:=[.G80]*100" office:value-type="float" office:value="-549.7641778" calcext:value-type="float">
            <text:p>-549,7641778</text:p>
          </table:table-cell>
          <table:table-cell/>
          <table:table-cell table:formula="of:=[.I80]*0.067" office:value-type="float" office:value="2.9762670052" calcext:value-type="float">
            <text:p>2,9762670052</text:p>
          </table:table-cell>
          <table:table-cell table:formula="of:=[.J80]*0.067" office:value-type="float" office:value="-22.0397449323" calcext:value-type="float">
            <text:p>-22,0397449323</text:p>
          </table:table-cell>
          <table:table-cell table:formula="of:=[.K80]*0.067" office:value-type="float" office:value="-36.8341999126" calcext:value-type="float">
            <text:p>-36,83419991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0.745109333" calcext:value-type="float">
            <text:p>0,745109333</text:p>
          </table:table-cell>
          <table:table-cell office:value-type="float" office:value="-3.234884209" calcext:value-type="float">
            <text:p>-3,234884209</text:p>
          </table:table-cell>
          <table:table-cell office:value-type="float" office:value="-5.293829686" calcext:value-type="float">
            <text:p>-5,293829686</text:p>
          </table:table-cell>
          <table:table-cell/>
          <table:table-cell table:formula="of:=[.E81]*100" office:value-type="float" office:value="74.5109333" calcext:value-type="float">
            <text:p>74,5109333</text:p>
          </table:table-cell>
          <table:table-cell table:formula="of:=[.F81]*100" office:value-type="float" office:value="-323.4884209" calcext:value-type="float">
            <text:p>-323,4884209</text:p>
          </table:table-cell>
          <table:table-cell table:formula="of:=[.G81]*100" office:value-type="float" office:value="-529.3829686" calcext:value-type="float">
            <text:p>-529,3829686</text:p>
          </table:table-cell>
          <table:table-cell/>
          <table:table-cell table:formula="of:=[.I81]*0.067" office:value-type="float" office:value="4.9922325311" calcext:value-type="float">
            <text:p>4,9922325311</text:p>
          </table:table-cell>
          <table:table-cell table:formula="of:=[.J81]*0.067" office:value-type="float" office:value="-21.6737242003" calcext:value-type="float">
            <text:p>-21,6737242003</text:p>
          </table:table-cell>
          <table:table-cell table:formula="of:=[.K81]*0.067" office:value-type="float" office:value="-35.4686588962" calcext:value-type="float">
            <text:p>-35,46865889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0.812275388" calcext:value-type="float">
            <text:p>0,812275388</text:p>
          </table:table-cell>
          <table:table-cell office:value-type="float" office:value="-3.187302522" calcext:value-type="float">
            <text:p>-3,187302522</text:p>
          </table:table-cell>
          <table:table-cell office:value-type="float" office:value="-4.966790921" calcext:value-type="float">
            <text:p>-4,966790921</text:p>
          </table:table-cell>
          <table:table-cell/>
          <table:table-cell table:formula="of:=[.E82]*100" office:value-type="float" office:value="81.2275388" calcext:value-type="float">
            <text:p>81,2275388</text:p>
          </table:table-cell>
          <table:table-cell table:formula="of:=[.F82]*100" office:value-type="float" office:value="-318.7302522" calcext:value-type="float">
            <text:p>-318,7302522</text:p>
          </table:table-cell>
          <table:table-cell table:formula="of:=[.G82]*100" office:value-type="float" office:value="-496.6790921" calcext:value-type="float">
            <text:p>-496,6790921</text:p>
          </table:table-cell>
          <table:table-cell/>
          <table:table-cell table:formula="of:=[.I82]*0.067" office:value-type="float" office:value="5.4422450996" calcext:value-type="float">
            <text:p>5,4422450996</text:p>
          </table:table-cell>
          <table:table-cell table:formula="of:=[.J82]*0.067" office:value-type="float" office:value="-21.3549268974" calcext:value-type="float">
            <text:p>-21,3549268974</text:p>
          </table:table-cell>
          <table:table-cell table:formula="of:=[.K82]*0.067" office:value-type="float" office:value="-33.2774991707" calcext:value-type="float">
            <text:p>-33,27749917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0.71607745" calcext:value-type="float">
            <text:p>0,71607745</text:p>
          </table:table-cell>
          <table:table-cell office:value-type="float" office:value="-2.90699339" calcext:value-type="float">
            <text:p>-2,90699339</text:p>
          </table:table-cell>
          <table:table-cell office:value-type="float" office:value="-4.876737148" calcext:value-type="float">
            <text:p>-4,876737148</text:p>
          </table:table-cell>
          <table:table-cell/>
          <table:table-cell table:formula="of:=[.E83]*100" office:value-type="float" office:value="71.607745" calcext:value-type="float">
            <text:p>71,607745</text:p>
          </table:table-cell>
          <table:table-cell table:formula="of:=[.F83]*100" office:value-type="float" office:value="-290.699339" calcext:value-type="float">
            <text:p>-290,699339</text:p>
          </table:table-cell>
          <table:table-cell table:formula="of:=[.G83]*100" office:value-type="float" office:value="-487.6737148" calcext:value-type="float">
            <text:p>-487,6737148</text:p>
          </table:table-cell>
          <table:table-cell/>
          <table:table-cell table:formula="of:=[.I83]*0.067" office:value-type="float" office:value="4.797718915" calcext:value-type="float">
            <text:p>4,797718915</text:p>
          </table:table-cell>
          <table:table-cell table:formula="of:=[.J83]*0.067" office:value-type="float" office:value="-19.476855713" calcext:value-type="float">
            <text:p>-19,476855713</text:p>
          </table:table-cell>
          <table:table-cell table:formula="of:=[.K83]*0.067" office:value-type="float" office:value="-32.6741388916" calcext:value-type="float">
            <text:p>-32,674138891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0.957515248" calcext:value-type="float">
            <text:p>0,957515248</text:p>
          </table:table-cell>
          <table:table-cell office:value-type="float" office:value="-2.393905901" calcext:value-type="float">
            <text:p>-2,393905901</text:p>
          </table:table-cell>
          <table:table-cell office:value-type="float" office:value="-4.663070366" calcext:value-type="float">
            <text:p>-4,663070366</text:p>
          </table:table-cell>
          <table:table-cell/>
          <table:table-cell table:formula="of:=[.E84]*100" office:value-type="float" office:value="95.7515248" calcext:value-type="float">
            <text:p>95,7515248</text:p>
          </table:table-cell>
          <table:table-cell table:formula="of:=[.F84]*100" office:value-type="float" office:value="-239.3905901" calcext:value-type="float">
            <text:p>-239,3905901</text:p>
          </table:table-cell>
          <table:table-cell table:formula="of:=[.G84]*100" office:value-type="float" office:value="-466.3070366" calcext:value-type="float">
            <text:p>-466,3070366</text:p>
          </table:table-cell>
          <table:table-cell/>
          <table:table-cell table:formula="of:=[.I84]*0.067" office:value-type="float" office:value="6.4153521616" calcext:value-type="float">
            <text:p>6,4153521616</text:p>
          </table:table-cell>
          <table:table-cell table:formula="of:=[.J84]*0.067" office:value-type="float" office:value="-16.0391695367" calcext:value-type="float">
            <text:p>-16,0391695367</text:p>
          </table:table-cell>
          <table:table-cell table:formula="of:=[.K84]*0.067" office:value-type="float" office:value="-31.2425714522" calcext:value-type="float">
            <text:p>-31,242571452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1.271013716" calcext:value-type="float">
            <text:p>1,271013716</text:p>
          </table:table-cell>
          <table:table-cell office:value-type="float" office:value="-2.591870809" calcext:value-type="float">
            <text:p>-2,591870809</text:p>
          </table:table-cell>
          <table:table-cell office:value-type="float" office:value="-4.338410668" calcext:value-type="float">
            <text:p>-4,338410668</text:p>
          </table:table-cell>
          <table:table-cell/>
          <table:table-cell table:formula="of:=[.E85]*100" office:value-type="float" office:value="127.1013716" calcext:value-type="float">
            <text:p>127,1013716</text:p>
          </table:table-cell>
          <table:table-cell table:formula="of:=[.F85]*100" office:value-type="float" office:value="-259.1870809" calcext:value-type="float">
            <text:p>-259,1870809</text:p>
          </table:table-cell>
          <table:table-cell table:formula="of:=[.G85]*100" office:value-type="float" office:value="-433.8410668" calcext:value-type="float">
            <text:p>-433,8410668</text:p>
          </table:table-cell>
          <table:table-cell/>
          <table:table-cell table:formula="of:=[.I85]*0.067" office:value-type="float" office:value="8.5157918972" calcext:value-type="float">
            <text:p>8,5157918972</text:p>
          </table:table-cell>
          <table:table-cell table:formula="of:=[.J85]*0.067" office:value-type="float" office:value="-17.3655344203" calcext:value-type="float">
            <text:p>-17,3655344203</text:p>
          </table:table-cell>
          <table:table-cell table:formula="of:=[.K85]*0.067" office:value-type="float" office:value="-29.0673514756" calcext:value-type="float">
            <text:p>-29,067351475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2.081277434" calcext:value-type="float">
            <text:p>2,081277434</text:p>
          </table:table-cell>
          <table:table-cell office:value-type="float" office:value="-2.380236557" calcext:value-type="float">
            <text:p>-2,380236557</text:p>
          </table:table-cell>
          <table:table-cell office:value-type="float" office:value="-4.09008189" calcext:value-type="float">
            <text:p>-4,09008189</text:p>
          </table:table-cell>
          <table:table-cell/>
          <table:table-cell table:formula="of:=[.E86]*100" office:value-type="float" office:value="208.1277434" calcext:value-type="float">
            <text:p>208,1277434</text:p>
          </table:table-cell>
          <table:table-cell table:formula="of:=[.F86]*100" office:value-type="float" office:value="-238.0236557" calcext:value-type="float">
            <text:p>-238,0236557</text:p>
          </table:table-cell>
          <table:table-cell table:formula="of:=[.G86]*100" office:value-type="float" office:value="-409.008189" calcext:value-type="float">
            <text:p>-409,008189</text:p>
          </table:table-cell>
          <table:table-cell/>
          <table:table-cell table:formula="of:=[.I86]*0.067" office:value-type="float" office:value="13.9445588078" calcext:value-type="float">
            <text:p>13,9445588078</text:p>
          </table:table-cell>
          <table:table-cell table:formula="of:=[.J86]*0.067" office:value-type="float" office:value="-15.9475849319" calcext:value-type="float">
            <text:p>-15,9475849319</text:p>
          </table:table-cell>
          <table:table-cell table:formula="of:=[.K86]*0.067" office:value-type="float" office:value="-27.403548663" calcext:value-type="float">
            <text:p>-27,40354866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2.02849132" calcext:value-type="float">
            <text:p>2,02849132</text:p>
          </table:table-cell>
          <table:table-cell office:value-type="float" office:value="-1.471848158" calcext:value-type="float">
            <text:p>-1,471848158</text:p>
          </table:table-cell>
          <table:table-cell office:value-type="float" office:value="-3.055095243" calcext:value-type="float">
            <text:p>-3,055095243</text:p>
          </table:table-cell>
          <table:table-cell/>
          <table:table-cell table:formula="of:=[.E87]*100" office:value-type="float" office:value="202.849132" calcext:value-type="float">
            <text:p>202,849132</text:p>
          </table:table-cell>
          <table:table-cell table:formula="of:=[.F87]*100" office:value-type="float" office:value="-147.1848158" calcext:value-type="float">
            <text:p>-147,1848158</text:p>
          </table:table-cell>
          <table:table-cell table:formula="of:=[.G87]*100" office:value-type="float" office:value="-305.5095243" calcext:value-type="float">
            <text:p>-305,5095243</text:p>
          </table:table-cell>
          <table:table-cell/>
          <table:table-cell table:formula="of:=[.I87]*0.067" office:value-type="float" office:value="13.590891844" calcext:value-type="float">
            <text:p>13,590891844</text:p>
          </table:table-cell>
          <table:table-cell table:formula="of:=[.J87]*0.067" office:value-type="float" office:value="-9.8613826586" calcext:value-type="float">
            <text:p>-9,8613826586</text:p>
          </table:table-cell>
          <table:table-cell table:formula="of:=[.K87]*0.067" office:value-type="float" office:value="-20.4691381281" calcext:value-type="float">
            <text:p>-20,469138128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0.970069969" calcext:value-type="float">
            <text:p>0,970069969</text:p>
          </table:table-cell>
          <table:table-cell office:value-type="float" office:value="-1.883349556" calcext:value-type="float">
            <text:p>-1,883349556</text:p>
          </table:table-cell>
          <table:table-cell office:value-type="float" office:value="-3.006534544" calcext:value-type="float">
            <text:p>-3,006534544</text:p>
          </table:table-cell>
          <table:table-cell/>
          <table:table-cell table:formula="of:=[.E88]*100" office:value-type="float" office:value="97.0069969" calcext:value-type="float">
            <text:p>97,0069969</text:p>
          </table:table-cell>
          <table:table-cell table:formula="of:=[.F88]*100" office:value-type="float" office:value="-188.3349556" calcext:value-type="float">
            <text:p>-188,3349556</text:p>
          </table:table-cell>
          <table:table-cell table:formula="of:=[.G88]*100" office:value-type="float" office:value="-300.6534544" calcext:value-type="float">
            <text:p>-300,6534544</text:p>
          </table:table-cell>
          <table:table-cell/>
          <table:table-cell table:formula="of:=[.I88]*0.067" office:value-type="float" office:value="6.4994687923" calcext:value-type="float">
            <text:p>6,4994687923</text:p>
          </table:table-cell>
          <table:table-cell table:formula="of:=[.J88]*0.067" office:value-type="float" office:value="-12.6184420252" calcext:value-type="float">
            <text:p>-12,6184420252</text:p>
          </table:table-cell>
          <table:table-cell table:formula="of:=[.K88]*0.067" office:value-type="float" office:value="-20.1437814448" calcext:value-type="float">
            <text:p>-20,143781444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1.30211633" calcext:value-type="float">
            <text:p>1,30211633</text:p>
          </table:table-cell>
          <table:table-cell office:value-type="float" office:value="-1.798070948" calcext:value-type="float">
            <text:p>-1,798070948</text:p>
          </table:table-cell>
          <table:table-cell office:value-type="float" office:value="-2.871634506" calcext:value-type="float">
            <text:p>-2,871634506</text:p>
          </table:table-cell>
          <table:table-cell/>
          <table:table-cell table:formula="of:=[.E89]*100" office:value-type="float" office:value="130.211633" calcext:value-type="float">
            <text:p>130,211633</text:p>
          </table:table-cell>
          <table:table-cell table:formula="of:=[.F89]*100" office:value-type="float" office:value="-179.8070948" calcext:value-type="float">
            <text:p>-179,8070948</text:p>
          </table:table-cell>
          <table:table-cell table:formula="of:=[.G89]*100" office:value-type="float" office:value="-287.1634506" calcext:value-type="float">
            <text:p>-287,1634506</text:p>
          </table:table-cell>
          <table:table-cell/>
          <table:table-cell table:formula="of:=[.I89]*0.067" office:value-type="float" office:value="8.724179411" calcext:value-type="float">
            <text:p>8,724179411</text:p>
          </table:table-cell>
          <table:table-cell table:formula="of:=[.J89]*0.067" office:value-type="float" office:value="-12.0470753516" calcext:value-type="float">
            <text:p>-12,0470753516</text:p>
          </table:table-cell>
          <table:table-cell table:formula="of:=[.K89]*0.067" office:value-type="float" office:value="-19.2399511902" calcext:value-type="float">
            <text:p>-19,239951190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1.355438491" calcext:value-type="float">
            <text:p>1,355438491</text:p>
          </table:table-cell>
          <table:table-cell office:value-type="float" office:value="-0.662029922" calcext:value-type="float">
            <text:p>-0,662029922</text:p>
          </table:table-cell>
          <table:table-cell office:value-type="float" office:value="-2.037698264" calcext:value-type="float">
            <text:p>-2,037698264</text:p>
          </table:table-cell>
          <table:table-cell/>
          <table:table-cell table:formula="of:=[.E90]*100" office:value-type="float" office:value="135.5438491" calcext:value-type="float">
            <text:p>135,5438491</text:p>
          </table:table-cell>
          <table:table-cell table:formula="of:=[.F90]*100" office:value-type="float" office:value="-66.2029922" calcext:value-type="float">
            <text:p>-66,2029922</text:p>
          </table:table-cell>
          <table:table-cell table:formula="of:=[.G90]*100" office:value-type="float" office:value="-203.7698264" calcext:value-type="float">
            <text:p>-203,7698264</text:p>
          </table:table-cell>
          <table:table-cell/>
          <table:table-cell table:formula="of:=[.I90]*0.067" office:value-type="float" office:value="9.0814378897" calcext:value-type="float">
            <text:p>9,0814378897</text:p>
          </table:table-cell>
          <table:table-cell table:formula="of:=[.J90]*0.067" office:value-type="float" office:value="-4.4356004774" calcext:value-type="float">
            <text:p>-4,4356004774</text:p>
          </table:table-cell>
          <table:table-cell table:formula="of:=[.K90]*0.067" office:value-type="float" office:value="-13.6525783688" calcext:value-type="float">
            <text:p>-13,652578368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0.498074862" calcext:value-type="float">
            <text:p>0,498074862</text:p>
          </table:table-cell>
          <table:table-cell office:value-type="float" office:value="-1.520725547" calcext:value-type="float">
            <text:p>-1,520725547</text:p>
          </table:table-cell>
          <table:table-cell office:value-type="float" office:value="-2.333103623" calcext:value-type="float">
            <text:p>-2,333103623</text:p>
          </table:table-cell>
          <table:table-cell/>
          <table:table-cell table:formula="of:=[.E91]*100" office:value-type="float" office:value="49.8074862" calcext:value-type="float">
            <text:p>49,8074862</text:p>
          </table:table-cell>
          <table:table-cell table:formula="of:=[.F91]*100" office:value-type="float" office:value="-152.0725547" calcext:value-type="float">
            <text:p>-152,0725547</text:p>
          </table:table-cell>
          <table:table-cell table:formula="of:=[.G91]*100" office:value-type="float" office:value="-233.3103623" calcext:value-type="float">
            <text:p>-233,3103623</text:p>
          </table:table-cell>
          <table:table-cell/>
          <table:table-cell table:formula="of:=[.I91]*0.067" office:value-type="float" office:value="3.3371015754" calcext:value-type="float">
            <text:p>3,3371015754</text:p>
          </table:table-cell>
          <table:table-cell table:formula="of:=[.J91]*0.067" office:value-type="float" office:value="-10.1888611649" calcext:value-type="float">
            <text:p>-10,1888611649</text:p>
          </table:table-cell>
          <table:table-cell table:formula="of:=[.K91]*0.067" office:value-type="float" office:value="-15.6317942741" calcext:value-type="float">
            <text:p>-15,631794274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1.423721564" calcext:value-type="float">
            <text:p>1,423721564</text:p>
          </table:table-cell>
          <table:table-cell office:value-type="float" office:value="-1.521259857" calcext:value-type="float">
            <text:p>-1,521259857</text:p>
          </table:table-cell>
          <table:table-cell office:value-type="float" office:value="-2.311361721" calcext:value-type="float">
            <text:p>-2,311361721</text:p>
          </table:table-cell>
          <table:table-cell/>
          <table:table-cell table:formula="of:=[.E92]*100" office:value-type="float" office:value="142.3721564" calcext:value-type="float">
            <text:p>142,3721564</text:p>
          </table:table-cell>
          <table:table-cell table:formula="of:=[.F92]*100" office:value-type="float" office:value="-152.1259857" calcext:value-type="float">
            <text:p>-152,1259857</text:p>
          </table:table-cell>
          <table:table-cell table:formula="of:=[.G92]*100" office:value-type="float" office:value="-231.1361721" calcext:value-type="float">
            <text:p>-231,1361721</text:p>
          </table:table-cell>
          <table:table-cell/>
          <table:table-cell table:formula="of:=[.I92]*0.067" office:value-type="float" office:value="9.5389344788" calcext:value-type="float">
            <text:p>9,5389344788</text:p>
          </table:table-cell>
          <table:table-cell table:formula="of:=[.J92]*0.067" office:value-type="float" office:value="-10.1924410419" calcext:value-type="float">
            <text:p>-10,1924410419</text:p>
          </table:table-cell>
          <table:table-cell table:formula="of:=[.K92]*0.067" office:value-type="float" office:value="-15.4861235307" calcext:value-type="float">
            <text:p>-15,486123530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0" calcext:value-type="float">
            <text:p>0</text:p>
          </table:table-cell>
          <table:table-cell office:value-type="float" office:value="0.028353534" calcext:value-type="float">
            <text:p>0,028353534</text:p>
          </table:table-cell>
          <table:table-cell office:value-type="float" office:value="-1.008281898" calcext:value-type="float">
            <text:p>-1,008281898</text:p>
          </table:table-cell>
          <table:table-cell/>
          <table:table-cell table:formula="of:=[.E93]*100" office:value-type="float" office:value="0" calcext:value-type="float">
            <text:p>0</text:p>
          </table:table-cell>
          <table:table-cell table:formula="of:=[.F93]*100" office:value-type="float" office:value="2.8353534" calcext:value-type="float">
            <text:p>2,8353534</text:p>
          </table:table-cell>
          <table:table-cell table:formula="of:=[.G93]*100" office:value-type="float" office:value="-100.8281898" calcext:value-type="float">
            <text:p>-100,8281898</text:p>
          </table:table-cell>
          <table:table-cell/>
          <table:table-cell table:formula="of:=[.I93]*0.067" office:value-type="float" office:value="0" calcext:value-type="float">
            <text:p>0</text:p>
          </table:table-cell>
          <table:table-cell table:formula="of:=[.J93]*0.067" office:value-type="float" office:value="0.1899686778" calcext:value-type="float">
            <text:p>0,1899686778</text:p>
          </table:table-cell>
          <table:table-cell table:formula="of:=[.K93]*0.067" office:value-type="float" office:value="-6.7554887166" calcext:value-type="float">
            <text:p>-6,7554887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0" calcext:value-type="float">
            <text:p>0</text:p>
          </table:table-cell>
          <table:table-cell office:value-type="float" office:value="-1.601805979" calcext:value-type="float">
            <text:p>-1,601805979</text:p>
          </table:table-cell>
          <table:table-cell office:value-type="float" office:value="-2.73768449" calcext:value-type="float">
            <text:p>-2,73768449</text:p>
          </table:table-cell>
          <table:table-cell/>
          <table:table-cell table:formula="of:=[.E94]*100" office:value-type="float" office:value="0" calcext:value-type="float">
            <text:p>0</text:p>
          </table:table-cell>
          <table:table-cell table:formula="of:=[.F94]*100" office:value-type="float" office:value="-160.1805979" calcext:value-type="float">
            <text:p>-160,1805979</text:p>
          </table:table-cell>
          <table:table-cell table:formula="of:=[.G94]*100" office:value-type="float" office:value="-273.768449" calcext:value-type="float">
            <text:p>-273,768449</text:p>
          </table:table-cell>
          <table:table-cell/>
          <table:table-cell table:formula="of:=[.I94]*0.067" office:value-type="float" office:value="0" calcext:value-type="float">
            <text:p>0</text:p>
          </table:table-cell>
          <table:table-cell table:formula="of:=[.J94]*0.067" office:value-type="float" office:value="-10.7321000593" calcext:value-type="float">
            <text:p>-10,7321000593</text:p>
          </table:table-cell>
          <table:table-cell table:formula="of:=[.K94]*0.067" office:value-type="float" office:value="-18.342486083" calcext:value-type="float">
            <text:p>-18,3424860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-0.10140432" calcext:value-type="float">
            <text:p>-0,10140432</text:p>
          </table:table-cell>
          <table:table-cell office:value-type="float" office:value="-1.581342404" calcext:value-type="float">
            <text:p>-1,581342404</text:p>
          </table:table-cell>
          <table:table-cell office:value-type="float" office:value="-2.731363013" calcext:value-type="float">
            <text:p>-2,731363013</text:p>
          </table:table-cell>
          <table:table-cell/>
          <table:table-cell table:formula="of:=[.E95]*100" office:value-type="float" office:value="-10.140432" calcext:value-type="float">
            <text:p>-10,140432</text:p>
          </table:table-cell>
          <table:table-cell table:formula="of:=[.F95]*100" office:value-type="float" office:value="-158.1342404" calcext:value-type="float">
            <text:p>-158,1342404</text:p>
          </table:table-cell>
          <table:table-cell table:formula="of:=[.G95]*100" office:value-type="float" office:value="-273.1363013" calcext:value-type="float">
            <text:p>-273,1363013</text:p>
          </table:table-cell>
          <table:table-cell/>
          <table:table-cell table:formula="of:=[.I95]*0.067" office:value-type="float" office:value="-0.679408944" calcext:value-type="float">
            <text:p>-0,679408944</text:p>
          </table:table-cell>
          <table:table-cell table:formula="of:=[.J95]*0.067" office:value-type="float" office:value="-10.5949941068" calcext:value-type="float">
            <text:p>-10,5949941068</text:p>
          </table:table-cell>
          <table:table-cell table:formula="of:=[.K95]*0.067" office:value-type="float" office:value="-18.3001321871" calcext:value-type="float">
            <text:p>-18,30013218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0.299954209" calcext:value-type="float">
            <text:p>-0,299954209</text:p>
          </table:table-cell>
          <table:table-cell office:value-type="float" office:value="-1.406692601" calcext:value-type="float">
            <text:p>-1,406692601</text:p>
          </table:table-cell>
          <table:table-cell office:value-type="float" office:value="-2.655097318" calcext:value-type="float">
            <text:p>-2,655097318</text:p>
          </table:table-cell>
          <table:table-cell/>
          <table:table-cell table:formula="of:=[.E96]*100" office:value-type="float" office:value="-29.9954209" calcext:value-type="float">
            <text:p>-29,9954209</text:p>
          </table:table-cell>
          <table:table-cell table:formula="of:=[.F96]*100" office:value-type="float" office:value="-140.6692601" calcext:value-type="float">
            <text:p>-140,6692601</text:p>
          </table:table-cell>
          <table:table-cell table:formula="of:=[.G96]*100" office:value-type="float" office:value="-265.5097318" calcext:value-type="float">
            <text:p>-265,5097318</text:p>
          </table:table-cell>
          <table:table-cell/>
          <table:table-cell table:formula="of:=[.I96]*0.067" office:value-type="float" office:value="-2.0096932003" calcext:value-type="float">
            <text:p>-2,0096932003</text:p>
          </table:table-cell>
          <table:table-cell table:formula="of:=[.J96]*0.067" office:value-type="float" office:value="-9.4248404267" calcext:value-type="float">
            <text:p>-9,4248404267</text:p>
          </table:table-cell>
          <table:table-cell table:formula="of:=[.K96]*0.067" office:value-type="float" office:value="-17.7891520306" calcext:value-type="float">
            <text:p>-17,789152030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1.213038079" calcext:value-type="float">
            <text:p>-1,213038079</text:p>
          </table:table-cell>
          <table:table-cell office:value-type="float" office:value="-1.571973365" calcext:value-type="float">
            <text:p>-1,571973365</text:p>
          </table:table-cell>
          <table:table-cell office:value-type="float" office:value="-2.786773163" calcext:value-type="float">
            <text:p>-2,786773163</text:p>
          </table:table-cell>
          <table:table-cell/>
          <table:table-cell table:formula="of:=[.E97]*100" office:value-type="float" office:value="-121.3038079" calcext:value-type="float">
            <text:p>-121,3038079</text:p>
          </table:table-cell>
          <table:table-cell table:formula="of:=[.F97]*100" office:value-type="float" office:value="-157.1973365" calcext:value-type="float">
            <text:p>-157,1973365</text:p>
          </table:table-cell>
          <table:table-cell table:formula="of:=[.G97]*100" office:value-type="float" office:value="-278.6773163" calcext:value-type="float">
            <text:p>-278,6773163</text:p>
          </table:table-cell>
          <table:table-cell/>
          <table:table-cell table:formula="of:=[.I97]*0.067" office:value-type="float" office:value="-8.1273551293" calcext:value-type="float">
            <text:p>-8,1273551293</text:p>
          </table:table-cell>
          <table:table-cell table:formula="of:=[.J97]*0.067" office:value-type="float" office:value="-10.5322215455" calcext:value-type="float">
            <text:p>-10,5322215455</text:p>
          </table:table-cell>
          <table:table-cell table:formula="of:=[.K97]*0.067" office:value-type="float" office:value="-18.6713801921" calcext:value-type="float">
            <text:p>-18,67138019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.502726625" calcext:value-type="float">
            <text:p>-1,502726625</text:p>
          </table:table-cell>
          <table:table-cell office:value-type="float" office:value="-2.314891153" calcext:value-type="float">
            <text:p>-2,314891153</text:p>
          </table:table-cell>
          <table:table-cell office:value-type="float" office:value="-3.607850088" calcext:value-type="float">
            <text:p>-3,607850088</text:p>
          </table:table-cell>
          <table:table-cell/>
          <table:table-cell table:formula="of:=[.E98]*100" office:value-type="float" office:value="-150.2726625" calcext:value-type="float">
            <text:p>-150,2726625</text:p>
          </table:table-cell>
          <table:table-cell table:formula="of:=[.F98]*100" office:value-type="float" office:value="-231.4891153" calcext:value-type="float">
            <text:p>-231,4891153</text:p>
          </table:table-cell>
          <table:table-cell table:formula="of:=[.G98]*100" office:value-type="float" office:value="-360.7850088" calcext:value-type="float">
            <text:p>-360,7850088</text:p>
          </table:table-cell>
          <table:table-cell/>
          <table:table-cell table:formula="of:=[.I98]*0.067" office:value-type="float" office:value="-10.0682683875" calcext:value-type="float">
            <text:p>-10,0682683875</text:p>
          </table:table-cell>
          <table:table-cell table:formula="of:=[.J98]*0.067" office:value-type="float" office:value="-15.5097707251" calcext:value-type="float">
            <text:p>-15,5097707251</text:p>
          </table:table-cell>
          <table:table-cell table:formula="of:=[.K98]*0.067" office:value-type="float" office:value="-24.1725955896" calcext:value-type="float">
            <text:p>-24,17259558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0.967392896" calcext:value-type="float">
            <text:p>-0,967392896</text:p>
          </table:table-cell>
          <table:table-cell office:value-type="float" office:value="-1.656272515" calcext:value-type="float">
            <text:p>-1,656272515</text:p>
          </table:table-cell>
          <table:table-cell office:value-type="float" office:value="-3.401445197" calcext:value-type="float">
            <text:p>-3,401445197</text:p>
          </table:table-cell>
          <table:table-cell/>
          <table:table-cell table:formula="of:=[.E99]*100" office:value-type="float" office:value="-96.7392896" calcext:value-type="float">
            <text:p>-96,7392896</text:p>
          </table:table-cell>
          <table:table-cell table:formula="of:=[.F99]*100" office:value-type="float" office:value="-165.6272515" calcext:value-type="float">
            <text:p>-165,6272515</text:p>
          </table:table-cell>
          <table:table-cell table:formula="of:=[.G99]*100" office:value-type="float" office:value="-340.1445197" calcext:value-type="float">
            <text:p>-340,1445197</text:p>
          </table:table-cell>
          <table:table-cell/>
          <table:table-cell table:formula="of:=[.I99]*0.067" office:value-type="float" office:value="-6.4815324032" calcext:value-type="float">
            <text:p>-6,4815324032</text:p>
          </table:table-cell>
          <table:table-cell table:formula="of:=[.J99]*0.067" office:value-type="float" office:value="-11.0970258505" calcext:value-type="float">
            <text:p>-11,0970258505</text:p>
          </table:table-cell>
          <table:table-cell table:formula="of:=[.K99]*0.067" office:value-type="float" office:value="-22.7896828199" calcext:value-type="float">
            <text:p>-22,78968281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.60060363" calcext:value-type="float">
            <text:p>-1,60060363</text:p>
          </table:table-cell>
          <table:table-cell office:value-type="float" office:value="-1.824516883" calcext:value-type="float">
            <text:p>-1,824516883</text:p>
          </table:table-cell>
          <table:table-cell office:value-type="float" office:value="-3.633255667" calcext:value-type="float">
            <text:p>-3,633255667</text:p>
          </table:table-cell>
          <table:table-cell/>
          <table:table-cell table:formula="of:=[.E100]*100" office:value-type="float" office:value="-160.060363" calcext:value-type="float">
            <text:p>-160,060363</text:p>
          </table:table-cell>
          <table:table-cell table:formula="of:=[.F100]*100" office:value-type="float" office:value="-182.4516883" calcext:value-type="float">
            <text:p>-182,4516883</text:p>
          </table:table-cell>
          <table:table-cell table:formula="of:=[.G100]*100" office:value-type="float" office:value="-363.3255667" calcext:value-type="float">
            <text:p>-363,3255667</text:p>
          </table:table-cell>
          <table:table-cell/>
          <table:table-cell table:formula="of:=[.I100]*0.067" office:value-type="float" office:value="-10.724044321" calcext:value-type="float">
            <text:p>-10,724044321</text:p>
          </table:table-cell>
          <table:table-cell table:formula="of:=[.J100]*0.067" office:value-type="float" office:value="-12.2242631161" calcext:value-type="float">
            <text:p>-12,2242631161</text:p>
          </table:table-cell>
          <table:table-cell table:formula="of:=[.K100]*0.067" office:value-type="float" office:value="-24.3428129689" calcext:value-type="float">
            <text:p>-24,34281296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.769113074" calcext:value-type="float">
            <text:p>-1,769113074</text:p>
          </table:table-cell>
          <table:table-cell office:value-type="float" office:value="-2.77712841" calcext:value-type="float">
            <text:p>-2,77712841</text:p>
          </table:table-cell>
          <table:table-cell office:value-type="float" office:value="-4.495674171" calcext:value-type="float">
            <text:p>-4,495674171</text:p>
          </table:table-cell>
          <table:table-cell/>
          <table:table-cell table:formula="of:=[.E101]*100" office:value-type="float" office:value="-176.9113074" calcext:value-type="float">
            <text:p>-176,9113074</text:p>
          </table:table-cell>
          <table:table-cell table:formula="of:=[.F101]*100" office:value-type="float" office:value="-277.712841" calcext:value-type="float">
            <text:p>-277,712841</text:p>
          </table:table-cell>
          <table:table-cell table:formula="of:=[.G101]*100" office:value-type="float" office:value="-449.5674171" calcext:value-type="float">
            <text:p>-449,5674171</text:p>
          </table:table-cell>
          <table:table-cell/>
          <table:table-cell table:formula="of:=[.I101]*0.067" office:value-type="float" office:value="-11.8530575958" calcext:value-type="float">
            <text:p>-11,8530575958</text:p>
          </table:table-cell>
          <table:table-cell table:formula="of:=[.J101]*0.067" office:value-type="float" office:value="-18.606760347" calcext:value-type="float">
            <text:p>-18,606760347</text:p>
          </table:table-cell>
          <table:table-cell table:formula="of:=[.K101]*0.067" office:value-type="float" office:value="-30.1210169457" calcext:value-type="float">
            <text:p>-30,12101694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.27490595" calcext:value-type="float">
            <text:p>-1,27490595</text:p>
          </table:table-cell>
          <table:table-cell office:value-type="float" office:value="-2.605739678" calcext:value-type="float">
            <text:p>-2,605739678</text:p>
          </table:table-cell>
          <table:table-cell office:value-type="float" office:value="-4.543030502" calcext:value-type="float">
            <text:p>-4,543030502</text:p>
          </table:table-cell>
          <table:table-cell/>
          <table:table-cell table:formula="of:=[.E102]*100" office:value-type="float" office:value="-127.490595" calcext:value-type="float">
            <text:p>-127,490595</text:p>
          </table:table-cell>
          <table:table-cell table:formula="of:=[.F102]*100" office:value-type="float" office:value="-260.5739678" calcext:value-type="float">
            <text:p>-260,5739678</text:p>
          </table:table-cell>
          <table:table-cell table:formula="of:=[.G102]*100" office:value-type="float" office:value="-454.3030502" calcext:value-type="float">
            <text:p>-454,3030502</text:p>
          </table:table-cell>
          <table:table-cell/>
          <table:table-cell table:formula="of:=[.I102]*0.067" office:value-type="float" office:value="-8.541869865" calcext:value-type="float">
            <text:p>-8,541869865</text:p>
          </table:table-cell>
          <table:table-cell table:formula="of:=[.J102]*0.067" office:value-type="float" office:value="-17.4584558426" calcext:value-type="float">
            <text:p>-17,4584558426</text:p>
          </table:table-cell>
          <table:table-cell table:formula="of:=[.K102]*0.067" office:value-type="float" office:value="-30.4383043634" calcext:value-type="float">
            <text:p>-30,43830436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.739519235" calcext:value-type="float">
            <text:p>-1,739519235</text:p>
          </table:table-cell>
          <table:table-cell office:value-type="float" office:value="-2.541152799" calcext:value-type="float">
            <text:p>-2,541152799</text:p>
          </table:table-cell>
          <table:table-cell office:value-type="float" office:value="-4.89204688" calcext:value-type="float">
            <text:p>-4,89204688</text:p>
          </table:table-cell>
          <table:table-cell/>
          <table:table-cell table:formula="of:=[.E103]*100" office:value-type="float" office:value="-173.9519235" calcext:value-type="float">
            <text:p>-173,9519235</text:p>
          </table:table-cell>
          <table:table-cell table:formula="of:=[.F103]*100" office:value-type="float" office:value="-254.1152799" calcext:value-type="float">
            <text:p>-254,1152799</text:p>
          </table:table-cell>
          <table:table-cell table:formula="of:=[.G103]*100" office:value-type="float" office:value="-489.204688" calcext:value-type="float">
            <text:p>-489,204688</text:p>
          </table:table-cell>
          <table:table-cell/>
          <table:table-cell table:formula="of:=[.I103]*0.067" office:value-type="float" office:value="-11.6547788745" calcext:value-type="float">
            <text:p>-11,6547788745</text:p>
          </table:table-cell>
          <table:table-cell table:formula="of:=[.J103]*0.067" office:value-type="float" office:value="-17.0257237533" calcext:value-type="float">
            <text:p>-17,0257237533</text:p>
          </table:table-cell>
          <table:table-cell table:formula="of:=[.K103]*0.067" office:value-type="float" office:value="-32.776714096" calcext:value-type="float">
            <text:p>-32,7767140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.701015666" calcext:value-type="float">
            <text:p>-1,701015666</text:p>
          </table:table-cell>
          <table:table-cell office:value-type="float" office:value="-2.69297456" calcext:value-type="float">
            <text:p>-2,69297456</text:p>
          </table:table-cell>
          <table:table-cell office:value-type="float" office:value="-5.751035594" calcext:value-type="float">
            <text:p>-5,751035594</text:p>
          </table:table-cell>
          <table:table-cell/>
          <table:table-cell table:formula="of:=[.E104]*100" office:value-type="float" office:value="-170.1015666" calcext:value-type="float">
            <text:p>-170,1015666</text:p>
          </table:table-cell>
          <table:table-cell table:formula="of:=[.F104]*100" office:value-type="float" office:value="-269.297456" calcext:value-type="float">
            <text:p>-269,297456</text:p>
          </table:table-cell>
          <table:table-cell table:formula="of:=[.G104]*100" office:value-type="float" office:value="-575.1035594" calcext:value-type="float">
            <text:p>-575,1035594</text:p>
          </table:table-cell>
          <table:table-cell/>
          <table:table-cell table:formula="of:=[.I104]*0.067" office:value-type="float" office:value="-11.3968049622" calcext:value-type="float">
            <text:p>-11,3968049622</text:p>
          </table:table-cell>
          <table:table-cell table:formula="of:=[.J104]*0.067" office:value-type="float" office:value="-18.042929552" calcext:value-type="float">
            <text:p>-18,042929552</text:p>
          </table:table-cell>
          <table:table-cell table:formula="of:=[.K104]*0.067" office:value-type="float" office:value="-38.5319384798" calcext:value-type="float">
            <text:p>-38,53193847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.032992979" calcext:value-type="float">
            <text:p>-1,032992979</text:p>
          </table:table-cell>
          <table:table-cell office:value-type="float" office:value="-2.796794199" calcext:value-type="float">
            <text:p>-2,796794199</text:p>
          </table:table-cell>
          <table:table-cell office:value-type="float" office:value="-5.922434521" calcext:value-type="float">
            <text:p>-5,922434521</text:p>
          </table:table-cell>
          <table:table-cell/>
          <table:table-cell table:formula="of:=[.E105]*100" office:value-type="float" office:value="-103.2992979" calcext:value-type="float">
            <text:p>-103,2992979</text:p>
          </table:table-cell>
          <table:table-cell table:formula="of:=[.F105]*100" office:value-type="float" office:value="-279.6794199" calcext:value-type="float">
            <text:p>-279,6794199</text:p>
          </table:table-cell>
          <table:table-cell table:formula="of:=[.G105]*100" office:value-type="float" office:value="-592.2434521" calcext:value-type="float">
            <text:p>-592,2434521</text:p>
          </table:table-cell>
          <table:table-cell/>
          <table:table-cell table:formula="of:=[.I105]*0.067" office:value-type="float" office:value="-6.9210529593" calcext:value-type="float">
            <text:p>-6,9210529593</text:p>
          </table:table-cell>
          <table:table-cell table:formula="of:=[.J105]*0.067" office:value-type="float" office:value="-18.7385211333" calcext:value-type="float">
            <text:p>-18,7385211333</text:p>
          </table:table-cell>
          <table:table-cell table:formula="of:=[.K105]*0.067" office:value-type="float" office:value="-39.6803112907" calcext:value-type="float">
            <text:p>-39,68031129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.061673756" calcext:value-type="float">
            <text:p>-1,061673756</text:p>
          </table:table-cell>
          <table:table-cell office:value-type="float" office:value="-2.9950668" calcext:value-type="float">
            <text:p>-2,9950668</text:p>
          </table:table-cell>
          <table:table-cell office:value-type="float" office:value="-6.133794987" calcext:value-type="float">
            <text:p>-6,133794987</text:p>
          </table:table-cell>
          <table:table-cell/>
          <table:table-cell table:formula="of:=[.E106]*100" office:value-type="float" office:value="-106.1673756" calcext:value-type="float">
            <text:p>-106,1673756</text:p>
          </table:table-cell>
          <table:table-cell table:formula="of:=[.F106]*100" office:value-type="float" office:value="-299.50668" calcext:value-type="float">
            <text:p>-299,50668</text:p>
          </table:table-cell>
          <table:table-cell table:formula="of:=[.G106]*100" office:value-type="float" office:value="-613.3794987" calcext:value-type="float">
            <text:p>-613,3794987</text:p>
          </table:table-cell>
          <table:table-cell/>
          <table:table-cell table:formula="of:=[.I106]*0.067" office:value-type="float" office:value="-7.1132141652" calcext:value-type="float">
            <text:p>-7,1132141652</text:p>
          </table:table-cell>
          <table:table-cell table:formula="of:=[.J106]*0.067" office:value-type="float" office:value="-20.06694756" calcext:value-type="float">
            <text:p>-20,06694756</text:p>
          </table:table-cell>
          <table:table-cell table:formula="of:=[.K106]*0.067" office:value-type="float" office:value="-41.0964264129" calcext:value-type="float">
            <text:p>-41,096426412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0.960824109" calcext:value-type="float">
            <text:p>-0,960824109</text:p>
          </table:table-cell>
          <table:table-cell office:value-type="float" office:value="-3.14060396" calcext:value-type="float">
            <text:p>-3,14060396</text:p>
          </table:table-cell>
          <table:table-cell office:value-type="float" office:value="-6.612159692" calcext:value-type="float">
            <text:p>-6,612159692</text:p>
          </table:table-cell>
          <table:table-cell/>
          <table:table-cell table:formula="of:=[.E107]*100" office:value-type="float" office:value="-96.0824109" calcext:value-type="float">
            <text:p>-96,0824109</text:p>
          </table:table-cell>
          <table:table-cell table:formula="of:=[.F107]*100" office:value-type="float" office:value="-314.060396" calcext:value-type="float">
            <text:p>-314,060396</text:p>
          </table:table-cell>
          <table:table-cell table:formula="of:=[.G107]*100" office:value-type="float" office:value="-661.2159692" calcext:value-type="float">
            <text:p>-661,2159692</text:p>
          </table:table-cell>
          <table:table-cell/>
          <table:table-cell table:formula="of:=[.I107]*0.067" office:value-type="float" office:value="-6.4375215303" calcext:value-type="float">
            <text:p>-6,4375215303</text:p>
          </table:table-cell>
          <table:table-cell table:formula="of:=[.J107]*0.067" office:value-type="float" office:value="-21.042046532" calcext:value-type="float">
            <text:p>-21,042046532</text:p>
          </table:table-cell>
          <table:table-cell table:formula="of:=[.K107]*0.067" office:value-type="float" office:value="-44.3014699364" calcext:value-type="float">
            <text:p>-44,301469936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0.453331901" calcext:value-type="float">
            <text:p>-0,453331901</text:p>
          </table:table-cell>
          <table:table-cell office:value-type="float" office:value="-3.253459498" calcext:value-type="float">
            <text:p>-3,253459498</text:p>
          </table:table-cell>
          <table:table-cell office:value-type="float" office:value="-6.756879488" calcext:value-type="float">
            <text:p>-6,756879488</text:p>
          </table:table-cell>
          <table:table-cell/>
          <table:table-cell table:formula="of:=[.E108]*100" office:value-type="float" office:value="-45.3331901" calcext:value-type="float">
            <text:p>-45,3331901</text:p>
          </table:table-cell>
          <table:table-cell table:formula="of:=[.F108]*100" office:value-type="float" office:value="-325.3459498" calcext:value-type="float">
            <text:p>-325,3459498</text:p>
          </table:table-cell>
          <table:table-cell table:formula="of:=[.G108]*100" office:value-type="float" office:value="-675.6879488" calcext:value-type="float">
            <text:p>-675,6879488</text:p>
          </table:table-cell>
          <table:table-cell/>
          <table:table-cell table:formula="of:=[.I108]*0.067" office:value-type="float" office:value="-3.0373237367" calcext:value-type="float">
            <text:p>-3,0373237367</text:p>
          </table:table-cell>
          <table:table-cell table:formula="of:=[.J108]*0.067" office:value-type="float" office:value="-21.7981786366" calcext:value-type="float">
            <text:p>-21,7981786366</text:p>
          </table:table-cell>
          <table:table-cell table:formula="of:=[.K108]*0.067" office:value-type="float" office:value="-45.2710925696" calcext:value-type="float">
            <text:p>-45,271092569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0.140840443" calcext:value-type="float">
            <text:p>-0,140840443</text:p>
          </table:table-cell>
          <table:table-cell office:value-type="float" office:value="-3.521070629" calcext:value-type="float">
            <text:p>-3,521070629</text:p>
          </table:table-cell>
          <table:table-cell office:value-type="float" office:value="-6.77656452" calcext:value-type="float">
            <text:p>-6,77656452</text:p>
          </table:table-cell>
          <table:table-cell/>
          <table:table-cell table:formula="of:=[.E109]*100" office:value-type="float" office:value="-14.0840443" calcext:value-type="float">
            <text:p>-14,0840443</text:p>
          </table:table-cell>
          <table:table-cell table:formula="of:=[.F109]*100" office:value-type="float" office:value="-352.1070629" calcext:value-type="float">
            <text:p>-352,1070629</text:p>
          </table:table-cell>
          <table:table-cell table:formula="of:=[.G109]*100" office:value-type="float" office:value="-677.656452" calcext:value-type="float">
            <text:p>-677,656452</text:p>
          </table:table-cell>
          <table:table-cell/>
          <table:table-cell table:formula="of:=[.I109]*0.067" office:value-type="float" office:value="-0.9436309681" calcext:value-type="float">
            <text:p>-0,9436309681</text:p>
          </table:table-cell>
          <table:table-cell table:formula="of:=[.J109]*0.067" office:value-type="float" office:value="-23.5911732143" calcext:value-type="float">
            <text:p>-23,5911732143</text:p>
          </table:table-cell>
          <table:table-cell table:formula="of:=[.K109]*0.067" office:value-type="float" office:value="-45.402982284" calcext:value-type="float">
            <text:p>-45,4029822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0.048326381" calcext:value-type="float">
            <text:p>0,048326381</text:p>
          </table:table-cell>
          <table:table-cell office:value-type="float" office:value="-3.811294986" calcext:value-type="float">
            <text:p>-3,811294986</text:p>
          </table:table-cell>
          <table:table-cell office:value-type="float" office:value="-6.80008109" calcext:value-type="float">
            <text:p>-6,80008109</text:p>
          </table:table-cell>
          <table:table-cell/>
          <table:table-cell table:formula="of:=[.E110]*100" office:value-type="float" office:value="4.8326381" calcext:value-type="float">
            <text:p>4,8326381</text:p>
          </table:table-cell>
          <table:table-cell table:formula="of:=[.F110]*100" office:value-type="float" office:value="-381.1294986" calcext:value-type="float">
            <text:p>-381,1294986</text:p>
          </table:table-cell>
          <table:table-cell table:formula="of:=[.G110]*100" office:value-type="float" office:value="-680.008109" calcext:value-type="float">
            <text:p>-680,008109</text:p>
          </table:table-cell>
          <table:table-cell/>
          <table:table-cell table:formula="of:=[.I110]*0.067" office:value-type="float" office:value="0.3237867527" calcext:value-type="float">
            <text:p>0,3237867527</text:p>
          </table:table-cell>
          <table:table-cell table:formula="of:=[.J110]*0.067" office:value-type="float" office:value="-25.5356764062" calcext:value-type="float">
            <text:p>-25,5356764062</text:p>
          </table:table-cell>
          <table:table-cell table:formula="of:=[.K110]*0.067" office:value-type="float" office:value="-45.560543303" calcext:value-type="float">
            <text:p>-45,5605433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0.347302238" calcext:value-type="float">
            <text:p>0,347302238</text:p>
          </table:table-cell>
          <table:table-cell office:value-type="float" office:value="-3.820354629" calcext:value-type="float">
            <text:p>-3,820354629</text:p>
          </table:table-cell>
          <table:table-cell office:value-type="float" office:value="-6.784087513" calcext:value-type="float">
            <text:p>-6,784087513</text:p>
          </table:table-cell>
          <table:table-cell/>
          <table:table-cell table:formula="of:=[.E111]*100" office:value-type="float" office:value="34.7302238" calcext:value-type="float">
            <text:p>34,7302238</text:p>
          </table:table-cell>
          <table:table-cell table:formula="of:=[.F111]*100" office:value-type="float" office:value="-382.0354629" calcext:value-type="float">
            <text:p>-382,0354629</text:p>
          </table:table-cell>
          <table:table-cell table:formula="of:=[.G111]*100" office:value-type="float" office:value="-678.4087513" calcext:value-type="float">
            <text:p>-678,4087513</text:p>
          </table:table-cell>
          <table:table-cell/>
          <table:table-cell table:formula="of:=[.I111]*0.067" office:value-type="float" office:value="2.3269249946" calcext:value-type="float">
            <text:p>2,3269249946</text:p>
          </table:table-cell>
          <table:table-cell table:formula="of:=[.J111]*0.067" office:value-type="float" office:value="-25.5963760143" calcext:value-type="float">
            <text:p>-25,5963760143</text:p>
          </table:table-cell>
          <table:table-cell table:formula="of:=[.K111]*0.067" office:value-type="float" office:value="-45.4533863371" calcext:value-type="float">
            <text:p>-45,45338633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0.756844001" calcext:value-type="float">
            <text:p>0,756844001</text:p>
          </table:table-cell>
          <table:table-cell office:value-type="float" office:value="-3.674466606" calcext:value-type="float">
            <text:p>-3,674466606</text:p>
          </table:table-cell>
          <table:table-cell office:value-type="float" office:value="-6.652414181" calcext:value-type="float">
            <text:p>-6,652414181</text:p>
          </table:table-cell>
          <table:table-cell/>
          <table:table-cell table:formula="of:=[.E112]*100" office:value-type="float" office:value="75.6844001" calcext:value-type="float">
            <text:p>75,6844001</text:p>
          </table:table-cell>
          <table:table-cell table:formula="of:=[.F112]*100" office:value-type="float" office:value="-367.4466606" calcext:value-type="float">
            <text:p>-367,4466606</text:p>
          </table:table-cell>
          <table:table-cell table:formula="of:=[.G112]*100" office:value-type="float" office:value="-665.2414181" calcext:value-type="float">
            <text:p>-665,2414181</text:p>
          </table:table-cell>
          <table:table-cell/>
          <table:table-cell table:formula="of:=[.I112]*0.067" office:value-type="float" office:value="5.0708548067" calcext:value-type="float">
            <text:p>5,0708548067</text:p>
          </table:table-cell>
          <table:table-cell table:formula="of:=[.J112]*0.067" office:value-type="float" office:value="-24.6189262602" calcext:value-type="float">
            <text:p>-24,6189262602</text:p>
          </table:table-cell>
          <table:table-cell table:formula="of:=[.K112]*0.067" office:value-type="float" office:value="-44.5711750127" calcext:value-type="float">
            <text:p>-44,57117501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1.067671689" calcext:value-type="float">
            <text:p>1,067671689</text:p>
          </table:table-cell>
          <table:table-cell office:value-type="float" office:value="-3.758840202" calcext:value-type="float">
            <text:p>-3,758840202</text:p>
          </table:table-cell>
          <table:table-cell office:value-type="float" office:value="-6.434435478" calcext:value-type="float">
            <text:p>-6,434435478</text:p>
          </table:table-cell>
          <table:table-cell/>
          <table:table-cell table:formula="of:=[.E113]*100" office:value-type="float" office:value="106.7671689" calcext:value-type="float">
            <text:p>106,7671689</text:p>
          </table:table-cell>
          <table:table-cell table:formula="of:=[.F113]*100" office:value-type="float" office:value="-375.8840202" calcext:value-type="float">
            <text:p>-375,8840202</text:p>
          </table:table-cell>
          <table:table-cell table:formula="of:=[.G113]*100" office:value-type="float" office:value="-643.4435478" calcext:value-type="float">
            <text:p>-643,4435478</text:p>
          </table:table-cell>
          <table:table-cell/>
          <table:table-cell table:formula="of:=[.I113]*0.067" office:value-type="float" office:value="7.1534003163" calcext:value-type="float">
            <text:p>7,1534003163</text:p>
          </table:table-cell>
          <table:table-cell table:formula="of:=[.J113]*0.067" office:value-type="float" office:value="-25.1842293534" calcext:value-type="float">
            <text:p>-25,1842293534</text:p>
          </table:table-cell>
          <table:table-cell table:formula="of:=[.K113]*0.067" office:value-type="float" office:value="-43.1107177026" calcext:value-type="float">
            <text:p>-43,11071770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1.487185698" calcext:value-type="float">
            <text:p>1,487185698</text:p>
          </table:table-cell>
          <table:table-cell office:value-type="float" office:value="-3.469810981" calcext:value-type="float">
            <text:p>-3,469810981</text:p>
          </table:table-cell>
          <table:table-cell office:value-type="float" office:value="-6.053021244" calcext:value-type="float">
            <text:p>-6,053021244</text:p>
          </table:table-cell>
          <table:table-cell/>
          <table:table-cell table:formula="of:=[.E114]*100" office:value-type="float" office:value="148.7185698" calcext:value-type="float">
            <text:p>148,7185698</text:p>
          </table:table-cell>
          <table:table-cell table:formula="of:=[.F114]*100" office:value-type="float" office:value="-346.9810981" calcext:value-type="float">
            <text:p>-346,9810981</text:p>
          </table:table-cell>
          <table:table-cell table:formula="of:=[.G114]*100" office:value-type="float" office:value="-605.3021244" calcext:value-type="float">
            <text:p>-605,3021244</text:p>
          </table:table-cell>
          <table:table-cell/>
          <table:table-cell table:formula="of:=[.I114]*0.067" office:value-type="float" office:value="9.9641441766" calcext:value-type="float">
            <text:p>9,9641441766</text:p>
          </table:table-cell>
          <table:table-cell table:formula="of:=[.J114]*0.067" office:value-type="float" office:value="-23.2477335727" calcext:value-type="float">
            <text:p>-23,2477335727</text:p>
          </table:table-cell>
          <table:table-cell table:formula="of:=[.K114]*0.067" office:value-type="float" office:value="-40.5552423348" calcext:value-type="float">
            <text:p>-40,55524233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.460516962" calcext:value-type="float">
            <text:p>1,460516962</text:p>
          </table:table-cell>
          <table:table-cell office:value-type="float" office:value="-2.700509066" calcext:value-type="float">
            <text:p>-2,700509066</text:p>
          </table:table-cell>
          <table:table-cell office:value-type="float" office:value="-5.382409078" calcext:value-type="float">
            <text:p>-5,382409078</text:p>
          </table:table-cell>
          <table:table-cell/>
          <table:table-cell table:formula="of:=[.E115]*100" office:value-type="float" office:value="146.0516962" calcext:value-type="float">
            <text:p>146,0516962</text:p>
          </table:table-cell>
          <table:table-cell table:formula="of:=[.F115]*100" office:value-type="float" office:value="-270.0509066" calcext:value-type="float">
            <text:p>-270,0509066</text:p>
          </table:table-cell>
          <table:table-cell table:formula="of:=[.G115]*100" office:value-type="float" office:value="-538.2409078" calcext:value-type="float">
            <text:p>-538,2409078</text:p>
          </table:table-cell>
          <table:table-cell/>
          <table:table-cell table:formula="of:=[.I115]*0.067" office:value-type="float" office:value="9.7854636454" calcext:value-type="float">
            <text:p>9,7854636454</text:p>
          </table:table-cell>
          <table:table-cell table:formula="of:=[.J115]*0.067" office:value-type="float" office:value="-18.0934107422" calcext:value-type="float">
            <text:p>-18,0934107422</text:p>
          </table:table-cell>
          <table:table-cell table:formula="of:=[.K115]*0.067" office:value-type="float" office:value="-36.0621408226" calcext:value-type="float">
            <text:p>-36,062140822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.182223554" calcext:value-type="float">
            <text:p>1,182223554</text:p>
          </table:table-cell>
          <table:table-cell office:value-type="float" office:value="-2.648054258" calcext:value-type="float">
            <text:p>-2,648054258</text:p>
          </table:table-cell>
          <table:table-cell office:value-type="float" office:value="-5.269360232" calcext:value-type="float">
            <text:p>-5,269360232</text:p>
          </table:table-cell>
          <table:table-cell/>
          <table:table-cell table:formula="of:=[.E116]*100" office:value-type="float" office:value="118.2223554" calcext:value-type="float">
            <text:p>118,2223554</text:p>
          </table:table-cell>
          <table:table-cell table:formula="of:=[.F116]*100" office:value-type="float" office:value="-264.8054258" calcext:value-type="float">
            <text:p>-264,8054258</text:p>
          </table:table-cell>
          <table:table-cell table:formula="of:=[.G116]*100" office:value-type="float" office:value="-526.9360232" calcext:value-type="float">
            <text:p>-526,9360232</text:p>
          </table:table-cell>
          <table:table-cell/>
          <table:table-cell table:formula="of:=[.I116]*0.067" office:value-type="float" office:value="7.9208978118" calcext:value-type="float">
            <text:p>7,9208978118</text:p>
          </table:table-cell>
          <table:table-cell table:formula="of:=[.J116]*0.067" office:value-type="float" office:value="-17.7419635286" calcext:value-type="float">
            <text:p>-17,7419635286</text:p>
          </table:table-cell>
          <table:table-cell table:formula="of:=[.K116]*0.067" office:value-type="float" office:value="-35.3047135544" calcext:value-type="float">
            <text:p>-35,304713554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2.014337808" calcext:value-type="float">
            <text:p>2,014337808</text:p>
          </table:table-cell>
          <table:table-cell office:value-type="float" office:value="-2.676127979" calcext:value-type="float">
            <text:p>-2,676127979</text:p>
          </table:table-cell>
          <table:table-cell office:value-type="float" office:value="-4.939157571" calcext:value-type="float">
            <text:p>-4,939157571</text:p>
          </table:table-cell>
          <table:table-cell/>
          <table:table-cell table:formula="of:=[.E117]*100" office:value-type="float" office:value="201.4337808" calcext:value-type="float">
            <text:p>201,4337808</text:p>
          </table:table-cell>
          <table:table-cell table:formula="of:=[.F117]*100" office:value-type="float" office:value="-267.6127979" calcext:value-type="float">
            <text:p>-267,6127979</text:p>
          </table:table-cell>
          <table:table-cell table:formula="of:=[.G117]*100" office:value-type="float" office:value="-493.9157571" calcext:value-type="float">
            <text:p>-493,9157571</text:p>
          </table:table-cell>
          <table:table-cell/>
          <table:table-cell table:formula="of:=[.I117]*0.067" office:value-type="float" office:value="13.4960633136" calcext:value-type="float">
            <text:p>13,4960633136</text:p>
          </table:table-cell>
          <table:table-cell table:formula="of:=[.J117]*0.067" office:value-type="float" office:value="-17.9300574593" calcext:value-type="float">
            <text:p>-17,9300574593</text:p>
          </table:table-cell>
          <table:table-cell table:formula="of:=[.K117]*0.067" office:value-type="float" office:value="-33.0923557257" calcext:value-type="float">
            <text:p>-33,092355725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.934779326" calcext:value-type="float">
            <text:p>1,934779326</text:p>
          </table:table-cell>
          <table:table-cell office:value-type="float" office:value="-2.550956819" calcext:value-type="float">
            <text:p>-2,550956819</text:p>
          </table:table-cell>
          <table:table-cell office:value-type="float" office:value="-3.828083091" calcext:value-type="float">
            <text:p>-3,828083091</text:p>
          </table:table-cell>
          <table:table-cell/>
          <table:table-cell table:formula="of:=[.E118]*100" office:value-type="float" office:value="193.4779326" calcext:value-type="float">
            <text:p>193,4779326</text:p>
          </table:table-cell>
          <table:table-cell table:formula="of:=[.F118]*100" office:value-type="float" office:value="-255.0956819" calcext:value-type="float">
            <text:p>-255,0956819</text:p>
          </table:table-cell>
          <table:table-cell table:formula="of:=[.G118]*100" office:value-type="float" office:value="-382.8083091" calcext:value-type="float">
            <text:p>-382,8083091</text:p>
          </table:table-cell>
          <table:table-cell/>
          <table:table-cell table:formula="of:=[.I118]*0.067" office:value-type="float" office:value="12.9630214842" calcext:value-type="float">
            <text:p>12,9630214842</text:p>
          </table:table-cell>
          <table:table-cell table:formula="of:=[.J118]*0.067" office:value-type="float" office:value="-17.0914106873" calcext:value-type="float">
            <text:p>-17,0914106873</text:p>
          </table:table-cell>
          <table:table-cell table:formula="of:=[.K118]*0.067" office:value-type="float" office:value="-25.6481567097" calcext:value-type="float">
            <text:p>-25,648156709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0.956505199" calcext:value-type="float">
            <text:p>0,956505199</text:p>
          </table:table-cell>
          <table:table-cell office:value-type="float" office:value="-2.592305408" calcext:value-type="float">
            <text:p>-2,592305408</text:p>
          </table:table-cell>
          <table:table-cell office:value-type="float" office:value="-3.929391862" calcext:value-type="float">
            <text:p>-3,929391862</text:p>
          </table:table-cell>
          <table:table-cell/>
          <table:table-cell table:formula="of:=[.E119]*100" office:value-type="float" office:value="95.6505199" calcext:value-type="float">
            <text:p>95,6505199</text:p>
          </table:table-cell>
          <table:table-cell table:formula="of:=[.F119]*100" office:value-type="float" office:value="-259.2305408" calcext:value-type="float">
            <text:p>-259,2305408</text:p>
          </table:table-cell>
          <table:table-cell table:formula="of:=[.G119]*100" office:value-type="float" office:value="-392.9391862" calcext:value-type="float">
            <text:p>-392,9391862</text:p>
          </table:table-cell>
          <table:table-cell/>
          <table:table-cell table:formula="of:=[.I119]*0.067" office:value-type="float" office:value="6.4085848333" calcext:value-type="float">
            <text:p>6,4085848333</text:p>
          </table:table-cell>
          <table:table-cell table:formula="of:=[.J119]*0.067" office:value-type="float" office:value="-17.3684462336" calcext:value-type="float">
            <text:p>-17,3684462336</text:p>
          </table:table-cell>
          <table:table-cell table:formula="of:=[.K119]*0.067" office:value-type="float" office:value="-26.3269254754" calcext:value-type="float">
            <text:p>-26,326925475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.870076739" calcext:value-type="float">
            <text:p>1,870076739</text:p>
          </table:table-cell>
          <table:table-cell office:value-type="float" office:value="-2.383214884" calcext:value-type="float">
            <text:p>-2,383214884</text:p>
          </table:table-cell>
          <table:table-cell office:value-type="float" office:value="-3.729877195" calcext:value-type="float">
            <text:p>-3,729877195</text:p>
          </table:table-cell>
          <table:table-cell/>
          <table:table-cell table:formula="of:=[.E120]*100" office:value-type="float" office:value="187.0076739" calcext:value-type="float">
            <text:p>187,0076739</text:p>
          </table:table-cell>
          <table:table-cell table:formula="of:=[.F120]*100" office:value-type="float" office:value="-238.3214884" calcext:value-type="float">
            <text:p>-238,3214884</text:p>
          </table:table-cell>
          <table:table-cell table:formula="of:=[.G120]*100" office:value-type="float" office:value="-372.9877195" calcext:value-type="float">
            <text:p>-372,9877195</text:p>
          </table:table-cell>
          <table:table-cell/>
          <table:table-cell table:formula="of:=[.I120]*0.067" office:value-type="float" office:value="12.5295141513" calcext:value-type="float">
            <text:p>12,5295141513</text:p>
          </table:table-cell>
          <table:table-cell table:formula="of:=[.J120]*0.067" office:value-type="float" office:value="-15.9675397228" calcext:value-type="float">
            <text:p>-15,9675397228</text:p>
          </table:table-cell>
          <table:table-cell table:formula="of:=[.K120]*0.067" office:value-type="float" office:value="-24.9901772065" calcext:value-type="float">
            <text:p>-24,990177206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.776574124" calcext:value-type="float">
            <text:p>1,776574124</text:p>
          </table:table-cell>
          <table:table-cell office:value-type="float" office:value="-1.622955568" calcext:value-type="float">
            <text:p>-1,622955568</text:p>
          </table:table-cell>
          <table:table-cell office:value-type="float" office:value="-2.430044121" calcext:value-type="float">
            <text:p>-2,430044121</text:p>
          </table:table-cell>
          <table:table-cell/>
          <table:table-cell table:formula="of:=[.E121]*100" office:value-type="float" office:value="177.6574124" calcext:value-type="float">
            <text:p>177,6574124</text:p>
          </table:table-cell>
          <table:table-cell table:formula="of:=[.F121]*100" office:value-type="float" office:value="-162.2955568" calcext:value-type="float">
            <text:p>-162,2955568</text:p>
          </table:table-cell>
          <table:table-cell table:formula="of:=[.G121]*100" office:value-type="float" office:value="-243.0044121" calcext:value-type="float">
            <text:p>-243,0044121</text:p>
          </table:table-cell>
          <table:table-cell/>
          <table:table-cell table:formula="of:=[.I121]*0.067" office:value-type="float" office:value="11.9030466308" calcext:value-type="float">
            <text:p>11,9030466308</text:p>
          </table:table-cell>
          <table:table-cell table:formula="of:=[.J121]*0.067" office:value-type="float" office:value="-10.8738023056" calcext:value-type="float">
            <text:p>-10,8738023056</text:p>
          </table:table-cell>
          <table:table-cell table:formula="of:=[.K121]*0.067" office:value-type="float" office:value="-16.2812956107" calcext:value-type="float">
            <text:p>-16,281295610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0.483652789" calcext:value-type="float">
            <text:p>0,483652789</text:p>
          </table:table-cell>
          <table:table-cell office:value-type="float" office:value="-1.601867926" calcext:value-type="float">
            <text:p>-1,601867926</text:p>
          </table:table-cell>
          <table:table-cell office:value-type="float" office:value="-2.872866465" calcext:value-type="float">
            <text:p>-2,872866465</text:p>
          </table:table-cell>
          <table:table-cell/>
          <table:table-cell table:formula="of:=[.E122]*100" office:value-type="float" office:value="48.3652789" calcext:value-type="float">
            <text:p>48,3652789</text:p>
          </table:table-cell>
          <table:table-cell table:formula="of:=[.F122]*100" office:value-type="float" office:value="-160.1867926" calcext:value-type="float">
            <text:p>-160,1867926</text:p>
          </table:table-cell>
          <table:table-cell table:formula="of:=[.G122]*100" office:value-type="float" office:value="-287.2866465" calcext:value-type="float">
            <text:p>-287,2866465</text:p>
          </table:table-cell>
          <table:table-cell/>
          <table:table-cell table:formula="of:=[.I122]*0.067" office:value-type="float" office:value="3.2404736863" calcext:value-type="float">
            <text:p>3,2404736863</text:p>
          </table:table-cell>
          <table:table-cell table:formula="of:=[.J122]*0.067" office:value-type="float" office:value="-10.7325151042" calcext:value-type="float">
            <text:p>-10,7325151042</text:p>
          </table:table-cell>
          <table:table-cell table:formula="of:=[.K122]*0.067" office:value-type="float" office:value="-19.2482053155" calcext:value-type="float">
            <text:p>-19,248205315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.841621417" calcext:value-type="float">
            <text:p>1,841621417</text:p>
          </table:table-cell>
          <table:table-cell office:value-type="float" office:value="-1.167025996" calcext:value-type="float">
            <text:p>-1,167025996</text:p>
          </table:table-cell>
          <table:table-cell office:value-type="float" office:value="-2.81210648" calcext:value-type="float">
            <text:p>-2,81210648</text:p>
          </table:table-cell>
          <table:table-cell/>
          <table:table-cell table:formula="of:=[.E123]*100" office:value-type="float" office:value="184.1621417" calcext:value-type="float">
            <text:p>184,1621417</text:p>
          </table:table-cell>
          <table:table-cell table:formula="of:=[.F123]*100" office:value-type="float" office:value="-116.7025996" calcext:value-type="float">
            <text:p>-116,7025996</text:p>
          </table:table-cell>
          <table:table-cell table:formula="of:=[.G123]*100" office:value-type="float" office:value="-281.210648" calcext:value-type="float">
            <text:p>-281,210648</text:p>
          </table:table-cell>
          <table:table-cell/>
          <table:table-cell table:formula="of:=[.I123]*0.067" office:value-type="float" office:value="12.3388634939" calcext:value-type="float">
            <text:p>12,3388634939</text:p>
          </table:table-cell>
          <table:table-cell table:formula="of:=[.J123]*0.067" office:value-type="float" office:value="-7.8190741732" calcext:value-type="float">
            <text:p>-7,8190741732</text:p>
          </table:table-cell>
          <table:table-cell table:formula="of:=[.K123]*0.067" office:value-type="float" office:value="-18.841113416" calcext:value-type="float">
            <text:p>-18,8411134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02" calcext:value-type="float">
            <text:p>-241,02</text:p>
          </table:table-cell>
          <table:table-cell office:value-type="float" office:value="0" calcext:value-type="float">
            <text:p>0</text:p>
          </table:table-cell>
          <table:table-cell office:value-type="float" office:value="-0.887631834" calcext:value-type="float">
            <text:p>-0,887631834</text:p>
          </table:table-cell>
          <table:table-cell office:value-type="float" office:value="-1.159507819" calcext:value-type="float">
            <text:p>-1,159507819</text:p>
          </table:table-cell>
          <table:table-cell/>
          <table:table-cell table:formula="of:=[.E124]*100" office:value-type="float" office:value="0" calcext:value-type="float">
            <text:p>0</text:p>
          </table:table-cell>
          <table:table-cell table:formula="of:=[.F124]*100" office:value-type="float" office:value="-88.7631834" calcext:value-type="float">
            <text:p>-88,7631834</text:p>
          </table:table-cell>
          <table:table-cell table:formula="of:=[.G124]*100" office:value-type="float" office:value="-115.9507819" calcext:value-type="float">
            <text:p>-115,9507819</text:p>
          </table:table-cell>
          <table:table-cell/>
          <table:table-cell table:formula="of:=[.I124]*0.067" office:value-type="float" office:value="0" calcext:value-type="float">
            <text:p>0</text:p>
          </table:table-cell>
          <table:table-cell table:formula="of:=[.J124]*0.067" office:value-type="float" office:value="-5.9471332878" calcext:value-type="float">
            <text:p>-5,9471332878</text:p>
          </table:table-cell>
          <table:table-cell table:formula="of:=[.K124]*0.067" office:value-type="float" office:value="-7.7687023873" calcext:value-type="float">
            <text:p>-7,7687023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-1.486699427" calcext:value-type="float">
            <text:p>-1,486699427</text:p>
          </table:table-cell>
          <table:table-cell office:value-type="float" office:value="-3.249186485" calcext:value-type="float">
            <text:p>-3,249186485</text:p>
          </table:table-cell>
          <table:table-cell/>
          <table:table-cell table:formula="of:=[.E125]*100" office:value-type="float" office:value="0" calcext:value-type="float">
            <text:p>0</text:p>
          </table:table-cell>
          <table:table-cell table:formula="of:=[.F125]*100" office:value-type="float" office:value="-148.6699427" calcext:value-type="float">
            <text:p>-148,6699427</text:p>
          </table:table-cell>
          <table:table-cell table:formula="of:=[.G125]*100" office:value-type="float" office:value="-324.9186485" calcext:value-type="float">
            <text:p>-324,9186485</text:p>
          </table:table-cell>
          <table:table-cell/>
          <table:table-cell table:formula="of:=[.I125]*0.067" office:value-type="float" office:value="0" calcext:value-type="float">
            <text:p>0</text:p>
          </table:table-cell>
          <table:table-cell table:formula="of:=[.J125]*0.067" office:value-type="float" office:value="-9.9608861609" calcext:value-type="float">
            <text:p>-9,9608861609</text:p>
          </table:table-cell>
          <table:table-cell table:formula="of:=[.K125]*0.067" office:value-type="float" office:value="-21.7695494495" calcext:value-type="float">
            <text:p>-21,76954944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0.023915457" calcext:value-type="float">
            <text:p>-0,023915457</text:p>
          </table:table-cell>
          <table:table-cell office:value-type="float" office:value="-1.447940481" calcext:value-type="float">
            <text:p>-1,447940481</text:p>
          </table:table-cell>
          <table:table-cell office:value-type="float" office:value="-3.229601994" calcext:value-type="float">
            <text:p>-3,229601994</text:p>
          </table:table-cell>
          <table:table-cell/>
          <table:table-cell table:formula="of:=[.E126]*100" office:value-type="float" office:value="-2.3915457" calcext:value-type="float">
            <text:p>-2,3915457</text:p>
          </table:table-cell>
          <table:table-cell table:formula="of:=[.F126]*100" office:value-type="float" office:value="-144.7940481" calcext:value-type="float">
            <text:p>-144,7940481</text:p>
          </table:table-cell>
          <table:table-cell table:formula="of:=[.G126]*100" office:value-type="float" office:value="-322.9601994" calcext:value-type="float">
            <text:p>-322,9601994</text:p>
          </table:table-cell>
          <table:table-cell/>
          <table:table-cell table:formula="of:=[.I126]*0.067" office:value-type="float" office:value="-0.1602335619" calcext:value-type="float">
            <text:p>-0,1602335619</text:p>
          </table:table-cell>
          <table:table-cell table:formula="of:=[.J126]*0.067" office:value-type="float" office:value="-9.7012012227" calcext:value-type="float">
            <text:p>-9,7012012227</text:p>
          </table:table-cell>
          <table:table-cell table:formula="of:=[.K126]*0.067" office:value-type="float" office:value="-21.6383333598" calcext:value-type="float">
            <text:p>-21,63833335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0.262630969" calcext:value-type="float">
            <text:p>-0,262630969</text:p>
          </table:table-cell>
          <table:table-cell office:value-type="float" office:value="-1.365110026" calcext:value-type="float">
            <text:p>-1,365110026</text:p>
          </table:table-cell>
          <table:table-cell office:value-type="float" office:value="-3.067587029" calcext:value-type="float">
            <text:p>-3,067587029</text:p>
          </table:table-cell>
          <table:table-cell/>
          <table:table-cell table:formula="of:=[.E127]*100" office:value-type="float" office:value="-26.2630969" calcext:value-type="float">
            <text:p>-26,2630969</text:p>
          </table:table-cell>
          <table:table-cell table:formula="of:=[.F127]*100" office:value-type="float" office:value="-136.5110026" calcext:value-type="float">
            <text:p>-136,5110026</text:p>
          </table:table-cell>
          <table:table-cell table:formula="of:=[.G127]*100" office:value-type="float" office:value="-306.7587029" calcext:value-type="float">
            <text:p>-306,7587029</text:p>
          </table:table-cell>
          <table:table-cell/>
          <table:table-cell table:formula="of:=[.I127]*0.067" office:value-type="float" office:value="-1.7596274923" calcext:value-type="float">
            <text:p>-1,7596274923</text:p>
          </table:table-cell>
          <table:table-cell table:formula="of:=[.J127]*0.067" office:value-type="float" office:value="-9.1462371742" calcext:value-type="float">
            <text:p>-9,1462371742</text:p>
          </table:table-cell>
          <table:table-cell table:formula="of:=[.K127]*0.067" office:value-type="float" office:value="-20.5528330943" calcext:value-type="float">
            <text:p>-20,55283309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1.391946894" calcext:value-type="float">
            <text:p>-1,391946894</text:p>
          </table:table-cell>
          <table:table-cell office:value-type="float" office:value="-1.404751629" calcext:value-type="float">
            <text:p>-1,404751629</text:p>
          </table:table-cell>
          <table:table-cell office:value-type="float" office:value="-3.25681106" calcext:value-type="float">
            <text:p>-3,25681106</text:p>
          </table:table-cell>
          <table:table-cell/>
          <table:table-cell table:formula="of:=[.E128]*100" office:value-type="float" office:value="-139.1946894" calcext:value-type="float">
            <text:p>-139,1946894</text:p>
          </table:table-cell>
          <table:table-cell table:formula="of:=[.F128]*100" office:value-type="float" office:value="-140.4751629" calcext:value-type="float">
            <text:p>-140,4751629</text:p>
          </table:table-cell>
          <table:table-cell table:formula="of:=[.G128]*100" office:value-type="float" office:value="-325.681106" calcext:value-type="float">
            <text:p>-325,681106</text:p>
          </table:table-cell>
          <table:table-cell/>
          <table:table-cell table:formula="of:=[.I128]*0.067" office:value-type="float" office:value="-9.3260441898" calcext:value-type="float">
            <text:p>-9,3260441898</text:p>
          </table:table-cell>
          <table:table-cell table:formula="of:=[.J128]*0.067" office:value-type="float" office:value="-9.4118359143" calcext:value-type="float">
            <text:p>-9,4118359143</text:p>
          </table:table-cell>
          <table:table-cell table:formula="of:=[.K128]*0.067" office:value-type="float" office:value="-21.820634102" calcext:value-type="float">
            <text:p>-21,820634102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.522910272" calcext:value-type="float">
            <text:p>-1,522910272</text:p>
          </table:table-cell>
          <table:table-cell office:value-type="float" office:value="-1.602019081" calcext:value-type="float">
            <text:p>-1,602019081</text:p>
          </table:table-cell>
          <table:table-cell office:value-type="float" office:value="-4.217649953" calcext:value-type="float">
            <text:p>-4,217649953</text:p>
          </table:table-cell>
          <table:table-cell/>
          <table:table-cell table:formula="of:=[.E129]*100" office:value-type="float" office:value="-152.2910272" calcext:value-type="float">
            <text:p>-152,2910272</text:p>
          </table:table-cell>
          <table:table-cell table:formula="of:=[.F129]*100" office:value-type="float" office:value="-160.2019081" calcext:value-type="float">
            <text:p>-160,2019081</text:p>
          </table:table-cell>
          <table:table-cell table:formula="of:=[.G129]*100" office:value-type="float" office:value="-421.7649953" calcext:value-type="float">
            <text:p>-421,7649953</text:p>
          </table:table-cell>
          <table:table-cell/>
          <table:table-cell table:formula="of:=[.I129]*0.067" office:value-type="float" office:value="-10.2034988224" calcext:value-type="float">
            <text:p>-10,2034988224</text:p>
          </table:table-cell>
          <table:table-cell table:formula="of:=[.J129]*0.067" office:value-type="float" office:value="-10.7335278427" calcext:value-type="float">
            <text:p>-10,7335278427</text:p>
          </table:table-cell>
          <table:table-cell table:formula="of:=[.K129]*0.067" office:value-type="float" office:value="-28.2582546851" calcext:value-type="float">
            <text:p>-28,25825468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0.920112555" calcext:value-type="float">
            <text:p>-0,920112555</text:p>
          </table:table-cell>
          <table:table-cell office:value-type="float" office:value="-1.487764845" calcext:value-type="float">
            <text:p>-1,487764845</text:p>
          </table:table-cell>
          <table:table-cell office:value-type="float" office:value="-3.825341791" calcext:value-type="float">
            <text:p>-3,825341791</text:p>
          </table:table-cell>
          <table:table-cell/>
          <table:table-cell table:formula="of:=[.E130]*100" office:value-type="float" office:value="-92.0112555" calcext:value-type="float">
            <text:p>-92,0112555</text:p>
          </table:table-cell>
          <table:table-cell table:formula="of:=[.F130]*100" office:value-type="float" office:value="-148.7764845" calcext:value-type="float">
            <text:p>-148,7764845</text:p>
          </table:table-cell>
          <table:table-cell table:formula="of:=[.G130]*100" office:value-type="float" office:value="-382.5341791" calcext:value-type="float">
            <text:p>-382,5341791</text:p>
          </table:table-cell>
          <table:table-cell/>
          <table:table-cell table:formula="of:=[.I130]*0.067" office:value-type="float" office:value="-6.1647541185" calcext:value-type="float">
            <text:p>-6,1647541185</text:p>
          </table:table-cell>
          <table:table-cell table:formula="of:=[.J130]*0.067" office:value-type="float" office:value="-9.9680244615" calcext:value-type="float">
            <text:p>-9,9680244615</text:p>
          </table:table-cell>
          <table:table-cell table:formula="of:=[.K130]*0.067" office:value-type="float" office:value="-25.6297899997" calcext:value-type="float">
            <text:p>-25,62978999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2.008897125" calcext:value-type="float">
            <text:p>-2,008897125</text:p>
          </table:table-cell>
          <table:table-cell office:value-type="float" office:value="-1.681824769" calcext:value-type="float">
            <text:p>-1,681824769</text:p>
          </table:table-cell>
          <table:table-cell office:value-type="float" office:value="-4.12654103" calcext:value-type="float">
            <text:p>-4,12654103</text:p>
          </table:table-cell>
          <table:table-cell/>
          <table:table-cell table:formula="of:=[.E131]*100" office:value-type="float" office:value="-200.8897125" calcext:value-type="float">
            <text:p>-200,8897125</text:p>
          </table:table-cell>
          <table:table-cell table:formula="of:=[.F131]*100" office:value-type="float" office:value="-168.1824769" calcext:value-type="float">
            <text:p>-168,1824769</text:p>
          </table:table-cell>
          <table:table-cell table:formula="of:=[.G131]*100" office:value-type="float" office:value="-412.654103" calcext:value-type="float">
            <text:p>-412,654103</text:p>
          </table:table-cell>
          <table:table-cell/>
          <table:table-cell table:formula="of:=[.I131]*0.067" office:value-type="float" office:value="-13.4596107375" calcext:value-type="float">
            <text:p>-13,4596107375</text:p>
          </table:table-cell>
          <table:table-cell table:formula="of:=[.J131]*0.067" office:value-type="float" office:value="-11.2682259523" calcext:value-type="float">
            <text:p>-11,2682259523</text:p>
          </table:table-cell>
          <table:table-cell table:formula="of:=[.K131]*0.067" office:value-type="float" office:value="-27.647824901" calcext:value-type="float">
            <text:p>-27,6478249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2.132087558" calcext:value-type="float">
            <text:p>-2,132087558</text:p>
          </table:table-cell>
          <table:table-cell office:value-type="float" office:value="-2.152846269" calcext:value-type="float">
            <text:p>-2,152846269</text:p>
          </table:table-cell>
          <table:table-cell office:value-type="float" office:value="-5.287390428" calcext:value-type="float">
            <text:p>-5,287390428</text:p>
          </table:table-cell>
          <table:table-cell/>
          <table:table-cell table:formula="of:=[.E132]*100" office:value-type="float" office:value="-213.2087558" calcext:value-type="float">
            <text:p>-213,2087558</text:p>
          </table:table-cell>
          <table:table-cell table:formula="of:=[.F132]*100" office:value-type="float" office:value="-215.2846269" calcext:value-type="float">
            <text:p>-215,2846269</text:p>
          </table:table-cell>
          <table:table-cell table:formula="of:=[.G132]*100" office:value-type="float" office:value="-528.7390428" calcext:value-type="float">
            <text:p>-528,7390428</text:p>
          </table:table-cell>
          <table:table-cell/>
          <table:table-cell table:formula="of:=[.I132]*0.067" office:value-type="float" office:value="-14.2849866386" calcext:value-type="float">
            <text:p>-14,2849866386</text:p>
          </table:table-cell>
          <table:table-cell table:formula="of:=[.J132]*0.067" office:value-type="float" office:value="-14.4240700023" calcext:value-type="float">
            <text:p>-14,4240700023</text:p>
          </table:table-cell>
          <table:table-cell table:formula="of:=[.K132]*0.067" office:value-type="float" office:value="-35.4255158676" calcext:value-type="float">
            <text:p>-35,42551586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.385046276" calcext:value-type="float">
            <text:p>-1,385046276</text:p>
          </table:table-cell>
          <table:table-cell office:value-type="float" office:value="-2.356871516" calcext:value-type="float">
            <text:p>-2,356871516</text:p>
          </table:table-cell>
          <table:table-cell office:value-type="float" office:value="-5.307664668" calcext:value-type="float">
            <text:p>-5,307664668</text:p>
          </table:table-cell>
          <table:table-cell/>
          <table:table-cell table:formula="of:=[.E133]*100" office:value-type="float" office:value="-138.5046276" calcext:value-type="float">
            <text:p>-138,5046276</text:p>
          </table:table-cell>
          <table:table-cell table:formula="of:=[.F133]*100" office:value-type="float" office:value="-235.6871516" calcext:value-type="float">
            <text:p>-235,6871516</text:p>
          </table:table-cell>
          <table:table-cell table:formula="of:=[.G133]*100" office:value-type="float" office:value="-530.7664668" calcext:value-type="float">
            <text:p>-530,7664668</text:p>
          </table:table-cell>
          <table:table-cell/>
          <table:table-cell table:formula="of:=[.I133]*0.067" office:value-type="float" office:value="-9.2798100492" calcext:value-type="float">
            <text:p>-9,2798100492</text:p>
          </table:table-cell>
          <table:table-cell table:formula="of:=[.J133]*0.067" office:value-type="float" office:value="-15.7910391572" calcext:value-type="float">
            <text:p>-15,7910391572</text:p>
          </table:table-cell>
          <table:table-cell table:formula="of:=[.K133]*0.067" office:value-type="float" office:value="-35.5613532756" calcext:value-type="float">
            <text:p>-35,56135327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.955915858" calcext:value-type="float">
            <text:p>-1,955915858</text:p>
          </table:table-cell>
          <table:table-cell office:value-type="float" office:value="-2.708386378" calcext:value-type="float">
            <text:p>-2,708386378</text:p>
          </table:table-cell>
          <table:table-cell office:value-type="float" office:value="-5.691316498" calcext:value-type="float">
            <text:p>-5,691316498</text:p>
          </table:table-cell>
          <table:table-cell/>
          <table:table-cell table:formula="of:=[.E134]*100" office:value-type="float" office:value="-195.5915858" calcext:value-type="float">
            <text:p>-195,5915858</text:p>
          </table:table-cell>
          <table:table-cell table:formula="of:=[.F134]*100" office:value-type="float" office:value="-270.8386378" calcext:value-type="float">
            <text:p>-270,8386378</text:p>
          </table:table-cell>
          <table:table-cell table:formula="of:=[.G134]*100" office:value-type="float" office:value="-569.1316498" calcext:value-type="float">
            <text:p>-569,1316498</text:p>
          </table:table-cell>
          <table:table-cell/>
          <table:table-cell table:formula="of:=[.I134]*0.067" office:value-type="float" office:value="-13.1046362486" calcext:value-type="float">
            <text:p>-13,1046362486</text:p>
          </table:table-cell>
          <table:table-cell table:formula="of:=[.J134]*0.067" office:value-type="float" office:value="-18.1461887326" calcext:value-type="float">
            <text:p>-18,1461887326</text:p>
          </table:table-cell>
          <table:table-cell table:formula="of:=[.K134]*0.067" office:value-type="float" office:value="-38.1318205366" calcext:value-type="float">
            <text:p>-38,13182053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.977706338" calcext:value-type="float">
            <text:p>-1,977706338</text:p>
          </table:table-cell>
          <table:table-cell office:value-type="float" office:value="-2.879641287" calcext:value-type="float">
            <text:p>-2,879641287</text:p>
          </table:table-cell>
          <table:table-cell office:value-type="float" office:value="-6.652723332" calcext:value-type="float">
            <text:p>-6,652723332</text:p>
          </table:table-cell>
          <table:table-cell/>
          <table:table-cell table:formula="of:=[.E135]*100" office:value-type="float" office:value="-197.7706338" calcext:value-type="float">
            <text:p>-197,7706338</text:p>
          </table:table-cell>
          <table:table-cell table:formula="of:=[.F135]*100" office:value-type="float" office:value="-287.9641287" calcext:value-type="float">
            <text:p>-287,9641287</text:p>
          </table:table-cell>
          <table:table-cell table:formula="of:=[.G135]*100" office:value-type="float" office:value="-665.2723332" calcext:value-type="float">
            <text:p>-665,2723332</text:p>
          </table:table-cell>
          <table:table-cell/>
          <table:table-cell table:formula="of:=[.I135]*0.067" office:value-type="float" office:value="-13.2506324646" calcext:value-type="float">
            <text:p>-13,2506324646</text:p>
          </table:table-cell>
          <table:table-cell table:formula="of:=[.J135]*0.067" office:value-type="float" office:value="-19.2935966229" calcext:value-type="float">
            <text:p>-19,2935966229</text:p>
          </table:table-cell>
          <table:table-cell table:formula="of:=[.K135]*0.067" office:value-type="float" office:value="-44.5732463244" calcext:value-type="float">
            <text:p>-44,573246324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.317290542" calcext:value-type="float">
            <text:p>-1,317290542</text:p>
          </table:table-cell>
          <table:table-cell office:value-type="float" office:value="-3.185366166" calcext:value-type="float">
            <text:p>-3,185366166</text:p>
          </table:table-cell>
          <table:table-cell office:value-type="float" office:value="-6.90818648" calcext:value-type="float">
            <text:p>-6,90818648</text:p>
          </table:table-cell>
          <table:table-cell/>
          <table:table-cell table:formula="of:=[.E136]*100" office:value-type="float" office:value="-131.7290542" calcext:value-type="float">
            <text:p>-131,7290542</text:p>
          </table:table-cell>
          <table:table-cell table:formula="of:=[.F136]*100" office:value-type="float" office:value="-318.5366166" calcext:value-type="float">
            <text:p>-318,5366166</text:p>
          </table:table-cell>
          <table:table-cell table:formula="of:=[.G136]*100" office:value-type="float" office:value="-690.818648" calcext:value-type="float">
            <text:p>-690,818648</text:p>
          </table:table-cell>
          <table:table-cell/>
          <table:table-cell table:formula="of:=[.I136]*0.067" office:value-type="float" office:value="-8.8258466314" calcext:value-type="float">
            <text:p>-8,8258466314</text:p>
          </table:table-cell>
          <table:table-cell table:formula="of:=[.J136]*0.067" office:value-type="float" office:value="-21.3419533122" calcext:value-type="float">
            <text:p>-21,3419533122</text:p>
          </table:table-cell>
          <table:table-cell table:formula="of:=[.K136]*0.067" office:value-type="float" office:value="-46.284849416" calcext:value-type="float">
            <text:p>-46,2848494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.24510315" calcext:value-type="float">
            <text:p>-1,24510315</text:p>
          </table:table-cell>
          <table:table-cell office:value-type="float" office:value="-3.670063731" calcext:value-type="float">
            <text:p>-3,670063731</text:p>
          </table:table-cell>
          <table:table-cell office:value-type="float" office:value="-7.24255395" calcext:value-type="float">
            <text:p>-7,24255395</text:p>
          </table:table-cell>
          <table:table-cell/>
          <table:table-cell table:formula="of:=[.E137]*100" office:value-type="float" office:value="-124.510315" calcext:value-type="float">
            <text:p>-124,510315</text:p>
          </table:table-cell>
          <table:table-cell table:formula="of:=[.F137]*100" office:value-type="float" office:value="-367.0063731" calcext:value-type="float">
            <text:p>-367,0063731</text:p>
          </table:table-cell>
          <table:table-cell table:formula="of:=[.G137]*100" office:value-type="float" office:value="-724.255395" calcext:value-type="float">
            <text:p>-724,255395</text:p>
          </table:table-cell>
          <table:table-cell/>
          <table:table-cell table:formula="of:=[.I137]*0.067" office:value-type="float" office:value="-8.342191105" calcext:value-type="float">
            <text:p>-8,342191105</text:p>
          </table:table-cell>
          <table:table-cell table:formula="of:=[.J137]*0.067" office:value-type="float" office:value="-24.5894269977" calcext:value-type="float">
            <text:p>-24,5894269977</text:p>
          </table:table-cell>
          <table:table-cell table:formula="of:=[.K137]*0.067" office:value-type="float" office:value="-48.525111465" calcext:value-type="float">
            <text:p>-48,52511146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1.037068026" calcext:value-type="float">
            <text:p>-1,037068026</text:p>
          </table:table-cell>
          <table:table-cell office:value-type="float" office:value="-3.626389491" calcext:value-type="float">
            <text:p>-3,626389491</text:p>
          </table:table-cell>
          <table:table-cell office:value-type="float" office:value="-7.725125705" calcext:value-type="float">
            <text:p>-7,725125705</text:p>
          </table:table-cell>
          <table:table-cell/>
          <table:table-cell table:formula="of:=[.E138]*100" office:value-type="float" office:value="-103.7068026" calcext:value-type="float">
            <text:p>-103,7068026</text:p>
          </table:table-cell>
          <table:table-cell table:formula="of:=[.F138]*100" office:value-type="float" office:value="-362.6389491" calcext:value-type="float">
            <text:p>-362,6389491</text:p>
          </table:table-cell>
          <table:table-cell table:formula="of:=[.G138]*100" office:value-type="float" office:value="-772.5125705" calcext:value-type="float">
            <text:p>-772,5125705</text:p>
          </table:table-cell>
          <table:table-cell/>
          <table:table-cell table:formula="of:=[.I138]*0.067" office:value-type="float" office:value="-6.9483557742" calcext:value-type="float">
            <text:p>-6,9483557742</text:p>
          </table:table-cell>
          <table:table-cell table:formula="of:=[.J138]*0.067" office:value-type="float" office:value="-24.2968095897" calcext:value-type="float">
            <text:p>-24,2968095897</text:p>
          </table:table-cell>
          <table:table-cell table:formula="of:=[.K138]*0.067" office:value-type="float" office:value="-51.7583422235" calcext:value-type="float">
            <text:p>-51,75834222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0.612221527" calcext:value-type="float">
            <text:p>-0,612221527</text:p>
          </table:table-cell>
          <table:table-cell office:value-type="float" office:value="-3.584772279" calcext:value-type="float">
            <text:p>-3,584772279</text:p>
          </table:table-cell>
          <table:table-cell office:value-type="float" office:value="-7.882351523" calcext:value-type="float">
            <text:p>-7,882351523</text:p>
          </table:table-cell>
          <table:table-cell/>
          <table:table-cell table:formula="of:=[.E139]*100" office:value-type="float" office:value="-61.2221527" calcext:value-type="float">
            <text:p>-61,2221527</text:p>
          </table:table-cell>
          <table:table-cell table:formula="of:=[.F139]*100" office:value-type="float" office:value="-358.4772279" calcext:value-type="float">
            <text:p>-358,4772279</text:p>
          </table:table-cell>
          <table:table-cell table:formula="of:=[.G139]*100" office:value-type="float" office:value="-788.2351523" calcext:value-type="float">
            <text:p>-788,2351523</text:p>
          </table:table-cell>
          <table:table-cell/>
          <table:table-cell table:formula="of:=[.I139]*0.067" office:value-type="float" office:value="-4.1018842309" calcext:value-type="float">
            <text:p>-4,1018842309</text:p>
          </table:table-cell>
          <table:table-cell table:formula="of:=[.J139]*0.067" office:value-type="float" office:value="-24.0179742693" calcext:value-type="float">
            <text:p>-24,0179742693</text:p>
          </table:table-cell>
          <table:table-cell table:formula="of:=[.K139]*0.067" office:value-type="float" office:value="-52.8117552041" calcext:value-type="float">
            <text:p>-52,81175520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-0.295402256" calcext:value-type="float">
            <text:p>-0,295402256</text:p>
          </table:table-cell>
          <table:table-cell office:value-type="float" office:value="-3.727567297" calcext:value-type="float">
            <text:p>-3,727567297</text:p>
          </table:table-cell>
          <table:table-cell office:value-type="float" office:value="-8.004839525" calcext:value-type="float">
            <text:p>-8,004839525</text:p>
          </table:table-cell>
          <table:table-cell/>
          <table:table-cell table:formula="of:=[.E140]*100" office:value-type="float" office:value="-29.5402256" calcext:value-type="float">
            <text:p>-29,5402256</text:p>
          </table:table-cell>
          <table:table-cell table:formula="of:=[.F140]*100" office:value-type="float" office:value="-372.7567297" calcext:value-type="float">
            <text:p>-372,7567297</text:p>
          </table:table-cell>
          <table:table-cell table:formula="of:=[.G140]*100" office:value-type="float" office:value="-800.4839525" calcext:value-type="float">
            <text:p>-800,4839525</text:p>
          </table:table-cell>
          <table:table-cell/>
          <table:table-cell table:formula="of:=[.I140]*0.067" office:value-type="float" office:value="-1.9791951152" calcext:value-type="float">
            <text:p>-1,9791951152</text:p>
          </table:table-cell>
          <table:table-cell table:formula="of:=[.J140]*0.067" office:value-type="float" office:value="-24.9747008899" calcext:value-type="float">
            <text:p>-24,9747008899</text:p>
          </table:table-cell>
          <table:table-cell table:formula="of:=[.K140]*0.067" office:value-type="float" office:value="-53.6324248175" calcext:value-type="float">
            <text:p>-53,63242481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0.102588314" calcext:value-type="float">
            <text:p>0,102588314</text:p>
          </table:table-cell>
          <table:table-cell office:value-type="float" office:value="-3.7790269" calcext:value-type="float">
            <text:p>-3,7790269</text:p>
          </table:table-cell>
          <table:table-cell office:value-type="float" office:value="-8.074524919" calcext:value-type="float">
            <text:p>-8,074524919</text:p>
          </table:table-cell>
          <table:table-cell/>
          <table:table-cell table:formula="of:=[.E141]*100" office:value-type="float" office:value="10.2588314" calcext:value-type="float">
            <text:p>10,2588314</text:p>
          </table:table-cell>
          <table:table-cell table:formula="of:=[.F141]*100" office:value-type="float" office:value="-377.90269" calcext:value-type="float">
            <text:p>-377,90269</text:p>
          </table:table-cell>
          <table:table-cell table:formula="of:=[.G141]*100" office:value-type="float" office:value="-807.4524919" calcext:value-type="float">
            <text:p>-807,4524919</text:p>
          </table:table-cell>
          <table:table-cell/>
          <table:table-cell table:formula="of:=[.I141]*0.067" office:value-type="float" office:value="0.6873417038" calcext:value-type="float">
            <text:p>0,6873417038</text:p>
          </table:table-cell>
          <table:table-cell table:formula="of:=[.J141]*0.067" office:value-type="float" office:value="-25.31948023" calcext:value-type="float">
            <text:p>-25,31948023</text:p>
          </table:table-cell>
          <table:table-cell table:formula="of:=[.K141]*0.067" office:value-type="float" office:value="-54.0993169573" calcext:value-type="float">
            <text:p>-54,099316957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0.581047335" calcext:value-type="float">
            <text:p>0,581047335</text:p>
          </table:table-cell>
          <table:table-cell office:value-type="float" office:value="-3.652279586" calcext:value-type="float">
            <text:p>-3,652279586</text:p>
          </table:table-cell>
          <table:table-cell office:value-type="float" office:value="-7.979253047" calcext:value-type="float">
            <text:p>-7,979253047</text:p>
          </table:table-cell>
          <table:table-cell/>
          <table:table-cell table:formula="of:=[.E142]*100" office:value-type="float" office:value="58.1047335" calcext:value-type="float">
            <text:p>58,1047335</text:p>
          </table:table-cell>
          <table:table-cell table:formula="of:=[.F142]*100" office:value-type="float" office:value="-365.2279586" calcext:value-type="float">
            <text:p>-365,2279586</text:p>
          </table:table-cell>
          <table:table-cell table:formula="of:=[.G142]*100" office:value-type="float" office:value="-797.9253047" calcext:value-type="float">
            <text:p>-797,9253047</text:p>
          </table:table-cell>
          <table:table-cell/>
          <table:table-cell table:formula="of:=[.I142]*0.067" office:value-type="float" office:value="3.8930171445" calcext:value-type="float">
            <text:p>3,8930171445</text:p>
          </table:table-cell>
          <table:table-cell table:formula="of:=[.J142]*0.067" office:value-type="float" office:value="-24.4702732262" calcext:value-type="float">
            <text:p>-24,4702732262</text:p>
          </table:table-cell>
          <table:table-cell table:formula="of:=[.K142]*0.067" office:value-type="float" office:value="-53.4609954149" calcext:value-type="float">
            <text:p>-53,460995414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0.80662376" calcext:value-type="float">
            <text:p>0,80662376</text:p>
          </table:table-cell>
          <table:table-cell office:value-type="float" office:value="-3.467380866" calcext:value-type="float">
            <text:p>-3,467380866</text:p>
          </table:table-cell>
          <table:table-cell office:value-type="float" office:value="-7.740719381" calcext:value-type="float">
            <text:p>-7,740719381</text:p>
          </table:table-cell>
          <table:table-cell/>
          <table:table-cell table:formula="of:=[.E143]*100" office:value-type="float" office:value="80.662376" calcext:value-type="float">
            <text:p>80,662376</text:p>
          </table:table-cell>
          <table:table-cell table:formula="of:=[.F143]*100" office:value-type="float" office:value="-346.7380866" calcext:value-type="float">
            <text:p>-346,7380866</text:p>
          </table:table-cell>
          <table:table-cell table:formula="of:=[.G143]*100" office:value-type="float" office:value="-774.0719381" calcext:value-type="float">
            <text:p>-774,0719381</text:p>
          </table:table-cell>
          <table:table-cell/>
          <table:table-cell table:formula="of:=[.I143]*0.067" office:value-type="float" office:value="5.404379192" calcext:value-type="float">
            <text:p>5,404379192</text:p>
          </table:table-cell>
          <table:table-cell table:formula="of:=[.J143]*0.067" office:value-type="float" office:value="-23.2314518022" calcext:value-type="float">
            <text:p>-23,2314518022</text:p>
          </table:table-cell>
          <table:table-cell table:formula="of:=[.K143]*0.067" office:value-type="float" office:value="-51.8628198527" calcext:value-type="float">
            <text:p>-51,86281985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.016931013" calcext:value-type="float">
            <text:p>1,016931013</text:p>
          </table:table-cell>
          <table:table-cell office:value-type="float" office:value="-3.560616" calcext:value-type="float">
            <text:p>-3,560616</text:p>
          </table:table-cell>
          <table:table-cell office:value-type="float" office:value="-7.658514541" calcext:value-type="float">
            <text:p>-7,658514541</text:p>
          </table:table-cell>
          <table:table-cell/>
          <table:table-cell table:formula="of:=[.E144]*100" office:value-type="float" office:value="101.6931013" calcext:value-type="float">
            <text:p>101,6931013</text:p>
          </table:table-cell>
          <table:table-cell table:formula="of:=[.F144]*100" office:value-type="float" office:value="-356.0616" calcext:value-type="float">
            <text:p>-356,0616</text:p>
          </table:table-cell>
          <table:table-cell table:formula="of:=[.G144]*100" office:value-type="float" office:value="-765.8514541" calcext:value-type="float">
            <text:p>-765,8514541</text:p>
          </table:table-cell>
          <table:table-cell/>
          <table:table-cell table:formula="of:=[.I144]*0.067" office:value-type="float" office:value="6.8134377871" calcext:value-type="float">
            <text:p>6,8134377871</text:p>
          </table:table-cell>
          <table:table-cell table:formula="of:=[.J144]*0.067" office:value-type="float" office:value="-23.8561272" calcext:value-type="float">
            <text:p>-23,8561272</text:p>
          </table:table-cell>
          <table:table-cell table:formula="of:=[.K144]*0.067" office:value-type="float" office:value="-51.3120474247" calcext:value-type="float">
            <text:p>-51,31204742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.774408587" calcext:value-type="float">
            <text:p>1,774408587</text:p>
          </table:table-cell>
          <table:table-cell office:value-type="float" office:value="-3.446676343" calcext:value-type="float">
            <text:p>-3,446676343</text:p>
          </table:table-cell>
          <table:table-cell office:value-type="float" office:value="-7.239340323" calcext:value-type="float">
            <text:p>-7,239340323</text:p>
          </table:table-cell>
          <table:table-cell/>
          <table:table-cell table:formula="of:=[.E145]*100" office:value-type="float" office:value="177.4408587" calcext:value-type="float">
            <text:p>177,4408587</text:p>
          </table:table-cell>
          <table:table-cell table:formula="of:=[.F145]*100" office:value-type="float" office:value="-344.6676343" calcext:value-type="float">
            <text:p>-344,6676343</text:p>
          </table:table-cell>
          <table:table-cell table:formula="of:=[.G145]*100" office:value-type="float" office:value="-723.9340323" calcext:value-type="float">
            <text:p>-723,9340323</text:p>
          </table:table-cell>
          <table:table-cell/>
          <table:table-cell table:formula="of:=[.I145]*0.067" office:value-type="float" office:value="11.8885375329" calcext:value-type="float">
            <text:p>11,8885375329</text:p>
          </table:table-cell>
          <table:table-cell table:formula="of:=[.J145]*0.067" office:value-type="float" office:value="-23.0927314981" calcext:value-type="float">
            <text:p>-23,0927314981</text:p>
          </table:table-cell>
          <table:table-cell table:formula="of:=[.K145]*0.067" office:value-type="float" office:value="-48.5035801641" calcext:value-type="float">
            <text:p>-48,503580164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.779271971" calcext:value-type="float">
            <text:p>1,779271971</text:p>
          </table:table-cell>
          <table:table-cell office:value-type="float" office:value="-3.067180628" calcext:value-type="float">
            <text:p>-3,067180628</text:p>
          </table:table-cell>
          <table:table-cell office:value-type="float" office:value="-6.358340365" calcext:value-type="float">
            <text:p>-6,358340365</text:p>
          </table:table-cell>
          <table:table-cell/>
          <table:table-cell table:formula="of:=[.E146]*100" office:value-type="float" office:value="177.9271971" calcext:value-type="float">
            <text:p>177,9271971</text:p>
          </table:table-cell>
          <table:table-cell table:formula="of:=[.F146]*100" office:value-type="float" office:value="-306.7180628" calcext:value-type="float">
            <text:p>-306,7180628</text:p>
          </table:table-cell>
          <table:table-cell table:formula="of:=[.G146]*100" office:value-type="float" office:value="-635.8340365" calcext:value-type="float">
            <text:p>-635,8340365</text:p>
          </table:table-cell>
          <table:table-cell/>
          <table:table-cell table:formula="of:=[.I146]*0.067" office:value-type="float" office:value="11.9211222057" calcext:value-type="float">
            <text:p>11,9211222057</text:p>
          </table:table-cell>
          <table:table-cell table:formula="of:=[.J146]*0.067" office:value-type="float" office:value="-20.5501102076" calcext:value-type="float">
            <text:p>-20,5501102076</text:p>
          </table:table-cell>
          <table:table-cell table:formula="of:=[.K146]*0.067" office:value-type="float" office:value="-42.6008804455" calcext:value-type="float">
            <text:p>-42,60088044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.295394802" calcext:value-type="float">
            <text:p>1,295394802</text:p>
          </table:table-cell>
          <table:table-cell office:value-type="float" office:value="-2.906801887" calcext:value-type="float">
            <text:p>-2,906801887</text:p>
          </table:table-cell>
          <table:table-cell office:value-type="float" office:value="-6.268342038" calcext:value-type="float">
            <text:p>-6,268342038</text:p>
          </table:table-cell>
          <table:table-cell/>
          <table:table-cell table:formula="of:=[.E147]*100" office:value-type="float" office:value="129.5394802" calcext:value-type="float">
            <text:p>129,5394802</text:p>
          </table:table-cell>
          <table:table-cell table:formula="of:=[.F147]*100" office:value-type="float" office:value="-290.6801887" calcext:value-type="float">
            <text:p>-290,6801887</text:p>
          </table:table-cell>
          <table:table-cell table:formula="of:=[.G147]*100" office:value-type="float" office:value="-626.8342038" calcext:value-type="float">
            <text:p>-626,8342038</text:p>
          </table:table-cell>
          <table:table-cell/>
          <table:table-cell table:formula="of:=[.I147]*0.067" office:value-type="float" office:value="8.6791451734" calcext:value-type="float">
            <text:p>8,6791451734</text:p>
          </table:table-cell>
          <table:table-cell table:formula="of:=[.J147]*0.067" office:value-type="float" office:value="-19.4755726429" calcext:value-type="float">
            <text:p>-19,4755726429</text:p>
          </table:table-cell>
          <table:table-cell table:formula="of:=[.K147]*0.067" office:value-type="float" office:value="-41.9978916546" calcext:value-type="float">
            <text:p>-41,99789165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2.178374873" calcext:value-type="float">
            <text:p>2,178374873</text:p>
          </table:table-cell>
          <table:table-cell office:value-type="float" office:value="-2.709712772" calcext:value-type="float">
            <text:p>-2,709712772</text:p>
          </table:table-cell>
          <table:table-cell office:value-type="float" office:value="-5.883236835" calcext:value-type="float">
            <text:p>-5,883236835</text:p>
          </table:table-cell>
          <table:table-cell/>
          <table:table-cell table:formula="of:=[.E148]*100" office:value-type="float" office:value="217.8374873" calcext:value-type="float">
            <text:p>217,8374873</text:p>
          </table:table-cell>
          <table:table-cell table:formula="of:=[.F148]*100" office:value-type="float" office:value="-270.9712772" calcext:value-type="float">
            <text:p>-270,9712772</text:p>
          </table:table-cell>
          <table:table-cell table:formula="of:=[.G148]*100" office:value-type="float" office:value="-588.3236835" calcext:value-type="float">
            <text:p>-588,3236835</text:p>
          </table:table-cell>
          <table:table-cell/>
          <table:table-cell table:formula="of:=[.I148]*0.067" office:value-type="float" office:value="14.5951116491" calcext:value-type="float">
            <text:p>14,5951116491</text:p>
          </table:table-cell>
          <table:table-cell table:formula="of:=[.J148]*0.067" office:value-type="float" office:value="-18.1550755724" calcext:value-type="float">
            <text:p>-18,1550755724</text:p>
          </table:table-cell>
          <table:table-cell table:formula="of:=[.K148]*0.067" office:value-type="float" office:value="-39.4176867945" calcext:value-type="float">
            <text:p>-39,417686794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2.112313892" calcext:value-type="float">
            <text:p>2,112313892</text:p>
          </table:table-cell>
          <table:table-cell office:value-type="float" office:value="-2.362688626" calcext:value-type="float">
            <text:p>-2,362688626</text:p>
          </table:table-cell>
          <table:table-cell office:value-type="float" office:value="-4.664611692" calcext:value-type="float">
            <text:p>-4,664611692</text:p>
          </table:table-cell>
          <table:table-cell/>
          <table:table-cell table:formula="of:=[.E149]*100" office:value-type="float" office:value="211.2313892" calcext:value-type="float">
            <text:p>211,2313892</text:p>
          </table:table-cell>
          <table:table-cell table:formula="of:=[.F149]*100" office:value-type="float" office:value="-236.2688626" calcext:value-type="float">
            <text:p>-236,2688626</text:p>
          </table:table-cell>
          <table:table-cell table:formula="of:=[.G149]*100" office:value-type="float" office:value="-466.4611692" calcext:value-type="float">
            <text:p>-466,4611692</text:p>
          </table:table-cell>
          <table:table-cell/>
          <table:table-cell table:formula="of:=[.I149]*0.067" office:value-type="float" office:value="14.1525030764" calcext:value-type="float">
            <text:p>14,1525030764</text:p>
          </table:table-cell>
          <table:table-cell table:formula="of:=[.J149]*0.067" office:value-type="float" office:value="-15.8300137942" calcext:value-type="float">
            <text:p>-15,8300137942</text:p>
          </table:table-cell>
          <table:table-cell table:formula="of:=[.K149]*0.067" office:value-type="float" office:value="-31.2528983364" calcext:value-type="float">
            <text:p>-31,252898336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.137811905" calcext:value-type="float">
            <text:p>1,137811905</text:p>
          </table:table-cell>
          <table:table-cell office:value-type="float" office:value="-2.119429065" calcext:value-type="float">
            <text:p>-2,119429065</text:p>
          </table:table-cell>
          <table:table-cell office:value-type="float" office:value="-4.752886631" calcext:value-type="float">
            <text:p>-4,752886631</text:p>
          </table:table-cell>
          <table:table-cell/>
          <table:table-cell table:formula="of:=[.E150]*100" office:value-type="float" office:value="113.7811905" calcext:value-type="float">
            <text:p>113,7811905</text:p>
          </table:table-cell>
          <table:table-cell table:formula="of:=[.F150]*100" office:value-type="float" office:value="-211.9429065" calcext:value-type="float">
            <text:p>-211,9429065</text:p>
          </table:table-cell>
          <table:table-cell table:formula="of:=[.G150]*100" office:value-type="float" office:value="-475.2886631" calcext:value-type="float">
            <text:p>-475,2886631</text:p>
          </table:table-cell>
          <table:table-cell/>
          <table:table-cell table:formula="of:=[.I150]*0.067" office:value-type="float" office:value="7.6233397635" calcext:value-type="float">
            <text:p>7,6233397635</text:p>
          </table:table-cell>
          <table:table-cell table:formula="of:=[.J150]*0.067" office:value-type="float" office:value="-14.2001747355" calcext:value-type="float">
            <text:p>-14,2001747355</text:p>
          </table:table-cell>
          <table:table-cell table:formula="of:=[.K150]*0.067" office:value-type="float" office:value="-31.8443404277" calcext:value-type="float">
            <text:p>-31,844340427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2.271466169" calcext:value-type="float">
            <text:p>2,271466169</text:p>
          </table:table-cell>
          <table:table-cell office:value-type="float" office:value="-1.610208038" calcext:value-type="float">
            <text:p>-1,610208038</text:p>
          </table:table-cell>
          <table:table-cell office:value-type="float" office:value="-4.448064653" calcext:value-type="float">
            <text:p>-4,448064653</text:p>
          </table:table-cell>
          <table:table-cell/>
          <table:table-cell table:formula="of:=[.E151]*100" office:value-type="float" office:value="227.1466169" calcext:value-type="float">
            <text:p>227,1466169</text:p>
          </table:table-cell>
          <table:table-cell table:formula="of:=[.F151]*100" office:value-type="float" office:value="-161.0208038" calcext:value-type="float">
            <text:p>-161,0208038</text:p>
          </table:table-cell>
          <table:table-cell table:formula="of:=[.G151]*100" office:value-type="float" office:value="-444.8064653" calcext:value-type="float">
            <text:p>-444,8064653</text:p>
          </table:table-cell>
          <table:table-cell/>
          <table:table-cell table:formula="of:=[.I151]*0.067" office:value-type="float" office:value="15.2188233323" calcext:value-type="float">
            <text:p>15,2188233323</text:p>
          </table:table-cell>
          <table:table-cell table:formula="of:=[.J151]*0.067" office:value-type="float" office:value="-10.7883938546" calcext:value-type="float">
            <text:p>-10,7883938546</text:p>
          </table:table-cell>
          <table:table-cell table:formula="of:=[.K151]*0.067" office:value-type="float" office:value="-29.8020331751" calcext:value-type="float">
            <text:p>-29,802033175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2.136785449" calcext:value-type="float">
            <text:p>2,136785449</text:p>
          </table:table-cell>
          <table:table-cell office:value-type="float" office:value="-1.472277429" calcext:value-type="float">
            <text:p>-1,472277429</text:p>
          </table:table-cell>
          <table:table-cell office:value-type="float" office:value="-2.909998904" calcext:value-type="float">
            <text:p>-2,909998904</text:p>
          </table:table-cell>
          <table:table-cell/>
          <table:table-cell table:formula="of:=[.E152]*100" office:value-type="float" office:value="213.6785449" calcext:value-type="float">
            <text:p>213,6785449</text:p>
          </table:table-cell>
          <table:table-cell table:formula="of:=[.F152]*100" office:value-type="float" office:value="-147.2277429" calcext:value-type="float">
            <text:p>-147,2277429</text:p>
          </table:table-cell>
          <table:table-cell table:formula="of:=[.G152]*100" office:value-type="float" office:value="-290.9998904" calcext:value-type="float">
            <text:p>-290,9998904</text:p>
          </table:table-cell>
          <table:table-cell/>
          <table:table-cell table:formula="of:=[.I152]*0.067" office:value-type="float" office:value="14.3164625083" calcext:value-type="float">
            <text:p>14,3164625083</text:p>
          </table:table-cell>
          <table:table-cell table:formula="of:=[.J152]*0.067" office:value-type="float" office:value="-9.8642587743" calcext:value-type="float">
            <text:p>-9,8642587743</text:p>
          </table:table-cell>
          <table:table-cell table:formula="of:=[.K152]*0.067" office:value-type="float" office:value="-19.4969926568" calcext:value-type="float">
            <text:p>-19,496992656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0.954004434" calcext:value-type="float">
            <text:p>0,954004434</text:p>
          </table:table-cell>
          <table:table-cell office:value-type="float" office:value="-1.30084246" calcext:value-type="float">
            <text:p>-1,30084246</text:p>
          </table:table-cell>
          <table:table-cell office:value-type="float" office:value="-3.328920377" calcext:value-type="float">
            <text:p>-3,328920377</text:p>
          </table:table-cell>
          <table:table-cell/>
          <table:table-cell table:formula="of:=[.E153]*100" office:value-type="float" office:value="95.4004434" calcext:value-type="float">
            <text:p>95,4004434</text:p>
          </table:table-cell>
          <table:table-cell table:formula="of:=[.F153]*100" office:value-type="float" office:value="-130.084246" calcext:value-type="float">
            <text:p>-130,084246</text:p>
          </table:table-cell>
          <table:table-cell table:formula="of:=[.G153]*100" office:value-type="float" office:value="-332.8920377" calcext:value-type="float">
            <text:p>-332,8920377</text:p>
          </table:table-cell>
          <table:table-cell/>
          <table:table-cell table:formula="of:=[.I153]*0.067" office:value-type="float" office:value="6.3918297078" calcext:value-type="float">
            <text:p>6,3918297078</text:p>
          </table:table-cell>
          <table:table-cell table:formula="of:=[.J153]*0.067" office:value-type="float" office:value="-8.715644482" calcext:value-type="float">
            <text:p>-8,715644482</text:p>
          </table:table-cell>
          <table:table-cell table:formula="of:=[.K153]*0.067" office:value-type="float" office:value="-22.3037665259" calcext:value-type="float">
            <text:p>-22,303766525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2.137957656" calcext:value-type="float">
            <text:p>2,137957656</text:p>
          </table:table-cell>
          <table:table-cell office:value-type="float" office:value="0.119584002" calcext:value-type="float">
            <text:p>0,119584002</text:p>
          </table:table-cell>
          <table:table-cell office:value-type="float" office:value="-2.900206959" calcext:value-type="float">
            <text:p>-2,900206959</text:p>
          </table:table-cell>
          <table:table-cell/>
          <table:table-cell table:formula="of:=[.E154]*100" office:value-type="float" office:value="213.7957656" calcext:value-type="float">
            <text:p>213,7957656</text:p>
          </table:table-cell>
          <table:table-cell table:formula="of:=[.F154]*100" office:value-type="float" office:value="11.9584002" calcext:value-type="float">
            <text:p>11,9584002</text:p>
          </table:table-cell>
          <table:table-cell table:formula="of:=[.G154]*100" office:value-type="float" office:value="-290.0206959" calcext:value-type="float">
            <text:p>-290,0206959</text:p>
          </table:table-cell>
          <table:table-cell/>
          <table:table-cell table:formula="of:=[.I154]*0.067" office:value-type="float" office:value="14.3243162952" calcext:value-type="float">
            <text:p>14,3243162952</text:p>
          </table:table-cell>
          <table:table-cell table:formula="of:=[.J154]*0.067" office:value-type="float" office:value="0.8012128134" calcext:value-type="float">
            <text:p>0,8012128134</text:p>
          </table:table-cell>
          <table:table-cell table:formula="of:=[.K154]*0.067" office:value-type="float" office:value="-19.4313866253" calcext:value-type="float">
            <text:p>-19,431386625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58" calcext:value-type="float">
            <text:p>-240,58</text:p>
          </table:table-cell>
          <table:table-cell office:value-type="float" office:value="0" calcext:value-type="float">
            <text:p>0</text:p>
          </table:table-cell>
          <table:table-cell office:value-type="float" office:value="-0.939729125" calcext:value-type="float">
            <text:p>-0,939729125</text:p>
          </table:table-cell>
          <table:table-cell office:value-type="float" office:value="-1.516505267" calcext:value-type="float">
            <text:p>-1,516505267</text:p>
          </table:table-cell>
          <table:table-cell/>
          <table:table-cell table:formula="of:=[.E155]*100" office:value-type="float" office:value="0" calcext:value-type="float">
            <text:p>0</text:p>
          </table:table-cell>
          <table:table-cell table:formula="of:=[.F155]*100" office:value-type="float" office:value="-93.9729125" calcext:value-type="float">
            <text:p>-93,9729125</text:p>
          </table:table-cell>
          <table:table-cell table:formula="of:=[.G155]*100" office:value-type="float" office:value="-151.6505267" calcext:value-type="float">
            <text:p>-151,6505267</text:p>
          </table:table-cell>
          <table:table-cell/>
          <table:table-cell table:formula="of:=[.I155]*0.067" office:value-type="float" office:value="0" calcext:value-type="float">
            <text:p>0</text:p>
          </table:table-cell>
          <table:table-cell table:formula="of:=[.J155]*0.067" office:value-type="float" office:value="-6.2961851375" calcext:value-type="float">
            <text:p>-6,2961851375</text:p>
          </table:table-cell>
          <table:table-cell table:formula="of:=[.K155]*0.067" office:value-type="float" office:value="-10.1605852889" calcext:value-type="float">
            <text:p>-10,1605852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0" calcext:value-type="float">
            <text:p>0</text:p>
          </table:table-cell>
          <table:table-cell office:value-type="float" office:value="-1.281411292" calcext:value-type="float">
            <text:p>-1,281411292</text:p>
          </table:table-cell>
          <table:table-cell office:value-type="float" office:value="-3.634366592" calcext:value-type="float">
            <text:p>-3,634366592</text:p>
          </table:table-cell>
          <table:table-cell/>
          <table:table-cell table:formula="of:=[.E156]*100" office:value-type="float" office:value="0" calcext:value-type="float">
            <text:p>0</text:p>
          </table:table-cell>
          <table:table-cell table:formula="of:=[.F156]*100" office:value-type="float" office:value="-128.1411292" calcext:value-type="float">
            <text:p>-128,1411292</text:p>
          </table:table-cell>
          <table:table-cell table:formula="of:=[.G156]*100" office:value-type="float" office:value="-363.4366592" calcext:value-type="float">
            <text:p>-363,4366592</text:p>
          </table:table-cell>
          <table:table-cell/>
          <table:table-cell table:formula="of:=[.I156]*0.067" office:value-type="float" office:value="0" calcext:value-type="float">
            <text:p>0</text:p>
          </table:table-cell>
          <table:table-cell table:formula="of:=[.J156]*0.067" office:value-type="float" office:value="-8.5854556564" calcext:value-type="float">
            <text:p>-8,5854556564</text:p>
          </table:table-cell>
          <table:table-cell table:formula="of:=[.K156]*0.067" office:value-type="float" office:value="-24.3502561664" calcext:value-type="float">
            <text:p>-24,35025616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0.020185081" calcext:value-type="float">
            <text:p>0,020185081</text:p>
          </table:table-cell>
          <table:table-cell office:value-type="float" office:value="-1.227456886" calcext:value-type="float">
            <text:p>-1,227456886</text:p>
          </table:table-cell>
          <table:table-cell office:value-type="float" office:value="-3.590704647" calcext:value-type="float">
            <text:p>-3,590704647</text:p>
          </table:table-cell>
          <table:table-cell/>
          <table:table-cell table:formula="of:=[.E157]*100" office:value-type="float" office:value="2.0185081" calcext:value-type="float">
            <text:p>2,0185081</text:p>
          </table:table-cell>
          <table:table-cell table:formula="of:=[.F157]*100" office:value-type="float" office:value="-122.7456886" calcext:value-type="float">
            <text:p>-122,7456886</text:p>
          </table:table-cell>
          <table:table-cell table:formula="of:=[.G157]*100" office:value-type="float" office:value="-359.0704647" calcext:value-type="float">
            <text:p>-359,0704647</text:p>
          </table:table-cell>
          <table:table-cell/>
          <table:table-cell table:formula="of:=[.I157]*0.067" office:value-type="float" office:value="0.1352400427" calcext:value-type="float">
            <text:p>0,1352400427</text:p>
          </table:table-cell>
          <table:table-cell table:formula="of:=[.J157]*0.067" office:value-type="float" office:value="-8.2239611362" calcext:value-type="float">
            <text:p>-8,2239611362</text:p>
          </table:table-cell>
          <table:table-cell table:formula="of:=[.K157]*0.067" office:value-type="float" office:value="-24.0577211349" calcext:value-type="float">
            <text:p>-24,05772113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0.256765357" calcext:value-type="float">
            <text:p>-0,256765357</text:p>
          </table:table-cell>
          <table:table-cell office:value-type="float" office:value="-1.212715217" calcext:value-type="float">
            <text:p>-1,212715217</text:p>
          </table:table-cell>
          <table:table-cell office:value-type="float" office:value="-3.445753616" calcext:value-type="float">
            <text:p>-3,445753616</text:p>
          </table:table-cell>
          <table:table-cell/>
          <table:table-cell table:formula="of:=[.E158]*100" office:value-type="float" office:value="-25.6765357" calcext:value-type="float">
            <text:p>-25,6765357</text:p>
          </table:table-cell>
          <table:table-cell table:formula="of:=[.F158]*100" office:value-type="float" office:value="-121.2715217" calcext:value-type="float">
            <text:p>-121,2715217</text:p>
          </table:table-cell>
          <table:table-cell table:formula="of:=[.G158]*100" office:value-type="float" office:value="-344.5753616" calcext:value-type="float">
            <text:p>-344,5753616</text:p>
          </table:table-cell>
          <table:table-cell/>
          <table:table-cell table:formula="of:=[.I158]*0.067" office:value-type="float" office:value="-1.7203278919" calcext:value-type="float">
            <text:p>-1,7203278919</text:p>
          </table:table-cell>
          <table:table-cell table:formula="of:=[.J158]*0.067" office:value-type="float" office:value="-8.1251919539" calcext:value-type="float">
            <text:p>-8,1251919539</text:p>
          </table:table-cell>
          <table:table-cell table:formula="of:=[.K158]*0.067" office:value-type="float" office:value="-23.0865492272" calcext:value-type="float">
            <text:p>-23,08654922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1.449947134" calcext:value-type="float">
            <text:p>-1,449947134</text:p>
          </table:table-cell>
          <table:table-cell office:value-type="float" office:value="-1.264301526" calcext:value-type="float">
            <text:p>-1,264301526</text:p>
          </table:table-cell>
          <table:table-cell office:value-type="float" office:value="-3.648690445" calcext:value-type="float">
            <text:p>-3,648690445</text:p>
          </table:table-cell>
          <table:table-cell/>
          <table:table-cell table:formula="of:=[.E159]*100" office:value-type="float" office:value="-144.9947134" calcext:value-type="float">
            <text:p>-144,9947134</text:p>
          </table:table-cell>
          <table:table-cell table:formula="of:=[.F159]*100" office:value-type="float" office:value="-126.4301526" calcext:value-type="float">
            <text:p>-126,4301526</text:p>
          </table:table-cell>
          <table:table-cell table:formula="of:=[.G159]*100" office:value-type="float" office:value="-364.8690445" calcext:value-type="float">
            <text:p>-364,8690445</text:p>
          </table:table-cell>
          <table:table-cell/>
          <table:table-cell table:formula="of:=[.I159]*0.067" office:value-type="float" office:value="-9.7146457978" calcext:value-type="float">
            <text:p>-9,7146457978</text:p>
          </table:table-cell>
          <table:table-cell table:formula="of:=[.J159]*0.067" office:value-type="float" office:value="-8.4708202242" calcext:value-type="float">
            <text:p>-8,4708202242</text:p>
          </table:table-cell>
          <table:table-cell table:formula="of:=[.K159]*0.067" office:value-type="float" office:value="-24.4462259815" calcext:value-type="float">
            <text:p>-24,44622598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.585739841" calcext:value-type="float">
            <text:p>-1,585739841</text:p>
          </table:table-cell>
          <table:table-cell office:value-type="float" office:value="-1.297773006" calcext:value-type="float">
            <text:p>-1,297773006</text:p>
          </table:table-cell>
          <table:table-cell office:value-type="float" office:value="-4.628262409" calcext:value-type="float">
            <text:p>-4,628262409</text:p>
          </table:table-cell>
          <table:table-cell/>
          <table:table-cell table:formula="of:=[.E160]*100" office:value-type="float" office:value="-158.5739841" calcext:value-type="float">
            <text:p>-158,5739841</text:p>
          </table:table-cell>
          <table:table-cell table:formula="of:=[.F160]*100" office:value-type="float" office:value="-129.7773006" calcext:value-type="float">
            <text:p>-129,7773006</text:p>
          </table:table-cell>
          <table:table-cell table:formula="of:=[.G160]*100" office:value-type="float" office:value="-462.8262409" calcext:value-type="float">
            <text:p>-462,8262409</text:p>
          </table:table-cell>
          <table:table-cell/>
          <table:table-cell table:formula="of:=[.I160]*0.067" office:value-type="float" office:value="-10.6244569347" calcext:value-type="float">
            <text:p>-10,6244569347</text:p>
          </table:table-cell>
          <table:table-cell table:formula="of:=[.J160]*0.067" office:value-type="float" office:value="-8.6950791402" calcext:value-type="float">
            <text:p>-8,6950791402</text:p>
          </table:table-cell>
          <table:table-cell table:formula="of:=[.K160]*0.067" office:value-type="float" office:value="-31.0093581403" calcext:value-type="float">
            <text:p>-31,0093581403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.047198583" calcext:value-type="float">
            <text:p>-1,047198583</text:p>
          </table:table-cell>
          <table:table-cell office:value-type="float" office:value="-1.440492048" calcext:value-type="float">
            <text:p>-1,440492048</text:p>
          </table:table-cell>
          <table:table-cell office:value-type="float" office:value="-4.245886605" calcext:value-type="float">
            <text:p>-4,245886605</text:p>
          </table:table-cell>
          <table:table-cell/>
          <table:table-cell table:formula="of:=[.E161]*100" office:value-type="float" office:value="-104.7198583" calcext:value-type="float">
            <text:p>-104,7198583</text:p>
          </table:table-cell>
          <table:table-cell table:formula="of:=[.F161]*100" office:value-type="float" office:value="-144.0492048" calcext:value-type="float">
            <text:p>-144,0492048</text:p>
          </table:table-cell>
          <table:table-cell table:formula="of:=[.G161]*100" office:value-type="float" office:value="-424.5886605" calcext:value-type="float">
            <text:p>-424,5886605</text:p>
          </table:table-cell>
          <table:table-cell/>
          <table:table-cell table:formula="of:=[.I161]*0.067" office:value-type="float" office:value="-7.0162305061" calcext:value-type="float">
            <text:p>-7,0162305061</text:p>
          </table:table-cell>
          <table:table-cell table:formula="of:=[.J161]*0.067" office:value-type="float" office:value="-9.6512967216" calcext:value-type="float">
            <text:p>-9,6512967216</text:p>
          </table:table-cell>
          <table:table-cell table:formula="of:=[.K161]*0.067" office:value-type="float" office:value="-28.4474402535" calcext:value-type="float">
            <text:p>-28,44744025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2.265685054" calcext:value-type="float">
            <text:p>-2,265685054</text:p>
          </table:table-cell>
          <table:table-cell office:value-type="float" office:value="-1.937612851" calcext:value-type="float">
            <text:p>-1,937612851</text:p>
          </table:table-cell>
          <table:table-cell office:value-type="float" office:value="-4.645439424" calcext:value-type="float">
            <text:p>-4,645439424</text:p>
          </table:table-cell>
          <table:table-cell/>
          <table:table-cell table:formula="of:=[.E162]*100" office:value-type="float" office:value="-226.5685054" calcext:value-type="float">
            <text:p>-226,5685054</text:p>
          </table:table-cell>
          <table:table-cell table:formula="of:=[.F162]*100" office:value-type="float" office:value="-193.7612851" calcext:value-type="float">
            <text:p>-193,7612851</text:p>
          </table:table-cell>
          <table:table-cell table:formula="of:=[.G162]*100" office:value-type="float" office:value="-464.5439424" calcext:value-type="float">
            <text:p>-464,5439424</text:p>
          </table:table-cell>
          <table:table-cell/>
          <table:table-cell table:formula="of:=[.I162]*0.067" office:value-type="float" office:value="-15.1800898618" calcext:value-type="float">
            <text:p>-15,1800898618</text:p>
          </table:table-cell>
          <table:table-cell table:formula="of:=[.J162]*0.067" office:value-type="float" office:value="-12.9820061017" calcext:value-type="float">
            <text:p>-12,9820061017</text:p>
          </table:table-cell>
          <table:table-cell table:formula="of:=[.K162]*0.067" office:value-type="float" office:value="-31.1244441408" calcext:value-type="float">
            <text:p>-31,12444414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2.444159821" calcext:value-type="float">
            <text:p>-2,444159821</text:p>
          </table:table-cell>
          <table:table-cell office:value-type="float" office:value="-2.058731829" calcext:value-type="float">
            <text:p>-2,058731829</text:p>
          </table:table-cell>
          <table:table-cell office:value-type="float" office:value="-5.909452999" calcext:value-type="float">
            <text:p>-5,909452999</text:p>
          </table:table-cell>
          <table:table-cell/>
          <table:table-cell table:formula="of:=[.E163]*100" office:value-type="float" office:value="-244.4159821" calcext:value-type="float">
            <text:p>-244,4159821</text:p>
          </table:table-cell>
          <table:table-cell table:formula="of:=[.F163]*100" office:value-type="float" office:value="-205.8731829" calcext:value-type="float">
            <text:p>-205,8731829</text:p>
          </table:table-cell>
          <table:table-cell table:formula="of:=[.G163]*100" office:value-type="float" office:value="-590.9452999" calcext:value-type="float">
            <text:p>-590,9452999</text:p>
          </table:table-cell>
          <table:table-cell/>
          <table:table-cell table:formula="of:=[.I163]*0.067" office:value-type="float" office:value="-16.3758708007" calcext:value-type="float">
            <text:p>-16,3758708007</text:p>
          </table:table-cell>
          <table:table-cell table:formula="of:=[.J163]*0.067" office:value-type="float" office:value="-13.7935032543" calcext:value-type="float">
            <text:p>-13,7935032543</text:p>
          </table:table-cell>
          <table:table-cell table:formula="of:=[.K163]*0.067" office:value-type="float" office:value="-39.5933350933" calcext:value-type="float">
            <text:p>-39,59333509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.830446059" calcext:value-type="float">
            <text:p>-1,830446059</text:p>
          </table:table-cell>
          <table:table-cell office:value-type="float" office:value="-2.49297094" calcext:value-type="float">
            <text:p>-2,49297094</text:p>
          </table:table-cell>
          <table:table-cell office:value-type="float" office:value="-6.049687361" calcext:value-type="float">
            <text:p>-6,049687361</text:p>
          </table:table-cell>
          <table:table-cell/>
          <table:table-cell table:formula="of:=[.E164]*100" office:value-type="float" office:value="-183.0446059" calcext:value-type="float">
            <text:p>-183,0446059</text:p>
          </table:table-cell>
          <table:table-cell table:formula="of:=[.F164]*100" office:value-type="float" office:value="-249.297094" calcext:value-type="float">
            <text:p>-249,297094</text:p>
          </table:table-cell>
          <table:table-cell table:formula="of:=[.G164]*100" office:value-type="float" office:value="-604.9687361" calcext:value-type="float">
            <text:p>-604,9687361</text:p>
          </table:table-cell>
          <table:table-cell/>
          <table:table-cell table:formula="of:=[.I164]*0.067" office:value-type="float" office:value="-12.2639885953" calcext:value-type="float">
            <text:p>-12,2639885953</text:p>
          </table:table-cell>
          <table:table-cell table:formula="of:=[.J164]*0.067" office:value-type="float" office:value="-16.702905298" calcext:value-type="float">
            <text:p>-16,702905298</text:p>
          </table:table-cell>
          <table:table-cell table:formula="of:=[.K164]*0.067" office:value-type="float" office:value="-40.5329053187" calcext:value-type="float">
            <text:p>-40,53290531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2.262289007" calcext:value-type="float">
            <text:p>-2,262289007</text:p>
          </table:table-cell>
          <table:table-cell office:value-type="float" office:value="-3.357820187" calcext:value-type="float">
            <text:p>-3,357820187</text:p>
          </table:table-cell>
          <table:table-cell office:value-type="float" office:value="-6.647743358" calcext:value-type="float">
            <text:p>-6,647743358</text:p>
          </table:table-cell>
          <table:table-cell/>
          <table:table-cell table:formula="of:=[.E165]*100" office:value-type="float" office:value="-226.2289007" calcext:value-type="float">
            <text:p>-226,2289007</text:p>
          </table:table-cell>
          <table:table-cell table:formula="of:=[.F165]*100" office:value-type="float" office:value="-335.7820187" calcext:value-type="float">
            <text:p>-335,7820187</text:p>
          </table:table-cell>
          <table:table-cell table:formula="of:=[.G165]*100" office:value-type="float" office:value="-664.7743358" calcext:value-type="float">
            <text:p>-664,7743358</text:p>
          </table:table-cell>
          <table:table-cell/>
          <table:table-cell table:formula="of:=[.I165]*0.067" office:value-type="float" office:value="-15.1573363469" calcext:value-type="float">
            <text:p>-15,1573363469</text:p>
          </table:table-cell>
          <table:table-cell table:formula="of:=[.J165]*0.067" office:value-type="float" office:value="-22.4973952529" calcext:value-type="float">
            <text:p>-22,4973952529</text:p>
          </table:table-cell>
          <table:table-cell table:formula="of:=[.K165]*0.067" office:value-type="float" office:value="-44.5398804986" calcext:value-type="float">
            <text:p>-44,53988049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2.177995454" calcext:value-type="float">
            <text:p>-2,177995454</text:p>
          </table:table-cell>
          <table:table-cell office:value-type="float" office:value="-3.167632329" calcext:value-type="float">
            <text:p>-3,167632329</text:p>
          </table:table-cell>
          <table:table-cell office:value-type="float" office:value="-7.539693404" calcext:value-type="float">
            <text:p>-7,539693404</text:p>
          </table:table-cell>
          <table:table-cell/>
          <table:table-cell table:formula="of:=[.E166]*100" office:value-type="float" office:value="-217.7995454" calcext:value-type="float">
            <text:p>-217,7995454</text:p>
          </table:table-cell>
          <table:table-cell table:formula="of:=[.F166]*100" office:value-type="float" office:value="-316.7632329" calcext:value-type="float">
            <text:p>-316,7632329</text:p>
          </table:table-cell>
          <table:table-cell table:formula="of:=[.G166]*100" office:value-type="float" office:value="-753.9693404" calcext:value-type="float">
            <text:p>-753,9693404</text:p>
          </table:table-cell>
          <table:table-cell/>
          <table:table-cell table:formula="of:=[.I166]*0.067" office:value-type="float" office:value="-14.5925695418" calcext:value-type="float">
            <text:p>-14,5925695418</text:p>
          </table:table-cell>
          <table:table-cell table:formula="of:=[.J166]*0.067" office:value-type="float" office:value="-21.2231366043" calcext:value-type="float">
            <text:p>-21,2231366043</text:p>
          </table:table-cell>
          <table:table-cell table:formula="of:=[.K166]*0.067" office:value-type="float" office:value="-50.5159458068" calcext:value-type="float">
            <text:p>-50,515945806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1.823415423" calcext:value-type="float">
            <text:p>-1,823415423</text:p>
          </table:table-cell>
          <table:table-cell office:value-type="float" office:value="-3.266310608" calcext:value-type="float">
            <text:p>-3,266310608</text:p>
          </table:table-cell>
          <table:table-cell office:value-type="float" office:value="-7.969564775" calcext:value-type="float">
            <text:p>-7,969564775</text:p>
          </table:table-cell>
          <table:table-cell/>
          <table:table-cell table:formula="of:=[.E167]*100" office:value-type="float" office:value="-182.3415423" calcext:value-type="float">
            <text:p>-182,3415423</text:p>
          </table:table-cell>
          <table:table-cell table:formula="of:=[.F167]*100" office:value-type="float" office:value="-326.6310608" calcext:value-type="float">
            <text:p>-326,6310608</text:p>
          </table:table-cell>
          <table:table-cell table:formula="of:=[.G167]*100" office:value-type="float" office:value="-796.9564775" calcext:value-type="float">
            <text:p>-796,9564775</text:p>
          </table:table-cell>
          <table:table-cell/>
          <table:table-cell table:formula="of:=[.I167]*0.067" office:value-type="float" office:value="-12.2168833341" calcext:value-type="float">
            <text:p>-12,2168833341</text:p>
          </table:table-cell>
          <table:table-cell table:formula="of:=[.J167]*0.067" office:value-type="float" office:value="-21.8842810736" calcext:value-type="float">
            <text:p>-21,8842810736</text:p>
          </table:table-cell>
          <table:table-cell table:formula="of:=[.K167]*0.067" office:value-type="float" office:value="-53.3960839925" calcext:value-type="float">
            <text:p>-53,39608399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1.502697081" calcext:value-type="float">
            <text:p>-1,502697081</text:p>
          </table:table-cell>
          <table:table-cell office:value-type="float" office:value="-3.798163048" calcext:value-type="float">
            <text:p>-3,798163048</text:p>
          </table:table-cell>
          <table:table-cell office:value-type="float" office:value="-8.628249755" calcext:value-type="float">
            <text:p>-8,628249755</text:p>
          </table:table-cell>
          <table:table-cell/>
          <table:table-cell table:formula="of:=[.E168]*100" office:value-type="float" office:value="-150.2697081" calcext:value-type="float">
            <text:p>-150,2697081</text:p>
          </table:table-cell>
          <table:table-cell table:formula="of:=[.F168]*100" office:value-type="float" office:value="-379.8163048" calcext:value-type="float">
            <text:p>-379,8163048</text:p>
          </table:table-cell>
          <table:table-cell table:formula="of:=[.G168]*100" office:value-type="float" office:value="-862.8249755" calcext:value-type="float">
            <text:p>-862,8249755</text:p>
          </table:table-cell>
          <table:table-cell/>
          <table:table-cell table:formula="of:=[.I168]*0.067" office:value-type="float" office:value="-10.0680704427" calcext:value-type="float">
            <text:p>-10,0680704427</text:p>
          </table:table-cell>
          <table:table-cell table:formula="of:=[.J168]*0.067" office:value-type="float" office:value="-25.4476924216" calcext:value-type="float">
            <text:p>-25,4476924216</text:p>
          </table:table-cell>
          <table:table-cell table:formula="of:=[.K168]*0.067" office:value-type="float" office:value="-57.8092733585" calcext:value-type="float">
            <text:p>-57,80927335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0.875532657" calcext:value-type="float">
            <text:p>-0,875532657</text:p>
          </table:table-cell>
          <table:table-cell office:value-type="float" office:value="-3.755233654" calcext:value-type="float">
            <text:p>-3,755233654</text:p>
          </table:table-cell>
          <table:table-cell office:value-type="float" office:value="-8.992015373" calcext:value-type="float">
            <text:p>-8,992015373</text:p>
          </table:table-cell>
          <table:table-cell/>
          <table:table-cell table:formula="of:=[.E169]*100" office:value-type="float" office:value="-87.5532657" calcext:value-type="float">
            <text:p>-87,5532657</text:p>
          </table:table-cell>
          <table:table-cell table:formula="of:=[.F169]*100" office:value-type="float" office:value="-375.5233654" calcext:value-type="float">
            <text:p>-375,5233654</text:p>
          </table:table-cell>
          <table:table-cell table:formula="of:=[.G169]*100" office:value-type="float" office:value="-899.2015373" calcext:value-type="float">
            <text:p>-899,2015373</text:p>
          </table:table-cell>
          <table:table-cell/>
          <table:table-cell table:formula="of:=[.I169]*0.067" office:value-type="float" office:value="-5.8660688019" calcext:value-type="float">
            <text:p>-5,8660688019</text:p>
          </table:table-cell>
          <table:table-cell table:formula="of:=[.J169]*0.067" office:value-type="float" office:value="-25.1600654818" calcext:value-type="float">
            <text:p>-25,1600654818</text:p>
          </table:table-cell>
          <table:table-cell table:formula="of:=[.K169]*0.067" office:value-type="float" office:value="-60.2465029991" calcext:value-type="float">
            <text:p>-60,246502999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0.554509706" calcext:value-type="float">
            <text:p>-0,554509706</text:p>
          </table:table-cell>
          <table:table-cell office:value-type="float" office:value="-3.670321741" calcext:value-type="float">
            <text:p>-3,670321741</text:p>
          </table:table-cell>
          <table:table-cell office:value-type="float" office:value="-9.059842921" calcext:value-type="float">
            <text:p>-9,059842921</text:p>
          </table:table-cell>
          <table:table-cell/>
          <table:table-cell table:formula="of:=[.E170]*100" office:value-type="float" office:value="-55.4509706" calcext:value-type="float">
            <text:p>-55,4509706</text:p>
          </table:table-cell>
          <table:table-cell table:formula="of:=[.F170]*100" office:value-type="float" office:value="-367.0321741" calcext:value-type="float">
            <text:p>-367,0321741</text:p>
          </table:table-cell>
          <table:table-cell table:formula="of:=[.G170]*100" office:value-type="float" office:value="-905.9842921" calcext:value-type="float">
            <text:p>-905,9842921</text:p>
          </table:table-cell>
          <table:table-cell/>
          <table:table-cell table:formula="of:=[.I170]*0.067" office:value-type="float" office:value="-3.7152150302" calcext:value-type="float">
            <text:p>-3,7152150302</text:p>
          </table:table-cell>
          <table:table-cell table:formula="of:=[.J170]*0.067" office:value-type="float" office:value="-24.5911556647" calcext:value-type="float">
            <text:p>-24,5911556647</text:p>
          </table:table-cell>
          <table:table-cell table:formula="of:=[.K170]*0.067" office:value-type="float" office:value="-60.7009475707" calcext:value-type="float">
            <text:p>-60,700947570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-0.335095065" calcext:value-type="float">
            <text:p>-0,335095065</text:p>
          </table:table-cell>
          <table:table-cell office:value-type="float" office:value="-3.7266041" calcext:value-type="float">
            <text:p>-3,7266041</text:p>
          </table:table-cell>
          <table:table-cell office:value-type="float" office:value="-9.219977635" calcext:value-type="float">
            <text:p>-9,219977635</text:p>
          </table:table-cell>
          <table:table-cell/>
          <table:table-cell table:formula="of:=[.E171]*100" office:value-type="float" office:value="-33.5095065" calcext:value-type="float">
            <text:p>-33,5095065</text:p>
          </table:table-cell>
          <table:table-cell table:formula="of:=[.F171]*100" office:value-type="float" office:value="-372.66041" calcext:value-type="float">
            <text:p>-372,66041</text:p>
          </table:table-cell>
          <table:table-cell table:formula="of:=[.G171]*100" office:value-type="float" office:value="-921.9977635" calcext:value-type="float">
            <text:p>-921,9977635</text:p>
          </table:table-cell>
          <table:table-cell/>
          <table:table-cell table:formula="of:=[.I171]*0.067" office:value-type="float" office:value="-2.2451369355" calcext:value-type="float">
            <text:p>-2,2451369355</text:p>
          </table:table-cell>
          <table:table-cell table:formula="of:=[.J171]*0.067" office:value-type="float" office:value="-24.96824747" calcext:value-type="float">
            <text:p>-24,96824747</text:p>
          </table:table-cell>
          <table:table-cell table:formula="of:=[.K171]*0.067" office:value-type="float" office:value="-61.7738501545" calcext:value-type="float">
            <text:p>-61,773850154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0.123614092" calcext:value-type="float">
            <text:p>0,123614092</text:p>
          </table:table-cell>
          <table:table-cell office:value-type="float" office:value="-3.747169483" calcext:value-type="float">
            <text:p>-3,747169483</text:p>
          </table:table-cell>
          <table:table-cell office:value-type="float" office:value="-9.301157896" calcext:value-type="float">
            <text:p>-9,301157896</text:p>
          </table:table-cell>
          <table:table-cell/>
          <table:table-cell table:formula="of:=[.E172]*100" office:value-type="float" office:value="12.3614092" calcext:value-type="float">
            <text:p>12,3614092</text:p>
          </table:table-cell>
          <table:table-cell table:formula="of:=[.F172]*100" office:value-type="float" office:value="-374.7169483" calcext:value-type="float">
            <text:p>-374,7169483</text:p>
          </table:table-cell>
          <table:table-cell table:formula="of:=[.G172]*100" office:value-type="float" office:value="-930.1157896" calcext:value-type="float">
            <text:p>-930,1157896</text:p>
          </table:table-cell>
          <table:table-cell/>
          <table:table-cell table:formula="of:=[.I172]*0.067" office:value-type="float" office:value="0.8282144164" calcext:value-type="float">
            <text:p>0,8282144164</text:p>
          </table:table-cell>
          <table:table-cell table:formula="of:=[.J172]*0.067" office:value-type="float" office:value="-25.1060355361" calcext:value-type="float">
            <text:p>-25,1060355361</text:p>
          </table:table-cell>
          <table:table-cell table:formula="of:=[.K172]*0.067" office:value-type="float" office:value="-62.3177579032" calcext:value-type="float">
            <text:p>-62,317757903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0.658948272" calcext:value-type="float">
            <text:p>0,658948272</text:p>
          </table:table-cell>
          <table:table-cell office:value-type="float" office:value="-3.708931824" calcext:value-type="float">
            <text:p>-3,708931824</text:p>
          </table:table-cell>
          <table:table-cell office:value-type="float" office:value="-9.160863308" calcext:value-type="float">
            <text:p>-9,160863308</text:p>
          </table:table-cell>
          <table:table-cell/>
          <table:table-cell table:formula="of:=[.E173]*100" office:value-type="float" office:value="65.8948272" calcext:value-type="float">
            <text:p>65,8948272</text:p>
          </table:table-cell>
          <table:table-cell table:formula="of:=[.F173]*100" office:value-type="float" office:value="-370.8931824" calcext:value-type="float">
            <text:p>-370,8931824</text:p>
          </table:table-cell>
          <table:table-cell table:formula="of:=[.G173]*100" office:value-type="float" office:value="-916.0863308" calcext:value-type="float">
            <text:p>-916,0863308</text:p>
          </table:table-cell>
          <table:table-cell/>
          <table:table-cell table:formula="of:=[.I173]*0.067" office:value-type="float" office:value="4.4149534224" calcext:value-type="float">
            <text:p>4,4149534224</text:p>
          </table:table-cell>
          <table:table-cell table:formula="of:=[.J173]*0.067" office:value-type="float" office:value="-24.8498432208" calcext:value-type="float">
            <text:p>-24,8498432208</text:p>
          </table:table-cell>
          <table:table-cell table:formula="of:=[.K173]*0.067" office:value-type="float" office:value="-61.3777841636" calcext:value-type="float">
            <text:p>-61,377784163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0.848507587" calcext:value-type="float">
            <text:p>0,848507587</text:p>
          </table:table-cell>
          <table:table-cell office:value-type="float" office:value="-3.647212753" calcext:value-type="float">
            <text:p>-3,647212753</text:p>
          </table:table-cell>
          <table:table-cell office:value-type="float" office:value="-8.880048132" calcext:value-type="float">
            <text:p>-8,880048132</text:p>
          </table:table-cell>
          <table:table-cell/>
          <table:table-cell table:formula="of:=[.E174]*100" office:value-type="float" office:value="84.8507587" calcext:value-type="float">
            <text:p>84,8507587</text:p>
          </table:table-cell>
          <table:table-cell table:formula="of:=[.F174]*100" office:value-type="float" office:value="-364.7212753" calcext:value-type="float">
            <text:p>-364,7212753</text:p>
          </table:table-cell>
          <table:table-cell table:formula="of:=[.G174]*100" office:value-type="float" office:value="-888.0048132" calcext:value-type="float">
            <text:p>-888,0048132</text:p>
          </table:table-cell>
          <table:table-cell/>
          <table:table-cell table:formula="of:=[.I174]*0.067" office:value-type="float" office:value="5.6850008329" calcext:value-type="float">
            <text:p>5,6850008329</text:p>
          </table:table-cell>
          <table:table-cell table:formula="of:=[.J174]*0.067" office:value-type="float" office:value="-24.4363254451" calcext:value-type="float">
            <text:p>-24,4363254451</text:p>
          </table:table-cell>
          <table:table-cell table:formula="of:=[.K174]*0.067" office:value-type="float" office:value="-59.4963224844" calcext:value-type="float">
            <text:p>-59,49632248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.088376212" calcext:value-type="float">
            <text:p>1,088376212</text:p>
          </table:table-cell>
          <table:table-cell office:value-type="float" office:value="-3.523483688" calcext:value-type="float">
            <text:p>-3,523483688</text:p>
          </table:table-cell>
          <table:table-cell office:value-type="float" office:value="-8.811555702" calcext:value-type="float">
            <text:p>-8,811555702</text:p>
          </table:table-cell>
          <table:table-cell/>
          <table:table-cell table:formula="of:=[.E175]*100" office:value-type="float" office:value="108.8376212" calcext:value-type="float">
            <text:p>108,8376212</text:p>
          </table:table-cell>
          <table:table-cell table:formula="of:=[.F175]*100" office:value-type="float" office:value="-352.3483688" calcext:value-type="float">
            <text:p>-352,3483688</text:p>
          </table:table-cell>
          <table:table-cell table:formula="of:=[.G175]*100" office:value-type="float" office:value="-881.1555702" calcext:value-type="float">
            <text:p>-881,1555702</text:p>
          </table:table-cell>
          <table:table-cell/>
          <table:table-cell table:formula="of:=[.I175]*0.067" office:value-type="float" office:value="7.2921206204" calcext:value-type="float">
            <text:p>7,2921206204</text:p>
          </table:table-cell>
          <table:table-cell table:formula="of:=[.J175]*0.067" office:value-type="float" office:value="-23.6073407096" calcext:value-type="float">
            <text:p>-23,6073407096</text:p>
          </table:table-cell>
          <table:table-cell table:formula="of:=[.K175]*0.067" office:value-type="float" office:value="-59.0374232034" calcext:value-type="float">
            <text:p>-59,03742320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.98062107" calcext:value-type="float">
            <text:p>1,98062107</text:p>
          </table:table-cell>
          <table:table-cell office:value-type="float" office:value="-3.206014688" calcext:value-type="float">
            <text:p>-3,206014688</text:p>
          </table:table-cell>
          <table:table-cell office:value-type="float" office:value="-8.328674354" calcext:value-type="float">
            <text:p>-8,328674354</text:p>
          </table:table-cell>
          <table:table-cell/>
          <table:table-cell table:formula="of:=[.E176]*100" office:value-type="float" office:value="198.062107" calcext:value-type="float">
            <text:p>198,062107</text:p>
          </table:table-cell>
          <table:table-cell table:formula="of:=[.F176]*100" office:value-type="float" office:value="-320.6014688" calcext:value-type="float">
            <text:p>-320,6014688</text:p>
          </table:table-cell>
          <table:table-cell table:formula="of:=[.G176]*100" office:value-type="float" office:value="-832.8674354" calcext:value-type="float">
            <text:p>-832,8674354</text:p>
          </table:table-cell>
          <table:table-cell/>
          <table:table-cell table:formula="of:=[.I176]*0.067" office:value-type="float" office:value="13.270161169" calcext:value-type="float">
            <text:p>13,270161169</text:p>
          </table:table-cell>
          <table:table-cell table:formula="of:=[.J176]*0.067" office:value-type="float" office:value="-21.4802984096" calcext:value-type="float">
            <text:p>-21,4802984096</text:p>
          </table:table-cell>
          <table:table-cell table:formula="of:=[.K176]*0.067" office:value-type="float" office:value="-55.8021181718" calcext:value-type="float">
            <text:p>-55,802118171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2.000391418" calcext:value-type="float">
            <text:p>2,000391418</text:p>
          </table:table-cell>
          <table:table-cell office:value-type="float" office:value="-3.072558774" calcext:value-type="float">
            <text:p>-3,072558774</text:p>
          </table:table-cell>
          <table:table-cell office:value-type="float" office:value="-7.347355491" calcext:value-type="float">
            <text:p>-7,347355491</text:p>
          </table:table-cell>
          <table:table-cell/>
          <table:table-cell table:formula="of:=[.E177]*100" office:value-type="float" office:value="200.0391418" calcext:value-type="float">
            <text:p>200,0391418</text:p>
          </table:table-cell>
          <table:table-cell table:formula="of:=[.F177]*100" office:value-type="float" office:value="-307.2558774" calcext:value-type="float">
            <text:p>-307,2558774</text:p>
          </table:table-cell>
          <table:table-cell table:formula="of:=[.G177]*100" office:value-type="float" office:value="-734.7355491" calcext:value-type="float">
            <text:p>-734,7355491</text:p>
          </table:table-cell>
          <table:table-cell/>
          <table:table-cell table:formula="of:=[.I177]*0.067" office:value-type="float" office:value="13.4026225006" calcext:value-type="float">
            <text:p>13,4026225006</text:p>
          </table:table-cell>
          <table:table-cell table:formula="of:=[.J177]*0.067" office:value-type="float" office:value="-20.5861437858" calcext:value-type="float">
            <text:p>-20,5861437858</text:p>
          </table:table-cell>
          <table:table-cell table:formula="of:=[.K177]*0.067" office:value-type="float" office:value="-49.2272817897" calcext:value-type="float">
            <text:p>-49,22728178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.53969141" calcext:value-type="float">
            <text:p>1,53969141</text:p>
          </table:table-cell>
          <table:table-cell office:value-type="float" office:value="-2.855812185" calcext:value-type="float">
            <text:p>-2,855812185</text:p>
          </table:table-cell>
          <table:table-cell office:value-type="float" office:value="-7.208687208" calcext:value-type="float">
            <text:p>-7,208687208</text:p>
          </table:table-cell>
          <table:table-cell/>
          <table:table-cell table:formula="of:=[.E178]*100" office:value-type="float" office:value="153.969141" calcext:value-type="float">
            <text:p>153,969141</text:p>
          </table:table-cell>
          <table:table-cell table:formula="of:=[.F178]*100" office:value-type="float" office:value="-285.5812185" calcext:value-type="float">
            <text:p>-285,5812185</text:p>
          </table:table-cell>
          <table:table-cell table:formula="of:=[.G178]*100" office:value-type="float" office:value="-720.8687208" calcext:value-type="float">
            <text:p>-720,8687208</text:p>
          </table:table-cell>
          <table:table-cell/>
          <table:table-cell table:formula="of:=[.I178]*0.067" office:value-type="float" office:value="10.315932447" calcext:value-type="float">
            <text:p>10,315932447</text:p>
          </table:table-cell>
          <table:table-cell table:formula="of:=[.J178]*0.067" office:value-type="float" office:value="-19.1339416395" calcext:value-type="float">
            <text:p>-19,1339416395</text:p>
          </table:table-cell>
          <table:table-cell table:formula="of:=[.K178]*0.067" office:value-type="float" office:value="-48.2982042936" calcext:value-type="float">
            <text:p>-48,298204293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2.558451069" calcext:value-type="float">
            <text:p>2,558451069</text:p>
          </table:table-cell>
          <table:table-cell office:value-type="float" office:value="-2.310567839" calcext:value-type="float">
            <text:p>-2,310567839</text:p>
          </table:table-cell>
          <table:table-cell office:value-type="float" office:value="-6.727563553" calcext:value-type="float">
            <text:p>-6,727563553</text:p>
          </table:table-cell>
          <table:table-cell/>
          <table:table-cell table:formula="of:=[.E179]*100" office:value-type="float" office:value="255.8451069" calcext:value-type="float">
            <text:p>255,8451069</text:p>
          </table:table-cell>
          <table:table-cell table:formula="of:=[.F179]*100" office:value-type="float" office:value="-231.0567839" calcext:value-type="float">
            <text:p>-231,0567839</text:p>
          </table:table-cell>
          <table:table-cell table:formula="of:=[.G179]*100" office:value-type="float" office:value="-672.7563553" calcext:value-type="float">
            <text:p>-672,7563553</text:p>
          </table:table-cell>
          <table:table-cell/>
          <table:table-cell table:formula="of:=[.I179]*0.067" office:value-type="float" office:value="17.1416221623" calcext:value-type="float">
            <text:p>17,1416221623</text:p>
          </table:table-cell>
          <table:table-cell table:formula="of:=[.J179]*0.067" office:value-type="float" office:value="-15.4808045213" calcext:value-type="float">
            <text:p>-15,4808045213</text:p>
          </table:table-cell>
          <table:table-cell table:formula="of:=[.K179]*0.067" office:value-type="float" office:value="-45.0746758051" calcext:value-type="float">
            <text:p>-45,074675805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2.525063032" calcext:value-type="float">
            <text:p>2,525063032</text:p>
          </table:table-cell>
          <table:table-cell office:value-type="float" office:value="-2.06817123" calcext:value-type="float">
            <text:p>-2,06817123</text:p>
          </table:table-cell>
          <table:table-cell office:value-type="float" office:value="-5.403222217" calcext:value-type="float">
            <text:p>-5,403222217</text:p>
          </table:table-cell>
          <table:table-cell/>
          <table:table-cell table:formula="of:=[.E180]*100" office:value-type="float" office:value="252.5063032" calcext:value-type="float">
            <text:p>252,5063032</text:p>
          </table:table-cell>
          <table:table-cell table:formula="of:=[.F180]*100" office:value-type="float" office:value="-206.817123" calcext:value-type="float">
            <text:p>-206,817123</text:p>
          </table:table-cell>
          <table:table-cell table:formula="of:=[.G180]*100" office:value-type="float" office:value="-540.3222217" calcext:value-type="float">
            <text:p>-540,3222217</text:p>
          </table:table-cell>
          <table:table-cell/>
          <table:table-cell table:formula="of:=[.I180]*0.067" office:value-type="float" office:value="16.9179223144" calcext:value-type="float">
            <text:p>16,9179223144</text:p>
          </table:table-cell>
          <table:table-cell table:formula="of:=[.J180]*0.067" office:value-type="float" office:value="-13.856747241" calcext:value-type="float">
            <text:p>-13,856747241</text:p>
          </table:table-cell>
          <table:table-cell table:formula="of:=[.K180]*0.067" office:value-type="float" office:value="-36.2015888539" calcext:value-type="float">
            <text:p>-36,20158885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.708985786" calcext:value-type="float">
            <text:p>1,708985786</text:p>
          </table:table-cell>
          <table:table-cell office:value-type="float" office:value="-1.637598385" calcext:value-type="float">
            <text:p>-1,637598385</text:p>
          </table:table-cell>
          <table:table-cell office:value-type="float" office:value="-5.245822165" calcext:value-type="float">
            <text:p>-5,245822165</text:p>
          </table:table-cell>
          <table:table-cell/>
          <table:table-cell table:formula="of:=[.E181]*100" office:value-type="float" office:value="170.8985786" calcext:value-type="float">
            <text:p>170,8985786</text:p>
          </table:table-cell>
          <table:table-cell table:formula="of:=[.F181]*100" office:value-type="float" office:value="-163.7598385" calcext:value-type="float">
            <text:p>-163,7598385</text:p>
          </table:table-cell>
          <table:table-cell table:formula="of:=[.G181]*100" office:value-type="float" office:value="-524.5822165" calcext:value-type="float">
            <text:p>-524,5822165</text:p>
          </table:table-cell>
          <table:table-cell/>
          <table:table-cell table:formula="of:=[.I181]*0.067" office:value-type="float" office:value="11.4502047662" calcext:value-type="float">
            <text:p>11,4502047662</text:p>
          </table:table-cell>
          <table:table-cell table:formula="of:=[.J181]*0.067" office:value-type="float" office:value="-10.9719091795" calcext:value-type="float">
            <text:p>-10,9719091795</text:p>
          </table:table-cell>
          <table:table-cell table:formula="of:=[.K181]*0.067" office:value-type="float" office:value="-35.1470085055" calcext:value-type="float">
            <text:p>-35,147008505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2.517228376" calcext:value-type="float">
            <text:p>2,517228376</text:p>
          </table:table-cell>
          <table:table-cell office:value-type="float" office:value="-0.41229226" calcext:value-type="float">
            <text:p>-0,41229226</text:p>
          </table:table-cell>
          <table:table-cell office:value-type="float" office:value="-4.569375781" calcext:value-type="float">
            <text:p>-4,569375781</text:p>
          </table:table-cell>
          <table:table-cell/>
          <table:table-cell table:formula="of:=[.E182]*100" office:value-type="float" office:value="251.7228376" calcext:value-type="float">
            <text:p>251,7228376</text:p>
          </table:table-cell>
          <table:table-cell table:formula="of:=[.F182]*100" office:value-type="float" office:value="-41.229226" calcext:value-type="float">
            <text:p>-41,229226</text:p>
          </table:table-cell>
          <table:table-cell table:formula="of:=[.G182]*100" office:value-type="float" office:value="-456.9375781" calcext:value-type="float">
            <text:p>-456,9375781</text:p>
          </table:table-cell>
          <table:table-cell/>
          <table:table-cell table:formula="of:=[.I182]*0.067" office:value-type="float" office:value="16.8654301192" calcext:value-type="float">
            <text:p>16,8654301192</text:p>
          </table:table-cell>
          <table:table-cell table:formula="of:=[.J182]*0.067" office:value-type="float" office:value="-2.762358142" calcext:value-type="float">
            <text:p>-2,762358142</text:p>
          </table:table-cell>
          <table:table-cell table:formula="of:=[.K182]*0.067" office:value-type="float" office:value="-30.6148177327" calcext:value-type="float">
            <text:p>-30,614817732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2.085939702" calcext:value-type="float">
            <text:p>2,085939702</text:p>
          </table:table-cell>
          <table:table-cell office:value-type="float" office:value="-1.206401847" calcext:value-type="float">
            <text:p>-1,206401847</text:p>
          </table:table-cell>
          <table:table-cell office:value-type="float" office:value="-3.334202682" calcext:value-type="float">
            <text:p>-3,334202682</text:p>
          </table:table-cell>
          <table:table-cell/>
          <table:table-cell table:formula="of:=[.E183]*100" office:value-type="float" office:value="208.5939702" calcext:value-type="float">
            <text:p>208,5939702</text:p>
          </table:table-cell>
          <table:table-cell table:formula="of:=[.F183]*100" office:value-type="float" office:value="-120.6401847" calcext:value-type="float">
            <text:p>-120,6401847</text:p>
          </table:table-cell>
          <table:table-cell table:formula="of:=[.G183]*100" office:value-type="float" office:value="-333.4202682" calcext:value-type="float">
            <text:p>-333,4202682</text:p>
          </table:table-cell>
          <table:table-cell/>
          <table:table-cell table:formula="of:=[.I183]*0.067" office:value-type="float" office:value="13.9757960034" calcext:value-type="float">
            <text:p>13,9757960034</text:p>
          </table:table-cell>
          <table:table-cell table:formula="of:=[.J183]*0.067" office:value-type="float" office:value="-8.0828923749" calcext:value-type="float">
            <text:p>-8,0828923749</text:p>
          </table:table-cell>
          <table:table-cell table:formula="of:=[.K183]*0.067" office:value-type="float" office:value="-22.3391579694" calcext:value-type="float">
            <text:p>-22,339157969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2.07551422" calcext:value-type="float">
            <text:p>2,07551422</text:p>
          </table:table-cell>
          <table:table-cell office:value-type="float" office:value="-1.217904977" calcext:value-type="float">
            <text:p>-1,217904977</text:p>
          </table:table-cell>
          <table:table-cell office:value-type="float" office:value="-3.576743665" calcext:value-type="float">
            <text:p>-3,576743665</text:p>
          </table:table-cell>
          <table:table-cell/>
          <table:table-cell table:formula="of:=[.E184]*100" office:value-type="float" office:value="207.551422" calcext:value-type="float">
            <text:p>207,551422</text:p>
          </table:table-cell>
          <table:table-cell table:formula="of:=[.F184]*100" office:value-type="float" office:value="-121.7904977" calcext:value-type="float">
            <text:p>-121,7904977</text:p>
          </table:table-cell>
          <table:table-cell table:formula="of:=[.G184]*100" office:value-type="float" office:value="-357.6743665" calcext:value-type="float">
            <text:p>-357,6743665</text:p>
          </table:table-cell>
          <table:table-cell/>
          <table:table-cell table:formula="of:=[.I184]*0.067" office:value-type="float" office:value="13.905945274" calcext:value-type="float">
            <text:p>13,905945274</text:p>
          </table:table-cell>
          <table:table-cell table:formula="of:=[.J184]*0.067" office:value-type="float" office:value="-8.1599633459" calcext:value-type="float">
            <text:p>-8,1599633459</text:p>
          </table:table-cell>
          <table:table-cell table:formula="of:=[.K184]*0.067" office:value-type="float" office:value="-23.9641825555" calcext:value-type="float">
            <text:p>-23,964182555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2.202734752" calcext:value-type="float">
            <text:p>2,202734752</text:p>
          </table:table-cell>
          <table:table-cell office:value-type="float" office:value="0.258239558" calcext:value-type="float">
            <text:p>0,258239558</text:p>
          </table:table-cell>
          <table:table-cell office:value-type="float" office:value="-2.129785002" calcext:value-type="float">
            <text:p>-2,129785002</text:p>
          </table:table-cell>
          <table:table-cell/>
          <table:table-cell table:formula="of:=[.E185]*100" office:value-type="float" office:value="220.2734752" calcext:value-type="float">
            <text:p>220,2734752</text:p>
          </table:table-cell>
          <table:table-cell table:formula="of:=[.F185]*100" office:value-type="float" office:value="25.8239558" calcext:value-type="float">
            <text:p>25,8239558</text:p>
          </table:table-cell>
          <table:table-cell table:formula="of:=[.G185]*100" office:value-type="float" office:value="-212.9785002" calcext:value-type="float">
            <text:p>-212,9785002</text:p>
          </table:table-cell>
          <table:table-cell/>
          <table:table-cell table:formula="of:=[.I185]*0.067" office:value-type="float" office:value="14.7583228384" calcext:value-type="float">
            <text:p>14,7583228384</text:p>
          </table:table-cell>
          <table:table-cell table:formula="of:=[.J185]*0.067" office:value-type="float" office:value="1.7302050386" calcext:value-type="float">
            <text:p>1,7302050386</text:p>
          </table:table-cell>
          <table:table-cell table:formula="of:=[.K185]*0.067" office:value-type="float" office:value="-14.2695595134" calcext:value-type="float">
            <text:p>-14,26955951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-1.10359259" calcext:value-type="float">
            <text:p>-1,10359259</text:p>
          </table:table-cell>
          <table:table-cell office:value-type="float" office:value="-2.221766551" calcext:value-type="float">
            <text:p>-2,221766551</text:p>
          </table:table-cell>
          <table:table-cell/>
          <table:table-cell table:formula="of:=[.E186]*100" office:value-type="float" office:value="0" calcext:value-type="float">
            <text:p>0</text:p>
          </table:table-cell>
          <table:table-cell table:formula="of:=[.F186]*100" office:value-type="float" office:value="-110.359259" calcext:value-type="float">
            <text:p>-110,359259</text:p>
          </table:table-cell>
          <table:table-cell table:formula="of:=[.G186]*100" office:value-type="float" office:value="-222.1766551" calcext:value-type="float">
            <text:p>-222,1766551</text:p>
          </table:table-cell>
          <table:table-cell/>
          <table:table-cell table:formula="of:=[.I186]*0.067" office:value-type="float" office:value="0" calcext:value-type="float">
            <text:p>0</text:p>
          </table:table-cell>
          <table:table-cell table:formula="of:=[.J186]*0.067" office:value-type="float" office:value="-7.394070353" calcext:value-type="float">
            <text:p>-7,394070353</text:p>
          </table:table-cell>
          <table:table-cell table:formula="of:=[.K186]*0.067" office:value-type="float" office:value="-14.8858358917" calcext:value-type="float">
            <text:p>-14,8858358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0" calcext:value-type="float">
            <text:p>0</text:p>
          </table:table-cell>
          <table:table-cell office:value-type="float" office:value="-1.088707145" calcext:value-type="float">
            <text:p>-1,088707145</text:p>
          </table:table-cell>
          <table:table-cell office:value-type="float" office:value="-3.980429716" calcext:value-type="float">
            <text:p>-3,980429716</text:p>
          </table:table-cell>
          <table:table-cell/>
          <table:table-cell table:formula="of:=[.E187]*100" office:value-type="float" office:value="0" calcext:value-type="float">
            <text:p>0</text:p>
          </table:table-cell>
          <table:table-cell table:formula="of:=[.F187]*100" office:value-type="float" office:value="-108.8707145" calcext:value-type="float">
            <text:p>-108,8707145</text:p>
          </table:table-cell>
          <table:table-cell table:formula="of:=[.G187]*100" office:value-type="float" office:value="-398.0429716" calcext:value-type="float">
            <text:p>-398,0429716</text:p>
          </table:table-cell>
          <table:table-cell/>
          <table:table-cell table:formula="of:=[.I187]*0.067" office:value-type="float" office:value="0" calcext:value-type="float">
            <text:p>0</text:p>
          </table:table-cell>
          <table:table-cell table:formula="of:=[.J187]*0.067" office:value-type="float" office:value="-7.2943378715" calcext:value-type="float">
            <text:p>-7,2943378715</text:p>
          </table:table-cell>
          <table:table-cell table:formula="of:=[.K187]*0.067" office:value-type="float" office:value="-26.6688790972" calcext:value-type="float">
            <text:p>-26,66887909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0.044780618" calcext:value-type="float">
            <text:p>0,044780618</text:p>
          </table:table-cell>
          <table:table-cell office:value-type="float" office:value="-1.073025714" calcext:value-type="float">
            <text:p>-1,073025714</text:p>
          </table:table-cell>
          <table:table-cell office:value-type="float" office:value="-3.916389022" calcext:value-type="float">
            <text:p>-3,916389022</text:p>
          </table:table-cell>
          <table:table-cell/>
          <table:table-cell table:formula="of:=[.E188]*100" office:value-type="float" office:value="4.4780618" calcext:value-type="float">
            <text:p>4,4780618</text:p>
          </table:table-cell>
          <table:table-cell table:formula="of:=[.F188]*100" office:value-type="float" office:value="-107.3025714" calcext:value-type="float">
            <text:p>-107,3025714</text:p>
          </table:table-cell>
          <table:table-cell table:formula="of:=[.G188]*100" office:value-type="float" office:value="-391.6389022" calcext:value-type="float">
            <text:p>-391,6389022</text:p>
          </table:table-cell>
          <table:table-cell/>
          <table:table-cell table:formula="of:=[.I188]*0.067" office:value-type="float" office:value="0.3000301406" calcext:value-type="float">
            <text:p>0,3000301406</text:p>
          </table:table-cell>
          <table:table-cell table:formula="of:=[.J188]*0.067" office:value-type="float" office:value="-7.1892722838" calcext:value-type="float">
            <text:p>-7,1892722838</text:p>
          </table:table-cell>
          <table:table-cell table:formula="of:=[.K188]*0.067" office:value-type="float" office:value="-26.2398064474" calcext:value-type="float">
            <text:p>-26,23980644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0.299475609" calcext:value-type="float">
            <text:p>-0,299475609</text:p>
          </table:table-cell>
          <table:table-cell office:value-type="float" office:value="-1.109717896" calcext:value-type="float">
            <text:p>-1,109717896</text:p>
          </table:table-cell>
          <table:table-cell office:value-type="float" office:value="-3.826006482" calcext:value-type="float">
            <text:p>-3,826006482</text:p>
          </table:table-cell>
          <table:table-cell/>
          <table:table-cell table:formula="of:=[.E189]*100" office:value-type="float" office:value="-29.9475609" calcext:value-type="float">
            <text:p>-29,9475609</text:p>
          </table:table-cell>
          <table:table-cell table:formula="of:=[.F189]*100" office:value-type="float" office:value="-110.9717896" calcext:value-type="float">
            <text:p>-110,9717896</text:p>
          </table:table-cell>
          <table:table-cell table:formula="of:=[.G189]*100" office:value-type="float" office:value="-382.6006482" calcext:value-type="float">
            <text:p>-382,6006482</text:p>
          </table:table-cell>
          <table:table-cell/>
          <table:table-cell table:formula="of:=[.I189]*0.067" office:value-type="float" office:value="-2.0064865803" calcext:value-type="float">
            <text:p>-2,0064865803</text:p>
          </table:table-cell>
          <table:table-cell table:formula="of:=[.J189]*0.067" office:value-type="float" office:value="-7.4351099032" calcext:value-type="float">
            <text:p>-7,4351099032</text:p>
          </table:table-cell>
          <table:table-cell table:formula="of:=[.K189]*0.067" office:value-type="float" office:value="-25.6342434294" calcext:value-type="float">
            <text:p>-25,63424342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1.477004684" calcext:value-type="float">
            <text:p>-1,477004684</text:p>
          </table:table-cell>
          <table:table-cell office:value-type="float" office:value="-1.340144097" calcext:value-type="float">
            <text:p>-1,340144097</text:p>
          </table:table-cell>
          <table:table-cell office:value-type="float" office:value="-4.044443264" calcext:value-type="float">
            <text:p>-4,044443264</text:p>
          </table:table-cell>
          <table:table-cell/>
          <table:table-cell table:formula="of:=[.E190]*100" office:value-type="float" office:value="-147.7004684" calcext:value-type="float">
            <text:p>-147,7004684</text:p>
          </table:table-cell>
          <table:table-cell table:formula="of:=[.F190]*100" office:value-type="float" office:value="-134.0144097" calcext:value-type="float">
            <text:p>-134,0144097</text:p>
          </table:table-cell>
          <table:table-cell table:formula="of:=[.G190]*100" office:value-type="float" office:value="-404.4443264" calcext:value-type="float">
            <text:p>-404,4443264</text:p>
          </table:table-cell>
          <table:table-cell/>
          <table:table-cell table:formula="of:=[.I190]*0.067" office:value-type="float" office:value="-9.8959313828" calcext:value-type="float">
            <text:p>-9,8959313828</text:p>
          </table:table-cell>
          <table:table-cell table:formula="of:=[.J190]*0.067" office:value-type="float" office:value="-8.9789654499" calcext:value-type="float">
            <text:p>-8,9789654499</text:p>
          </table:table-cell>
          <table:table-cell table:formula="of:=[.K190]*0.067" office:value-type="float" office:value="-27.0977698688" calcext:value-type="float">
            <text:p>-27,09776986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.699100794" calcext:value-type="float">
            <text:p>-1,699100794</text:p>
          </table:table-cell>
          <table:table-cell office:value-type="float" office:value="-1.142513144" calcext:value-type="float">
            <text:p>-1,142513144</text:p>
          </table:table-cell>
          <table:table-cell office:value-type="float" office:value="-4.877962935" calcext:value-type="float">
            <text:p>-4,877962935</text:p>
          </table:table-cell>
          <table:table-cell/>
          <table:table-cell table:formula="of:=[.E191]*100" office:value-type="float" office:value="-169.9100794" calcext:value-type="float">
            <text:p>-169,9100794</text:p>
          </table:table-cell>
          <table:table-cell table:formula="of:=[.F191]*100" office:value-type="float" office:value="-114.2513144" calcext:value-type="float">
            <text:p>-114,2513144</text:p>
          </table:table-cell>
          <table:table-cell table:formula="of:=[.G191]*100" office:value-type="float" office:value="-487.7962935" calcext:value-type="float">
            <text:p>-487,7962935</text:p>
          </table:table-cell>
          <table:table-cell/>
          <table:table-cell table:formula="of:=[.I191]*0.067" office:value-type="float" office:value="-11.3839753198" calcext:value-type="float">
            <text:p>-11,3839753198</text:p>
          </table:table-cell>
          <table:table-cell table:formula="of:=[.J191]*0.067" office:value-type="float" office:value="-7.6548380648" calcext:value-type="float">
            <text:p>-7,6548380648</text:p>
          </table:table-cell>
          <table:table-cell table:formula="of:=[.K191]*0.067" office:value-type="float" office:value="-32.6823516645" calcext:value-type="float">
            <text:p>-32,68235166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.5599524" calcext:value-type="float">
            <text:p>-1,5599524</text:p>
          </table:table-cell>
          <table:table-cell office:value-type="float" office:value="-1.507107961" calcext:value-type="float">
            <text:p>-1,507107961</text:p>
          </table:table-cell>
          <table:table-cell office:value-type="float" office:value="-4.737310639" calcext:value-type="float">
            <text:p>-4,737310639</text:p>
          </table:table-cell>
          <table:table-cell/>
          <table:table-cell table:formula="of:=[.E192]*100" office:value-type="float" office:value="-155.99524" calcext:value-type="float">
            <text:p>-155,99524</text:p>
          </table:table-cell>
          <table:table-cell table:formula="of:=[.F192]*100" office:value-type="float" office:value="-150.7107961" calcext:value-type="float">
            <text:p>-150,7107961</text:p>
          </table:table-cell>
          <table:table-cell table:formula="of:=[.G192]*100" office:value-type="float" office:value="-473.7310639" calcext:value-type="float">
            <text:p>-473,7310639</text:p>
          </table:table-cell>
          <table:table-cell/>
          <table:table-cell table:formula="of:=[.I192]*0.067" office:value-type="float" office:value="-10.45168108" calcext:value-type="float">
            <text:p>-10,45168108</text:p>
          </table:table-cell>
          <table:table-cell table:formula="of:=[.J192]*0.067" office:value-type="float" office:value="-10.0976233387" calcext:value-type="float">
            <text:p>-10,0976233387</text:p>
          </table:table-cell>
          <table:table-cell table:formula="of:=[.K192]*0.067" office:value-type="float" office:value="-31.7399812813" calcext:value-type="float">
            <text:p>-31,7399812813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2.627136906" calcext:value-type="float">
            <text:p>-2,627136906</text:p>
          </table:table-cell>
          <table:table-cell office:value-type="float" office:value="-2.63142093" calcext:value-type="float">
            <text:p>-2,63142093</text:p>
          </table:table-cell>
          <table:table-cell office:value-type="float" office:value="-5.504982612" calcext:value-type="float">
            <text:p>-5,504982612</text:p>
          </table:table-cell>
          <table:table-cell/>
          <table:table-cell table:formula="of:=[.E193]*100" office:value-type="float" office:value="-262.7136906" calcext:value-type="float">
            <text:p>-262,7136906</text:p>
          </table:table-cell>
          <table:table-cell table:formula="of:=[.F193]*100" office:value-type="float" office:value="-263.142093" calcext:value-type="float">
            <text:p>-263,142093</text:p>
          </table:table-cell>
          <table:table-cell table:formula="of:=[.G193]*100" office:value-type="float" office:value="-550.4982612" calcext:value-type="float">
            <text:p>-550,4982612</text:p>
          </table:table-cell>
          <table:table-cell/>
          <table:table-cell table:formula="of:=[.I193]*0.067" office:value-type="float" office:value="-17.6018172702" calcext:value-type="float">
            <text:p>-17,6018172702</text:p>
          </table:table-cell>
          <table:table-cell table:formula="of:=[.J193]*0.067" office:value-type="float" office:value="-17.630520231" calcext:value-type="float">
            <text:p>-17,630520231</text:p>
          </table:table-cell>
          <table:table-cell table:formula="of:=[.K193]*0.067" office:value-type="float" office:value="-36.8833835004" calcext:value-type="float">
            <text:p>-36,88338350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2.687445646" calcext:value-type="float">
            <text:p>-2,687445646</text:p>
          </table:table-cell>
          <table:table-cell office:value-type="float" office:value="-2.192615673" calcext:value-type="float">
            <text:p>-2,192615673</text:p>
          </table:table-cell>
          <table:table-cell office:value-type="float" office:value="-6.608811917" calcext:value-type="float">
            <text:p>-6,608811917</text:p>
          </table:table-cell>
          <table:table-cell/>
          <table:table-cell table:formula="of:=[.E194]*100" office:value-type="float" office:value="-268.7445646" calcext:value-type="float">
            <text:p>-268,7445646</text:p>
          </table:table-cell>
          <table:table-cell table:formula="of:=[.F194]*100" office:value-type="float" office:value="-219.2615673" calcext:value-type="float">
            <text:p>-219,2615673</text:p>
          </table:table-cell>
          <table:table-cell table:formula="of:=[.G194]*100" office:value-type="float" office:value="-660.8811917" calcext:value-type="float">
            <text:p>-660,8811917</text:p>
          </table:table-cell>
          <table:table-cell/>
          <table:table-cell table:formula="of:=[.I194]*0.067" office:value-type="float" office:value="-18.0058858282" calcext:value-type="float">
            <text:p>-18,0058858282</text:p>
          </table:table-cell>
          <table:table-cell table:formula="of:=[.J194]*0.067" office:value-type="float" office:value="-14.6905250091" calcext:value-type="float">
            <text:p>-14,6905250091</text:p>
          </table:table-cell>
          <table:table-cell table:formula="of:=[.K194]*0.067" office:value-type="float" office:value="-44.2790398439" calcext:value-type="float">
            <text:p>-44,27903984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2.684134634" calcext:value-type="float">
            <text:p>-2,684134634</text:p>
          </table:table-cell>
          <table:table-cell office:value-type="float" office:value="-2.43134722" calcext:value-type="float">
            <text:p>-2,43134722</text:p>
          </table:table-cell>
          <table:table-cell office:value-type="float" office:value="-7.045802995" calcext:value-type="float">
            <text:p>-7,045802995</text:p>
          </table:table-cell>
          <table:table-cell/>
          <table:table-cell table:formula="of:=[.E195]*100" office:value-type="float" office:value="-268.4134634" calcext:value-type="float">
            <text:p>-268,4134634</text:p>
          </table:table-cell>
          <table:table-cell table:formula="of:=[.F195]*100" office:value-type="float" office:value="-243.134722" calcext:value-type="float">
            <text:p>-243,134722</text:p>
          </table:table-cell>
          <table:table-cell table:formula="of:=[.G195]*100" office:value-type="float" office:value="-704.5802995" calcext:value-type="float">
            <text:p>-704,5802995</text:p>
          </table:table-cell>
          <table:table-cell/>
          <table:table-cell table:formula="of:=[.I195]*0.067" office:value-type="float" office:value="-17.9837020478" calcext:value-type="float">
            <text:p>-17,9837020478</text:p>
          </table:table-cell>
          <table:table-cell table:formula="of:=[.J195]*0.067" office:value-type="float" office:value="-16.290026374" calcext:value-type="float">
            <text:p>-16,290026374</text:p>
          </table:table-cell>
          <table:table-cell table:formula="of:=[.K195]*0.067" office:value-type="float" office:value="-47.2068800665" calcext:value-type="float">
            <text:p>-47,20688006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2.630577248" calcext:value-type="float">
            <text:p>-2,630577248</text:p>
          </table:table-cell>
          <table:table-cell office:value-type="float" office:value="-3.382760667" calcext:value-type="float">
            <text:p>-3,382760667</text:p>
          </table:table-cell>
          <table:table-cell office:value-type="float" office:value="-8.144909569" calcext:value-type="float">
            <text:p>-8,144909569</text:p>
          </table:table-cell>
          <table:table-cell/>
          <table:table-cell table:formula="of:=[.E196]*100" office:value-type="float" office:value="-263.0577248" calcext:value-type="float">
            <text:p>-263,0577248</text:p>
          </table:table-cell>
          <table:table-cell table:formula="of:=[.F196]*100" office:value-type="float" office:value="-338.2760667" calcext:value-type="float">
            <text:p>-338,2760667</text:p>
          </table:table-cell>
          <table:table-cell table:formula="of:=[.G196]*100" office:value-type="float" office:value="-814.4909569" calcext:value-type="float">
            <text:p>-814,4909569</text:p>
          </table:table-cell>
          <table:table-cell/>
          <table:table-cell table:formula="of:=[.I196]*0.067" office:value-type="float" office:value="-17.6248675616" calcext:value-type="float">
            <text:p>-17,6248675616</text:p>
          </table:table-cell>
          <table:table-cell table:formula="of:=[.J196]*0.067" office:value-type="float" office:value="-22.6644964689" calcext:value-type="float">
            <text:p>-22,6644964689</text:p>
          </table:table-cell>
          <table:table-cell table:formula="of:=[.K196]*0.067" office:value-type="float" office:value="-54.5708941123" calcext:value-type="float">
            <text:p>-54,57089411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.88619676" calcext:value-type="float">
            <text:p>-1,88619676</text:p>
          </table:table-cell>
          <table:table-cell office:value-type="float" office:value="-3.165354845" calcext:value-type="float">
            <text:p>-3,165354845</text:p>
          </table:table-cell>
          <table:table-cell office:value-type="float" office:value="-8.62849721" calcext:value-type="float">
            <text:p>-8,62849721</text:p>
          </table:table-cell>
          <table:table-cell/>
          <table:table-cell table:formula="of:=[.E197]*100" office:value-type="float" office:value="-188.619676" calcext:value-type="float">
            <text:p>-188,619676</text:p>
          </table:table-cell>
          <table:table-cell table:formula="of:=[.F197]*100" office:value-type="float" office:value="-316.5354845" calcext:value-type="float">
            <text:p>-316,5354845</text:p>
          </table:table-cell>
          <table:table-cell table:formula="of:=[.G197]*100" office:value-type="float" office:value="-862.849721" calcext:value-type="float">
            <text:p>-862,849721</text:p>
          </table:table-cell>
          <table:table-cell/>
          <table:table-cell table:formula="of:=[.I197]*0.067" office:value-type="float" office:value="-12.637518292" calcext:value-type="float">
            <text:p>-12,637518292</text:p>
          </table:table-cell>
          <table:table-cell table:formula="of:=[.J197]*0.067" office:value-type="float" office:value="-21.2078774615" calcext:value-type="float">
            <text:p>-21,2078774615</text:p>
          </table:table-cell>
          <table:table-cell table:formula="of:=[.K197]*0.067" office:value-type="float" office:value="-57.810931307" calcext:value-type="float">
            <text:p>-57,81093130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.947821261" calcext:value-type="float">
            <text:p>-1,947821261</text:p>
          </table:table-cell>
          <table:table-cell office:value-type="float" office:value="-3.164075783" calcext:value-type="float">
            <text:p>-3,164075783</text:p>
          </table:table-cell>
          <table:table-cell office:value-type="float" office:value="-9.065561575" calcext:value-type="float">
            <text:p>-9,065561575</text:p>
          </table:table-cell>
          <table:table-cell/>
          <table:table-cell table:formula="of:=[.E198]*100" office:value-type="float" office:value="-194.7821261" calcext:value-type="float">
            <text:p>-194,7821261</text:p>
          </table:table-cell>
          <table:table-cell table:formula="of:=[.F198]*100" office:value-type="float" office:value="-316.4075783" calcext:value-type="float">
            <text:p>-316,4075783</text:p>
          </table:table-cell>
          <table:table-cell table:formula="of:=[.G198]*100" office:value-type="float" office:value="-906.5561575" calcext:value-type="float">
            <text:p>-906,5561575</text:p>
          </table:table-cell>
          <table:table-cell/>
          <table:table-cell table:formula="of:=[.I198]*0.067" office:value-type="float" office:value="-13.0504024487" calcext:value-type="float">
            <text:p>-13,0504024487</text:p>
          </table:table-cell>
          <table:table-cell table:formula="of:=[.J198]*0.067" office:value-type="float" office:value="-21.1993077461" calcext:value-type="float">
            <text:p>-21,1993077461</text:p>
          </table:table-cell>
          <table:table-cell table:formula="of:=[.K198]*0.067" office:value-type="float" office:value="-60.7392625525" calcext:value-type="float">
            <text:p>-60,73926255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1.734026195" calcext:value-type="float">
            <text:p>-1,734026195</text:p>
          </table:table-cell>
          <table:table-cell office:value-type="float" office:value="-3.533774213" calcext:value-type="float">
            <text:p>-3,533774213</text:p>
          </table:table-cell>
          <table:table-cell office:value-type="float" office:value="-9.940280563" calcext:value-type="float">
            <text:p>-9,940280563</text:p>
          </table:table-cell>
          <table:table-cell/>
          <table:table-cell table:formula="of:=[.E199]*100" office:value-type="float" office:value="-173.4026195" calcext:value-type="float">
            <text:p>-173,4026195</text:p>
          </table:table-cell>
          <table:table-cell table:formula="of:=[.F199]*100" office:value-type="float" office:value="-353.3774213" calcext:value-type="float">
            <text:p>-353,3774213</text:p>
          </table:table-cell>
          <table:table-cell table:formula="of:=[.G199]*100" office:value-type="float" office:value="-994.0280563" calcext:value-type="float">
            <text:p>-994,0280563</text:p>
          </table:table-cell>
          <table:table-cell/>
          <table:table-cell table:formula="of:=[.I199]*0.067" office:value-type="float" office:value="-11.6179755065" calcext:value-type="float">
            <text:p>-11,6179755065</text:p>
          </table:table-cell>
          <table:table-cell table:formula="of:=[.J199]*0.067" office:value-type="float" office:value="-23.6762872271" calcext:value-type="float">
            <text:p>-23,6762872271</text:p>
          </table:table-cell>
          <table:table-cell table:formula="of:=[.K199]*0.067" office:value-type="float" office:value="-66.5998797721" calcext:value-type="float">
            <text:p>-66,599879772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0.909226719" calcext:value-type="float">
            <text:p>-0,909226719</text:p>
          </table:table-cell>
          <table:table-cell office:value-type="float" office:value="-3.680393138" calcext:value-type="float">
            <text:p>-3,680393138</text:p>
          </table:table-cell>
          <table:table-cell office:value-type="float" office:value="-10.25568967" calcext:value-type="float">
            <text:p>-10,25568967</text:p>
          </table:table-cell>
          <table:table-cell/>
          <table:table-cell table:formula="of:=[.E200]*100" office:value-type="float" office:value="-90.9226719" calcext:value-type="float">
            <text:p>-90,9226719</text:p>
          </table:table-cell>
          <table:table-cell table:formula="of:=[.F200]*100" office:value-type="float" office:value="-368.0393138" calcext:value-type="float">
            <text:p>-368,0393138</text:p>
          </table:table-cell>
          <table:table-cell table:formula="of:=[.G200]*100" office:value-type="float" office:value="-1025.568967" calcext:value-type="float">
            <text:p>-1025,568967</text:p>
          </table:table-cell>
          <table:table-cell/>
          <table:table-cell table:formula="of:=[.I200]*0.067" office:value-type="float" office:value="-6.0918190173" calcext:value-type="float">
            <text:p>-6,0918190173</text:p>
          </table:table-cell>
          <table:table-cell table:formula="of:=[.J200]*0.067" office:value-type="float" office:value="-24.6586340246" calcext:value-type="float">
            <text:p>-24,6586340246</text:p>
          </table:table-cell>
          <table:table-cell table:formula="of:=[.K200]*0.067" office:value-type="float" office:value="-68.713120789" calcext:value-type="float">
            <text:p>-68,7131207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0.583591973" calcext:value-type="float">
            <text:p>-0,583591973</text:p>
          </table:table-cell>
          <table:table-cell office:value-type="float" office:value="-3.782786335" calcext:value-type="float">
            <text:p>-3,782786335</text:p>
          </table:table-cell>
          <table:table-cell office:value-type="float" office:value="-10.3570837" calcext:value-type="float">
            <text:p>-10,3570837</text:p>
          </table:table-cell>
          <table:table-cell/>
          <table:table-cell table:formula="of:=[.E201]*100" office:value-type="float" office:value="-58.3591973" calcext:value-type="float">
            <text:p>-58,3591973</text:p>
          </table:table-cell>
          <table:table-cell table:formula="of:=[.F201]*100" office:value-type="float" office:value="-378.2786335" calcext:value-type="float">
            <text:p>-378,2786335</text:p>
          </table:table-cell>
          <table:table-cell table:formula="of:=[.G201]*100" office:value-type="float" office:value="-1035.70837" calcext:value-type="float">
            <text:p>-1035,70837</text:p>
          </table:table-cell>
          <table:table-cell/>
          <table:table-cell table:formula="of:=[.I201]*0.067" office:value-type="float" office:value="-3.9100662191" calcext:value-type="float">
            <text:p>-3,9100662191</text:p>
          </table:table-cell>
          <table:table-cell table:formula="of:=[.J201]*0.067" office:value-type="float" office:value="-25.3446684445" calcext:value-type="float">
            <text:p>-25,3446684445</text:p>
          </table:table-cell>
          <table:table-cell table:formula="of:=[.K201]*0.067" office:value-type="float" office:value="-69.39246079" calcext:value-type="float">
            <text:p>-69,392460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-0.372249998" calcext:value-type="float">
            <text:p>-0,372249998</text:p>
          </table:table-cell>
          <table:table-cell office:value-type="float" office:value="-3.834044011" calcext:value-type="float">
            <text:p>-3,834044011</text:p>
          </table:table-cell>
          <table:table-cell office:value-type="float" office:value="-10.5747075" calcext:value-type="float">
            <text:p>-10,5747075</text:p>
          </table:table-cell>
          <table:table-cell/>
          <table:table-cell table:formula="of:=[.E202]*100" office:value-type="float" office:value="-37.2249998" calcext:value-type="float">
            <text:p>-37,2249998</text:p>
          </table:table-cell>
          <table:table-cell table:formula="of:=[.F202]*100" office:value-type="float" office:value="-383.4044011" calcext:value-type="float">
            <text:p>-383,4044011</text:p>
          </table:table-cell>
          <table:table-cell table:formula="of:=[.G202]*100" office:value-type="float" office:value="-1057.47075" calcext:value-type="float">
            <text:p>-1057,47075</text:p>
          </table:table-cell>
          <table:table-cell/>
          <table:table-cell table:formula="of:=[.I202]*0.067" office:value-type="float" office:value="-2.4940749866" calcext:value-type="float">
            <text:p>-2,4940749866</text:p>
          </table:table-cell>
          <table:table-cell table:formula="of:=[.J202]*0.067" office:value-type="float" office:value="-25.6880948737" calcext:value-type="float">
            <text:p>-25,6880948737</text:p>
          </table:table-cell>
          <table:table-cell table:formula="of:=[.K202]*0.067" office:value-type="float" office:value="-70.85054025" calcext:value-type="float">
            <text:p>-70,850540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0.12026059" calcext:value-type="float">
            <text:p>0,12026059</text:p>
          </table:table-cell>
          <table:table-cell office:value-type="float" office:value="-3.809929864" calcext:value-type="float">
            <text:p>-3,809929864</text:p>
          </table:table-cell>
          <table:table-cell office:value-type="float" office:value="-10.65507336" calcext:value-type="float">
            <text:p>-10,65507336</text:p>
          </table:table-cell>
          <table:table-cell/>
          <table:table-cell table:formula="of:=[.E203]*100" office:value-type="float" office:value="12.026059" calcext:value-type="float">
            <text:p>12,026059</text:p>
          </table:table-cell>
          <table:table-cell table:formula="of:=[.F203]*100" office:value-type="float" office:value="-380.9929864" calcext:value-type="float">
            <text:p>-380,9929864</text:p>
          </table:table-cell>
          <table:table-cell table:formula="of:=[.G203]*100" office:value-type="float" office:value="-1065.507336" calcext:value-type="float">
            <text:p>-1065,507336</text:p>
          </table:table-cell>
          <table:table-cell/>
          <table:table-cell table:formula="of:=[.I203]*0.067" office:value-type="float" office:value="0.805745953" calcext:value-type="float">
            <text:p>0,805745953</text:p>
          </table:table-cell>
          <table:table-cell table:formula="of:=[.J203]*0.067" office:value-type="float" office:value="-25.5265300888" calcext:value-type="float">
            <text:p>-25,5265300888</text:p>
          </table:table-cell>
          <table:table-cell table:formula="of:=[.K203]*0.067" office:value-type="float" office:value="-71.388991512" calcext:value-type="float">
            <text:p>-71,3889915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0.681004066" calcext:value-type="float">
            <text:p>0,681004066</text:p>
          </table:table-cell>
          <table:table-cell office:value-type="float" office:value="-3.765774694" calcext:value-type="float">
            <text:p>-3,765774694</text:p>
          </table:table-cell>
          <table:table-cell office:value-type="float" office:value="-10.51607563" calcext:value-type="float">
            <text:p>-10,51607563</text:p>
          </table:table-cell>
          <table:table-cell/>
          <table:table-cell table:formula="of:=[.E204]*100" office:value-type="float" office:value="68.1004066" calcext:value-type="float">
            <text:p>68,1004066</text:p>
          </table:table-cell>
          <table:table-cell table:formula="of:=[.F204]*100" office:value-type="float" office:value="-376.5774694" calcext:value-type="float">
            <text:p>-376,5774694</text:p>
          </table:table-cell>
          <table:table-cell table:formula="of:=[.G204]*100" office:value-type="float" office:value="-1051.607563" calcext:value-type="float">
            <text:p>-1051,607563</text:p>
          </table:table-cell>
          <table:table-cell/>
          <table:table-cell table:formula="of:=[.I204]*0.067" office:value-type="float" office:value="4.5627272422" calcext:value-type="float">
            <text:p>4,5627272422</text:p>
          </table:table-cell>
          <table:table-cell table:formula="of:=[.J204]*0.067" office:value-type="float" office:value="-25.2306904498" calcext:value-type="float">
            <text:p>-25,2306904498</text:p>
          </table:table-cell>
          <table:table-cell table:formula="of:=[.K204]*0.067" office:value-type="float" office:value="-70.457706721" calcext:value-type="float">
            <text:p>-70,45770672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0.992071896" calcext:value-type="float">
            <text:p>0,992071896</text:p>
          </table:table-cell>
          <table:table-cell office:value-type="float" office:value="-3.741125659" calcext:value-type="float">
            <text:p>-3,741125659</text:p>
          </table:table-cell>
          <table:table-cell office:value-type="float" office:value="-10.25048522" calcext:value-type="float">
            <text:p>-10,25048522</text:p>
          </table:table-cell>
          <table:table-cell/>
          <table:table-cell table:formula="of:=[.E205]*100" office:value-type="float" office:value="99.2071896" calcext:value-type="float">
            <text:p>99,2071896</text:p>
          </table:table-cell>
          <table:table-cell table:formula="of:=[.F205]*100" office:value-type="float" office:value="-374.1125659" calcext:value-type="float">
            <text:p>-374,1125659</text:p>
          </table:table-cell>
          <table:table-cell table:formula="of:=[.G205]*100" office:value-type="float" office:value="-1025.048522" calcext:value-type="float">
            <text:p>-1025,048522</text:p>
          </table:table-cell>
          <table:table-cell/>
          <table:table-cell table:formula="of:=[.I205]*0.067" office:value-type="float" office:value="6.6468817032" calcext:value-type="float">
            <text:p>6,6468817032</text:p>
          </table:table-cell>
          <table:table-cell table:formula="of:=[.J205]*0.067" office:value-type="float" office:value="-25.0655419153" calcext:value-type="float">
            <text:p>-25,0655419153</text:p>
          </table:table-cell>
          <table:table-cell table:formula="of:=[.K205]*0.067" office:value-type="float" office:value="-68.678250974" calcext:value-type="float">
            <text:p>-68,67825097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1.458129078" calcext:value-type="float">
            <text:p>1,458129078</text:p>
          </table:table-cell>
          <table:table-cell office:value-type="float" office:value="-3.355973947" calcext:value-type="float">
            <text:p>-3,355973947</text:p>
          </table:table-cell>
          <table:table-cell office:value-type="float" office:value="-10.04201628" calcext:value-type="float">
            <text:p>-10,04201628</text:p>
          </table:table-cell>
          <table:table-cell/>
          <table:table-cell table:formula="of:=[.E206]*100" office:value-type="float" office:value="145.8129078" calcext:value-type="float">
            <text:p>145,8129078</text:p>
          </table:table-cell>
          <table:table-cell table:formula="of:=[.F206]*100" office:value-type="float" office:value="-335.5973947" calcext:value-type="float">
            <text:p>-335,5973947</text:p>
          </table:table-cell>
          <table:table-cell table:formula="of:=[.G206]*100" office:value-type="float" office:value="-1004.201628" calcext:value-type="float">
            <text:p>-1004,201628</text:p>
          </table:table-cell>
          <table:table-cell/>
          <table:table-cell table:formula="of:=[.I206]*0.067" office:value-type="float" office:value="9.7694648226" calcext:value-type="float">
            <text:p>9,7694648226</text:p>
          </table:table-cell>
          <table:table-cell table:formula="of:=[.J206]*0.067" office:value-type="float" office:value="-22.4850254449" calcext:value-type="float">
            <text:p>-22,4850254449</text:p>
          </table:table-cell>
          <table:table-cell table:formula="of:=[.K206]*0.067" office:value-type="float" office:value="-67.281509076" calcext:value-type="float">
            <text:p>-67,2815090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2.225333501" calcext:value-type="float">
            <text:p>2,225333501</text:p>
          </table:table-cell>
          <table:table-cell office:value-type="float" office:value="-2.679948365" calcext:value-type="float">
            <text:p>-2,679948365</text:p>
          </table:table-cell>
          <table:table-cell office:value-type="float" office:value="-9.345027455" calcext:value-type="float">
            <text:p>-9,345027455</text:p>
          </table:table-cell>
          <table:table-cell/>
          <table:table-cell table:formula="of:=[.E207]*100" office:value-type="float" office:value="222.5333501" calcext:value-type="float">
            <text:p>222,5333501</text:p>
          </table:table-cell>
          <table:table-cell table:formula="of:=[.F207]*100" office:value-type="float" office:value="-267.9948365" calcext:value-type="float">
            <text:p>-267,9948365</text:p>
          </table:table-cell>
          <table:table-cell table:formula="of:=[.G207]*100" office:value-type="float" office:value="-934.5027455" calcext:value-type="float">
            <text:p>-934,5027455</text:p>
          </table:table-cell>
          <table:table-cell/>
          <table:table-cell table:formula="of:=[.I207]*0.067" office:value-type="float" office:value="14.9097344567" calcext:value-type="float">
            <text:p>14,9097344567</text:p>
          </table:table-cell>
          <table:table-cell table:formula="of:=[.J207]*0.067" office:value-type="float" office:value="-17.9556540455" calcext:value-type="float">
            <text:p>-17,9556540455</text:p>
          </table:table-cell>
          <table:table-cell table:formula="of:=[.K207]*0.067" office:value-type="float" office:value="-62.6116839485" calcext:value-type="float">
            <text:p>-62,611683948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.129474474" calcext:value-type="float">
            <text:p>2,129474474</text:p>
          </table:table-cell>
          <table:table-cell office:value-type="float" office:value="-2.879044929" calcext:value-type="float">
            <text:p>-2,879044929</text:p>
          </table:table-cell>
          <table:table-cell office:value-type="float" office:value="-8.439146003" calcext:value-type="float">
            <text:p>-8,439146003</text:p>
          </table:table-cell>
          <table:table-cell/>
          <table:table-cell table:formula="of:=[.E208]*100" office:value-type="float" office:value="212.9474474" calcext:value-type="float">
            <text:p>212,9474474</text:p>
          </table:table-cell>
          <table:table-cell table:formula="of:=[.F208]*100" office:value-type="float" office:value="-287.9044929" calcext:value-type="float">
            <text:p>-287,9044929</text:p>
          </table:table-cell>
          <table:table-cell table:formula="of:=[.G208]*100" office:value-type="float" office:value="-843.9146003" calcext:value-type="float">
            <text:p>-843,9146003</text:p>
          </table:table-cell>
          <table:table-cell/>
          <table:table-cell table:formula="of:=[.I208]*0.067" office:value-type="float" office:value="14.2674789758" calcext:value-type="float">
            <text:p>14,2674789758</text:p>
          </table:table-cell>
          <table:table-cell table:formula="of:=[.J208]*0.067" office:value-type="float" office:value="-19.2896010243" calcext:value-type="float">
            <text:p>-19,2896010243</text:p>
          </table:table-cell>
          <table:table-cell table:formula="of:=[.K208]*0.067" office:value-type="float" office:value="-56.5422782201" calcext:value-type="float">
            <text:p>-56,542278220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.057385737" calcext:value-type="float">
            <text:p>2,057385737</text:p>
          </table:table-cell>
          <table:table-cell office:value-type="float" office:value="-2.578101185" calcext:value-type="float">
            <text:p>-2,578101185</text:p>
          </table:table-cell>
          <table:table-cell office:value-type="float" office:value="-8.156045059" calcext:value-type="float">
            <text:p>-8,156045059</text:p>
          </table:table-cell>
          <table:table-cell/>
          <table:table-cell table:formula="of:=[.E209]*100" office:value-type="float" office:value="205.7385737" calcext:value-type="float">
            <text:p>205,7385737</text:p>
          </table:table-cell>
          <table:table-cell table:formula="of:=[.F209]*100" office:value-type="float" office:value="-257.8101185" calcext:value-type="float">
            <text:p>-257,8101185</text:p>
          </table:table-cell>
          <table:table-cell table:formula="of:=[.G209]*100" office:value-type="float" office:value="-815.6045059" calcext:value-type="float">
            <text:p>-815,6045059</text:p>
          </table:table-cell>
          <table:table-cell/>
          <table:table-cell table:formula="of:=[.I209]*0.067" office:value-type="float" office:value="13.7844844379" calcext:value-type="float">
            <text:p>13,7844844379</text:p>
          </table:table-cell>
          <table:table-cell table:formula="of:=[.J209]*0.067" office:value-type="float" office:value="-17.2732779395" calcext:value-type="float">
            <text:p>-17,2732779395</text:p>
          </table:table-cell>
          <table:table-cell table:formula="of:=[.K209]*0.067" office:value-type="float" office:value="-54.6455018953" calcext:value-type="float">
            <text:p>-54,645501895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.966015828" calcext:value-type="float">
            <text:p>2,966015828</text:p>
          </table:table-cell>
          <table:table-cell office:value-type="float" office:value="-1.482933041" calcext:value-type="float">
            <text:p>-1,482933041</text:p>
          </table:table-cell>
          <table:table-cell office:value-type="float" office:value="-7.383210041" calcext:value-type="float">
            <text:p>-7,383210041</text:p>
          </table:table-cell>
          <table:table-cell/>
          <table:table-cell table:formula="of:=[.E210]*100" office:value-type="float" office:value="296.6015828" calcext:value-type="float">
            <text:p>296,6015828</text:p>
          </table:table-cell>
          <table:table-cell table:formula="of:=[.F210]*100" office:value-type="float" office:value="-148.2933041" calcext:value-type="float">
            <text:p>-148,2933041</text:p>
          </table:table-cell>
          <table:table-cell table:formula="of:=[.G210]*100" office:value-type="float" office:value="-738.3210041" calcext:value-type="float">
            <text:p>-738,3210041</text:p>
          </table:table-cell>
          <table:table-cell/>
          <table:table-cell table:formula="of:=[.I210]*0.067" office:value-type="float" office:value="19.8723060476" calcext:value-type="float">
            <text:p>19,8723060476</text:p>
          </table:table-cell>
          <table:table-cell table:formula="of:=[.J210]*0.067" office:value-type="float" office:value="-9.9356513747" calcext:value-type="float">
            <text:p>-9,9356513747</text:p>
          </table:table-cell>
          <table:table-cell table:formula="of:=[.K210]*0.067" office:value-type="float" office:value="-49.4675072747" calcext:value-type="float">
            <text:p>-49,467507274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2.785283346" calcext:value-type="float">
            <text:p>2,785283346</text:p>
          </table:table-cell>
          <table:table-cell office:value-type="float" office:value="-1.876256878" calcext:value-type="float">
            <text:p>-1,876256878</text:p>
          </table:table-cell>
          <table:table-cell office:value-type="float" office:value="-6.314117536" calcext:value-type="float">
            <text:p>-6,314117536</text:p>
          </table:table-cell>
          <table:table-cell/>
          <table:table-cell table:formula="of:=[.E211]*100" office:value-type="float" office:value="278.5283346" calcext:value-type="float">
            <text:p>278,5283346</text:p>
          </table:table-cell>
          <table:table-cell table:formula="of:=[.F211]*100" office:value-type="float" office:value="-187.6256878" calcext:value-type="float">
            <text:p>-187,6256878</text:p>
          </table:table-cell>
          <table:table-cell table:formula="of:=[.G211]*100" office:value-type="float" office:value="-631.4117536" calcext:value-type="float">
            <text:p>-631,4117536</text:p>
          </table:table-cell>
          <table:table-cell/>
          <table:table-cell table:formula="of:=[.I211]*0.067" office:value-type="float" office:value="18.6613984182" calcext:value-type="float">
            <text:p>18,6613984182</text:p>
          </table:table-cell>
          <table:table-cell table:formula="of:=[.J211]*0.067" office:value-type="float" office:value="-12.5709210826" calcext:value-type="float">
            <text:p>-12,5709210826</text:p>
          </table:table-cell>
          <table:table-cell table:formula="of:=[.K211]*0.067" office:value-type="float" office:value="-42.3045874912" calcext:value-type="float">
            <text:p>-42,304587491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2.793690875" calcext:value-type="float">
            <text:p>2,793690875</text:p>
          </table:table-cell>
          <table:table-cell office:value-type="float" office:value="-1.64176981" calcext:value-type="float">
            <text:p>-1,64176981</text:p>
          </table:table-cell>
          <table:table-cell office:value-type="float" office:value="-5.707659504" calcext:value-type="float">
            <text:p>-5,707659504</text:p>
          </table:table-cell>
          <table:table-cell/>
          <table:table-cell table:formula="of:=[.E212]*100" office:value-type="float" office:value="279.3690875" calcext:value-type="float">
            <text:p>279,3690875</text:p>
          </table:table-cell>
          <table:table-cell table:formula="of:=[.F212]*100" office:value-type="float" office:value="-164.176981" calcext:value-type="float">
            <text:p>-164,176981</text:p>
          </table:table-cell>
          <table:table-cell table:formula="of:=[.G212]*100" office:value-type="float" office:value="-570.7659504" calcext:value-type="float">
            <text:p>-570,7659504</text:p>
          </table:table-cell>
          <table:table-cell/>
          <table:table-cell table:formula="of:=[.I212]*0.067" office:value-type="float" office:value="18.7177288625" calcext:value-type="float">
            <text:p>18,7177288625</text:p>
          </table:table-cell>
          <table:table-cell table:formula="of:=[.J212]*0.067" office:value-type="float" office:value="-10.999857727" calcext:value-type="float">
            <text:p>-10,999857727</text:p>
          </table:table-cell>
          <table:table-cell table:formula="of:=[.K212]*0.067" office:value-type="float" office:value="-38.2413186768" calcext:value-type="float">
            <text:p>-38,2413186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2.702662708" calcext:value-type="float">
            <text:p>2,702662708</text:p>
          </table:table-cell>
          <table:table-cell office:value-type="float" office:value="-0.415001713" calcext:value-type="float">
            <text:p>-0,415001713</text:p>
          </table:table-cell>
          <table:table-cell office:value-type="float" office:value="-4.200580466" calcext:value-type="float">
            <text:p>-4,200580466</text:p>
          </table:table-cell>
          <table:table-cell/>
          <table:table-cell table:formula="of:=[.E213]*100" office:value-type="float" office:value="270.2662708" calcext:value-type="float">
            <text:p>270,2662708</text:p>
          </table:table-cell>
          <table:table-cell table:formula="of:=[.F213]*100" office:value-type="float" office:value="-41.5001713" calcext:value-type="float">
            <text:p>-41,5001713</text:p>
          </table:table-cell>
          <table:table-cell table:formula="of:=[.G213]*100" office:value-type="float" office:value="-420.0580466" calcext:value-type="float">
            <text:p>-420,0580466</text:p>
          </table:table-cell>
          <table:table-cell/>
          <table:table-cell table:formula="of:=[.I213]*0.067" office:value-type="float" office:value="18.1078401436" calcext:value-type="float">
            <text:p>18,1078401436</text:p>
          </table:table-cell>
          <table:table-cell table:formula="of:=[.J213]*0.067" office:value-type="float" office:value="-2.7805114771" calcext:value-type="float">
            <text:p>-2,7805114771</text:p>
          </table:table-cell>
          <table:table-cell table:formula="of:=[.K213]*0.067" office:value-type="float" office:value="-28.1438891222" calcext:value-type="float">
            <text:p>-28,143889122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.331172732" calcext:value-type="float">
            <text:p>1,331172732</text:p>
          </table:table-cell>
          <table:table-cell office:value-type="float" office:value="-1.344163653" calcext:value-type="float">
            <text:p>-1,344163653</text:p>
          </table:table-cell>
          <table:table-cell office:value-type="float" office:value="-4.004693551" calcext:value-type="float">
            <text:p>-4,004693551</text:p>
          </table:table-cell>
          <table:table-cell/>
          <table:table-cell table:formula="of:=[.E214]*100" office:value-type="float" office:value="133.1172732" calcext:value-type="float">
            <text:p>133,1172732</text:p>
          </table:table-cell>
          <table:table-cell table:formula="of:=[.F214]*100" office:value-type="float" office:value="-134.4163653" calcext:value-type="float">
            <text:p>-134,4163653</text:p>
          </table:table-cell>
          <table:table-cell table:formula="of:=[.G214]*100" office:value-type="float" office:value="-400.4693551" calcext:value-type="float">
            <text:p>-400,4693551</text:p>
          </table:table-cell>
          <table:table-cell/>
          <table:table-cell table:formula="of:=[.I214]*0.067" office:value-type="float" office:value="8.9188573044" calcext:value-type="float">
            <text:p>8,9188573044</text:p>
          </table:table-cell>
          <table:table-cell table:formula="of:=[.J214]*0.067" office:value-type="float" office:value="-9.0058964751" calcext:value-type="float">
            <text:p>-9,0058964751</text:p>
          </table:table-cell>
          <table:table-cell table:formula="of:=[.K214]*0.067" office:value-type="float" office:value="-26.8314467917" calcext:value-type="float">
            <text:p>-26,831446791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2.418645839" calcext:value-type="float">
            <text:p>2,418645839</text:p>
          </table:table-cell>
          <table:table-cell office:value-type="float" office:value="-1.393071889" calcext:value-type="float">
            <text:p>-1,393071889</text:p>
          </table:table-cell>
          <table:table-cell office:value-type="float" office:value="-3.999312711" calcext:value-type="float">
            <text:p>-3,999312711</text:p>
          </table:table-cell>
          <table:table-cell/>
          <table:table-cell table:formula="of:=[.E215]*100" office:value-type="float" office:value="241.8645839" calcext:value-type="float">
            <text:p>241,8645839</text:p>
          </table:table-cell>
          <table:table-cell table:formula="of:=[.F215]*100" office:value-type="float" office:value="-139.3071889" calcext:value-type="float">
            <text:p>-139,3071889</text:p>
          </table:table-cell>
          <table:table-cell table:formula="of:=[.G215]*100" office:value-type="float" office:value="-399.9312711" calcext:value-type="float">
            <text:p>-399,9312711</text:p>
          </table:table-cell>
          <table:table-cell/>
          <table:table-cell table:formula="of:=[.I215]*0.067" office:value-type="float" office:value="16.2049271213" calcext:value-type="float">
            <text:p>16,2049271213</text:p>
          </table:table-cell>
          <table:table-cell table:formula="of:=[.J215]*0.067" office:value-type="float" office:value="-9.3335816563" calcext:value-type="float">
            <text:p>-9,3335816563</text:p>
          </table:table-cell>
          <table:table-cell table:formula="of:=[.K215]*0.067" office:value-type="float" office:value="-26.7953951637" calcext:value-type="float">
            <text:p>-26,795395163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2.252270043" calcext:value-type="float">
            <text:p>2,252270043</text:p>
          </table:table-cell>
          <table:table-cell office:value-type="float" office:value="-0.857446468" calcext:value-type="float">
            <text:p>-0,857446468</text:p>
          </table:table-cell>
          <table:table-cell office:value-type="float" office:value="-2.074050842" calcext:value-type="float">
            <text:p>-2,074050842</text:p>
          </table:table-cell>
          <table:table-cell/>
          <table:table-cell table:formula="of:=[.E216]*100" office:value-type="float" office:value="225.2270043" calcext:value-type="float">
            <text:p>225,2270043</text:p>
          </table:table-cell>
          <table:table-cell table:formula="of:=[.F216]*100" office:value-type="float" office:value="-85.7446468" calcext:value-type="float">
            <text:p>-85,7446468</text:p>
          </table:table-cell>
          <table:table-cell table:formula="of:=[.G216]*100" office:value-type="float" office:value="-207.4050842" calcext:value-type="float">
            <text:p>-207,4050842</text:p>
          </table:table-cell>
          <table:table-cell/>
          <table:table-cell table:formula="of:=[.I216]*0.067" office:value-type="float" office:value="15.0902092881" calcext:value-type="float">
            <text:p>15,0902092881</text:p>
          </table:table-cell>
          <table:table-cell table:formula="of:=[.J216]*0.067" office:value-type="float" office:value="-5.7448913356" calcext:value-type="float">
            <text:p>-5,7448913356</text:p>
          </table:table-cell>
          <table:table-cell table:formula="of:=[.K216]*0.067" office:value-type="float" office:value="-13.8961406414" calcext:value-type="float">
            <text:p>-13,89614064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0" calcext:value-type="float">
            <text:p>0</text:p>
          </table:table-cell>
          <table:table-cell office:value-type="float" office:value="-1.320669044" calcext:value-type="float">
            <text:p>-1,320669044</text:p>
          </table:table-cell>
          <table:table-cell office:value-type="float" office:value="-2.800170715" calcext:value-type="float">
            <text:p>-2,800170715</text:p>
          </table:table-cell>
          <table:table-cell/>
          <table:table-cell table:formula="of:=[.E217]*100" office:value-type="float" office:value="0" calcext:value-type="float">
            <text:p>0</text:p>
          </table:table-cell>
          <table:table-cell table:formula="of:=[.F217]*100" office:value-type="float" office:value="-132.0669044" calcext:value-type="float">
            <text:p>-132,0669044</text:p>
          </table:table-cell>
          <table:table-cell table:formula="of:=[.G217]*100" office:value-type="float" office:value="-280.0170715" calcext:value-type="float">
            <text:p>-280,0170715</text:p>
          </table:table-cell>
          <table:table-cell/>
          <table:table-cell table:formula="of:=[.I217]*0.067" office:value-type="float" office:value="0" calcext:value-type="float">
            <text:p>0</text:p>
          </table:table-cell>
          <table:table-cell table:formula="of:=[.J217]*0.067" office:value-type="float" office:value="-8.8484825948" calcext:value-type="float">
            <text:p>-8,8484825948</text:p>
          </table:table-cell>
          <table:table-cell table:formula="of:=[.K217]*0.067" office:value-type="float" office:value="-18.7611437905" calcext:value-type="float">
            <text:p>-18,7611437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" calcext:value-type="float">
            <text:p>-236,9</text:p>
          </table:table-cell>
          <table:table-cell office:value-type="float" office:value="0" calcext:value-type="float">
            <text:p>0</text:p>
          </table:table-cell>
          <table:table-cell office:value-type="float" office:value="-0.804898999" calcext:value-type="float">
            <text:p>-0,804898999</text:p>
          </table:table-cell>
          <table:table-cell office:value-type="float" office:value="-4.259141604" calcext:value-type="float">
            <text:p>-4,259141604</text:p>
          </table:table-cell>
          <table:table-cell/>
          <table:table-cell table:formula="of:=[.E218]*100" office:value-type="float" office:value="0" calcext:value-type="float">
            <text:p>0</text:p>
          </table:table-cell>
          <table:table-cell table:formula="of:=[.F218]*100" office:value-type="float" office:value="-80.4898999" calcext:value-type="float">
            <text:p>-80,4898999</text:p>
          </table:table-cell>
          <table:table-cell table:formula="of:=[.G218]*100" office:value-type="float" office:value="-425.9141604" calcext:value-type="float">
            <text:p>-425,9141604</text:p>
          </table:table-cell>
          <table:table-cell/>
          <table:table-cell table:formula="of:=[.I218]*0.067" office:value-type="float" office:value="0" calcext:value-type="float">
            <text:p>0</text:p>
          </table:table-cell>
          <table:table-cell table:formula="of:=[.J218]*0.067" office:value-type="float" office:value="-5.3928232933" calcext:value-type="float">
            <text:p>-5,3928232933</text:p>
          </table:table-cell>
          <table:table-cell table:formula="of:=[.K218]*0.067" office:value-type="float" office:value="-28.5362487468" calcext:value-type="float">
            <text:p>-28,53624874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000825671" calcext:value-type="float">
            <text:p>-0,000825671</text:p>
          </table:table-cell>
          <table:table-cell office:value-type="float" office:value="-0.851505538" calcext:value-type="float">
            <text:p>-0,851505538</text:p>
          </table:table-cell>
          <table:table-cell office:value-type="float" office:value="-4.213196692" calcext:value-type="float">
            <text:p>-4,213196692</text:p>
          </table:table-cell>
          <table:table-cell/>
          <table:table-cell table:formula="of:=[.E219]*100" office:value-type="float" office:value="-0.0825671" calcext:value-type="float">
            <text:p>-0,0825671</text:p>
          </table:table-cell>
          <table:table-cell table:formula="of:=[.F219]*100" office:value-type="float" office:value="-85.1505538" calcext:value-type="float">
            <text:p>-85,1505538</text:p>
          </table:table-cell>
          <table:table-cell table:formula="of:=[.G219]*100" office:value-type="float" office:value="-421.3196692" calcext:value-type="float">
            <text:p>-421,3196692</text:p>
          </table:table-cell>
          <table:table-cell/>
          <table:table-cell table:formula="of:=[.I219]*0.067" office:value-type="float" office:value="-0.0055319957" calcext:value-type="float">
            <text:p>-0,0055319957</text:p>
          </table:table-cell>
          <table:table-cell table:formula="of:=[.J219]*0.067" office:value-type="float" office:value="-5.7050871046" calcext:value-type="float">
            <text:p>-5,7050871046</text:p>
          </table:table-cell>
          <table:table-cell table:formula="of:=[.K219]*0.067" office:value-type="float" office:value="-28.2284178364" calcext:value-type="float">
            <text:p>-28,22841783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52388374" calcext:value-type="float">
            <text:p>-0,52388374</text:p>
          </table:table-cell>
          <table:table-cell office:value-type="float" office:value="-0.979930092" calcext:value-type="float">
            <text:p>-0,979930092</text:p>
          </table:table-cell>
          <table:table-cell office:value-type="float" office:value="-4.221136519" calcext:value-type="float">
            <text:p>-4,221136519</text:p>
          </table:table-cell>
          <table:table-cell/>
          <table:table-cell table:formula="of:=[.E220]*100" office:value-type="float" office:value="-52.388374" calcext:value-type="float">
            <text:p>-52,388374</text:p>
          </table:table-cell>
          <table:table-cell table:formula="of:=[.F220]*100" office:value-type="float" office:value="-97.9930092" calcext:value-type="float">
            <text:p>-97,9930092</text:p>
          </table:table-cell>
          <table:table-cell table:formula="of:=[.G220]*100" office:value-type="float" office:value="-422.1136519" calcext:value-type="float">
            <text:p>-422,1136519</text:p>
          </table:table-cell>
          <table:table-cell/>
          <table:table-cell table:formula="of:=[.I220]*0.067" office:value-type="float" office:value="-3.510021058" calcext:value-type="float">
            <text:p>-3,510021058</text:p>
          </table:table-cell>
          <table:table-cell table:formula="of:=[.J220]*0.067" office:value-type="float" office:value="-6.5655316164" calcext:value-type="float">
            <text:p>-6,5655316164</text:p>
          </table:table-cell>
          <table:table-cell table:formula="of:=[.K220]*0.067" office:value-type="float" office:value="-28.2816146773" calcext:value-type="float">
            <text:p>-28,28161467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1.482742382" calcext:value-type="float">
            <text:p>-1,482742382</text:p>
          </table:table-cell>
          <table:table-cell office:value-type="float" office:value="-1.502406325" calcext:value-type="float">
            <text:p>-1,502406325</text:p>
          </table:table-cell>
          <table:table-cell office:value-type="float" office:value="-4.568368658" calcext:value-type="float">
            <text:p>-4,568368658</text:p>
          </table:table-cell>
          <table:table-cell/>
          <table:table-cell table:formula="of:=[.E221]*100" office:value-type="float" office:value="-148.2742382" calcext:value-type="float">
            <text:p>-148,2742382</text:p>
          </table:table-cell>
          <table:table-cell table:formula="of:=[.F221]*100" office:value-type="float" office:value="-150.2406325" calcext:value-type="float">
            <text:p>-150,2406325</text:p>
          </table:table-cell>
          <table:table-cell table:formula="of:=[.G221]*100" office:value-type="float" office:value="-456.8368658" calcext:value-type="float">
            <text:p>-456,8368658</text:p>
          </table:table-cell>
          <table:table-cell/>
          <table:table-cell table:formula="of:=[.I221]*0.067" office:value-type="float" office:value="-9.9343739594" calcext:value-type="float">
            <text:p>-9,9343739594</text:p>
          </table:table-cell>
          <table:table-cell table:formula="of:=[.J221]*0.067" office:value-type="float" office:value="-10.0661223775" calcext:value-type="float">
            <text:p>-10,0661223775</text:p>
          </table:table-cell>
          <table:table-cell table:formula="of:=[.K221]*0.067" office:value-type="float" office:value="-30.6080700086" calcext:value-type="float">
            <text:p>-30,60807000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.752703705" calcext:value-type="float">
            <text:p>-1,752703705</text:p>
          </table:table-cell>
          <table:table-cell office:value-type="float" office:value="-0.888958043" calcext:value-type="float">
            <text:p>-0,888958043</text:p>
          </table:table-cell>
          <table:table-cell office:value-type="float" office:value="-4.92791932" calcext:value-type="float">
            <text:p>-4,92791932</text:p>
          </table:table-cell>
          <table:table-cell/>
          <table:table-cell table:formula="of:=[.E222]*100" office:value-type="float" office:value="-175.2703705" calcext:value-type="float">
            <text:p>-175,2703705</text:p>
          </table:table-cell>
          <table:table-cell table:formula="of:=[.F222]*100" office:value-type="float" office:value="-88.8958043" calcext:value-type="float">
            <text:p>-88,8958043</text:p>
          </table:table-cell>
          <table:table-cell table:formula="of:=[.G222]*100" office:value-type="float" office:value="-492.791932" calcext:value-type="float">
            <text:p>-492,791932</text:p>
          </table:table-cell>
          <table:table-cell/>
          <table:table-cell table:formula="of:=[.I222]*0.067" office:value-type="float" office:value="-11.7431148235" calcext:value-type="float">
            <text:p>-11,7431148235</text:p>
          </table:table-cell>
          <table:table-cell table:formula="of:=[.J222]*0.067" office:value-type="float" office:value="-5.9560188881" calcext:value-type="float">
            <text:p>-5,9560188881</text:p>
          </table:table-cell>
          <table:table-cell table:formula="of:=[.K222]*0.067" office:value-type="float" office:value="-33.017059444" calcext:value-type="float">
            <text:p>-33,0170594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2.53610637" calcext:value-type="float">
            <text:p>-2,53610637</text:p>
          </table:table-cell>
          <table:table-cell office:value-type="float" office:value="-1.24679526" calcext:value-type="float">
            <text:p>-1,24679526</text:p>
          </table:table-cell>
          <table:table-cell office:value-type="float" office:value="-5.286112828" calcext:value-type="float">
            <text:p>-5,286112828</text:p>
          </table:table-cell>
          <table:table-cell/>
          <table:table-cell table:formula="of:=[.E223]*100" office:value-type="float" office:value="-253.610637" calcext:value-type="float">
            <text:p>-253,610637</text:p>
          </table:table-cell>
          <table:table-cell table:formula="of:=[.F223]*100" office:value-type="float" office:value="-124.679526" calcext:value-type="float">
            <text:p>-124,679526</text:p>
          </table:table-cell>
          <table:table-cell table:formula="of:=[.G223]*100" office:value-type="float" office:value="-528.6112828" calcext:value-type="float">
            <text:p>-528,6112828</text:p>
          </table:table-cell>
          <table:table-cell/>
          <table:table-cell table:formula="of:=[.I223]*0.067" office:value-type="float" office:value="-16.991912679" calcext:value-type="float">
            <text:p>-16,991912679</text:p>
          </table:table-cell>
          <table:table-cell table:formula="of:=[.J223]*0.067" office:value-type="float" office:value="-8.353528242" calcext:value-type="float">
            <text:p>-8,353528242</text:p>
          </table:table-cell>
          <table:table-cell table:formula="of:=[.K223]*0.067" office:value-type="float" office:value="-35.4169559476" calcext:value-type="float">
            <text:p>-35,41695594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.951192766" calcext:value-type="float">
            <text:p>-2,951192766</text:p>
          </table:table-cell>
          <table:table-cell office:value-type="float" office:value="-2.313455357" calcext:value-type="float">
            <text:p>-2,313455357</text:p>
          </table:table-cell>
          <table:table-cell office:value-type="float" office:value="-6.760736647" calcext:value-type="float">
            <text:p>-6,760736647</text:p>
          </table:table-cell>
          <table:table-cell/>
          <table:table-cell table:formula="of:=[.E224]*100" office:value-type="float" office:value="-295.1192766" calcext:value-type="float">
            <text:p>-295,1192766</text:p>
          </table:table-cell>
          <table:table-cell table:formula="of:=[.F224]*100" office:value-type="float" office:value="-231.3455357" calcext:value-type="float">
            <text:p>-231,3455357</text:p>
          </table:table-cell>
          <table:table-cell table:formula="of:=[.G224]*100" office:value-type="float" office:value="-676.0736647" calcext:value-type="float">
            <text:p>-676,0736647</text:p>
          </table:table-cell>
          <table:table-cell/>
          <table:table-cell table:formula="of:=[.I224]*0.067" office:value-type="float" office:value="-19.7729915322" calcext:value-type="float">
            <text:p>-19,7729915322</text:p>
          </table:table-cell>
          <table:table-cell table:formula="of:=[.J224]*0.067" office:value-type="float" office:value="-15.5001508919" calcext:value-type="float">
            <text:p>-15,5001508919</text:p>
          </table:table-cell>
          <table:table-cell table:formula="of:=[.K224]*0.067" office:value-type="float" office:value="-45.2969355349" calcext:value-type="float">
            <text:p>-45,2969355349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.244086111" calcext:value-type="float">
            <text:p>-2,244086111</text:p>
          </table:table-cell>
          <table:table-cell office:value-type="float" office:value="-1.719921111" calcext:value-type="float">
            <text:p>-1,719921111</text:p>
          </table:table-cell>
          <table:table-cell office:value-type="float" office:value="-7.189481118" calcext:value-type="float">
            <text:p>-7,189481118</text:p>
          </table:table-cell>
          <table:table-cell/>
          <table:table-cell table:formula="of:=[.E225]*100" office:value-type="float" office:value="-224.4086111" calcext:value-type="float">
            <text:p>-224,4086111</text:p>
          </table:table-cell>
          <table:table-cell table:formula="of:=[.F225]*100" office:value-type="float" office:value="-171.9921111" calcext:value-type="float">
            <text:p>-171,9921111</text:p>
          </table:table-cell>
          <table:table-cell table:formula="of:=[.G225]*100" office:value-type="float" office:value="-718.9481118" calcext:value-type="float">
            <text:p>-718,9481118</text:p>
          </table:table-cell>
          <table:table-cell/>
          <table:table-cell table:formula="of:=[.I225]*0.067" office:value-type="float" office:value="-15.0353769437" calcext:value-type="float">
            <text:p>-15,0353769437</text:p>
          </table:table-cell>
          <table:table-cell table:formula="of:=[.J225]*0.067" office:value-type="float" office:value="-11.5234714437" calcext:value-type="float">
            <text:p>-11,5234714437</text:p>
          </table:table-cell>
          <table:table-cell table:formula="of:=[.K225]*0.067" office:value-type="float" office:value="-48.1695234906" calcext:value-type="float">
            <text:p>-48,16952349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3.020591052" calcext:value-type="float">
            <text:p>-3,020591052</text:p>
          </table:table-cell>
          <table:table-cell office:value-type="float" office:value="-1.774606752" calcext:value-type="float">
            <text:p>-1,774606752</text:p>
          </table:table-cell>
          <table:table-cell office:value-type="float" office:value="-7.771058658" calcext:value-type="float">
            <text:p>-7,771058658</text:p>
          </table:table-cell>
          <table:table-cell/>
          <table:table-cell table:formula="of:=[.E226]*100" office:value-type="float" office:value="-302.0591052" calcext:value-type="float">
            <text:p>-302,0591052</text:p>
          </table:table-cell>
          <table:table-cell table:formula="of:=[.F226]*100" office:value-type="float" office:value="-177.4606752" calcext:value-type="float">
            <text:p>-177,4606752</text:p>
          </table:table-cell>
          <table:table-cell table:formula="of:=[.G226]*100" office:value-type="float" office:value="-777.1058658" calcext:value-type="float">
            <text:p>-777,1058658</text:p>
          </table:table-cell>
          <table:table-cell/>
          <table:table-cell table:formula="of:=[.I226]*0.067" office:value-type="float" office:value="-20.2379600484" calcext:value-type="float">
            <text:p>-20,2379600484</text:p>
          </table:table-cell>
          <table:table-cell table:formula="of:=[.J226]*0.067" office:value-type="float" office:value="-11.8898652384" calcext:value-type="float">
            <text:p>-11,8898652384</text:p>
          </table:table-cell>
          <table:table-cell table:formula="of:=[.K226]*0.067" office:value-type="float" office:value="-52.0660930086" calcext:value-type="float">
            <text:p>-52,06609300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.996296632" calcext:value-type="float">
            <text:p>-2,996296632</text:p>
          </table:table-cell>
          <table:table-cell office:value-type="float" office:value="-2.363725327" calcext:value-type="float">
            <text:p>-2,363725327</text:p>
          </table:table-cell>
          <table:table-cell office:value-type="float" office:value="-9.271832131" calcext:value-type="float">
            <text:p>-9,271832131</text:p>
          </table:table-cell>
          <table:table-cell/>
          <table:table-cell table:formula="of:=[.E227]*100" office:value-type="float" office:value="-299.6296632" calcext:value-type="float">
            <text:p>-299,6296632</text:p>
          </table:table-cell>
          <table:table-cell table:formula="of:=[.F227]*100" office:value-type="float" office:value="-236.3725327" calcext:value-type="float">
            <text:p>-236,3725327</text:p>
          </table:table-cell>
          <table:table-cell table:formula="of:=[.G227]*100" office:value-type="float" office:value="-927.1832131" calcext:value-type="float">
            <text:p>-927,1832131</text:p>
          </table:table-cell>
          <table:table-cell/>
          <table:table-cell table:formula="of:=[.I227]*0.067" office:value-type="float" office:value="-20.0751874344" calcext:value-type="float">
            <text:p>-20,0751874344</text:p>
          </table:table-cell>
          <table:table-cell table:formula="of:=[.J227]*0.067" office:value-type="float" office:value="-15.8369596909" calcext:value-type="float">
            <text:p>-15,8369596909</text:p>
          </table:table-cell>
          <table:table-cell table:formula="of:=[.K227]*0.067" office:value-type="float" office:value="-62.1212752777" calcext:value-type="float">
            <text:p>-62,12127527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.95931057" calcext:value-type="float">
            <text:p>-1,95931057</text:p>
          </table:table-cell>
          <table:table-cell office:value-type="float" office:value="-2.590766912" calcext:value-type="float">
            <text:p>-2,590766912</text:p>
          </table:table-cell>
          <table:table-cell office:value-type="float" office:value="-9.641531223" calcext:value-type="float">
            <text:p>-9,641531223</text:p>
          </table:table-cell>
          <table:table-cell/>
          <table:table-cell table:formula="of:=[.E228]*100" office:value-type="float" office:value="-195.931057" calcext:value-type="float">
            <text:p>-195,931057</text:p>
          </table:table-cell>
          <table:table-cell table:formula="of:=[.F228]*100" office:value-type="float" office:value="-259.0766912" calcext:value-type="float">
            <text:p>-259,0766912</text:p>
          </table:table-cell>
          <table:table-cell table:formula="of:=[.G228]*100" office:value-type="float" office:value="-964.1531223" calcext:value-type="float">
            <text:p>-964,1531223</text:p>
          </table:table-cell>
          <table:table-cell/>
          <table:table-cell table:formula="of:=[.I228]*0.067" office:value-type="float" office:value="-13.127380819" calcext:value-type="float">
            <text:p>-13,127380819</text:p>
          </table:table-cell>
          <table:table-cell table:formula="of:=[.J228]*0.067" office:value-type="float" office:value="-17.3581383104" calcext:value-type="float">
            <text:p>-17,3581383104</text:p>
          </table:table-cell>
          <table:table-cell table:formula="of:=[.K228]*0.067" office:value-type="float" office:value="-64.5982591941" calcext:value-type="float">
            <text:p>-64,59825919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.191834791" calcext:value-type="float">
            <text:p>-2,191834791</text:p>
          </table:table-cell>
          <table:table-cell office:value-type="float" office:value="-3.016943006" calcext:value-type="float">
            <text:p>-3,016943006</text:p>
          </table:table-cell>
          <table:table-cell office:value-type="float" office:value="-10.15603318" calcext:value-type="float">
            <text:p>-10,15603318</text:p>
          </table:table-cell>
          <table:table-cell/>
          <table:table-cell table:formula="of:=[.E229]*100" office:value-type="float" office:value="-219.1834791" calcext:value-type="float">
            <text:p>-219,1834791</text:p>
          </table:table-cell>
          <table:table-cell table:formula="of:=[.F229]*100" office:value-type="float" office:value="-301.6943006" calcext:value-type="float">
            <text:p>-301,6943006</text:p>
          </table:table-cell>
          <table:table-cell table:formula="of:=[.G229]*100" office:value-type="float" office:value="-1015.603318" calcext:value-type="float">
            <text:p>-1015,603318</text:p>
          </table:table-cell>
          <table:table-cell/>
          <table:table-cell table:formula="of:=[.I229]*0.067" office:value-type="float" office:value="-14.6852930997" calcext:value-type="float">
            <text:p>-14,6852930997</text:p>
          </table:table-cell>
          <table:table-cell table:formula="of:=[.J229]*0.067" office:value-type="float" office:value="-20.2135181402" calcext:value-type="float">
            <text:p>-20,2135181402</text:p>
          </table:table-cell>
          <table:table-cell table:formula="of:=[.K229]*0.067" office:value-type="float" office:value="-68.045422306" calcext:value-type="float">
            <text:p>-68,0454223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2.019014436" calcext:value-type="float">
            <text:p>-2,019014436</text:p>
          </table:table-cell>
          <table:table-cell office:value-type="float" office:value="-3.273414645" calcext:value-type="float">
            <text:p>-3,273414645</text:p>
          </table:table-cell>
          <table:table-cell office:value-type="float" office:value="-11.17196068" calcext:value-type="float">
            <text:p>-11,17196068</text:p>
          </table:table-cell>
          <table:table-cell/>
          <table:table-cell table:formula="of:=[.E230]*100" office:value-type="float" office:value="-201.9014436" calcext:value-type="float">
            <text:p>-201,9014436</text:p>
          </table:table-cell>
          <table:table-cell table:formula="of:=[.F230]*100" office:value-type="float" office:value="-327.3414645" calcext:value-type="float">
            <text:p>-327,3414645</text:p>
          </table:table-cell>
          <table:table-cell table:formula="of:=[.G230]*100" office:value-type="float" office:value="-1117.196068" calcext:value-type="float">
            <text:p>-1117,196068</text:p>
          </table:table-cell>
          <table:table-cell/>
          <table:table-cell table:formula="of:=[.I230]*0.067" office:value-type="float" office:value="-13.5273967212" calcext:value-type="float">
            <text:p>-13,5273967212</text:p>
          </table:table-cell>
          <table:table-cell table:formula="of:=[.J230]*0.067" office:value-type="float" office:value="-21.9318781215" calcext:value-type="float">
            <text:p>-21,9318781215</text:p>
          </table:table-cell>
          <table:table-cell table:formula="of:=[.K230]*0.067" office:value-type="float" office:value="-74.852136556" calcext:value-type="float">
            <text:p>-74,8521365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1.12454478" calcext:value-type="float">
            <text:p>-1,12454478</text:p>
          </table:table-cell>
          <table:table-cell office:value-type="float" office:value="-3.463470064" calcext:value-type="float">
            <text:p>-3,463470064</text:p>
          </table:table-cell>
          <table:table-cell office:value-type="float" office:value="-11.52985057" calcext:value-type="float">
            <text:p>-11,52985057</text:p>
          </table:table-cell>
          <table:table-cell/>
          <table:table-cell table:formula="of:=[.E231]*100" office:value-type="float" office:value="-112.454478" calcext:value-type="float">
            <text:p>-112,454478</text:p>
          </table:table-cell>
          <table:table-cell table:formula="of:=[.F231]*100" office:value-type="float" office:value="-346.3470064" calcext:value-type="float">
            <text:p>-346,3470064</text:p>
          </table:table-cell>
          <table:table-cell table:formula="of:=[.G231]*100" office:value-type="float" office:value="-1152.985057" calcext:value-type="float">
            <text:p>-1152,985057</text:p>
          </table:table-cell>
          <table:table-cell/>
          <table:table-cell table:formula="of:=[.I231]*0.067" office:value-type="float" office:value="-7.534450026" calcext:value-type="float">
            <text:p>-7,534450026</text:p>
          </table:table-cell>
          <table:table-cell table:formula="of:=[.J231]*0.067" office:value-type="float" office:value="-23.2052494288" calcext:value-type="float">
            <text:p>-23,2052494288</text:p>
          </table:table-cell>
          <table:table-cell table:formula="of:=[.K231]*0.067" office:value-type="float" office:value="-77.249998819" calcext:value-type="float">
            <text:p>-77,24999881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0.708160579" calcext:value-type="float">
            <text:p>-0,708160579</text:p>
          </table:table-cell>
          <table:table-cell office:value-type="float" office:value="-3.712926089" calcext:value-type="float">
            <text:p>-3,712926089</text:p>
          </table:table-cell>
          <table:table-cell office:value-type="float" office:value="-11.72932382" calcext:value-type="float">
            <text:p>-11,72932382</text:p>
          </table:table-cell>
          <table:table-cell/>
          <table:table-cell table:formula="of:=[.E232]*100" office:value-type="float" office:value="-70.8160579" calcext:value-type="float">
            <text:p>-70,8160579</text:p>
          </table:table-cell>
          <table:table-cell table:formula="of:=[.F232]*100" office:value-type="float" office:value="-371.2926089" calcext:value-type="float">
            <text:p>-371,2926089</text:p>
          </table:table-cell>
          <table:table-cell table:formula="of:=[.G232]*100" office:value-type="float" office:value="-1172.932382" calcext:value-type="float">
            <text:p>-1172,932382</text:p>
          </table:table-cell>
          <table:table-cell/>
          <table:table-cell table:formula="of:=[.I232]*0.067" office:value-type="float" office:value="-4.7446758793" calcext:value-type="float">
            <text:p>-4,7446758793</text:p>
          </table:table-cell>
          <table:table-cell table:formula="of:=[.J232]*0.067" office:value-type="float" office:value="-24.8766047963" calcext:value-type="float">
            <text:p>-24,8766047963</text:p>
          </table:table-cell>
          <table:table-cell table:formula="of:=[.K232]*0.067" office:value-type="float" office:value="-78.586469594" calcext:value-type="float">
            <text:p>-78,58646959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-0.362238593" calcext:value-type="float">
            <text:p>-0,362238593</text:p>
          </table:table-cell>
          <table:table-cell office:value-type="float" office:value="-3.699654106" calcext:value-type="float">
            <text:p>-3,699654106</text:p>
          </table:table-cell>
          <table:table-cell office:value-type="float" office:value="-11.97602759" calcext:value-type="float">
            <text:p>-11,97602759</text:p>
          </table:table-cell>
          <table:table-cell/>
          <table:table-cell table:formula="of:=[.E233]*100" office:value-type="float" office:value="-36.2238593" calcext:value-type="float">
            <text:p>-36,2238593</text:p>
          </table:table-cell>
          <table:table-cell table:formula="of:=[.F233]*100" office:value-type="float" office:value="-369.9654106" calcext:value-type="float">
            <text:p>-369,9654106</text:p>
          </table:table-cell>
          <table:table-cell table:formula="of:=[.G233]*100" office:value-type="float" office:value="-1197.602759" calcext:value-type="float">
            <text:p>-1197,602759</text:p>
          </table:table-cell>
          <table:table-cell/>
          <table:table-cell table:formula="of:=[.I233]*0.067" office:value-type="float" office:value="-2.4269985731" calcext:value-type="float">
            <text:p>-2,4269985731</text:p>
          </table:table-cell>
          <table:table-cell table:formula="of:=[.J233]*0.067" office:value-type="float" office:value="-24.7876825102" calcext:value-type="float">
            <text:p>-24,7876825102</text:p>
          </table:table-cell>
          <table:table-cell table:formula="of:=[.K233]*0.067" office:value-type="float" office:value="-80.239384853" calcext:value-type="float">
            <text:p>-80,23938485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0.191883408" calcext:value-type="float">
            <text:p>0,191883408</text:p>
          </table:table-cell>
          <table:table-cell office:value-type="float" office:value="-3.550005218" calcext:value-type="float">
            <text:p>-3,550005218</text:p>
          </table:table-cell>
          <table:table-cell office:value-type="float" office:value="-12.03162135" calcext:value-type="float">
            <text:p>-12,03162135</text:p>
          </table:table-cell>
          <table:table-cell/>
          <table:table-cell table:formula="of:=[.E234]*100" office:value-type="float" office:value="19.1883408" calcext:value-type="float">
            <text:p>19,1883408</text:p>
          </table:table-cell>
          <table:table-cell table:formula="of:=[.F234]*100" office:value-type="float" office:value="-355.0005218" calcext:value-type="float">
            <text:p>-355,0005218</text:p>
          </table:table-cell>
          <table:table-cell table:formula="of:=[.G234]*100" office:value-type="float" office:value="-1203.162135" calcext:value-type="float">
            <text:p>-1203,162135</text:p>
          </table:table-cell>
          <table:table-cell/>
          <table:table-cell table:formula="of:=[.I234]*0.067" office:value-type="float" office:value="1.2856188336" calcext:value-type="float">
            <text:p>1,2856188336</text:p>
          </table:table-cell>
          <table:table-cell table:formula="of:=[.J234]*0.067" office:value-type="float" office:value="-23.7850349606" calcext:value-type="float">
            <text:p>-23,7850349606</text:p>
          </table:table-cell>
          <table:table-cell table:formula="of:=[.K234]*0.067" office:value-type="float" office:value="-80.611863045" calcext:value-type="float">
            <text:p>-80,61186304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0.727752478" calcext:value-type="float">
            <text:p>0,727752478</text:p>
          </table:table-cell>
          <table:table-cell office:value-type="float" office:value="-3.414610882" calcext:value-type="float">
            <text:p>-3,414610882</text:p>
          </table:table-cell>
          <table:table-cell office:value-type="float" office:value="-11.90757432" calcext:value-type="float">
            <text:p>-11,90757432</text:p>
          </table:table-cell>
          <table:table-cell/>
          <table:table-cell table:formula="of:=[.E235]*100" office:value-type="float" office:value="72.7752478" calcext:value-type="float">
            <text:p>72,7752478</text:p>
          </table:table-cell>
          <table:table-cell table:formula="of:=[.F235]*100" office:value-type="float" office:value="-341.4610882" calcext:value-type="float">
            <text:p>-341,4610882</text:p>
          </table:table-cell>
          <table:table-cell table:formula="of:=[.G235]*100" office:value-type="float" office:value="-1190.757432" calcext:value-type="float">
            <text:p>-1190,757432</text:p>
          </table:table-cell>
          <table:table-cell/>
          <table:table-cell table:formula="of:=[.I235]*0.067" office:value-type="float" office:value="4.8759416026" calcext:value-type="float">
            <text:p>4,8759416026</text:p>
          </table:table-cell>
          <table:table-cell table:formula="of:=[.J235]*0.067" office:value-type="float" office:value="-22.8778929094" calcext:value-type="float">
            <text:p>-22,8778929094</text:p>
          </table:table-cell>
          <table:table-cell table:formula="of:=[.K235]*0.067" office:value-type="float" office:value="-79.780747944" calcext:value-type="float">
            <text:p>-79,7807479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1.258308335" calcext:value-type="float">
            <text:p>1,258308335</text:p>
          </table:table-cell>
          <table:table-cell office:value-type="float" office:value="-3.438478103" calcext:value-type="float">
            <text:p>-3,438478103</text:p>
          </table:table-cell>
          <table:table-cell office:value-type="float" office:value="-11.70282436" calcext:value-type="float">
            <text:p>-11,70282436</text:p>
          </table:table-cell>
          <table:table-cell/>
          <table:table-cell table:formula="of:=[.E236]*100" office:value-type="float" office:value="125.8308335" calcext:value-type="float">
            <text:p>125,8308335</text:p>
          </table:table-cell>
          <table:table-cell table:formula="of:=[.F236]*100" office:value-type="float" office:value="-343.8478103" calcext:value-type="float">
            <text:p>-343,8478103</text:p>
          </table:table-cell>
          <table:table-cell table:formula="of:=[.G236]*100" office:value-type="float" office:value="-1170.282436" calcext:value-type="float">
            <text:p>-1170,282436</text:p>
          </table:table-cell>
          <table:table-cell/>
          <table:table-cell table:formula="of:=[.I236]*0.067" office:value-type="float" office:value="8.4306658445" calcext:value-type="float">
            <text:p>8,4306658445</text:p>
          </table:table-cell>
          <table:table-cell table:formula="of:=[.J236]*0.067" office:value-type="float" office:value="-23.0378032901" calcext:value-type="float">
            <text:p>-23,0378032901</text:p>
          </table:table-cell>
          <table:table-cell table:formula="of:=[.K236]*0.067" office:value-type="float" office:value="-78.408923212" calcext:value-type="float">
            <text:p>-78,40892321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2.149553505" calcext:value-type="float">
            <text:p>2,149553505</text:p>
          </table:table-cell>
          <table:table-cell office:value-type="float" office:value="-3.071320632" calcext:value-type="float">
            <text:p>-3,071320632</text:p>
          </table:table-cell>
          <table:table-cell office:value-type="float" office:value="-11.18278585" calcext:value-type="float">
            <text:p>-11,18278585</text:p>
          </table:table-cell>
          <table:table-cell/>
          <table:table-cell table:formula="of:=[.E237]*100" office:value-type="float" office:value="214.9553505" calcext:value-type="float">
            <text:p>214,9553505</text:p>
          </table:table-cell>
          <table:table-cell table:formula="of:=[.F237]*100" office:value-type="float" office:value="-307.1320632" calcext:value-type="float">
            <text:p>-307,1320632</text:p>
          </table:table-cell>
          <table:table-cell table:formula="of:=[.G237]*100" office:value-type="float" office:value="-1118.278585" calcext:value-type="float">
            <text:p>-1118,278585</text:p>
          </table:table-cell>
          <table:table-cell/>
          <table:table-cell table:formula="of:=[.I237]*0.067" office:value-type="float" office:value="14.4020084835" calcext:value-type="float">
            <text:p>14,4020084835</text:p>
          </table:table-cell>
          <table:table-cell table:formula="of:=[.J237]*0.067" office:value-type="float" office:value="-20.5778482344" calcext:value-type="float">
            <text:p>-20,5778482344</text:p>
          </table:table-cell>
          <table:table-cell table:formula="of:=[.K237]*0.067" office:value-type="float" office:value="-74.924665195" calcext:value-type="float">
            <text:p>-74,9246651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.457550088" calcext:value-type="float">
            <text:p>2,457550088</text:p>
          </table:table-cell>
          <table:table-cell office:value-type="float" office:value="-2.464249477" calcext:value-type="float">
            <text:p>-2,464249477</text:p>
          </table:table-cell>
          <table:table-cell office:value-type="float" office:value="-10.09962052" calcext:value-type="float">
            <text:p>-10,09962052</text:p>
          </table:table-cell>
          <table:table-cell/>
          <table:table-cell table:formula="of:=[.E238]*100" office:value-type="float" office:value="245.7550088" calcext:value-type="float">
            <text:p>245,7550088</text:p>
          </table:table-cell>
          <table:table-cell table:formula="of:=[.F238]*100" office:value-type="float" office:value="-246.4249477" calcext:value-type="float">
            <text:p>-246,4249477</text:p>
          </table:table-cell>
          <table:table-cell table:formula="of:=[.G238]*100" office:value-type="float" office:value="-1009.962052" calcext:value-type="float">
            <text:p>-1009,962052</text:p>
          </table:table-cell>
          <table:table-cell/>
          <table:table-cell table:formula="of:=[.I238]*0.067" office:value-type="float" office:value="16.4655855896" calcext:value-type="float">
            <text:p>16,4655855896</text:p>
          </table:table-cell>
          <table:table-cell table:formula="of:=[.J238]*0.067" office:value-type="float" office:value="-16.5104714959" calcext:value-type="float">
            <text:p>-16,5104714959</text:p>
          </table:table-cell>
          <table:table-cell table:formula="of:=[.K238]*0.067" office:value-type="float" office:value="-67.667457484" calcext:value-type="float">
            <text:p>-67,66745748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.102238598" calcext:value-type="float">
            <text:p>2,102238598</text:p>
          </table:table-cell>
          <table:table-cell office:value-type="float" office:value="-2.743086177" calcext:value-type="float">
            <text:p>-2,743086177</text:p>
          </table:table-cell>
          <table:table-cell office:value-type="float" office:value="-9.540211999" calcext:value-type="float">
            <text:p>-9,540211999</text:p>
          </table:table-cell>
          <table:table-cell/>
          <table:table-cell table:formula="of:=[.E239]*100" office:value-type="float" office:value="210.2238598" calcext:value-type="float">
            <text:p>210,2238598</text:p>
          </table:table-cell>
          <table:table-cell table:formula="of:=[.F239]*100" office:value-type="float" office:value="-274.3086177" calcext:value-type="float">
            <text:p>-274,3086177</text:p>
          </table:table-cell>
          <table:table-cell table:formula="of:=[.G239]*100" office:value-type="float" office:value="-954.0211999" calcext:value-type="float">
            <text:p>-954,0211999</text:p>
          </table:table-cell>
          <table:table-cell/>
          <table:table-cell table:formula="of:=[.I239]*0.067" office:value-type="float" office:value="14.0849986066" calcext:value-type="float">
            <text:p>14,0849986066</text:p>
          </table:table-cell>
          <table:table-cell table:formula="of:=[.J239]*0.067" office:value-type="float" office:value="-18.3786773859" calcext:value-type="float">
            <text:p>-18,3786773859</text:p>
          </table:table-cell>
          <table:table-cell table:formula="of:=[.K239]*0.067" office:value-type="float" office:value="-63.9194203933" calcext:value-type="float">
            <text:p>-63,91942039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.935803297" calcext:value-type="float">
            <text:p>2,935803297</text:p>
          </table:table-cell>
          <table:table-cell office:value-type="float" office:value="-2.372261214" calcext:value-type="float">
            <text:p>-2,372261214</text:p>
          </table:table-cell>
          <table:table-cell office:value-type="float" office:value="-8.943735638" calcext:value-type="float">
            <text:p>-8,943735638</text:p>
          </table:table-cell>
          <table:table-cell/>
          <table:table-cell table:formula="of:=[.E240]*100" office:value-type="float" office:value="293.5803297" calcext:value-type="float">
            <text:p>293,5803297</text:p>
          </table:table-cell>
          <table:table-cell table:formula="of:=[.F240]*100" office:value-type="float" office:value="-237.2261214" calcext:value-type="float">
            <text:p>-237,2261214</text:p>
          </table:table-cell>
          <table:table-cell table:formula="of:=[.G240]*100" office:value-type="float" office:value="-894.3735638" calcext:value-type="float">
            <text:p>-894,3735638</text:p>
          </table:table-cell>
          <table:table-cell/>
          <table:table-cell table:formula="of:=[.I240]*0.067" office:value-type="float" office:value="19.6698820899" calcext:value-type="float">
            <text:p>19,6698820899</text:p>
          </table:table-cell>
          <table:table-cell table:formula="of:=[.J240]*0.067" office:value-type="float" office:value="-15.8941501338" calcext:value-type="float">
            <text:p>-15,8941501338</text:p>
          </table:table-cell>
          <table:table-cell table:formula="of:=[.K240]*0.067" office:value-type="float" office:value="-59.9230287746" calcext:value-type="float">
            <text:p>-59,92302877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3.260295376" calcext:value-type="float">
            <text:p>3,260295376</text:p>
          </table:table-cell>
          <table:table-cell office:value-type="float" office:value="-1.253421904" calcext:value-type="float">
            <text:p>-1,253421904</text:p>
          </table:table-cell>
          <table:table-cell office:value-type="float" office:value="-7.439494157" calcext:value-type="float">
            <text:p>-7,439494157</text:p>
          </table:table-cell>
          <table:table-cell/>
          <table:table-cell table:formula="of:=[.E241]*100" office:value-type="float" office:value="326.0295376" calcext:value-type="float">
            <text:p>326,0295376</text:p>
          </table:table-cell>
          <table:table-cell table:formula="of:=[.F241]*100" office:value-type="float" office:value="-125.3421904" calcext:value-type="float">
            <text:p>-125,3421904</text:p>
          </table:table-cell>
          <table:table-cell table:formula="of:=[.G241]*100" office:value-type="float" office:value="-743.9494157" calcext:value-type="float">
            <text:p>-743,9494157</text:p>
          </table:table-cell>
          <table:table-cell/>
          <table:table-cell table:formula="of:=[.I241]*0.067" office:value-type="float" office:value="21.8439790192" calcext:value-type="float">
            <text:p>21,8439790192</text:p>
          </table:table-cell>
          <table:table-cell table:formula="of:=[.J241]*0.067" office:value-type="float" office:value="-8.3979267568" calcext:value-type="float">
            <text:p>-8,3979267568</text:p>
          </table:table-cell>
          <table:table-cell table:formula="of:=[.K241]*0.067" office:value-type="float" office:value="-49.8446108519" calcext:value-type="float">
            <text:p>-49,84461085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2.366226264" calcext:value-type="float">
            <text:p>2,366226264</text:p>
          </table:table-cell>
          <table:table-cell office:value-type="float" office:value="-1.712618588" calcext:value-type="float">
            <text:p>-1,712618588</text:p>
          </table:table-cell>
          <table:table-cell office:value-type="float" office:value="-6.921270934" calcext:value-type="float">
            <text:p>-6,921270934</text:p>
          </table:table-cell>
          <table:table-cell/>
          <table:table-cell table:formula="of:=[.E242]*100" office:value-type="float" office:value="236.6226264" calcext:value-type="float">
            <text:p>236,6226264</text:p>
          </table:table-cell>
          <table:table-cell table:formula="of:=[.F242]*100" office:value-type="float" office:value="-171.2618588" calcext:value-type="float">
            <text:p>-171,2618588</text:p>
          </table:table-cell>
          <table:table-cell table:formula="of:=[.G242]*100" office:value-type="float" office:value="-692.1270934" calcext:value-type="float">
            <text:p>-692,1270934</text:p>
          </table:table-cell>
          <table:table-cell/>
          <table:table-cell table:formula="of:=[.I242]*0.067" office:value-type="float" office:value="15.8537159688" calcext:value-type="float">
            <text:p>15,8537159688</text:p>
          </table:table-cell>
          <table:table-cell table:formula="of:=[.J242]*0.067" office:value-type="float" office:value="-11.4745445396" calcext:value-type="float">
            <text:p>-11,4745445396</text:p>
          </table:table-cell>
          <table:table-cell table:formula="of:=[.K242]*0.067" office:value-type="float" office:value="-46.3725152578" calcext:value-type="float">
            <text:p>-46,372515257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3.170240951" calcext:value-type="float">
            <text:p>3,170240951</text:p>
          </table:table-cell>
          <table:table-cell office:value-type="float" office:value="-1.355100884" calcext:value-type="float">
            <text:p>-1,355100884</text:p>
          </table:table-cell>
          <table:table-cell office:value-type="float" office:value="-6.246460312" calcext:value-type="float">
            <text:p>-6,246460312</text:p>
          </table:table-cell>
          <table:table-cell/>
          <table:table-cell table:formula="of:=[.E243]*100" office:value-type="float" office:value="317.0240951" calcext:value-type="float">
            <text:p>317,0240951</text:p>
          </table:table-cell>
          <table:table-cell table:formula="of:=[.F243]*100" office:value-type="float" office:value="-135.5100884" calcext:value-type="float">
            <text:p>-135,5100884</text:p>
          </table:table-cell>
          <table:table-cell table:formula="of:=[.G243]*100" office:value-type="float" office:value="-624.6460312" calcext:value-type="float">
            <text:p>-624,6460312</text:p>
          </table:table-cell>
          <table:table-cell/>
          <table:table-cell table:formula="of:=[.I243]*0.067" office:value-type="float" office:value="21.2406143717" calcext:value-type="float">
            <text:p>21,2406143717</text:p>
          </table:table-cell>
          <table:table-cell table:formula="of:=[.J243]*0.067" office:value-type="float" office:value="-9.0791759228" calcext:value-type="float">
            <text:p>-9,0791759228</text:p>
          </table:table-cell>
          <table:table-cell table:formula="of:=[.K243]*0.067" office:value-type="float" office:value="-41.8512840904" calcext:value-type="float">
            <text:p>-41,85128409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2.814834533" calcext:value-type="float">
            <text:p>2,814834533</text:p>
          </table:table-cell>
          <table:table-cell office:value-type="float" office:value="-1.118001004" calcext:value-type="float">
            <text:p>-1,118001004</text:p>
          </table:table-cell>
          <table:table-cell office:value-type="float" office:value="-4.375593166" calcext:value-type="float">
            <text:p>-4,375593166</text:p>
          </table:table-cell>
          <table:table-cell/>
          <table:table-cell table:formula="of:=[.E244]*100" office:value-type="float" office:value="281.4834533" calcext:value-type="float">
            <text:p>281,4834533</text:p>
          </table:table-cell>
          <table:table-cell table:formula="of:=[.F244]*100" office:value-type="float" office:value="-111.8001004" calcext:value-type="float">
            <text:p>-111,8001004</text:p>
          </table:table-cell>
          <table:table-cell table:formula="of:=[.G244]*100" office:value-type="float" office:value="-437.5593166" calcext:value-type="float">
            <text:p>-437,5593166</text:p>
          </table:table-cell>
          <table:table-cell/>
          <table:table-cell table:formula="of:=[.I244]*0.067" office:value-type="float" office:value="18.8593913711" calcext:value-type="float">
            <text:p>18,8593913711</text:p>
          </table:table-cell>
          <table:table-cell table:formula="of:=[.J244]*0.067" office:value-type="float" office:value="-7.4906067268" calcext:value-type="float">
            <text:p>-7,4906067268</text:p>
          </table:table-cell>
          <table:table-cell table:formula="of:=[.K244]*0.067" office:value-type="float" office:value="-29.3164742122" calcext:value-type="float">
            <text:p>-29,316474212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.107869525" calcext:value-type="float">
            <text:p>1,107869525</text:p>
          </table:table-cell>
          <table:table-cell office:value-type="float" office:value="-1.439830094" calcext:value-type="float">
            <text:p>-1,439830094</text:p>
          </table:table-cell>
          <table:table-cell office:value-type="float" office:value="-4.670516762" calcext:value-type="float">
            <text:p>-4,670516762</text:p>
          </table:table-cell>
          <table:table-cell/>
          <table:table-cell table:formula="of:=[.E245]*100" office:value-type="float" office:value="110.7869525" calcext:value-type="float">
            <text:p>110,7869525</text:p>
          </table:table-cell>
          <table:table-cell table:formula="of:=[.F245]*100" office:value-type="float" office:value="-143.9830094" calcext:value-type="float">
            <text:p>-143,9830094</text:p>
          </table:table-cell>
          <table:table-cell table:formula="of:=[.G245]*100" office:value-type="float" office:value="-467.0516762" calcext:value-type="float">
            <text:p>-467,0516762</text:p>
          </table:table-cell>
          <table:table-cell/>
          <table:table-cell table:formula="of:=[.I245]*0.067" office:value-type="float" office:value="7.4227258175" calcext:value-type="float">
            <text:p>7,4227258175</text:p>
          </table:table-cell>
          <table:table-cell table:formula="of:=[.J245]*0.067" office:value-type="float" office:value="-9.6468616298" calcext:value-type="float">
            <text:p>-9,6468616298</text:p>
          </table:table-cell>
          <table:table-cell table:formula="of:=[.K245]*0.067" office:value-type="float" office:value="-31.2924623054" calcext:value-type="float">
            <text:p>-31,292462305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2.562231405" calcext:value-type="float">
            <text:p>2,562231405</text:p>
          </table:table-cell>
          <table:table-cell office:value-type="float" office:value="-0.912666744" calcext:value-type="float">
            <text:p>-0,912666744</text:p>
          </table:table-cell>
          <table:table-cell office:value-type="float" office:value="-4.473011536" calcext:value-type="float">
            <text:p>-4,473011536</text:p>
          </table:table-cell>
          <table:table-cell/>
          <table:table-cell table:formula="of:=[.E246]*100" office:value-type="float" office:value="256.2231405" calcext:value-type="float">
            <text:p>256,2231405</text:p>
          </table:table-cell>
          <table:table-cell table:formula="of:=[.F246]*100" office:value-type="float" office:value="-91.2666744" calcext:value-type="float">
            <text:p>-91,2666744</text:p>
          </table:table-cell>
          <table:table-cell table:formula="of:=[.G246]*100" office:value-type="float" office:value="-447.3011536" calcext:value-type="float">
            <text:p>-447,3011536</text:p>
          </table:table-cell>
          <table:table-cell/>
          <table:table-cell table:formula="of:=[.I246]*0.067" office:value-type="float" office:value="17.1669504135" calcext:value-type="float">
            <text:p>17,1669504135</text:p>
          </table:table-cell>
          <table:table-cell table:formula="of:=[.J246]*0.067" office:value-type="float" office:value="-6.1148671848" calcext:value-type="float">
            <text:p>-6,1148671848</text:p>
          </table:table-cell>
          <table:table-cell table:formula="of:=[.K246]*0.067" office:value-type="float" office:value="-29.9691772912" calcext:value-type="float">
            <text:p>-29,969177291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2.275137597" calcext:value-type="float">
            <text:p>2,275137597</text:p>
          </table:table-cell>
          <table:table-cell office:value-type="float" office:value="-1.155869035" calcext:value-type="float">
            <text:p>-1,155869035</text:p>
          </table:table-cell>
          <table:table-cell office:value-type="float" office:value="-2.482498178" calcext:value-type="float">
            <text:p>-2,482498178</text:p>
          </table:table-cell>
          <table:table-cell/>
          <table:table-cell table:formula="of:=[.E247]*100" office:value-type="float" office:value="227.5137597" calcext:value-type="float">
            <text:p>227,5137597</text:p>
          </table:table-cell>
          <table:table-cell table:formula="of:=[.F247]*100" office:value-type="float" office:value="-115.5869035" calcext:value-type="float">
            <text:p>-115,5869035</text:p>
          </table:table-cell>
          <table:table-cell table:formula="of:=[.G247]*100" office:value-type="float" office:value="-248.2498178" calcext:value-type="float">
            <text:p>-248,2498178</text:p>
          </table:table-cell>
          <table:table-cell/>
          <table:table-cell table:formula="of:=[.I247]*0.067" office:value-type="float" office:value="15.2434218999" calcext:value-type="float">
            <text:p>15,2434218999</text:p>
          </table:table-cell>
          <table:table-cell table:formula="of:=[.J247]*0.067" office:value-type="float" office:value="-7.7443225345" calcext:value-type="float">
            <text:p>-7,7443225345</text:p>
          </table:table-cell>
          <table:table-cell table:formula="of:=[.K247]*0.067" office:value-type="float" office:value="-16.6327377926" calcext:value-type="float">
            <text:p>-16,632737792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0" calcext:value-type="float">
            <text:p>0</text:p>
          </table:table-cell>
          <table:table-cell office:value-type="float" office:value="-1.25946214" calcext:value-type="float">
            <text:p>-1,25946214</text:p>
          </table:table-cell>
          <table:table-cell office:value-type="float" office:value="-3.33514126" calcext:value-type="float">
            <text:p>-3,33514126</text:p>
          </table:table-cell>
          <table:table-cell/>
          <table:table-cell table:formula="of:=[.E248]*100" office:value-type="float" office:value="0" calcext:value-type="float">
            <text:p>0</text:p>
          </table:table-cell>
          <table:table-cell table:formula="of:=[.F248]*100" office:value-type="float" office:value="-125.946214" calcext:value-type="float">
            <text:p>-125,946214</text:p>
          </table:table-cell>
          <table:table-cell table:formula="of:=[.G248]*100" office:value-type="float" office:value="-333.514126" calcext:value-type="float">
            <text:p>-333,514126</text:p>
          </table:table-cell>
          <table:table-cell/>
          <table:table-cell table:formula="of:=[.I248]*0.067" office:value-type="float" office:value="0" calcext:value-type="float">
            <text:p>0</text:p>
          </table:table-cell>
          <table:table-cell table:formula="of:=[.J248]*0.067" office:value-type="float" office:value="-8.438396338" calcext:value-type="float">
            <text:p>-8,438396338</text:p>
          </table:table-cell>
          <table:table-cell table:formula="of:=[.K248]*0.067" office:value-type="float" office:value="-22.345446442" calcext:value-type="float">
            <text:p>-22,345446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0" calcext:value-type="float">
            <text:p>0</text:p>
          </table:table-cell>
          <table:table-cell office:value-type="float" office:value="-0.416295304" calcext:value-type="float">
            <text:p>-0,416295304</text:p>
          </table:table-cell>
          <table:table-cell office:value-type="float" office:value="-4.406134138" calcext:value-type="float">
            <text:p>-4,406134138</text:p>
          </table:table-cell>
          <table:table-cell/>
          <table:table-cell table:formula="of:=[.E249]*100" office:value-type="float" office:value="0" calcext:value-type="float">
            <text:p>0</text:p>
          </table:table-cell>
          <table:table-cell table:formula="of:=[.F249]*100" office:value-type="float" office:value="-41.6295304" calcext:value-type="float">
            <text:p>-41,6295304</text:p>
          </table:table-cell>
          <table:table-cell table:formula="of:=[.G249]*100" office:value-type="float" office:value="-440.6134138" calcext:value-type="float">
            <text:p>-440,6134138</text:p>
          </table:table-cell>
          <table:table-cell/>
          <table:table-cell table:formula="of:=[.I249]*0.067" office:value-type="float" office:value="0" calcext:value-type="float">
            <text:p>0</text:p>
          </table:table-cell>
          <table:table-cell table:formula="of:=[.J249]*0.067" office:value-type="float" office:value="-2.7891785368" calcext:value-type="float">
            <text:p>-2,7891785368</text:p>
          </table:table-cell>
          <table:table-cell table:formula="of:=[.K249]*0.067" office:value-type="float" office:value="-29.5210987246" calcext:value-type="float">
            <text:p>-29,52109872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0.130250474" calcext:value-type="float">
            <text:p>-0,130250474</text:p>
          </table:table-cell>
          <table:table-cell office:value-type="float" office:value="-0.478385974" calcext:value-type="float">
            <text:p>-0,478385974</text:p>
          </table:table-cell>
          <table:table-cell office:value-type="float" office:value="-4.388440933" calcext:value-type="float">
            <text:p>-4,388440933</text:p>
          </table:table-cell>
          <table:table-cell/>
          <table:table-cell table:formula="of:=[.E250]*100" office:value-type="float" office:value="-13.0250474" calcext:value-type="float">
            <text:p>-13,0250474</text:p>
          </table:table-cell>
          <table:table-cell table:formula="of:=[.F250]*100" office:value-type="float" office:value="-47.8385974" calcext:value-type="float">
            <text:p>-47,8385974</text:p>
          </table:table-cell>
          <table:table-cell table:formula="of:=[.G250]*100" office:value-type="float" office:value="-438.8440933" calcext:value-type="float">
            <text:p>-438,8440933</text:p>
          </table:table-cell>
          <table:table-cell/>
          <table:table-cell table:formula="of:=[.I250]*0.067" office:value-type="float" office:value="-0.8726781758" calcext:value-type="float">
            <text:p>-0,8726781758</text:p>
          </table:table-cell>
          <table:table-cell table:formula="of:=[.J250]*0.067" office:value-type="float" office:value="-3.2051860258" calcext:value-type="float">
            <text:p>-3,2051860258</text:p>
          </table:table-cell>
          <table:table-cell table:formula="of:=[.K250]*0.067" office:value-type="float" office:value="-29.4025542511" calcext:value-type="float">
            <text:p>-29,40255425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0.950376396" calcext:value-type="float">
            <text:p>-0,950376396</text:p>
          </table:table-cell>
          <table:table-cell office:value-type="float" office:value="-0.73192921" calcext:value-type="float">
            <text:p>-0,73192921</text:p>
          </table:table-cell>
          <table:table-cell office:value-type="float" office:value="-4.517425973" calcext:value-type="float">
            <text:p>-4,517425973</text:p>
          </table:table-cell>
          <table:table-cell/>
          <table:table-cell table:formula="of:=[.E251]*100" office:value-type="float" office:value="-95.0376396" calcext:value-type="float">
            <text:p>-95,0376396</text:p>
          </table:table-cell>
          <table:table-cell table:formula="of:=[.F251]*100" office:value-type="float" office:value="-73.192921" calcext:value-type="float">
            <text:p>-73,192921</text:p>
          </table:table-cell>
          <table:table-cell table:formula="of:=[.G251]*100" office:value-type="float" office:value="-451.7425973" calcext:value-type="float">
            <text:p>-451,7425973</text:p>
          </table:table-cell>
          <table:table-cell/>
          <table:table-cell table:formula="of:=[.I251]*0.067" office:value-type="float" office:value="-6.3675218532" calcext:value-type="float">
            <text:p>-6,3675218532</text:p>
          </table:table-cell>
          <table:table-cell table:formula="of:=[.J251]*0.067" office:value-type="float" office:value="-4.903925707" calcext:value-type="float">
            <text:p>-4,903925707</text:p>
          </table:table-cell>
          <table:table-cell table:formula="of:=[.K251]*0.067" office:value-type="float" office:value="-30.2667540191" calcext:value-type="float">
            <text:p>-30,26675401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.386032635" calcext:value-type="float">
            <text:p>-1,386032635</text:p>
          </table:table-cell>
          <table:table-cell office:value-type="float" office:value="-1.026106919" calcext:value-type="float">
            <text:p>-1,026106919</text:p>
          </table:table-cell>
          <table:table-cell office:value-type="float" office:value="-5.166346054" calcext:value-type="float">
            <text:p>-5,166346054</text:p>
          </table:table-cell>
          <table:table-cell/>
          <table:table-cell table:formula="of:=[.E252]*100" office:value-type="float" office:value="-138.6032635" calcext:value-type="float">
            <text:p>-138,6032635</text:p>
          </table:table-cell>
          <table:table-cell table:formula="of:=[.F252]*100" office:value-type="float" office:value="-102.6106919" calcext:value-type="float">
            <text:p>-102,6106919</text:p>
          </table:table-cell>
          <table:table-cell table:formula="of:=[.G252]*100" office:value-type="float" office:value="-516.6346054" calcext:value-type="float">
            <text:p>-516,6346054</text:p>
          </table:table-cell>
          <table:table-cell/>
          <table:table-cell table:formula="of:=[.I252]*0.067" office:value-type="float" office:value="-9.2864186545" calcext:value-type="float">
            <text:p>-9,2864186545</text:p>
          </table:table-cell>
          <table:table-cell table:formula="of:=[.J252]*0.067" office:value-type="float" office:value="-6.8749163573" calcext:value-type="float">
            <text:p>-6,8749163573</text:p>
          </table:table-cell>
          <table:table-cell table:formula="of:=[.K252]*0.067" office:value-type="float" office:value="-34.6145185618" calcext:value-type="float">
            <text:p>-34,61451856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.443489729" calcext:value-type="float">
            <text:p>-1,443489729</text:p>
          </table:table-cell>
          <table:table-cell office:value-type="float" office:value="-0.447967556" calcext:value-type="float">
            <text:p>-0,447967556</text:p>
          </table:table-cell>
          <table:table-cell office:value-type="float" office:value="-4.953306925" calcext:value-type="float">
            <text:p>-4,953306925</text:p>
          </table:table-cell>
          <table:table-cell/>
          <table:table-cell table:formula="of:=[.E253]*100" office:value-type="float" office:value="-144.3489729" calcext:value-type="float">
            <text:p>-144,3489729</text:p>
          </table:table-cell>
          <table:table-cell table:formula="of:=[.F253]*100" office:value-type="float" office:value="-44.7967556" calcext:value-type="float">
            <text:p>-44,7967556</text:p>
          </table:table-cell>
          <table:table-cell table:formula="of:=[.G253]*100" office:value-type="float" office:value="-495.3306925" calcext:value-type="float">
            <text:p>-495,3306925</text:p>
          </table:table-cell>
          <table:table-cell/>
          <table:table-cell table:formula="of:=[.I253]*0.067" office:value-type="float" office:value="-9.6713811843" calcext:value-type="float">
            <text:p>-9,6713811843</text:p>
          </table:table-cell>
          <table:table-cell table:formula="of:=[.J253]*0.067" office:value-type="float" office:value="-3.0013826252" calcext:value-type="float">
            <text:p>-3,0013826252</text:p>
          </table:table-cell>
          <table:table-cell table:formula="of:=[.K253]*0.067" office:value-type="float" office:value="-33.1871563975" calcext:value-type="float">
            <text:p>-33,18715639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2.984449714" calcext:value-type="float">
            <text:p>-2,984449714</text:p>
          </table:table-cell>
          <table:table-cell office:value-type="float" office:value="-0.942432792" calcext:value-type="float">
            <text:p>-0,942432792</text:p>
          </table:table-cell>
          <table:table-cell office:value-type="float" office:value="-5.551932791" calcext:value-type="float">
            <text:p>-5,551932791</text:p>
          </table:table-cell>
          <table:table-cell/>
          <table:table-cell table:formula="of:=[.E254]*100" office:value-type="float" office:value="-298.4449714" calcext:value-type="float">
            <text:p>-298,4449714</text:p>
          </table:table-cell>
          <table:table-cell table:formula="of:=[.F254]*100" office:value-type="float" office:value="-94.2432792" calcext:value-type="float">
            <text:p>-94,2432792</text:p>
          </table:table-cell>
          <table:table-cell table:formula="of:=[.G254]*100" office:value-type="float" office:value="-555.1932791" calcext:value-type="float">
            <text:p>-555,1932791</text:p>
          </table:table-cell>
          <table:table-cell/>
          <table:table-cell table:formula="of:=[.I254]*0.067" office:value-type="float" office:value="-19.9958130838" calcext:value-type="float">
            <text:p>-19,9958130838</text:p>
          </table:table-cell>
          <table:table-cell table:formula="of:=[.J254]*0.067" office:value-type="float" office:value="-6.3142997064" calcext:value-type="float">
            <text:p>-6,3142997064</text:p>
          </table:table-cell>
          <table:table-cell table:formula="of:=[.K254]*0.067" office:value-type="float" office:value="-37.1979496997" calcext:value-type="float">
            <text:p>-37,19794969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3.100262758" calcext:value-type="float">
            <text:p>-3,100262758</text:p>
          </table:table-cell>
          <table:table-cell office:value-type="float" office:value="-1.059821425" calcext:value-type="float">
            <text:p>-1,059821425</text:p>
          </table:table-cell>
          <table:table-cell office:value-type="float" office:value="-7.327168474" calcext:value-type="float">
            <text:p>-7,327168474</text:p>
          </table:table-cell>
          <table:table-cell/>
          <table:table-cell table:formula="of:=[.E255]*100" office:value-type="float" office:value="-310.0262758" calcext:value-type="float">
            <text:p>-310,0262758</text:p>
          </table:table-cell>
          <table:table-cell table:formula="of:=[.F255]*100" office:value-type="float" office:value="-105.9821425" calcext:value-type="float">
            <text:p>-105,9821425</text:p>
          </table:table-cell>
          <table:table-cell table:formula="of:=[.G255]*100" office:value-type="float" office:value="-732.7168474" calcext:value-type="float">
            <text:p>-732,7168474</text:p>
          </table:table-cell>
          <table:table-cell/>
          <table:table-cell table:formula="of:=[.I255]*0.067" office:value-type="float" office:value="-20.7717604786" calcext:value-type="float">
            <text:p>-20,7717604786</text:p>
          </table:table-cell>
          <table:table-cell table:formula="of:=[.J255]*0.067" office:value-type="float" office:value="-7.1008035475" calcext:value-type="float">
            <text:p>-7,1008035475</text:p>
          </table:table-cell>
          <table:table-cell table:formula="of:=[.K255]*0.067" office:value-type="float" office:value="-49.0920287758" calcext:value-type="float">
            <text:p>-49,09202877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2.148597041" calcext:value-type="float">
            <text:p>-2,148597041</text:p>
          </table:table-cell>
          <table:table-cell office:value-type="float" office:value="-0.912501988" calcext:value-type="float">
            <text:p>-0,912501988</text:p>
          </table:table-cell>
          <table:table-cell office:value-type="float" office:value="-7.430020522" calcext:value-type="float">
            <text:p>-7,430020522</text:p>
          </table:table-cell>
          <table:table-cell/>
          <table:table-cell table:formula="of:=[.E256]*100" office:value-type="float" office:value="-214.8597041" calcext:value-type="float">
            <text:p>-214,8597041</text:p>
          </table:table-cell>
          <table:table-cell table:formula="of:=[.F256]*100" office:value-type="float" office:value="-91.2501988" calcext:value-type="float">
            <text:p>-91,2501988</text:p>
          </table:table-cell>
          <table:table-cell table:formula="of:=[.G256]*100" office:value-type="float" office:value="-743.0020522" calcext:value-type="float">
            <text:p>-743,0020522</text:p>
          </table:table-cell>
          <table:table-cell/>
          <table:table-cell table:formula="of:=[.I256]*0.067" office:value-type="float" office:value="-14.3956001747" calcext:value-type="float">
            <text:p>-14,3956001747</text:p>
          </table:table-cell>
          <table:table-cell table:formula="of:=[.J256]*0.067" office:value-type="float" office:value="-6.1137633196" calcext:value-type="float">
            <text:p>-6,1137633196</text:p>
          </table:table-cell>
          <table:table-cell table:formula="of:=[.K256]*0.067" office:value-type="float" office:value="-49.7811374974" calcext:value-type="float">
            <text:p>-49,7811374974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3.32793885" calcext:value-type="float">
            <text:p>-3,32793885</text:p>
          </table:table-cell>
          <table:table-cell office:value-type="float" office:value="-1.41091263" calcext:value-type="float">
            <text:p>-1,41091263</text:p>
          </table:table-cell>
          <table:table-cell office:value-type="float" office:value="-8.160168894" calcext:value-type="float">
            <text:p>-8,160168894</text:p>
          </table:table-cell>
          <table:table-cell/>
          <table:table-cell table:formula="of:=[.E257]*100" office:value-type="float" office:value="-332.793885" calcext:value-type="float">
            <text:p>-332,793885</text:p>
          </table:table-cell>
          <table:table-cell table:formula="of:=[.F257]*100" office:value-type="float" office:value="-141.091263" calcext:value-type="float">
            <text:p>-141,091263</text:p>
          </table:table-cell>
          <table:table-cell table:formula="of:=[.G257]*100" office:value-type="float" office:value="-816.0168894" calcext:value-type="float">
            <text:p>-816,0168894</text:p>
          </table:table-cell>
          <table:table-cell/>
          <table:table-cell table:formula="of:=[.I257]*0.067" office:value-type="float" office:value="-22.297190295" calcext:value-type="float">
            <text:p>-22,297190295</text:p>
          </table:table-cell>
          <table:table-cell table:formula="of:=[.J257]*0.067" office:value-type="float" office:value="-9.453114621" calcext:value-type="float">
            <text:p>-9,453114621</text:p>
          </table:table-cell>
          <table:table-cell table:formula="of:=[.K257]*0.067" office:value-type="float" office:value="-54.6731315898" calcext:value-type="float">
            <text:p>-54,67313158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3.446737408" calcext:value-type="float">
            <text:p>-3,446737408</text:p>
          </table:table-cell>
          <table:table-cell office:value-type="float" office:value="-1.597380871" calcext:value-type="float">
            <text:p>-1,597380871</text:p>
          </table:table-cell>
          <table:table-cell office:value-type="float" office:value="-9.875879605" calcext:value-type="float">
            <text:p>-9,875879605</text:p>
          </table:table-cell>
          <table:table-cell/>
          <table:table-cell table:formula="of:=[.E258]*100" office:value-type="float" office:value="-344.6737408" calcext:value-type="float">
            <text:p>-344,6737408</text:p>
          </table:table-cell>
          <table:table-cell table:formula="of:=[.F258]*100" office:value-type="float" office:value="-159.7380871" calcext:value-type="float">
            <text:p>-159,7380871</text:p>
          </table:table-cell>
          <table:table-cell table:formula="of:=[.G258]*100" office:value-type="float" office:value="-987.5879605" calcext:value-type="float">
            <text:p>-987,5879605</text:p>
          </table:table-cell>
          <table:table-cell/>
          <table:table-cell table:formula="of:=[.I258]*0.067" office:value-type="float" office:value="-23.0931406336" calcext:value-type="float">
            <text:p>-23,0931406336</text:p>
          </table:table-cell>
          <table:table-cell table:formula="of:=[.J258]*0.067" office:value-type="float" office:value="-10.7024518357" calcext:value-type="float">
            <text:p>-10,7024518357</text:p>
          </table:table-cell>
          <table:table-cell table:formula="of:=[.K258]*0.067" office:value-type="float" office:value="-66.1683933535" calcext:value-type="float">
            <text:p>-66,16839335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.539414439" calcext:value-type="float">
            <text:p>-2,539414439</text:p>
          </table:table-cell>
          <table:table-cell office:value-type="float" office:value="-2.081547474" calcext:value-type="float">
            <text:p>-2,081547474</text:p>
          </table:table-cell>
          <table:table-cell office:value-type="float" office:value="-10.41512035" calcext:value-type="float">
            <text:p>-10,41512035</text:p>
          </table:table-cell>
          <table:table-cell/>
          <table:table-cell table:formula="of:=[.E259]*100" office:value-type="float" office:value="-253.9414439" calcext:value-type="float">
            <text:p>-253,9414439</text:p>
          </table:table-cell>
          <table:table-cell table:formula="of:=[.F259]*100" office:value-type="float" office:value="-208.1547474" calcext:value-type="float">
            <text:p>-208,1547474</text:p>
          </table:table-cell>
          <table:table-cell table:formula="of:=[.G259]*100" office:value-type="float" office:value="-1041.512035" calcext:value-type="float">
            <text:p>-1041,512035</text:p>
          </table:table-cell>
          <table:table-cell/>
          <table:table-cell table:formula="of:=[.I259]*0.067" office:value-type="float" office:value="-17.0140767413" calcext:value-type="float">
            <text:p>-17,0140767413</text:p>
          </table:table-cell>
          <table:table-cell table:formula="of:=[.J259]*0.067" office:value-type="float" office:value="-13.9463680758" calcext:value-type="float">
            <text:p>-13,9463680758</text:p>
          </table:table-cell>
          <table:table-cell table:formula="of:=[.K259]*0.067" office:value-type="float" office:value="-69.781306345" calcext:value-type="float">
            <text:p>-69,78130634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.630468994" calcext:value-type="float">
            <text:p>-2,630468994</text:p>
          </table:table-cell>
          <table:table-cell office:value-type="float" office:value="-2.987009744" calcext:value-type="float">
            <text:p>-2,987009744</text:p>
          </table:table-cell>
          <table:table-cell office:value-type="float" office:value="-11.22952824" calcext:value-type="float">
            <text:p>-11,22952824</text:p>
          </table:table-cell>
          <table:table-cell/>
          <table:table-cell table:formula="of:=[.E260]*100" office:value-type="float" office:value="-263.0468994" calcext:value-type="float">
            <text:p>-263,0468994</text:p>
          </table:table-cell>
          <table:table-cell table:formula="of:=[.F260]*100" office:value-type="float" office:value="-298.7009744" calcext:value-type="float">
            <text:p>-298,7009744</text:p>
          </table:table-cell>
          <table:table-cell table:formula="of:=[.G260]*100" office:value-type="float" office:value="-1122.952824" calcext:value-type="float">
            <text:p>-1122,952824</text:p>
          </table:table-cell>
          <table:table-cell/>
          <table:table-cell table:formula="of:=[.I260]*0.067" office:value-type="float" office:value="-17.6241422598" calcext:value-type="float">
            <text:p>-17,6241422598</text:p>
          </table:table-cell>
          <table:table-cell table:formula="of:=[.J260]*0.067" office:value-type="float" office:value="-20.0129652848" calcext:value-type="float">
            <text:p>-20,0129652848</text:p>
          </table:table-cell>
          <table:table-cell table:formula="of:=[.K260]*0.067" office:value-type="float" office:value="-75.237839208" calcext:value-type="float">
            <text:p>-75,2378392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2.180553253" calcext:value-type="float">
            <text:p>-2,180553253</text:p>
          </table:table-cell>
          <table:table-cell office:value-type="float" office:value="-2.914314628" calcext:value-type="float">
            <text:p>-2,914314628</text:p>
          </table:table-cell>
          <table:table-cell office:value-type="float" office:value="-12.25342422" calcext:value-type="float">
            <text:p>-12,25342422</text:p>
          </table:table-cell>
          <table:table-cell/>
          <table:table-cell table:formula="of:=[.E261]*100" office:value-type="float" office:value="-218.0553253" calcext:value-type="float">
            <text:p>-218,0553253</text:p>
          </table:table-cell>
          <table:table-cell table:formula="of:=[.F261]*100" office:value-type="float" office:value="-291.4314628" calcext:value-type="float">
            <text:p>-291,4314628</text:p>
          </table:table-cell>
          <table:table-cell table:formula="of:=[.G261]*100" office:value-type="float" office:value="-1225.342422" calcext:value-type="float">
            <text:p>-1225,342422</text:p>
          </table:table-cell>
          <table:table-cell/>
          <table:table-cell table:formula="of:=[.I261]*0.067" office:value-type="float" office:value="-14.6097067951" calcext:value-type="float">
            <text:p>-14,6097067951</text:p>
          </table:table-cell>
          <table:table-cell table:formula="of:=[.J261]*0.067" office:value-type="float" office:value="-19.5259080076" calcext:value-type="float">
            <text:p>-19,5259080076</text:p>
          </table:table-cell>
          <table:table-cell table:formula="of:=[.K261]*0.067" office:value-type="float" office:value="-82.097942274" calcext:value-type="float">
            <text:p>-82,0979422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1.348738163" calcext:value-type="float">
            <text:p>-1,348738163</text:p>
          </table:table-cell>
          <table:table-cell office:value-type="float" office:value="-2.861505133" calcext:value-type="float">
            <text:p>-2,861505133</text:p>
          </table:table-cell>
          <table:table-cell office:value-type="float" office:value="-12.68379538" calcext:value-type="float">
            <text:p>-12,68379538</text:p>
          </table:table-cell>
          <table:table-cell/>
          <table:table-cell table:formula="of:=[.E262]*100" office:value-type="float" office:value="-134.8738163" calcext:value-type="float">
            <text:p>-134,8738163</text:p>
          </table:table-cell>
          <table:table-cell table:formula="of:=[.F262]*100" office:value-type="float" office:value="-286.1505133" calcext:value-type="float">
            <text:p>-286,1505133</text:p>
          </table:table-cell>
          <table:table-cell table:formula="of:=[.G262]*100" office:value-type="float" office:value="-1268.379538" calcext:value-type="float">
            <text:p>-1268,379538</text:p>
          </table:table-cell>
          <table:table-cell/>
          <table:table-cell table:formula="of:=[.I262]*0.067" office:value-type="float" office:value="-9.0365456921" calcext:value-type="float">
            <text:p>-9,0365456921</text:p>
          </table:table-cell>
          <table:table-cell table:formula="of:=[.J262]*0.067" office:value-type="float" office:value="-19.1720843911" calcext:value-type="float">
            <text:p>-19,1720843911</text:p>
          </table:table-cell>
          <table:table-cell table:formula="of:=[.K262]*0.067" office:value-type="float" office:value="-84.981429046" calcext:value-type="float">
            <text:p>-84,98142904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0.819776015" calcext:value-type="float">
            <text:p>-0,819776015</text:p>
          </table:table-cell>
          <table:table-cell office:value-type="float" office:value="-3.084973094" calcext:value-type="float">
            <text:p>-3,084973094</text:p>
          </table:table-cell>
          <table:table-cell office:value-type="float" office:value="-13.04507554" calcext:value-type="float">
            <text:p>-13,04507554</text:p>
          </table:table-cell>
          <table:table-cell/>
          <table:table-cell table:formula="of:=[.E263]*100" office:value-type="float" office:value="-81.9776015" calcext:value-type="float">
            <text:p>-81,9776015</text:p>
          </table:table-cell>
          <table:table-cell table:formula="of:=[.F263]*100" office:value-type="float" office:value="-308.4973094" calcext:value-type="float">
            <text:p>-308,4973094</text:p>
          </table:table-cell>
          <table:table-cell table:formula="of:=[.G263]*100" office:value-type="float" office:value="-1304.507554" calcext:value-type="float">
            <text:p>-1304,507554</text:p>
          </table:table-cell>
          <table:table-cell/>
          <table:table-cell table:formula="of:=[.I263]*0.067" office:value-type="float" office:value="-5.4924993005" calcext:value-type="float">
            <text:p>-5,4924993005</text:p>
          </table:table-cell>
          <table:table-cell table:formula="of:=[.J263]*0.067" office:value-type="float" office:value="-20.6693197298" calcext:value-type="float">
            <text:p>-20,6693197298</text:p>
          </table:table-cell>
          <table:table-cell table:formula="of:=[.K263]*0.067" office:value-type="float" office:value="-87.402006118" calcext:value-type="float">
            <text:p>-87,40200611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0.209329127" calcext:value-type="float">
            <text:p>-0,209329127</text:p>
          </table:table-cell>
          <table:table-cell office:value-type="float" office:value="-3.039054554" calcext:value-type="float">
            <text:p>-3,039054554</text:p>
          </table:table-cell>
          <table:table-cell office:value-type="float" office:value="-13.25107238" calcext:value-type="float">
            <text:p>-13,25107238</text:p>
          </table:table-cell>
          <table:table-cell/>
          <table:table-cell table:formula="of:=[.E264]*100" office:value-type="float" office:value="-20.9329127" calcext:value-type="float">
            <text:p>-20,9329127</text:p>
          </table:table-cell>
          <table:table-cell table:formula="of:=[.F264]*100" office:value-type="float" office:value="-303.9054554" calcext:value-type="float">
            <text:p>-303,9054554</text:p>
          </table:table-cell>
          <table:table-cell table:formula="of:=[.G264]*100" office:value-type="float" office:value="-1325.107238" calcext:value-type="float">
            <text:p>-1325,107238</text:p>
          </table:table-cell>
          <table:table-cell/>
          <table:table-cell table:formula="of:=[.I264]*0.067" office:value-type="float" office:value="-1.4025051509" calcext:value-type="float">
            <text:p>-1,4025051509</text:p>
          </table:table-cell>
          <table:table-cell table:formula="of:=[.J264]*0.067" office:value-type="float" office:value="-20.3616655118" calcext:value-type="float">
            <text:p>-20,3616655118</text:p>
          </table:table-cell>
          <table:table-cell table:formula="of:=[.K264]*0.067" office:value-type="float" office:value="-88.782184946" calcext:value-type="float">
            <text:p>-88,7821849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0.405303814" calcext:value-type="float">
            <text:p>0,405303814</text:p>
          </table:table-cell>
          <table:table-cell office:value-type="float" office:value="-2.855941907" calcext:value-type="float">
            <text:p>-2,855941907</text:p>
          </table:table-cell>
          <table:table-cell office:value-type="float" office:value="-13.19749408" calcext:value-type="float">
            <text:p>-13,19749408</text:p>
          </table:table-cell>
          <table:table-cell/>
          <table:table-cell table:formula="of:=[.E265]*100" office:value-type="float" office:value="40.5303814" calcext:value-type="float">
            <text:p>40,5303814</text:p>
          </table:table-cell>
          <table:table-cell table:formula="of:=[.F265]*100" office:value-type="float" office:value="-285.5941907" calcext:value-type="float">
            <text:p>-285,5941907</text:p>
          </table:table-cell>
          <table:table-cell table:formula="of:=[.G265]*100" office:value-type="float" office:value="-1319.749408" calcext:value-type="float">
            <text:p>-1319,749408</text:p>
          </table:table-cell>
          <table:table-cell/>
          <table:table-cell table:formula="of:=[.I265]*0.067" office:value-type="float" office:value="2.7155355538" calcext:value-type="float">
            <text:p>2,7155355538</text:p>
          </table:table-cell>
          <table:table-cell table:formula="of:=[.J265]*0.067" office:value-type="float" office:value="-19.1348107769" calcext:value-type="float">
            <text:p>-19,1348107769</text:p>
          </table:table-cell>
          <table:table-cell table:formula="of:=[.K265]*0.067" office:value-type="float" office:value="-88.423210336" calcext:value-type="float">
            <text:p>-88,4232103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0.79253118" calcext:value-type="float">
            <text:p>0,79253118</text:p>
          </table:table-cell>
          <table:table-cell office:value-type="float" office:value="-2.695821307" calcext:value-type="float">
            <text:p>-2,695821307</text:p>
          </table:table-cell>
          <table:table-cell office:value-type="float" office:value="-13.00823041" calcext:value-type="float">
            <text:p>-13,00823041</text:p>
          </table:table-cell>
          <table:table-cell/>
          <table:table-cell table:formula="of:=[.E266]*100" office:value-type="float" office:value="79.253118" calcext:value-type="float">
            <text:p>79,253118</text:p>
          </table:table-cell>
          <table:table-cell table:formula="of:=[.F266]*100" office:value-type="float" office:value="-269.5821307" calcext:value-type="float">
            <text:p>-269,5821307</text:p>
          </table:table-cell>
          <table:table-cell table:formula="of:=[.G266]*100" office:value-type="float" office:value="-1300.823041" calcext:value-type="float">
            <text:p>-1300,823041</text:p>
          </table:table-cell>
          <table:table-cell/>
          <table:table-cell table:formula="of:=[.I266]*0.067" office:value-type="float" office:value="5.309958906" calcext:value-type="float">
            <text:p>5,309958906</text:p>
          </table:table-cell>
          <table:table-cell table:formula="of:=[.J266]*0.067" office:value-type="float" office:value="-18.0620027569" calcext:value-type="float">
            <text:p>-18,0620027569</text:p>
          </table:table-cell>
          <table:table-cell table:formula="of:=[.K266]*0.067" office:value-type="float" office:value="-87.155143747" calcext:value-type="float">
            <text:p>-87,15514374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1.335362147" calcext:value-type="float">
            <text:p>1,335362147</text:p>
          </table:table-cell>
          <table:table-cell office:value-type="float" office:value="-2.647400341" calcext:value-type="float">
            <text:p>-2,647400341</text:p>
          </table:table-cell>
          <table:table-cell office:value-type="float" office:value="-12.87350599" calcext:value-type="float">
            <text:p>-12,87350599</text:p>
          </table:table-cell>
          <table:table-cell/>
          <table:table-cell table:formula="of:=[.E267]*100" office:value-type="float" office:value="133.5362147" calcext:value-type="float">
            <text:p>133,5362147</text:p>
          </table:table-cell>
          <table:table-cell table:formula="of:=[.F267]*100" office:value-type="float" office:value="-264.7400341" calcext:value-type="float">
            <text:p>-264,7400341</text:p>
          </table:table-cell>
          <table:table-cell table:formula="of:=[.G267]*100" office:value-type="float" office:value="-1287.350599" calcext:value-type="float">
            <text:p>-1287,350599</text:p>
          </table:table-cell>
          <table:table-cell/>
          <table:table-cell table:formula="of:=[.I267]*0.067" office:value-type="float" office:value="8.9469263849" calcext:value-type="float">
            <text:p>8,9469263849</text:p>
          </table:table-cell>
          <table:table-cell table:formula="of:=[.J267]*0.067" office:value-type="float" office:value="-17.7375822847" calcext:value-type="float">
            <text:p>-17,7375822847</text:p>
          </table:table-cell>
          <table:table-cell table:formula="of:=[.K267]*0.067" office:value-type="float" office:value="-86.252490133" calcext:value-type="float">
            <text:p>-86,25249013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2.432357704" calcext:value-type="float">
            <text:p>2,432357704</text:p>
          </table:table-cell>
          <table:table-cell office:value-type="float" office:value="-2.389619824" calcext:value-type="float">
            <text:p>-2,389619824</text:p>
          </table:table-cell>
          <table:table-cell office:value-type="float" office:value="-12.22285307" calcext:value-type="float">
            <text:p>-12,22285307</text:p>
          </table:table-cell>
          <table:table-cell/>
          <table:table-cell table:formula="of:=[.E268]*100" office:value-type="float" office:value="243.2357704" calcext:value-type="float">
            <text:p>243,2357704</text:p>
          </table:table-cell>
          <table:table-cell table:formula="of:=[.F268]*100" office:value-type="float" office:value="-238.9619824" calcext:value-type="float">
            <text:p>-238,9619824</text:p>
          </table:table-cell>
          <table:table-cell table:formula="of:=[.G268]*100" office:value-type="float" office:value="-1222.285307" calcext:value-type="float">
            <text:p>-1222,285307</text:p>
          </table:table-cell>
          <table:table-cell/>
          <table:table-cell table:formula="of:=[.I268]*0.067" office:value-type="float" office:value="16.2967966168" calcext:value-type="float">
            <text:p>16,2967966168</text:p>
          </table:table-cell>
          <table:table-cell table:formula="of:=[.J268]*0.067" office:value-type="float" office:value="-16.0104528208" calcext:value-type="float">
            <text:p>-16,0104528208</text:p>
          </table:table-cell>
          <table:table-cell table:formula="of:=[.K268]*0.067" office:value-type="float" office:value="-81.893115569" calcext:value-type="float">
            <text:p>-81,8931155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.553567955" calcext:value-type="float">
            <text:p>2,553567955</text:p>
          </table:table-cell>
          <table:table-cell office:value-type="float" office:value="-2.333784578" calcext:value-type="float">
            <text:p>-2,333784578</text:p>
          </table:table-cell>
          <table:table-cell office:value-type="float" office:value="-11.00698576" calcext:value-type="float">
            <text:p>-11,00698576</text:p>
          </table:table-cell>
          <table:table-cell/>
          <table:table-cell table:formula="of:=[.E269]*100" office:value-type="float" office:value="255.3567955" calcext:value-type="float">
            <text:p>255,3567955</text:p>
          </table:table-cell>
          <table:table-cell table:formula="of:=[.F269]*100" office:value-type="float" office:value="-233.3784578" calcext:value-type="float">
            <text:p>-233,3784578</text:p>
          </table:table-cell>
          <table:table-cell table:formula="of:=[.G269]*100" office:value-type="float" office:value="-1100.698576" calcext:value-type="float">
            <text:p>-1100,698576</text:p>
          </table:table-cell>
          <table:table-cell/>
          <table:table-cell table:formula="of:=[.I269]*0.067" office:value-type="float" office:value="17.1089052985" calcext:value-type="float">
            <text:p>17,1089052985</text:p>
          </table:table-cell>
          <table:table-cell table:formula="of:=[.J269]*0.067" office:value-type="float" office:value="-15.6363566726" calcext:value-type="float">
            <text:p>-15,6363566726</text:p>
          </table:table-cell>
          <table:table-cell table:formula="of:=[.K269]*0.067" office:value-type="float" office:value="-73.746804592" calcext:value-type="float">
            <text:p>-73,74680459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.221462737" calcext:value-type="float">
            <text:p>2,221462737</text:p>
          </table:table-cell>
          <table:table-cell office:value-type="float" office:value="-2.364924662" calcext:value-type="float">
            <text:p>-2,364924662</text:p>
          </table:table-cell>
          <table:table-cell office:value-type="float" office:value="-10.63260359" calcext:value-type="float">
            <text:p>-10,63260359</text:p>
          </table:table-cell>
          <table:table-cell/>
          <table:table-cell table:formula="of:=[.E270]*100" office:value-type="float" office:value="222.1462737" calcext:value-type="float">
            <text:p>222,1462737</text:p>
          </table:table-cell>
          <table:table-cell table:formula="of:=[.F270]*100" office:value-type="float" office:value="-236.4924662" calcext:value-type="float">
            <text:p>-236,4924662</text:p>
          </table:table-cell>
          <table:table-cell table:formula="of:=[.G270]*100" office:value-type="float" office:value="-1063.260359" calcext:value-type="float">
            <text:p>-1063,260359</text:p>
          </table:table-cell>
          <table:table-cell/>
          <table:table-cell table:formula="of:=[.I270]*0.067" office:value-type="float" office:value="14.8838003379" calcext:value-type="float">
            <text:p>14,8838003379</text:p>
          </table:table-cell>
          <table:table-cell table:formula="of:=[.J270]*0.067" office:value-type="float" office:value="-15.8449952354" calcext:value-type="float">
            <text:p>-15,8449952354</text:p>
          </table:table-cell>
          <table:table-cell table:formula="of:=[.K270]*0.067" office:value-type="float" office:value="-71.238444053" calcext:value-type="float">
            <text:p>-71,23844405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3.54705001" calcext:value-type="float">
            <text:p>3,54705001</text:p>
          </table:table-cell>
          <table:table-cell office:value-type="float" office:value="-1.810162288" calcext:value-type="float">
            <text:p>-1,810162288</text:p>
          </table:table-cell>
          <table:table-cell office:value-type="float" office:value="-9.786605652" calcext:value-type="float">
            <text:p>-9,786605652</text:p>
          </table:table-cell>
          <table:table-cell/>
          <table:table-cell table:formula="of:=[.E271]*100" office:value-type="float" office:value="354.705001" calcext:value-type="float">
            <text:p>354,705001</text:p>
          </table:table-cell>
          <table:table-cell table:formula="of:=[.F271]*100" office:value-type="float" office:value="-181.0162288" calcext:value-type="float">
            <text:p>-181,0162288</text:p>
          </table:table-cell>
          <table:table-cell table:formula="of:=[.G271]*100" office:value-type="float" office:value="-978.6605652" calcext:value-type="float">
            <text:p>-978,6605652</text:p>
          </table:table-cell>
          <table:table-cell/>
          <table:table-cell table:formula="of:=[.I271]*0.067" office:value-type="float" office:value="23.765235067" calcext:value-type="float">
            <text:p>23,765235067</text:p>
          </table:table-cell>
          <table:table-cell table:formula="of:=[.J271]*0.067" office:value-type="float" office:value="-12.1280873296" calcext:value-type="float">
            <text:p>-12,1280873296</text:p>
          </table:table-cell>
          <table:table-cell table:formula="of:=[.K271]*0.067" office:value-type="float" office:value="-65.5702578684" calcext:value-type="float">
            <text:p>-65,570257868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3.625658454" calcext:value-type="float">
            <text:p>3,625658454</text:p>
          </table:table-cell>
          <table:table-cell office:value-type="float" office:value="-1.491014389" calcext:value-type="float">
            <text:p>-1,491014389</text:p>
          </table:table-cell>
          <table:table-cell office:value-type="float" office:value="-7.850641378" calcext:value-type="float">
            <text:p>-7,850641378</text:p>
          </table:table-cell>
          <table:table-cell/>
          <table:table-cell table:formula="of:=[.E272]*100" office:value-type="float" office:value="362.5658454" calcext:value-type="float">
            <text:p>362,5658454</text:p>
          </table:table-cell>
          <table:table-cell table:formula="of:=[.F272]*100" office:value-type="float" office:value="-149.1014389" calcext:value-type="float">
            <text:p>-149,1014389</text:p>
          </table:table-cell>
          <table:table-cell table:formula="of:=[.G272]*100" office:value-type="float" office:value="-785.0641378" calcext:value-type="float">
            <text:p>-785,0641378</text:p>
          </table:table-cell>
          <table:table-cell/>
          <table:table-cell table:formula="of:=[.I272]*0.067" office:value-type="float" office:value="24.2919116418" calcext:value-type="float">
            <text:p>24,2919116418</text:p>
          </table:table-cell>
          <table:table-cell table:formula="of:=[.J272]*0.067" office:value-type="float" office:value="-9.9897964063" calcext:value-type="float">
            <text:p>-9,9897964063</text:p>
          </table:table-cell>
          <table:table-cell table:formula="of:=[.K272]*0.067" office:value-type="float" office:value="-52.5992972326" calcext:value-type="float">
            <text:p>-52,599297232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2.683604365" calcext:value-type="float">
            <text:p>2,683604365</text:p>
          </table:table-cell>
          <table:table-cell office:value-type="float" office:value="-1.396231211" calcext:value-type="float">
            <text:p>-1,396231211</text:p>
          </table:table-cell>
          <table:table-cell office:value-type="float" office:value="-7.443082289" calcext:value-type="float">
            <text:p>-7,443082289</text:p>
          </table:table-cell>
          <table:table-cell/>
          <table:table-cell table:formula="of:=[.E273]*100" office:value-type="float" office:value="268.3604365" calcext:value-type="float">
            <text:p>268,3604365</text:p>
          </table:table-cell>
          <table:table-cell table:formula="of:=[.F273]*100" office:value-type="float" office:value="-139.6231211" calcext:value-type="float">
            <text:p>-139,6231211</text:p>
          </table:table-cell>
          <table:table-cell table:formula="of:=[.G273]*100" office:value-type="float" office:value="-744.3082289" calcext:value-type="float">
            <text:p>-744,3082289</text:p>
          </table:table-cell>
          <table:table-cell/>
          <table:table-cell table:formula="of:=[.I273]*0.067" office:value-type="float" office:value="17.9801492455" calcext:value-type="float">
            <text:p>17,9801492455</text:p>
          </table:table-cell>
          <table:table-cell table:formula="of:=[.J273]*0.067" office:value-type="float" office:value="-9.3547491137" calcext:value-type="float">
            <text:p>-9,3547491137</text:p>
          </table:table-cell>
          <table:table-cell table:formula="of:=[.K273]*0.067" office:value-type="float" office:value="-49.8686513363" calcext:value-type="float">
            <text:p>-49,868651336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3.388308458" calcext:value-type="float">
            <text:p>3,388308458</text:p>
          </table:table-cell>
          <table:table-cell office:value-type="float" office:value="-0.244720751" calcext:value-type="float">
            <text:p>-0,244720751</text:p>
          </table:table-cell>
          <table:table-cell office:value-type="float" office:value="-6.412997352" calcext:value-type="float">
            <text:p>-6,412997352</text:p>
          </table:table-cell>
          <table:table-cell/>
          <table:table-cell table:formula="of:=[.E274]*100" office:value-type="float" office:value="338.8308458" calcext:value-type="float">
            <text:p>338,8308458</text:p>
          </table:table-cell>
          <table:table-cell table:formula="of:=[.F274]*100" office:value-type="float" office:value="-24.4720751" calcext:value-type="float">
            <text:p>-24,4720751</text:p>
          </table:table-cell>
          <table:table-cell table:formula="of:=[.G274]*100" office:value-type="float" office:value="-641.2997352" calcext:value-type="float">
            <text:p>-641,2997352</text:p>
          </table:table-cell>
          <table:table-cell/>
          <table:table-cell table:formula="of:=[.I274]*0.067" office:value-type="float" office:value="22.7016666686" calcext:value-type="float">
            <text:p>22,7016666686</text:p>
          </table:table-cell>
          <table:table-cell table:formula="of:=[.J274]*0.067" office:value-type="float" office:value="-1.6396290317" calcext:value-type="float">
            <text:p>-1,6396290317</text:p>
          </table:table-cell>
          <table:table-cell table:formula="of:=[.K274]*0.067" office:value-type="float" office:value="-42.9670822584" calcext:value-type="float">
            <text:p>-42,967082258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2.617933498" calcext:value-type="float">
            <text:p>2,617933498</text:p>
          </table:table-cell>
          <table:table-cell office:value-type="float" office:value="-1.064146629" calcext:value-type="float">
            <text:p>-1,064146629</text:p>
          </table:table-cell>
          <table:table-cell office:value-type="float" office:value="-4.741318406" calcext:value-type="float">
            <text:p>-4,741318406</text:p>
          </table:table-cell>
          <table:table-cell/>
          <table:table-cell table:formula="of:=[.E275]*100" office:value-type="float" office:value="261.7933498" calcext:value-type="float">
            <text:p>261,7933498</text:p>
          </table:table-cell>
          <table:table-cell table:formula="of:=[.F275]*100" office:value-type="float" office:value="-106.4146629" calcext:value-type="float">
            <text:p>-106,4146629</text:p>
          </table:table-cell>
          <table:table-cell table:formula="of:=[.G275]*100" office:value-type="float" office:value="-474.1318406" calcext:value-type="float">
            <text:p>-474,1318406</text:p>
          </table:table-cell>
          <table:table-cell/>
          <table:table-cell table:formula="of:=[.I275]*0.067" office:value-type="float" office:value="17.5401544366" calcext:value-type="float">
            <text:p>17,5401544366</text:p>
          </table:table-cell>
          <table:table-cell table:formula="of:=[.J275]*0.067" office:value-type="float" office:value="-7.1297824143" calcext:value-type="float">
            <text:p>-7,1297824143</text:p>
          </table:table-cell>
          <table:table-cell table:formula="of:=[.K275]*0.067" office:value-type="float" office:value="-31.7668333202" calcext:value-type="float">
            <text:p>-31,766833320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.536506992" calcext:value-type="float">
            <text:p>1,536506992</text:p>
          </table:table-cell>
          <table:table-cell office:value-type="float" office:value="-1.164835026" calcext:value-type="float">
            <text:p>-1,164835026</text:p>
          </table:table-cell>
          <table:table-cell office:value-type="float" office:value="-5.119630474" calcext:value-type="float">
            <text:p>-5,119630474</text:p>
          </table:table-cell>
          <table:table-cell/>
          <table:table-cell table:formula="of:=[.E276]*100" office:value-type="float" office:value="153.6506992" calcext:value-type="float">
            <text:p>153,6506992</text:p>
          </table:table-cell>
          <table:table-cell table:formula="of:=[.F276]*100" office:value-type="float" office:value="-116.4835026" calcext:value-type="float">
            <text:p>-116,4835026</text:p>
          </table:table-cell>
          <table:table-cell table:formula="of:=[.G276]*100" office:value-type="float" office:value="-511.9630474" calcext:value-type="float">
            <text:p>-511,9630474</text:p>
          </table:table-cell>
          <table:table-cell/>
          <table:table-cell table:formula="of:=[.I276]*0.067" office:value-type="float" office:value="10.2945968464" calcext:value-type="float">
            <text:p>10,2945968464</text:p>
          </table:table-cell>
          <table:table-cell table:formula="of:=[.J276]*0.067" office:value-type="float" office:value="-7.8043946742" calcext:value-type="float">
            <text:p>-7,8043946742</text:p>
          </table:table-cell>
          <table:table-cell table:formula="of:=[.K276]*0.067" office:value-type="float" office:value="-34.3015241758" calcext:value-type="float">
            <text:p>-34,301524175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2.702606898" calcext:value-type="float">
            <text:p>2,702606898</text:p>
          </table:table-cell>
          <table:table-cell office:value-type="float" office:value="0.249808968" calcext:value-type="float">
            <text:p>0,249808968</text:p>
          </table:table-cell>
          <table:table-cell office:value-type="float" office:value="-4.440315025" calcext:value-type="float">
            <text:p>-4,440315025</text:p>
          </table:table-cell>
          <table:table-cell/>
          <table:table-cell table:formula="of:=[.E277]*100" office:value-type="float" office:value="270.2606898" calcext:value-type="float">
            <text:p>270,2606898</text:p>
          </table:table-cell>
          <table:table-cell table:formula="of:=[.F277]*100" office:value-type="float" office:value="24.9808968" calcext:value-type="float">
            <text:p>24,9808968</text:p>
          </table:table-cell>
          <table:table-cell table:formula="of:=[.G277]*100" office:value-type="float" office:value="-444.0315025" calcext:value-type="float">
            <text:p>-444,0315025</text:p>
          </table:table-cell>
          <table:table-cell/>
          <table:table-cell table:formula="of:=[.I277]*0.067" office:value-type="float" office:value="18.1074662166" calcext:value-type="float">
            <text:p>18,1074662166</text:p>
          </table:table-cell>
          <table:table-cell table:formula="of:=[.J277]*0.067" office:value-type="float" office:value="1.6737200856" calcext:value-type="float">
            <text:p>1,6737200856</text:p>
          </table:table-cell>
          <table:table-cell table:formula="of:=[.K277]*0.067" office:value-type="float" office:value="-29.7501106675" calcext:value-type="float">
            <text:p>-29,75011066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1.905474647" calcext:value-type="float">
            <text:p>1,905474647</text:p>
          </table:table-cell>
          <table:table-cell office:value-type="float" office:value="-0.949205711" calcext:value-type="float">
            <text:p>-0,949205711</text:p>
          </table:table-cell>
          <table:table-cell office:value-type="float" office:value="-3.006894361" calcext:value-type="float">
            <text:p>-3,006894361</text:p>
          </table:table-cell>
          <table:table-cell/>
          <table:table-cell table:formula="of:=[.E278]*100" office:value-type="float" office:value="190.5474647" calcext:value-type="float">
            <text:p>190,5474647</text:p>
          </table:table-cell>
          <table:table-cell table:formula="of:=[.F278]*100" office:value-type="float" office:value="-94.9205711" calcext:value-type="float">
            <text:p>-94,9205711</text:p>
          </table:table-cell>
          <table:table-cell table:formula="of:=[.G278]*100" office:value-type="float" office:value="-300.6894361" calcext:value-type="float">
            <text:p>-300,6894361</text:p>
          </table:table-cell>
          <table:table-cell/>
          <table:table-cell table:formula="of:=[.I278]*0.067" office:value-type="float" office:value="12.7666801349" calcext:value-type="float">
            <text:p>12,7666801349</text:p>
          </table:table-cell>
          <table:table-cell table:formula="of:=[.J278]*0.067" office:value-type="float" office:value="-6.3596782637" calcext:value-type="float">
            <text:p>-6,3596782637</text:p>
          </table:table-cell>
          <table:table-cell table:formula="of:=[.K278]*0.067" office:value-type="float" office:value="-20.1461922187" calcext:value-type="float">
            <text:p>-20,146192218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0" calcext:value-type="float">
            <text:p>0</text:p>
          </table:table-cell>
          <table:table-cell office:value-type="float" office:value="-1.03678187" calcext:value-type="float">
            <text:p>-1,03678187</text:p>
          </table:table-cell>
          <table:table-cell office:value-type="float" office:value="-3.715011079" calcext:value-type="float">
            <text:p>-3,715011079</text:p>
          </table:table-cell>
          <table:table-cell/>
          <table:table-cell table:formula="of:=[.E279]*100" office:value-type="float" office:value="0" calcext:value-type="float">
            <text:p>0</text:p>
          </table:table-cell>
          <table:table-cell table:formula="of:=[.F279]*100" office:value-type="float" office:value="-103.678187" calcext:value-type="float">
            <text:p>-103,678187</text:p>
          </table:table-cell>
          <table:table-cell table:formula="of:=[.G279]*100" office:value-type="float" office:value="-371.5011079" calcext:value-type="float">
            <text:p>-371,5011079</text:p>
          </table:table-cell>
          <table:table-cell/>
          <table:table-cell table:formula="of:=[.I279]*0.067" office:value-type="float" office:value="0" calcext:value-type="float">
            <text:p>0</text:p>
          </table:table-cell>
          <table:table-cell table:formula="of:=[.J279]*0.067" office:value-type="float" office:value="-6.946438529" calcext:value-type="float">
            <text:p>-6,946438529</text:p>
          </table:table-cell>
          <table:table-cell table:formula="of:=[.K279]*0.067" office:value-type="float" office:value="-24.8905742293" calcext:value-type="float">
            <text:p>-24,8905742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0" calcext:value-type="float">
            <text:p>0</text:p>
          </table:table-cell>
          <table:table-cell office:value-type="float" office:value="0.025811561" calcext:value-type="float">
            <text:p>0,025811561</text:p>
          </table:table-cell>
          <table:table-cell office:value-type="float" office:value="-4.34623344" calcext:value-type="float">
            <text:p>-4,34623344</text:p>
          </table:table-cell>
          <table:table-cell/>
          <table:table-cell table:formula="of:=[.E280]*100" office:value-type="float" office:value="0" calcext:value-type="float">
            <text:p>0</text:p>
          </table:table-cell>
          <table:table-cell table:formula="of:=[.F280]*100" office:value-type="float" office:value="2.5811561" calcext:value-type="float">
            <text:p>2,5811561</text:p>
          </table:table-cell>
          <table:table-cell table:formula="of:=[.G280]*100" office:value-type="float" office:value="-434.623344" calcext:value-type="float">
            <text:p>-434,623344</text:p>
          </table:table-cell>
          <table:table-cell/>
          <table:table-cell table:formula="of:=[.I280]*0.067" office:value-type="float" office:value="0" calcext:value-type="float">
            <text:p>0</text:p>
          </table:table-cell>
          <table:table-cell table:formula="of:=[.J280]*0.067" office:value-type="float" office:value="0.1729374587" calcext:value-type="float">
            <text:p>0,1729374587</text:p>
          </table:table-cell>
          <table:table-cell table:formula="of:=[.K280]*0.067" office:value-type="float" office:value="-29.119764048" calcext:value-type="float">
            <text:p>-29,1197640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0.316459576" calcext:value-type="float">
            <text:p>-0,316459576</text:p>
          </table:table-cell>
          <table:table-cell office:value-type="float" office:value="-0.020566207" calcext:value-type="float">
            <text:p>-0,020566207</text:p>
          </table:table-cell>
          <table:table-cell office:value-type="float" office:value="-4.353085344" calcext:value-type="float">
            <text:p>-4,353085344</text:p>
          </table:table-cell>
          <table:table-cell/>
          <table:table-cell table:formula="of:=[.E281]*100" office:value-type="float" office:value="-31.6459576" calcext:value-type="float">
            <text:p>-31,6459576</text:p>
          </table:table-cell>
          <table:table-cell table:formula="of:=[.F281]*100" office:value-type="float" office:value="-2.0566207" calcext:value-type="float">
            <text:p>-2,0566207</text:p>
          </table:table-cell>
          <table:table-cell table:formula="of:=[.G281]*100" office:value-type="float" office:value="-435.3085344" calcext:value-type="float">
            <text:p>-435,3085344</text:p>
          </table:table-cell>
          <table:table-cell/>
          <table:table-cell table:formula="of:=[.I281]*0.067" office:value-type="float" office:value="-2.1202791592" calcext:value-type="float">
            <text:p>-2,1202791592</text:p>
          </table:table-cell>
          <table:table-cell table:formula="of:=[.J281]*0.067" office:value-type="float" office:value="-0.1377935869" calcext:value-type="float">
            <text:p>-0,1377935869</text:p>
          </table:table-cell>
          <table:table-cell table:formula="of:=[.K281]*0.067" office:value-type="float" office:value="-29.1656718048" calcext:value-type="float">
            <text:p>-29,16567180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1.071604685" calcext:value-type="float">
            <text:p>-1,071604685</text:p>
          </table:table-cell>
          <table:table-cell office:value-type="float" office:value="-0.379680589" calcext:value-type="float">
            <text:p>-0,379680589</text:p>
          </table:table-cell>
          <table:table-cell office:value-type="float" office:value="-4.646925747" calcext:value-type="float">
            <text:p>-4,646925747</text:p>
          </table:table-cell>
          <table:table-cell/>
          <table:table-cell table:formula="of:=[.E282]*100" office:value-type="float" office:value="-107.1604685" calcext:value-type="float">
            <text:p>-107,1604685</text:p>
          </table:table-cell>
          <table:table-cell table:formula="of:=[.F282]*100" office:value-type="float" office:value="-37.9680589" calcext:value-type="float">
            <text:p>-37,9680589</text:p>
          </table:table-cell>
          <table:table-cell table:formula="of:=[.G282]*100" office:value-type="float" office:value="-464.6925747" calcext:value-type="float">
            <text:p>-464,6925747</text:p>
          </table:table-cell>
          <table:table-cell/>
          <table:table-cell table:formula="of:=[.I282]*0.067" office:value-type="float" office:value="-7.1797513895" calcext:value-type="float">
            <text:p>-7,1797513895</text:p>
          </table:table-cell>
          <table:table-cell table:formula="of:=[.J282]*0.067" office:value-type="float" office:value="-2.5438599463" calcext:value-type="float">
            <text:p>-2,5438599463</text:p>
          </table:table-cell>
          <table:table-cell table:formula="of:=[.K282]*0.067" office:value-type="float" office:value="-31.1344025049" calcext:value-type="float">
            <text:p>-31,13440250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.198780728" calcext:value-type="float">
            <text:p>-1,198780728</text:p>
          </table:table-cell>
          <table:table-cell office:value-type="float" office:value="0.03435734" calcext:value-type="float">
            <text:p>0,03435734</text:p>
          </table:table-cell>
          <table:table-cell office:value-type="float" office:value="-5.254945745" calcext:value-type="float">
            <text:p>-5,254945745</text:p>
          </table:table-cell>
          <table:table-cell/>
          <table:table-cell table:formula="of:=[.E283]*100" office:value-type="float" office:value="-119.8780728" calcext:value-type="float">
            <text:p>-119,8780728</text:p>
          </table:table-cell>
          <table:table-cell table:formula="of:=[.F283]*100" office:value-type="float" office:value="3.435734" calcext:value-type="float">
            <text:p>3,435734</text:p>
          </table:table-cell>
          <table:table-cell table:formula="of:=[.G283]*100" office:value-type="float" office:value="-525.4945745" calcext:value-type="float">
            <text:p>-525,4945745</text:p>
          </table:table-cell>
          <table:table-cell/>
          <table:table-cell table:formula="of:=[.I283]*0.067" office:value-type="float" office:value="-8.0318308776" calcext:value-type="float">
            <text:p>-8,0318308776</text:p>
          </table:table-cell>
          <table:table-cell table:formula="of:=[.J283]*0.067" office:value-type="float" office:value="0.230194178" calcext:value-type="float">
            <text:p>0,230194178</text:p>
          </table:table-cell>
          <table:table-cell table:formula="of:=[.K283]*0.067" office:value-type="float" office:value="-35.2081364915" calcext:value-type="float">
            <text:p>-35,20813649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.669029578" calcext:value-type="float">
            <text:p>-1,669029578</text:p>
          </table:table-cell>
          <table:table-cell office:value-type="float" office:value="0.080037018" calcext:value-type="float">
            <text:p>0,080037018</text:p>
          </table:table-cell>
          <table:table-cell office:value-type="float" office:value="-4.899578974" calcext:value-type="float">
            <text:p>-4,899578974</text:p>
          </table:table-cell>
          <table:table-cell/>
          <table:table-cell table:formula="of:=[.E284]*100" office:value-type="float" office:value="-166.9029578" calcext:value-type="float">
            <text:p>-166,9029578</text:p>
          </table:table-cell>
          <table:table-cell table:formula="of:=[.F284]*100" office:value-type="float" office:value="8.0037018" calcext:value-type="float">
            <text:p>8,0037018</text:p>
          </table:table-cell>
          <table:table-cell table:formula="of:=[.G284]*100" office:value-type="float" office:value="-489.9578974" calcext:value-type="float">
            <text:p>-489,9578974</text:p>
          </table:table-cell>
          <table:table-cell/>
          <table:table-cell table:formula="of:=[.I284]*0.067" office:value-type="float" office:value="-11.1824981726" calcext:value-type="float">
            <text:p>-11,1824981726</text:p>
          </table:table-cell>
          <table:table-cell table:formula="of:=[.J284]*0.067" office:value-type="float" office:value="0.5362480206" calcext:value-type="float">
            <text:p>0,5362480206</text:p>
          </table:table-cell>
          <table:table-cell table:formula="of:=[.K284]*0.067" office:value-type="float" office:value="-32.8271791258" calcext:value-type="float">
            <text:p>-32,82717912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3.147960238" calcext:value-type="float">
            <text:p>-3,147960238</text:p>
          </table:table-cell>
          <table:table-cell office:value-type="float" office:value="-1.011527248" calcext:value-type="float">
            <text:p>-1,011527248</text:p>
          </table:table-cell>
          <table:table-cell office:value-type="float" office:value="-5.888799534" calcext:value-type="float">
            <text:p>-5,888799534</text:p>
          </table:table-cell>
          <table:table-cell/>
          <table:table-cell table:formula="of:=[.E285]*100" office:value-type="float" office:value="-314.7960238" calcext:value-type="float">
            <text:p>-314,7960238</text:p>
          </table:table-cell>
          <table:table-cell table:formula="of:=[.F285]*100" office:value-type="float" office:value="-101.1527248" calcext:value-type="float">
            <text:p>-101,1527248</text:p>
          </table:table-cell>
          <table:table-cell table:formula="of:=[.G285]*100" office:value-type="float" office:value="-588.8799534" calcext:value-type="float">
            <text:p>-588,8799534</text:p>
          </table:table-cell>
          <table:table-cell/>
          <table:table-cell table:formula="of:=[.I285]*0.067" office:value-type="float" office:value="-21.0913335946" calcext:value-type="float">
            <text:p>-21,0913335946</text:p>
          </table:table-cell>
          <table:table-cell table:formula="of:=[.J285]*0.067" office:value-type="float" office:value="-6.7772325616" calcext:value-type="float">
            <text:p>-6,7772325616</text:p>
          </table:table-cell>
          <table:table-cell table:formula="of:=[.K285]*0.067" office:value-type="float" office:value="-39.4549568778" calcext:value-type="float">
            <text:p>-39,45495687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.921261962" calcext:value-type="float">
            <text:p>-2,921261962</text:p>
          </table:table-cell>
          <table:table-cell office:value-type="float" office:value="-0.174334576" calcext:value-type="float">
            <text:p>-0,174334576</text:p>
          </table:table-cell>
          <table:table-cell office:value-type="float" office:value="-7.38248656" calcext:value-type="float">
            <text:p>-7,38248656</text:p>
          </table:table-cell>
          <table:table-cell/>
          <table:table-cell table:formula="of:=[.E286]*100" office:value-type="float" office:value="-292.1261962" calcext:value-type="float">
            <text:p>-292,1261962</text:p>
          </table:table-cell>
          <table:table-cell table:formula="of:=[.F286]*100" office:value-type="float" office:value="-17.4334576" calcext:value-type="float">
            <text:p>-17,4334576</text:p>
          </table:table-cell>
          <table:table-cell table:formula="of:=[.G286]*100" office:value-type="float" office:value="-738.248656" calcext:value-type="float">
            <text:p>-738,248656</text:p>
          </table:table-cell>
          <table:table-cell/>
          <table:table-cell table:formula="of:=[.I286]*0.067" office:value-type="float" office:value="-19.5724551454" calcext:value-type="float">
            <text:p>-19,5724551454</text:p>
          </table:table-cell>
          <table:table-cell table:formula="of:=[.J286]*0.067" office:value-type="float" office:value="-1.1680416592" calcext:value-type="float">
            <text:p>-1,1680416592</text:p>
          </table:table-cell>
          <table:table-cell table:formula="of:=[.K286]*0.067" office:value-type="float" office:value="-49.462659952" calcext:value-type="float">
            <text:p>-49,4626599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.595177316" calcext:value-type="float">
            <text:p>-2,595177316</text:p>
          </table:table-cell>
          <table:table-cell office:value-type="float" office:value="-0.307688143" calcext:value-type="float">
            <text:p>-0,307688143</text:p>
          </table:table-cell>
          <table:table-cell office:value-type="float" office:value="-7.435659488" calcext:value-type="float">
            <text:p>-7,435659488</text:p>
          </table:table-cell>
          <table:table-cell/>
          <table:table-cell table:formula="of:=[.E287]*100" office:value-type="float" office:value="-259.5177316" calcext:value-type="float">
            <text:p>-259,5177316</text:p>
          </table:table-cell>
          <table:table-cell table:formula="of:=[.F287]*100" office:value-type="float" office:value="-30.7688143" calcext:value-type="float">
            <text:p>-30,7688143</text:p>
          </table:table-cell>
          <table:table-cell table:formula="of:=[.G287]*100" office:value-type="float" office:value="-743.5659488" calcext:value-type="float">
            <text:p>-743,5659488</text:p>
          </table:table-cell>
          <table:table-cell/>
          <table:table-cell table:formula="of:=[.I287]*0.067" office:value-type="float" office:value="-17.3876880172" calcext:value-type="float">
            <text:p>-17,3876880172</text:p>
          </table:table-cell>
          <table:table-cell table:formula="of:=[.J287]*0.067" office:value-type="float" office:value="-2.0615105581" calcext:value-type="float">
            <text:p>-2,0615105581</text:p>
          </table:table-cell>
          <table:table-cell table:formula="of:=[.K287]*0.067" office:value-type="float" office:value="-49.8189185696" calcext:value-type="float">
            <text:p>-49,81891856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3.705469936" calcext:value-type="float">
            <text:p>-3,705469936</text:p>
          </table:table-cell>
          <table:table-cell office:value-type="float" office:value="-1.434809577" calcext:value-type="float">
            <text:p>-1,434809577</text:p>
          </table:table-cell>
          <table:table-cell office:value-type="float" office:value="-8.517275707" calcext:value-type="float">
            <text:p>-8,517275707</text:p>
          </table:table-cell>
          <table:table-cell/>
          <table:table-cell table:formula="of:=[.E288]*100" office:value-type="float" office:value="-370.5469936" calcext:value-type="float">
            <text:p>-370,5469936</text:p>
          </table:table-cell>
          <table:table-cell table:formula="of:=[.F288]*100" office:value-type="float" office:value="-143.4809577" calcext:value-type="float">
            <text:p>-143,4809577</text:p>
          </table:table-cell>
          <table:table-cell table:formula="of:=[.G288]*100" office:value-type="float" office:value="-851.7275707" calcext:value-type="float">
            <text:p>-851,7275707</text:p>
          </table:table-cell>
          <table:table-cell/>
          <table:table-cell table:formula="of:=[.I288]*0.067" office:value-type="float" office:value="-24.8266485712" calcext:value-type="float">
            <text:p>-24,8266485712</text:p>
          </table:table-cell>
          <table:table-cell table:formula="of:=[.J288]*0.067" office:value-type="float" office:value="-9.6132241659" calcext:value-type="float">
            <text:p>-9,6132241659</text:p>
          </table:table-cell>
          <table:table-cell table:formula="of:=[.K288]*0.067" office:value-type="float" office:value="-57.0657472369" calcext:value-type="float">
            <text:p>-57,0657472369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3.666931475" calcext:value-type="float">
            <text:p>-3,666931475</text:p>
          </table:table-cell>
          <table:table-cell office:value-type="float" office:value="-1.002422595" calcext:value-type="float">
            <text:p>-1,002422595</text:p>
          </table:table-cell>
          <table:table-cell office:value-type="float" office:value="-10.08003524" calcext:value-type="float">
            <text:p>-10,08003524</text:p>
          </table:table-cell>
          <table:table-cell/>
          <table:table-cell table:formula="of:=[.E289]*100" office:value-type="float" office:value="-366.6931475" calcext:value-type="float">
            <text:p>-366,6931475</text:p>
          </table:table-cell>
          <table:table-cell table:formula="of:=[.F289]*100" office:value-type="float" office:value="-100.2422595" calcext:value-type="float">
            <text:p>-100,2422595</text:p>
          </table:table-cell>
          <table:table-cell table:formula="of:=[.G289]*100" office:value-type="float" office:value="-1008.003524" calcext:value-type="float">
            <text:p>-1008,003524</text:p>
          </table:table-cell>
          <table:table-cell/>
          <table:table-cell table:formula="of:=[.I289]*0.067" office:value-type="float" office:value="-24.5684408825" calcext:value-type="float">
            <text:p>-24,5684408825</text:p>
          </table:table-cell>
          <table:table-cell table:formula="of:=[.J289]*0.067" office:value-type="float" office:value="-6.7162313865" calcext:value-type="float">
            <text:p>-6,7162313865</text:p>
          </table:table-cell>
          <table:table-cell table:formula="of:=[.K289]*0.067" office:value-type="float" office:value="-67.536236108" calcext:value-type="float">
            <text:p>-67,5362361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3.348939443" calcext:value-type="float">
            <text:p>-3,348939443</text:p>
          </table:table-cell>
          <table:table-cell office:value-type="float" office:value="-1.238958743" calcext:value-type="float">
            <text:p>-1,238958743</text:p>
          </table:table-cell>
          <table:table-cell office:value-type="float" office:value="-10.92117048" calcext:value-type="float">
            <text:p>-10,92117048</text:p>
          </table:table-cell>
          <table:table-cell/>
          <table:table-cell table:formula="of:=[.E290]*100" office:value-type="float" office:value="-334.8939443" calcext:value-type="float">
            <text:p>-334,8939443</text:p>
          </table:table-cell>
          <table:table-cell table:formula="of:=[.F290]*100" office:value-type="float" office:value="-123.8958743" calcext:value-type="float">
            <text:p>-123,8958743</text:p>
          </table:table-cell>
          <table:table-cell table:formula="of:=[.G290]*100" office:value-type="float" office:value="-1092.117048" calcext:value-type="float">
            <text:p>-1092,117048</text:p>
          </table:table-cell>
          <table:table-cell/>
          <table:table-cell table:formula="of:=[.I290]*0.067" office:value-type="float" office:value="-22.4378942681" calcext:value-type="float">
            <text:p>-22,4378942681</text:p>
          </table:table-cell>
          <table:table-cell table:formula="of:=[.J290]*0.067" office:value-type="float" office:value="-8.3010235781" calcext:value-type="float">
            <text:p>-8,3010235781</text:p>
          </table:table-cell>
          <table:table-cell table:formula="of:=[.K290]*0.067" office:value-type="float" office:value="-73.171842216" calcext:value-type="float">
            <text:p>-73,1718422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3.024601945" calcext:value-type="float">
            <text:p>-3,024601945</text:p>
          </table:table-cell>
          <table:table-cell office:value-type="float" office:value="-2.08641414" calcext:value-type="float">
            <text:p>-2,08641414</text:p>
          </table:table-cell>
          <table:table-cell office:value-type="float" office:value="-12.25380496" calcext:value-type="float">
            <text:p>-12,25380496</text:p>
          </table:table-cell>
          <table:table-cell/>
          <table:table-cell table:formula="of:=[.E291]*100" office:value-type="float" office:value="-302.4601945" calcext:value-type="float">
            <text:p>-302,4601945</text:p>
          </table:table-cell>
          <table:table-cell table:formula="of:=[.F291]*100" office:value-type="float" office:value="-208.641414" calcext:value-type="float">
            <text:p>-208,641414</text:p>
          </table:table-cell>
          <table:table-cell table:formula="of:=[.G291]*100" office:value-type="float" office:value="-1225.380496" calcext:value-type="float">
            <text:p>-1225,380496</text:p>
          </table:table-cell>
          <table:table-cell/>
          <table:table-cell table:formula="of:=[.I291]*0.067" office:value-type="float" office:value="-20.2648330315" calcext:value-type="float">
            <text:p>-20,2648330315</text:p>
          </table:table-cell>
          <table:table-cell table:formula="of:=[.J291]*0.067" office:value-type="float" office:value="-13.978974738" calcext:value-type="float">
            <text:p>-13,978974738</text:p>
          </table:table-cell>
          <table:table-cell table:formula="of:=[.K291]*0.067" office:value-type="float" office:value="-82.100493232" calcext:value-type="float">
            <text:p>-82,1004932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.893509825" calcext:value-type="float">
            <text:p>-1,893509825</text:p>
          </table:table-cell>
          <table:table-cell office:value-type="float" office:value="-1.859654995" calcext:value-type="float">
            <text:p>-1,859654995</text:p>
          </table:table-cell>
          <table:table-cell office:value-type="float" office:value="-13.00810842" calcext:value-type="float">
            <text:p>-13,00810842</text:p>
          </table:table-cell>
          <table:table-cell/>
          <table:table-cell table:formula="of:=[.E292]*100" office:value-type="float" office:value="-189.3509825" calcext:value-type="float">
            <text:p>-189,3509825</text:p>
          </table:table-cell>
          <table:table-cell table:formula="of:=[.F292]*100" office:value-type="float" office:value="-185.9654995" calcext:value-type="float">
            <text:p>-185,9654995</text:p>
          </table:table-cell>
          <table:table-cell table:formula="of:=[.G292]*100" office:value-type="float" office:value="-1300.810842" calcext:value-type="float">
            <text:p>-1300,810842</text:p>
          </table:table-cell>
          <table:table-cell/>
          <table:table-cell table:formula="of:=[.I292]*0.067" office:value-type="float" office:value="-12.6865158275" calcext:value-type="float">
            <text:p>-12,6865158275</text:p>
          </table:table-cell>
          <table:table-cell table:formula="of:=[.J292]*0.067" office:value-type="float" office:value="-12.4596884665" calcext:value-type="float">
            <text:p>-12,4596884665</text:p>
          </table:table-cell>
          <table:table-cell table:formula="of:=[.K292]*0.067" office:value-type="float" office:value="-87.154326414" calcext:value-type="float">
            <text:p>-87,1543264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.295203246" calcext:value-type="float">
            <text:p>-1,295203246</text:p>
          </table:table-cell>
          <table:table-cell office:value-type="float" office:value="-1.705624833" calcext:value-type="float">
            <text:p>-1,705624833</text:p>
          </table:table-cell>
          <table:table-cell office:value-type="float" office:value="-13.37409562" calcext:value-type="float">
            <text:p>-13,37409562</text:p>
          </table:table-cell>
          <table:table-cell/>
          <table:table-cell table:formula="of:=[.E293]*100" office:value-type="float" office:value="-129.5203246" calcext:value-type="float">
            <text:p>-129,5203246</text:p>
          </table:table-cell>
          <table:table-cell table:formula="of:=[.F293]*100" office:value-type="float" office:value="-170.5624833" calcext:value-type="float">
            <text:p>-170,5624833</text:p>
          </table:table-cell>
          <table:table-cell table:formula="of:=[.G293]*100" office:value-type="float" office:value="-1337.409562" calcext:value-type="float">
            <text:p>-1337,409562</text:p>
          </table:table-cell>
          <table:table-cell/>
          <table:table-cell table:formula="of:=[.I293]*0.067" office:value-type="float" office:value="-8.6778617482" calcext:value-type="float">
            <text:p>-8,6778617482</text:p>
          </table:table-cell>
          <table:table-cell table:formula="of:=[.J293]*0.067" office:value-type="float" office:value="-11.4276863811" calcext:value-type="float">
            <text:p>-11,4276863811</text:p>
          </table:table-cell>
          <table:table-cell table:formula="of:=[.K293]*0.067" office:value-type="float" office:value="-89.606440654" calcext:value-type="float">
            <text:p>-89,60644065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0.88571" calcext:value-type="float">
            <text:p>-0,88571</text:p>
          </table:table-cell>
          <table:table-cell office:value-type="float" office:value="-1.850082052" calcext:value-type="float">
            <text:p>-1,850082052</text:p>
          </table:table-cell>
          <table:table-cell office:value-type="float" office:value="-13.87170775" calcext:value-type="float">
            <text:p>-13,87170775</text:p>
          </table:table-cell>
          <table:table-cell/>
          <table:table-cell table:formula="of:=[.E294]*100" office:value-type="float" office:value="-88.571" calcext:value-type="float">
            <text:p>-88,571</text:p>
          </table:table-cell>
          <table:table-cell table:formula="of:=[.F294]*100" office:value-type="float" office:value="-185.0082052" calcext:value-type="float">
            <text:p>-185,0082052</text:p>
          </table:table-cell>
          <table:table-cell table:formula="of:=[.G294]*100" office:value-type="float" office:value="-1387.170775" calcext:value-type="float">
            <text:p>-1387,170775</text:p>
          </table:table-cell>
          <table:table-cell/>
          <table:table-cell table:formula="of:=[.I294]*0.067" office:value-type="float" office:value="-5.934257" calcext:value-type="float">
            <text:p>-5,934257</text:p>
          </table:table-cell>
          <table:table-cell table:formula="of:=[.J294]*0.067" office:value-type="float" office:value="-12.3955497484" calcext:value-type="float">
            <text:p>-12,3955497484</text:p>
          </table:table-cell>
          <table:table-cell table:formula="of:=[.K294]*0.067" office:value-type="float" office:value="-92.940441925" calcext:value-type="float">
            <text:p>-92,9404419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0.133207406" calcext:value-type="float">
            <text:p>-0,133207406</text:p>
          </table:table-cell>
          <table:table-cell office:value-type="float" office:value="-1.828888918" calcext:value-type="float">
            <text:p>-1,828888918</text:p>
          </table:table-cell>
          <table:table-cell office:value-type="float" office:value="-14.07745458" calcext:value-type="float">
            <text:p>-14,07745458</text:p>
          </table:table-cell>
          <table:table-cell/>
          <table:table-cell table:formula="of:=[.E295]*100" office:value-type="float" office:value="-13.3207406" calcext:value-type="float">
            <text:p>-13,3207406</text:p>
          </table:table-cell>
          <table:table-cell table:formula="of:=[.F295]*100" office:value-type="float" office:value="-182.8888918" calcext:value-type="float">
            <text:p>-182,8888918</text:p>
          </table:table-cell>
          <table:table-cell table:formula="of:=[.G295]*100" office:value-type="float" office:value="-1407.745458" calcext:value-type="float">
            <text:p>-1407,745458</text:p>
          </table:table-cell>
          <table:table-cell/>
          <table:table-cell table:formula="of:=[.I295]*0.067" office:value-type="float" office:value="-0.8924896202" calcext:value-type="float">
            <text:p>-0,8924896202</text:p>
          </table:table-cell>
          <table:table-cell table:formula="of:=[.J295]*0.067" office:value-type="float" office:value="-12.2535557506" calcext:value-type="float">
            <text:p>-12,2535557506</text:p>
          </table:table-cell>
          <table:table-cell table:formula="of:=[.K295]*0.067" office:value-type="float" office:value="-94.318945686" calcext:value-type="float">
            <text:p>-94,31894568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0.535116654" calcext:value-type="float">
            <text:p>0,535116654</text:p>
          </table:table-cell>
          <table:table-cell office:value-type="float" office:value="-1.690005396" calcext:value-type="float">
            <text:p>-1,690005396</text:p>
          </table:table-cell>
          <table:table-cell office:value-type="float" office:value="-13.96029844" calcext:value-type="float">
            <text:p>-13,96029844</text:p>
          </table:table-cell>
          <table:table-cell/>
          <table:table-cell table:formula="of:=[.E296]*100" office:value-type="float" office:value="53.5116654" calcext:value-type="float">
            <text:p>53,5116654</text:p>
          </table:table-cell>
          <table:table-cell table:formula="of:=[.F296]*100" office:value-type="float" office:value="-169.0005396" calcext:value-type="float">
            <text:p>-169,0005396</text:p>
          </table:table-cell>
          <table:table-cell table:formula="of:=[.G296]*100" office:value-type="float" office:value="-1396.029844" calcext:value-type="float">
            <text:p>-1396,029844</text:p>
          </table:table-cell>
          <table:table-cell/>
          <table:table-cell table:formula="of:=[.I296]*0.067" office:value-type="float" office:value="3.5852815818" calcext:value-type="float">
            <text:p>3,5852815818</text:p>
          </table:table-cell>
          <table:table-cell table:formula="of:=[.J296]*0.067" office:value-type="float" office:value="-11.3230361532" calcext:value-type="float">
            <text:p>-11,3230361532</text:p>
          </table:table-cell>
          <table:table-cell table:formula="of:=[.K296]*0.067" office:value-type="float" office:value="-93.533999548" calcext:value-type="float">
            <text:p>-93,5339995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0.936294043" calcext:value-type="float">
            <text:p>0,936294043</text:p>
          </table:table-cell>
          <table:table-cell office:value-type="float" office:value="-1.581288237" calcext:value-type="float">
            <text:p>-1,581288237</text:p>
          </table:table-cell>
          <table:table-cell office:value-type="float" office:value="-13.71977219" calcext:value-type="float">
            <text:p>-13,71977219</text:p>
          </table:table-cell>
          <table:table-cell/>
          <table:table-cell table:formula="of:=[.E297]*100" office:value-type="float" office:value="93.6294043" calcext:value-type="float">
            <text:p>93,6294043</text:p>
          </table:table-cell>
          <table:table-cell table:formula="of:=[.F297]*100" office:value-type="float" office:value="-158.1288237" calcext:value-type="float">
            <text:p>-158,1288237</text:p>
          </table:table-cell>
          <table:table-cell table:formula="of:=[.G297]*100" office:value-type="float" office:value="-1371.977219" calcext:value-type="float">
            <text:p>-1371,977219</text:p>
          </table:table-cell>
          <table:table-cell/>
          <table:table-cell table:formula="of:=[.I297]*0.067" office:value-type="float" office:value="6.2731700881" calcext:value-type="float">
            <text:p>6,2731700881</text:p>
          </table:table-cell>
          <table:table-cell table:formula="of:=[.J297]*0.067" office:value-type="float" office:value="-10.5946311879" calcext:value-type="float">
            <text:p>-10,5946311879</text:p>
          </table:table-cell>
          <table:table-cell table:formula="of:=[.K297]*0.067" office:value-type="float" office:value="-91.922473673" calcext:value-type="float">
            <text:p>-91,92247367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.564509818" calcext:value-type="float">
            <text:p>1,564509818</text:p>
          </table:table-cell>
          <table:table-cell office:value-type="float" office:value="-1.293818221" calcext:value-type="float">
            <text:p>-1,293818221</text:p>
          </table:table-cell>
          <table:table-cell office:value-type="float" office:value="-13.52105998" calcext:value-type="float">
            <text:p>-13,52105998</text:p>
          </table:table-cell>
          <table:table-cell/>
          <table:table-cell table:formula="of:=[.E298]*100" office:value-type="float" office:value="156.4509818" calcext:value-type="float">
            <text:p>156,4509818</text:p>
          </table:table-cell>
          <table:table-cell table:formula="of:=[.F298]*100" office:value-type="float" office:value="-129.3818221" calcext:value-type="float">
            <text:p>-129,3818221</text:p>
          </table:table-cell>
          <table:table-cell table:formula="of:=[.G298]*100" office:value-type="float" office:value="-1352.105998" calcext:value-type="float">
            <text:p>-1352,105998</text:p>
          </table:table-cell>
          <table:table-cell/>
          <table:table-cell table:formula="of:=[.I298]*0.067" office:value-type="float" office:value="10.4822157806" calcext:value-type="float">
            <text:p>10,4822157806</text:p>
          </table:table-cell>
          <table:table-cell table:formula="of:=[.J298]*0.067" office:value-type="float" office:value="-8.6685820807" calcext:value-type="float">
            <text:p>-8,6685820807</text:p>
          </table:table-cell>
          <table:table-cell table:formula="of:=[.K298]*0.067" office:value-type="float" office:value="-90.591101866" calcext:value-type="float">
            <text:p>-90,5911018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2.463169268" calcext:value-type="float">
            <text:p>2,463169268</text:p>
          </table:table-cell>
          <table:table-cell office:value-type="float" office:value="-0.860953364" calcext:value-type="float">
            <text:p>-0,860953364</text:p>
          </table:table-cell>
          <table:table-cell office:value-type="float" office:value="-12.72385454" calcext:value-type="float">
            <text:p>-12,72385454</text:p>
          </table:table-cell>
          <table:table-cell/>
          <table:table-cell table:formula="of:=[.E299]*100" office:value-type="float" office:value="246.3169268" calcext:value-type="float">
            <text:p>246,3169268</text:p>
          </table:table-cell>
          <table:table-cell table:formula="of:=[.F299]*100" office:value-type="float" office:value="-86.0953364" calcext:value-type="float">
            <text:p>-86,0953364</text:p>
          </table:table-cell>
          <table:table-cell table:formula="of:=[.G299]*100" office:value-type="float" office:value="-1272.385454" calcext:value-type="float">
            <text:p>-1272,385454</text:p>
          </table:table-cell>
          <table:table-cell/>
          <table:table-cell table:formula="of:=[.I299]*0.067" office:value-type="float" office:value="16.5032340956" calcext:value-type="float">
            <text:p>16,5032340956</text:p>
          </table:table-cell>
          <table:table-cell table:formula="of:=[.J299]*0.067" office:value-type="float" office:value="-5.7683875388" calcext:value-type="float">
            <text:p>-5,7683875388</text:p>
          </table:table-cell>
          <table:table-cell table:formula="of:=[.K299]*0.067" office:value-type="float" office:value="-85.249825418" calcext:value-type="float">
            <text:p>-85,2498254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.482245249" calcext:value-type="float">
            <text:p>2,482245249</text:p>
          </table:table-cell>
          <table:table-cell office:value-type="float" office:value="-1.266392224" calcext:value-type="float">
            <text:p>-1,266392224</text:p>
          </table:table-cell>
          <table:table-cell office:value-type="float" office:value="-11.64622496" calcext:value-type="float">
            <text:p>-11,64622496</text:p>
          </table:table-cell>
          <table:table-cell/>
          <table:table-cell table:formula="of:=[.E300]*100" office:value-type="float" office:value="248.2245249" calcext:value-type="float">
            <text:p>248,2245249</text:p>
          </table:table-cell>
          <table:table-cell table:formula="of:=[.F300]*100" office:value-type="float" office:value="-126.6392224" calcext:value-type="float">
            <text:p>-126,6392224</text:p>
          </table:table-cell>
          <table:table-cell table:formula="of:=[.G300]*100" office:value-type="float" office:value="-1164.622496" calcext:value-type="float">
            <text:p>-1164,622496</text:p>
          </table:table-cell>
          <table:table-cell/>
          <table:table-cell table:formula="of:=[.I300]*0.067" office:value-type="float" office:value="16.6310431683" calcext:value-type="float">
            <text:p>16,6310431683</text:p>
          </table:table-cell>
          <table:table-cell table:formula="of:=[.J300]*0.067" office:value-type="float" office:value="-8.4848279008" calcext:value-type="float">
            <text:p>-8,4848279008</text:p>
          </table:table-cell>
          <table:table-cell table:formula="of:=[.K300]*0.067" office:value-type="float" office:value="-78.029707232" calcext:value-type="float">
            <text:p>-78,02970723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.625860888" calcext:value-type="float">
            <text:p>2,625860888</text:p>
          </table:table-cell>
          <table:table-cell office:value-type="float" office:value="-1.109668863" calcext:value-type="float">
            <text:p>-1,109668863</text:p>
          </table:table-cell>
          <table:table-cell office:value-type="float" office:value="-11.27195965" calcext:value-type="float">
            <text:p>-11,27195965</text:p>
          </table:table-cell>
          <table:table-cell/>
          <table:table-cell table:formula="of:=[.E301]*100" office:value-type="float" office:value="262.5860888" calcext:value-type="float">
            <text:p>262,5860888</text:p>
          </table:table-cell>
          <table:table-cell table:formula="of:=[.F301]*100" office:value-type="float" office:value="-110.9668863" calcext:value-type="float">
            <text:p>-110,9668863</text:p>
          </table:table-cell>
          <table:table-cell table:formula="of:=[.G301]*100" office:value-type="float" office:value="-1127.195965" calcext:value-type="float">
            <text:p>-1127,195965</text:p>
          </table:table-cell>
          <table:table-cell/>
          <table:table-cell table:formula="of:=[.I301]*0.067" office:value-type="float" office:value="17.5932679496" calcext:value-type="float">
            <text:p>17,5932679496</text:p>
          </table:table-cell>
          <table:table-cell table:formula="of:=[.J301]*0.067" office:value-type="float" office:value="-7.4347813821" calcext:value-type="float">
            <text:p>-7,4347813821</text:p>
          </table:table-cell>
          <table:table-cell table:formula="of:=[.K301]*0.067" office:value-type="float" office:value="-75.522129655" calcext:value-type="float">
            <text:p>-75,5221296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3.80971357" calcext:value-type="float">
            <text:p>3,80971357</text:p>
          </table:table-cell>
          <table:table-cell office:value-type="float" office:value="-0.210473153" calcext:value-type="float">
            <text:p>-0,210473153</text:p>
          </table:table-cell>
          <table:table-cell office:value-type="float" office:value="-10.07003652" calcext:value-type="float">
            <text:p>-10,07003652</text:p>
          </table:table-cell>
          <table:table-cell/>
          <table:table-cell table:formula="of:=[.E302]*100" office:value-type="float" office:value="380.971357" calcext:value-type="float">
            <text:p>380,971357</text:p>
          </table:table-cell>
          <table:table-cell table:formula="of:=[.F302]*100" office:value-type="float" office:value="-21.0473153" calcext:value-type="float">
            <text:p>-21,0473153</text:p>
          </table:table-cell>
          <table:table-cell table:formula="of:=[.G302]*100" office:value-type="float" office:value="-1007.003652" calcext:value-type="float">
            <text:p>-1007,003652</text:p>
          </table:table-cell>
          <table:table-cell/>
          <table:table-cell table:formula="of:=[.I302]*0.067" office:value-type="float" office:value="25.525080919" calcext:value-type="float">
            <text:p>25,525080919</text:p>
          </table:table-cell>
          <table:table-cell table:formula="of:=[.J302]*0.067" office:value-type="float" office:value="-1.4101701251" calcext:value-type="float">
            <text:p>-1,4101701251</text:p>
          </table:table-cell>
          <table:table-cell table:formula="of:=[.K302]*0.067" office:value-type="float" office:value="-67.469244684" calcext:value-type="float">
            <text:p>-67,46924468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3.674226453" calcext:value-type="float">
            <text:p>3,674226453</text:p>
          </table:table-cell>
          <table:table-cell office:value-type="float" office:value="-0.907772046" calcext:value-type="float">
            <text:p>-0,907772046</text:p>
          </table:table-cell>
          <table:table-cell office:value-type="float" office:value="-8.238823923" calcext:value-type="float">
            <text:p>-8,238823923</text:p>
          </table:table-cell>
          <table:table-cell/>
          <table:table-cell table:formula="of:=[.E303]*100" office:value-type="float" office:value="367.4226453" calcext:value-type="float">
            <text:p>367,4226453</text:p>
          </table:table-cell>
          <table:table-cell table:formula="of:=[.F303]*100" office:value-type="float" office:value="-90.7772046" calcext:value-type="float">
            <text:p>-90,7772046</text:p>
          </table:table-cell>
          <table:table-cell table:formula="of:=[.G303]*100" office:value-type="float" office:value="-823.8823923" calcext:value-type="float">
            <text:p>-823,8823923</text:p>
          </table:table-cell>
          <table:table-cell/>
          <table:table-cell table:formula="of:=[.I303]*0.067" office:value-type="float" office:value="24.6173172351" calcext:value-type="float">
            <text:p>24,6173172351</text:p>
          </table:table-cell>
          <table:table-cell table:formula="of:=[.J303]*0.067" office:value-type="float" office:value="-6.0820727082" calcext:value-type="float">
            <text:p>-6,0820727082</text:p>
          </table:table-cell>
          <table:table-cell table:formula="of:=[.K303]*0.067" office:value-type="float" office:value="-55.2001202841" calcext:value-type="float">
            <text:p>-55,20012028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3.612519903" calcext:value-type="float">
            <text:p>3,612519903</text:p>
          </table:table-cell>
          <table:table-cell office:value-type="float" office:value="-0.948811235" calcext:value-type="float">
            <text:p>-0,948811235</text:p>
          </table:table-cell>
          <table:table-cell office:value-type="float" office:value="-7.727143007" calcext:value-type="float">
            <text:p>-7,727143007</text:p>
          </table:table-cell>
          <table:table-cell/>
          <table:table-cell table:formula="of:=[.E304]*100" office:value-type="float" office:value="361.2519903" calcext:value-type="float">
            <text:p>361,2519903</text:p>
          </table:table-cell>
          <table:table-cell table:formula="of:=[.F304]*100" office:value-type="float" office:value="-94.8811235" calcext:value-type="float">
            <text:p>-94,8811235</text:p>
          </table:table-cell>
          <table:table-cell table:formula="of:=[.G304]*100" office:value-type="float" office:value="-772.7143007" calcext:value-type="float">
            <text:p>-772,7143007</text:p>
          </table:table-cell>
          <table:table-cell/>
          <table:table-cell table:formula="of:=[.I304]*0.067" office:value-type="float" office:value="24.2038833501" calcext:value-type="float">
            <text:p>24,2038833501</text:p>
          </table:table-cell>
          <table:table-cell table:formula="of:=[.J304]*0.067" office:value-type="float" office:value="-6.3570352745" calcext:value-type="float">
            <text:p>-6,3570352745</text:p>
          </table:table-cell>
          <table:table-cell table:formula="of:=[.K304]*0.067" office:value-type="float" office:value="-51.7718581469" calcext:value-type="float">
            <text:p>-51,771858146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3.502325534" calcext:value-type="float">
            <text:p>3,502325534</text:p>
          </table:table-cell>
          <table:table-cell office:value-type="float" office:value="0.190362064" calcext:value-type="float">
            <text:p>0,190362064</text:p>
          </table:table-cell>
          <table:table-cell office:value-type="float" office:value="-5.981695291" calcext:value-type="float">
            <text:p>-5,981695291</text:p>
          </table:table-cell>
          <table:table-cell/>
          <table:table-cell table:formula="of:=[.E305]*100" office:value-type="float" office:value="350.2325534" calcext:value-type="float">
            <text:p>350,2325534</text:p>
          </table:table-cell>
          <table:table-cell table:formula="of:=[.F305]*100" office:value-type="float" office:value="19.0362064" calcext:value-type="float">
            <text:p>19,0362064</text:p>
          </table:table-cell>
          <table:table-cell table:formula="of:=[.G305]*100" office:value-type="float" office:value="-598.1695291" calcext:value-type="float">
            <text:p>-598,1695291</text:p>
          </table:table-cell>
          <table:table-cell/>
          <table:table-cell table:formula="of:=[.I305]*0.067" office:value-type="float" office:value="23.4655810778" calcext:value-type="float">
            <text:p>23,4655810778</text:p>
          </table:table-cell>
          <table:table-cell table:formula="of:=[.J305]*0.067" office:value-type="float" office:value="1.2754258288" calcext:value-type="float">
            <text:p>1,2754258288</text:p>
          </table:table-cell>
          <table:table-cell table:formula="of:=[.K305]*0.067" office:value-type="float" office:value="-40.0773584497" calcext:value-type="float">
            <text:p>-40,077358449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.894720257" calcext:value-type="float">
            <text:p>1,894720257</text:p>
          </table:table-cell>
          <table:table-cell office:value-type="float" office:value="-0.862138053" calcext:value-type="float">
            <text:p>-0,862138053</text:p>
          </table:table-cell>
          <table:table-cell office:value-type="float" office:value="-5.161653507" calcext:value-type="float">
            <text:p>-5,161653507</text:p>
          </table:table-cell>
          <table:table-cell/>
          <table:table-cell table:formula="of:=[.E306]*100" office:value-type="float" office:value="189.4720257" calcext:value-type="float">
            <text:p>189,4720257</text:p>
          </table:table-cell>
          <table:table-cell table:formula="of:=[.F306]*100" office:value-type="float" office:value="-86.2138053" calcext:value-type="float">
            <text:p>-86,2138053</text:p>
          </table:table-cell>
          <table:table-cell table:formula="of:=[.G306]*100" office:value-type="float" office:value="-516.1653507" calcext:value-type="float">
            <text:p>-516,1653507</text:p>
          </table:table-cell>
          <table:table-cell/>
          <table:table-cell table:formula="of:=[.I306]*0.067" office:value-type="float" office:value="12.6946257219" calcext:value-type="float">
            <text:p>12,6946257219</text:p>
          </table:table-cell>
          <table:table-cell table:formula="of:=[.J306]*0.067" office:value-type="float" office:value="-5.7763249551" calcext:value-type="float">
            <text:p>-5,7763249551</text:p>
          </table:table-cell>
          <table:table-cell table:formula="of:=[.K306]*0.067" office:value-type="float" office:value="-34.5830784969" calcext:value-type="float">
            <text:p>-34,583078496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2.421825122" calcext:value-type="float">
            <text:p>2,421825122</text:p>
          </table:table-cell>
          <table:table-cell office:value-type="float" office:value="-0.929379732" calcext:value-type="float">
            <text:p>-0,929379732</text:p>
          </table:table-cell>
          <table:table-cell office:value-type="float" office:value="-5.440457442" calcext:value-type="float">
            <text:p>-5,440457442</text:p>
          </table:table-cell>
          <table:table-cell/>
          <table:table-cell table:formula="of:=[.E307]*100" office:value-type="float" office:value="242.1825122" calcext:value-type="float">
            <text:p>242,1825122</text:p>
          </table:table-cell>
          <table:table-cell table:formula="of:=[.F307]*100" office:value-type="float" office:value="-92.9379732" calcext:value-type="float">
            <text:p>-92,9379732</text:p>
          </table:table-cell>
          <table:table-cell table:formula="of:=[.G307]*100" office:value-type="float" office:value="-544.0457442" calcext:value-type="float">
            <text:p>-544,0457442</text:p>
          </table:table-cell>
          <table:table-cell/>
          <table:table-cell table:formula="of:=[.I307]*0.067" office:value-type="float" office:value="16.2262283174" calcext:value-type="float">
            <text:p>16,2262283174</text:p>
          </table:table-cell>
          <table:table-cell table:formula="of:=[.J307]*0.067" office:value-type="float" office:value="-6.2268442044" calcext:value-type="float">
            <text:p>-6,2268442044</text:p>
          </table:table-cell>
          <table:table-cell table:formula="of:=[.K307]*0.067" office:value-type="float" office:value="-36.4510648614" calcext:value-type="float">
            <text:p>-36,45106486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2.77786072" calcext:value-type="float">
            <text:p>2,77786072</text:p>
          </table:table-cell>
          <table:table-cell office:value-type="float" office:value="0.528612671" calcext:value-type="float">
            <text:p>0,528612671</text:p>
          </table:table-cell>
          <table:table-cell office:value-type="float" office:value="-3.836912816" calcext:value-type="float">
            <text:p>-3,836912816</text:p>
          </table:table-cell>
          <table:table-cell/>
          <table:table-cell table:formula="of:=[.E308]*100" office:value-type="float" office:value="277.786072" calcext:value-type="float">
            <text:p>277,786072</text:p>
          </table:table-cell>
          <table:table-cell table:formula="of:=[.F308]*100" office:value-type="float" office:value="52.8612671" calcext:value-type="float">
            <text:p>52,8612671</text:p>
          </table:table-cell>
          <table:table-cell table:formula="of:=[.G308]*100" office:value-type="float" office:value="-383.6912816" calcext:value-type="float">
            <text:p>-383,6912816</text:p>
          </table:table-cell>
          <table:table-cell/>
          <table:table-cell table:formula="of:=[.I308]*0.067" office:value-type="float" office:value="18.611666824" calcext:value-type="float">
            <text:p>18,611666824</text:p>
          </table:table-cell>
          <table:table-cell table:formula="of:=[.J308]*0.067" office:value-type="float" office:value="3.5417048957" calcext:value-type="float">
            <text:p>3,5417048957</text:p>
          </table:table-cell>
          <table:table-cell table:formula="of:=[.K308]*0.067" office:value-type="float" office:value="-25.7073158672" calcext:value-type="float">
            <text:p>-25,707315867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0.98854676" calcext:value-type="float">
            <text:p>0,98854676</text:p>
          </table:table-cell>
          <table:table-cell office:value-type="float" office:value="-0.789564761" calcext:value-type="float">
            <text:p>-0,789564761</text:p>
          </table:table-cell>
          <table:table-cell office:value-type="float" office:value="-3.698846119" calcext:value-type="float">
            <text:p>-3,698846119</text:p>
          </table:table-cell>
          <table:table-cell/>
          <table:table-cell table:formula="of:=[.E309]*100" office:value-type="float" office:value="98.854676" calcext:value-type="float">
            <text:p>98,854676</text:p>
          </table:table-cell>
          <table:table-cell table:formula="of:=[.F309]*100" office:value-type="float" office:value="-78.9564761" calcext:value-type="float">
            <text:p>-78,9564761</text:p>
          </table:table-cell>
          <table:table-cell table:formula="of:=[.G309]*100" office:value-type="float" office:value="-369.8846119" calcext:value-type="float">
            <text:p>-369,8846119</text:p>
          </table:table-cell>
          <table:table-cell/>
          <table:table-cell table:formula="of:=[.I309]*0.067" office:value-type="float" office:value="6.623263292" calcext:value-type="float">
            <text:p>6,623263292</text:p>
          </table:table-cell>
          <table:table-cell table:formula="of:=[.J309]*0.067" office:value-type="float" office:value="-5.2900838987" calcext:value-type="float">
            <text:p>-5,2900838987</text:p>
          </table:table-cell>
          <table:table-cell table:formula="of:=[.K309]*0.067" office:value-type="float" office:value="-24.7822689973" calcext:value-type="float">
            <text:p>-24,78226899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0" calcext:value-type="float">
            <text:p>0</text:p>
          </table:table-cell>
          <table:table-cell office:value-type="float" office:value="-0.766791898" calcext:value-type="float">
            <text:p>-0,766791898</text:p>
          </table:table-cell>
          <table:table-cell office:value-type="float" office:value="-4.011447553" calcext:value-type="float">
            <text:p>-4,011447553</text:p>
          </table:table-cell>
          <table:table-cell/>
          <table:table-cell table:formula="of:=[.E310]*100" office:value-type="float" office:value="0" calcext:value-type="float">
            <text:p>0</text:p>
          </table:table-cell>
          <table:table-cell table:formula="of:=[.F310]*100" office:value-type="float" office:value="-76.6791898" calcext:value-type="float">
            <text:p>-76,6791898</text:p>
          </table:table-cell>
          <table:table-cell table:formula="of:=[.G310]*100" office:value-type="float" office:value="-401.1447553" calcext:value-type="float">
            <text:p>-401,1447553</text:p>
          </table:table-cell>
          <table:table-cell/>
          <table:table-cell table:formula="of:=[.I310]*0.067" office:value-type="float" office:value="0" calcext:value-type="float">
            <text:p>0</text:p>
          </table:table-cell>
          <table:table-cell table:formula="of:=[.J310]*0.067" office:value-type="float" office:value="-5.1375057166" calcext:value-type="float">
            <text:p>-5,1375057166</text:p>
          </table:table-cell>
          <table:table-cell table:formula="of:=[.K310]*0.067" office:value-type="float" office:value="-26.8766986051" calcext:value-type="float">
            <text:p>-26,8766986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0" calcext:value-type="float">
            <text:p>0</text:p>
          </table:table-cell>
          <table:table-cell office:value-type="float" office:value="0.401255784" calcext:value-type="float">
            <text:p>0,401255784</text:p>
          </table:table-cell>
          <table:table-cell office:value-type="float" office:value="-4.138637671" calcext:value-type="float">
            <text:p>-4,138637671</text:p>
          </table:table-cell>
          <table:table-cell/>
          <table:table-cell table:formula="of:=[.E311]*100" office:value-type="float" office:value="0" calcext:value-type="float">
            <text:p>0</text:p>
          </table:table-cell>
          <table:table-cell table:formula="of:=[.F311]*100" office:value-type="float" office:value="40.1255784" calcext:value-type="float">
            <text:p>40,1255784</text:p>
          </table:table-cell>
          <table:table-cell table:formula="of:=[.G311]*100" office:value-type="float" office:value="-413.8637671" calcext:value-type="float">
            <text:p>-413,8637671</text:p>
          </table:table-cell>
          <table:table-cell/>
          <table:table-cell table:formula="of:=[.I311]*0.067" office:value-type="float" office:value="0" calcext:value-type="float">
            <text:p>0</text:p>
          </table:table-cell>
          <table:table-cell table:formula="of:=[.J311]*0.067" office:value-type="float" office:value="2.6884137528" calcext:value-type="float">
            <text:p>2,6884137528</text:p>
          </table:table-cell>
          <table:table-cell table:formula="of:=[.K311]*0.067" office:value-type="float" office:value="-27.7288723957" calcext:value-type="float">
            <text:p>-27,7288723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-0.535742624" calcext:value-type="float">
            <text:p>-0,535742624</text:p>
          </table:table-cell>
          <table:table-cell office:value-type="float" office:value="0.381681176" calcext:value-type="float">
            <text:p>0,381681176</text:p>
          </table:table-cell>
          <table:table-cell office:value-type="float" office:value="-4.176921002" calcext:value-type="float">
            <text:p>-4,176921002</text:p>
          </table:table-cell>
          <table:table-cell/>
          <table:table-cell table:formula="of:=[.E312]*100" office:value-type="float" office:value="-53.5742624" calcext:value-type="float">
            <text:p>-53,5742624</text:p>
          </table:table-cell>
          <table:table-cell table:formula="of:=[.F312]*100" office:value-type="float" office:value="38.1681176" calcext:value-type="float">
            <text:p>38,1681176</text:p>
          </table:table-cell>
          <table:table-cell table:formula="of:=[.G312]*100" office:value-type="float" office:value="-417.6921002" calcext:value-type="float">
            <text:p>-417,6921002</text:p>
          </table:table-cell>
          <table:table-cell/>
          <table:table-cell table:formula="of:=[.I312]*0.067" office:value-type="float" office:value="-3.5894755808" calcext:value-type="float">
            <text:p>-3,5894755808</text:p>
          </table:table-cell>
          <table:table-cell table:formula="of:=[.J312]*0.067" office:value-type="float" office:value="2.5572638792" calcext:value-type="float">
            <text:p>2,5572638792</text:p>
          </table:table-cell>
          <table:table-cell table:formula="of:=[.K312]*0.067" office:value-type="float" office:value="-27.9853707134" calcext:value-type="float">
            <text:p>-27,98537071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0.895452848" calcext:value-type="float">
            <text:p>-0,895452848</text:p>
          </table:table-cell>
          <table:table-cell office:value-type="float" office:value="0.208777412" calcext:value-type="float">
            <text:p>0,208777412</text:p>
          </table:table-cell>
          <table:table-cell office:value-type="float" office:value="-4.667255771" calcext:value-type="float">
            <text:p>-4,667255771</text:p>
          </table:table-cell>
          <table:table-cell/>
          <table:table-cell table:formula="of:=[.E313]*100" office:value-type="float" office:value="-89.5452848" calcext:value-type="float">
            <text:p>-89,5452848</text:p>
          </table:table-cell>
          <table:table-cell table:formula="of:=[.F313]*100" office:value-type="float" office:value="20.8777412" calcext:value-type="float">
            <text:p>20,8777412</text:p>
          </table:table-cell>
          <table:table-cell table:formula="of:=[.G313]*100" office:value-type="float" office:value="-466.7255771" calcext:value-type="float">
            <text:p>-466,7255771</text:p>
          </table:table-cell>
          <table:table-cell/>
          <table:table-cell table:formula="of:=[.I313]*0.067" office:value-type="float" office:value="-5.9995340816" calcext:value-type="float">
            <text:p>-5,9995340816</text:p>
          </table:table-cell>
          <table:table-cell table:formula="of:=[.J313]*0.067" office:value-type="float" office:value="1.3988086604" calcext:value-type="float">
            <text:p>1,3988086604</text:p>
          </table:table-cell>
          <table:table-cell table:formula="of:=[.K313]*0.067" office:value-type="float" office:value="-31.2706136657" calcext:value-type="float">
            <text:p>-31,27061366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0.926315029" calcext:value-type="float">
            <text:p>-0,926315029</text:p>
          </table:table-cell>
          <table:table-cell office:value-type="float" office:value="0.813323473" calcext:value-type="float">
            <text:p>0,813323473</text:p>
          </table:table-cell>
          <table:table-cell office:value-type="float" office:value="-4.874747319" calcext:value-type="float">
            <text:p>-4,874747319</text:p>
          </table:table-cell>
          <table:table-cell/>
          <table:table-cell table:formula="of:=[.E314]*100" office:value-type="float" office:value="-92.6315029" calcext:value-type="float">
            <text:p>-92,6315029</text:p>
          </table:table-cell>
          <table:table-cell table:formula="of:=[.F314]*100" office:value-type="float" office:value="81.3323473" calcext:value-type="float">
            <text:p>81,3323473</text:p>
          </table:table-cell>
          <table:table-cell table:formula="of:=[.G314]*100" office:value-type="float" office:value="-487.4747319" calcext:value-type="float">
            <text:p>-487,4747319</text:p>
          </table:table-cell>
          <table:table-cell/>
          <table:table-cell table:formula="of:=[.I314]*0.067" office:value-type="float" office:value="-6.2063106943" calcext:value-type="float">
            <text:p>-6,2063106943</text:p>
          </table:table-cell>
          <table:table-cell table:formula="of:=[.J314]*0.067" office:value-type="float" office:value="5.4492672691" calcext:value-type="float">
            <text:p>5,4492672691</text:p>
          </table:table-cell>
          <table:table-cell table:formula="of:=[.K314]*0.067" office:value-type="float" office:value="-32.6608070373" calcext:value-type="float">
            <text:p>-32,66080703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2.489374317" calcext:value-type="float">
            <text:p>-2,489374317</text:p>
          </table:table-cell>
          <table:table-cell office:value-type="float" office:value="0.64232159" calcext:value-type="float">
            <text:p>0,64232159</text:p>
          </table:table-cell>
          <table:table-cell office:value-type="float" office:value="-4.674840307" calcext:value-type="float">
            <text:p>-4,674840307</text:p>
          </table:table-cell>
          <table:table-cell/>
          <table:table-cell table:formula="of:=[.E315]*100" office:value-type="float" office:value="-248.9374317" calcext:value-type="float">
            <text:p>-248,9374317</text:p>
          </table:table-cell>
          <table:table-cell table:formula="of:=[.F315]*100" office:value-type="float" office:value="64.232159" calcext:value-type="float">
            <text:p>64,232159</text:p>
          </table:table-cell>
          <table:table-cell table:formula="of:=[.G315]*100" office:value-type="float" office:value="-467.4840307" calcext:value-type="float">
            <text:p>-467,4840307</text:p>
          </table:table-cell>
          <table:table-cell/>
          <table:table-cell table:formula="of:=[.I315]*0.067" office:value-type="float" office:value="-16.6788079239" calcext:value-type="float">
            <text:p>-16,6788079239</text:p>
          </table:table-cell>
          <table:table-cell table:formula="of:=[.J315]*0.067" office:value-type="float" office:value="4.303554653" calcext:value-type="float">
            <text:p>4,303554653</text:p>
          </table:table-cell>
          <table:table-cell table:formula="of:=[.K315]*0.067" office:value-type="float" office:value="-31.3214300569" calcext:value-type="float">
            <text:p>-31,32143005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3.238821308" calcext:value-type="float">
            <text:p>-3,238821308</text:p>
          </table:table-cell>
          <table:table-cell office:value-type="float" office:value="-0.389723775" calcext:value-type="float">
            <text:p>-0,389723775</text:p>
          </table:table-cell>
          <table:table-cell office:value-type="float" office:value="-6.326885698" calcext:value-type="float">
            <text:p>-6,326885698</text:p>
          </table:table-cell>
          <table:table-cell/>
          <table:table-cell table:formula="of:=[.E316]*100" office:value-type="float" office:value="-323.8821308" calcext:value-type="float">
            <text:p>-323,8821308</text:p>
          </table:table-cell>
          <table:table-cell table:formula="of:=[.F316]*100" office:value-type="float" office:value="-38.9723775" calcext:value-type="float">
            <text:p>-38,9723775</text:p>
          </table:table-cell>
          <table:table-cell table:formula="of:=[.G316]*100" office:value-type="float" office:value="-632.6885698" calcext:value-type="float">
            <text:p>-632,6885698</text:p>
          </table:table-cell>
          <table:table-cell/>
          <table:table-cell table:formula="of:=[.I316]*0.067" office:value-type="float" office:value="-21.7001027636" calcext:value-type="float">
            <text:p>-21,7001027636</text:p>
          </table:table-cell>
          <table:table-cell table:formula="of:=[.J316]*0.067" office:value-type="float" office:value="-2.6111492925" calcext:value-type="float">
            <text:p>-2,6111492925</text:p>
          </table:table-cell>
          <table:table-cell table:formula="of:=[.K316]*0.067" office:value-type="float" office:value="-42.3901341766" calcext:value-type="float">
            <text:p>-42,390134176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2.396423653" calcext:value-type="float">
            <text:p>-2,396423653</text:p>
          </table:table-cell>
          <table:table-cell office:value-type="float" office:value="0.594330615" calcext:value-type="float">
            <text:p>0,594330615</text:p>
          </table:table-cell>
          <table:table-cell office:value-type="float" office:value="-7.000844263" calcext:value-type="float">
            <text:p>-7,000844263</text:p>
          </table:table-cell>
          <table:table-cell/>
          <table:table-cell table:formula="of:=[.E317]*100" office:value-type="float" office:value="-239.6423653" calcext:value-type="float">
            <text:p>-239,6423653</text:p>
          </table:table-cell>
          <table:table-cell table:formula="of:=[.F317]*100" office:value-type="float" office:value="59.4330615" calcext:value-type="float">
            <text:p>59,4330615</text:p>
          </table:table-cell>
          <table:table-cell table:formula="of:=[.G317]*100" office:value-type="float" office:value="-700.0844263" calcext:value-type="float">
            <text:p>-700,0844263</text:p>
          </table:table-cell>
          <table:table-cell/>
          <table:table-cell table:formula="of:=[.I317]*0.067" office:value-type="float" office:value="-16.0560384751" calcext:value-type="float">
            <text:p>-16,0560384751</text:p>
          </table:table-cell>
          <table:table-cell table:formula="of:=[.J317]*0.067" office:value-type="float" office:value="3.9820151205" calcext:value-type="float">
            <text:p>3,9820151205</text:p>
          </table:table-cell>
          <table:table-cell table:formula="of:=[.K317]*0.067" office:value-type="float" office:value="-46.9056565621" calcext:value-type="float">
            <text:p>-46,90565656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3.409072042" calcext:value-type="float">
            <text:p>-3,409072042</text:p>
          </table:table-cell>
          <table:table-cell office:value-type="float" office:value="0.428983891" calcext:value-type="float">
            <text:p>0,428983891</text:p>
          </table:table-cell>
          <table:table-cell office:value-type="float" office:value="-7.227044464" calcext:value-type="float">
            <text:p>-7,227044464</text:p>
          </table:table-cell>
          <table:table-cell/>
          <table:table-cell table:formula="of:=[.E318]*100" office:value-type="float" office:value="-340.9072042" calcext:value-type="float">
            <text:p>-340,9072042</text:p>
          </table:table-cell>
          <table:table-cell table:formula="of:=[.F318]*100" office:value-type="float" office:value="42.8983891" calcext:value-type="float">
            <text:p>42,8983891</text:p>
          </table:table-cell>
          <table:table-cell table:formula="of:=[.G318]*100" office:value-type="float" office:value="-722.7044464" calcext:value-type="float">
            <text:p>-722,7044464</text:p>
          </table:table-cell>
          <table:table-cell/>
          <table:table-cell table:formula="of:=[.I318]*0.067" office:value-type="float" office:value="-22.8407826814" calcext:value-type="float">
            <text:p>-22,8407826814</text:p>
          </table:table-cell>
          <table:table-cell table:formula="of:=[.J318]*0.067" office:value-type="float" office:value="2.8741920697" calcext:value-type="float">
            <text:p>2,8741920697</text:p>
          </table:table-cell>
          <table:table-cell table:formula="of:=[.K318]*0.067" office:value-type="float" office:value="-48.4211979088" calcext:value-type="float">
            <text:p>-48,42119790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4.022673302" calcext:value-type="float">
            <text:p>-4,022673302</text:p>
          </table:table-cell>
          <table:table-cell office:value-type="float" office:value="-0.692349549" calcext:value-type="float">
            <text:p>-0,692349549</text:p>
          </table:table-cell>
          <table:table-cell office:value-type="float" office:value="-8.946099535" calcext:value-type="float">
            <text:p>-8,946099535</text:p>
          </table:table-cell>
          <table:table-cell/>
          <table:table-cell table:formula="of:=[.E319]*100" office:value-type="float" office:value="-402.2673302" calcext:value-type="float">
            <text:p>-402,2673302</text:p>
          </table:table-cell>
          <table:table-cell table:formula="of:=[.F319]*100" office:value-type="float" office:value="-69.2349549" calcext:value-type="float">
            <text:p>-69,2349549</text:p>
          </table:table-cell>
          <table:table-cell table:formula="of:=[.G319]*100" office:value-type="float" office:value="-894.6099535" calcext:value-type="float">
            <text:p>-894,6099535</text:p>
          </table:table-cell>
          <table:table-cell/>
          <table:table-cell table:formula="of:=[.I319]*0.067" office:value-type="float" office:value="-26.9519111234" calcext:value-type="float">
            <text:p>-26,9519111234</text:p>
          </table:table-cell>
          <table:table-cell table:formula="of:=[.J319]*0.067" office:value-type="float" office:value="-4.6387419783" calcext:value-type="float">
            <text:p>-4,6387419783</text:p>
          </table:table-cell>
          <table:table-cell table:formula="of:=[.K319]*0.067" office:value-type="float" office:value="-59.9388668845" calcext:value-type="float">
            <text:p>-59,93886688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3.250886574" calcext:value-type="float">
            <text:p>-3,250886574</text:p>
          </table:table-cell>
          <table:table-cell office:value-type="float" office:value="-0.244801312" calcext:value-type="float">
            <text:p>-0,244801312</text:p>
          </table:table-cell>
          <table:table-cell office:value-type="float" office:value="-9.905896829" calcext:value-type="float">
            <text:p>-9,905896829</text:p>
          </table:table-cell>
          <table:table-cell/>
          <table:table-cell table:formula="of:=[.E320]*100" office:value-type="float" office:value="-325.0886574" calcext:value-type="float">
            <text:p>-325,0886574</text:p>
          </table:table-cell>
          <table:table-cell table:formula="of:=[.F320]*100" office:value-type="float" office:value="-24.4801312" calcext:value-type="float">
            <text:p>-24,4801312</text:p>
          </table:table-cell>
          <table:table-cell table:formula="of:=[.G320]*100" office:value-type="float" office:value="-990.5896829" calcext:value-type="float">
            <text:p>-990,5896829</text:p>
          </table:table-cell>
          <table:table-cell/>
          <table:table-cell table:formula="of:=[.I320]*0.067" office:value-type="float" office:value="-21.7809400458" calcext:value-type="float">
            <text:p>-21,7809400458</text:p>
          </table:table-cell>
          <table:table-cell table:formula="of:=[.J320]*0.067" office:value-type="float" office:value="-1.6401687904" calcext:value-type="float">
            <text:p>-1,6401687904</text:p>
          </table:table-cell>
          <table:table-cell table:formula="of:=[.K320]*0.067" office:value-type="float" office:value="-66.3695087543" calcext:value-type="float">
            <text:p>-66,369508754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3.623405984" calcext:value-type="float">
            <text:p>-3,623405984</text:p>
          </table:table-cell>
          <table:table-cell office:value-type="float" office:value="-0.44808488" calcext:value-type="float">
            <text:p>-0,44808488</text:p>
          </table:table-cell>
          <table:table-cell office:value-type="float" office:value="-10.88159524" calcext:value-type="float">
            <text:p>-10,88159524</text:p>
          </table:table-cell>
          <table:table-cell/>
          <table:table-cell table:formula="of:=[.E321]*100" office:value-type="float" office:value="-362.3405984" calcext:value-type="float">
            <text:p>-362,3405984</text:p>
          </table:table-cell>
          <table:table-cell table:formula="of:=[.F321]*100" office:value-type="float" office:value="-44.808488" calcext:value-type="float">
            <text:p>-44,808488</text:p>
          </table:table-cell>
          <table:table-cell table:formula="of:=[.G321]*100" office:value-type="float" office:value="-1088.159524" calcext:value-type="float">
            <text:p>-1088,159524</text:p>
          </table:table-cell>
          <table:table-cell/>
          <table:table-cell table:formula="of:=[.I321]*0.067" office:value-type="float" office:value="-24.2768200928" calcext:value-type="float">
            <text:p>-24,2768200928</text:p>
          </table:table-cell>
          <table:table-cell table:formula="of:=[.J321]*0.067" office:value-type="float" office:value="-3.002168696" calcext:value-type="float">
            <text:p>-3,002168696</text:p>
          </table:table-cell>
          <table:table-cell table:formula="of:=[.K321]*0.067" office:value-type="float" office:value="-72.906688108" calcext:value-type="float">
            <text:p>-72,90668810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3.251165247" calcext:value-type="float">
            <text:p>-3,251165247</text:p>
          </table:table-cell>
          <table:table-cell office:value-type="float" office:value="-0.66696676" calcext:value-type="float">
            <text:p>-0,66696676</text:p>
          </table:table-cell>
          <table:table-cell office:value-type="float" office:value="-12.57956053" calcext:value-type="float">
            <text:p>-12,57956053</text:p>
          </table:table-cell>
          <table:table-cell/>
          <table:table-cell table:formula="of:=[.E322]*100" office:value-type="float" office:value="-325.1165247" calcext:value-type="float">
            <text:p>-325,1165247</text:p>
          </table:table-cell>
          <table:table-cell table:formula="of:=[.F322]*100" office:value-type="float" office:value="-66.696676" calcext:value-type="float">
            <text:p>-66,696676</text:p>
          </table:table-cell>
          <table:table-cell table:formula="of:=[.G322]*100" office:value-type="float" office:value="-1257.956053" calcext:value-type="float">
            <text:p>-1257,956053</text:p>
          </table:table-cell>
          <table:table-cell/>
          <table:table-cell table:formula="of:=[.I322]*0.067" office:value-type="float" office:value="-21.7828071549" calcext:value-type="float">
            <text:p>-21,7828071549</text:p>
          </table:table-cell>
          <table:table-cell table:formula="of:=[.J322]*0.067" office:value-type="float" office:value="-4.468677292" calcext:value-type="float">
            <text:p>-4,468677292</text:p>
          </table:table-cell>
          <table:table-cell table:formula="of:=[.K322]*0.067" office:value-type="float" office:value="-84.283055551" calcext:value-type="float">
            <text:p>-84,2830555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.799763947" calcext:value-type="float">
            <text:p>-1,799763947</text:p>
          </table:table-cell>
          <table:table-cell office:value-type="float" office:value="-0.536844042" calcext:value-type="float">
            <text:p>-0,536844042</text:p>
          </table:table-cell>
          <table:table-cell office:value-type="float" office:value="-13.21610741" calcext:value-type="float">
            <text:p>-13,21610741</text:p>
          </table:table-cell>
          <table:table-cell/>
          <table:table-cell table:formula="of:=[.E323]*100" office:value-type="float" office:value="-179.9763947" calcext:value-type="float">
            <text:p>-179,9763947</text:p>
          </table:table-cell>
          <table:table-cell table:formula="of:=[.F323]*100" office:value-type="float" office:value="-53.6844042" calcext:value-type="float">
            <text:p>-53,6844042</text:p>
          </table:table-cell>
          <table:table-cell table:formula="of:=[.G323]*100" office:value-type="float" office:value="-1321.610741" calcext:value-type="float">
            <text:p>-1321,610741</text:p>
          </table:table-cell>
          <table:table-cell/>
          <table:table-cell table:formula="of:=[.I323]*0.067" office:value-type="float" office:value="-12.0584184449" calcext:value-type="float">
            <text:p>-12,0584184449</text:p>
          </table:table-cell>
          <table:table-cell table:formula="of:=[.J323]*0.067" office:value-type="float" office:value="-3.5968550814" calcext:value-type="float">
            <text:p>-3,5968550814</text:p>
          </table:table-cell>
          <table:table-cell table:formula="of:=[.K323]*0.067" office:value-type="float" office:value="-88.547919647" calcext:value-type="float">
            <text:p>-88,54791964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.33916522" calcext:value-type="float">
            <text:p>-1,33916522</text:p>
          </table:table-cell>
          <table:table-cell office:value-type="float" office:value="-0.623958009" calcext:value-type="float">
            <text:p>-0,623958009</text:p>
          </table:table-cell>
          <table:table-cell office:value-type="float" office:value="-13.58878218" calcext:value-type="float">
            <text:p>-13,58878218</text:p>
          </table:table-cell>
          <table:table-cell/>
          <table:table-cell table:formula="of:=[.E324]*100" office:value-type="float" office:value="-133.916522" calcext:value-type="float">
            <text:p>-133,916522</text:p>
          </table:table-cell>
          <table:table-cell table:formula="of:=[.F324]*100" office:value-type="float" office:value="-62.3958009" calcext:value-type="float">
            <text:p>-62,3958009</text:p>
          </table:table-cell>
          <table:table-cell table:formula="of:=[.G324]*100" office:value-type="float" office:value="-1358.878218" calcext:value-type="float">
            <text:p>-1358,878218</text:p>
          </table:table-cell>
          <table:table-cell/>
          <table:table-cell table:formula="of:=[.I324]*0.067" office:value-type="float" office:value="-8.972406974" calcext:value-type="float">
            <text:p>-8,972406974</text:p>
          </table:table-cell>
          <table:table-cell table:formula="of:=[.J324]*0.067" office:value-type="float" office:value="-4.1805186603" calcext:value-type="float">
            <text:p>-4,1805186603</text:p>
          </table:table-cell>
          <table:table-cell table:formula="of:=[.K324]*0.067" office:value-type="float" office:value="-91.044840606" calcext:value-type="float">
            <text:p>-91,0448406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0.943040099" calcext:value-type="float">
            <text:p>-0,943040099</text:p>
          </table:table-cell>
          <table:table-cell office:value-type="float" office:value="-0.686543221" calcext:value-type="float">
            <text:p>-0,686543221</text:p>
          </table:table-cell>
          <table:table-cell office:value-type="float" office:value="-14.18476775" calcext:value-type="float">
            <text:p>-14,18476775</text:p>
          </table:table-cell>
          <table:table-cell/>
          <table:table-cell table:formula="of:=[.E325]*100" office:value-type="float" office:value="-94.3040099" calcext:value-type="float">
            <text:p>-94,3040099</text:p>
          </table:table-cell>
          <table:table-cell table:formula="of:=[.F325]*100" office:value-type="float" office:value="-68.6543221" calcext:value-type="float">
            <text:p>-68,6543221</text:p>
          </table:table-cell>
          <table:table-cell table:formula="of:=[.G325]*100" office:value-type="float" office:value="-1418.476775" calcext:value-type="float">
            <text:p>-1418,476775</text:p>
          </table:table-cell>
          <table:table-cell/>
          <table:table-cell table:formula="of:=[.I325]*0.067" office:value-type="float" office:value="-6.3183686633" calcext:value-type="float">
            <text:p>-6,3183686633</text:p>
          </table:table-cell>
          <table:table-cell table:formula="of:=[.J325]*0.067" office:value-type="float" office:value="-4.5998395807" calcext:value-type="float">
            <text:p>-4,5998395807</text:p>
          </table:table-cell>
          <table:table-cell table:formula="of:=[.K325]*0.067" office:value-type="float" office:value="-95.037943925" calcext:value-type="float">
            <text:p>-95,0379439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0.049252471" calcext:value-type="float">
            <text:p>-0,049252471</text:p>
          </table:table-cell>
          <table:table-cell office:value-type="float" office:value="-0.564839051" calcext:value-type="float">
            <text:p>-0,564839051</text:p>
          </table:table-cell>
          <table:table-cell office:value-type="float" office:value="-14.37793919" calcext:value-type="float">
            <text:p>-14,37793919</text:p>
          </table:table-cell>
          <table:table-cell/>
          <table:table-cell table:formula="of:=[.E326]*100" office:value-type="float" office:value="-4.9252471" calcext:value-type="float">
            <text:p>-4,9252471</text:p>
          </table:table-cell>
          <table:table-cell table:formula="of:=[.F326]*100" office:value-type="float" office:value="-56.4839051" calcext:value-type="float">
            <text:p>-56,4839051</text:p>
          </table:table-cell>
          <table:table-cell table:formula="of:=[.G326]*100" office:value-type="float" office:value="-1437.793919" calcext:value-type="float">
            <text:p>-1437,793919</text:p>
          </table:table-cell>
          <table:table-cell/>
          <table:table-cell table:formula="of:=[.I326]*0.067" office:value-type="float" office:value="-0.3299915557" calcext:value-type="float">
            <text:p>-0,3299915557</text:p>
          </table:table-cell>
          <table:table-cell table:formula="of:=[.J326]*0.067" office:value-type="float" office:value="-3.7844216417" calcext:value-type="float">
            <text:p>-3,7844216417</text:p>
          </table:table-cell>
          <table:table-cell table:formula="of:=[.K326]*0.067" office:value-type="float" office:value="-96.332192573" calcext:value-type="float">
            <text:p>-96,3321925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0.652904495" calcext:value-type="float">
            <text:p>0,652904495</text:p>
          </table:table-cell>
          <table:table-cell office:value-type="float" office:value="-0.365780275" calcext:value-type="float">
            <text:p>-0,365780275</text:p>
          </table:table-cell>
          <table:table-cell office:value-type="float" office:value="-14.18595572" calcext:value-type="float">
            <text:p>-14,18595572</text:p>
          </table:table-cell>
          <table:table-cell/>
          <table:table-cell table:formula="of:=[.E327]*100" office:value-type="float" office:value="65.2904495" calcext:value-type="float">
            <text:p>65,2904495</text:p>
          </table:table-cell>
          <table:table-cell table:formula="of:=[.F327]*100" office:value-type="float" office:value="-36.5780275" calcext:value-type="float">
            <text:p>-36,5780275</text:p>
          </table:table-cell>
          <table:table-cell table:formula="of:=[.G327]*100" office:value-type="float" office:value="-1418.595572" calcext:value-type="float">
            <text:p>-1418,595572</text:p>
          </table:table-cell>
          <table:table-cell/>
          <table:table-cell table:formula="of:=[.I327]*0.067" office:value-type="float" office:value="4.3744601165" calcext:value-type="float">
            <text:p>4,3744601165</text:p>
          </table:table-cell>
          <table:table-cell table:formula="of:=[.J327]*0.067" office:value-type="float" office:value="-2.4507278425" calcext:value-type="float">
            <text:p>-2,4507278425</text:p>
          </table:table-cell>
          <table:table-cell table:formula="of:=[.K327]*0.067" office:value-type="float" office:value="-95.045903324" calcext:value-type="float">
            <text:p>-95,0459033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1.188718356" calcext:value-type="float">
            <text:p>1,188718356</text:p>
          </table:table-cell>
          <table:table-cell office:value-type="float" office:value="-0.340818676" calcext:value-type="float">
            <text:p>-0,340818676</text:p>
          </table:table-cell>
          <table:table-cell office:value-type="float" office:value="-13.90181405" calcext:value-type="float">
            <text:p>-13,90181405</text:p>
          </table:table-cell>
          <table:table-cell/>
          <table:table-cell table:formula="of:=[.E328]*100" office:value-type="float" office:value="118.8718356" calcext:value-type="float">
            <text:p>118,8718356</text:p>
          </table:table-cell>
          <table:table-cell table:formula="of:=[.F328]*100" office:value-type="float" office:value="-34.0818676" calcext:value-type="float">
            <text:p>-34,0818676</text:p>
          </table:table-cell>
          <table:table-cell table:formula="of:=[.G328]*100" office:value-type="float" office:value="-1390.181405" calcext:value-type="float">
            <text:p>-1390,181405</text:p>
          </table:table-cell>
          <table:table-cell/>
          <table:table-cell table:formula="of:=[.I328]*0.067" office:value-type="float" office:value="7.9644129852" calcext:value-type="float">
            <text:p>7,9644129852</text:p>
          </table:table-cell>
          <table:table-cell table:formula="of:=[.J328]*0.067" office:value-type="float" office:value="-2.2834851292" calcext:value-type="float">
            <text:p>-2,2834851292</text:p>
          </table:table-cell>
          <table:table-cell table:formula="of:=[.K328]*0.067" office:value-type="float" office:value="-93.142154135" calcext:value-type="float">
            <text:p>-93,14215413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2.055697019" calcext:value-type="float">
            <text:p>2,055697019</text:p>
          </table:table-cell>
          <table:table-cell office:value-type="float" office:value="-0.072217913" calcext:value-type="float">
            <text:p>-0,072217913</text:p>
          </table:table-cell>
          <table:table-cell office:value-type="float" office:value="-13.49919468" calcext:value-type="float">
            <text:p>-13,49919468</text:p>
          </table:table-cell>
          <table:table-cell/>
          <table:table-cell table:formula="of:=[.E329]*100" office:value-type="float" office:value="205.5697019" calcext:value-type="float">
            <text:p>205,5697019</text:p>
          </table:table-cell>
          <table:table-cell table:formula="of:=[.F329]*100" office:value-type="float" office:value="-7.2217913" calcext:value-type="float">
            <text:p>-7,2217913</text:p>
          </table:table-cell>
          <table:table-cell table:formula="of:=[.G329]*100" office:value-type="float" office:value="-1349.919468" calcext:value-type="float">
            <text:p>-1349,919468</text:p>
          </table:table-cell>
          <table:table-cell/>
          <table:table-cell table:formula="of:=[.I329]*0.067" office:value-type="float" office:value="13.7731700273" calcext:value-type="float">
            <text:p>13,7731700273</text:p>
          </table:table-cell>
          <table:table-cell table:formula="of:=[.J329]*0.067" office:value-type="float" office:value="-0.4838600171" calcext:value-type="float">
            <text:p>-0,4838600171</text:p>
          </table:table-cell>
          <table:table-cell table:formula="of:=[.K329]*0.067" office:value-type="float" office:value="-90.444604356" calcext:value-type="float">
            <text:p>-90,44460435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.459783701" calcext:value-type="float">
            <text:p>2,459783701</text:p>
          </table:table-cell>
          <table:table-cell office:value-type="float" office:value="0.338602292" calcext:value-type="float">
            <text:p>0,338602292</text:p>
          </table:table-cell>
          <table:table-cell office:value-type="float" office:value="-12.42064647" calcext:value-type="float">
            <text:p>-12,42064647</text:p>
          </table:table-cell>
          <table:table-cell/>
          <table:table-cell table:formula="of:=[.E330]*100" office:value-type="float" office:value="245.9783701" calcext:value-type="float">
            <text:p>245,9783701</text:p>
          </table:table-cell>
          <table:table-cell table:formula="of:=[.F330]*100" office:value-type="float" office:value="33.8602292" calcext:value-type="float">
            <text:p>33,8602292</text:p>
          </table:table-cell>
          <table:table-cell table:formula="of:=[.G330]*100" office:value-type="float" office:value="-1242.064647" calcext:value-type="float">
            <text:p>-1242,064647</text:p>
          </table:table-cell>
          <table:table-cell/>
          <table:table-cell table:formula="of:=[.I330]*0.067" office:value-type="float" office:value="16.4805507967" calcext:value-type="float">
            <text:p>16,4805507967</text:p>
          </table:table-cell>
          <table:table-cell table:formula="of:=[.J330]*0.067" office:value-type="float" office:value="2.2686353564" calcext:value-type="float">
            <text:p>2,2686353564</text:p>
          </table:table-cell>
          <table:table-cell table:formula="of:=[.K330]*0.067" office:value-type="float" office:value="-83.218331349" calcext:value-type="float">
            <text:p>-83,2183313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.304852456" calcext:value-type="float">
            <text:p>2,304852456</text:p>
          </table:table-cell>
          <table:table-cell office:value-type="float" office:value="-0.111409571" calcext:value-type="float">
            <text:p>-0,111409571</text:p>
          </table:table-cell>
          <table:table-cell office:value-type="float" office:value="-11.64158434" calcext:value-type="float">
            <text:p>-11,64158434</text:p>
          </table:table-cell>
          <table:table-cell/>
          <table:table-cell table:formula="of:=[.E331]*100" office:value-type="float" office:value="230.4852456" calcext:value-type="float">
            <text:p>230,4852456</text:p>
          </table:table-cell>
          <table:table-cell table:formula="of:=[.F331]*100" office:value-type="float" office:value="-11.1409571" calcext:value-type="float">
            <text:p>-11,1409571</text:p>
          </table:table-cell>
          <table:table-cell table:formula="of:=[.G331]*100" office:value-type="float" office:value="-1164.158434" calcext:value-type="float">
            <text:p>-1164,158434</text:p>
          </table:table-cell>
          <table:table-cell/>
          <table:table-cell table:formula="of:=[.I331]*0.067" office:value-type="float" office:value="15.4425114552" calcext:value-type="float">
            <text:p>15,4425114552</text:p>
          </table:table-cell>
          <table:table-cell table:formula="of:=[.J331]*0.067" office:value-type="float" office:value="-0.7464441257" calcext:value-type="float">
            <text:p>-0,7464441257</text:p>
          </table:table-cell>
          <table:table-cell table:formula="of:=[.K331]*0.067" office:value-type="float" office:value="-77.998615078" calcext:value-type="float">
            <text:p>-77,9986150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3.277381808" calcext:value-type="float">
            <text:p>3,277381808</text:p>
          </table:table-cell>
          <table:table-cell office:value-type="float" office:value="0.035845682" calcext:value-type="float">
            <text:p>0,035845682</text:p>
          </table:table-cell>
          <table:table-cell office:value-type="float" office:value="-11.17720337" calcext:value-type="float">
            <text:p>-11,17720337</text:p>
          </table:table-cell>
          <table:table-cell/>
          <table:table-cell table:formula="of:=[.E332]*100" office:value-type="float" office:value="327.7381808" calcext:value-type="float">
            <text:p>327,7381808</text:p>
          </table:table-cell>
          <table:table-cell table:formula="of:=[.F332]*100" office:value-type="float" office:value="3.5845682" calcext:value-type="float">
            <text:p>3,5845682</text:p>
          </table:table-cell>
          <table:table-cell table:formula="of:=[.G332]*100" office:value-type="float" office:value="-1117.720337" calcext:value-type="float">
            <text:p>-1117,720337</text:p>
          </table:table-cell>
          <table:table-cell/>
          <table:table-cell table:formula="of:=[.I332]*0.067" office:value-type="float" office:value="21.9584581136" calcext:value-type="float">
            <text:p>21,9584581136</text:p>
          </table:table-cell>
          <table:table-cell table:formula="of:=[.J332]*0.067" office:value-type="float" office:value="0.2401660694" calcext:value-type="float">
            <text:p>0,2401660694</text:p>
          </table:table-cell>
          <table:table-cell table:formula="of:=[.K332]*0.067" office:value-type="float" office:value="-74.887262579" calcext:value-type="float">
            <text:p>-74,8872625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3.748946827" calcext:value-type="float">
            <text:p>3,748946827</text:p>
          </table:table-cell>
          <table:table-cell office:value-type="float" office:value="0.796014016" calcext:value-type="float">
            <text:p>0,796014016</text:p>
          </table:table-cell>
          <table:table-cell office:value-type="float" office:value="-9.456059231" calcext:value-type="float">
            <text:p>-9,456059231</text:p>
          </table:table-cell>
          <table:table-cell/>
          <table:table-cell table:formula="of:=[.E333]*100" office:value-type="float" office:value="374.8946827" calcext:value-type="float">
            <text:p>374,8946827</text:p>
          </table:table-cell>
          <table:table-cell table:formula="of:=[.F333]*100" office:value-type="float" office:value="79.6014016" calcext:value-type="float">
            <text:p>79,6014016</text:p>
          </table:table-cell>
          <table:table-cell table:formula="of:=[.G333]*100" office:value-type="float" office:value="-945.6059231" calcext:value-type="float">
            <text:p>-945,6059231</text:p>
          </table:table-cell>
          <table:table-cell/>
          <table:table-cell table:formula="of:=[.I333]*0.067" office:value-type="float" office:value="25.1179437409" calcext:value-type="float">
            <text:p>25,1179437409</text:p>
          </table:table-cell>
          <table:table-cell table:formula="of:=[.J333]*0.067" office:value-type="float" office:value="5.3332939072" calcext:value-type="float">
            <text:p>5,3332939072</text:p>
          </table:table-cell>
          <table:table-cell table:formula="of:=[.K333]*0.067" office:value-type="float" office:value="-63.3555968477" calcext:value-type="float">
            <text:p>-63,355596847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2.887320371" calcext:value-type="float">
            <text:p>2,887320371</text:p>
          </table:table-cell>
          <table:table-cell office:value-type="float" office:value="-0.152330648" calcext:value-type="float">
            <text:p>-0,152330648</text:p>
          </table:table-cell>
          <table:table-cell office:value-type="float" office:value="-8.262677669" calcext:value-type="float">
            <text:p>-8,262677669</text:p>
          </table:table-cell>
          <table:table-cell/>
          <table:table-cell table:formula="of:=[.E334]*100" office:value-type="float" office:value="288.7320371" calcext:value-type="float">
            <text:p>288,7320371</text:p>
          </table:table-cell>
          <table:table-cell table:formula="of:=[.F334]*100" office:value-type="float" office:value="-15.2330648" calcext:value-type="float">
            <text:p>-15,2330648</text:p>
          </table:table-cell>
          <table:table-cell table:formula="of:=[.G334]*100" office:value-type="float" office:value="-826.2677669" calcext:value-type="float">
            <text:p>-826,2677669</text:p>
          </table:table-cell>
          <table:table-cell/>
          <table:table-cell table:formula="of:=[.I334]*0.067" office:value-type="float" office:value="19.3450464857" calcext:value-type="float">
            <text:p>19,3450464857</text:p>
          </table:table-cell>
          <table:table-cell table:formula="of:=[.J334]*0.067" office:value-type="float" office:value="-1.0206153416" calcext:value-type="float">
            <text:p>-1,0206153416</text:p>
          </table:table-cell>
          <table:table-cell table:formula="of:=[.K334]*0.067" office:value-type="float" office:value="-55.3599403823" calcext:value-type="float">
            <text:p>-55,35994038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3.781738475" calcext:value-type="float">
            <text:p>3,781738475</text:p>
          </table:table-cell>
          <table:table-cell office:value-type="float" office:value="-0.441312768" calcext:value-type="float">
            <text:p>-0,441312768</text:p>
          </table:table-cell>
          <table:table-cell office:value-type="float" office:value="-7.943273755" calcext:value-type="float">
            <text:p>-7,943273755</text:p>
          </table:table-cell>
          <table:table-cell/>
          <table:table-cell table:formula="of:=[.E335]*100" office:value-type="float" office:value="378.1738475" calcext:value-type="float">
            <text:p>378,1738475</text:p>
          </table:table-cell>
          <table:table-cell table:formula="of:=[.F335]*100" office:value-type="float" office:value="-44.1312768" calcext:value-type="float">
            <text:p>-44,1312768</text:p>
          </table:table-cell>
          <table:table-cell table:formula="of:=[.G335]*100" office:value-type="float" office:value="-794.3273755" calcext:value-type="float">
            <text:p>-794,3273755</text:p>
          </table:table-cell>
          <table:table-cell/>
          <table:table-cell table:formula="of:=[.I335]*0.067" office:value-type="float" office:value="25.3376477825" calcext:value-type="float">
            <text:p>25,3376477825</text:p>
          </table:table-cell>
          <table:table-cell table:formula="of:=[.J335]*0.067" office:value-type="float" office:value="-2.9567955456" calcext:value-type="float">
            <text:p>-2,9567955456</text:p>
          </table:table-cell>
          <table:table-cell table:formula="of:=[.K335]*0.067" office:value-type="float" office:value="-53.2199341585" calcext:value-type="float">
            <text:p>-53,21993415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3.474981641" calcext:value-type="float">
            <text:p>3,474981641</text:p>
          </table:table-cell>
          <table:table-cell office:value-type="float" office:value="-0.127406283" calcext:value-type="float">
            <text:p>-0,127406283</text:p>
          </table:table-cell>
          <table:table-cell office:value-type="float" office:value="-5.950017926" calcext:value-type="float">
            <text:p>-5,950017926</text:p>
          </table:table-cell>
          <table:table-cell/>
          <table:table-cell table:formula="of:=[.E336]*100" office:value-type="float" office:value="347.4981641" calcext:value-type="float">
            <text:p>347,4981641</text:p>
          </table:table-cell>
          <table:table-cell table:formula="of:=[.F336]*100" office:value-type="float" office:value="-12.7406283" calcext:value-type="float">
            <text:p>-12,7406283</text:p>
          </table:table-cell>
          <table:table-cell table:formula="of:=[.G336]*100" office:value-type="float" office:value="-595.0017926" calcext:value-type="float">
            <text:p>-595,0017926</text:p>
          </table:table-cell>
          <table:table-cell/>
          <table:table-cell table:formula="of:=[.I336]*0.067" office:value-type="float" office:value="23.2823769947" calcext:value-type="float">
            <text:p>23,2823769947</text:p>
          </table:table-cell>
          <table:table-cell table:formula="of:=[.J336]*0.067" office:value-type="float" office:value="-0.8536220961" calcext:value-type="float">
            <text:p>-0,8536220961</text:p>
          </table:table-cell>
          <table:table-cell table:formula="of:=[.K336]*0.067" office:value-type="float" office:value="-39.8651201042" calcext:value-type="float">
            <text:p>-39,865120104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.498191703" calcext:value-type="float">
            <text:p>1,498191703</text:p>
          </table:table-cell>
          <table:table-cell office:value-type="float" office:value="-0.615661878" calcext:value-type="float">
            <text:p>-0,615661878</text:p>
          </table:table-cell>
          <table:table-cell office:value-type="float" office:value="-5.837128628" calcext:value-type="float">
            <text:p>-5,837128628</text:p>
          </table:table-cell>
          <table:table-cell/>
          <table:table-cell table:formula="of:=[.E337]*100" office:value-type="float" office:value="149.8191703" calcext:value-type="float">
            <text:p>149,8191703</text:p>
          </table:table-cell>
          <table:table-cell table:formula="of:=[.F337]*100" office:value-type="float" office:value="-61.5661878" calcext:value-type="float">
            <text:p>-61,5661878</text:p>
          </table:table-cell>
          <table:table-cell table:formula="of:=[.G337]*100" office:value-type="float" office:value="-583.7128628" calcext:value-type="float">
            <text:p>-583,7128628</text:p>
          </table:table-cell>
          <table:table-cell/>
          <table:table-cell table:formula="of:=[.I337]*0.067" office:value-type="float" office:value="10.0378844101" calcext:value-type="float">
            <text:p>10,0378844101</text:p>
          </table:table-cell>
          <table:table-cell table:formula="of:=[.J337]*0.067" office:value-type="float" office:value="-4.1249345826" calcext:value-type="float">
            <text:p>-4,1249345826</text:p>
          </table:table-cell>
          <table:table-cell table:formula="of:=[.K337]*0.067" office:value-type="float" office:value="-39.1087618076" calcext:value-type="float">
            <text:p>-39,108761807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.927257716" calcext:value-type="float">
            <text:p>2,927257716</text:p>
          </table:table-cell>
          <table:table-cell office:value-type="float" office:value="-0.553365975" calcext:value-type="float">
            <text:p>-0,553365975</text:p>
          </table:table-cell>
          <table:table-cell office:value-type="float" office:value="-5.788692836" calcext:value-type="float">
            <text:p>-5,788692836</text:p>
          </table:table-cell>
          <table:table-cell/>
          <table:table-cell table:formula="of:=[.E338]*100" office:value-type="float" office:value="292.7257716" calcext:value-type="float">
            <text:p>292,7257716</text:p>
          </table:table-cell>
          <table:table-cell table:formula="of:=[.F338]*100" office:value-type="float" office:value="-55.3365975" calcext:value-type="float">
            <text:p>-55,3365975</text:p>
          </table:table-cell>
          <table:table-cell table:formula="of:=[.G338]*100" office:value-type="float" office:value="-578.8692836" calcext:value-type="float">
            <text:p>-578,8692836</text:p>
          </table:table-cell>
          <table:table-cell/>
          <table:table-cell table:formula="of:=[.I338]*0.067" office:value-type="float" office:value="19.6126266972" calcext:value-type="float">
            <text:p>19,6126266972</text:p>
          </table:table-cell>
          <table:table-cell table:formula="of:=[.J338]*0.067" office:value-type="float" office:value="-3.7075520325" calcext:value-type="float">
            <text:p>-3,7075520325</text:p>
          </table:table-cell>
          <table:table-cell table:formula="of:=[.K338]*0.067" office:value-type="float" office:value="-38.7842420012" calcext:value-type="float">
            <text:p>-38,784242001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2.842421869" calcext:value-type="float">
            <text:p>2,842421869</text:p>
          </table:table-cell>
          <table:table-cell office:value-type="float" office:value="-0.002710995" calcext:value-type="float">
            <text:p>-0,002710995</text:p>
          </table:table-cell>
          <table:table-cell office:value-type="float" office:value="-3.612718789" calcext:value-type="float">
            <text:p>-3,612718789</text:p>
          </table:table-cell>
          <table:table-cell/>
          <table:table-cell table:formula="of:=[.E339]*100" office:value-type="float" office:value="284.2421869" calcext:value-type="float">
            <text:p>284,2421869</text:p>
          </table:table-cell>
          <table:table-cell table:formula="of:=[.F339]*100" office:value-type="float" office:value="-0.2710995" calcext:value-type="float">
            <text:p>-0,2710995</text:p>
          </table:table-cell>
          <table:table-cell table:formula="of:=[.G339]*100" office:value-type="float" office:value="-361.2718789" calcext:value-type="float">
            <text:p>-361,2718789</text:p>
          </table:table-cell>
          <table:table-cell/>
          <table:table-cell table:formula="of:=[.I339]*0.067" office:value-type="float" office:value="19.0442265223" calcext:value-type="float">
            <text:p>19,0442265223</text:p>
          </table:table-cell>
          <table:table-cell table:formula="of:=[.J339]*0.067" office:value-type="float" office:value="-0.0181636665" calcext:value-type="float">
            <text:p>-0,0181636665</text:p>
          </table:table-cell>
          <table:table-cell table:formula="of:=[.K339]*0.067" office:value-type="float" office:value="-24.2052158863" calcext:value-type="float">
            <text:p>-24,205215886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0.610070078" calcext:value-type="float">
            <text:p>0,610070078</text:p>
          </table:table-cell>
          <table:table-cell office:value-type="float" office:value="-0.548693097" calcext:value-type="float">
            <text:p>-0,548693097</text:p>
          </table:table-cell>
          <table:table-cell office:value-type="float" office:value="-4.166929083" calcext:value-type="float">
            <text:p>-4,166929083</text:p>
          </table:table-cell>
          <table:table-cell/>
          <table:table-cell table:formula="of:=[.E340]*100" office:value-type="float" office:value="61.0070078" calcext:value-type="float">
            <text:p>61,0070078</text:p>
          </table:table-cell>
          <table:table-cell table:formula="of:=[.F340]*100" office:value-type="float" office:value="-54.8693097" calcext:value-type="float">
            <text:p>-54,8693097</text:p>
          </table:table-cell>
          <table:table-cell table:formula="of:=[.G340]*100" office:value-type="float" office:value="-416.6929083" calcext:value-type="float">
            <text:p>-416,6929083</text:p>
          </table:table-cell>
          <table:table-cell/>
          <table:table-cell table:formula="of:=[.I340]*0.067" office:value-type="float" office:value="4.0874695226" calcext:value-type="float">
            <text:p>4,0874695226</text:p>
          </table:table-cell>
          <table:table-cell table:formula="of:=[.J340]*0.067" office:value-type="float" office:value="-3.6762437499" calcext:value-type="float">
            <text:p>-3,6762437499</text:p>
          </table:table-cell>
          <table:table-cell table:formula="of:=[.K340]*0.067" office:value-type="float" office:value="-27.9184248561" calcext:value-type="float">
            <text:p>-27,91842485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0" calcext:value-type="float">
            <text:p>0</text:p>
          </table:table-cell>
          <table:table-cell office:value-type="float" office:value="0.015691946" calcext:value-type="float">
            <text:p>0,015691946</text:p>
          </table:table-cell>
          <table:table-cell office:value-type="float" office:value="-4.160279543" calcext:value-type="float">
            <text:p>-4,160279543</text:p>
          </table:table-cell>
          <table:table-cell/>
          <table:table-cell table:formula="of:=[.E341]*100" office:value-type="float" office:value="0" calcext:value-type="float">
            <text:p>0</text:p>
          </table:table-cell>
          <table:table-cell table:formula="of:=[.F341]*100" office:value-type="float" office:value="1.5691946" calcext:value-type="float">
            <text:p>1,5691946</text:p>
          </table:table-cell>
          <table:table-cell table:formula="of:=[.G341]*100" office:value-type="float" office:value="-416.0279543" calcext:value-type="float">
            <text:p>-416,0279543</text:p>
          </table:table-cell>
          <table:table-cell/>
          <table:table-cell table:formula="of:=[.I341]*0.067" office:value-type="float" office:value="0" calcext:value-type="float">
            <text:p>0</text:p>
          </table:table-cell>
          <table:table-cell table:formula="of:=[.J341]*0.067" office:value-type="float" office:value="0.1051360382" calcext:value-type="float">
            <text:p>0,1051360382</text:p>
          </table:table-cell>
          <table:table-cell table:formula="of:=[.K341]*0.067" office:value-type="float" office:value="-27.8738729381" calcext:value-type="float">
            <text:p>-27,8738729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0" calcext:value-type="float">
            <text:p>0</text:p>
          </table:table-cell>
          <table:table-cell office:value-type="float" office:value="0.679764744" calcext:value-type="float">
            <text:p>0,679764744</text:p>
          </table:table-cell>
          <table:table-cell office:value-type="float" office:value="-3.786915214" calcext:value-type="float">
            <text:p>-3,786915214</text:p>
          </table:table-cell>
          <table:table-cell/>
          <table:table-cell table:formula="of:=[.E342]*100" office:value-type="float" office:value="0" calcext:value-type="float">
            <text:p>0</text:p>
          </table:table-cell>
          <table:table-cell table:formula="of:=[.F342]*100" office:value-type="float" office:value="67.9764744" calcext:value-type="float">
            <text:p>67,9764744</text:p>
          </table:table-cell>
          <table:table-cell table:formula="of:=[.G342]*100" office:value-type="float" office:value="-378.6915214" calcext:value-type="float">
            <text:p>-378,6915214</text:p>
          </table:table-cell>
          <table:table-cell/>
          <table:table-cell table:formula="of:=[.I342]*0.067" office:value-type="float" office:value="0" calcext:value-type="float">
            <text:p>0</text:p>
          </table:table-cell>
          <table:table-cell table:formula="of:=[.J342]*0.067" office:value-type="float" office:value="4.5544237848" calcext:value-type="float">
            <text:p>4,5544237848</text:p>
          </table:table-cell>
          <table:table-cell table:formula="of:=[.K342]*0.067" office:value-type="float" office:value="-25.3723319338" calcext:value-type="float">
            <text:p>-25,37233193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-0.508937947" calcext:value-type="float">
            <text:p>-0,508937947</text:p>
          </table:table-cell>
          <table:table-cell office:value-type="float" office:value="0.684435336" calcext:value-type="float">
            <text:p>0,684435336</text:p>
          </table:table-cell>
          <table:table-cell office:value-type="float" office:value="-3.838942605" calcext:value-type="float">
            <text:p>-3,838942605</text:p>
          </table:table-cell>
          <table:table-cell/>
          <table:table-cell table:formula="of:=[.E343]*100" office:value-type="float" office:value="-50.8937947" calcext:value-type="float">
            <text:p>-50,8937947</text:p>
          </table:table-cell>
          <table:table-cell table:formula="of:=[.F343]*100" office:value-type="float" office:value="68.4435336" calcext:value-type="float">
            <text:p>68,4435336</text:p>
          </table:table-cell>
          <table:table-cell table:formula="of:=[.G343]*100" office:value-type="float" office:value="-383.8942605" calcext:value-type="float">
            <text:p>-383,8942605</text:p>
          </table:table-cell>
          <table:table-cell/>
          <table:table-cell table:formula="of:=[.I343]*0.067" office:value-type="float" office:value="-3.4098842449" calcext:value-type="float">
            <text:p>-3,4098842449</text:p>
          </table:table-cell>
          <table:table-cell table:formula="of:=[.J343]*0.067" office:value-type="float" office:value="4.5857167512" calcext:value-type="float">
            <text:p>4,5857167512</text:p>
          </table:table-cell>
          <table:table-cell table:formula="of:=[.K343]*0.067" office:value-type="float" office:value="-25.7209154535" calcext:value-type="float">
            <text:p>-25,72091545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0.639962388" calcext:value-type="float">
            <text:p>-0,639962388</text:p>
          </table:table-cell>
          <table:table-cell office:value-type="float" office:value="0.793081825" calcext:value-type="float">
            <text:p>0,793081825</text:p>
          </table:table-cell>
          <table:table-cell office:value-type="float" office:value="-4.283048955" calcext:value-type="float">
            <text:p>-4,283048955</text:p>
          </table:table-cell>
          <table:table-cell/>
          <table:table-cell table:formula="of:=[.E344]*100" office:value-type="float" office:value="-63.9962388" calcext:value-type="float">
            <text:p>-63,9962388</text:p>
          </table:table-cell>
          <table:table-cell table:formula="of:=[.F344]*100" office:value-type="float" office:value="79.3081825" calcext:value-type="float">
            <text:p>79,3081825</text:p>
          </table:table-cell>
          <table:table-cell table:formula="of:=[.G344]*100" office:value-type="float" office:value="-428.3048955" calcext:value-type="float">
            <text:p>-428,3048955</text:p>
          </table:table-cell>
          <table:table-cell/>
          <table:table-cell table:formula="of:=[.I344]*0.067" office:value-type="float" office:value="-4.2877479996" calcext:value-type="float">
            <text:p>-4,2877479996</text:p>
          </table:table-cell>
          <table:table-cell table:formula="of:=[.J344]*0.067" office:value-type="float" office:value="5.3136482275" calcext:value-type="float">
            <text:p>5,3136482275</text:p>
          </table:table-cell>
          <table:table-cell table:formula="of:=[.K344]*0.067" office:value-type="float" office:value="-28.6964279985" calcext:value-type="float">
            <text:p>-28,69642799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0.76523655" calcext:value-type="float">
            <text:p>-0,76523655</text:p>
          </table:table-cell>
          <table:table-cell office:value-type="float" office:value="1.069387651" calcext:value-type="float">
            <text:p>1,069387651</text:p>
          </table:table-cell>
          <table:table-cell office:value-type="float" office:value="-4.133640882" calcext:value-type="float">
            <text:p>-4,133640882</text:p>
          </table:table-cell>
          <table:table-cell/>
          <table:table-cell table:formula="of:=[.E345]*100" office:value-type="float" office:value="-76.523655" calcext:value-type="float">
            <text:p>-76,523655</text:p>
          </table:table-cell>
          <table:table-cell table:formula="of:=[.F345]*100" office:value-type="float" office:value="106.9387651" calcext:value-type="float">
            <text:p>106,9387651</text:p>
          </table:table-cell>
          <table:table-cell table:formula="of:=[.G345]*100" office:value-type="float" office:value="-413.3640882" calcext:value-type="float">
            <text:p>-413,3640882</text:p>
          </table:table-cell>
          <table:table-cell/>
          <table:table-cell table:formula="of:=[.I345]*0.067" office:value-type="float" office:value="-5.127084885" calcext:value-type="float">
            <text:p>-5,127084885</text:p>
          </table:table-cell>
          <table:table-cell table:formula="of:=[.J345]*0.067" office:value-type="float" office:value="7.1648972617" calcext:value-type="float">
            <text:p>7,1648972617</text:p>
          </table:table-cell>
          <table:table-cell table:formula="of:=[.K345]*0.067" office:value-type="float" office:value="-27.6953939094" calcext:value-type="float">
            <text:p>-27,69539390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2.872076825" calcext:value-type="float">
            <text:p>-2,872076825</text:p>
          </table:table-cell>
          <table:table-cell office:value-type="float" office:value="0.946092923" calcext:value-type="float">
            <text:p>0,946092923</text:p>
          </table:table-cell>
          <table:table-cell office:value-type="float" office:value="-4.13563218" calcext:value-type="float">
            <text:p>-4,13563218</text:p>
          </table:table-cell>
          <table:table-cell/>
          <table:table-cell table:formula="of:=[.E346]*100" office:value-type="float" office:value="-287.2076825" calcext:value-type="float">
            <text:p>-287,2076825</text:p>
          </table:table-cell>
          <table:table-cell table:formula="of:=[.F346]*100" office:value-type="float" office:value="94.6092923" calcext:value-type="float">
            <text:p>94,6092923</text:p>
          </table:table-cell>
          <table:table-cell table:formula="of:=[.G346]*100" office:value-type="float" office:value="-413.563218" calcext:value-type="float">
            <text:p>-413,563218</text:p>
          </table:table-cell>
          <table:table-cell/>
          <table:table-cell table:formula="of:=[.I346]*0.067" office:value-type="float" office:value="-19.2429147275" calcext:value-type="float">
            <text:p>-19,2429147275</text:p>
          </table:table-cell>
          <table:table-cell table:formula="of:=[.J346]*0.067" office:value-type="float" office:value="6.3388225841" calcext:value-type="float">
            <text:p>6,3388225841</text:p>
          </table:table-cell>
          <table:table-cell table:formula="of:=[.K346]*0.067" office:value-type="float" office:value="-27.708735606" calcext:value-type="float">
            <text:p>-27,7087356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3.195951214" calcext:value-type="float">
            <text:p>-3,195951214</text:p>
          </table:table-cell>
          <table:table-cell office:value-type="float" office:value="0.731618385" calcext:value-type="float">
            <text:p>0,731618385</text:p>
          </table:table-cell>
          <table:table-cell office:value-type="float" office:value="-6.010905336" calcext:value-type="float">
            <text:p>-6,010905336</text:p>
          </table:table-cell>
          <table:table-cell/>
          <table:table-cell table:formula="of:=[.E347]*100" office:value-type="float" office:value="-319.5951214" calcext:value-type="float">
            <text:p>-319,5951214</text:p>
          </table:table-cell>
          <table:table-cell table:formula="of:=[.F347]*100" office:value-type="float" office:value="73.1618385" calcext:value-type="float">
            <text:p>73,1618385</text:p>
          </table:table-cell>
          <table:table-cell table:formula="of:=[.G347]*100" office:value-type="float" office:value="-601.0905336" calcext:value-type="float">
            <text:p>-601,0905336</text:p>
          </table:table-cell>
          <table:table-cell/>
          <table:table-cell table:formula="of:=[.I347]*0.067" office:value-type="float" office:value="-21.4128731338" calcext:value-type="float">
            <text:p>-21,4128731338</text:p>
          </table:table-cell>
          <table:table-cell table:formula="of:=[.J347]*0.067" office:value-type="float" office:value="4.9018431795" calcext:value-type="float">
            <text:p>4,9018431795</text:p>
          </table:table-cell>
          <table:table-cell table:formula="of:=[.K347]*0.067" office:value-type="float" office:value="-40.2730657512" calcext:value-type="float">
            <text:p>-40,27306575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2.102554297" calcext:value-type="float">
            <text:p>-2,102554297</text:p>
          </table:table-cell>
          <table:table-cell office:value-type="float" office:value="1.191468051" calcext:value-type="float">
            <text:p>1,191468051</text:p>
          </table:table-cell>
          <table:table-cell office:value-type="float" office:value="-6.00368573" calcext:value-type="float">
            <text:p>-6,00368573</text:p>
          </table:table-cell>
          <table:table-cell/>
          <table:table-cell table:formula="of:=[.E348]*100" office:value-type="float" office:value="-210.2554297" calcext:value-type="float">
            <text:p>-210,2554297</text:p>
          </table:table-cell>
          <table:table-cell table:formula="of:=[.F348]*100" office:value-type="float" office:value="119.1468051" calcext:value-type="float">
            <text:p>119,1468051</text:p>
          </table:table-cell>
          <table:table-cell table:formula="of:=[.G348]*100" office:value-type="float" office:value="-600.368573" calcext:value-type="float">
            <text:p>-600,368573</text:p>
          </table:table-cell>
          <table:table-cell/>
          <table:table-cell table:formula="of:=[.I348]*0.067" office:value-type="float" office:value="-14.0871137899" calcext:value-type="float">
            <text:p>-14,0871137899</text:p>
          </table:table-cell>
          <table:table-cell table:formula="of:=[.J348]*0.067" office:value-type="float" office:value="7.9828359417" calcext:value-type="float">
            <text:p>7,9828359417</text:p>
          </table:table-cell>
          <table:table-cell table:formula="of:=[.K348]*0.067" office:value-type="float" office:value="-40.224694391" calcext:value-type="float">
            <text:p>-40,22469439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3.88185748" calcext:value-type="float">
            <text:p>-3,88185748</text:p>
          </table:table-cell>
          <table:table-cell office:value-type="float" office:value="1.048546379" calcext:value-type="float">
            <text:p>1,048546379</text:p>
          </table:table-cell>
          <table:table-cell office:value-type="float" office:value="-6.55552452" calcext:value-type="float">
            <text:p>-6,55552452</text:p>
          </table:table-cell>
          <table:table-cell/>
          <table:table-cell table:formula="of:=[.E349]*100" office:value-type="float" office:value="-388.185748" calcext:value-type="float">
            <text:p>-388,185748</text:p>
          </table:table-cell>
          <table:table-cell table:formula="of:=[.F349]*100" office:value-type="float" office:value="104.8546379" calcext:value-type="float">
            <text:p>104,8546379</text:p>
          </table:table-cell>
          <table:table-cell table:formula="of:=[.G349]*100" office:value-type="float" office:value="-655.552452" calcext:value-type="float">
            <text:p>-655,552452</text:p>
          </table:table-cell>
          <table:table-cell/>
          <table:table-cell table:formula="of:=[.I349]*0.067" office:value-type="float" office:value="-26.008445116" calcext:value-type="float">
            <text:p>-26,008445116</text:p>
          </table:table-cell>
          <table:table-cell table:formula="of:=[.J349]*0.067" office:value-type="float" office:value="7.0252607393" calcext:value-type="float">
            <text:p>7,0252607393</text:p>
          </table:table-cell>
          <table:table-cell table:formula="of:=[.K349]*0.067" office:value-type="float" office:value="-43.922014284" calcext:value-type="float">
            <text:p>-43,9220142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4.379255138" calcext:value-type="float">
            <text:p>-4,379255138</text:p>
          </table:table-cell>
          <table:table-cell office:value-type="float" office:value="0.558348589" calcext:value-type="float">
            <text:p>0,558348589</text:p>
          </table:table-cell>
          <table:table-cell office:value-type="float" office:value="-8.747218407" calcext:value-type="float">
            <text:p>-8,747218407</text:p>
          </table:table-cell>
          <table:table-cell/>
          <table:table-cell table:formula="of:=[.E350]*100" office:value-type="float" office:value="-437.9255138" calcext:value-type="float">
            <text:p>-437,9255138</text:p>
          </table:table-cell>
          <table:table-cell table:formula="of:=[.F350]*100" office:value-type="float" office:value="55.8348589" calcext:value-type="float">
            <text:p>55,8348589</text:p>
          </table:table-cell>
          <table:table-cell table:formula="of:=[.G350]*100" office:value-type="float" office:value="-874.7218407" calcext:value-type="float">
            <text:p>-874,7218407</text:p>
          </table:table-cell>
          <table:table-cell/>
          <table:table-cell table:formula="of:=[.I350]*0.067" office:value-type="float" office:value="-29.3410094246" calcext:value-type="float">
            <text:p>-29,3410094246</text:p>
          </table:table-cell>
          <table:table-cell table:formula="of:=[.J350]*0.067" office:value-type="float" office:value="3.7409355463" calcext:value-type="float">
            <text:p>3,7409355463</text:p>
          </table:table-cell>
          <table:table-cell table:formula="of:=[.K350]*0.067" office:value-type="float" office:value="-58.6063633269" calcext:value-type="float">
            <text:p>-58,60636332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3.422666806" calcext:value-type="float">
            <text:p>-3,422666806</text:p>
          </table:table-cell>
          <table:table-cell office:value-type="float" office:value="0.317547506" calcext:value-type="float">
            <text:p>0,317547506</text:p>
          </table:table-cell>
          <table:table-cell office:value-type="float" office:value="-9.551298188" calcext:value-type="float">
            <text:p>-9,551298188</text:p>
          </table:table-cell>
          <table:table-cell/>
          <table:table-cell table:formula="of:=[.E351]*100" office:value-type="float" office:value="-342.2666806" calcext:value-type="float">
            <text:p>-342,2666806</text:p>
          </table:table-cell>
          <table:table-cell table:formula="of:=[.F351]*100" office:value-type="float" office:value="31.7547506" calcext:value-type="float">
            <text:p>31,7547506</text:p>
          </table:table-cell>
          <table:table-cell table:formula="of:=[.G351]*100" office:value-type="float" office:value="-955.1298188" calcext:value-type="float">
            <text:p>-955,1298188</text:p>
          </table:table-cell>
          <table:table-cell/>
          <table:table-cell table:formula="of:=[.I351]*0.067" office:value-type="float" office:value="-22.9318676002" calcext:value-type="float">
            <text:p>-22,9318676002</text:p>
          </table:table-cell>
          <table:table-cell table:formula="of:=[.J351]*0.067" office:value-type="float" office:value="2.1275682902" calcext:value-type="float">
            <text:p>2,1275682902</text:p>
          </table:table-cell>
          <table:table-cell table:formula="of:=[.K351]*0.067" office:value-type="float" office:value="-63.9936978596" calcext:value-type="float">
            <text:p>-63,99369785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3.771104892" calcext:value-type="float">
            <text:p>-3,771104892</text:p>
          </table:table-cell>
          <table:table-cell office:value-type="float" office:value="-0.452413684" calcext:value-type="float">
            <text:p>-0,452413684</text:p>
          </table:table-cell>
          <table:table-cell office:value-type="float" office:value="-10.831591" calcext:value-type="float">
            <text:p>-10,831591</text:p>
          </table:table-cell>
          <table:table-cell/>
          <table:table-cell table:formula="of:=[.E352]*100" office:value-type="float" office:value="-377.1104892" calcext:value-type="float">
            <text:p>-377,1104892</text:p>
          </table:table-cell>
          <table:table-cell table:formula="of:=[.F352]*100" office:value-type="float" office:value="-45.2413684" calcext:value-type="float">
            <text:p>-45,2413684</text:p>
          </table:table-cell>
          <table:table-cell table:formula="of:=[.G352]*100" office:value-type="float" office:value="-1083.1591" calcext:value-type="float">
            <text:p>-1083,1591</text:p>
          </table:table-cell>
          <table:table-cell/>
          <table:table-cell table:formula="of:=[.I352]*0.067" office:value-type="float" office:value="-25.2664027764" calcext:value-type="float">
            <text:p>-25,2664027764</text:p>
          </table:table-cell>
          <table:table-cell table:formula="of:=[.J352]*0.067" office:value-type="float" office:value="-3.0311716828" calcext:value-type="float">
            <text:p>-3,0311716828</text:p>
          </table:table-cell>
          <table:table-cell table:formula="of:=[.K352]*0.067" office:value-type="float" office:value="-72.5716597" calcext:value-type="float">
            <text:p>-72,5716597</text:p>
          </table:table-cell>
        </table:table-row>
        <table:table-row table:style-name="ro1"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3.113361107" calcext:value-type="float">
            <text:p>-3,113361107</text:p>
          </table:table-cell>
          <table:table-cell office:value-type="float" office:value="0.059418085" calcext:value-type="float">
            <text:p>0,059418085</text:p>
          </table:table-cell>
          <table:table-cell office:value-type="float" office:value="-12.49636293" calcext:value-type="float">
            <text:p>-12,49636293</text:p>
          </table:table-cell>
          <table:table-cell/>
          <table:table-cell table:formula="of:=[.E353]*100" office:value-type="float" office:value="-311.3361107" calcext:value-type="float">
            <text:p>-311,3361107</text:p>
          </table:table-cell>
          <table:table-cell table:formula="of:=[.F353]*100" office:value-type="float" office:value="5.9418085" calcext:value-type="float">
            <text:p>5,9418085</text:p>
          </table:table-cell>
          <table:table-cell table:formula="of:=[.G353]*100" office:value-type="float" office:value="-1249.636293" calcext:value-type="float">
            <text:p>-1249,636293</text:p>
          </table:table-cell>
          <table:table-cell/>
          <table:table-cell table:formula="of:=[.I353]*0.067" office:value-type="float" office:value="-20.8595194169" calcext:value-type="float">
            <text:p>-20,8595194169</text:p>
          </table:table-cell>
          <table:table-cell table:formula="of:=[.J353]*0.067" office:value-type="float" office:value="0.3981011695" calcext:value-type="float">
            <text:p>0,3981011695</text:p>
          </table:table-cell>
          <table:table-cell table:formula="of:=[.K353]*0.067" office:value-type="float" office:value="-83.725631631" calcext:value-type="float">
            <text:p>-83,7256316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.850501074" calcext:value-type="float">
            <text:p>-1,850501074</text:p>
          </table:table-cell>
          <table:table-cell office:value-type="float" office:value="0.309563678" calcext:value-type="float">
            <text:p>0,309563678</text:p>
          </table:table-cell>
          <table:table-cell office:value-type="float" office:value="-13.0529959" calcext:value-type="float">
            <text:p>-13,0529959</text:p>
          </table:table-cell>
          <table:table-cell/>
          <table:table-cell table:formula="of:=[.E354]*100" office:value-type="float" office:value="-185.0501074" calcext:value-type="float">
            <text:p>-185,0501074</text:p>
          </table:table-cell>
          <table:table-cell table:formula="of:=[.F354]*100" office:value-type="float" office:value="30.9563678" calcext:value-type="float">
            <text:p>30,9563678</text:p>
          </table:table-cell>
          <table:table-cell table:formula="of:=[.G354]*100" office:value-type="float" office:value="-1305.29959" calcext:value-type="float">
            <text:p>-1305,29959</text:p>
          </table:table-cell>
          <table:table-cell/>
          <table:table-cell table:formula="of:=[.I354]*0.067" office:value-type="float" office:value="-12.3983571958" calcext:value-type="float">
            <text:p>-12,3983571958</text:p>
          </table:table-cell>
          <table:table-cell table:formula="of:=[.J354]*0.067" office:value-type="float" office:value="2.0740766426" calcext:value-type="float">
            <text:p>2,0740766426</text:p>
          </table:table-cell>
          <table:table-cell table:formula="of:=[.K354]*0.067" office:value-type="float" office:value="-87.45507253" calcext:value-type="float">
            <text:p>-87,4550725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.444902424" calcext:value-type="float">
            <text:p>-1,444902424</text:p>
          </table:table-cell>
          <table:table-cell office:value-type="float" office:value="0.020817443" calcext:value-type="float">
            <text:p>0,020817443</text:p>
          </table:table-cell>
          <table:table-cell office:value-type="float" office:value="-13.5372418" calcext:value-type="float">
            <text:p>-13,5372418</text:p>
          </table:table-cell>
          <table:table-cell/>
          <table:table-cell table:formula="of:=[.E355]*100" office:value-type="float" office:value="-144.4902424" calcext:value-type="float">
            <text:p>-144,4902424</text:p>
          </table:table-cell>
          <table:table-cell table:formula="of:=[.F355]*100" office:value-type="float" office:value="2.0817443" calcext:value-type="float">
            <text:p>2,0817443</text:p>
          </table:table-cell>
          <table:table-cell table:formula="of:=[.G355]*100" office:value-type="float" office:value="-1353.72418" calcext:value-type="float">
            <text:p>-1353,72418</text:p>
          </table:table-cell>
          <table:table-cell/>
          <table:table-cell table:formula="of:=[.I355]*0.067" office:value-type="float" office:value="-9.6808462408" calcext:value-type="float">
            <text:p>-9,6808462408</text:p>
          </table:table-cell>
          <table:table-cell table:formula="of:=[.J355]*0.067" office:value-type="float" office:value="0.1394768681" calcext:value-type="float">
            <text:p>0,1394768681</text:p>
          </table:table-cell>
          <table:table-cell table:formula="of:=[.K355]*0.067" office:value-type="float" office:value="-90.69952006" calcext:value-type="float">
            <text:p>-90,699520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-0.826591042" calcext:value-type="float">
            <text:p>-0,826591042</text:p>
          </table:table-cell>
          <table:table-cell office:value-type="float" office:value="0.147892357" calcext:value-type="float">
            <text:p>0,147892357</text:p>
          </table:table-cell>
          <table:table-cell office:value-type="float" office:value="-14.12659326" calcext:value-type="float">
            <text:p>-14,12659326</text:p>
          </table:table-cell>
          <table:table-cell/>
          <table:table-cell table:formula="of:=[.E356]*100" office:value-type="float" office:value="-82.6591042" calcext:value-type="float">
            <text:p>-82,6591042</text:p>
          </table:table-cell>
          <table:table-cell table:formula="of:=[.F356]*100" office:value-type="float" office:value="14.7892357" calcext:value-type="float">
            <text:p>14,7892357</text:p>
          </table:table-cell>
          <table:table-cell table:formula="of:=[.G356]*100" office:value-type="float" office:value="-1412.659326" calcext:value-type="float">
            <text:p>-1412,659326</text:p>
          </table:table-cell>
          <table:table-cell/>
          <table:table-cell table:formula="of:=[.I356]*0.067" office:value-type="float" office:value="-5.5381599814" calcext:value-type="float">
            <text:p>-5,5381599814</text:p>
          </table:table-cell>
          <table:table-cell table:formula="of:=[.J356]*0.067" office:value-type="float" office:value="0.9908787919" calcext:value-type="float">
            <text:p>0,9908787919</text:p>
          </table:table-cell>
          <table:table-cell table:formula="of:=[.K356]*0.067" office:value-type="float" office:value="-94.648174842" calcext:value-type="float">
            <text:p>-94,6481748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0.187555539" calcext:value-type="float">
            <text:p>0,187555539</text:p>
          </table:table-cell>
          <table:table-cell office:value-type="float" office:value="0.427164024" calcext:value-type="float">
            <text:p>0,427164024</text:p>
          </table:table-cell>
          <table:table-cell office:value-type="float" office:value="-14.20178443" calcext:value-type="float">
            <text:p>-14,20178443</text:p>
          </table:table-cell>
          <table:table-cell/>
          <table:table-cell table:formula="of:=[.E357]*100" office:value-type="float" office:value="18.7555539" calcext:value-type="float">
            <text:p>18,7555539</text:p>
          </table:table-cell>
          <table:table-cell table:formula="of:=[.F357]*100" office:value-type="float" office:value="42.7164024" calcext:value-type="float">
            <text:p>42,7164024</text:p>
          </table:table-cell>
          <table:table-cell table:formula="of:=[.G357]*100" office:value-type="float" office:value="-1420.178443" calcext:value-type="float">
            <text:p>-1420,178443</text:p>
          </table:table-cell>
          <table:table-cell/>
          <table:table-cell table:formula="of:=[.I357]*0.067" office:value-type="float" office:value="1.2566221113" calcext:value-type="float">
            <text:p>1,2566221113</text:p>
          </table:table-cell>
          <table:table-cell table:formula="of:=[.J357]*0.067" office:value-type="float" office:value="2.8619989608" calcext:value-type="float">
            <text:p>2,8619989608</text:p>
          </table:table-cell>
          <table:table-cell table:formula="of:=[.K357]*0.067" office:value-type="float" office:value="-95.151955681" calcext:value-type="float">
            <text:p>-95,1519556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0.75913703" calcext:value-type="float">
            <text:p>0,75913703</text:p>
          </table:table-cell>
          <table:table-cell office:value-type="float" office:value="0.650925121" calcext:value-type="float">
            <text:p>0,650925121</text:p>
          </table:table-cell>
          <table:table-cell office:value-type="float" office:value="-13.88411714" calcext:value-type="float">
            <text:p>-13,88411714</text:p>
          </table:table-cell>
          <table:table-cell/>
          <table:table-cell table:formula="of:=[.E358]*100" office:value-type="float" office:value="75.913703" calcext:value-type="float">
            <text:p>75,913703</text:p>
          </table:table-cell>
          <table:table-cell table:formula="of:=[.F358]*100" office:value-type="float" office:value="65.0925121" calcext:value-type="float">
            <text:p>65,0925121</text:p>
          </table:table-cell>
          <table:table-cell table:formula="of:=[.G358]*100" office:value-type="float" office:value="-1388.411714" calcext:value-type="float">
            <text:p>-1388,411714</text:p>
          </table:table-cell>
          <table:table-cell/>
          <table:table-cell table:formula="of:=[.I358]*0.067" office:value-type="float" office:value="5.086218101" calcext:value-type="float">
            <text:p>5,086218101</text:p>
          </table:table-cell>
          <table:table-cell table:formula="of:=[.J358]*0.067" office:value-type="float" office:value="4.3611983107" calcext:value-type="float">
            <text:p>4,3611983107</text:p>
          </table:table-cell>
          <table:table-cell table:formula="of:=[.K358]*0.067" office:value-type="float" office:value="-93.023584838" calcext:value-type="float">
            <text:p>-93,02358483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1.229856406" calcext:value-type="float">
            <text:p>1,229856406</text:p>
          </table:table-cell>
          <table:table-cell office:value-type="float" office:value="0.612291312" calcext:value-type="float">
            <text:p>0,612291312</text:p>
          </table:table-cell>
          <table:table-cell office:value-type="float" office:value="-13.62953485" calcext:value-type="float">
            <text:p>-13,62953485</text:p>
          </table:table-cell>
          <table:table-cell/>
          <table:table-cell table:formula="of:=[.E359]*100" office:value-type="float" office:value="122.9856406" calcext:value-type="float">
            <text:p>122,9856406</text:p>
          </table:table-cell>
          <table:table-cell table:formula="of:=[.F359]*100" office:value-type="float" office:value="61.2291312" calcext:value-type="float">
            <text:p>61,2291312</text:p>
          </table:table-cell>
          <table:table-cell table:formula="of:=[.G359]*100" office:value-type="float" office:value="-1362.953485" calcext:value-type="float">
            <text:p>-1362,953485</text:p>
          </table:table-cell>
          <table:table-cell/>
          <table:table-cell table:formula="of:=[.I359]*0.067" office:value-type="float" office:value="8.2400379202" calcext:value-type="float">
            <text:p>8,2400379202</text:p>
          </table:table-cell>
          <table:table-cell table:formula="of:=[.J359]*0.067" office:value-type="float" office:value="4.1023517904" calcext:value-type="float">
            <text:p>4,1023517904</text:p>
          </table:table-cell>
          <table:table-cell table:formula="of:=[.K359]*0.067" office:value-type="float" office:value="-91.317883495" calcext:value-type="float">
            <text:p>-91,3178834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2.243930787" calcext:value-type="float">
            <text:p>2,243930787</text:p>
          </table:table-cell>
          <table:table-cell office:value-type="float" office:value="0.663362992" calcext:value-type="float">
            <text:p>0,663362992</text:p>
          </table:table-cell>
          <table:table-cell office:value-type="float" office:value="-13.16460951" calcext:value-type="float">
            <text:p>-13,16460951</text:p>
          </table:table-cell>
          <table:table-cell/>
          <table:table-cell table:formula="of:=[.E360]*100" office:value-type="float" office:value="224.3930787" calcext:value-type="float">
            <text:p>224,3930787</text:p>
          </table:table-cell>
          <table:table-cell table:formula="of:=[.F360]*100" office:value-type="float" office:value="66.3362992" calcext:value-type="float">
            <text:p>66,3362992</text:p>
          </table:table-cell>
          <table:table-cell table:formula="of:=[.G360]*100" office:value-type="float" office:value="-1316.460951" calcext:value-type="float">
            <text:p>-1316,460951</text:p>
          </table:table-cell>
          <table:table-cell/>
          <table:table-cell table:formula="of:=[.I360]*0.067" office:value-type="float" office:value="15.0343362729" calcext:value-type="float">
            <text:p>15,0343362729</text:p>
          </table:table-cell>
          <table:table-cell table:formula="of:=[.J360]*0.067" office:value-type="float" office:value="4.4445320464" calcext:value-type="float">
            <text:p>4,4445320464</text:p>
          </table:table-cell>
          <table:table-cell table:formula="of:=[.K360]*0.067" office:value-type="float" office:value="-88.202883717" calcext:value-type="float">
            <text:p>-88,20288371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.42397761" calcext:value-type="float">
            <text:p>2,42397761</text:p>
          </table:table-cell>
          <table:table-cell office:value-type="float" office:value="0.798383375" calcext:value-type="float">
            <text:p>0,798383375</text:p>
          </table:table-cell>
          <table:table-cell office:value-type="float" office:value="-11.96860348" calcext:value-type="float">
            <text:p>-11,96860348</text:p>
          </table:table-cell>
          <table:table-cell/>
          <table:table-cell table:formula="of:=[.E361]*100" office:value-type="float" office:value="242.397761" calcext:value-type="float">
            <text:p>242,397761</text:p>
          </table:table-cell>
          <table:table-cell table:formula="of:=[.F361]*100" office:value-type="float" office:value="79.8383375" calcext:value-type="float">
            <text:p>79,8383375</text:p>
          </table:table-cell>
          <table:table-cell table:formula="of:=[.G361]*100" office:value-type="float" office:value="-1196.860348" calcext:value-type="float">
            <text:p>-1196,860348</text:p>
          </table:table-cell>
          <table:table-cell/>
          <table:table-cell table:formula="of:=[.I361]*0.067" office:value-type="float" office:value="16.240649987" calcext:value-type="float">
            <text:p>16,240649987</text:p>
          </table:table-cell>
          <table:table-cell table:formula="of:=[.J361]*0.067" office:value-type="float" office:value="5.3491686125" calcext:value-type="float">
            <text:p>5,3491686125</text:p>
          </table:table-cell>
          <table:table-cell table:formula="of:=[.K361]*0.067" office:value-type="float" office:value="-80.189643316" calcext:value-type="float">
            <text:p>-80,1896433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.179488639" calcext:value-type="float">
            <text:p>2,179488639</text:p>
          </table:table-cell>
          <table:table-cell office:value-type="float" office:value="0.610971286" calcext:value-type="float">
            <text:p>0,610971286</text:p>
          </table:table-cell>
          <table:table-cell office:value-type="float" office:value="-11.37223022" calcext:value-type="float">
            <text:p>-11,37223022</text:p>
          </table:table-cell>
          <table:table-cell/>
          <table:table-cell table:formula="of:=[.E362]*100" office:value-type="float" office:value="217.9488639" calcext:value-type="float">
            <text:p>217,9488639</text:p>
          </table:table-cell>
          <table:table-cell table:formula="of:=[.F362]*100" office:value-type="float" office:value="61.0971286" calcext:value-type="float">
            <text:p>61,0971286</text:p>
          </table:table-cell>
          <table:table-cell table:formula="of:=[.G362]*100" office:value-type="float" office:value="-1137.223022" calcext:value-type="float">
            <text:p>-1137,223022</text:p>
          </table:table-cell>
          <table:table-cell/>
          <table:table-cell table:formula="of:=[.I362]*0.067" office:value-type="float" office:value="14.6025738813" calcext:value-type="float">
            <text:p>14,6025738813</text:p>
          </table:table-cell>
          <table:table-cell table:formula="of:=[.J362]*0.067" office:value-type="float" office:value="4.0935076162" calcext:value-type="float">
            <text:p>4,0935076162</text:p>
          </table:table-cell>
          <table:table-cell table:formula="of:=[.K362]*0.067" office:value-type="float" office:value="-76.193942474" calcext:value-type="float">
            <text:p>-76,19394247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3.533284475" calcext:value-type="float">
            <text:p>3,533284475</text:p>
          </table:table-cell>
          <table:table-cell office:value-type="float" office:value="0.654708518" calcext:value-type="float">
            <text:p>0,654708518</text:p>
          </table:table-cell>
          <table:table-cell office:value-type="float" office:value="-10.87539527" calcext:value-type="float">
            <text:p>-10,87539527</text:p>
          </table:table-cell>
          <table:table-cell/>
          <table:table-cell table:formula="of:=[.E363]*100" office:value-type="float" office:value="353.3284475" calcext:value-type="float">
            <text:p>353,3284475</text:p>
          </table:table-cell>
          <table:table-cell table:formula="of:=[.F363]*100" office:value-type="float" office:value="65.4708518" calcext:value-type="float">
            <text:p>65,4708518</text:p>
          </table:table-cell>
          <table:table-cell table:formula="of:=[.G363]*100" office:value-type="float" office:value="-1087.539527" calcext:value-type="float">
            <text:p>-1087,539527</text:p>
          </table:table-cell>
          <table:table-cell/>
          <table:table-cell table:formula="of:=[.I363]*0.067" office:value-type="float" office:value="23.6730059825" calcext:value-type="float">
            <text:p>23,6730059825</text:p>
          </table:table-cell>
          <table:table-cell table:formula="of:=[.J363]*0.067" office:value-type="float" office:value="4.3865470706" calcext:value-type="float">
            <text:p>4,3865470706</text:p>
          </table:table-cell>
          <table:table-cell table:formula="of:=[.K363]*0.067" office:value-type="float" office:value="-72.865148309" calcext:value-type="float">
            <text:p>-72,86514830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3.62153724" calcext:value-type="float">
            <text:p>3,62153724</text:p>
          </table:table-cell>
          <table:table-cell office:value-type="float" office:value="0.790123278" calcext:value-type="float">
            <text:p>0,790123278</text:p>
          </table:table-cell>
          <table:table-cell office:value-type="float" office:value="-8.994865195" calcext:value-type="float">
            <text:p>-8,994865195</text:p>
          </table:table-cell>
          <table:table-cell/>
          <table:table-cell table:formula="of:=[.E364]*100" office:value-type="float" office:value="362.153724" calcext:value-type="float">
            <text:p>362,153724</text:p>
          </table:table-cell>
          <table:table-cell table:formula="of:=[.F364]*100" office:value-type="float" office:value="79.0123278" calcext:value-type="float">
            <text:p>79,0123278</text:p>
          </table:table-cell>
          <table:table-cell table:formula="of:=[.G364]*100" office:value-type="float" office:value="-899.4865195" calcext:value-type="float">
            <text:p>-899,4865195</text:p>
          </table:table-cell>
          <table:table-cell/>
          <table:table-cell table:formula="of:=[.I364]*0.067" office:value-type="float" office:value="24.264299508" calcext:value-type="float">
            <text:p>24,264299508</text:p>
          </table:table-cell>
          <table:table-cell table:formula="of:=[.J364]*0.067" office:value-type="float" office:value="5.2938259626" calcext:value-type="float">
            <text:p>5,2938259626</text:p>
          </table:table-cell>
          <table:table-cell table:formula="of:=[.K364]*0.067" office:value-type="float" office:value="-60.2655968065" calcext:value-type="float">
            <text:p>-60,265596806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2.43689967" calcext:value-type="float">
            <text:p>2,43689967</text:p>
          </table:table-cell>
          <table:table-cell office:value-type="float" office:value="0.428759792" calcext:value-type="float">
            <text:p>0,428759792</text:p>
          </table:table-cell>
          <table:table-cell office:value-type="float" office:value="-8.265448277" calcext:value-type="float">
            <text:p>-8,265448277</text:p>
          </table:table-cell>
          <table:table-cell/>
          <table:table-cell table:formula="of:=[.E365]*100" office:value-type="float" office:value="243.689967" calcext:value-type="float">
            <text:p>243,689967</text:p>
          </table:table-cell>
          <table:table-cell table:formula="of:=[.F365]*100" office:value-type="float" office:value="42.8759792" calcext:value-type="float">
            <text:p>42,8759792</text:p>
          </table:table-cell>
          <table:table-cell table:formula="of:=[.G365]*100" office:value-type="float" office:value="-826.5448277" calcext:value-type="float">
            <text:p>-826,5448277</text:p>
          </table:table-cell>
          <table:table-cell/>
          <table:table-cell table:formula="of:=[.I365]*0.067" office:value-type="float" office:value="16.327227789" calcext:value-type="float">
            <text:p>16,327227789</text:p>
          </table:table-cell>
          <table:table-cell table:formula="of:=[.J365]*0.067" office:value-type="float" office:value="2.8726906064" calcext:value-type="float">
            <text:p>2,8726906064</text:p>
          </table:table-cell>
          <table:table-cell table:formula="of:=[.K365]*0.067" office:value-type="float" office:value="-55.3785034559" calcext:value-type="float">
            <text:p>-55,378503455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3.637444268" calcext:value-type="float">
            <text:p>3,637444268</text:p>
          </table:table-cell>
          <table:table-cell office:value-type="float" office:value="0.552352354" calcext:value-type="float">
            <text:p>0,552352354</text:p>
          </table:table-cell>
          <table:table-cell office:value-type="float" office:value="-7.93208231" calcext:value-type="float">
            <text:p>-7,93208231</text:p>
          </table:table-cell>
          <table:table-cell/>
          <table:table-cell table:formula="of:=[.E366]*100" office:value-type="float" office:value="363.7444268" calcext:value-type="float">
            <text:p>363,7444268</text:p>
          </table:table-cell>
          <table:table-cell table:formula="of:=[.F366]*100" office:value-type="float" office:value="55.2352354" calcext:value-type="float">
            <text:p>55,2352354</text:p>
          </table:table-cell>
          <table:table-cell table:formula="of:=[.G366]*100" office:value-type="float" office:value="-793.208231" calcext:value-type="float">
            <text:p>-793,208231</text:p>
          </table:table-cell>
          <table:table-cell/>
          <table:table-cell table:formula="of:=[.I366]*0.067" office:value-type="float" office:value="24.3708765956" calcext:value-type="float">
            <text:p>24,3708765956</text:p>
          </table:table-cell>
          <table:table-cell table:formula="of:=[.J366]*0.067" office:value-type="float" office:value="3.7007607718" calcext:value-type="float">
            <text:p>3,7007607718</text:p>
          </table:table-cell>
          <table:table-cell table:formula="of:=[.K366]*0.067" office:value-type="float" office:value="-53.144951477" calcext:value-type="float">
            <text:p>-53,14495147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3.327976424" calcext:value-type="float">
            <text:p>3,327976424</text:p>
          </table:table-cell>
          <table:table-cell office:value-type="float" office:value="0.092178499" calcext:value-type="float">
            <text:p>0,092178499</text:p>
          </table:table-cell>
          <table:table-cell office:value-type="float" office:value="-5.974348504" calcext:value-type="float">
            <text:p>-5,974348504</text:p>
          </table:table-cell>
          <table:table-cell/>
          <table:table-cell table:formula="of:=[.E367]*100" office:value-type="float" office:value="332.7976424" calcext:value-type="float">
            <text:p>332,7976424</text:p>
          </table:table-cell>
          <table:table-cell table:formula="of:=[.F367]*100" office:value-type="float" office:value="9.2178499" calcext:value-type="float">
            <text:p>9,2178499</text:p>
          </table:table-cell>
          <table:table-cell table:formula="of:=[.G367]*100" office:value-type="float" office:value="-597.4348504" calcext:value-type="float">
            <text:p>-597,4348504</text:p>
          </table:table-cell>
          <table:table-cell/>
          <table:table-cell table:formula="of:=[.I367]*0.067" office:value-type="float" office:value="22.2974420408" calcext:value-type="float">
            <text:p>22,2974420408</text:p>
          </table:table-cell>
          <table:table-cell table:formula="of:=[.J367]*0.067" office:value-type="float" office:value="0.6175959433" calcext:value-type="float">
            <text:p>0,6175959433</text:p>
          </table:table-cell>
          <table:table-cell table:formula="of:=[.K367]*0.067" office:value-type="float" office:value="-40.0281349768" calcext:value-type="float">
            <text:p>-40,0281349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1.468760566" calcext:value-type="float">
            <text:p>1,468760566</text:p>
          </table:table-cell>
          <table:table-cell office:value-type="float" office:value="-0.087045228" calcext:value-type="float">
            <text:p>-0,087045228</text:p>
          </table:table-cell>
          <table:table-cell office:value-type="float" office:value="-6.122226312" calcext:value-type="float">
            <text:p>-6,122226312</text:p>
          </table:table-cell>
          <table:table-cell/>
          <table:table-cell table:formula="of:=[.E368]*100" office:value-type="float" office:value="146.8760566" calcext:value-type="float">
            <text:p>146,8760566</text:p>
          </table:table-cell>
          <table:table-cell table:formula="of:=[.F368]*100" office:value-type="float" office:value="-8.7045228" calcext:value-type="float">
            <text:p>-8,7045228</text:p>
          </table:table-cell>
          <table:table-cell table:formula="of:=[.G368]*100" office:value-type="float" office:value="-612.2226312" calcext:value-type="float">
            <text:p>-612,2226312</text:p>
          </table:table-cell>
          <table:table-cell/>
          <table:table-cell table:formula="of:=[.I368]*0.067" office:value-type="float" office:value="9.8406957922" calcext:value-type="float">
            <text:p>9,8406957922</text:p>
          </table:table-cell>
          <table:table-cell table:formula="of:=[.J368]*0.067" office:value-type="float" office:value="-0.5832030276" calcext:value-type="float">
            <text:p>-0,5832030276</text:p>
          </table:table-cell>
          <table:table-cell table:formula="of:=[.K368]*0.067" office:value-type="float" office:value="-41.0189162904" calcext:value-type="float">
            <text:p>-41,018916290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3.034776004" calcext:value-type="float">
            <text:p>3,034776004</text:p>
          </table:table-cell>
          <table:table-cell office:value-type="float" office:value="0.350566658" calcext:value-type="float">
            <text:p>0,350566658</text:p>
          </table:table-cell>
          <table:table-cell office:value-type="float" office:value="-5.808639065" calcext:value-type="float">
            <text:p>-5,808639065</text:p>
          </table:table-cell>
          <table:table-cell/>
          <table:table-cell table:formula="of:=[.E369]*100" office:value-type="float" office:value="303.4776004" calcext:value-type="float">
            <text:p>303,4776004</text:p>
          </table:table-cell>
          <table:table-cell table:formula="of:=[.F369]*100" office:value-type="float" office:value="35.0566658" calcext:value-type="float">
            <text:p>35,0566658</text:p>
          </table:table-cell>
          <table:table-cell table:formula="of:=[.G369]*100" office:value-type="float" office:value="-580.8639065" calcext:value-type="float">
            <text:p>-580,8639065</text:p>
          </table:table-cell>
          <table:table-cell/>
          <table:table-cell table:formula="of:=[.I369]*0.067" office:value-type="float" office:value="20.3329992268" calcext:value-type="float">
            <text:p>20,3329992268</text:p>
          </table:table-cell>
          <table:table-cell table:formula="of:=[.J369]*0.067" office:value-type="float" office:value="2.3487966086" calcext:value-type="float">
            <text:p>2,3487966086</text:p>
          </table:table-cell>
          <table:table-cell table:formula="of:=[.K369]*0.067" office:value-type="float" office:value="-38.9178817355" calcext:value-type="float">
            <text:p>-38,91788173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2.782533598" calcext:value-type="float">
            <text:p>2,782533598</text:p>
          </table:table-cell>
          <table:table-cell office:value-type="float" office:value="-0.087316781" calcext:value-type="float">
            <text:p>-0,087316781</text:p>
          </table:table-cell>
          <table:table-cell office:value-type="float" office:value="-3.566376708" calcext:value-type="float">
            <text:p>-3,566376708</text:p>
          </table:table-cell>
          <table:table-cell/>
          <table:table-cell table:formula="of:=[.E370]*100" office:value-type="float" office:value="278.2533598" calcext:value-type="float">
            <text:p>278,2533598</text:p>
          </table:table-cell>
          <table:table-cell table:formula="of:=[.F370]*100" office:value-type="float" office:value="-8.7316781" calcext:value-type="float">
            <text:p>-8,7316781</text:p>
          </table:table-cell>
          <table:table-cell table:formula="of:=[.G370]*100" office:value-type="float" office:value="-356.6376708" calcext:value-type="float">
            <text:p>-356,6376708</text:p>
          </table:table-cell>
          <table:table-cell/>
          <table:table-cell table:formula="of:=[.I370]*0.067" office:value-type="float" office:value="18.6429751066" calcext:value-type="float">
            <text:p>18,6429751066</text:p>
          </table:table-cell>
          <table:table-cell table:formula="of:=[.J370]*0.067" office:value-type="float" office:value="-0.5850224327" calcext:value-type="float">
            <text:p>-0,5850224327</text:p>
          </table:table-cell>
          <table:table-cell table:formula="of:=[.K370]*0.067" office:value-type="float" office:value="-23.8947239436" calcext:value-type="float">
            <text:p>-23,894723943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1.006949702" calcext:value-type="float">
            <text:p>1,006949702</text:p>
          </table:table-cell>
          <table:table-cell office:value-type="float" office:value="-0.20417852" calcext:value-type="float">
            <text:p>-0,20417852</text:p>
          </table:table-cell>
          <table:table-cell office:value-type="float" office:value="-4.274387189" calcext:value-type="float">
            <text:p>-4,274387189</text:p>
          </table:table-cell>
          <table:table-cell/>
          <table:table-cell table:formula="of:=[.E371]*100" office:value-type="float" office:value="100.6949702" calcext:value-type="float">
            <text:p>100,6949702</text:p>
          </table:table-cell>
          <table:table-cell table:formula="of:=[.F371]*100" office:value-type="float" office:value="-20.417852" calcext:value-type="float">
            <text:p>-20,417852</text:p>
          </table:table-cell>
          <table:table-cell table:formula="of:=[.G371]*100" office:value-type="float" office:value="-427.4387189" calcext:value-type="float">
            <text:p>-427,4387189</text:p>
          </table:table-cell>
          <table:table-cell/>
          <table:table-cell table:formula="of:=[.I371]*0.067" office:value-type="float" office:value="6.7465630034" calcext:value-type="float">
            <text:p>6,7465630034</text:p>
          </table:table-cell>
          <table:table-cell table:formula="of:=[.J371]*0.067" office:value-type="float" office:value="-1.367996084" calcext:value-type="float">
            <text:p>-1,367996084</text:p>
          </table:table-cell>
          <table:table-cell table:formula="of:=[.K371]*0.067" office:value-type="float" office:value="-28.6383941663" calcext:value-type="float">
            <text:p>-28,63839416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0" calcext:value-type="float">
            <text:p>0</text:p>
          </table:table-cell>
          <table:table-cell office:value-type="float" office:value="1.227594564" calcext:value-type="float">
            <text:p>1,227594564</text:p>
          </table:table-cell>
          <table:table-cell office:value-type="float" office:value="-3.725806027" calcext:value-type="float">
            <text:p>-3,725806027</text:p>
          </table:table-cell>
          <table:table-cell/>
          <table:table-cell table:formula="of:=[.E372]*100" office:value-type="float" office:value="0" calcext:value-type="float">
            <text:p>0</text:p>
          </table:table-cell>
          <table:table-cell table:formula="of:=[.F372]*100" office:value-type="float" office:value="122.7594564" calcext:value-type="float">
            <text:p>122,7594564</text:p>
          </table:table-cell>
          <table:table-cell table:formula="of:=[.G372]*100" office:value-type="float" office:value="-372.5806027" calcext:value-type="float">
            <text:p>-372,5806027</text:p>
          </table:table-cell>
          <table:table-cell/>
          <table:table-cell table:formula="of:=[.I372]*0.067" office:value-type="float" office:value="0" calcext:value-type="float">
            <text:p>0</text:p>
          </table:table-cell>
          <table:table-cell table:formula="of:=[.J372]*0.067" office:value-type="float" office:value="8.2248835788" calcext:value-type="float">
            <text:p>8,2248835788</text:p>
          </table:table-cell>
          <table:table-cell table:formula="of:=[.K372]*0.067" office:value-type="float" office:value="-24.9629003809" calcext:value-type="float">
            <text:p>-24,9629003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0" calcext:value-type="float">
            <text:p>0</text:p>
          </table:table-cell>
          <table:table-cell office:value-type="float" office:value="0.725678725" calcext:value-type="float">
            <text:p>0,725678725</text:p>
          </table:table-cell>
          <table:table-cell office:value-type="float" office:value="-3.328581509" calcext:value-type="float">
            <text:p>-3,328581509</text:p>
          </table:table-cell>
          <table:table-cell/>
          <table:table-cell table:formula="of:=[.E373]*100" office:value-type="float" office:value="0" calcext:value-type="float">
            <text:p>0</text:p>
          </table:table-cell>
          <table:table-cell table:formula="of:=[.F373]*100" office:value-type="float" office:value="72.5678725" calcext:value-type="float">
            <text:p>72,5678725</text:p>
          </table:table-cell>
          <table:table-cell table:formula="of:=[.G373]*100" office:value-type="float" office:value="-332.8581509" calcext:value-type="float">
            <text:p>-332,8581509</text:p>
          </table:table-cell>
          <table:table-cell/>
          <table:table-cell table:formula="of:=[.I373]*0.067" office:value-type="float" office:value="0" calcext:value-type="float">
            <text:p>0</text:p>
          </table:table-cell>
          <table:table-cell table:formula="of:=[.J373]*0.067" office:value-type="float" office:value="4.8620474575" calcext:value-type="float">
            <text:p>4,8620474575</text:p>
          </table:table-cell>
          <table:table-cell table:formula="of:=[.K373]*0.067" office:value-type="float" office:value="-22.3014961103" calcext:value-type="float">
            <text:p>-22,3014961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-0.422425543" calcext:value-type="float">
            <text:p>-0,422425543</text:p>
          </table:table-cell>
          <table:table-cell office:value-type="float" office:value="0.728781688" calcext:value-type="float">
            <text:p>0,728781688</text:p>
          </table:table-cell>
          <table:table-cell office:value-type="float" office:value="-3.386666997" calcext:value-type="float">
            <text:p>-3,386666997</text:p>
          </table:table-cell>
          <table:table-cell/>
          <table:table-cell table:formula="of:=[.E374]*100" office:value-type="float" office:value="-42.2425543" calcext:value-type="float">
            <text:p>-42,2425543</text:p>
          </table:table-cell>
          <table:table-cell table:formula="of:=[.F374]*100" office:value-type="float" office:value="72.8781688" calcext:value-type="float">
            <text:p>72,8781688</text:p>
          </table:table-cell>
          <table:table-cell table:formula="of:=[.G374]*100" office:value-type="float" office:value="-338.6666997" calcext:value-type="float">
            <text:p>-338,6666997</text:p>
          </table:table-cell>
          <table:table-cell/>
          <table:table-cell table:formula="of:=[.I374]*0.067" office:value-type="float" office:value="-2.8302511381" calcext:value-type="float">
            <text:p>-2,8302511381</text:p>
          </table:table-cell>
          <table:table-cell table:formula="of:=[.J374]*0.067" office:value-type="float" office:value="4.8828373096" calcext:value-type="float">
            <text:p>4,8828373096</text:p>
          </table:table-cell>
          <table:table-cell table:formula="of:=[.K374]*0.067" office:value-type="float" office:value="-22.6906688799" calcext:value-type="float">
            <text:p>-22,69066887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0.510500533" calcext:value-type="float">
            <text:p>-0,510500533</text:p>
          </table:table-cell>
          <table:table-cell office:value-type="float" office:value="0.901067377" calcext:value-type="float">
            <text:p>0,901067377</text:p>
          </table:table-cell>
          <table:table-cell office:value-type="float" office:value="-3.712594921" calcext:value-type="float">
            <text:p>-3,712594921</text:p>
          </table:table-cell>
          <table:table-cell/>
          <table:table-cell table:formula="of:=[.E375]*100" office:value-type="float" office:value="-51.0500533" calcext:value-type="float">
            <text:p>-51,0500533</text:p>
          </table:table-cell>
          <table:table-cell table:formula="of:=[.F375]*100" office:value-type="float" office:value="90.1067377" calcext:value-type="float">
            <text:p>90,1067377</text:p>
          </table:table-cell>
          <table:table-cell table:formula="of:=[.G375]*100" office:value-type="float" office:value="-371.2594921" calcext:value-type="float">
            <text:p>-371,2594921</text:p>
          </table:table-cell>
          <table:table-cell/>
          <table:table-cell table:formula="of:=[.I375]*0.067" office:value-type="float" office:value="-3.4203535711" calcext:value-type="float">
            <text:p>-3,4203535711</text:p>
          </table:table-cell>
          <table:table-cell table:formula="of:=[.J375]*0.067" office:value-type="float" office:value="6.0371514259" calcext:value-type="float">
            <text:p>6,0371514259</text:p>
          </table:table-cell>
          <table:table-cell table:formula="of:=[.K375]*0.067" office:value-type="float" office:value="-24.8743859707" calcext:value-type="float">
            <text:p>-24,87438597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0.773303931" calcext:value-type="float">
            <text:p>-0,773303931</text:p>
          </table:table-cell>
          <table:table-cell office:value-type="float" office:value="0.89084144" calcext:value-type="float">
            <text:p>0,89084144</text:p>
          </table:table-cell>
          <table:table-cell office:value-type="float" office:value="-3.284882925" calcext:value-type="float">
            <text:p>-3,284882925</text:p>
          </table:table-cell>
          <table:table-cell/>
          <table:table-cell table:formula="of:=[.E376]*100" office:value-type="float" office:value="-77.3303931" calcext:value-type="float">
            <text:p>-77,3303931</text:p>
          </table:table-cell>
          <table:table-cell table:formula="of:=[.F376]*100" office:value-type="float" office:value="89.084144" calcext:value-type="float">
            <text:p>89,084144</text:p>
          </table:table-cell>
          <table:table-cell table:formula="of:=[.G376]*100" office:value-type="float" office:value="-328.4882925" calcext:value-type="float">
            <text:p>-328,4882925</text:p>
          </table:table-cell>
          <table:table-cell/>
          <table:table-cell table:formula="of:=[.I376]*0.067" office:value-type="float" office:value="-5.1811363377" calcext:value-type="float">
            <text:p>-5,1811363377</text:p>
          </table:table-cell>
          <table:table-cell table:formula="of:=[.J376]*0.067" office:value-type="float" office:value="5.968637648" calcext:value-type="float">
            <text:p>5,968637648</text:p>
          </table:table-cell>
          <table:table-cell table:formula="of:=[.K376]*0.067" office:value-type="float" office:value="-22.0087155975" calcext:value-type="float">
            <text:p>-22,00871559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2.827143583" calcext:value-type="float">
            <text:p>-2,827143583</text:p>
          </table:table-cell>
          <table:table-cell office:value-type="float" office:value="0.548656776" calcext:value-type="float">
            <text:p>0,548656776</text:p>
          </table:table-cell>
          <table:table-cell office:value-type="float" office:value="-3.610737398" calcext:value-type="float">
            <text:p>-3,610737398</text:p>
          </table:table-cell>
          <table:table-cell/>
          <table:table-cell table:formula="of:=[.E377]*100" office:value-type="float" office:value="-282.7143583" calcext:value-type="float">
            <text:p>-282,7143583</text:p>
          </table:table-cell>
          <table:table-cell table:formula="of:=[.F377]*100" office:value-type="float" office:value="54.8656776" calcext:value-type="float">
            <text:p>54,8656776</text:p>
          </table:table-cell>
          <table:table-cell table:formula="of:=[.G377]*100" office:value-type="float" office:value="-361.0737398" calcext:value-type="float">
            <text:p>-361,0737398</text:p>
          </table:table-cell>
          <table:table-cell/>
          <table:table-cell table:formula="of:=[.I377]*0.067" office:value-type="float" office:value="-18.9418620061" calcext:value-type="float">
            <text:p>-18,9418620061</text:p>
          </table:table-cell>
          <table:table-cell table:formula="of:=[.J377]*0.067" office:value-type="float" office:value="3.6760003992" calcext:value-type="float">
            <text:p>3,6760003992</text:p>
          </table:table-cell>
          <table:table-cell table:formula="of:=[.K377]*0.067" office:value-type="float" office:value="-24.1919405666" calcext:value-type="float">
            <text:p>-24,19194056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.993446179" calcext:value-type="float">
            <text:p>-2,993446179</text:p>
          </table:table-cell>
          <table:table-cell office:value-type="float" office:value="1.076647277" calcext:value-type="float">
            <text:p>1,076647277</text:p>
          </table:table-cell>
          <table:table-cell office:value-type="float" office:value="-5.398625709" calcext:value-type="float">
            <text:p>-5,398625709</text:p>
          </table:table-cell>
          <table:table-cell/>
          <table:table-cell table:formula="of:=[.E378]*100" office:value-type="float" office:value="-299.3446179" calcext:value-type="float">
            <text:p>-299,3446179</text:p>
          </table:table-cell>
          <table:table-cell table:formula="of:=[.F378]*100" office:value-type="float" office:value="107.6647277" calcext:value-type="float">
            <text:p>107,6647277</text:p>
          </table:table-cell>
          <table:table-cell table:formula="of:=[.G378]*100" office:value-type="float" office:value="-539.8625709" calcext:value-type="float">
            <text:p>-539,8625709</text:p>
          </table:table-cell>
          <table:table-cell/>
          <table:table-cell table:formula="of:=[.I378]*0.067" office:value-type="float" office:value="-20.0560893993" calcext:value-type="float">
            <text:p>-20,0560893993</text:p>
          </table:table-cell>
          <table:table-cell table:formula="of:=[.J378]*0.067" office:value-type="float" office:value="7.2135367559" calcext:value-type="float">
            <text:p>7,2135367559</text:p>
          </table:table-cell>
          <table:table-cell table:formula="of:=[.K378]*0.067" office:value-type="float" office:value="-36.1707922503" calcext:value-type="float">
            <text:p>-36,17079225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.079495659" calcext:value-type="float">
            <text:p>-2,079495659</text:p>
          </table:table-cell>
          <table:table-cell office:value-type="float" office:value="1.173148327" calcext:value-type="float">
            <text:p>1,173148327</text:p>
          </table:table-cell>
          <table:table-cell office:value-type="float" office:value="-5.157544256" calcext:value-type="float">
            <text:p>-5,157544256</text:p>
          </table:table-cell>
          <table:table-cell/>
          <table:table-cell table:formula="of:=[.E379]*100" office:value-type="float" office:value="-207.9495659" calcext:value-type="float">
            <text:p>-207,9495659</text:p>
          </table:table-cell>
          <table:table-cell table:formula="of:=[.F379]*100" office:value-type="float" office:value="117.3148327" calcext:value-type="float">
            <text:p>117,3148327</text:p>
          </table:table-cell>
          <table:table-cell table:formula="of:=[.G379]*100" office:value-type="float" office:value="-515.7544256" calcext:value-type="float">
            <text:p>-515,7544256</text:p>
          </table:table-cell>
          <table:table-cell/>
          <table:table-cell table:formula="of:=[.I379]*0.067" office:value-type="float" office:value="-13.9326209153" calcext:value-type="float">
            <text:p>-13,9326209153</text:p>
          </table:table-cell>
          <table:table-cell table:formula="of:=[.J379]*0.067" office:value-type="float" office:value="7.8600937909" calcext:value-type="float">
            <text:p>7,8600937909</text:p>
          </table:table-cell>
          <table:table-cell table:formula="of:=[.K379]*0.067" office:value-type="float" office:value="-34.5555465152" calcext:value-type="float">
            <text:p>-34,55554651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4.042191504" calcext:value-type="float">
            <text:p>-4,042191504</text:p>
          </table:table-cell>
          <table:table-cell office:value-type="float" office:value="0.80233826" calcext:value-type="float">
            <text:p>0,80233826</text:p>
          </table:table-cell>
          <table:table-cell office:value-type="float" office:value="-5.946756187" calcext:value-type="float">
            <text:p>-5,946756187</text:p>
          </table:table-cell>
          <table:table-cell/>
          <table:table-cell table:formula="of:=[.E380]*100" office:value-type="float" office:value="-404.2191504" calcext:value-type="float">
            <text:p>-404,2191504</text:p>
          </table:table-cell>
          <table:table-cell table:formula="of:=[.F380]*100" office:value-type="float" office:value="80.233826" calcext:value-type="float">
            <text:p>80,233826</text:p>
          </table:table-cell>
          <table:table-cell table:formula="of:=[.G380]*100" office:value-type="float" office:value="-594.6756187" calcext:value-type="float">
            <text:p>-594,6756187</text:p>
          </table:table-cell>
          <table:table-cell/>
          <table:table-cell table:formula="of:=[.I380]*0.067" office:value-type="float" office:value="-27.0826830768" calcext:value-type="float">
            <text:p>-27,0826830768</text:p>
          </table:table-cell>
          <table:table-cell table:formula="of:=[.J380]*0.067" office:value-type="float" office:value="5.375666342" calcext:value-type="float">
            <text:p>5,375666342</text:p>
          </table:table-cell>
          <table:table-cell table:formula="of:=[.K380]*0.067" office:value-type="float" office:value="-39.8432664529" calcext:value-type="float">
            <text:p>-39,84326645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4.753672175" calcext:value-type="float">
            <text:p>-4,753672175</text:p>
          </table:table-cell>
          <table:table-cell office:value-type="float" office:value="1.081822261" calcext:value-type="float">
            <text:p>1,081822261</text:p>
          </table:table-cell>
          <table:table-cell office:value-type="float" office:value="-8.2776746" calcext:value-type="float">
            <text:p>-8,2776746</text:p>
          </table:table-cell>
          <table:table-cell/>
          <table:table-cell table:formula="of:=[.E381]*100" office:value-type="float" office:value="-475.3672175" calcext:value-type="float">
            <text:p>-475,3672175</text:p>
          </table:table-cell>
          <table:table-cell table:formula="of:=[.F381]*100" office:value-type="float" office:value="108.1822261" calcext:value-type="float">
            <text:p>108,1822261</text:p>
          </table:table-cell>
          <table:table-cell table:formula="of:=[.G381]*100" office:value-type="float" office:value="-827.76746" calcext:value-type="float">
            <text:p>-827,76746</text:p>
          </table:table-cell>
          <table:table-cell/>
          <table:table-cell table:formula="of:=[.I381]*0.067" office:value-type="float" office:value="-31.8496035725" calcext:value-type="float">
            <text:p>-31,8496035725</text:p>
          </table:table-cell>
          <table:table-cell table:formula="of:=[.J381]*0.067" office:value-type="float" office:value="7.2482091487" calcext:value-type="float">
            <text:p>7,2482091487</text:p>
          </table:table-cell>
          <table:table-cell table:formula="of:=[.K381]*0.067" office:value-type="float" office:value="-55.46041982" calcext:value-type="float">
            <text:p>-55,460419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4.261648846" calcext:value-type="float">
            <text:p>-4,261648846</text:p>
          </table:table-cell>
          <table:table-cell office:value-type="float" office:value="0.819428353" calcext:value-type="float">
            <text:p>0,819428353</text:p>
          </table:table-cell>
          <table:table-cell office:value-type="float" office:value="-9.351079044" calcext:value-type="float">
            <text:p>-9,351079044</text:p>
          </table:table-cell>
          <table:table-cell/>
          <table:table-cell table:formula="of:=[.E382]*100" office:value-type="float" office:value="-426.1648846" calcext:value-type="float">
            <text:p>-426,1648846</text:p>
          </table:table-cell>
          <table:table-cell table:formula="of:=[.F382]*100" office:value-type="float" office:value="81.9428353" calcext:value-type="float">
            <text:p>81,9428353</text:p>
          </table:table-cell>
          <table:table-cell table:formula="of:=[.G382]*100" office:value-type="float" office:value="-935.1079044" calcext:value-type="float">
            <text:p>-935,1079044</text:p>
          </table:table-cell>
          <table:table-cell/>
          <table:table-cell table:formula="of:=[.I382]*0.067" office:value-type="float" office:value="-28.5530472682" calcext:value-type="float">
            <text:p>-28,5530472682</text:p>
          </table:table-cell>
          <table:table-cell table:formula="of:=[.J382]*0.067" office:value-type="float" office:value="5.4901699651" calcext:value-type="float">
            <text:p>5,4901699651</text:p>
          </table:table-cell>
          <table:table-cell table:formula="of:=[.K382]*0.067" office:value-type="float" office:value="-62.6522295948" calcext:value-type="float">
            <text:p>-62,65222959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3.881535405" calcext:value-type="float">
            <text:p>-3,881535405</text:p>
          </table:table-cell>
          <table:table-cell office:value-type="float" office:value="0.054569493" calcext:value-type="float">
            <text:p>0,054569493</text:p>
          </table:table-cell>
          <table:table-cell office:value-type="float" office:value="-11.18155274" calcext:value-type="float">
            <text:p>-11,18155274</text:p>
          </table:table-cell>
          <table:table-cell/>
          <table:table-cell table:formula="of:=[.E383]*100" office:value-type="float" office:value="-388.1535405" calcext:value-type="float">
            <text:p>-388,1535405</text:p>
          </table:table-cell>
          <table:table-cell table:formula="of:=[.F383]*100" office:value-type="float" office:value="5.4569493" calcext:value-type="float">
            <text:p>5,4569493</text:p>
          </table:table-cell>
          <table:table-cell table:formula="of:=[.G383]*100" office:value-type="float" office:value="-1118.155274" calcext:value-type="float">
            <text:p>-1118,155274</text:p>
          </table:table-cell>
          <table:table-cell/>
          <table:table-cell table:formula="of:=[.I383]*0.067" office:value-type="float" office:value="-26.0062872135" calcext:value-type="float">
            <text:p>-26,0062872135</text:p>
          </table:table-cell>
          <table:table-cell table:formula="of:=[.J383]*0.067" office:value-type="float" office:value="0.3656156031" calcext:value-type="float">
            <text:p>0,3656156031</text:p>
          </table:table-cell>
          <table:table-cell table:formula="of:=[.K383]*0.067" office:value-type="float" office:value="-74.916403358" calcext:value-type="float">
            <text:p>-74,9164033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2.489187885" calcext:value-type="float">
            <text:p>-2,489187885</text:p>
          </table:table-cell>
          <table:table-cell office:value-type="float" office:value="0.748131634" calcext:value-type="float">
            <text:p>0,748131634</text:p>
          </table:table-cell>
          <table:table-cell office:value-type="float" office:value="-12.39770184" calcext:value-type="float">
            <text:p>-12,39770184</text:p>
          </table:table-cell>
          <table:table-cell/>
          <table:table-cell table:formula="of:=[.E384]*100" office:value-type="float" office:value="-248.9187885" calcext:value-type="float">
            <text:p>-248,9187885</text:p>
          </table:table-cell>
          <table:table-cell table:formula="of:=[.F384]*100" office:value-type="float" office:value="74.8131634" calcext:value-type="float">
            <text:p>74,8131634</text:p>
          </table:table-cell>
          <table:table-cell table:formula="of:=[.G384]*100" office:value-type="float" office:value="-1239.770184" calcext:value-type="float">
            <text:p>-1239,770184</text:p>
          </table:table-cell>
          <table:table-cell/>
          <table:table-cell table:formula="of:=[.I384]*0.067" office:value-type="float" office:value="-16.6775588295" calcext:value-type="float">
            <text:p>-16,6775588295</text:p>
          </table:table-cell>
          <table:table-cell table:formula="of:=[.J384]*0.067" office:value-type="float" office:value="5.0124819478" calcext:value-type="float">
            <text:p>5,0124819478</text:p>
          </table:table-cell>
          <table:table-cell table:formula="of:=[.K384]*0.067" office:value-type="float" office:value="-83.064602328" calcext:value-type="float">
            <text:p>-83,064602328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.838364589" calcext:value-type="float">
            <text:p>-1,838364589</text:p>
          </table:table-cell>
          <table:table-cell office:value-type="float" office:value="1.021834247" calcext:value-type="float">
            <text:p>1,021834247</text:p>
          </table:table-cell>
          <table:table-cell office:value-type="float" office:value="-12.75660856" calcext:value-type="float">
            <text:p>-12,75660856</text:p>
          </table:table-cell>
          <table:table-cell/>
          <table:table-cell table:formula="of:=[.E385]*100" office:value-type="float" office:value="-183.8364589" calcext:value-type="float">
            <text:p>-183,8364589</text:p>
          </table:table-cell>
          <table:table-cell table:formula="of:=[.F385]*100" office:value-type="float" office:value="102.1834247" calcext:value-type="float">
            <text:p>102,1834247</text:p>
          </table:table-cell>
          <table:table-cell table:formula="of:=[.G385]*100" office:value-type="float" office:value="-1275.660856" calcext:value-type="float">
            <text:p>-1275,660856</text:p>
          </table:table-cell>
          <table:table-cell/>
          <table:table-cell table:formula="of:=[.I385]*0.067" office:value-type="float" office:value="-12.3170427463" calcext:value-type="float">
            <text:p>-12,3170427463</text:p>
          </table:table-cell>
          <table:table-cell table:formula="of:=[.J385]*0.067" office:value-type="float" office:value="6.8462894549" calcext:value-type="float">
            <text:p>6,8462894549</text:p>
          </table:table-cell>
          <table:table-cell table:formula="of:=[.K385]*0.067" office:value-type="float" office:value="-85.469277352" calcext:value-type="float">
            <text:p>-85,46927735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1.50083654" calcext:value-type="float">
            <text:p>-1,50083654</text:p>
          </table:table-cell>
          <table:table-cell office:value-type="float" office:value="0.718660385" calcext:value-type="float">
            <text:p>0,718660385</text:p>
          </table:table-cell>
          <table:table-cell office:value-type="float" office:value="-13.41345143" calcext:value-type="float">
            <text:p>-13,41345143</text:p>
          </table:table-cell>
          <table:table-cell/>
          <table:table-cell table:formula="of:=[.E386]*100" office:value-type="float" office:value="-150.083654" calcext:value-type="float">
            <text:p>-150,083654</text:p>
          </table:table-cell>
          <table:table-cell table:formula="of:=[.F386]*100" office:value-type="float" office:value="71.8660385" calcext:value-type="float">
            <text:p>71,8660385</text:p>
          </table:table-cell>
          <table:table-cell table:formula="of:=[.G386]*100" office:value-type="float" office:value="-1341.345143" calcext:value-type="float">
            <text:p>-1341,345143</text:p>
          </table:table-cell>
          <table:table-cell/>
          <table:table-cell table:formula="of:=[.I386]*0.067" office:value-type="float" office:value="-10.055604818" calcext:value-type="float">
            <text:p>-10,055604818</text:p>
          </table:table-cell>
          <table:table-cell table:formula="of:=[.J386]*0.067" office:value-type="float" office:value="4.8150245795" calcext:value-type="float">
            <text:p>4,8150245795</text:p>
          </table:table-cell>
          <table:table-cell table:formula="of:=[.K386]*0.067" office:value-type="float" office:value="-89.870124581" calcext:value-type="float">
            <text:p>-89,87012458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0.536693518" calcext:value-type="float">
            <text:p>-0,536693518</text:p>
          </table:table-cell>
          <table:table-cell office:value-type="float" office:value="0.891494386" calcext:value-type="float">
            <text:p>0,891494386</text:p>
          </table:table-cell>
          <table:table-cell office:value-type="float" office:value="-13.87331974" calcext:value-type="float">
            <text:p>-13,87331974</text:p>
          </table:table-cell>
          <table:table-cell/>
          <table:table-cell table:formula="of:=[.E387]*100" office:value-type="float" office:value="-53.6693518" calcext:value-type="float">
            <text:p>-53,6693518</text:p>
          </table:table-cell>
          <table:table-cell table:formula="of:=[.F387]*100" office:value-type="float" office:value="89.1494386" calcext:value-type="float">
            <text:p>89,1494386</text:p>
          </table:table-cell>
          <table:table-cell table:formula="of:=[.G387]*100" office:value-type="float" office:value="-1387.331974" calcext:value-type="float">
            <text:p>-1387,331974</text:p>
          </table:table-cell>
          <table:table-cell/>
          <table:table-cell table:formula="of:=[.I387]*0.067" office:value-type="float" office:value="-3.5958465706" calcext:value-type="float">
            <text:p>-3,5958465706</text:p>
          </table:table-cell>
          <table:table-cell table:formula="of:=[.J387]*0.067" office:value-type="float" office:value="5.9730123862" calcext:value-type="float">
            <text:p>5,9730123862</text:p>
          </table:table-cell>
          <table:table-cell table:formula="of:=[.K387]*0.067" office:value-type="float" office:value="-92.951242258" calcext:value-type="float">
            <text:p>-92,9512422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0.453780293" calcext:value-type="float">
            <text:p>0,453780293</text:p>
          </table:table-cell>
          <table:table-cell office:value-type="float" office:value="1.135923065" calcext:value-type="float">
            <text:p>1,135923065</text:p>
          </table:table-cell>
          <table:table-cell office:value-type="float" office:value="-13.77373219" calcext:value-type="float">
            <text:p>-13,77373219</text:p>
          </table:table-cell>
          <table:table-cell/>
          <table:table-cell table:formula="of:=[.E388]*100" office:value-type="float" office:value="45.3780293" calcext:value-type="float">
            <text:p>45,3780293</text:p>
          </table:table-cell>
          <table:table-cell table:formula="of:=[.F388]*100" office:value-type="float" office:value="113.5923065" calcext:value-type="float">
            <text:p>113,5923065</text:p>
          </table:table-cell>
          <table:table-cell table:formula="of:=[.G388]*100" office:value-type="float" office:value="-1377.373219" calcext:value-type="float">
            <text:p>-1377,373219</text:p>
          </table:table-cell>
          <table:table-cell/>
          <table:table-cell table:formula="of:=[.I388]*0.067" office:value-type="float" office:value="3.0403279631" calcext:value-type="float">
            <text:p>3,0403279631</text:p>
          </table:table-cell>
          <table:table-cell table:formula="of:=[.J388]*0.067" office:value-type="float" office:value="7.6106845355" calcext:value-type="float">
            <text:p>7,6106845355</text:p>
          </table:table-cell>
          <table:table-cell table:formula="of:=[.K388]*0.067" office:value-type="float" office:value="-92.284005673" calcext:value-type="float">
            <text:p>-92,2840056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0.838031783" calcext:value-type="float">
            <text:p>0,838031783</text:p>
          </table:table-cell>
          <table:table-cell office:value-type="float" office:value="1.254444319" calcext:value-type="float">
            <text:p>1,254444319</text:p>
          </table:table-cell>
          <table:table-cell office:value-type="float" office:value="-13.3825679" calcext:value-type="float">
            <text:p>-13,3825679</text:p>
          </table:table-cell>
          <table:table-cell/>
          <table:table-cell table:formula="of:=[.E389]*100" office:value-type="float" office:value="83.8031783" calcext:value-type="float">
            <text:p>83,8031783</text:p>
          </table:table-cell>
          <table:table-cell table:formula="of:=[.F389]*100" office:value-type="float" office:value="125.4444319" calcext:value-type="float">
            <text:p>125,4444319</text:p>
          </table:table-cell>
          <table:table-cell table:formula="of:=[.G389]*100" office:value-type="float" office:value="-1338.25679" calcext:value-type="float">
            <text:p>-1338,25679</text:p>
          </table:table-cell>
          <table:table-cell/>
          <table:table-cell table:formula="of:=[.I389]*0.067" office:value-type="float" office:value="5.6148129461" calcext:value-type="float">
            <text:p>5,6148129461</text:p>
          </table:table-cell>
          <table:table-cell table:formula="of:=[.J389]*0.067" office:value-type="float" office:value="8.4047769373" calcext:value-type="float">
            <text:p>8,4047769373</text:p>
          </table:table-cell>
          <table:table-cell table:formula="of:=[.K389]*0.067" office:value-type="float" office:value="-89.66320493" calcext:value-type="float">
            <text:p>-89,6632049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1.201156227" calcext:value-type="float">
            <text:p>1,201156227</text:p>
          </table:table-cell>
          <table:table-cell office:value-type="float" office:value="1.244075636" calcext:value-type="float">
            <text:p>1,244075636</text:p>
          </table:table-cell>
          <table:table-cell office:value-type="float" office:value="-13.18096752" calcext:value-type="float">
            <text:p>-13,18096752</text:p>
          </table:table-cell>
          <table:table-cell/>
          <table:table-cell table:formula="of:=[.E390]*100" office:value-type="float" office:value="120.1156227" calcext:value-type="float">
            <text:p>120,1156227</text:p>
          </table:table-cell>
          <table:table-cell table:formula="of:=[.F390]*100" office:value-type="float" office:value="124.4075636" calcext:value-type="float">
            <text:p>124,4075636</text:p>
          </table:table-cell>
          <table:table-cell table:formula="of:=[.G390]*100" office:value-type="float" office:value="-1318.096752" calcext:value-type="float">
            <text:p>-1318,096752</text:p>
          </table:table-cell>
          <table:table-cell/>
          <table:table-cell table:formula="of:=[.I390]*0.067" office:value-type="float" office:value="8.0477467209" calcext:value-type="float">
            <text:p>8,0477467209</text:p>
          </table:table-cell>
          <table:table-cell table:formula="of:=[.J390]*0.067" office:value-type="float" office:value="8.3353067612" calcext:value-type="float">
            <text:p>8,3353067612</text:p>
          </table:table-cell>
          <table:table-cell table:formula="of:=[.K390]*0.067" office:value-type="float" office:value="-88.312482384" calcext:value-type="float">
            <text:p>-88,31248238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2.241789082" calcext:value-type="float">
            <text:p>2,241789082</text:p>
          </table:table-cell>
          <table:table-cell office:value-type="float" office:value="1.251021935" calcext:value-type="float">
            <text:p>1,251021935</text:p>
          </table:table-cell>
          <table:table-cell office:value-type="float" office:value="-12.70660907" calcext:value-type="float">
            <text:p>-12,70660907</text:p>
          </table:table-cell>
          <table:table-cell/>
          <table:table-cell table:formula="of:=[.E391]*100" office:value-type="float" office:value="224.1789082" calcext:value-type="float">
            <text:p>224,1789082</text:p>
          </table:table-cell>
          <table:table-cell table:formula="of:=[.F391]*100" office:value-type="float" office:value="125.1021935" calcext:value-type="float">
            <text:p>125,1021935</text:p>
          </table:table-cell>
          <table:table-cell table:formula="of:=[.G391]*100" office:value-type="float" office:value="-1270.660907" calcext:value-type="float">
            <text:p>-1270,660907</text:p>
          </table:table-cell>
          <table:table-cell/>
          <table:table-cell table:formula="of:=[.I391]*0.067" office:value-type="float" office:value="15.0199868494" calcext:value-type="float">
            <text:p>15,0199868494</text:p>
          </table:table-cell>
          <table:table-cell table:formula="of:=[.J391]*0.067" office:value-type="float" office:value="8.3818469645" calcext:value-type="float">
            <text:p>8,3818469645</text:p>
          </table:table-cell>
          <table:table-cell table:formula="of:=[.K391]*0.067" office:value-type="float" office:value="-85.134280769" calcext:value-type="float">
            <text:p>-85,13428076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.407391994" calcext:value-type="float">
            <text:p>2,407391994</text:p>
          </table:table-cell>
          <table:table-cell office:value-type="float" office:value="1.253825938" calcext:value-type="float">
            <text:p>1,253825938</text:p>
          </table:table-cell>
          <table:table-cell office:value-type="float" office:value="-11.52838966" calcext:value-type="float">
            <text:p>-11,52838966</text:p>
          </table:table-cell>
          <table:table-cell/>
          <table:table-cell table:formula="of:=[.E392]*100" office:value-type="float" office:value="240.7391994" calcext:value-type="float">
            <text:p>240,7391994</text:p>
          </table:table-cell>
          <table:table-cell table:formula="of:=[.F392]*100" office:value-type="float" office:value="125.3825938" calcext:value-type="float">
            <text:p>125,3825938</text:p>
          </table:table-cell>
          <table:table-cell table:formula="of:=[.G392]*100" office:value-type="float" office:value="-1152.838966" calcext:value-type="float">
            <text:p>-1152,838966</text:p>
          </table:table-cell>
          <table:table-cell/>
          <table:table-cell table:formula="of:=[.I392]*0.067" office:value-type="float" office:value="16.1295263598" calcext:value-type="float">
            <text:p>16,1295263598</text:p>
          </table:table-cell>
          <table:table-cell table:formula="of:=[.J392]*0.067" office:value-type="float" office:value="8.4006337846" calcext:value-type="float">
            <text:p>8,4006337846</text:p>
          </table:table-cell>
          <table:table-cell table:formula="of:=[.K392]*0.067" office:value-type="float" office:value="-77.240210722" calcext:value-type="float">
            <text:p>-77,2402107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.161177599" calcext:value-type="float">
            <text:p>2,161177599</text:p>
          </table:table-cell>
          <table:table-cell office:value-type="float" office:value="1.340878634" calcext:value-type="float">
            <text:p>1,340878634</text:p>
          </table:table-cell>
          <table:table-cell office:value-type="float" office:value="-11.02190978" calcext:value-type="float">
            <text:p>-11,02190978</text:p>
          </table:table-cell>
          <table:table-cell/>
          <table:table-cell table:formula="of:=[.E393]*100" office:value-type="float" office:value="216.1177599" calcext:value-type="float">
            <text:p>216,1177599</text:p>
          </table:table-cell>
          <table:table-cell table:formula="of:=[.F393]*100" office:value-type="float" office:value="134.0878634" calcext:value-type="float">
            <text:p>134,0878634</text:p>
          </table:table-cell>
          <table:table-cell table:formula="of:=[.G393]*100" office:value-type="float" office:value="-1102.190978" calcext:value-type="float">
            <text:p>-1102,190978</text:p>
          </table:table-cell>
          <table:table-cell/>
          <table:table-cell table:formula="of:=[.I393]*0.067" office:value-type="float" office:value="14.4798899133" calcext:value-type="float">
            <text:p>14,4798899133</text:p>
          </table:table-cell>
          <table:table-cell table:formula="of:=[.J393]*0.067" office:value-type="float" office:value="8.9838868478" calcext:value-type="float">
            <text:p>8,9838868478</text:p>
          </table:table-cell>
          <table:table-cell table:formula="of:=[.K393]*0.067" office:value-type="float" office:value="-73.846795526" calcext:value-type="float">
            <text:p>-73,84679552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3.4565338" calcext:value-type="float">
            <text:p>3,4565338</text:p>
          </table:table-cell>
          <table:table-cell office:value-type="float" office:value="1.505803449" calcext:value-type="float">
            <text:p>1,505803449</text:p>
          </table:table-cell>
          <table:table-cell office:value-type="float" office:value="-10.45778611" calcext:value-type="float">
            <text:p>-10,45778611</text:p>
          </table:table-cell>
          <table:table-cell/>
          <table:table-cell table:formula="of:=[.E394]*100" office:value-type="float" office:value="345.65338" calcext:value-type="float">
            <text:p>345,65338</text:p>
          </table:table-cell>
          <table:table-cell table:formula="of:=[.F394]*100" office:value-type="float" office:value="150.5803449" calcext:value-type="float">
            <text:p>150,5803449</text:p>
          </table:table-cell>
          <table:table-cell table:formula="of:=[.G394]*100" office:value-type="float" office:value="-1045.778611" calcext:value-type="float">
            <text:p>-1045,778611</text:p>
          </table:table-cell>
          <table:table-cell/>
          <table:table-cell table:formula="of:=[.I394]*0.067" office:value-type="float" office:value="23.15877646" calcext:value-type="float">
            <text:p>23,15877646</text:p>
          </table:table-cell>
          <table:table-cell table:formula="of:=[.J394]*0.067" office:value-type="float" office:value="10.0888831083" calcext:value-type="float">
            <text:p>10,0888831083</text:p>
          </table:table-cell>
          <table:table-cell table:formula="of:=[.K394]*0.067" office:value-type="float" office:value="-70.067166937" calcext:value-type="float">
            <text:p>-70,06716693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3.522998101" calcext:value-type="float">
            <text:p>3,522998101</text:p>
          </table:table-cell>
          <table:table-cell office:value-type="float" office:value="1.094918152" calcext:value-type="float">
            <text:p>1,094918152</text:p>
          </table:table-cell>
          <table:table-cell office:value-type="float" office:value="-8.730734066" calcext:value-type="float">
            <text:p>-8,730734066</text:p>
          </table:table-cell>
          <table:table-cell/>
          <table:table-cell table:formula="of:=[.E395]*100" office:value-type="float" office:value="352.2998101" calcext:value-type="float">
            <text:p>352,2998101</text:p>
          </table:table-cell>
          <table:table-cell table:formula="of:=[.F395]*100" office:value-type="float" office:value="109.4918152" calcext:value-type="float">
            <text:p>109,4918152</text:p>
          </table:table-cell>
          <table:table-cell table:formula="of:=[.G395]*100" office:value-type="float" office:value="-873.0734066" calcext:value-type="float">
            <text:p>-873,0734066</text:p>
          </table:table-cell>
          <table:table-cell/>
          <table:table-cell table:formula="of:=[.I395]*0.067" office:value-type="float" office:value="23.6040872767" calcext:value-type="float">
            <text:p>23,6040872767</text:p>
          </table:table-cell>
          <table:table-cell table:formula="of:=[.J395]*0.067" office:value-type="float" office:value="7.3359516184" calcext:value-type="float">
            <text:p>7,3359516184</text:p>
          </table:table-cell>
          <table:table-cell table:formula="of:=[.K395]*0.067" office:value-type="float" office:value="-58.4959182422" calcext:value-type="float">
            <text:p>-58,495918242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2.649549447" calcext:value-type="float">
            <text:p>2,649549447</text:p>
          </table:table-cell>
          <table:table-cell office:value-type="float" office:value="1.155116131" calcext:value-type="float">
            <text:p>1,155116131</text:p>
          </table:table-cell>
          <table:table-cell office:value-type="float" office:value="-8.221397047" calcext:value-type="float">
            <text:p>-8,221397047</text:p>
          </table:table-cell>
          <table:table-cell/>
          <table:table-cell table:formula="of:=[.E396]*100" office:value-type="float" office:value="264.9549447" calcext:value-type="float">
            <text:p>264,9549447</text:p>
          </table:table-cell>
          <table:table-cell table:formula="of:=[.F396]*100" office:value-type="float" office:value="115.5116131" calcext:value-type="float">
            <text:p>115,5116131</text:p>
          </table:table-cell>
          <table:table-cell table:formula="of:=[.G396]*100" office:value-type="float" office:value="-822.1397047" calcext:value-type="float">
            <text:p>-822,1397047</text:p>
          </table:table-cell>
          <table:table-cell/>
          <table:table-cell table:formula="of:=[.I396]*0.067" office:value-type="float" office:value="17.7519812949" calcext:value-type="float">
            <text:p>17,7519812949</text:p>
          </table:table-cell>
          <table:table-cell table:formula="of:=[.J396]*0.067" office:value-type="float" office:value="7.7392780777" calcext:value-type="float">
            <text:p>7,7392780777</text:p>
          </table:table-cell>
          <table:table-cell table:formula="of:=[.K396]*0.067" office:value-type="float" office:value="-55.0833602149" calcext:value-type="float">
            <text:p>-55,083360214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3.445157182" calcext:value-type="float">
            <text:p>3,445157182</text:p>
          </table:table-cell>
          <table:table-cell office:value-type="float" office:value="1.909184859" calcext:value-type="float">
            <text:p>1,909184859</text:p>
          </table:table-cell>
          <table:table-cell office:value-type="float" office:value="-7.396215141" calcext:value-type="float">
            <text:p>-7,396215141</text:p>
          </table:table-cell>
          <table:table-cell/>
          <table:table-cell table:formula="of:=[.E397]*100" office:value-type="float" office:value="344.5157182" calcext:value-type="float">
            <text:p>344,5157182</text:p>
          </table:table-cell>
          <table:table-cell table:formula="of:=[.F397]*100" office:value-type="float" office:value="190.9184859" calcext:value-type="float">
            <text:p>190,9184859</text:p>
          </table:table-cell>
          <table:table-cell table:formula="of:=[.G397]*100" office:value-type="float" office:value="-739.6215141" calcext:value-type="float">
            <text:p>-739,6215141</text:p>
          </table:table-cell>
          <table:table-cell/>
          <table:table-cell table:formula="of:=[.I397]*0.067" office:value-type="float" office:value="23.0825531194" calcext:value-type="float">
            <text:p>23,0825531194</text:p>
          </table:table-cell>
          <table:table-cell table:formula="of:=[.J397]*0.067" office:value-type="float" office:value="12.7915385553" calcext:value-type="float">
            <text:p>12,7915385553</text:p>
          </table:table-cell>
          <table:table-cell table:formula="of:=[.K397]*0.067" office:value-type="float" office:value="-49.5546414447" calcext:value-type="float">
            <text:p>-49,554641444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2.835584058" calcext:value-type="float">
            <text:p>2,835584058</text:p>
          </table:table-cell>
          <table:table-cell office:value-type="float" office:value="0.707471599" calcext:value-type="float">
            <text:p>0,707471599</text:p>
          </table:table-cell>
          <table:table-cell office:value-type="float" office:value="-5.741296464" calcext:value-type="float">
            <text:p>-5,741296464</text:p>
          </table:table-cell>
          <table:table-cell/>
          <table:table-cell table:formula="of:=[.E398]*100" office:value-type="float" office:value="283.5584058" calcext:value-type="float">
            <text:p>283,5584058</text:p>
          </table:table-cell>
          <table:table-cell table:formula="of:=[.F398]*100" office:value-type="float" office:value="70.7471599" calcext:value-type="float">
            <text:p>70,7471599</text:p>
          </table:table-cell>
          <table:table-cell table:formula="of:=[.G398]*100" office:value-type="float" office:value="-574.1296464" calcext:value-type="float">
            <text:p>-574,1296464</text:p>
          </table:table-cell>
          <table:table-cell/>
          <table:table-cell table:formula="of:=[.I398]*0.067" office:value-type="float" office:value="18.9984131886" calcext:value-type="float">
            <text:p>18,9984131886</text:p>
          </table:table-cell>
          <table:table-cell table:formula="of:=[.J398]*0.067" office:value-type="float" office:value="4.7400597133" calcext:value-type="float">
            <text:p>4,7400597133</text:p>
          </table:table-cell>
          <table:table-cell table:formula="of:=[.K398]*0.067" office:value-type="float" office:value="-38.4666863088" calcext:value-type="float">
            <text:p>-38,466686308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.756579862" calcext:value-type="float">
            <text:p>1,756579862</text:p>
          </table:table-cell>
          <table:table-cell office:value-type="float" office:value="0.530683064" calcext:value-type="float">
            <text:p>0,530683064</text:p>
          </table:table-cell>
          <table:table-cell office:value-type="float" office:value="-5.970732462" calcext:value-type="float">
            <text:p>-5,970732462</text:p>
          </table:table-cell>
          <table:table-cell/>
          <table:table-cell table:formula="of:=[.E399]*100" office:value-type="float" office:value="175.6579862" calcext:value-type="float">
            <text:p>175,6579862</text:p>
          </table:table-cell>
          <table:table-cell table:formula="of:=[.F399]*100" office:value-type="float" office:value="53.0683064" calcext:value-type="float">
            <text:p>53,0683064</text:p>
          </table:table-cell>
          <table:table-cell table:formula="of:=[.G399]*100" office:value-type="float" office:value="-597.0732462" calcext:value-type="float">
            <text:p>-597,0732462</text:p>
          </table:table-cell>
          <table:table-cell/>
          <table:table-cell table:formula="of:=[.I399]*0.067" office:value-type="float" office:value="11.7690850754" calcext:value-type="float">
            <text:p>11,7690850754</text:p>
          </table:table-cell>
          <table:table-cell table:formula="of:=[.J399]*0.067" office:value-type="float" office:value="3.5555765288" calcext:value-type="float">
            <text:p>3,5555765288</text:p>
          </table:table-cell>
          <table:table-cell table:formula="of:=[.K399]*0.067" office:value-type="float" office:value="-40.0039074954" calcext:value-type="float">
            <text:p>-40,003907495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2.926986163" calcext:value-type="float">
            <text:p>2,926986163</text:p>
          </table:table-cell>
          <table:table-cell office:value-type="float" office:value="1.600059617" calcext:value-type="float">
            <text:p>1,600059617</text:p>
          </table:table-cell>
          <table:table-cell office:value-type="float" office:value="-5.251119852" calcext:value-type="float">
            <text:p>-5,251119852</text:p>
          </table:table-cell>
          <table:table-cell/>
          <table:table-cell table:formula="of:=[.E400]*100" office:value-type="float" office:value="292.6986163" calcext:value-type="float">
            <text:p>292,6986163</text:p>
          </table:table-cell>
          <table:table-cell table:formula="of:=[.F400]*100" office:value-type="float" office:value="160.0059617" calcext:value-type="float">
            <text:p>160,0059617</text:p>
          </table:table-cell>
          <table:table-cell table:formula="of:=[.G400]*100" office:value-type="float" office:value="-525.1119852" calcext:value-type="float">
            <text:p>-525,1119852</text:p>
          </table:table-cell>
          <table:table-cell/>
          <table:table-cell table:formula="of:=[.I400]*0.067" office:value-type="float" office:value="19.6108072921" calcext:value-type="float">
            <text:p>19,6108072921</text:p>
          </table:table-cell>
          <table:table-cell table:formula="of:=[.J400]*0.067" office:value-type="float" office:value="10.7203994339" calcext:value-type="float">
            <text:p>10,7203994339</text:p>
          </table:table-cell>
          <table:table-cell table:formula="of:=[.K400]*0.067" office:value-type="float" office:value="-35.1825030084" calcext:value-type="float">
            <text:p>-35,182503008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2.28767669" calcext:value-type="float">
            <text:p>2,28767669</text:p>
          </table:table-cell>
          <table:table-cell office:value-type="float" office:value="0.187109185" calcext:value-type="float">
            <text:p>0,187109185</text:p>
          </table:table-cell>
          <table:table-cell office:value-type="float" office:value="-3.472109969" calcext:value-type="float">
            <text:p>-3,472109969</text:p>
          </table:table-cell>
          <table:table-cell/>
          <table:table-cell table:formula="of:=[.E401]*100" office:value-type="float" office:value="228.767669" calcext:value-type="float">
            <text:p>228,767669</text:p>
          </table:table-cell>
          <table:table-cell table:formula="of:=[.F401]*100" office:value-type="float" office:value="18.7109185" calcext:value-type="float">
            <text:p>18,7109185</text:p>
          </table:table-cell>
          <table:table-cell table:formula="of:=[.G401]*100" office:value-type="float" office:value="-347.2109969" calcext:value-type="float">
            <text:p>-347,2109969</text:p>
          </table:table-cell>
          <table:table-cell/>
          <table:table-cell table:formula="of:=[.I401]*0.067" office:value-type="float" office:value="15.327433823" calcext:value-type="float">
            <text:p>15,327433823</text:p>
          </table:table-cell>
          <table:table-cell table:formula="of:=[.J401]*0.067" office:value-type="float" office:value="1.2536315395" calcext:value-type="float">
            <text:p>1,2536315395</text:p>
          </table:table-cell>
          <table:table-cell table:formula="of:=[.K401]*0.067" office:value-type="float" office:value="-23.2631367923" calcext:value-type="float">
            <text:p>-23,263136792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.924981423" calcext:value-type="float">
            <text:p>1,924981423</text:p>
          </table:table-cell>
          <table:table-cell office:value-type="float" office:value="0.049903332" calcext:value-type="float">
            <text:p>0,049903332</text:p>
          </table:table-cell>
          <table:table-cell office:value-type="float" office:value="-4.214544995" calcext:value-type="float">
            <text:p>-4,214544995</text:p>
          </table:table-cell>
          <table:table-cell/>
          <table:table-cell table:formula="of:=[.E402]*100" office:value-type="float" office:value="192.4981423" calcext:value-type="float">
            <text:p>192,4981423</text:p>
          </table:table-cell>
          <table:table-cell table:formula="of:=[.F402]*100" office:value-type="float" office:value="4.9903332" calcext:value-type="float">
            <text:p>4,9903332</text:p>
          </table:table-cell>
          <table:table-cell table:formula="of:=[.G402]*100" office:value-type="float" office:value="-421.4544995" calcext:value-type="float">
            <text:p>-421,4544995</text:p>
          </table:table-cell>
          <table:table-cell/>
          <table:table-cell table:formula="of:=[.I402]*0.067" office:value-type="float" office:value="12.8973755341" calcext:value-type="float">
            <text:p>12,8973755341</text:p>
          </table:table-cell>
          <table:table-cell table:formula="of:=[.J402]*0.067" office:value-type="float" office:value="0.3343523244" calcext:value-type="float">
            <text:p>0,3343523244</text:p>
          </table:table-cell>
          <table:table-cell table:formula="of:=[.K402]*0.067" office:value-type="float" office:value="-28.2374514665" calcext:value-type="float">
            <text:p>-28,237451466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28" calcext:value-type="float">
            <text:p>-239,28</text:p>
          </table:table-cell>
          <table:table-cell office:value-type="float" office:value="0" calcext:value-type="float">
            <text:p>0</text:p>
          </table:table-cell>
          <table:table-cell office:value-type="float" office:value="1.469251795" calcext:value-type="float">
            <text:p>1,469251795</text:p>
          </table:table-cell>
          <table:table-cell office:value-type="float" office:value="-2.715506358" calcext:value-type="float">
            <text:p>-2,715506358</text:p>
          </table:table-cell>
          <table:table-cell/>
          <table:table-cell table:formula="of:=[.E403]*100" office:value-type="float" office:value="0" calcext:value-type="float">
            <text:p>0</text:p>
          </table:table-cell>
          <table:table-cell table:formula="of:=[.F403]*100" office:value-type="float" office:value="146.9251795" calcext:value-type="float">
            <text:p>146,9251795</text:p>
          </table:table-cell>
          <table:table-cell table:formula="of:=[.G403]*100" office:value-type="float" office:value="-271.5506358" calcext:value-type="float">
            <text:p>-271,5506358</text:p>
          </table:table-cell>
          <table:table-cell/>
          <table:table-cell table:formula="of:=[.I403]*0.067" office:value-type="float" office:value="0" calcext:value-type="float">
            <text:p>0</text:p>
          </table:table-cell>
          <table:table-cell table:formula="of:=[.J403]*0.067" office:value-type="float" office:value="9.8439870265" calcext:value-type="float">
            <text:p>9,8439870265</text:p>
          </table:table-cell>
          <table:table-cell table:formula="of:=[.K403]*0.067" office:value-type="float" office:value="-18.1938925986" calcext:value-type="float">
            <text:p>-18,1938925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0" calcext:value-type="float">
            <text:p>0</text:p>
          </table:table-cell>
          <table:table-cell office:value-type="float" office:value="0.610146719" calcext:value-type="float">
            <text:p>0,610146719</text:p>
          </table:table-cell>
          <table:table-cell office:value-type="float" office:value="-3.014548295" calcext:value-type="float">
            <text:p>-3,014548295</text:p>
          </table:table-cell>
          <table:table-cell/>
          <table:table-cell table:formula="of:=[.E404]*100" office:value-type="float" office:value="0" calcext:value-type="float">
            <text:p>0</text:p>
          </table:table-cell>
          <table:table-cell table:formula="of:=[.F404]*100" office:value-type="float" office:value="61.0146719" calcext:value-type="float">
            <text:p>61,0146719</text:p>
          </table:table-cell>
          <table:table-cell table:formula="of:=[.G404]*100" office:value-type="float" office:value="-301.4548295" calcext:value-type="float">
            <text:p>-301,4548295</text:p>
          </table:table-cell>
          <table:table-cell/>
          <table:table-cell table:formula="of:=[.I404]*0.067" office:value-type="float" office:value="0" calcext:value-type="float">
            <text:p>0</text:p>
          </table:table-cell>
          <table:table-cell table:formula="of:=[.J404]*0.067" office:value-type="float" office:value="4.0879830173" calcext:value-type="float">
            <text:p>4,0879830173</text:p>
          </table:table-cell>
          <table:table-cell table:formula="of:=[.K404]*0.067" office:value-type="float" office:value="-20.1974735765" calcext:value-type="float">
            <text:p>-20,1974735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0.333549295" calcext:value-type="float">
            <text:p>-0,333549295</text:p>
          </table:table-cell>
          <table:table-cell office:value-type="float" office:value="0.579054745" calcext:value-type="float">
            <text:p>0,579054745</text:p>
          </table:table-cell>
          <table:table-cell office:value-type="float" office:value="-3.072440186" calcext:value-type="float">
            <text:p>-3,072440186</text:p>
          </table:table-cell>
          <table:table-cell/>
          <table:table-cell table:formula="of:=[.E405]*100" office:value-type="float" office:value="-33.3549295" calcext:value-type="float">
            <text:p>-33,3549295</text:p>
          </table:table-cell>
          <table:table-cell table:formula="of:=[.F405]*100" office:value-type="float" office:value="57.9054745" calcext:value-type="float">
            <text:p>57,9054745</text:p>
          </table:table-cell>
          <table:table-cell table:formula="of:=[.G405]*100" office:value-type="float" office:value="-307.2440186" calcext:value-type="float">
            <text:p>-307,2440186</text:p>
          </table:table-cell>
          <table:table-cell/>
          <table:table-cell table:formula="of:=[.I405]*0.067" office:value-type="float" office:value="-2.2347802765" calcext:value-type="float">
            <text:p>-2,2347802765</text:p>
          </table:table-cell>
          <table:table-cell table:formula="of:=[.J405]*0.067" office:value-type="float" office:value="3.8796667915" calcext:value-type="float">
            <text:p>3,8796667915</text:p>
          </table:table-cell>
          <table:table-cell table:formula="of:=[.K405]*0.067" office:value-type="float" office:value="-20.5853492462" calcext:value-type="float">
            <text:p>-20,58534924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0.477902636" calcext:value-type="float">
            <text:p>-0,477902636</text:p>
          </table:table-cell>
          <table:table-cell office:value-type="float" office:value="0.77401175" calcext:value-type="float">
            <text:p>0,77401175</text:p>
          </table:table-cell>
          <table:table-cell office:value-type="float" office:value="-3.297209309" calcext:value-type="float">
            <text:p>-3,297209309</text:p>
          </table:table-cell>
          <table:table-cell/>
          <table:table-cell table:formula="of:=[.E406]*100" office:value-type="float" office:value="-47.7902636" calcext:value-type="float">
            <text:p>-47,7902636</text:p>
          </table:table-cell>
          <table:table-cell table:formula="of:=[.F406]*100" office:value-type="float" office:value="77.401175" calcext:value-type="float">
            <text:p>77,401175</text:p>
          </table:table-cell>
          <table:table-cell table:formula="of:=[.G406]*100" office:value-type="float" office:value="-329.7209309" calcext:value-type="float">
            <text:p>-329,7209309</text:p>
          </table:table-cell>
          <table:table-cell/>
          <table:table-cell table:formula="of:=[.I406]*0.067" office:value-type="float" office:value="-3.2019476612" calcext:value-type="float">
            <text:p>-3,2019476612</text:p>
          </table:table-cell>
          <table:table-cell table:formula="of:=[.J406]*0.067" office:value-type="float" office:value="5.185878725" calcext:value-type="float">
            <text:p>5,185878725</text:p>
          </table:table-cell>
          <table:table-cell table:formula="of:=[.K406]*0.067" office:value-type="float" office:value="-22.0913023703" calcext:value-type="float">
            <text:p>-22,09130237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1.117647151" calcext:value-type="float">
            <text:p>-1,117647151</text:p>
          </table:table-cell>
          <table:table-cell office:value-type="float" office:value="0.58092803" calcext:value-type="float">
            <text:p>0,58092803</text:p>
          </table:table-cell>
          <table:table-cell office:value-type="float" office:value="-2.869799959" calcext:value-type="float">
            <text:p>-2,869799959</text:p>
          </table:table-cell>
          <table:table-cell/>
          <table:table-cell table:formula="of:=[.E407]*100" office:value-type="float" office:value="-111.7647151" calcext:value-type="float">
            <text:p>-111,7647151</text:p>
          </table:table-cell>
          <table:table-cell table:formula="of:=[.F407]*100" office:value-type="float" office:value="58.092803" calcext:value-type="float">
            <text:p>58,092803</text:p>
          </table:table-cell>
          <table:table-cell table:formula="of:=[.G407]*100" office:value-type="float" office:value="-286.9799959" calcext:value-type="float">
            <text:p>-286,9799959</text:p>
          </table:table-cell>
          <table:table-cell/>
          <table:table-cell table:formula="of:=[.I407]*0.067" office:value-type="float" office:value="-7.4882359117" calcext:value-type="float">
            <text:p>-7,4882359117</text:p>
          </table:table-cell>
          <table:table-cell table:formula="of:=[.J407]*0.067" office:value-type="float" office:value="3.892217801" calcext:value-type="float">
            <text:p>3,892217801</text:p>
          </table:table-cell>
          <table:table-cell table:formula="of:=[.K407]*0.067" office:value-type="float" office:value="-19.2276597253" calcext:value-type="float">
            <text:p>-19,22765972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2.686270988" calcext:value-type="float">
            <text:p>-2,686270988</text:p>
          </table:table-cell>
          <table:table-cell office:value-type="float" office:value="-0.291621725" calcext:value-type="float">
            <text:p>-0,291621725</text:p>
          </table:table-cell>
          <table:table-cell office:value-type="float" office:value="-3.634288738" calcext:value-type="float">
            <text:p>-3,634288738</text:p>
          </table:table-cell>
          <table:table-cell/>
          <table:table-cell table:formula="of:=[.E408]*100" office:value-type="float" office:value="-268.6270988" calcext:value-type="float">
            <text:p>-268,6270988</text:p>
          </table:table-cell>
          <table:table-cell table:formula="of:=[.F408]*100" office:value-type="float" office:value="-29.1621725" calcext:value-type="float">
            <text:p>-29,1621725</text:p>
          </table:table-cell>
          <table:table-cell table:formula="of:=[.G408]*100" office:value-type="float" office:value="-363.4288738" calcext:value-type="float">
            <text:p>-363,4288738</text:p>
          </table:table-cell>
          <table:table-cell/>
          <table:table-cell table:formula="of:=[.I408]*0.067" office:value-type="float" office:value="-17.9980156196" calcext:value-type="float">
            <text:p>-17,9980156196</text:p>
          </table:table-cell>
          <table:table-cell table:formula="of:=[.J408]*0.067" office:value-type="float" office:value="-1.9538655575" calcext:value-type="float">
            <text:p>-1,9538655575</text:p>
          </table:table-cell>
          <table:table-cell table:formula="of:=[.K408]*0.067" office:value-type="float" office:value="-24.3497345446" calcext:value-type="float">
            <text:p>-24,34973454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.571459663" calcext:value-type="float">
            <text:p>-2,571459663</text:p>
          </table:table-cell>
          <table:table-cell office:value-type="float" office:value="0.915489777" calcext:value-type="float">
            <text:p>0,915489777</text:p>
          </table:table-cell>
          <table:table-cell office:value-type="float" office:value="-5.030316683" calcext:value-type="float">
            <text:p>-5,030316683</text:p>
          </table:table-cell>
          <table:table-cell/>
          <table:table-cell table:formula="of:=[.E409]*100" office:value-type="float" office:value="-257.1459663" calcext:value-type="float">
            <text:p>-257,1459663</text:p>
          </table:table-cell>
          <table:table-cell table:formula="of:=[.F409]*100" office:value-type="float" office:value="91.5489777" calcext:value-type="float">
            <text:p>91,5489777</text:p>
          </table:table-cell>
          <table:table-cell table:formula="of:=[.G409]*100" office:value-type="float" office:value="-503.0316683" calcext:value-type="float">
            <text:p>-503,0316683</text:p>
          </table:table-cell>
          <table:table-cell/>
          <table:table-cell table:formula="of:=[.I409]*0.067" office:value-type="float" office:value="-17.2287797421" calcext:value-type="float">
            <text:p>-17,2287797421</text:p>
          </table:table-cell>
          <table:table-cell table:formula="of:=[.J409]*0.067" office:value-type="float" office:value="6.1337815059" calcext:value-type="float">
            <text:p>6,1337815059</text:p>
          </table:table-cell>
          <table:table-cell table:formula="of:=[.K409]*0.067" office:value-type="float" office:value="-33.7031217761" calcext:value-type="float">
            <text:p>-33,70312177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.376863314" calcext:value-type="float">
            <text:p>-2,376863314</text:p>
          </table:table-cell>
          <table:table-cell office:value-type="float" office:value="0.847485413" calcext:value-type="float">
            <text:p>0,847485413</text:p>
          </table:table-cell>
          <table:table-cell office:value-type="float" office:value="-4.811108042" calcext:value-type="float">
            <text:p>-4,811108042</text:p>
          </table:table-cell>
          <table:table-cell/>
          <table:table-cell table:formula="of:=[.E410]*100" office:value-type="float" office:value="-237.6863314" calcext:value-type="float">
            <text:p>-237,6863314</text:p>
          </table:table-cell>
          <table:table-cell table:formula="of:=[.F410]*100" office:value-type="float" office:value="84.7485413" calcext:value-type="float">
            <text:p>84,7485413</text:p>
          </table:table-cell>
          <table:table-cell table:formula="of:=[.G410]*100" office:value-type="float" office:value="-481.1108042" calcext:value-type="float">
            <text:p>-481,1108042</text:p>
          </table:table-cell>
          <table:table-cell/>
          <table:table-cell table:formula="of:=[.I410]*0.067" office:value-type="float" office:value="-15.9249842038" calcext:value-type="float">
            <text:p>-15,9249842038</text:p>
          </table:table-cell>
          <table:table-cell table:formula="of:=[.J410]*0.067" office:value-type="float" office:value="5.6781522671" calcext:value-type="float">
            <text:p>5,6781522671</text:p>
          </table:table-cell>
          <table:table-cell table:formula="of:=[.K410]*0.067" office:value-type="float" office:value="-32.2344238814" calcext:value-type="float">
            <text:p>-32,23442388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3.973183546" calcext:value-type="float">
            <text:p>-3,973183546</text:p>
          </table:table-cell>
          <table:table-cell office:value-type="float" office:value="-0.034455722" calcext:value-type="float">
            <text:p>-0,034455722</text:p>
          </table:table-cell>
          <table:table-cell office:value-type="float" office:value="-5.942216919" calcext:value-type="float">
            <text:p>-5,942216919</text:p>
          </table:table-cell>
          <table:table-cell/>
          <table:table-cell table:formula="of:=[.E411]*100" office:value-type="float" office:value="-397.3183546" calcext:value-type="float">
            <text:p>-397,3183546</text:p>
          </table:table-cell>
          <table:table-cell table:formula="of:=[.F411]*100" office:value-type="float" office:value="-3.4455722" calcext:value-type="float">
            <text:p>-3,4455722</text:p>
          </table:table-cell>
          <table:table-cell table:formula="of:=[.G411]*100" office:value-type="float" office:value="-594.2216919" calcext:value-type="float">
            <text:p>-594,2216919</text:p>
          </table:table-cell>
          <table:table-cell/>
          <table:table-cell table:formula="of:=[.I411]*0.067" office:value-type="float" office:value="-26.6203297582" calcext:value-type="float">
            <text:p>-26,6203297582</text:p>
          </table:table-cell>
          <table:table-cell table:formula="of:=[.J411]*0.067" office:value-type="float" office:value="-0.2308533374" calcext:value-type="float">
            <text:p>-0,2308533374</text:p>
          </table:table-cell>
          <table:table-cell table:formula="of:=[.K411]*0.067" office:value-type="float" office:value="-39.8128533573" calcext:value-type="float">
            <text:p>-39,81285335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4.362165045" calcext:value-type="float">
            <text:p>-4,362165045</text:p>
          </table:table-cell>
          <table:table-cell office:value-type="float" office:value="1.144250427" calcext:value-type="float">
            <text:p>1,144250427</text:p>
          </table:table-cell>
          <table:table-cell office:value-type="float" office:value="-7.929478284" calcext:value-type="float">
            <text:p>-7,929478284</text:p>
          </table:table-cell>
          <table:table-cell/>
          <table:table-cell table:formula="of:=[.E412]*100" office:value-type="float" office:value="-436.2165045" calcext:value-type="float">
            <text:p>-436,2165045</text:p>
          </table:table-cell>
          <table:table-cell table:formula="of:=[.F412]*100" office:value-type="float" office:value="114.4250427" calcext:value-type="float">
            <text:p>114,4250427</text:p>
          </table:table-cell>
          <table:table-cell table:formula="of:=[.G412]*100" office:value-type="float" office:value="-792.9478284" calcext:value-type="float">
            <text:p>-792,9478284</text:p>
          </table:table-cell>
          <table:table-cell/>
          <table:table-cell table:formula="of:=[.I412]*0.067" office:value-type="float" office:value="-29.2265058015" calcext:value-type="float">
            <text:p>-29,2265058015</text:p>
          </table:table-cell>
          <table:table-cell table:formula="of:=[.J412]*0.067" office:value-type="float" office:value="7.6664778609" calcext:value-type="float">
            <text:p>7,6664778609</text:p>
          </table:table-cell>
          <table:table-cell table:formula="of:=[.K412]*0.067" office:value-type="float" office:value="-53.1275045028" calcext:value-type="float">
            <text:p>-53,12750450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4.449919573" calcext:value-type="float">
            <text:p>-4,449919573</text:p>
          </table:table-cell>
          <table:table-cell office:value-type="float" office:value="1.566884026" calcext:value-type="float">
            <text:p>1,566884026</text:p>
          </table:table-cell>
          <table:table-cell office:value-type="float" office:value="-8.967450794" calcext:value-type="float">
            <text:p>-8,967450794</text:p>
          </table:table-cell>
          <table:table-cell/>
          <table:table-cell table:formula="of:=[.E413]*100" office:value-type="float" office:value="-444.9919573" calcext:value-type="float">
            <text:p>-444,9919573</text:p>
          </table:table-cell>
          <table:table-cell table:formula="of:=[.F413]*100" office:value-type="float" office:value="156.6884026" calcext:value-type="float">
            <text:p>156,6884026</text:p>
          </table:table-cell>
          <table:table-cell table:formula="of:=[.G413]*100" office:value-type="float" office:value="-896.7450794" calcext:value-type="float">
            <text:p>-896,7450794</text:p>
          </table:table-cell>
          <table:table-cell/>
          <table:table-cell table:formula="of:=[.I413]*0.067" office:value-type="float" office:value="-29.8144611391" calcext:value-type="float">
            <text:p>-29,8144611391</text:p>
          </table:table-cell>
          <table:table-cell table:formula="of:=[.J413]*0.067" office:value-type="float" office:value="10.4981229742" calcext:value-type="float">
            <text:p>10,4981229742</text:p>
          </table:table-cell>
          <table:table-cell table:formula="of:=[.K413]*0.067" office:value-type="float" office:value="-60.0819203198" calcext:value-type="float">
            <text:p>-60,08192031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3.84240161" calcext:value-type="float">
            <text:p>-3,84240161</text:p>
          </table:table-cell>
          <table:table-cell office:value-type="float" office:value="1.461600012" calcext:value-type="float">
            <text:p>1,461600012</text:p>
          </table:table-cell>
          <table:table-cell office:value-type="float" office:value="-10.96806075" calcext:value-type="float">
            <text:p>-10,96806075</text:p>
          </table:table-cell>
          <table:table-cell/>
          <table:table-cell table:formula="of:=[.E414]*100" office:value-type="float" office:value="-384.240161" calcext:value-type="float">
            <text:p>-384,240161</text:p>
          </table:table-cell>
          <table:table-cell table:formula="of:=[.F414]*100" office:value-type="float" office:value="146.1600012" calcext:value-type="float">
            <text:p>146,1600012</text:p>
          </table:table-cell>
          <table:table-cell table:formula="of:=[.G414]*100" office:value-type="float" office:value="-1096.806075" calcext:value-type="float">
            <text:p>-1096,806075</text:p>
          </table:table-cell>
          <table:table-cell/>
          <table:table-cell table:formula="of:=[.I414]*0.067" office:value-type="float" office:value="-25.744090787" calcext:value-type="float">
            <text:p>-25,744090787</text:p>
          </table:table-cell>
          <table:table-cell table:formula="of:=[.J414]*0.067" office:value-type="float" office:value="9.7927200804" calcext:value-type="float">
            <text:p>9,7927200804</text:p>
          </table:table-cell>
          <table:table-cell table:formula="of:=[.K414]*0.067" office:value-type="float" office:value="-73.486007025" calcext:value-type="float">
            <text:p>-73,4860070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2.146096353" calcext:value-type="float">
            <text:p>-2,146096353</text:p>
          </table:table-cell>
          <table:table-cell office:value-type="float" office:value="1.801935711" calcext:value-type="float">
            <text:p>1,801935711</text:p>
          </table:table-cell>
          <table:table-cell office:value-type="float" office:value="-11.84741976" calcext:value-type="float">
            <text:p>-11,84741976</text:p>
          </table:table-cell>
          <table:table-cell/>
          <table:table-cell table:formula="of:=[.E415]*100" office:value-type="float" office:value="-214.6096353" calcext:value-type="float">
            <text:p>-214,6096353</text:p>
          </table:table-cell>
          <table:table-cell table:formula="of:=[.F415]*100" office:value-type="float" office:value="180.1935711" calcext:value-type="float">
            <text:p>180,1935711</text:p>
          </table:table-cell>
          <table:table-cell table:formula="of:=[.G415]*100" office:value-type="float" office:value="-1184.741976" calcext:value-type="float">
            <text:p>-1184,741976</text:p>
          </table:table-cell>
          <table:table-cell/>
          <table:table-cell table:formula="of:=[.I415]*0.067" office:value-type="float" office:value="-14.3788455651" calcext:value-type="float">
            <text:p>-14,3788455651</text:p>
          </table:table-cell>
          <table:table-cell table:formula="of:=[.J415]*0.067" office:value-type="float" office:value="12.0729692637" calcext:value-type="float">
            <text:p>12,0729692637</text:p>
          </table:table-cell>
          <table:table-cell table:formula="of:=[.K415]*0.067" office:value-type="float" office:value="-79.377712392" calcext:value-type="float">
            <text:p>-79,3777123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.879972323" calcext:value-type="float">
            <text:p>-1,879972323</text:p>
          </table:table-cell>
          <table:table-cell office:value-type="float" office:value="1.845075249" calcext:value-type="float">
            <text:p>1,845075249</text:p>
          </table:table-cell>
          <table:table-cell office:value-type="float" office:value="-12.15810255" calcext:value-type="float">
            <text:p>-12,15810255</text:p>
          </table:table-cell>
          <table:table-cell/>
          <table:table-cell table:formula="of:=[.E416]*100" office:value-type="float" office:value="-187.9972323" calcext:value-type="float">
            <text:p>-187,9972323</text:p>
          </table:table-cell>
          <table:table-cell table:formula="of:=[.F416]*100" office:value-type="float" office:value="184.5075249" calcext:value-type="float">
            <text:p>184,5075249</text:p>
          </table:table-cell>
          <table:table-cell table:formula="of:=[.G416]*100" office:value-type="float" office:value="-1215.810255" calcext:value-type="float">
            <text:p>-1215,810255</text:p>
          </table:table-cell>
          <table:table-cell/>
          <table:table-cell table:formula="of:=[.I416]*0.067" office:value-type="float" office:value="-12.5958145641" calcext:value-type="float">
            <text:p>-12,5958145641</text:p>
          </table:table-cell>
          <table:table-cell table:formula="of:=[.J416]*0.067" office:value-type="float" office:value="12.3620041683" calcext:value-type="float">
            <text:p>12,3620041683</text:p>
          </table:table-cell>
          <table:table-cell table:formula="of:=[.K416]*0.067" office:value-type="float" office:value="-81.459287085" calcext:value-type="float">
            <text:p>-81,459287085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1.575242285" calcext:value-type="float">
            <text:p>-1,575242285</text:p>
          </table:table-cell>
          <table:table-cell office:value-type="float" office:value="1.628091165" calcext:value-type="float">
            <text:p>1,628091165</text:p>
          </table:table-cell>
          <table:table-cell office:value-type="float" office:value="-12.97080226" calcext:value-type="float">
            <text:p>-12,97080226</text:p>
          </table:table-cell>
          <table:table-cell/>
          <table:table-cell table:formula="of:=[.E417]*100" office:value-type="float" office:value="-157.5242285" calcext:value-type="float">
            <text:p>-157,5242285</text:p>
          </table:table-cell>
          <table:table-cell table:formula="of:=[.F417]*100" office:value-type="float" office:value="162.8091165" calcext:value-type="float">
            <text:p>162,8091165</text:p>
          </table:table-cell>
          <table:table-cell table:formula="of:=[.G417]*100" office:value-type="float" office:value="-1297.080226" calcext:value-type="float">
            <text:p>-1297,080226</text:p>
          </table:table-cell>
          <table:table-cell/>
          <table:table-cell table:formula="of:=[.I417]*0.067" office:value-type="float" office:value="-10.5541233095" calcext:value-type="float">
            <text:p>-10,5541233095</text:p>
          </table:table-cell>
          <table:table-cell table:formula="of:=[.J417]*0.067" office:value-type="float" office:value="10.9082108055" calcext:value-type="float">
            <text:p>10,9082108055</text:p>
          </table:table-cell>
          <table:table-cell table:formula="of:=[.K417]*0.067" office:value-type="float" office:value="-86.904375142" calcext:value-type="float">
            <text:p>-86,90437514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0.409328363" calcext:value-type="float">
            <text:p>-0,409328363</text:p>
          </table:table-cell>
          <table:table-cell office:value-type="float" office:value="1.676463645" calcext:value-type="float">
            <text:p>1,676463645</text:p>
          </table:table-cell>
          <table:table-cell office:value-type="float" office:value="-13.37347457" calcext:value-type="float">
            <text:p>-13,37347457</text:p>
          </table:table-cell>
          <table:table-cell/>
          <table:table-cell table:formula="of:=[.E418]*100" office:value-type="float" office:value="-40.9328363" calcext:value-type="float">
            <text:p>-40,9328363</text:p>
          </table:table-cell>
          <table:table-cell table:formula="of:=[.F418]*100" office:value-type="float" office:value="167.6463645" calcext:value-type="float">
            <text:p>167,6463645</text:p>
          </table:table-cell>
          <table:table-cell table:formula="of:=[.G418]*100" office:value-type="float" office:value="-1337.347457" calcext:value-type="float">
            <text:p>-1337,347457</text:p>
          </table:table-cell>
          <table:table-cell/>
          <table:table-cell table:formula="of:=[.I418]*0.067" office:value-type="float" office:value="-2.7425000321" calcext:value-type="float">
            <text:p>-2,7425000321</text:p>
          </table:table-cell>
          <table:table-cell table:formula="of:=[.J418]*0.067" office:value-type="float" office:value="11.2323064215" calcext:value-type="float">
            <text:p>11,2323064215</text:p>
          </table:table-cell>
          <table:table-cell table:formula="of:=[.K418]*0.067" office:value-type="float" office:value="-89.602279619" calcext:value-type="float">
            <text:p>-89,60227961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0.550505472" calcext:value-type="float">
            <text:p>0,550505472</text:p>
          </table:table-cell>
          <table:table-cell office:value-type="float" office:value="1.754909727" calcext:value-type="float">
            <text:p>1,754909727</text:p>
          </table:table-cell>
          <table:table-cell office:value-type="float" office:value="-13.21024796" calcext:value-type="float">
            <text:p>-13,21024796</text:p>
          </table:table-cell>
          <table:table-cell/>
          <table:table-cell table:formula="of:=[.E419]*100" office:value-type="float" office:value="55.0505472" calcext:value-type="float">
            <text:p>55,0505472</text:p>
          </table:table-cell>
          <table:table-cell table:formula="of:=[.F419]*100" office:value-type="float" office:value="175.4909727" calcext:value-type="float">
            <text:p>175,4909727</text:p>
          </table:table-cell>
          <table:table-cell table:formula="of:=[.G419]*100" office:value-type="float" office:value="-1321.024796" calcext:value-type="float">
            <text:p>-1321,024796</text:p>
          </table:table-cell>
          <table:table-cell/>
          <table:table-cell table:formula="of:=[.I419]*0.067" office:value-type="float" office:value="3.6883866624" calcext:value-type="float">
            <text:p>3,6883866624</text:p>
          </table:table-cell>
          <table:table-cell table:formula="of:=[.J419]*0.067" office:value-type="float" office:value="11.7578951709" calcext:value-type="float">
            <text:p>11,7578951709</text:p>
          </table:table-cell>
          <table:table-cell table:formula="of:=[.K419]*0.067" office:value-type="float" office:value="-88.508661332" calcext:value-type="float">
            <text:p>-88,50866133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0.867289601" calcext:value-type="float">
            <text:p>0,867289601</text:p>
          </table:table-cell>
          <table:table-cell office:value-type="float" office:value="1.721850418" calcext:value-type="float">
            <text:p>1,721850418</text:p>
          </table:table-cell>
          <table:table-cell office:value-type="float" office:value="-12.85357943" calcext:value-type="float">
            <text:p>-12,85357943</text:p>
          </table:table-cell>
          <table:table-cell/>
          <table:table-cell table:formula="of:=[.E420]*100" office:value-type="float" office:value="86.7289601" calcext:value-type="float">
            <text:p>86,7289601</text:p>
          </table:table-cell>
          <table:table-cell table:formula="of:=[.F420]*100" office:value-type="float" office:value="172.1850418" calcext:value-type="float">
            <text:p>172,1850418</text:p>
          </table:table-cell>
          <table:table-cell table:formula="of:=[.G420]*100" office:value-type="float" office:value="-1285.357943" calcext:value-type="float">
            <text:p>-1285,357943</text:p>
          </table:table-cell>
          <table:table-cell/>
          <table:table-cell table:formula="of:=[.I420]*0.067" office:value-type="float" office:value="5.8108403267" calcext:value-type="float">
            <text:p>5,8108403267</text:p>
          </table:table-cell>
          <table:table-cell table:formula="of:=[.J420]*0.067" office:value-type="float" office:value="11.5363978006" calcext:value-type="float">
            <text:p>11,5363978006</text:p>
          </table:table-cell>
          <table:table-cell table:formula="of:=[.K420]*0.067" office:value-type="float" office:value="-86.118982181" calcext:value-type="float">
            <text:p>-86,1189821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1.226434021" calcext:value-type="float">
            <text:p>1,226434021</text:p>
          </table:table-cell>
          <table:table-cell office:value-type="float" office:value="1.787071234" calcext:value-type="float">
            <text:p>1,787071234</text:p>
          </table:table-cell>
          <table:table-cell office:value-type="float" office:value="-12.70716206" calcext:value-type="float">
            <text:p>-12,70716206</text:p>
          </table:table-cell>
          <table:table-cell/>
          <table:table-cell table:formula="of:=[.E421]*100" office:value-type="float" office:value="122.6434021" calcext:value-type="float">
            <text:p>122,6434021</text:p>
          </table:table-cell>
          <table:table-cell table:formula="of:=[.F421]*100" office:value-type="float" office:value="178.7071234" calcext:value-type="float">
            <text:p>178,7071234</text:p>
          </table:table-cell>
          <table:table-cell table:formula="of:=[.G421]*100" office:value-type="float" office:value="-1270.716206" calcext:value-type="float">
            <text:p>-1270,716206</text:p>
          </table:table-cell>
          <table:table-cell/>
          <table:table-cell table:formula="of:=[.I421]*0.067" office:value-type="float" office:value="8.2171079407" calcext:value-type="float">
            <text:p>8,2171079407</text:p>
          </table:table-cell>
          <table:table-cell table:formula="of:=[.J421]*0.067" office:value-type="float" office:value="11.9733772678" calcext:value-type="float">
            <text:p>11,9733772678</text:p>
          </table:table-cell>
          <table:table-cell table:formula="of:=[.K421]*0.067" office:value-type="float" office:value="-85.137985802" calcext:value-type="float">
            <text:p>-85,13798580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2.253681089" calcext:value-type="float">
            <text:p>2,253681089</text:p>
          </table:table-cell>
          <table:table-cell office:value-type="float" office:value="1.922814606" calcext:value-type="float">
            <text:p>1,922814606</text:p>
          </table:table-cell>
          <table:table-cell office:value-type="float" office:value="-12.16240504" calcext:value-type="float">
            <text:p>-12,16240504</text:p>
          </table:table-cell>
          <table:table-cell/>
          <table:table-cell table:formula="of:=[.E422]*100" office:value-type="float" office:value="225.3681089" calcext:value-type="float">
            <text:p>225,3681089</text:p>
          </table:table-cell>
          <table:table-cell table:formula="of:=[.F422]*100" office:value-type="float" office:value="192.2814606" calcext:value-type="float">
            <text:p>192,2814606</text:p>
          </table:table-cell>
          <table:table-cell table:formula="of:=[.G422]*100" office:value-type="float" office:value="-1216.240504" calcext:value-type="float">
            <text:p>-1216,240504</text:p>
          </table:table-cell>
          <table:table-cell/>
          <table:table-cell table:formula="of:=[.I422]*0.067" office:value-type="float" office:value="15.0996632963" calcext:value-type="float">
            <text:p>15,0996632963</text:p>
          </table:table-cell>
          <table:table-cell table:formula="of:=[.J422]*0.067" office:value-type="float" office:value="12.8828578602" calcext:value-type="float">
            <text:p>12,8828578602</text:p>
          </table:table-cell>
          <table:table-cell table:formula="of:=[.K422]*0.067" office:value-type="float" office:value="-81.488113768" calcext:value-type="float">
            <text:p>-81,4881137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.513834309" calcext:value-type="float">
            <text:p>2,513834309</text:p>
          </table:table-cell>
          <table:table-cell office:value-type="float" office:value="1.815479543" calcext:value-type="float">
            <text:p>1,815479543</text:p>
          </table:table-cell>
          <table:table-cell office:value-type="float" office:value="-11.03254294" calcext:value-type="float">
            <text:p>-11,03254294</text:p>
          </table:table-cell>
          <table:table-cell/>
          <table:table-cell table:formula="of:=[.E423]*100" office:value-type="float" office:value="251.3834309" calcext:value-type="float">
            <text:p>251,3834309</text:p>
          </table:table-cell>
          <table:table-cell table:formula="of:=[.F423]*100" office:value-type="float" office:value="181.5479543" calcext:value-type="float">
            <text:p>181,5479543</text:p>
          </table:table-cell>
          <table:table-cell table:formula="of:=[.G423]*100" office:value-type="float" office:value="-1103.254294" calcext:value-type="float">
            <text:p>-1103,254294</text:p>
          </table:table-cell>
          <table:table-cell/>
          <table:table-cell table:formula="of:=[.I423]*0.067" office:value-type="float" office:value="16.8426898703" calcext:value-type="float">
            <text:p>16,8426898703</text:p>
          </table:table-cell>
          <table:table-cell table:formula="of:=[.J423]*0.067" office:value-type="float" office:value="12.1637129381" calcext:value-type="float">
            <text:p>12,1637129381</text:p>
          </table:table-cell>
          <table:table-cell table:formula="of:=[.K423]*0.067" office:value-type="float" office:value="-73.918037698" calcext:value-type="float">
            <text:p>-73,9180376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.431466149" calcext:value-type="float">
            <text:p>2,431466149</text:p>
          </table:table-cell>
          <table:table-cell office:value-type="float" office:value="2.10813294" calcext:value-type="float">
            <text:p>2,10813294</text:p>
          </table:table-cell>
          <table:table-cell office:value-type="float" office:value="-10.52722886" calcext:value-type="float">
            <text:p>-10,52722886</text:p>
          </table:table-cell>
          <table:table-cell/>
          <table:table-cell table:formula="of:=[.E424]*100" office:value-type="float" office:value="243.1466149" calcext:value-type="float">
            <text:p>243,1466149</text:p>
          </table:table-cell>
          <table:table-cell table:formula="of:=[.F424]*100" office:value-type="float" office:value="210.813294" calcext:value-type="float">
            <text:p>210,813294</text:p>
          </table:table-cell>
          <table:table-cell table:formula="of:=[.G424]*100" office:value-type="float" office:value="-1052.722886" calcext:value-type="float">
            <text:p>-1052,722886</text:p>
          </table:table-cell>
          <table:table-cell/>
          <table:table-cell table:formula="of:=[.I424]*0.067" office:value-type="float" office:value="16.2908231983" calcext:value-type="float">
            <text:p>16,2908231983</text:p>
          </table:table-cell>
          <table:table-cell table:formula="of:=[.J424]*0.067" office:value-type="float" office:value="14.124490698" calcext:value-type="float">
            <text:p>14,124490698</text:p>
          </table:table-cell>
          <table:table-cell table:formula="of:=[.K424]*0.067" office:value-type="float" office:value="-70.532433362" calcext:value-type="float">
            <text:p>-70,53243336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3.287323993" calcext:value-type="float">
            <text:p>3,287323993</text:p>
          </table:table-cell>
          <table:table-cell office:value-type="float" office:value="2.633788919" calcext:value-type="float">
            <text:p>2,633788919</text:p>
          </table:table-cell>
          <table:table-cell office:value-type="float" office:value="-9.635375629" calcext:value-type="float">
            <text:p>-9,635375629</text:p>
          </table:table-cell>
          <table:table-cell/>
          <table:table-cell table:formula="of:=[.E425]*100" office:value-type="float" office:value="328.7323993" calcext:value-type="float">
            <text:p>328,7323993</text:p>
          </table:table-cell>
          <table:table-cell table:formula="of:=[.F425]*100" office:value-type="float" office:value="263.3788919" calcext:value-type="float">
            <text:p>263,3788919</text:p>
          </table:table-cell>
          <table:table-cell table:formula="of:=[.G425]*100" office:value-type="float" office:value="-963.5375629" calcext:value-type="float">
            <text:p>-963,5375629</text:p>
          </table:table-cell>
          <table:table-cell/>
          <table:table-cell table:formula="of:=[.I425]*0.067" office:value-type="float" office:value="22.0250707531" calcext:value-type="float">
            <text:p>22,0250707531</text:p>
          </table:table-cell>
          <table:table-cell table:formula="of:=[.J425]*0.067" office:value-type="float" office:value="17.6463857573" calcext:value-type="float">
            <text:p>17,6463857573</text:p>
          </table:table-cell>
          <table:table-cell table:formula="of:=[.K425]*0.067" office:value-type="float" office:value="-64.5570167143" calcext:value-type="float">
            <text:p>-64,557016714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3.270849922" calcext:value-type="float">
            <text:p>3,270849922</text:p>
          </table:table-cell>
          <table:table-cell office:value-type="float" office:value="1.697965352" calcext:value-type="float">
            <text:p>1,697965352</text:p>
          </table:table-cell>
          <table:table-cell office:value-type="float" office:value="-8.176803615" calcext:value-type="float">
            <text:p>-8,176803615</text:p>
          </table:table-cell>
          <table:table-cell/>
          <table:table-cell table:formula="of:=[.E426]*100" office:value-type="float" office:value="327.0849922" calcext:value-type="float">
            <text:p>327,0849922</text:p>
          </table:table-cell>
          <table:table-cell table:formula="of:=[.F426]*100" office:value-type="float" office:value="169.7965352" calcext:value-type="float">
            <text:p>169,7965352</text:p>
          </table:table-cell>
          <table:table-cell table:formula="of:=[.G426]*100" office:value-type="float" office:value="-817.6803615" calcext:value-type="float">
            <text:p>-817,6803615</text:p>
          </table:table-cell>
          <table:table-cell/>
          <table:table-cell table:formula="of:=[.I426]*0.067" office:value-type="float" office:value="21.9146944774" calcext:value-type="float">
            <text:p>21,9146944774</text:p>
          </table:table-cell>
          <table:table-cell table:formula="of:=[.J426]*0.067" office:value-type="float" office:value="11.3763678584" calcext:value-type="float">
            <text:p>11,3763678584</text:p>
          </table:table-cell>
          <table:table-cell table:formula="of:=[.K426]*0.067" office:value-type="float" office:value="-54.7845842205" calcext:value-type="float">
            <text:p>-54,784584220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3.251166377" calcext:value-type="float">
            <text:p>3,251166377</text:p>
          </table:table-cell>
          <table:table-cell office:value-type="float" office:value="1.526963351" calcext:value-type="float">
            <text:p>1,526963351</text:p>
          </table:table-cell>
          <table:table-cell office:value-type="float" office:value="-7.664135085" calcext:value-type="float">
            <text:p>-7,664135085</text:p>
          </table:table-cell>
          <table:table-cell/>
          <table:table-cell table:formula="of:=[.E427]*100" office:value-type="float" office:value="325.1166377" calcext:value-type="float">
            <text:p>325,1166377</text:p>
          </table:table-cell>
          <table:table-cell table:formula="of:=[.F427]*100" office:value-type="float" office:value="152.6963351" calcext:value-type="float">
            <text:p>152,6963351</text:p>
          </table:table-cell>
          <table:table-cell table:formula="of:=[.G427]*100" office:value-type="float" office:value="-766.4135085" calcext:value-type="float">
            <text:p>-766,4135085</text:p>
          </table:table-cell>
          <table:table-cell/>
          <table:table-cell table:formula="of:=[.I427]*0.067" office:value-type="float" office:value="21.7828147259" calcext:value-type="float">
            <text:p>21,7828147259</text:p>
          </table:table-cell>
          <table:table-cell table:formula="of:=[.J427]*0.067" office:value-type="float" office:value="10.2306544517" calcext:value-type="float">
            <text:p>10,2306544517</text:p>
          </table:table-cell>
          <table:table-cell table:formula="of:=[.K427]*0.067" office:value-type="float" office:value="-51.3497050695" calcext:value-type="float">
            <text:p>-51,34970506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3.189799736" calcext:value-type="float">
            <text:p>3,189799736</text:p>
          </table:table-cell>
          <table:table-cell office:value-type="float" office:value="2.209309663" calcext:value-type="float">
            <text:p>2,209309663</text:p>
          </table:table-cell>
          <table:table-cell office:value-type="float" office:value="-6.165927311" calcext:value-type="float">
            <text:p>-6,165927311</text:p>
          </table:table-cell>
          <table:table-cell/>
          <table:table-cell table:formula="of:=[.E428]*100" office:value-type="float" office:value="318.9799736" calcext:value-type="float">
            <text:p>318,9799736</text:p>
          </table:table-cell>
          <table:table-cell table:formula="of:=[.F428]*100" office:value-type="float" office:value="220.9309663" calcext:value-type="float">
            <text:p>220,9309663</text:p>
          </table:table-cell>
          <table:table-cell table:formula="of:=[.G428]*100" office:value-type="float" office:value="-616.5927311" calcext:value-type="float">
            <text:p>-616,5927311</text:p>
          </table:table-cell>
          <table:table-cell/>
          <table:table-cell table:formula="of:=[.I428]*0.067" office:value-type="float" office:value="21.3716582312" calcext:value-type="float">
            <text:p>21,3716582312</text:p>
          </table:table-cell>
          <table:table-cell table:formula="of:=[.J428]*0.067" office:value-type="float" office:value="14.8023747421" calcext:value-type="float">
            <text:p>14,8023747421</text:p>
          </table:table-cell>
          <table:table-cell table:formula="of:=[.K428]*0.067" office:value-type="float" office:value="-41.3117129837" calcext:value-type="float">
            <text:p>-41,311712983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.949474629" calcext:value-type="float">
            <text:p>1,949474629</text:p>
          </table:table-cell>
          <table:table-cell office:value-type="float" office:value="1.03389386" calcext:value-type="float">
            <text:p>1,03389386</text:p>
          </table:table-cell>
          <table:table-cell office:value-type="float" office:value="-5.223241762" calcext:value-type="float">
            <text:p>-5,223241762</text:p>
          </table:table-cell>
          <table:table-cell/>
          <table:table-cell table:formula="of:=[.E429]*100" office:value-type="float" office:value="194.9474629" calcext:value-type="float">
            <text:p>194,9474629</text:p>
          </table:table-cell>
          <table:table-cell table:formula="of:=[.F429]*100" office:value-type="float" office:value="103.389386" calcext:value-type="float">
            <text:p>103,389386</text:p>
          </table:table-cell>
          <table:table-cell table:formula="of:=[.G429]*100" office:value-type="float" office:value="-522.3241762" calcext:value-type="float">
            <text:p>-522,3241762</text:p>
          </table:table-cell>
          <table:table-cell/>
          <table:table-cell table:formula="of:=[.I429]*0.067" office:value-type="float" office:value="13.0614800143" calcext:value-type="float">
            <text:p>13,0614800143</text:p>
          </table:table-cell>
          <table:table-cell table:formula="of:=[.J429]*0.067" office:value-type="float" office:value="6.927088862" calcext:value-type="float">
            <text:p>6,927088862</text:p>
          </table:table-cell>
          <table:table-cell table:formula="of:=[.K429]*0.067" office:value-type="float" office:value="-34.9957198054" calcext:value-type="float">
            <text:p>-34,995719805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2.361348583" calcext:value-type="float">
            <text:p>2,361348583</text:p>
          </table:table-cell>
          <table:table-cell office:value-type="float" office:value="0.908224999" calcext:value-type="float">
            <text:p>0,908224999</text:p>
          </table:table-cell>
          <table:table-cell office:value-type="float" office:value="-5.530887703" calcext:value-type="float">
            <text:p>-5,530887703</text:p>
          </table:table-cell>
          <table:table-cell/>
          <table:table-cell table:formula="of:=[.E430]*100" office:value-type="float" office:value="236.1348583" calcext:value-type="float">
            <text:p>236,1348583</text:p>
          </table:table-cell>
          <table:table-cell table:formula="of:=[.F430]*100" office:value-type="float" office:value="90.8224999" calcext:value-type="float">
            <text:p>90,8224999</text:p>
          </table:table-cell>
          <table:table-cell table:formula="of:=[.G430]*100" office:value-type="float" office:value="-553.0887703" calcext:value-type="float">
            <text:p>-553,0887703</text:p>
          </table:table-cell>
          <table:table-cell/>
          <table:table-cell table:formula="of:=[.I430]*0.067" office:value-type="float" office:value="15.8210355061" calcext:value-type="float">
            <text:p>15,8210355061</text:p>
          </table:table-cell>
          <table:table-cell table:formula="of:=[.J430]*0.067" office:value-type="float" office:value="6.0851074933" calcext:value-type="float">
            <text:p>6,0851074933</text:p>
          </table:table-cell>
          <table:table-cell table:formula="of:=[.K430]*0.067" office:value-type="float" office:value="-37.0569476101" calcext:value-type="float">
            <text:p>-37,056947610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2.691202125" calcext:value-type="float">
            <text:p>2,691202125</text:p>
          </table:table-cell>
          <table:table-cell office:value-type="float" office:value="1.872601575" calcext:value-type="float">
            <text:p>1,872601575</text:p>
          </table:table-cell>
          <table:table-cell office:value-type="float" office:value="-4.099586998" calcext:value-type="float">
            <text:p>-4,099586998</text:p>
          </table:table-cell>
          <table:table-cell/>
          <table:table-cell table:formula="of:=[.E431]*100" office:value-type="float" office:value="269.1202125" calcext:value-type="float">
            <text:p>269,1202125</text:p>
          </table:table-cell>
          <table:table-cell table:formula="of:=[.F431]*100" office:value-type="float" office:value="187.2601575" calcext:value-type="float">
            <text:p>187,2601575</text:p>
          </table:table-cell>
          <table:table-cell table:formula="of:=[.G431]*100" office:value-type="float" office:value="-409.9586998" calcext:value-type="float">
            <text:p>-409,9586998</text:p>
          </table:table-cell>
          <table:table-cell/>
          <table:table-cell table:formula="of:=[.I431]*0.067" office:value-type="float" office:value="18.0310542375" calcext:value-type="float">
            <text:p>18,0310542375</text:p>
          </table:table-cell>
          <table:table-cell table:formula="of:=[.J431]*0.067" office:value-type="float" office:value="12.5464305525" calcext:value-type="float">
            <text:p>12,5464305525</text:p>
          </table:table-cell>
          <table:table-cell table:formula="of:=[.K431]*0.067" office:value-type="float" office:value="-27.4672328866" calcext:value-type="float">
            <text:p>-27,467232886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.232377314" calcext:value-type="float">
            <text:p>1,232377314</text:p>
          </table:table-cell>
          <table:table-cell office:value-type="float" office:value="0.447348195" calcext:value-type="float">
            <text:p>0,447348195</text:p>
          </table:table-cell>
          <table:table-cell office:value-type="float" office:value="-3.302456462" calcext:value-type="float">
            <text:p>-3,302456462</text:p>
          </table:table-cell>
          <table:table-cell/>
          <table:table-cell table:formula="of:=[.E432]*100" office:value-type="float" office:value="123.2377314" calcext:value-type="float">
            <text:p>123,2377314</text:p>
          </table:table-cell>
          <table:table-cell table:formula="of:=[.F432]*100" office:value-type="float" office:value="44.7348195" calcext:value-type="float">
            <text:p>44,7348195</text:p>
          </table:table-cell>
          <table:table-cell table:formula="of:=[.G432]*100" office:value-type="float" office:value="-330.2456462" calcext:value-type="float">
            <text:p>-330,2456462</text:p>
          </table:table-cell>
          <table:table-cell/>
          <table:table-cell table:formula="of:=[.I432]*0.067" office:value-type="float" office:value="8.2569280038" calcext:value-type="float">
            <text:p>8,2569280038</text:p>
          </table:table-cell>
          <table:table-cell table:formula="of:=[.J432]*0.067" office:value-type="float" office:value="2.9972329065" calcext:value-type="float">
            <text:p>2,9972329065</text:p>
          </table:table-cell>
          <table:table-cell table:formula="of:=[.K432]*0.067" office:value-type="float" office:value="-22.1264582954" calcext:value-type="float">
            <text:p>-22,126458295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2.289092312" calcext:value-type="float">
            <text:p>2,289092312</text:p>
          </table:table-cell>
          <table:table-cell office:value-type="float" office:value="0.327585126" calcext:value-type="float">
            <text:p>0,327585126</text:p>
          </table:table-cell>
          <table:table-cell office:value-type="float" office:value="-4.098014636" calcext:value-type="float">
            <text:p>-4,098014636</text:p>
          </table:table-cell>
          <table:table-cell/>
          <table:table-cell table:formula="of:=[.E433]*100" office:value-type="float" office:value="228.9092312" calcext:value-type="float">
            <text:p>228,9092312</text:p>
          </table:table-cell>
          <table:table-cell table:formula="of:=[.F433]*100" office:value-type="float" office:value="32.7585126" calcext:value-type="float">
            <text:p>32,7585126</text:p>
          </table:table-cell>
          <table:table-cell table:formula="of:=[.G433]*100" office:value-type="float" office:value="-409.8014636" calcext:value-type="float">
            <text:p>-409,8014636</text:p>
          </table:table-cell>
          <table:table-cell/>
          <table:table-cell table:formula="of:=[.I433]*0.067" office:value-type="float" office:value="15.3369184904" calcext:value-type="float">
            <text:p>15,3369184904</text:p>
          </table:table-cell>
          <table:table-cell table:formula="of:=[.J433]*0.067" office:value-type="float" office:value="2.1948203442" calcext:value-type="float">
            <text:p>2,1948203442</text:p>
          </table:table-cell>
          <table:table-cell table:formula="of:=[.K433]*0.067" office:value-type="float" office:value="-27.4566980612" calcext:value-type="float">
            <text:p>-27,45669806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23" calcext:value-type="float">
            <text:p>-239,23</text:p>
          </table:table-cell>
          <table:table-cell office:value-type="float" office:value="0" calcext:value-type="float">
            <text:p>0</text:p>
          </table:table-cell>
          <table:table-cell office:value-type="float" office:value="0.837013157" calcext:value-type="float">
            <text:p>0,837013157</text:p>
          </table:table-cell>
          <table:table-cell office:value-type="float" office:value="-2.119893313" calcext:value-type="float">
            <text:p>-2,119893313</text:p>
          </table:table-cell>
          <table:table-cell/>
          <table:table-cell table:formula="of:=[.E434]*100" office:value-type="float" office:value="0" calcext:value-type="float">
            <text:p>0</text:p>
          </table:table-cell>
          <table:table-cell table:formula="of:=[.F434]*100" office:value-type="float" office:value="83.7013157" calcext:value-type="float">
            <text:p>83,7013157</text:p>
          </table:table-cell>
          <table:table-cell table:formula="of:=[.G434]*100" office:value-type="float" office:value="-211.9893313" calcext:value-type="float">
            <text:p>-211,9893313</text:p>
          </table:table-cell>
          <table:table-cell/>
          <table:table-cell table:formula="of:=[.I434]*0.067" office:value-type="float" office:value="0" calcext:value-type="float">
            <text:p>0</text:p>
          </table:table-cell>
          <table:table-cell table:formula="of:=[.J434]*0.067" office:value-type="float" office:value="5.6079881519" calcext:value-type="float">
            <text:p>5,6079881519</text:p>
          </table:table-cell>
          <table:table-cell table:formula="of:=[.K434]*0.067" office:value-type="float" office:value="-14.2032851971" calcext:value-type="float">
            <text:p>-14,2032851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0" calcext:value-type="float">
            <text:p>0</text:p>
          </table:table-cell>
          <table:table-cell office:value-type="float" office:value="0.634236761" calcext:value-type="float">
            <text:p>0,634236761</text:p>
          </table:table-cell>
          <table:table-cell office:value-type="float" office:value="-2.863049916" calcext:value-type="float">
            <text:p>-2,863049916</text:p>
          </table:table-cell>
          <table:table-cell/>
          <table:table-cell table:formula="of:=[.E435]*100" office:value-type="float" office:value="0" calcext:value-type="float">
            <text:p>0</text:p>
          </table:table-cell>
          <table:table-cell table:formula="of:=[.F435]*100" office:value-type="float" office:value="63.4236761" calcext:value-type="float">
            <text:p>63,4236761</text:p>
          </table:table-cell>
          <table:table-cell table:formula="of:=[.G435]*100" office:value-type="float" office:value="-286.3049916" calcext:value-type="float">
            <text:p>-286,3049916</text:p>
          </table:table-cell>
          <table:table-cell/>
          <table:table-cell table:formula="of:=[.I435]*0.067" office:value-type="float" office:value="0" calcext:value-type="float">
            <text:p>0</text:p>
          </table:table-cell>
          <table:table-cell table:formula="of:=[.J435]*0.067" office:value-type="float" office:value="4.2493862987" calcext:value-type="float">
            <text:p>4,2493862987</text:p>
          </table:table-cell>
          <table:table-cell table:formula="of:=[.K435]*0.067" office:value-type="float" office:value="-19.1824344372" calcext:value-type="float">
            <text:p>-19,18243443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-0.258560512" calcext:value-type="float">
            <text:p>-0,258560512</text:p>
          </table:table-cell>
          <table:table-cell office:value-type="float" office:value="0.546593596" calcext:value-type="float">
            <text:p>0,546593596</text:p>
          </table:table-cell>
          <table:table-cell office:value-type="float" office:value="-2.931785625" calcext:value-type="float">
            <text:p>-2,931785625</text:p>
          </table:table-cell>
          <table:table-cell/>
          <table:table-cell table:formula="of:=[.E436]*100" office:value-type="float" office:value="-25.8560512" calcext:value-type="float">
            <text:p>-25,8560512</text:p>
          </table:table-cell>
          <table:table-cell table:formula="of:=[.F436]*100" office:value-type="float" office:value="54.6593596" calcext:value-type="float">
            <text:p>54,6593596</text:p>
          </table:table-cell>
          <table:table-cell table:formula="of:=[.G436]*100" office:value-type="float" office:value="-293.1785625" calcext:value-type="float">
            <text:p>-293,1785625</text:p>
          </table:table-cell>
          <table:table-cell/>
          <table:table-cell table:formula="of:=[.I436]*0.067" office:value-type="float" office:value="-1.7323554304" calcext:value-type="float">
            <text:p>-1,7323554304</text:p>
          </table:table-cell>
          <table:table-cell table:formula="of:=[.J436]*0.067" office:value-type="float" office:value="3.6621770932" calcext:value-type="float">
            <text:p>3,6621770932</text:p>
          </table:table-cell>
          <table:table-cell table:formula="of:=[.K436]*0.067" office:value-type="float" office:value="-19.6429636875" calcext:value-type="float">
            <text:p>-19,6429636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0.508627248" calcext:value-type="float">
            <text:p>-0,508627248</text:p>
          </table:table-cell>
          <table:table-cell office:value-type="float" office:value="0.773421877" calcext:value-type="float">
            <text:p>0,773421877</text:p>
          </table:table-cell>
          <table:table-cell office:value-type="float" office:value="-3.060070661" calcext:value-type="float">
            <text:p>-3,060070661</text:p>
          </table:table-cell>
          <table:table-cell/>
          <table:table-cell table:formula="of:=[.E437]*100" office:value-type="float" office:value="-50.8627248" calcext:value-type="float">
            <text:p>-50,8627248</text:p>
          </table:table-cell>
          <table:table-cell table:formula="of:=[.F437]*100" office:value-type="float" office:value="77.3421877" calcext:value-type="float">
            <text:p>77,3421877</text:p>
          </table:table-cell>
          <table:table-cell table:formula="of:=[.G437]*100" office:value-type="float" office:value="-306.0070661" calcext:value-type="float">
            <text:p>-306,0070661</text:p>
          </table:table-cell>
          <table:table-cell/>
          <table:table-cell table:formula="of:=[.I437]*0.067" office:value-type="float" office:value="-3.4078025616" calcext:value-type="float">
            <text:p>-3,4078025616</text:p>
          </table:table-cell>
          <table:table-cell table:formula="of:=[.J437]*0.067" office:value-type="float" office:value="5.1819265759" calcext:value-type="float">
            <text:p>5,1819265759</text:p>
          </table:table-cell>
          <table:table-cell table:formula="of:=[.K437]*0.067" office:value-type="float" office:value="-20.5024734287" calcext:value-type="float">
            <text:p>-20,50247342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1.838937406" calcext:value-type="float">
            <text:p>-1,838937406</text:p>
          </table:table-cell>
          <table:table-cell office:value-type="float" office:value="0.623685251" calcext:value-type="float">
            <text:p>0,623685251</text:p>
          </table:table-cell>
          <table:table-cell office:value-type="float" office:value="-2.844404361" calcext:value-type="float">
            <text:p>-2,844404361</text:p>
          </table:table-cell>
          <table:table-cell/>
          <table:table-cell table:formula="of:=[.E438]*100" office:value-type="float" office:value="-183.8937406" calcext:value-type="float">
            <text:p>-183,8937406</text:p>
          </table:table-cell>
          <table:table-cell table:formula="of:=[.F438]*100" office:value-type="float" office:value="62.3685251" calcext:value-type="float">
            <text:p>62,3685251</text:p>
          </table:table-cell>
          <table:table-cell table:formula="of:=[.G438]*100" office:value-type="float" office:value="-284.4404361" calcext:value-type="float">
            <text:p>-284,4404361</text:p>
          </table:table-cell>
          <table:table-cell/>
          <table:table-cell table:formula="of:=[.I438]*0.067" office:value-type="float" office:value="-12.3208806202" calcext:value-type="float">
            <text:p>-12,3208806202</text:p>
          </table:table-cell>
          <table:table-cell table:formula="of:=[.J438]*0.067" office:value-type="float" office:value="4.1786911817" calcext:value-type="float">
            <text:p>4,1786911817</text:p>
          </table:table-cell>
          <table:table-cell table:formula="of:=[.K438]*0.067" office:value-type="float" office:value="-19.0575092187" calcext:value-type="float">
            <text:p>-19,05750921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2.492581836" calcext:value-type="float">
            <text:p>-2,492581836</text:p>
          </table:table-cell>
          <table:table-cell office:value-type="float" office:value="-0.031381012" calcext:value-type="float">
            <text:p>-0,031381012</text:p>
          </table:table-cell>
          <table:table-cell office:value-type="float" office:value="-4.234293444" calcext:value-type="float">
            <text:p>-4,234293444</text:p>
          </table:table-cell>
          <table:table-cell/>
          <table:table-cell table:formula="of:=[.E439]*100" office:value-type="float" office:value="-249.2581836" calcext:value-type="float">
            <text:p>-249,2581836</text:p>
          </table:table-cell>
          <table:table-cell table:formula="of:=[.F439]*100" office:value-type="float" office:value="-3.1381012" calcext:value-type="float">
            <text:p>-3,1381012</text:p>
          </table:table-cell>
          <table:table-cell table:formula="of:=[.G439]*100" office:value-type="float" office:value="-423.4293444" calcext:value-type="float">
            <text:p>-423,4293444</text:p>
          </table:table-cell>
          <table:table-cell/>
          <table:table-cell table:formula="of:=[.I439]*0.067" office:value-type="float" office:value="-16.7002983012" calcext:value-type="float">
            <text:p>-16,7002983012</text:p>
          </table:table-cell>
          <table:table-cell table:formula="of:=[.J439]*0.067" office:value-type="float" office:value="-0.2102527804" calcext:value-type="float">
            <text:p>-0,2102527804</text:p>
          </table:table-cell>
          <table:table-cell table:formula="of:=[.K439]*0.067" office:value-type="float" office:value="-28.3697660748" calcext:value-type="float">
            <text:p>-28,3697660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.854339042" calcext:value-type="float">
            <text:p>-1,854339042</text:p>
          </table:table-cell>
          <table:table-cell office:value-type="float" office:value="1.140394353" calcext:value-type="float">
            <text:p>1,140394353</text:p>
          </table:table-cell>
          <table:table-cell office:value-type="float" office:value="-4.835155548" calcext:value-type="float">
            <text:p>-4,835155548</text:p>
          </table:table-cell>
          <table:table-cell/>
          <table:table-cell table:formula="of:=[.E440]*100" office:value-type="float" office:value="-185.4339042" calcext:value-type="float">
            <text:p>-185,4339042</text:p>
          </table:table-cell>
          <table:table-cell table:formula="of:=[.F440]*100" office:value-type="float" office:value="114.0394353" calcext:value-type="float">
            <text:p>114,0394353</text:p>
          </table:table-cell>
          <table:table-cell table:formula="of:=[.G440]*100" office:value-type="float" office:value="-483.5155548" calcext:value-type="float">
            <text:p>-483,5155548</text:p>
          </table:table-cell>
          <table:table-cell/>
          <table:table-cell table:formula="of:=[.I440]*0.067" office:value-type="float" office:value="-12.4240715814" calcext:value-type="float">
            <text:p>-12,4240715814</text:p>
          </table:table-cell>
          <table:table-cell table:formula="of:=[.J440]*0.067" office:value-type="float" office:value="7.6406421651" calcext:value-type="float">
            <text:p>7,6406421651</text:p>
          </table:table-cell>
          <table:table-cell table:formula="of:=[.K440]*0.067" office:value-type="float" office:value="-32.3955421716" calcext:value-type="float">
            <text:p>-32,39554217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3.029441158" calcext:value-type="float">
            <text:p>-3,029441158</text:p>
          </table:table-cell>
          <table:table-cell office:value-type="float" office:value="1.058879489" calcext:value-type="float">
            <text:p>1,058879489</text:p>
          </table:table-cell>
          <table:table-cell office:value-type="float" office:value="-4.715393374" calcext:value-type="float">
            <text:p>-4,715393374</text:p>
          </table:table-cell>
          <table:table-cell/>
          <table:table-cell table:formula="of:=[.E441]*100" office:value-type="float" office:value="-302.9441158" calcext:value-type="float">
            <text:p>-302,9441158</text:p>
          </table:table-cell>
          <table:table-cell table:formula="of:=[.F441]*100" office:value-type="float" office:value="105.8879489" calcext:value-type="float">
            <text:p>105,8879489</text:p>
          </table:table-cell>
          <table:table-cell table:formula="of:=[.G441]*100" office:value-type="float" office:value="-471.5393374" calcext:value-type="float">
            <text:p>-471,5393374</text:p>
          </table:table-cell>
          <table:table-cell/>
          <table:table-cell table:formula="of:=[.I441]*0.067" office:value-type="float" office:value="-20.2972557586" calcext:value-type="float">
            <text:p>-20,2972557586</text:p>
          </table:table-cell>
          <table:table-cell table:formula="of:=[.J441]*0.067" office:value-type="float" office:value="7.0944925763" calcext:value-type="float">
            <text:p>7,0944925763</text:p>
          </table:table-cell>
          <table:table-cell table:formula="of:=[.K441]*0.067" office:value-type="float" office:value="-31.5931356058" calcext:value-type="float">
            <text:p>-31,59313560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.745426491" calcext:value-type="float">
            <text:p>-3,745426491</text:p>
          </table:table-cell>
          <table:table-cell office:value-type="float" office:value="0.33132829" calcext:value-type="float">
            <text:p>0,33132829</text:p>
          </table:table-cell>
          <table:table-cell office:value-type="float" office:value="-6.444948989" calcext:value-type="float">
            <text:p>-6,444948989</text:p>
          </table:table-cell>
          <table:table-cell/>
          <table:table-cell table:formula="of:=[.E442]*100" office:value-type="float" office:value="-374.5426491" calcext:value-type="float">
            <text:p>-374,5426491</text:p>
          </table:table-cell>
          <table:table-cell table:formula="of:=[.F442]*100" office:value-type="float" office:value="33.132829" calcext:value-type="float">
            <text:p>33,132829</text:p>
          </table:table-cell>
          <table:table-cell table:formula="of:=[.G442]*100" office:value-type="float" office:value="-644.4948989" calcext:value-type="float">
            <text:p>-644,4948989</text:p>
          </table:table-cell>
          <table:table-cell/>
          <table:table-cell table:formula="of:=[.I442]*0.067" office:value-type="float" office:value="-25.0943574897" calcext:value-type="float">
            <text:p>-25,0943574897</text:p>
          </table:table-cell>
          <table:table-cell table:formula="of:=[.J442]*0.067" office:value-type="float" office:value="2.219899543" calcext:value-type="float">
            <text:p>2,219899543</text:p>
          </table:table-cell>
          <table:table-cell table:formula="of:=[.K442]*0.067" office:value-type="float" office:value="-43.1811582263" calcext:value-type="float">
            <text:p>-43,18115822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.152332428" calcext:value-type="float">
            <text:p>-3,152332428</text:p>
          </table:table-cell>
          <table:table-cell office:value-type="float" office:value="1.458678745" calcext:value-type="float">
            <text:p>1,458678745</text:p>
          </table:table-cell>
          <table:table-cell office:value-type="float" office:value="-7.595337239" calcext:value-type="float">
            <text:p>-7,595337239</text:p>
          </table:table-cell>
          <table:table-cell/>
          <table:table-cell table:formula="of:=[.E443]*100" office:value-type="float" office:value="-315.2332428" calcext:value-type="float">
            <text:p>-315,2332428</text:p>
          </table:table-cell>
          <table:table-cell table:formula="of:=[.F443]*100" office:value-type="float" office:value="145.8678745" calcext:value-type="float">
            <text:p>145,8678745</text:p>
          </table:table-cell>
          <table:table-cell table:formula="of:=[.G443]*100" office:value-type="float" office:value="-759.5337239" calcext:value-type="float">
            <text:p>-759,5337239</text:p>
          </table:table-cell>
          <table:table-cell/>
          <table:table-cell table:formula="of:=[.I443]*0.067" office:value-type="float" office:value="-21.1206272676" calcext:value-type="float">
            <text:p>-21,1206272676</text:p>
          </table:table-cell>
          <table:table-cell table:formula="of:=[.J443]*0.067" office:value-type="float" office:value="9.7731475915" calcext:value-type="float">
            <text:p>9,7731475915</text:p>
          </table:table-cell>
          <table:table-cell table:formula="of:=[.K443]*0.067" office:value-type="float" office:value="-50.8887595013" calcext:value-type="float">
            <text:p>-50,88875950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.944299261" calcext:value-type="float">
            <text:p>-3,944299261</text:p>
          </table:table-cell>
          <table:table-cell office:value-type="float" office:value="1.875118026" calcext:value-type="float">
            <text:p>1,875118026</text:p>
          </table:table-cell>
          <table:table-cell office:value-type="float" office:value="-8.229090026" calcext:value-type="float">
            <text:p>-8,229090026</text:p>
          </table:table-cell>
          <table:table-cell/>
          <table:table-cell table:formula="of:=[.E444]*100" office:value-type="float" office:value="-394.4299261" calcext:value-type="float">
            <text:p>-394,4299261</text:p>
          </table:table-cell>
          <table:table-cell table:formula="of:=[.F444]*100" office:value-type="float" office:value="187.5118026" calcext:value-type="float">
            <text:p>187,5118026</text:p>
          </table:table-cell>
          <table:table-cell table:formula="of:=[.G444]*100" office:value-type="float" office:value="-822.9090026" calcext:value-type="float">
            <text:p>-822,9090026</text:p>
          </table:table-cell>
          <table:table-cell/>
          <table:table-cell table:formula="of:=[.I444]*0.067" office:value-type="float" office:value="-26.4268050487" calcext:value-type="float">
            <text:p>-26,4268050487</text:p>
          </table:table-cell>
          <table:table-cell table:formula="of:=[.J444]*0.067" office:value-type="float" office:value="12.5632907742" calcext:value-type="float">
            <text:p>12,5632907742</text:p>
          </table:table-cell>
          <table:table-cell table:formula="of:=[.K444]*0.067" office:value-type="float" office:value="-55.1349031742" calcext:value-type="float">
            <text:p>-55,13490317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3.64648372" calcext:value-type="float">
            <text:p>-3,64648372</text:p>
          </table:table-cell>
          <table:table-cell office:value-type="float" office:value="2.342211481" calcext:value-type="float">
            <text:p>2,342211481</text:p>
          </table:table-cell>
          <table:table-cell office:value-type="float" office:value="-10.01273773" calcext:value-type="float">
            <text:p>-10,01273773</text:p>
          </table:table-cell>
          <table:table-cell/>
          <table:table-cell table:formula="of:=[.E445]*100" office:value-type="float" office:value="-364.648372" calcext:value-type="float">
            <text:p>-364,648372</text:p>
          </table:table-cell>
          <table:table-cell table:formula="of:=[.F445]*100" office:value-type="float" office:value="234.2211481" calcext:value-type="float">
            <text:p>234,2211481</text:p>
          </table:table-cell>
          <table:table-cell table:formula="of:=[.G445]*100" office:value-type="float" office:value="-1001.273773" calcext:value-type="float">
            <text:p>-1001,273773</text:p>
          </table:table-cell>
          <table:table-cell/>
          <table:table-cell table:formula="of:=[.I445]*0.067" office:value-type="float" office:value="-24.431440924" calcext:value-type="float">
            <text:p>-24,431440924</text:p>
          </table:table-cell>
          <table:table-cell table:formula="of:=[.J445]*0.067" office:value-type="float" office:value="15.6928169227" calcext:value-type="float">
            <text:p>15,6928169227</text:p>
          </table:table-cell>
          <table:table-cell table:formula="of:=[.K445]*0.067" office:value-type="float" office:value="-67.085342791" calcext:value-type="float">
            <text:p>-67,08534279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.105712648" calcext:value-type="float">
            <text:p>-2,105712648</text:p>
          </table:table-cell>
          <table:table-cell office:value-type="float" office:value="2.528166699" calcext:value-type="float">
            <text:p>2,528166699</text:p>
          </table:table-cell>
          <table:table-cell office:value-type="float" office:value="-10.65801442" calcext:value-type="float">
            <text:p>-10,65801442</text:p>
          </table:table-cell>
          <table:table-cell/>
          <table:table-cell table:formula="of:=[.E446]*100" office:value-type="float" office:value="-210.5712648" calcext:value-type="float">
            <text:p>-210,5712648</text:p>
          </table:table-cell>
          <table:table-cell table:formula="of:=[.F446]*100" office:value-type="float" office:value="252.8166699" calcext:value-type="float">
            <text:p>252,8166699</text:p>
          </table:table-cell>
          <table:table-cell table:formula="of:=[.G446]*100" office:value-type="float" office:value="-1065.801442" calcext:value-type="float">
            <text:p>-1065,801442</text:p>
          </table:table-cell>
          <table:table-cell/>
          <table:table-cell table:formula="of:=[.I446]*0.067" office:value-type="float" office:value="-14.1082747416" calcext:value-type="float">
            <text:p>-14,1082747416</text:p>
          </table:table-cell>
          <table:table-cell table:formula="of:=[.J446]*0.067" office:value-type="float" office:value="16.9387168833" calcext:value-type="float">
            <text:p>16,9387168833</text:p>
          </table:table-cell>
          <table:table-cell table:formula="of:=[.K446]*0.067" office:value-type="float" office:value="-71.408696614" calcext:value-type="float">
            <text:p>-71,4086966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.012209135" calcext:value-type="float">
            <text:p>-2,012209135</text:p>
          </table:table-cell>
          <table:table-cell office:value-type="float" office:value="2.353597565" calcext:value-type="float">
            <text:p>2,353597565</text:p>
          </table:table-cell>
          <table:table-cell office:value-type="float" office:value="-11.13158246" calcext:value-type="float">
            <text:p>-11,13158246</text:p>
          </table:table-cell>
          <table:table-cell/>
          <table:table-cell table:formula="of:=[.E447]*100" office:value-type="float" office:value="-201.2209135" calcext:value-type="float">
            <text:p>-201,2209135</text:p>
          </table:table-cell>
          <table:table-cell table:formula="of:=[.F447]*100" office:value-type="float" office:value="235.3597565" calcext:value-type="float">
            <text:p>235,3597565</text:p>
          </table:table-cell>
          <table:table-cell table:formula="of:=[.G447]*100" office:value-type="float" office:value="-1113.158246" calcext:value-type="float">
            <text:p>-1113,158246</text:p>
          </table:table-cell>
          <table:table-cell/>
          <table:table-cell table:formula="of:=[.I447]*0.067" office:value-type="float" office:value="-13.4818012045" calcext:value-type="float">
            <text:p>-13,4818012045</text:p>
          </table:table-cell>
          <table:table-cell table:formula="of:=[.J447]*0.067" office:value-type="float" office:value="15.7691036855" calcext:value-type="float">
            <text:p>15,7691036855</text:p>
          </table:table-cell>
          <table:table-cell table:formula="of:=[.K447]*0.067" office:value-type="float" office:value="-74.581602482" calcext:value-type="float">
            <text:p>-74,58160248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1.669448145" calcext:value-type="float">
            <text:p>-1,669448145</text:p>
          </table:table-cell>
          <table:table-cell office:value-type="float" office:value="2.316701748" calcext:value-type="float">
            <text:p>2,316701748</text:p>
          </table:table-cell>
          <table:table-cell office:value-type="float" office:value="-12.12950674" calcext:value-type="float">
            <text:p>-12,12950674</text:p>
          </table:table-cell>
          <table:table-cell/>
          <table:table-cell table:formula="of:=[.E448]*100" office:value-type="float" office:value="-166.9448145" calcext:value-type="float">
            <text:p>-166,9448145</text:p>
          </table:table-cell>
          <table:table-cell table:formula="of:=[.F448]*100" office:value-type="float" office:value="231.6701748" calcext:value-type="float">
            <text:p>231,6701748</text:p>
          </table:table-cell>
          <table:table-cell table:formula="of:=[.G448]*100" office:value-type="float" office:value="-1212.950674" calcext:value-type="float">
            <text:p>-1212,950674</text:p>
          </table:table-cell>
          <table:table-cell/>
          <table:table-cell table:formula="of:=[.I448]*0.067" office:value-type="float" office:value="-11.1853025715" calcext:value-type="float">
            <text:p>-11,1853025715</text:p>
          </table:table-cell>
          <table:table-cell table:formula="of:=[.J448]*0.067" office:value-type="float" office:value="15.5219017116" calcext:value-type="float">
            <text:p>15,5219017116</text:p>
          </table:table-cell>
          <table:table-cell table:formula="of:=[.K448]*0.067" office:value-type="float" office:value="-81.267695158" calcext:value-type="float">
            <text:p>-81,267695158</text:p>
          </table:table-cell>
        </table:table-row>
        <table:table-row table:style-name="ro1">
          <table:table-cell table:number-columns-repeated="2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0.409874956" calcext:value-type="float">
            <text:p>-0,409874956</text:p>
          </table:table-cell>
          <table:table-cell office:value-type="float" office:value="2.404632734" calcext:value-type="float">
            <text:p>2,404632734</text:p>
          </table:table-cell>
          <table:table-cell office:value-type="float" office:value="-12.559322" calcext:value-type="float">
            <text:p>-12,559322</text:p>
          </table:table-cell>
          <table:table-cell/>
          <table:table-cell table:formula="of:=[.E449]*100" office:value-type="float" office:value="-40.9874956" calcext:value-type="float">
            <text:p>-40,9874956</text:p>
          </table:table-cell>
          <table:table-cell table:formula="of:=[.F449]*100" office:value-type="float" office:value="240.4632734" calcext:value-type="float">
            <text:p>240,4632734</text:p>
          </table:table-cell>
          <table:table-cell table:formula="of:=[.G449]*100" office:value-type="float" office:value="-1255.9322" calcext:value-type="float">
            <text:p>-1255,9322</text:p>
          </table:table-cell>
          <table:table-cell/>
          <table:table-cell table:formula="of:=[.I449]*0.067" office:value-type="float" office:value="-2.7461622052" calcext:value-type="float">
            <text:p>-2,7461622052</text:p>
          </table:table-cell>
          <table:table-cell table:formula="of:=[.J449]*0.067" office:value-type="float" office:value="16.1110393178" calcext:value-type="float">
            <text:p>16,1110393178</text:p>
          </table:table-cell>
          <table:table-cell table:formula="of:=[.K449]*0.067" office:value-type="float" office:value="-84.1474574" calcext:value-type="float">
            <text:p>-84,14745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0.499167066" calcext:value-type="float">
            <text:p>0,499167066</text:p>
          </table:table-cell>
          <table:table-cell office:value-type="float" office:value="2.419558523" calcext:value-type="float">
            <text:p>2,419558523</text:p>
          </table:table-cell>
          <table:table-cell office:value-type="float" office:value="-12.42929393" calcext:value-type="float">
            <text:p>-12,42929393</text:p>
          </table:table-cell>
          <table:table-cell/>
          <table:table-cell table:formula="of:=[.E450]*100" office:value-type="float" office:value="49.9167066" calcext:value-type="float">
            <text:p>49,9167066</text:p>
          </table:table-cell>
          <table:table-cell table:formula="of:=[.F450]*100" office:value-type="float" office:value="241.9558523" calcext:value-type="float">
            <text:p>241,9558523</text:p>
          </table:table-cell>
          <table:table-cell table:formula="of:=[.G450]*100" office:value-type="float" office:value="-1242.929393" calcext:value-type="float">
            <text:p>-1242,929393</text:p>
          </table:table-cell>
          <table:table-cell/>
          <table:table-cell table:formula="of:=[.I450]*0.067" office:value-type="float" office:value="3.3444193422" calcext:value-type="float">
            <text:p>3,3444193422</text:p>
          </table:table-cell>
          <table:table-cell table:formula="of:=[.J450]*0.067" office:value-type="float" office:value="16.2110421041" calcext:value-type="float">
            <text:p>16,2110421041</text:p>
          </table:table-cell>
          <table:table-cell table:formula="of:=[.K450]*0.067" office:value-type="float" office:value="-83.276269331" calcext:value-type="float">
            <text:p>-83,27626933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0.87019329" calcext:value-type="float">
            <text:p>0,87019329</text:p>
          </table:table-cell>
          <table:table-cell office:value-type="float" office:value="2.270983008" calcext:value-type="float">
            <text:p>2,270983008</text:p>
          </table:table-cell>
          <table:table-cell office:value-type="float" office:value="-12.16095408" calcext:value-type="float">
            <text:p>-12,16095408</text:p>
          </table:table-cell>
          <table:table-cell/>
          <table:table-cell table:formula="of:=[.E451]*100" office:value-type="float" office:value="87.019329" calcext:value-type="float">
            <text:p>87,019329</text:p>
          </table:table-cell>
          <table:table-cell table:formula="of:=[.F451]*100" office:value-type="float" office:value="227.0983008" calcext:value-type="float">
            <text:p>227,0983008</text:p>
          </table:table-cell>
          <table:table-cell table:formula="of:=[.G451]*100" office:value-type="float" office:value="-1216.095408" calcext:value-type="float">
            <text:p>-1216,095408</text:p>
          </table:table-cell>
          <table:table-cell/>
          <table:table-cell table:formula="of:=[.I451]*0.067" office:value-type="float" office:value="5.830295043" calcext:value-type="float">
            <text:p>5,830295043</text:p>
          </table:table-cell>
          <table:table-cell table:formula="of:=[.J451]*0.067" office:value-type="float" office:value="15.2155861536" calcext:value-type="float">
            <text:p>15,2155861536</text:p>
          </table:table-cell>
          <table:table-cell table:formula="of:=[.K451]*0.067" office:value-type="float" office:value="-81.478392336" calcext:value-type="float">
            <text:p>-81,4783923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1.402120415" calcext:value-type="float">
            <text:p>1,402120415</text:p>
          </table:table-cell>
          <table:table-cell office:value-type="float" office:value="2.481935835" calcext:value-type="float">
            <text:p>2,481935835</text:p>
          </table:table-cell>
          <table:table-cell office:value-type="float" office:value="-11.96599345" calcext:value-type="float">
            <text:p>-11,96599345</text:p>
          </table:table-cell>
          <table:table-cell/>
          <table:table-cell table:formula="of:=[.E452]*100" office:value-type="float" office:value="140.2120415" calcext:value-type="float">
            <text:p>140,2120415</text:p>
          </table:table-cell>
          <table:table-cell table:formula="of:=[.F452]*100" office:value-type="float" office:value="248.1935835" calcext:value-type="float">
            <text:p>248,1935835</text:p>
          </table:table-cell>
          <table:table-cell table:formula="of:=[.G452]*100" office:value-type="float" office:value="-1196.599345" calcext:value-type="float">
            <text:p>-1196,599345</text:p>
          </table:table-cell>
          <table:table-cell/>
          <table:table-cell table:formula="of:=[.I452]*0.067" office:value-type="float" office:value="9.3942067805" calcext:value-type="float">
            <text:p>9,3942067805</text:p>
          </table:table-cell>
          <table:table-cell table:formula="of:=[.J452]*0.067" office:value-type="float" office:value="16.6289700945" calcext:value-type="float">
            <text:p>16,6289700945</text:p>
          </table:table-cell>
          <table:table-cell table:formula="of:=[.K452]*0.067" office:value-type="float" office:value="-80.172156115" calcext:value-type="float">
            <text:p>-80,17215611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2.270197391" calcext:value-type="float">
            <text:p>2,270197391</text:p>
          </table:table-cell>
          <table:table-cell office:value-type="float" office:value="2.869775557" calcext:value-type="float">
            <text:p>2,869775557</text:p>
          </table:table-cell>
          <table:table-cell office:value-type="float" office:value="-11.26085331" calcext:value-type="float">
            <text:p>-11,26085331</text:p>
          </table:table-cell>
          <table:table-cell/>
          <table:table-cell table:formula="of:=[.E453]*100" office:value-type="float" office:value="227.0197391" calcext:value-type="float">
            <text:p>227,0197391</text:p>
          </table:table-cell>
          <table:table-cell table:formula="of:=[.F453]*100" office:value-type="float" office:value="286.9775557" calcext:value-type="float">
            <text:p>286,9775557</text:p>
          </table:table-cell>
          <table:table-cell table:formula="of:=[.G453]*100" office:value-type="float" office:value="-1126.085331" calcext:value-type="float">
            <text:p>-1126,085331</text:p>
          </table:table-cell>
          <table:table-cell/>
          <table:table-cell table:formula="of:=[.I453]*0.067" office:value-type="float" office:value="15.2103225197" calcext:value-type="float">
            <text:p>15,2103225197</text:p>
          </table:table-cell>
          <table:table-cell table:formula="of:=[.J453]*0.067" office:value-type="float" office:value="19.2274962319" calcext:value-type="float">
            <text:p>19,2274962319</text:p>
          </table:table-cell>
          <table:table-cell table:formula="of:=[.K453]*0.067" office:value-type="float" office:value="-75.447717177" calcext:value-type="float">
            <text:p>-75,4477171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2.592710328" calcext:value-type="float">
            <text:p>2,592710328</text:p>
          </table:table-cell>
          <table:table-cell office:value-type="float" office:value="2.434468411" calcext:value-type="float">
            <text:p>2,434468411</text:p>
          </table:table-cell>
          <table:table-cell office:value-type="float" office:value="-10.23933352" calcext:value-type="float">
            <text:p>-10,23933352</text:p>
          </table:table-cell>
          <table:table-cell/>
          <table:table-cell table:formula="of:=[.E454]*100" office:value-type="float" office:value="259.2710328" calcext:value-type="float">
            <text:p>259,2710328</text:p>
          </table:table-cell>
          <table:table-cell table:formula="of:=[.F454]*100" office:value-type="float" office:value="243.4468411" calcext:value-type="float">
            <text:p>243,4468411</text:p>
          </table:table-cell>
          <table:table-cell table:formula="of:=[.G454]*100" office:value-type="float" office:value="-1023.933352" calcext:value-type="float">
            <text:p>-1023,933352</text:p>
          </table:table-cell>
          <table:table-cell/>
          <table:table-cell table:formula="of:=[.I454]*0.067" office:value-type="float" office:value="17.3711591976" calcext:value-type="float">
            <text:p>17,3711591976</text:p>
          </table:table-cell>
          <table:table-cell table:formula="of:=[.J454]*0.067" office:value-type="float" office:value="16.3109383537" calcext:value-type="float">
            <text:p>16,3109383537</text:p>
          </table:table-cell>
          <table:table-cell table:formula="of:=[.K454]*0.067" office:value-type="float" office:value="-68.603534584" calcext:value-type="float">
            <text:p>-68,6035345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2.979486976" calcext:value-type="float">
            <text:p>2,979486976</text:p>
          </table:table-cell>
          <table:table-cell office:value-type="float" office:value="2.441169944" calcext:value-type="float">
            <text:p>2,441169944</text:p>
          </table:table-cell>
          <table:table-cell office:value-type="float" office:value="-9.586645552" calcext:value-type="float">
            <text:p>-9,586645552</text:p>
          </table:table-cell>
          <table:table-cell/>
          <table:table-cell table:formula="of:=[.E455]*100" office:value-type="float" office:value="297.9486976" calcext:value-type="float">
            <text:p>297,9486976</text:p>
          </table:table-cell>
          <table:table-cell table:formula="of:=[.F455]*100" office:value-type="float" office:value="244.1169944" calcext:value-type="float">
            <text:p>244,1169944</text:p>
          </table:table-cell>
          <table:table-cell table:formula="of:=[.G455]*100" office:value-type="float" office:value="-958.6645552" calcext:value-type="float">
            <text:p>-958,6645552</text:p>
          </table:table-cell>
          <table:table-cell/>
          <table:table-cell table:formula="of:=[.I455]*0.067" office:value-type="float" office:value="19.9625627392" calcext:value-type="float">
            <text:p>19,9625627392</text:p>
          </table:table-cell>
          <table:table-cell table:formula="of:=[.J455]*0.067" office:value-type="float" office:value="16.3558386248" calcext:value-type="float">
            <text:p>16,3558386248</text:p>
          </table:table-cell>
          <table:table-cell table:formula="of:=[.K455]*0.067" office:value-type="float" office:value="-64.2305251984" calcext:value-type="float">
            <text:p>-64,230525198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3.046366213" calcext:value-type="float">
            <text:p>3,046366213</text:p>
          </table:table-cell>
          <table:table-cell office:value-type="float" office:value="2.842827374" calcext:value-type="float">
            <text:p>2,842827374</text:p>
          </table:table-cell>
          <table:table-cell office:value-type="float" office:value="-8.233488852" calcext:value-type="float">
            <text:p>-8,233488852</text:p>
          </table:table-cell>
          <table:table-cell/>
          <table:table-cell table:formula="of:=[.E456]*100" office:value-type="float" office:value="304.6366213" calcext:value-type="float">
            <text:p>304,6366213</text:p>
          </table:table-cell>
          <table:table-cell table:formula="of:=[.F456]*100" office:value-type="float" office:value="284.2827374" calcext:value-type="float">
            <text:p>284,2827374</text:p>
          </table:table-cell>
          <table:table-cell table:formula="of:=[.G456]*100" office:value-type="float" office:value="-823.3488852" calcext:value-type="float">
            <text:p>-823,3488852</text:p>
          </table:table-cell>
          <table:table-cell/>
          <table:table-cell table:formula="of:=[.I456]*0.067" office:value-type="float" office:value="20.4106536271" calcext:value-type="float">
            <text:p>20,4106536271</text:p>
          </table:table-cell>
          <table:table-cell table:formula="of:=[.J456]*0.067" office:value-type="float" office:value="19.0469434058" calcext:value-type="float">
            <text:p>19,0469434058</text:p>
          </table:table-cell>
          <table:table-cell table:formula="of:=[.K456]*0.067" office:value-type="float" office:value="-55.1643753084" calcext:value-type="float">
            <text:p>-55,164375308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2.416172533" calcext:value-type="float">
            <text:p>2,416172533</text:p>
          </table:table-cell>
          <table:table-cell office:value-type="float" office:value="1.919432768" calcext:value-type="float">
            <text:p>1,919432768</text:p>
          </table:table-cell>
          <table:table-cell office:value-type="float" office:value="-7.333812253" calcext:value-type="float">
            <text:p>-7,333812253</text:p>
          </table:table-cell>
          <table:table-cell/>
          <table:table-cell table:formula="of:=[.E457]*100" office:value-type="float" office:value="241.6172533" calcext:value-type="float">
            <text:p>241,6172533</text:p>
          </table:table-cell>
          <table:table-cell table:formula="of:=[.F457]*100" office:value-type="float" office:value="191.9432768" calcext:value-type="float">
            <text:p>191,9432768</text:p>
          </table:table-cell>
          <table:table-cell table:formula="of:=[.G457]*100" office:value-type="float" office:value="-733.3812253" calcext:value-type="float">
            <text:p>-733,3812253</text:p>
          </table:table-cell>
          <table:table-cell/>
          <table:table-cell table:formula="of:=[.I457]*0.067" office:value-type="float" office:value="16.1883559711" calcext:value-type="float">
            <text:p>16,1883559711</text:p>
          </table:table-cell>
          <table:table-cell table:formula="of:=[.J457]*0.067" office:value-type="float" office:value="12.8601995456" calcext:value-type="float">
            <text:p>12,8601995456</text:p>
          </table:table-cell>
          <table:table-cell table:formula="of:=[.K457]*0.067" office:value-type="float" office:value="-49.1365420951" calcext:value-type="float">
            <text:p>-49,136542095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3.160893758" calcext:value-type="float">
            <text:p>3,160893758</text:p>
          </table:table-cell>
          <table:table-cell office:value-type="float" office:value="1.511931493" calcext:value-type="float">
            <text:p>1,511931493</text:p>
          </table:table-cell>
          <table:table-cell office:value-type="float" office:value="-7.026878366" calcext:value-type="float">
            <text:p>-7,026878366</text:p>
          </table:table-cell>
          <table:table-cell/>
          <table:table-cell table:formula="of:=[.E458]*100" office:value-type="float" office:value="316.0893758" calcext:value-type="float">
            <text:p>316,0893758</text:p>
          </table:table-cell>
          <table:table-cell table:formula="of:=[.F458]*100" office:value-type="float" office:value="151.1931493" calcext:value-type="float">
            <text:p>151,1931493</text:p>
          </table:table-cell>
          <table:table-cell table:formula="of:=[.G458]*100" office:value-type="float" office:value="-702.6878366" calcext:value-type="float">
            <text:p>-702,6878366</text:p>
          </table:table-cell>
          <table:table-cell/>
          <table:table-cell table:formula="of:=[.I458]*0.067" office:value-type="float" office:value="21.1779881786" calcext:value-type="float">
            <text:p>21,1779881786</text:p>
          </table:table-cell>
          <table:table-cell table:formula="of:=[.J458]*0.067" office:value-type="float" office:value="10.1299410031" calcext:value-type="float">
            <text:p>10,1299410031</text:p>
          </table:table-cell>
          <table:table-cell table:formula="of:=[.K458]*0.067" office:value-type="float" office:value="-47.0800850522" calcext:value-type="float">
            <text:p>-47,080085052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2.95208769" calcext:value-type="float">
            <text:p>2,95208769</text:p>
          </table:table-cell>
          <table:table-cell office:value-type="float" office:value="1.563437613" calcext:value-type="float">
            <text:p>1,563437613</text:p>
          </table:table-cell>
          <table:table-cell office:value-type="float" office:value="-5.327048069" calcext:value-type="float">
            <text:p>-5,327048069</text:p>
          </table:table-cell>
          <table:table-cell/>
          <table:table-cell table:formula="of:=[.E459]*100" office:value-type="float" office:value="295.208769" calcext:value-type="float">
            <text:p>295,208769</text:p>
          </table:table-cell>
          <table:table-cell table:formula="of:=[.F459]*100" office:value-type="float" office:value="156.3437613" calcext:value-type="float">
            <text:p>156,3437613</text:p>
          </table:table-cell>
          <table:table-cell table:formula="of:=[.G459]*100" office:value-type="float" office:value="-532.7048069" calcext:value-type="float">
            <text:p>-532,7048069</text:p>
          </table:table-cell>
          <table:table-cell/>
          <table:table-cell table:formula="of:=[.I459]*0.067" office:value-type="float" office:value="19.778987523" calcext:value-type="float">
            <text:p>19,778987523</text:p>
          </table:table-cell>
          <table:table-cell table:formula="of:=[.J459]*0.067" office:value-type="float" office:value="10.4750320071" calcext:value-type="float">
            <text:p>10,4750320071</text:p>
          </table:table-cell>
          <table:table-cell table:formula="of:=[.K459]*0.067" office:value-type="float" office:value="-35.6912220623" calcext:value-type="float">
            <text:p>-35,69122206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.534499394" calcext:value-type="float">
            <text:p>1,534499394</text:p>
          </table:table-cell>
          <table:table-cell office:value-type="float" office:value="1.124442819" calcext:value-type="float">
            <text:p>1,124442819</text:p>
          </table:table-cell>
          <table:table-cell office:value-type="float" office:value="-4.775266113" calcext:value-type="float">
            <text:p>-4,775266113</text:p>
          </table:table-cell>
          <table:table-cell/>
          <table:table-cell table:formula="of:=[.E460]*100" office:value-type="float" office:value="153.4499394" calcext:value-type="float">
            <text:p>153,4499394</text:p>
          </table:table-cell>
          <table:table-cell table:formula="of:=[.F460]*100" office:value-type="float" office:value="112.4442819" calcext:value-type="float">
            <text:p>112,4442819</text:p>
          </table:table-cell>
          <table:table-cell table:formula="of:=[.G460]*100" office:value-type="float" office:value="-477.5266113" calcext:value-type="float">
            <text:p>-477,5266113</text:p>
          </table:table-cell>
          <table:table-cell/>
          <table:table-cell table:formula="of:=[.I460]*0.067" office:value-type="float" office:value="10.2811459398" calcext:value-type="float">
            <text:p>10,2811459398</text:p>
          </table:table-cell>
          <table:table-cell table:formula="of:=[.J460]*0.067" office:value-type="float" office:value="7.5337668873" calcext:value-type="float">
            <text:p>7,5337668873</text:p>
          </table:table-cell>
          <table:table-cell table:formula="of:=[.K460]*0.067" office:value-type="float" office:value="-31.9942829571" calcext:value-type="float">
            <text:p>-31,99428295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2.595287577" calcext:value-type="float">
            <text:p>2,595287577</text:p>
          </table:table-cell>
          <table:table-cell office:value-type="float" office:value="1.30367145" calcext:value-type="float">
            <text:p>1,30367145</text:p>
          </table:table-cell>
          <table:table-cell office:value-type="float" office:value="-5.063360148" calcext:value-type="float">
            <text:p>-5,063360148</text:p>
          </table:table-cell>
          <table:table-cell/>
          <table:table-cell table:formula="of:=[.E461]*100" office:value-type="float" office:value="259.5287577" calcext:value-type="float">
            <text:p>259,5287577</text:p>
          </table:table-cell>
          <table:table-cell table:formula="of:=[.F461]*100" office:value-type="float" office:value="130.367145" calcext:value-type="float">
            <text:p>130,367145</text:p>
          </table:table-cell>
          <table:table-cell table:formula="of:=[.G461]*100" office:value-type="float" office:value="-506.3360148" calcext:value-type="float">
            <text:p>-506,3360148</text:p>
          </table:table-cell>
          <table:table-cell/>
          <table:table-cell table:formula="of:=[.I461]*0.067" office:value-type="float" office:value="17.3884267659" calcext:value-type="float">
            <text:p>17,3884267659</text:p>
          </table:table-cell>
          <table:table-cell table:formula="of:=[.J461]*0.067" office:value-type="float" office:value="8.734598715" calcext:value-type="float">
            <text:p>8,734598715</text:p>
          </table:table-cell>
          <table:table-cell table:formula="of:=[.K461]*0.067" office:value-type="float" office:value="-33.9245129916" calcext:value-type="float">
            <text:p>-33,924512991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2.466109359" calcext:value-type="float">
            <text:p>2,466109359</text:p>
          </table:table-cell>
          <table:table-cell office:value-type="float" office:value="1.217638774" calcext:value-type="float">
            <text:p>1,217638774</text:p>
          </table:table-cell>
          <table:table-cell office:value-type="float" office:value="-3.403504623" calcext:value-type="float">
            <text:p>-3,403504623</text:p>
          </table:table-cell>
          <table:table-cell/>
          <table:table-cell table:formula="of:=[.E462]*100" office:value-type="float" office:value="246.6109359" calcext:value-type="float">
            <text:p>246,6109359</text:p>
          </table:table-cell>
          <table:table-cell table:formula="of:=[.F462]*100" office:value-type="float" office:value="121.7638774" calcext:value-type="float">
            <text:p>121,7638774</text:p>
          </table:table-cell>
          <table:table-cell table:formula="of:=[.G462]*100" office:value-type="float" office:value="-340.3504623" calcext:value-type="float">
            <text:p>-340,3504623</text:p>
          </table:table-cell>
          <table:table-cell/>
          <table:table-cell table:formula="of:=[.I462]*0.067" office:value-type="float" office:value="16.5229327053" calcext:value-type="float">
            <text:p>16,5229327053</text:p>
          </table:table-cell>
          <table:table-cell table:formula="of:=[.J462]*0.067" office:value-type="float" office:value="8.1581797858" calcext:value-type="float">
            <text:p>8,1581797858</text:p>
          </table:table-cell>
          <table:table-cell table:formula="of:=[.K462]*0.067" office:value-type="float" office:value="-22.8034809741" calcext:value-type="float">
            <text:p>-22,803480974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0.742660241" calcext:value-type="float">
            <text:p>0,742660241</text:p>
          </table:table-cell>
          <table:table-cell office:value-type="float" office:value="0.595086947" calcext:value-type="float">
            <text:p>0,595086947</text:p>
          </table:table-cell>
          <table:table-cell office:value-type="float" office:value="-3.285479349" calcext:value-type="float">
            <text:p>-3,285479349</text:p>
          </table:table-cell>
          <table:table-cell/>
          <table:table-cell table:formula="of:=[.E463]*100" office:value-type="float" office:value="74.2660241" calcext:value-type="float">
            <text:p>74,2660241</text:p>
          </table:table-cell>
          <table:table-cell table:formula="of:=[.F463]*100" office:value-type="float" office:value="59.5086947" calcext:value-type="float">
            <text:p>59,5086947</text:p>
          </table:table-cell>
          <table:table-cell table:formula="of:=[.G463]*100" office:value-type="float" office:value="-328.5479349" calcext:value-type="float">
            <text:p>-328,5479349</text:p>
          </table:table-cell>
          <table:table-cell/>
          <table:table-cell table:formula="of:=[.I463]*0.067" office:value-type="float" office:value="4.9758236147" calcext:value-type="float">
            <text:p>4,9758236147</text:p>
          </table:table-cell>
          <table:table-cell table:formula="of:=[.J463]*0.067" office:value-type="float" office:value="3.9870825449" calcext:value-type="float">
            <text:p>3,9870825449</text:p>
          </table:table-cell>
          <table:table-cell table:formula="of:=[.K463]*0.067" office:value-type="float" office:value="-22.0127116383" calcext:value-type="float">
            <text:p>-22,012711638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2.314646386" calcext:value-type="float">
            <text:p>2,314646386</text:p>
          </table:table-cell>
          <table:table-cell office:value-type="float" office:value="0.878974011" calcext:value-type="float">
            <text:p>0,878974011</text:p>
          </table:table-cell>
          <table:table-cell office:value-type="float" office:value="-3.876916025" calcext:value-type="float">
            <text:p>-3,876916025</text:p>
          </table:table-cell>
          <table:table-cell/>
          <table:table-cell table:formula="of:=[.E464]*100" office:value-type="float" office:value="231.4646386" calcext:value-type="float">
            <text:p>231,4646386</text:p>
          </table:table-cell>
          <table:table-cell table:formula="of:=[.F464]*100" office:value-type="float" office:value="87.8974011" calcext:value-type="float">
            <text:p>87,8974011</text:p>
          </table:table-cell>
          <table:table-cell table:formula="of:=[.G464]*100" office:value-type="float" office:value="-387.6916025" calcext:value-type="float">
            <text:p>-387,6916025</text:p>
          </table:table-cell>
          <table:table-cell/>
          <table:table-cell table:formula="of:=[.I464]*0.067" office:value-type="float" office:value="15.5081307862" calcext:value-type="float">
            <text:p>15,5081307862</text:p>
          </table:table-cell>
          <table:table-cell table:formula="of:=[.J464]*0.067" office:value-type="float" office:value="5.8891258737" calcext:value-type="float">
            <text:p>5,8891258737</text:p>
          </table:table-cell>
          <table:table-cell table:formula="of:=[.K464]*0.067" office:value-type="float" office:value="-25.9753373675" calcext:value-type="float">
            <text:p>-25,97533736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9.59" calcext:value-type="float">
            <text:p>-239,59</text:p>
          </table:table-cell>
          <table:table-cell office:value-type="float" office:value="0" calcext:value-type="float">
            <text:p>0</text:p>
          </table:table-cell>
          <table:table-cell office:value-type="float" office:value="0.454108322" calcext:value-type="float">
            <text:p>0,454108322</text:p>
          </table:table-cell>
          <table:table-cell office:value-type="float" office:value="-1.847824762" calcext:value-type="float">
            <text:p>-1,847824762</text:p>
          </table:table-cell>
          <table:table-cell/>
          <table:table-cell table:formula="of:=[.E465]*100" office:value-type="float" office:value="0" calcext:value-type="float">
            <text:p>0</text:p>
          </table:table-cell>
          <table:table-cell table:formula="of:=[.F465]*100" office:value-type="float" office:value="45.4108322" calcext:value-type="float">
            <text:p>45,4108322</text:p>
          </table:table-cell>
          <table:table-cell table:formula="of:=[.G465]*100" office:value-type="float" office:value="-184.7824762" calcext:value-type="float">
            <text:p>-184,7824762</text:p>
          </table:table-cell>
          <table:table-cell/>
          <table:table-cell table:formula="of:=[.I465]*0.067" office:value-type="float" office:value="0" calcext:value-type="float">
            <text:p>0</text:p>
          </table:table-cell>
          <table:table-cell table:formula="of:=[.J465]*0.067" office:value-type="float" office:value="3.0425257574" calcext:value-type="float">
            <text:p>3,0425257574</text:p>
          </table:table-cell>
          <table:table-cell table:formula="of:=[.K465]*0.067" office:value-type="float" office:value="-12.3804259054" calcext:value-type="float">
            <text:p>-12,3804259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3" calcext:value-type="float">
            <text:p>-238,3</text:p>
          </table:table-cell>
          <table:table-cell office:value-type="float" office:value="0" calcext:value-type="float">
            <text:p>0</text:p>
          </table:table-cell>
          <table:table-cell office:value-type="float" office:value="0.723783752" calcext:value-type="float">
            <text:p>0,723783752</text:p>
          </table:table-cell>
          <table:table-cell office:value-type="float" office:value="-2.686549766" calcext:value-type="float">
            <text:p>-2,686549766</text:p>
          </table:table-cell>
          <table:table-cell/>
          <table:table-cell table:formula="of:=[.E466]*100" office:value-type="float" office:value="0" calcext:value-type="float">
            <text:p>0</text:p>
          </table:table-cell>
          <table:table-cell table:formula="of:=[.F466]*100" office:value-type="float" office:value="72.3783752" calcext:value-type="float">
            <text:p>72,3783752</text:p>
          </table:table-cell>
          <table:table-cell table:formula="of:=[.G466]*100" office:value-type="float" office:value="-268.6549766" calcext:value-type="float">
            <text:p>-268,6549766</text:p>
          </table:table-cell>
          <table:table-cell/>
          <table:table-cell table:formula="of:=[.I466]*0.067" office:value-type="float" office:value="0" calcext:value-type="float">
            <text:p>0</text:p>
          </table:table-cell>
          <table:table-cell table:formula="of:=[.J466]*0.067" office:value-type="float" office:value="4.8493511384" calcext:value-type="float">
            <text:p>4,8493511384</text:p>
          </table:table-cell>
          <table:table-cell table:formula="of:=[.K466]*0.067" office:value-type="float" office:value="-17.9998834322" calcext:value-type="float">
            <text:p>-17,99988343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0.194364179" calcext:value-type="float">
            <text:p>-0,194364179</text:p>
          </table:table-cell>
          <table:table-cell office:value-type="float" office:value="0.714730396" calcext:value-type="float">
            <text:p>0,714730396</text:p>
          </table:table-cell>
          <table:table-cell office:value-type="float" office:value="-2.80338203" calcext:value-type="float">
            <text:p>-2,80338203</text:p>
          </table:table-cell>
          <table:table-cell/>
          <table:table-cell table:formula="of:=[.E467]*100" office:value-type="float" office:value="-19.4364179" calcext:value-type="float">
            <text:p>-19,4364179</text:p>
          </table:table-cell>
          <table:table-cell table:formula="of:=[.F467]*100" office:value-type="float" office:value="71.4730396" calcext:value-type="float">
            <text:p>71,4730396</text:p>
          </table:table-cell>
          <table:table-cell table:formula="of:=[.G467]*100" office:value-type="float" office:value="-280.338203" calcext:value-type="float">
            <text:p>-280,338203</text:p>
          </table:table-cell>
          <table:table-cell/>
          <table:table-cell table:formula="of:=[.I467]*0.067" office:value-type="float" office:value="-1.3022399993" calcext:value-type="float">
            <text:p>-1,3022399993</text:p>
          </table:table-cell>
          <table:table-cell table:formula="of:=[.J467]*0.067" office:value-type="float" office:value="4.7886936532" calcext:value-type="float">
            <text:p>4,7886936532</text:p>
          </table:table-cell>
          <table:table-cell table:formula="of:=[.K467]*0.067" office:value-type="float" office:value="-18.782659601" calcext:value-type="float">
            <text:p>-18,7826596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0.400810981" calcext:value-type="float">
            <text:p>-0,400810981</text:p>
          </table:table-cell>
          <table:table-cell office:value-type="float" office:value="0.886712247" calcext:value-type="float">
            <text:p>0,886712247</text:p>
          </table:table-cell>
          <table:table-cell office:value-type="float" office:value="-2.813318269" calcext:value-type="float">
            <text:p>-2,813318269</text:p>
          </table:table-cell>
          <table:table-cell/>
          <table:table-cell table:formula="of:=[.E468]*100" office:value-type="float" office:value="-40.0810981" calcext:value-type="float">
            <text:p>-40,0810981</text:p>
          </table:table-cell>
          <table:table-cell table:formula="of:=[.F468]*100" office:value-type="float" office:value="88.6712247" calcext:value-type="float">
            <text:p>88,6712247</text:p>
          </table:table-cell>
          <table:table-cell table:formula="of:=[.G468]*100" office:value-type="float" office:value="-281.3318269" calcext:value-type="float">
            <text:p>-281,3318269</text:p>
          </table:table-cell>
          <table:table-cell/>
          <table:table-cell table:formula="of:=[.I468]*0.067" office:value-type="float" office:value="-2.6854335727" calcext:value-type="float">
            <text:p>-2,6854335727</text:p>
          </table:table-cell>
          <table:table-cell table:formula="of:=[.J468]*0.067" office:value-type="float" office:value="5.9409720549" calcext:value-type="float">
            <text:p>5,9409720549</text:p>
          </table:table-cell>
          <table:table-cell table:formula="of:=[.K468]*0.067" office:value-type="float" office:value="-18.8492324023" calcext:value-type="float">
            <text:p>-18,84923240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.922450041" calcext:value-type="float">
            <text:p>-1,922450041</text:p>
          </table:table-cell>
          <table:table-cell office:value-type="float" office:value="0.910486966" calcext:value-type="float">
            <text:p>0,910486966</text:p>
          </table:table-cell>
          <table:table-cell office:value-type="float" office:value="-2.699302691" calcext:value-type="float">
            <text:p>-2,699302691</text:p>
          </table:table-cell>
          <table:table-cell/>
          <table:table-cell table:formula="of:=[.E469]*100" office:value-type="float" office:value="-192.2450041" calcext:value-type="float">
            <text:p>-192,2450041</text:p>
          </table:table-cell>
          <table:table-cell table:formula="of:=[.F469]*100" office:value-type="float" office:value="91.0486966" calcext:value-type="float">
            <text:p>91,0486966</text:p>
          </table:table-cell>
          <table:table-cell table:formula="of:=[.G469]*100" office:value-type="float" office:value="-269.9302691" calcext:value-type="float">
            <text:p>-269,9302691</text:p>
          </table:table-cell>
          <table:table-cell/>
          <table:table-cell table:formula="of:=[.I469]*0.067" office:value-type="float" office:value="-12.8804152747" calcext:value-type="float">
            <text:p>-12,8804152747</text:p>
          </table:table-cell>
          <table:table-cell table:formula="of:=[.J469]*0.067" office:value-type="float" office:value="6.1002626722" calcext:value-type="float">
            <text:p>6,1002626722</text:p>
          </table:table-cell>
          <table:table-cell table:formula="of:=[.K469]*0.067" office:value-type="float" office:value="-18.0853280297" calcext:value-type="float">
            <text:p>-18,08532802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2.169561886" calcext:value-type="float">
            <text:p>-2,169561886</text:p>
          </table:table-cell>
          <table:table-cell office:value-type="float" office:value="1.110232687" calcext:value-type="float">
            <text:p>1,110232687</text:p>
          </table:table-cell>
          <table:table-cell office:value-type="float" office:value="-4.128068228" calcext:value-type="float">
            <text:p>-4,128068228</text:p>
          </table:table-cell>
          <table:table-cell/>
          <table:table-cell table:formula="of:=[.E470]*100" office:value-type="float" office:value="-216.9561886" calcext:value-type="float">
            <text:p>-216,9561886</text:p>
          </table:table-cell>
          <table:table-cell table:formula="of:=[.F470]*100" office:value-type="float" office:value="111.0232687" calcext:value-type="float">
            <text:p>111,0232687</text:p>
          </table:table-cell>
          <table:table-cell table:formula="of:=[.G470]*100" office:value-type="float" office:value="-412.8068228" calcext:value-type="float">
            <text:p>-412,8068228</text:p>
          </table:table-cell>
          <table:table-cell/>
          <table:table-cell table:formula="of:=[.I470]*0.067" office:value-type="float" office:value="-14.5360646362" calcext:value-type="float">
            <text:p>-14,5360646362</text:p>
          </table:table-cell>
          <table:table-cell table:formula="of:=[.J470]*0.067" office:value-type="float" office:value="7.4385590029" calcext:value-type="float">
            <text:p>7,4385590029</text:p>
          </table:table-cell>
          <table:table-cell table:formula="of:=[.K470]*0.067" office:value-type="float" office:value="-27.6580571276" calcext:value-type="float">
            <text:p>-27,65805712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1.481199162" calcext:value-type="float">
            <text:p>-1,481199162</text:p>
          </table:table-cell>
          <table:table-cell office:value-type="float" office:value="1.548663372" calcext:value-type="float">
            <text:p>1,548663372</text:p>
          </table:table-cell>
          <table:table-cell office:value-type="float" office:value="-4.190105979" calcext:value-type="float">
            <text:p>-4,190105979</text:p>
          </table:table-cell>
          <table:table-cell/>
          <table:table-cell table:formula="of:=[.E471]*100" office:value-type="float" office:value="-148.1199162" calcext:value-type="float">
            <text:p>-148,1199162</text:p>
          </table:table-cell>
          <table:table-cell table:formula="of:=[.F471]*100" office:value-type="float" office:value="154.8663372" calcext:value-type="float">
            <text:p>154,8663372</text:p>
          </table:table-cell>
          <table:table-cell table:formula="of:=[.G471]*100" office:value-type="float" office:value="-419.0105979" calcext:value-type="float">
            <text:p>-419,0105979</text:p>
          </table:table-cell>
          <table:table-cell/>
          <table:table-cell table:formula="of:=[.I471]*0.067" office:value-type="float" office:value="-9.9240343854" calcext:value-type="float">
            <text:p>-9,9240343854</text:p>
          </table:table-cell>
          <table:table-cell table:formula="of:=[.J471]*0.067" office:value-type="float" office:value="10.3760445924" calcext:value-type="float">
            <text:p>10,3760445924</text:p>
          </table:table-cell>
          <table:table-cell table:formula="of:=[.K471]*0.067" office:value-type="float" office:value="-28.0737100593" calcext:value-type="float">
            <text:p>-28,07371005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3.185929376" calcext:value-type="float">
            <text:p>-3,185929376</text:p>
          </table:table-cell>
          <table:table-cell office:value-type="float" office:value="1.356068641" calcext:value-type="float">
            <text:p>1,356068641</text:p>
          </table:table-cell>
          <table:table-cell office:value-type="float" office:value="-4.250976235" calcext:value-type="float">
            <text:p>-4,250976235</text:p>
          </table:table-cell>
          <table:table-cell/>
          <table:table-cell table:formula="of:=[.E472]*100" office:value-type="float" office:value="-318.5929376" calcext:value-type="float">
            <text:p>-318,5929376</text:p>
          </table:table-cell>
          <table:table-cell table:formula="of:=[.F472]*100" office:value-type="float" office:value="135.6068641" calcext:value-type="float">
            <text:p>135,6068641</text:p>
          </table:table-cell>
          <table:table-cell table:formula="of:=[.G472]*100" office:value-type="float" office:value="-425.0976235" calcext:value-type="float">
            <text:p>-425,0976235</text:p>
          </table:table-cell>
          <table:table-cell/>
          <table:table-cell table:formula="of:=[.I472]*0.067" office:value-type="float" office:value="-21.3457268192" calcext:value-type="float">
            <text:p>-21,3457268192</text:p>
          </table:table-cell>
          <table:table-cell table:formula="of:=[.J472]*0.067" office:value-type="float" office:value="9.0856598947" calcext:value-type="float">
            <text:p>9,0856598947</text:p>
          </table:table-cell>
          <table:table-cell table:formula="of:=[.K472]*0.067" office:value-type="float" office:value="-28.4815407745" calcext:value-type="float">
            <text:p>-28,48154077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3.573384291" calcext:value-type="float">
            <text:p>-3,573384291</text:p>
          </table:table-cell>
          <table:table-cell office:value-type="float" office:value="1.532372749" calcext:value-type="float">
            <text:p>1,532372749</text:p>
          </table:table-cell>
          <table:table-cell office:value-type="float" office:value="-6.129123138" calcext:value-type="float">
            <text:p>-6,129123138</text:p>
          </table:table-cell>
          <table:table-cell/>
          <table:table-cell table:formula="of:=[.E473]*100" office:value-type="float" office:value="-357.3384291" calcext:value-type="float">
            <text:p>-357,3384291</text:p>
          </table:table-cell>
          <table:table-cell table:formula="of:=[.F473]*100" office:value-type="float" office:value="153.2372749" calcext:value-type="float">
            <text:p>153,2372749</text:p>
          </table:table-cell>
          <table:table-cell table:formula="of:=[.G473]*100" office:value-type="float" office:value="-612.9123138" calcext:value-type="float">
            <text:p>-612,9123138</text:p>
          </table:table-cell>
          <table:table-cell/>
          <table:table-cell table:formula="of:=[.I473]*0.067" office:value-type="float" office:value="-23.9416747497" calcext:value-type="float">
            <text:p>-23,9416747497</text:p>
          </table:table-cell>
          <table:table-cell table:formula="of:=[.J473]*0.067" office:value-type="float" office:value="10.2668974183" calcext:value-type="float">
            <text:p>10,2668974183</text:p>
          </table:table-cell>
          <table:table-cell table:formula="of:=[.K473]*0.067" office:value-type="float" office:value="-41.0651250246" calcext:value-type="float">
            <text:p>-41,06512502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2.818375309" calcext:value-type="float">
            <text:p>-2,818375309</text:p>
          </table:table-cell>
          <table:table-cell office:value-type="float" office:value="1.725181186" calcext:value-type="float">
            <text:p>1,725181186</text:p>
          </table:table-cell>
          <table:table-cell office:value-type="float" office:value="-6.875107291" calcext:value-type="float">
            <text:p>-6,875107291</text:p>
          </table:table-cell>
          <table:table-cell/>
          <table:table-cell table:formula="of:=[.E474]*100" office:value-type="float" office:value="-281.8375309" calcext:value-type="float">
            <text:p>-281,8375309</text:p>
          </table:table-cell>
          <table:table-cell table:formula="of:=[.F474]*100" office:value-type="float" office:value="172.5181186" calcext:value-type="float">
            <text:p>172,5181186</text:p>
          </table:table-cell>
          <table:table-cell table:formula="of:=[.G474]*100" office:value-type="float" office:value="-687.5107291" calcext:value-type="float">
            <text:p>-687,5107291</text:p>
          </table:table-cell>
          <table:table-cell/>
          <table:table-cell table:formula="of:=[.I474]*0.067" office:value-type="float" office:value="-18.8831145703" calcext:value-type="float">
            <text:p>-18,8831145703</text:p>
          </table:table-cell>
          <table:table-cell table:formula="of:=[.J474]*0.067" office:value-type="float" office:value="11.5587139462" calcext:value-type="float">
            <text:p>11,5587139462</text:p>
          </table:table-cell>
          <table:table-cell table:formula="of:=[.K474]*0.067" office:value-type="float" office:value="-46.0632188497" calcext:value-type="float">
            <text:p>-46,06321884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3.566386837" calcext:value-type="float">
            <text:p>-3,566386837</text:p>
          </table:table-cell>
          <table:table-cell office:value-type="float" office:value="1.293314693" calcext:value-type="float">
            <text:p>1,293314693</text:p>
          </table:table-cell>
          <table:table-cell office:value-type="float" office:value="-7.568429107" calcext:value-type="float">
            <text:p>-7,568429107</text:p>
          </table:table-cell>
          <table:table-cell/>
          <table:table-cell table:formula="of:=[.E475]*100" office:value-type="float" office:value="-356.6386837" calcext:value-type="float">
            <text:p>-356,6386837</text:p>
          </table:table-cell>
          <table:table-cell table:formula="of:=[.F475]*100" office:value-type="float" office:value="129.3314693" calcext:value-type="float">
            <text:p>129,3314693</text:p>
          </table:table-cell>
          <table:table-cell table:formula="of:=[.G475]*100" office:value-type="float" office:value="-756.8429107" calcext:value-type="float">
            <text:p>-756,8429107</text:p>
          </table:table-cell>
          <table:table-cell/>
          <table:table-cell table:formula="of:=[.I475]*0.067" office:value-type="float" office:value="-23.8947918079" calcext:value-type="float">
            <text:p>-23,8947918079</text:p>
          </table:table-cell>
          <table:table-cell table:formula="of:=[.J475]*0.067" office:value-type="float" office:value="8.6652084431" calcext:value-type="float">
            <text:p>8,6652084431</text:p>
          </table:table-cell>
          <table:table-cell table:formula="of:=[.K475]*0.067" office:value-type="float" office:value="-50.7084750169" calcext:value-type="float">
            <text:p>-50,70847501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3.189352938" calcext:value-type="float">
            <text:p>-3,189352938</text:p>
          </table:table-cell>
          <table:table-cell office:value-type="float" office:value="2.350636702" calcext:value-type="float">
            <text:p>2,350636702</text:p>
          </table:table-cell>
          <table:table-cell office:value-type="float" office:value="-9.002586702" calcext:value-type="float">
            <text:p>-9,002586702</text:p>
          </table:table-cell>
          <table:table-cell/>
          <table:table-cell table:formula="of:=[.E476]*100" office:value-type="float" office:value="-318.9352938" calcext:value-type="float">
            <text:p>-318,9352938</text:p>
          </table:table-cell>
          <table:table-cell table:formula="of:=[.F476]*100" office:value-type="float" office:value="235.0636702" calcext:value-type="float">
            <text:p>235,0636702</text:p>
          </table:table-cell>
          <table:table-cell table:formula="of:=[.G476]*100" office:value-type="float" office:value="-900.2586702" calcext:value-type="float">
            <text:p>-900,2586702</text:p>
          </table:table-cell>
          <table:table-cell/>
          <table:table-cell table:formula="of:=[.I476]*0.067" office:value-type="float" office:value="-21.3686646846" calcext:value-type="float">
            <text:p>-21,3686646846</text:p>
          </table:table-cell>
          <table:table-cell table:formula="of:=[.J476]*0.067" office:value-type="float" office:value="15.7492659034" calcext:value-type="float">
            <text:p>15,7492659034</text:p>
          </table:table-cell>
          <table:table-cell table:formula="of:=[.K476]*0.067" office:value-type="float" office:value="-60.3173309034" calcext:value-type="float">
            <text:p>-60,31733090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.134710268" calcext:value-type="float">
            <text:p>-2,134710268</text:p>
          </table:table-cell>
          <table:table-cell office:value-type="float" office:value="2.659306322" calcext:value-type="float">
            <text:p>2,659306322</text:p>
          </table:table-cell>
          <table:table-cell office:value-type="float" office:value="-9.475512378" calcext:value-type="float">
            <text:p>-9,475512378</text:p>
          </table:table-cell>
          <table:table-cell/>
          <table:table-cell table:formula="of:=[.E477]*100" office:value-type="float" office:value="-213.4710268" calcext:value-type="float">
            <text:p>-213,4710268</text:p>
          </table:table-cell>
          <table:table-cell table:formula="of:=[.F477]*100" office:value-type="float" office:value="265.9306322" calcext:value-type="float">
            <text:p>265,9306322</text:p>
          </table:table-cell>
          <table:table-cell table:formula="of:=[.G477]*100" office:value-type="float" office:value="-947.5512378" calcext:value-type="float">
            <text:p>-947,5512378</text:p>
          </table:table-cell>
          <table:table-cell/>
          <table:table-cell table:formula="of:=[.I477]*0.067" office:value-type="float" office:value="-14.3025587956" calcext:value-type="float">
            <text:p>-14,3025587956</text:p>
          </table:table-cell>
          <table:table-cell table:formula="of:=[.J477]*0.067" office:value-type="float" office:value="17.8173523574" calcext:value-type="float">
            <text:p>17,8173523574</text:p>
          </table:table-cell>
          <table:table-cell table:formula="of:=[.K477]*0.067" office:value-type="float" office:value="-63.4859329326" calcext:value-type="float">
            <text:p>-63,48593293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.091437273" calcext:value-type="float">
            <text:p>-2,091437273</text:p>
          </table:table-cell>
          <table:table-cell office:value-type="float" office:value="2.263584661" calcext:value-type="float">
            <text:p>2,263584661</text:p>
          </table:table-cell>
          <table:table-cell office:value-type="float" office:value="-10.13881555" calcext:value-type="float">
            <text:p>-10,13881555</text:p>
          </table:table-cell>
          <table:table-cell/>
          <table:table-cell table:formula="of:=[.E478]*100" office:value-type="float" office:value="-209.1437273" calcext:value-type="float">
            <text:p>-209,1437273</text:p>
          </table:table-cell>
          <table:table-cell table:formula="of:=[.F478]*100" office:value-type="float" office:value="226.3584661" calcext:value-type="float">
            <text:p>226,3584661</text:p>
          </table:table-cell>
          <table:table-cell table:formula="of:=[.G478]*100" office:value-type="float" office:value="-1013.881555" calcext:value-type="float">
            <text:p>-1013,881555</text:p>
          </table:table-cell>
          <table:table-cell/>
          <table:table-cell table:formula="of:=[.I478]*0.067" office:value-type="float" office:value="-14.0126297291" calcext:value-type="float">
            <text:p>-14,0126297291</text:p>
          </table:table-cell>
          <table:table-cell table:formula="of:=[.J478]*0.067" office:value-type="float" office:value="15.1660172287" calcext:value-type="float">
            <text:p>15,1660172287</text:p>
          </table:table-cell>
          <table:table-cell table:formula="of:=[.K478]*0.067" office:value-type="float" office:value="-67.930064185" calcext:value-type="float">
            <text:p>-67,9300641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1.524207116" calcext:value-type="float">
            <text:p>-1,524207116</text:p>
          </table:table-cell>
          <table:table-cell office:value-type="float" office:value="2.61690566" calcext:value-type="float">
            <text:p>2,61690566</text:p>
          </table:table-cell>
          <table:table-cell office:value-type="float" office:value="-11.14081327" calcext:value-type="float">
            <text:p>-11,14081327</text:p>
          </table:table-cell>
          <table:table-cell/>
          <table:table-cell table:formula="of:=[.E479]*100" office:value-type="float" office:value="-152.4207116" calcext:value-type="float">
            <text:p>-152,4207116</text:p>
          </table:table-cell>
          <table:table-cell table:formula="of:=[.F479]*100" office:value-type="float" office:value="261.690566" calcext:value-type="float">
            <text:p>261,690566</text:p>
          </table:table-cell>
          <table:table-cell table:formula="of:=[.G479]*100" office:value-type="float" office:value="-1114.081327" calcext:value-type="float">
            <text:p>-1114,081327</text:p>
          </table:table-cell>
          <table:table-cell/>
          <table:table-cell table:formula="of:=[.I479]*0.067" office:value-type="float" office:value="-10.2121876772" calcext:value-type="float">
            <text:p>-10,2121876772</text:p>
          </table:table-cell>
          <table:table-cell table:formula="of:=[.J479]*0.067" office:value-type="float" office:value="17.533267922" calcext:value-type="float">
            <text:p>17,533267922</text:p>
          </table:table-cell>
          <table:table-cell table:formula="of:=[.K479]*0.067" office:value-type="float" office:value="-74.643448909" calcext:value-type="float">
            <text:p>-74,64344890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0.306471588" calcext:value-type="float">
            <text:p>-0,306471588</text:p>
          </table:table-cell>
          <table:table-cell office:value-type="float" office:value="2.933180757" calcext:value-type="float">
            <text:p>2,933180757</text:p>
          </table:table-cell>
          <table:table-cell office:value-type="float" office:value="-11.5145905" calcext:value-type="float">
            <text:p>-11,5145905</text:p>
          </table:table-cell>
          <table:table-cell/>
          <table:table-cell table:formula="of:=[.E480]*100" office:value-type="float" office:value="-30.6471588" calcext:value-type="float">
            <text:p>-30,6471588</text:p>
          </table:table-cell>
          <table:table-cell table:formula="of:=[.F480]*100" office:value-type="float" office:value="293.3180757" calcext:value-type="float">
            <text:p>293,3180757</text:p>
          </table:table-cell>
          <table:table-cell table:formula="of:=[.G480]*100" office:value-type="float" office:value="-1151.45905" calcext:value-type="float">
            <text:p>-1151,45905</text:p>
          </table:table-cell>
          <table:table-cell/>
          <table:table-cell table:formula="of:=[.I480]*0.067" office:value-type="float" office:value="-2.0533596396" calcext:value-type="float">
            <text:p>-2,0533596396</text:p>
          </table:table-cell>
          <table:table-cell table:formula="of:=[.J480]*0.067" office:value-type="float" office:value="19.6523110719" calcext:value-type="float">
            <text:p>19,6523110719</text:p>
          </table:table-cell>
          <table:table-cell table:formula="of:=[.K480]*0.067" office:value-type="float" office:value="-77.14775635" calcext:value-type="float">
            <text:p>-77,14775635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0.416855746" calcext:value-type="float">
            <text:p>0,416855746</text:p>
          </table:table-cell>
          <table:table-cell office:value-type="float" office:value="2.917445038" calcext:value-type="float">
            <text:p>2,917445038</text:p>
          </table:table-cell>
          <table:table-cell office:value-type="float" office:value="-11.39765357" calcext:value-type="float">
            <text:p>-11,39765357</text:p>
          </table:table-cell>
          <table:table-cell/>
          <table:table-cell table:formula="of:=[.E481]*100" office:value-type="float" office:value="41.6855746" calcext:value-type="float">
            <text:p>41,6855746</text:p>
          </table:table-cell>
          <table:table-cell table:formula="of:=[.F481]*100" office:value-type="float" office:value="291.7445038" calcext:value-type="float">
            <text:p>291,7445038</text:p>
          </table:table-cell>
          <table:table-cell table:formula="of:=[.G481]*100" office:value-type="float" office:value="-1139.765357" calcext:value-type="float">
            <text:p>-1139,765357</text:p>
          </table:table-cell>
          <table:table-cell/>
          <table:table-cell table:formula="of:=[.I481]*0.067" office:value-type="float" office:value="2.7929334982" calcext:value-type="float">
            <text:p>2,7929334982</text:p>
          </table:table-cell>
          <table:table-cell table:formula="of:=[.J481]*0.067" office:value-type="float" office:value="19.5468817546" calcext:value-type="float">
            <text:p>19,5468817546</text:p>
          </table:table-cell>
          <table:table-cell table:formula="of:=[.K481]*0.067" office:value-type="float" office:value="-76.364278919" calcext:value-type="float">
            <text:p>-76,3642789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0.929666913" calcext:value-type="float">
            <text:p>0,929666913</text:p>
          </table:table-cell>
          <table:table-cell office:value-type="float" office:value="2.734817511" calcext:value-type="float">
            <text:p>2,734817511</text:p>
          </table:table-cell>
          <table:table-cell office:value-type="float" office:value="-11.21122205" calcext:value-type="float">
            <text:p>-11,21122205</text:p>
          </table:table-cell>
          <table:table-cell/>
          <table:table-cell table:formula="of:=[.E482]*100" office:value-type="float" office:value="92.9666913" calcext:value-type="float">
            <text:p>92,9666913</text:p>
          </table:table-cell>
          <table:table-cell table:formula="of:=[.F482]*100" office:value-type="float" office:value="273.4817511" calcext:value-type="float">
            <text:p>273,4817511</text:p>
          </table:table-cell>
          <table:table-cell table:formula="of:=[.G482]*100" office:value-type="float" office:value="-1121.122205" calcext:value-type="float">
            <text:p>-1121,122205</text:p>
          </table:table-cell>
          <table:table-cell/>
          <table:table-cell table:formula="of:=[.I482]*0.067" office:value-type="float" office:value="6.2287683171" calcext:value-type="float">
            <text:p>6,2287683171</text:p>
          </table:table-cell>
          <table:table-cell table:formula="of:=[.J482]*0.067" office:value-type="float" office:value="18.3232773237" calcext:value-type="float">
            <text:p>18,3232773237</text:p>
          </table:table-cell>
          <table:table-cell table:formula="of:=[.K482]*0.067" office:value-type="float" office:value="-75.115187735" calcext:value-type="float">
            <text:p>-75,1151877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.82522657" calcext:value-type="float">
            <text:p>1,82522657</text:p>
          </table:table-cell>
          <table:table-cell office:value-type="float" office:value="2.900229374" calcext:value-type="float">
            <text:p>2,900229374</text:p>
          </table:table-cell>
          <table:table-cell office:value-type="float" office:value="-10.81397671" calcext:value-type="float">
            <text:p>-10,81397671</text:p>
          </table:table-cell>
          <table:table-cell/>
          <table:table-cell table:formula="of:=[.E483]*100" office:value-type="float" office:value="182.522657" calcext:value-type="float">
            <text:p>182,522657</text:p>
          </table:table-cell>
          <table:table-cell table:formula="of:=[.F483]*100" office:value-type="float" office:value="290.0229374" calcext:value-type="float">
            <text:p>290,0229374</text:p>
          </table:table-cell>
          <table:table-cell table:formula="of:=[.G483]*100" office:value-type="float" office:value="-1081.397671" calcext:value-type="float">
            <text:p>-1081,397671</text:p>
          </table:table-cell>
          <table:table-cell/>
          <table:table-cell table:formula="of:=[.I483]*0.067" office:value-type="float" office:value="12.229018019" calcext:value-type="float">
            <text:p>12,229018019</text:p>
          </table:table-cell>
          <table:table-cell table:formula="of:=[.J483]*0.067" office:value-type="float" office:value="19.4315368058" calcext:value-type="float">
            <text:p>19,4315368058</text:p>
          </table:table-cell>
          <table:table-cell table:formula="of:=[.K483]*0.067" office:value-type="float" office:value="-72.453643957" calcext:value-type="float">
            <text:p>-72,4536439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.206213665" calcext:value-type="float">
            <text:p>2,206213665</text:p>
          </table:table-cell>
          <table:table-cell office:value-type="float" office:value="3.200849347" calcext:value-type="float">
            <text:p>3,200849347</text:p>
          </table:table-cell>
          <table:table-cell office:value-type="float" office:value="-9.805235877" calcext:value-type="float">
            <text:p>-9,805235877</text:p>
          </table:table-cell>
          <table:table-cell/>
          <table:table-cell table:formula="of:=[.E484]*100" office:value-type="float" office:value="220.6213665" calcext:value-type="float">
            <text:p>220,6213665</text:p>
          </table:table-cell>
          <table:table-cell table:formula="of:=[.F484]*100" office:value-type="float" office:value="320.0849347" calcext:value-type="float">
            <text:p>320,0849347</text:p>
          </table:table-cell>
          <table:table-cell table:formula="of:=[.G484]*100" office:value-type="float" office:value="-980.5235877" calcext:value-type="float">
            <text:p>-980,5235877</text:p>
          </table:table-cell>
          <table:table-cell/>
          <table:table-cell table:formula="of:=[.I484]*0.067" office:value-type="float" office:value="14.7816315555" calcext:value-type="float">
            <text:p>14,7816315555</text:p>
          </table:table-cell>
          <table:table-cell table:formula="of:=[.J484]*0.067" office:value-type="float" office:value="21.4456906249" calcext:value-type="float">
            <text:p>21,4456906249</text:p>
          </table:table-cell>
          <table:table-cell table:formula="of:=[.K484]*0.067" office:value-type="float" office:value="-65.6950803759" calcext:value-type="float">
            <text:p>-65,6950803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.085228696" calcext:value-type="float">
            <text:p>2,085228696</text:p>
          </table:table-cell>
          <table:table-cell office:value-type="float" office:value="2.682266625" calcext:value-type="float">
            <text:p>2,682266625</text:p>
          </table:table-cell>
          <table:table-cell office:value-type="float" office:value="-9.107038718" calcext:value-type="float">
            <text:p>-9,107038718</text:p>
          </table:table-cell>
          <table:table-cell/>
          <table:table-cell table:formula="of:=[.E485]*100" office:value-type="float" office:value="208.5228696" calcext:value-type="float">
            <text:p>208,5228696</text:p>
          </table:table-cell>
          <table:table-cell table:formula="of:=[.F485]*100" office:value-type="float" office:value="268.2266625" calcext:value-type="float">
            <text:p>268,2266625</text:p>
          </table:table-cell>
          <table:table-cell table:formula="of:=[.G485]*100" office:value-type="float" office:value="-910.7038718" calcext:value-type="float">
            <text:p>-910,7038718</text:p>
          </table:table-cell>
          <table:table-cell/>
          <table:table-cell table:formula="of:=[.I485]*0.067" office:value-type="float" office:value="13.9710322632" calcext:value-type="float">
            <text:p>13,9710322632</text:p>
          </table:table-cell>
          <table:table-cell table:formula="of:=[.J485]*0.067" office:value-type="float" office:value="17.9711863875" calcext:value-type="float">
            <text:p>17,9711863875</text:p>
          </table:table-cell>
          <table:table-cell table:formula="of:=[.K485]*0.067" office:value-type="float" office:value="-61.0171594106" calcext:value-type="float">
            <text:p>-61,01715941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.839825113" calcext:value-type="float">
            <text:p>2,839825113</text:p>
          </table:table-cell>
          <table:table-cell office:value-type="float" office:value="2.376644002" calcext:value-type="float">
            <text:p>2,376644002</text:p>
          </table:table-cell>
          <table:table-cell office:value-type="float" office:value="-8.610770625" calcext:value-type="float">
            <text:p>-8,610770625</text:p>
          </table:table-cell>
          <table:table-cell/>
          <table:table-cell table:formula="of:=[.E486]*100" office:value-type="float" office:value="283.9825113" calcext:value-type="float">
            <text:p>283,9825113</text:p>
          </table:table-cell>
          <table:table-cell table:formula="of:=[.F486]*100" office:value-type="float" office:value="237.6644002" calcext:value-type="float">
            <text:p>237,6644002</text:p>
          </table:table-cell>
          <table:table-cell table:formula="of:=[.G486]*100" office:value-type="float" office:value="-861.0770625" calcext:value-type="float">
            <text:p>-861,0770625</text:p>
          </table:table-cell>
          <table:table-cell/>
          <table:table-cell table:formula="of:=[.I486]*0.067" office:value-type="float" office:value="19.0268282571" calcext:value-type="float">
            <text:p>19,0268282571</text:p>
          </table:table-cell>
          <table:table-cell table:formula="of:=[.J486]*0.067" office:value-type="float" office:value="15.9235148134" calcext:value-type="float">
            <text:p>15,9235148134</text:p>
          </table:table-cell>
          <table:table-cell table:formula="of:=[.K486]*0.067" office:value-type="float" office:value="-57.6921631875" calcext:value-type="float">
            <text:p>-57,69216318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2.765586817" calcext:value-type="float">
            <text:p>2,765586817</text:p>
          </table:table-cell>
          <table:table-cell office:value-type="float" office:value="2.317652387" calcext:value-type="float">
            <text:p>2,317652387</text:p>
          </table:table-cell>
          <table:table-cell office:value-type="float" office:value="-7.231952119" calcext:value-type="float">
            <text:p>-7,231952119</text:p>
          </table:table-cell>
          <table:table-cell/>
          <table:table-cell table:formula="of:=[.E487]*100" office:value-type="float" office:value="276.5586817" calcext:value-type="float">
            <text:p>276,5586817</text:p>
          </table:table-cell>
          <table:table-cell table:formula="of:=[.F487]*100" office:value-type="float" office:value="231.7652387" calcext:value-type="float">
            <text:p>231,7652387</text:p>
          </table:table-cell>
          <table:table-cell table:formula="of:=[.G487]*100" office:value-type="float" office:value="-723.1952119" calcext:value-type="float">
            <text:p>-723,1952119</text:p>
          </table:table-cell>
          <table:table-cell/>
          <table:table-cell table:formula="of:=[.I487]*0.067" office:value-type="float" office:value="18.5294316739" calcext:value-type="float">
            <text:p>18,5294316739</text:p>
          </table:table-cell>
          <table:table-cell table:formula="of:=[.J487]*0.067" office:value-type="float" office:value="15.5282709929" calcext:value-type="float">
            <text:p>15,5282709929</text:p>
          </table:table-cell>
          <table:table-cell table:formula="of:=[.K487]*0.067" office:value-type="float" office:value="-48.4540791973" calcext:value-type="float">
            <text:p>-48,454079197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.939954041" calcext:value-type="float">
            <text:p>1,939954041</text:p>
          </table:table-cell>
          <table:table-cell office:value-type="float" office:value="1.985356282" calcext:value-type="float">
            <text:p>1,985356282</text:p>
          </table:table-cell>
          <table:table-cell office:value-type="float" office:value="-6.686323373" calcext:value-type="float">
            <text:p>-6,686323373</text:p>
          </table:table-cell>
          <table:table-cell/>
          <table:table-cell table:formula="of:=[.E488]*100" office:value-type="float" office:value="193.9954041" calcext:value-type="float">
            <text:p>193,9954041</text:p>
          </table:table-cell>
          <table:table-cell table:formula="of:=[.F488]*100" office:value-type="float" office:value="198.5356282" calcext:value-type="float">
            <text:p>198,5356282</text:p>
          </table:table-cell>
          <table:table-cell table:formula="of:=[.G488]*100" office:value-type="float" office:value="-668.6323373" calcext:value-type="float">
            <text:p>-668,6323373</text:p>
          </table:table-cell>
          <table:table-cell/>
          <table:table-cell table:formula="of:=[.I488]*0.067" office:value-type="float" office:value="12.9976920747" calcext:value-type="float">
            <text:p>12,9976920747</text:p>
          </table:table-cell>
          <table:table-cell table:formula="of:=[.J488]*0.067" office:value-type="float" office:value="13.3018870894" calcext:value-type="float">
            <text:p>13,3018870894</text:p>
          </table:table-cell>
          <table:table-cell table:formula="of:=[.K488]*0.067" office:value-type="float" office:value="-44.7983665991" calcext:value-type="float">
            <text:p>-44,798366599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2.895171222" calcext:value-type="float">
            <text:p>2,895171222</text:p>
          </table:table-cell>
          <table:table-cell office:value-type="float" office:value="1.900331968" calcext:value-type="float">
            <text:p>1,900331968</text:p>
          </table:table-cell>
          <table:table-cell office:value-type="float" office:value="-6.401246592" calcext:value-type="float">
            <text:p>-6,401246592</text:p>
          </table:table-cell>
          <table:table-cell/>
          <table:table-cell table:formula="of:=[.E489]*100" office:value-type="float" office:value="289.5171222" calcext:value-type="float">
            <text:p>289,5171222</text:p>
          </table:table-cell>
          <table:table-cell table:formula="of:=[.F489]*100" office:value-type="float" office:value="190.0331968" calcext:value-type="float">
            <text:p>190,0331968</text:p>
          </table:table-cell>
          <table:table-cell table:formula="of:=[.G489]*100" office:value-type="float" office:value="-640.1246592" calcext:value-type="float">
            <text:p>-640,1246592</text:p>
          </table:table-cell>
          <table:table-cell/>
          <table:table-cell table:formula="of:=[.I489]*0.067" office:value-type="float" office:value="19.3976471874" calcext:value-type="float">
            <text:p>19,3976471874</text:p>
          </table:table-cell>
          <table:table-cell table:formula="of:=[.J489]*0.067" office:value-type="float" office:value="12.7322241856" calcext:value-type="float">
            <text:p>12,7322241856</text:p>
          </table:table-cell>
          <table:table-cell table:formula="of:=[.K489]*0.067" office:value-type="float" office:value="-42.8883521664" calcext:value-type="float">
            <text:p>-42,888352166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2.802311061" calcext:value-type="float">
            <text:p>2,802311061</text:p>
          </table:table-cell>
          <table:table-cell office:value-type="float" office:value="1.474512014" calcext:value-type="float">
            <text:p>1,474512014</text:p>
          </table:table-cell>
          <table:table-cell office:value-type="float" office:value="-4.777622677" calcext:value-type="float">
            <text:p>-4,777622677</text:p>
          </table:table-cell>
          <table:table-cell/>
          <table:table-cell table:formula="of:=[.E490]*100" office:value-type="float" office:value="280.2311061" calcext:value-type="float">
            <text:p>280,2311061</text:p>
          </table:table-cell>
          <table:table-cell table:formula="of:=[.F490]*100" office:value-type="float" office:value="147.4512014" calcext:value-type="float">
            <text:p>147,4512014</text:p>
          </table:table-cell>
          <table:table-cell table:formula="of:=[.G490]*100" office:value-type="float" office:value="-477.7622677" calcext:value-type="float">
            <text:p>-477,7622677</text:p>
          </table:table-cell>
          <table:table-cell/>
          <table:table-cell table:formula="of:=[.I490]*0.067" office:value-type="float" office:value="18.7754841087" calcext:value-type="float">
            <text:p>18,7754841087</text:p>
          </table:table-cell>
          <table:table-cell table:formula="of:=[.J490]*0.067" office:value-type="float" office:value="9.8792304938" calcext:value-type="float">
            <text:p>9,8792304938</text:p>
          </table:table-cell>
          <table:table-cell table:formula="of:=[.K490]*0.067" office:value-type="float" office:value="-32.0100719359" calcext:value-type="float">
            <text:p>-32,01007193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.689708466" calcext:value-type="float">
            <text:p>1,689708466</text:p>
          </table:table-cell>
          <table:table-cell office:value-type="float" office:value="1.488840174" calcext:value-type="float">
            <text:p>1,488840174</text:p>
          </table:table-cell>
          <table:table-cell office:value-type="float" office:value="-4.364915845" calcext:value-type="float">
            <text:p>-4,364915845</text:p>
          </table:table-cell>
          <table:table-cell/>
          <table:table-cell table:formula="of:=[.E491]*100" office:value-type="float" office:value="168.9708466" calcext:value-type="float">
            <text:p>168,9708466</text:p>
          </table:table-cell>
          <table:table-cell table:formula="of:=[.F491]*100" office:value-type="float" office:value="148.8840174" calcext:value-type="float">
            <text:p>148,8840174</text:p>
          </table:table-cell>
          <table:table-cell table:formula="of:=[.G491]*100" office:value-type="float" office:value="-436.4915845" calcext:value-type="float">
            <text:p>-436,4915845</text:p>
          </table:table-cell>
          <table:table-cell/>
          <table:table-cell table:formula="of:=[.I491]*0.067" office:value-type="float" office:value="11.3210467222" calcext:value-type="float">
            <text:p>11,3210467222</text:p>
          </table:table-cell>
          <table:table-cell table:formula="of:=[.J491]*0.067" office:value-type="float" office:value="9.9752291658" calcext:value-type="float">
            <text:p>9,9752291658</text:p>
          </table:table-cell>
          <table:table-cell table:formula="of:=[.K491]*0.067" office:value-type="float" office:value="-29.2449361615" calcext:value-type="float">
            <text:p>-29,244936161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2.454544538" calcext:value-type="float">
            <text:p>2,454544538</text:p>
          </table:table-cell>
          <table:table-cell office:value-type="float" office:value="2.260520914" calcext:value-type="float">
            <text:p>2,260520914</text:p>
          </table:table-cell>
          <table:table-cell office:value-type="float" office:value="-4.306838331" calcext:value-type="float">
            <text:p>-4,306838331</text:p>
          </table:table-cell>
          <table:table-cell/>
          <table:table-cell table:formula="of:=[.E492]*100" office:value-type="float" office:value="245.4544538" calcext:value-type="float">
            <text:p>245,4544538</text:p>
          </table:table-cell>
          <table:table-cell table:formula="of:=[.F492]*100" office:value-type="float" office:value="226.0520914" calcext:value-type="float">
            <text:p>226,0520914</text:p>
          </table:table-cell>
          <table:table-cell table:formula="of:=[.G492]*100" office:value-type="float" office:value="-430.6838331" calcext:value-type="float">
            <text:p>-430,6838331</text:p>
          </table:table-cell>
          <table:table-cell/>
          <table:table-cell table:formula="of:=[.I492]*0.067" office:value-type="float" office:value="16.4454484046" calcext:value-type="float">
            <text:p>16,4454484046</text:p>
          </table:table-cell>
          <table:table-cell table:formula="of:=[.J492]*0.067" office:value-type="float" office:value="15.1454901238" calcext:value-type="float">
            <text:p>15,1454901238</text:p>
          </table:table-cell>
          <table:table-cell table:formula="of:=[.K492]*0.067" office:value-type="float" office:value="-28.8558168177" calcext:value-type="float">
            <text:p>-28,855816817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.982617622" calcext:value-type="float">
            <text:p>1,982617622</text:p>
          </table:table-cell>
          <table:table-cell office:value-type="float" office:value="1.067956581" calcext:value-type="float">
            <text:p>1,067956581</text:p>
          </table:table-cell>
          <table:table-cell office:value-type="float" office:value="-3.025945878" calcext:value-type="float">
            <text:p>-3,025945878</text:p>
          </table:table-cell>
          <table:table-cell/>
          <table:table-cell table:formula="of:=[.E493]*100" office:value-type="float" office:value="198.2617622" calcext:value-type="float">
            <text:p>198,2617622</text:p>
          </table:table-cell>
          <table:table-cell table:formula="of:=[.F493]*100" office:value-type="float" office:value="106.7956581" calcext:value-type="float">
            <text:p>106,7956581</text:p>
          </table:table-cell>
          <table:table-cell table:formula="of:=[.G493]*100" office:value-type="float" office:value="-302.5945878" calcext:value-type="float">
            <text:p>-302,5945878</text:p>
          </table:table-cell>
          <table:table-cell/>
          <table:table-cell table:formula="of:=[.I493]*0.067" office:value-type="float" office:value="13.2835380674" calcext:value-type="float">
            <text:p>13,2835380674</text:p>
          </table:table-cell>
          <table:table-cell table:formula="of:=[.J493]*0.067" office:value-type="float" office:value="7.1553090927" calcext:value-type="float">
            <text:p>7,1553090927</text:p>
          </table:table-cell>
          <table:table-cell table:formula="of:=[.K493]*0.067" office:value-type="float" office:value="-20.2738373826" calcext:value-type="float">
            <text:p>-20,273837382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0.893712551" calcext:value-type="float">
            <text:p>0,893712551</text:p>
          </table:table-cell>
          <table:table-cell office:value-type="float" office:value="0.821226289" calcext:value-type="float">
            <text:p>0,821226289</text:p>
          </table:table-cell>
          <table:table-cell office:value-type="float" office:value="-3.476002555" calcext:value-type="float">
            <text:p>-3,476002555</text:p>
          </table:table-cell>
          <table:table-cell/>
          <table:table-cell table:formula="of:=[.E494]*100" office:value-type="float" office:value="89.3712551" calcext:value-type="float">
            <text:p>89,3712551</text:p>
          </table:table-cell>
          <table:table-cell table:formula="of:=[.F494]*100" office:value-type="float" office:value="82.1226289" calcext:value-type="float">
            <text:p>82,1226289</text:p>
          </table:table-cell>
          <table:table-cell table:formula="of:=[.G494]*100" office:value-type="float" office:value="-347.6002555" calcext:value-type="float">
            <text:p>-347,6002555</text:p>
          </table:table-cell>
          <table:table-cell/>
          <table:table-cell table:formula="of:=[.I494]*0.067" office:value-type="float" office:value="5.9878740917" calcext:value-type="float">
            <text:p>5,9878740917</text:p>
          </table:table-cell>
          <table:table-cell table:formula="of:=[.J494]*0.067" office:value-type="float" office:value="5.5022161363" calcext:value-type="float">
            <text:p>5,5022161363</text:p>
          </table:table-cell>
          <table:table-cell table:formula="of:=[.K494]*0.067" office:value-type="float" office:value="-23.2892171185" calcext:value-type="float">
            <text:p>-23,289217118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2.148113687" calcext:value-type="float">
            <text:p>2,148113687</text:p>
          </table:table-cell>
          <table:table-cell office:value-type="float" office:value="1.888768005" calcext:value-type="float">
            <text:p>1,888768005</text:p>
          </table:table-cell>
          <table:table-cell office:value-type="float" office:value="-3.312286072" calcext:value-type="float">
            <text:p>-3,312286072</text:p>
          </table:table-cell>
          <table:table-cell/>
          <table:table-cell table:formula="of:=[.E495]*100" office:value-type="float" office:value="214.8113687" calcext:value-type="float">
            <text:p>214,8113687</text:p>
          </table:table-cell>
          <table:table-cell table:formula="of:=[.F495]*100" office:value-type="float" office:value="188.8768005" calcext:value-type="float">
            <text:p>188,8768005</text:p>
          </table:table-cell>
          <table:table-cell table:formula="of:=[.G495]*100" office:value-type="float" office:value="-331.2286072" calcext:value-type="float">
            <text:p>-331,2286072</text:p>
          </table:table-cell>
          <table:table-cell/>
          <table:table-cell table:formula="of:=[.I495]*0.067" office:value-type="float" office:value="14.3923617029" calcext:value-type="float">
            <text:p>14,3923617029</text:p>
          </table:table-cell>
          <table:table-cell table:formula="of:=[.J495]*0.067" office:value-type="float" office:value="12.6547456335" calcext:value-type="float">
            <text:p>12,6547456335</text:p>
          </table:table-cell>
          <table:table-cell table:formula="of:=[.K495]*0.067" office:value-type="float" office:value="-22.1923166824" calcext:value-type="float">
            <text:p>-22,19231668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9.68" calcext:value-type="float">
            <text:p>-239,68</text:p>
          </table:table-cell>
          <table:table-cell office:value-type="float" office:value="0" calcext:value-type="float">
            <text:p>0</text:p>
          </table:table-cell>
          <table:table-cell office:value-type="float" office:value="0.345201523" calcext:value-type="float">
            <text:p>0,345201523</text:p>
          </table:table-cell>
          <table:table-cell office:value-type="float" office:value="-1.70798457" calcext:value-type="float">
            <text:p>-1,70798457</text:p>
          </table:table-cell>
          <table:table-cell/>
          <table:table-cell table:formula="of:=[.E496]*100" office:value-type="float" office:value="0" calcext:value-type="float">
            <text:p>0</text:p>
          </table:table-cell>
          <table:table-cell table:formula="of:=[.F496]*100" office:value-type="float" office:value="34.5201523" calcext:value-type="float">
            <text:p>34,5201523</text:p>
          </table:table-cell>
          <table:table-cell table:formula="of:=[.G496]*100" office:value-type="float" office:value="-170.798457" calcext:value-type="float">
            <text:p>-170,798457</text:p>
          </table:table-cell>
          <table:table-cell/>
          <table:table-cell table:formula="of:=[.I496]*0.067" office:value-type="float" office:value="0" calcext:value-type="float">
            <text:p>0</text:p>
          </table:table-cell>
          <table:table-cell table:formula="of:=[.J496]*0.067" office:value-type="float" office:value="2.3128502041" calcext:value-type="float">
            <text:p>2,3128502041</text:p>
          </table:table-cell>
          <table:table-cell table:formula="of:=[.K496]*0.067" office:value-type="float" office:value="-11.443496619" calcext:value-type="float">
            <text:p>-11,443496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0.795354579" calcext:value-type="float">
            <text:p>0,795354579</text:p>
          </table:table-cell>
          <table:table-cell office:value-type="float" office:value="-2.566319081" calcext:value-type="float">
            <text:p>-2,566319081</text:p>
          </table:table-cell>
          <table:table-cell/>
          <table:table-cell table:formula="of:=[.E497]*100" office:value-type="float" office:value="0" calcext:value-type="float">
            <text:p>0</text:p>
          </table:table-cell>
          <table:table-cell table:formula="of:=[.F497]*100" office:value-type="float" office:value="79.5354579" calcext:value-type="float">
            <text:p>79,5354579</text:p>
          </table:table-cell>
          <table:table-cell table:formula="of:=[.G497]*100" office:value-type="float" office:value="-256.6319081" calcext:value-type="float">
            <text:p>-256,6319081</text:p>
          </table:table-cell>
          <table:table-cell/>
          <table:table-cell table:formula="of:=[.I497]*0.067" office:value-type="float" office:value="0" calcext:value-type="float">
            <text:p>0</text:p>
          </table:table-cell>
          <table:table-cell table:formula="of:=[.J497]*0.067" office:value-type="float" office:value="5.3288756793" calcext:value-type="float">
            <text:p>5,3288756793</text:p>
          </table:table-cell>
          <table:table-cell table:formula="of:=[.K497]*0.067" office:value-type="float" office:value="-17.1943378427" calcext:value-type="float">
            <text:p>-17,19433784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0.095632016" calcext:value-type="float">
            <text:p>-0,095632016</text:p>
          </table:table-cell>
          <table:table-cell office:value-type="float" office:value="0.90184666" calcext:value-type="float">
            <text:p>0,90184666</text:p>
          </table:table-cell>
          <table:table-cell office:value-type="float" office:value="-2.62942588" calcext:value-type="float">
            <text:p>-2,62942588</text:p>
          </table:table-cell>
          <table:table-cell/>
          <table:table-cell table:formula="of:=[.E498]*100" office:value-type="float" office:value="-9.5632016" calcext:value-type="float">
            <text:p>-9,5632016</text:p>
          </table:table-cell>
          <table:table-cell table:formula="of:=[.F498]*100" office:value-type="float" office:value="90.184666" calcext:value-type="float">
            <text:p>90,184666</text:p>
          </table:table-cell>
          <table:table-cell table:formula="of:=[.G498]*100" office:value-type="float" office:value="-262.942588" calcext:value-type="float">
            <text:p>-262,942588</text:p>
          </table:table-cell>
          <table:table-cell/>
          <table:table-cell table:formula="of:=[.I498]*0.067" office:value-type="float" office:value="-0.6407345072" calcext:value-type="float">
            <text:p>-0,6407345072</text:p>
          </table:table-cell>
          <table:table-cell table:formula="of:=[.J498]*0.067" office:value-type="float" office:value="6.042372622" calcext:value-type="float">
            <text:p>6,042372622</text:p>
          </table:table-cell>
          <table:table-cell table:formula="of:=[.K498]*0.067" office:value-type="float" office:value="-17.617153396" calcext:value-type="float">
            <text:p>-17,6171533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0.312870677" calcext:value-type="float">
            <text:p>-0,312870677</text:p>
          </table:table-cell>
          <table:table-cell office:value-type="float" office:value="0.943228714" calcext:value-type="float">
            <text:p>0,943228714</text:p>
          </table:table-cell>
          <table:table-cell office:value-type="float" office:value="-2.557985719" calcext:value-type="float">
            <text:p>-2,557985719</text:p>
          </table:table-cell>
          <table:table-cell/>
          <table:table-cell table:formula="of:=[.E499]*100" office:value-type="float" office:value="-31.2870677" calcext:value-type="float">
            <text:p>-31,2870677</text:p>
          </table:table-cell>
          <table:table-cell table:formula="of:=[.F499]*100" office:value-type="float" office:value="94.3228714" calcext:value-type="float">
            <text:p>94,3228714</text:p>
          </table:table-cell>
          <table:table-cell table:formula="of:=[.G499]*100" office:value-type="float" office:value="-255.7985719" calcext:value-type="float">
            <text:p>-255,7985719</text:p>
          </table:table-cell>
          <table:table-cell/>
          <table:table-cell table:formula="of:=[.I499]*0.067" office:value-type="float" office:value="-2.0962335359" calcext:value-type="float">
            <text:p>-2,0962335359</text:p>
          </table:table-cell>
          <table:table-cell table:formula="of:=[.J499]*0.067" office:value-type="float" office:value="6.3196323838" calcext:value-type="float">
            <text:p>6,3196323838</text:p>
          </table:table-cell>
          <table:table-cell table:formula="of:=[.K499]*0.067" office:value-type="float" office:value="-17.1385043173" calcext:value-type="float">
            <text:p>-17,13850431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1.615416967" calcext:value-type="float">
            <text:p>-1,615416967</text:p>
          </table:table-cell>
          <table:table-cell office:value-type="float" office:value="0.896484638" calcext:value-type="float">
            <text:p>0,896484638</text:p>
          </table:table-cell>
          <table:table-cell office:value-type="float" office:value="-2.535965402" calcext:value-type="float">
            <text:p>-2,535965402</text:p>
          </table:table-cell>
          <table:table-cell/>
          <table:table-cell table:formula="of:=[.E500]*100" office:value-type="float" office:value="-161.5416967" calcext:value-type="float">
            <text:p>-161,5416967</text:p>
          </table:table-cell>
          <table:table-cell table:formula="of:=[.F500]*100" office:value-type="float" office:value="89.6484638" calcext:value-type="float">
            <text:p>89,6484638</text:p>
          </table:table-cell>
          <table:table-cell table:formula="of:=[.G500]*100" office:value-type="float" office:value="-253.5965402" calcext:value-type="float">
            <text:p>-253,5965402</text:p>
          </table:table-cell>
          <table:table-cell/>
          <table:table-cell table:formula="of:=[.I500]*0.067" office:value-type="float" office:value="-10.8232936789" calcext:value-type="float">
            <text:p>-10,8232936789</text:p>
          </table:table-cell>
          <table:table-cell table:formula="of:=[.J500]*0.067" office:value-type="float" office:value="6.0064470746" calcext:value-type="float">
            <text:p>6,0064470746</text:p>
          </table:table-cell>
          <table:table-cell table:formula="of:=[.K500]*0.067" office:value-type="float" office:value="-16.9909681934" calcext:value-type="float">
            <text:p>-16,99096819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.85440543" calcext:value-type="float">
            <text:p>-1,85440543</text:p>
          </table:table-cell>
          <table:table-cell office:value-type="float" office:value="1.506400185" calcext:value-type="float">
            <text:p>1,506400185</text:p>
          </table:table-cell>
          <table:table-cell office:value-type="float" office:value="-3.596855259" calcext:value-type="float">
            <text:p>-3,596855259</text:p>
          </table:table-cell>
          <table:table-cell/>
          <table:table-cell table:formula="of:=[.E501]*100" office:value-type="float" office:value="-185.440543" calcext:value-type="float">
            <text:p>-185,440543</text:p>
          </table:table-cell>
          <table:table-cell table:formula="of:=[.F501]*100" office:value-type="float" office:value="150.6400185" calcext:value-type="float">
            <text:p>150,6400185</text:p>
          </table:table-cell>
          <table:table-cell table:formula="of:=[.G501]*100" office:value-type="float" office:value="-359.6855259" calcext:value-type="float">
            <text:p>-359,6855259</text:p>
          </table:table-cell>
          <table:table-cell/>
          <table:table-cell table:formula="of:=[.I501]*0.067" office:value-type="float" office:value="-12.424516381" calcext:value-type="float">
            <text:p>-12,424516381</text:p>
          </table:table-cell>
          <table:table-cell table:formula="of:=[.J501]*0.067" office:value-type="float" office:value="10.0928812395" calcext:value-type="float">
            <text:p>10,0928812395</text:p>
          </table:table-cell>
          <table:table-cell table:formula="of:=[.K501]*0.067" office:value-type="float" office:value="-24.0989302353" calcext:value-type="float">
            <text:p>-24,09893023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.608503088" calcext:value-type="float">
            <text:p>-1,608503088</text:p>
          </table:table-cell>
          <table:table-cell office:value-type="float" office:value="1.364840509" calcext:value-type="float">
            <text:p>1,364840509</text:p>
          </table:table-cell>
          <table:table-cell office:value-type="float" office:value="-3.231980572" calcext:value-type="float">
            <text:p>-3,231980572</text:p>
          </table:table-cell>
          <table:table-cell/>
          <table:table-cell table:formula="of:=[.E502]*100" office:value-type="float" office:value="-160.8503088" calcext:value-type="float">
            <text:p>-160,8503088</text:p>
          </table:table-cell>
          <table:table-cell table:formula="of:=[.F502]*100" office:value-type="float" office:value="136.4840509" calcext:value-type="float">
            <text:p>136,4840509</text:p>
          </table:table-cell>
          <table:table-cell table:formula="of:=[.G502]*100" office:value-type="float" office:value="-323.1980572" calcext:value-type="float">
            <text:p>-323,1980572</text:p>
          </table:table-cell>
          <table:table-cell/>
          <table:table-cell table:formula="of:=[.I502]*0.067" office:value-type="float" office:value="-10.7769706896" calcext:value-type="float">
            <text:p>-10,7769706896</text:p>
          </table:table-cell>
          <table:table-cell table:formula="of:=[.J502]*0.067" office:value-type="float" office:value="9.1444314103" calcext:value-type="float">
            <text:p>9,1444314103</text:p>
          </table:table-cell>
          <table:table-cell table:formula="of:=[.K502]*0.067" office:value-type="float" office:value="-21.6542698324" calcext:value-type="float">
            <text:p>-21,65426983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3.045731782" calcext:value-type="float">
            <text:p>-3,045731782</text:p>
          </table:table-cell>
          <table:table-cell office:value-type="float" office:value="0.568334024" calcext:value-type="float">
            <text:p>0,568334024</text:p>
          </table:table-cell>
          <table:table-cell office:value-type="float" office:value="-3.826668384" calcext:value-type="float">
            <text:p>-3,826668384</text:p>
          </table:table-cell>
          <table:table-cell/>
          <table:table-cell table:formula="of:=[.E503]*100" office:value-type="float" office:value="-304.5731782" calcext:value-type="float">
            <text:p>-304,5731782</text:p>
          </table:table-cell>
          <table:table-cell table:formula="of:=[.F503]*100" office:value-type="float" office:value="56.8334024" calcext:value-type="float">
            <text:p>56,8334024</text:p>
          </table:table-cell>
          <table:table-cell table:formula="of:=[.G503]*100" office:value-type="float" office:value="-382.6668384" calcext:value-type="float">
            <text:p>-382,6668384</text:p>
          </table:table-cell>
          <table:table-cell/>
          <table:table-cell table:formula="of:=[.I503]*0.067" office:value-type="float" office:value="-20.4064029394" calcext:value-type="float">
            <text:p>-20,4064029394</text:p>
          </table:table-cell>
          <table:table-cell table:formula="of:=[.J503]*0.067" office:value-type="float" office:value="3.8078379608" calcext:value-type="float">
            <text:p>3,8078379608</text:p>
          </table:table-cell>
          <table:table-cell table:formula="of:=[.K503]*0.067" office:value-type="float" office:value="-25.6386781728" calcext:value-type="float">
            <text:p>-25,63867817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3.376313946" calcext:value-type="float">
            <text:p>-3,376313946</text:p>
          </table:table-cell>
          <table:table-cell office:value-type="float" office:value="1.802904915" calcext:value-type="float">
            <text:p>1,802904915</text:p>
          </table:table-cell>
          <table:table-cell office:value-type="float" office:value="-5.405758667" calcext:value-type="float">
            <text:p>-5,405758667</text:p>
          </table:table-cell>
          <table:table-cell/>
          <table:table-cell table:formula="of:=[.E504]*100" office:value-type="float" office:value="-337.6313946" calcext:value-type="float">
            <text:p>-337,6313946</text:p>
          </table:table-cell>
          <table:table-cell table:formula="of:=[.F504]*100" office:value-type="float" office:value="180.2904915" calcext:value-type="float">
            <text:p>180,2904915</text:p>
          </table:table-cell>
          <table:table-cell table:formula="of:=[.G504]*100" office:value-type="float" office:value="-540.5758667" calcext:value-type="float">
            <text:p>-540,5758667</text:p>
          </table:table-cell>
          <table:table-cell/>
          <table:table-cell table:formula="of:=[.I504]*0.067" office:value-type="float" office:value="-22.6213034382" calcext:value-type="float">
            <text:p>-22,6213034382</text:p>
          </table:table-cell>
          <table:table-cell table:formula="of:=[.J504]*0.067" office:value-type="float" office:value="12.0794629305" calcext:value-type="float">
            <text:p>12,0794629305</text:p>
          </table:table-cell>
          <table:table-cell table:formula="of:=[.K504]*0.067" office:value-type="float" office:value="-36.2185830689" calcext:value-type="float">
            <text:p>-36,21858306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3.391390483" calcext:value-type="float">
            <text:p>-3,391390483</text:p>
          </table:table-cell>
          <table:table-cell office:value-type="float" office:value="2.076026628" calcext:value-type="float">
            <text:p>2,076026628</text:p>
          </table:table-cell>
          <table:table-cell office:value-type="float" office:value="-6.052547883" calcext:value-type="float">
            <text:p>-6,052547883</text:p>
          </table:table-cell>
          <table:table-cell/>
          <table:table-cell table:formula="of:=[.E505]*100" office:value-type="float" office:value="-339.1390483" calcext:value-type="float">
            <text:p>-339,1390483</text:p>
          </table:table-cell>
          <table:table-cell table:formula="of:=[.F505]*100" office:value-type="float" office:value="207.6026628" calcext:value-type="float">
            <text:p>207,6026628</text:p>
          </table:table-cell>
          <table:table-cell table:formula="of:=[.G505]*100" office:value-type="float" office:value="-605.2547883" calcext:value-type="float">
            <text:p>-605,2547883</text:p>
          </table:table-cell>
          <table:table-cell/>
          <table:table-cell table:formula="of:=[.I505]*0.067" office:value-type="float" office:value="-22.7223162361" calcext:value-type="float">
            <text:p>-22,7223162361</text:p>
          </table:table-cell>
          <table:table-cell table:formula="of:=[.J505]*0.067" office:value-type="float" office:value="13.9093784076" calcext:value-type="float">
            <text:p>13,9093784076</text:p>
          </table:table-cell>
          <table:table-cell table:formula="of:=[.K505]*0.067" office:value-type="float" office:value="-40.5520708161" calcext:value-type="float">
            <text:p>-40,55207081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3.318843745" calcext:value-type="float">
            <text:p>-3,318843745</text:p>
          </table:table-cell>
          <table:table-cell office:value-type="float" office:value="1.701779975" calcext:value-type="float">
            <text:p>1,701779975</text:p>
          </table:table-cell>
          <table:table-cell office:value-type="float" office:value="-7.501083454" calcext:value-type="float">
            <text:p>-7,501083454</text:p>
          </table:table-cell>
          <table:table-cell/>
          <table:table-cell table:formula="of:=[.E506]*100" office:value-type="float" office:value="-331.8843745" calcext:value-type="float">
            <text:p>-331,8843745</text:p>
          </table:table-cell>
          <table:table-cell table:formula="of:=[.F506]*100" office:value-type="float" office:value="170.1779975" calcext:value-type="float">
            <text:p>170,1779975</text:p>
          </table:table-cell>
          <table:table-cell table:formula="of:=[.G506]*100" office:value-type="float" office:value="-750.1083454" calcext:value-type="float">
            <text:p>-750,1083454</text:p>
          </table:table-cell>
          <table:table-cell/>
          <table:table-cell table:formula="of:=[.I506]*0.067" office:value-type="float" office:value="-22.2362530915" calcext:value-type="float">
            <text:p>-22,2362530915</text:p>
          </table:table-cell>
          <table:table-cell table:formula="of:=[.J506]*0.067" office:value-type="float" office:value="11.4019258325" calcext:value-type="float">
            <text:p>11,4019258325</text:p>
          </table:table-cell>
          <table:table-cell table:formula="of:=[.K506]*0.067" office:value-type="float" office:value="-50.2572591418" calcext:value-type="float">
            <text:p>-50,25725914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.280492091" calcext:value-type="float">
            <text:p>-2,280492091</text:p>
          </table:table-cell>
          <table:table-cell office:value-type="float" office:value="2.741959082" calcext:value-type="float">
            <text:p>2,741959082</text:p>
          </table:table-cell>
          <table:table-cell office:value-type="float" office:value="-8.418461316" calcext:value-type="float">
            <text:p>-8,418461316</text:p>
          </table:table-cell>
          <table:table-cell/>
          <table:table-cell table:formula="of:=[.E507]*100" office:value-type="float" office:value="-228.0492091" calcext:value-type="float">
            <text:p>-228,0492091</text:p>
          </table:table-cell>
          <table:table-cell table:formula="of:=[.F507]*100" office:value-type="float" office:value="274.1959082" calcext:value-type="float">
            <text:p>274,1959082</text:p>
          </table:table-cell>
          <table:table-cell table:formula="of:=[.G507]*100" office:value-type="float" office:value="-841.8461316" calcext:value-type="float">
            <text:p>-841,8461316</text:p>
          </table:table-cell>
          <table:table-cell/>
          <table:table-cell table:formula="of:=[.I507]*0.067" office:value-type="float" office:value="-15.2792970097" calcext:value-type="float">
            <text:p>-15,2792970097</text:p>
          </table:table-cell>
          <table:table-cell table:formula="of:=[.J507]*0.067" office:value-type="float" office:value="18.3711258494" calcext:value-type="float">
            <text:p>18,3711258494</text:p>
          </table:table-cell>
          <table:table-cell table:formula="of:=[.K507]*0.067" office:value-type="float" office:value="-56.4036908172" calcext:value-type="float">
            <text:p>-56,40369081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.192764689" calcext:value-type="float">
            <text:p>-2,192764689</text:p>
          </table:table-cell>
          <table:table-cell office:value-type="float" office:value="3.043000731" calcext:value-type="float">
            <text:p>3,043000731</text:p>
          </table:table-cell>
          <table:table-cell office:value-type="float" office:value="-8.743287502" calcext:value-type="float">
            <text:p>-8,743287502</text:p>
          </table:table-cell>
          <table:table-cell/>
          <table:table-cell table:formula="of:=[.E508]*100" office:value-type="float" office:value="-219.2764689" calcext:value-type="float">
            <text:p>-219,2764689</text:p>
          </table:table-cell>
          <table:table-cell table:formula="of:=[.F508]*100" office:value-type="float" office:value="304.3000731" calcext:value-type="float">
            <text:p>304,3000731</text:p>
          </table:table-cell>
          <table:table-cell table:formula="of:=[.G508]*100" office:value-type="float" office:value="-874.3287502" calcext:value-type="float">
            <text:p>-874,3287502</text:p>
          </table:table-cell>
          <table:table-cell/>
          <table:table-cell table:formula="of:=[.I508]*0.067" office:value-type="float" office:value="-14.6915234163" calcext:value-type="float">
            <text:p>-14,6915234163</text:p>
          </table:table-cell>
          <table:table-cell table:formula="of:=[.J508]*0.067" office:value-type="float" office:value="20.3881048977" calcext:value-type="float">
            <text:p>20,3881048977</text:p>
          </table:table-cell>
          <table:table-cell table:formula="of:=[.K508]*0.067" office:value-type="float" office:value="-58.5800262634" calcext:value-type="float">
            <text:p>-58,580026263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2.054609797" calcext:value-type="float">
            <text:p>-2,054609797</text:p>
          </table:table-cell>
          <table:table-cell office:value-type="float" office:value="2.722081864" calcext:value-type="float">
            <text:p>2,722081864</text:p>
          </table:table-cell>
          <table:table-cell office:value-type="float" office:value="-9.688378872" calcext:value-type="float">
            <text:p>-9,688378872</text:p>
          </table:table-cell>
          <table:table-cell/>
          <table:table-cell table:formula="of:=[.E509]*100" office:value-type="float" office:value="-205.4609797" calcext:value-type="float">
            <text:p>-205,4609797</text:p>
          </table:table-cell>
          <table:table-cell table:formula="of:=[.F509]*100" office:value-type="float" office:value="272.2081864" calcext:value-type="float">
            <text:p>272,2081864</text:p>
          </table:table-cell>
          <table:table-cell table:formula="of:=[.G509]*100" office:value-type="float" office:value="-968.8378872" calcext:value-type="float">
            <text:p>-968,8378872</text:p>
          </table:table-cell>
          <table:table-cell/>
          <table:table-cell table:formula="of:=[.I509]*0.067" office:value-type="float" office:value="-13.7658856399" calcext:value-type="float">
            <text:p>-13,7658856399</text:p>
          </table:table-cell>
          <table:table-cell table:formula="of:=[.J509]*0.067" office:value-type="float" office:value="18.2379484888" calcext:value-type="float">
            <text:p>18,2379484888</text:p>
          </table:table-cell>
          <table:table-cell table:formula="of:=[.K509]*0.067" office:value-type="float" office:value="-64.9121384424" calcext:value-type="float">
            <text:p>-64,91213844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0.999852048" calcext:value-type="float">
            <text:p>-0,999852048</text:p>
          </table:table-cell>
          <table:table-cell office:value-type="float" office:value="3.14563533" calcext:value-type="float">
            <text:p>3,14563533</text:p>
          </table:table-cell>
          <table:table-cell office:value-type="float" office:value="-10.35414252" calcext:value-type="float">
            <text:p>-10,35414252</text:p>
          </table:table-cell>
          <table:table-cell/>
          <table:table-cell table:formula="of:=[.E510]*100" office:value-type="float" office:value="-99.9852048" calcext:value-type="float">
            <text:p>-99,9852048</text:p>
          </table:table-cell>
          <table:table-cell table:formula="of:=[.F510]*100" office:value-type="float" office:value="314.563533" calcext:value-type="float">
            <text:p>314,563533</text:p>
          </table:table-cell>
          <table:table-cell table:formula="of:=[.G510]*100" office:value-type="float" office:value="-1035.414252" calcext:value-type="float">
            <text:p>-1035,414252</text:p>
          </table:table-cell>
          <table:table-cell/>
          <table:table-cell table:formula="of:=[.I510]*0.067" office:value-type="float" office:value="-6.6990087216" calcext:value-type="float">
            <text:p>-6,6990087216</text:p>
          </table:table-cell>
          <table:table-cell table:formula="of:=[.J510]*0.067" office:value-type="float" office:value="21.075756711" calcext:value-type="float">
            <text:p>21,075756711</text:p>
          </table:table-cell>
          <table:table-cell table:formula="of:=[.K510]*0.067" office:value-type="float" office:value="-69.372754884" calcext:value-type="float">
            <text:p>-69,37275488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0.109335578" calcext:value-type="float">
            <text:p>-0,109335578</text:p>
          </table:table-cell>
          <table:table-cell office:value-type="float" office:value="3.419051249" calcext:value-type="float">
            <text:p>3,419051249</text:p>
          </table:table-cell>
          <table:table-cell office:value-type="float" office:value="-10.41586498" calcext:value-type="float">
            <text:p>-10,41586498</text:p>
          </table:table-cell>
          <table:table-cell/>
          <table:table-cell table:formula="of:=[.E511]*100" office:value-type="float" office:value="-10.9335578" calcext:value-type="float">
            <text:p>-10,9335578</text:p>
          </table:table-cell>
          <table:table-cell table:formula="of:=[.F511]*100" office:value-type="float" office:value="341.9051249" calcext:value-type="float">
            <text:p>341,9051249</text:p>
          </table:table-cell>
          <table:table-cell table:formula="of:=[.G511]*100" office:value-type="float" office:value="-1041.586498" calcext:value-type="float">
            <text:p>-1041,586498</text:p>
          </table:table-cell>
          <table:table-cell/>
          <table:table-cell table:formula="of:=[.I511]*0.067" office:value-type="float" office:value="-0.7325483726" calcext:value-type="float">
            <text:p>-0,7325483726</text:p>
          </table:table-cell>
          <table:table-cell table:formula="of:=[.J511]*0.067" office:value-type="float" office:value="22.9076433683" calcext:value-type="float">
            <text:p>22,9076433683</text:p>
          </table:table-cell>
          <table:table-cell table:formula="of:=[.K511]*0.067" office:value-type="float" office:value="-69.786295366" calcext:value-type="float">
            <text:p>-69,7862953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0.30080382" calcext:value-type="float">
            <text:p>0,30080382</text:p>
          </table:table-cell>
          <table:table-cell office:value-type="float" office:value="3.316600721" calcext:value-type="float">
            <text:p>3,316600721</text:p>
          </table:table-cell>
          <table:table-cell office:value-type="float" office:value="-10.28165501" calcext:value-type="float">
            <text:p>-10,28165501</text:p>
          </table:table-cell>
          <table:table-cell/>
          <table:table-cell table:formula="of:=[.E512]*100" office:value-type="float" office:value="30.080382" calcext:value-type="float">
            <text:p>30,080382</text:p>
          </table:table-cell>
          <table:table-cell table:formula="of:=[.F512]*100" office:value-type="float" office:value="331.6600721" calcext:value-type="float">
            <text:p>331,6600721</text:p>
          </table:table-cell>
          <table:table-cell table:formula="of:=[.G512]*100" office:value-type="float" office:value="-1028.165501" calcext:value-type="float">
            <text:p>-1028,165501</text:p>
          </table:table-cell>
          <table:table-cell/>
          <table:table-cell table:formula="of:=[.I512]*0.067" office:value-type="float" office:value="2.015385594" calcext:value-type="float">
            <text:p>2,015385594</text:p>
          </table:table-cell>
          <table:table-cell table:formula="of:=[.J512]*0.067" office:value-type="float" office:value="22.2212248307" calcext:value-type="float">
            <text:p>22,2212248307</text:p>
          </table:table-cell>
          <table:table-cell table:formula="of:=[.K512]*0.067" office:value-type="float" office:value="-68.887088567" calcext:value-type="float">
            <text:p>-68,887088567</text:p>
          </table:table-cell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0.852977626" calcext:value-type="float">
            <text:p>0,852977626</text:p>
          </table:table-cell>
          <table:table-cell office:value-type="float" office:value="3.159689672" calcext:value-type="float">
            <text:p>3,159689672</text:p>
          </table:table-cell>
          <table:table-cell office:value-type="float" office:value="-10.17160907" calcext:value-type="float">
            <text:p>-10,17160907</text:p>
          </table:table-cell>
          <table:table-cell/>
          <table:table-cell table:formula="of:=[.E513]*100" office:value-type="float" office:value="85.2977626" calcext:value-type="float">
            <text:p>85,2977626</text:p>
          </table:table-cell>
          <table:table-cell table:formula="of:=[.F513]*100" office:value-type="float" office:value="315.9689672" calcext:value-type="float">
            <text:p>315,9689672</text:p>
          </table:table-cell>
          <table:table-cell table:formula="of:=[.G513]*100" office:value-type="float" office:value="-1017.160907" calcext:value-type="float">
            <text:p>-1017,160907</text:p>
          </table:table-cell>
          <table:table-cell/>
          <table:table-cell table:formula="of:=[.I513]*0.067" office:value-type="float" office:value="5.7149500942" calcext:value-type="float">
            <text:p>5,7149500942</text:p>
          </table:table-cell>
          <table:table-cell table:formula="of:=[.J513]*0.067" office:value-type="float" office:value="21.1699208024" calcext:value-type="float">
            <text:p>21,1699208024</text:p>
          </table:table-cell>
          <table:table-cell table:formula="of:=[.K513]*0.067" office:value-type="float" office:value="-68.149780769" calcext:value-type="float">
            <text:p>-68,14978076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1.868152251" calcext:value-type="float">
            <text:p>1,868152251</text:p>
          </table:table-cell>
          <table:table-cell office:value-type="float" office:value="3.103582988" calcext:value-type="float">
            <text:p>3,103582988</text:p>
          </table:table-cell>
          <table:table-cell office:value-type="float" office:value="-9.757172671" calcext:value-type="float">
            <text:p>-9,757172671</text:p>
          </table:table-cell>
          <table:table-cell/>
          <table:table-cell table:formula="of:=[.E514]*100" office:value-type="float" office:value="186.8152251" calcext:value-type="float">
            <text:p>186,8152251</text:p>
          </table:table-cell>
          <table:table-cell table:formula="of:=[.F514]*100" office:value-type="float" office:value="310.3582988" calcext:value-type="float">
            <text:p>310,3582988</text:p>
          </table:table-cell>
          <table:table-cell table:formula="of:=[.G514]*100" office:value-type="float" office:value="-975.7172671" calcext:value-type="float">
            <text:p>-975,7172671</text:p>
          </table:table-cell>
          <table:table-cell/>
          <table:table-cell table:formula="of:=[.I514]*0.067" office:value-type="float" office:value="12.5166200817" calcext:value-type="float">
            <text:p>12,5166200817</text:p>
          </table:table-cell>
          <table:table-cell table:formula="of:=[.J514]*0.067" office:value-type="float" office:value="20.7940060196" calcext:value-type="float">
            <text:p>20,7940060196</text:p>
          </table:table-cell>
          <table:table-cell table:formula="of:=[.K514]*0.067" office:value-type="float" office:value="-65.3730568957" calcext:value-type="float">
            <text:p>-65,37305689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2.052234642" calcext:value-type="float">
            <text:p>2,052234642</text:p>
          </table:table-cell>
          <table:table-cell office:value-type="float" office:value="3.026398544" calcext:value-type="float">
            <text:p>3,026398544</text:p>
          </table:table-cell>
          <table:table-cell office:value-type="float" office:value="-8.739574177" calcext:value-type="float">
            <text:p>-8,739574177</text:p>
          </table:table-cell>
          <table:table-cell/>
          <table:table-cell table:formula="of:=[.E515]*100" office:value-type="float" office:value="205.2234642" calcext:value-type="float">
            <text:p>205,2234642</text:p>
          </table:table-cell>
          <table:table-cell table:formula="of:=[.F515]*100" office:value-type="float" office:value="302.6398544" calcext:value-type="float">
            <text:p>302,6398544</text:p>
          </table:table-cell>
          <table:table-cell table:formula="of:=[.G515]*100" office:value-type="float" office:value="-873.9574177" calcext:value-type="float">
            <text:p>-873,9574177</text:p>
          </table:table-cell>
          <table:table-cell/>
          <table:table-cell table:formula="of:=[.I515]*0.067" office:value-type="float" office:value="13.7499721014" calcext:value-type="float">
            <text:p>13,7499721014</text:p>
          </table:table-cell>
          <table:table-cell table:formula="of:=[.J515]*0.067" office:value-type="float" office:value="20.2768702448" calcext:value-type="float">
            <text:p>20,2768702448</text:p>
          </table:table-cell>
          <table:table-cell table:formula="of:=[.K515]*0.067" office:value-type="float" office:value="-58.5551469859" calcext:value-type="float">
            <text:p>-58,55514698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.768504983" calcext:value-type="float">
            <text:p>1,768504983</text:p>
          </table:table-cell>
          <table:table-cell office:value-type="float" office:value="2.813088078" calcext:value-type="float">
            <text:p>2,813088078</text:p>
          </table:table-cell>
          <table:table-cell office:value-type="float" office:value="-8.248328984" calcext:value-type="float">
            <text:p>-8,248328984</text:p>
          </table:table-cell>
          <table:table-cell/>
          <table:table-cell table:formula="of:=[.E516]*100" office:value-type="float" office:value="176.8504983" calcext:value-type="float">
            <text:p>176,8504983</text:p>
          </table:table-cell>
          <table:table-cell table:formula="of:=[.F516]*100" office:value-type="float" office:value="281.3088078" calcext:value-type="float">
            <text:p>281,3088078</text:p>
          </table:table-cell>
          <table:table-cell table:formula="of:=[.G516]*100" office:value-type="float" office:value="-824.8328984" calcext:value-type="float">
            <text:p>-824,8328984</text:p>
          </table:table-cell>
          <table:table-cell/>
          <table:table-cell table:formula="of:=[.I516]*0.067" office:value-type="float" office:value="11.8489833861" calcext:value-type="float">
            <text:p>11,8489833861</text:p>
          </table:table-cell>
          <table:table-cell table:formula="of:=[.J516]*0.067" office:value-type="float" office:value="18.8476901226" calcext:value-type="float">
            <text:p>18,8476901226</text:p>
          </table:table-cell>
          <table:table-cell table:formula="of:=[.K516]*0.067" office:value-type="float" office:value="-55.2638041928" calcext:value-type="float">
            <text:p>-55,26380419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2.614872738" calcext:value-type="float">
            <text:p>2,614872738</text:p>
          </table:table-cell>
          <table:table-cell office:value-type="float" office:value="2.694247981" calcext:value-type="float">
            <text:p>2,694247981</text:p>
          </table:table-cell>
          <table:table-cell office:value-type="float" office:value="-7.822564843" calcext:value-type="float">
            <text:p>-7,822564843</text:p>
          </table:table-cell>
          <table:table-cell/>
          <table:table-cell table:formula="of:=[.E517]*100" office:value-type="float" office:value="261.4872738" calcext:value-type="float">
            <text:p>261,4872738</text:p>
          </table:table-cell>
          <table:table-cell table:formula="of:=[.F517]*100" office:value-type="float" office:value="269.4247981" calcext:value-type="float">
            <text:p>269,4247981</text:p>
          </table:table-cell>
          <table:table-cell table:formula="of:=[.G517]*100" office:value-type="float" office:value="-782.2564843" calcext:value-type="float">
            <text:p>-782,2564843</text:p>
          </table:table-cell>
          <table:table-cell/>
          <table:table-cell table:formula="of:=[.I517]*0.067" office:value-type="float" office:value="17.5196473446" calcext:value-type="float">
            <text:p>17,5196473446</text:p>
          </table:table-cell>
          <table:table-cell table:formula="of:=[.J517]*0.067" office:value-type="float" office:value="18.0514614727" calcext:value-type="float">
            <text:p>18,0514614727</text:p>
          </table:table-cell>
          <table:table-cell table:formula="of:=[.K517]*0.067" office:value-type="float" office:value="-52.4111844481" calcext:value-type="float">
            <text:p>-52,411184448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2.655078494" calcext:value-type="float">
            <text:p>2,655078494</text:p>
          </table:table-cell>
          <table:table-cell office:value-type="float" office:value="2.401427905" calcext:value-type="float">
            <text:p>2,401427905</text:p>
          </table:table-cell>
          <table:table-cell office:value-type="float" office:value="-6.604689129" calcext:value-type="float">
            <text:p>-6,604689129</text:p>
          </table:table-cell>
          <table:table-cell/>
          <table:table-cell table:formula="of:=[.E518]*100" office:value-type="float" office:value="265.5078494" calcext:value-type="float">
            <text:p>265,5078494</text:p>
          </table:table-cell>
          <table:table-cell table:formula="of:=[.F518]*100" office:value-type="float" office:value="240.1427905" calcext:value-type="float">
            <text:p>240,1427905</text:p>
          </table:table-cell>
          <table:table-cell table:formula="of:=[.G518]*100" office:value-type="float" office:value="-660.4689129" calcext:value-type="float">
            <text:p>-660,4689129</text:p>
          </table:table-cell>
          <table:table-cell/>
          <table:table-cell table:formula="of:=[.I518]*0.067" office:value-type="float" office:value="17.7890259098" calcext:value-type="float">
            <text:p>17,7890259098</text:p>
          </table:table-cell>
          <table:table-cell table:formula="of:=[.J518]*0.067" office:value-type="float" office:value="16.0895669635" calcext:value-type="float">
            <text:p>16,0895669635</text:p>
          </table:table-cell>
          <table:table-cell table:formula="of:=[.K518]*0.067" office:value-type="float" office:value="-44.2514171643" calcext:value-type="float">
            <text:p>-44,251417164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.998852114" calcext:value-type="float">
            <text:p>1,998852114</text:p>
          </table:table-cell>
          <table:table-cell office:value-type="float" office:value="2.520155746" calcext:value-type="float">
            <text:p>2,520155746</text:p>
          </table:table-cell>
          <table:table-cell office:value-type="float" office:value="-6.24686124" calcext:value-type="float">
            <text:p>-6,24686124</text:p>
          </table:table-cell>
          <table:table-cell/>
          <table:table-cell table:formula="of:=[.E519]*100" office:value-type="float" office:value="199.8852114" calcext:value-type="float">
            <text:p>199,8852114</text:p>
          </table:table-cell>
          <table:table-cell table:formula="of:=[.F519]*100" office:value-type="float" office:value="252.0155746" calcext:value-type="float">
            <text:p>252,0155746</text:p>
          </table:table-cell>
          <table:table-cell table:formula="of:=[.G519]*100" office:value-type="float" office:value="-624.686124" calcext:value-type="float">
            <text:p>-624,686124</text:p>
          </table:table-cell>
          <table:table-cell/>
          <table:table-cell table:formula="of:=[.I519]*0.067" office:value-type="float" office:value="13.3923091638" calcext:value-type="float">
            <text:p>13,3923091638</text:p>
          </table:table-cell>
          <table:table-cell table:formula="of:=[.J519]*0.067" office:value-type="float" office:value="16.8850434982" calcext:value-type="float">
            <text:p>16,8850434982</text:p>
          </table:table-cell>
          <table:table-cell table:formula="of:=[.K519]*0.067" office:value-type="float" office:value="-41.853970308" calcext:value-type="float">
            <text:p>-41,85397030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2.65004949" calcext:value-type="float">
            <text:p>2,65004949</text:p>
          </table:table-cell>
          <table:table-cell office:value-type="float" office:value="3.007130249" calcext:value-type="float">
            <text:p>3,007130249</text:p>
          </table:table-cell>
          <table:table-cell office:value-type="float" office:value="-5.647453696" calcext:value-type="float">
            <text:p>-5,647453696</text:p>
          </table:table-cell>
          <table:table-cell/>
          <table:table-cell table:formula="of:=[.E520]*100" office:value-type="float" office:value="265.004949" calcext:value-type="float">
            <text:p>265,004949</text:p>
          </table:table-cell>
          <table:table-cell table:formula="of:=[.F520]*100" office:value-type="float" office:value="300.7130249" calcext:value-type="float">
            <text:p>300,7130249</text:p>
          </table:table-cell>
          <table:table-cell table:formula="of:=[.G520]*100" office:value-type="float" office:value="-564.7453696" calcext:value-type="float">
            <text:p>-564,7453696</text:p>
          </table:table-cell>
          <table:table-cell/>
          <table:table-cell table:formula="of:=[.I520]*0.067" office:value-type="float" office:value="17.755331583" calcext:value-type="float">
            <text:p>17,755331583</text:p>
          </table:table-cell>
          <table:table-cell table:formula="of:=[.J520]*0.067" office:value-type="float" office:value="20.1477726683" calcext:value-type="float">
            <text:p>20,1477726683</text:p>
          </table:table-cell>
          <table:table-cell table:formula="of:=[.K520]*0.067" office:value-type="float" office:value="-37.8379397632" calcext:value-type="float">
            <text:p>-37,837939763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2.540595897" calcext:value-type="float">
            <text:p>2,540595897</text:p>
          </table:table-cell>
          <table:table-cell office:value-type="float" office:value="1.927861593" calcext:value-type="float">
            <text:p>1,927861593</text:p>
          </table:table-cell>
          <table:table-cell office:value-type="float" office:value="-4.326337692" calcext:value-type="float">
            <text:p>-4,326337692</text:p>
          </table:table-cell>
          <table:table-cell/>
          <table:table-cell table:formula="of:=[.E521]*100" office:value-type="float" office:value="254.0595897" calcext:value-type="float">
            <text:p>254,0595897</text:p>
          </table:table-cell>
          <table:table-cell table:formula="of:=[.F521]*100" office:value-type="float" office:value="192.7861593" calcext:value-type="float">
            <text:p>192,7861593</text:p>
          </table:table-cell>
          <table:table-cell table:formula="of:=[.G521]*100" office:value-type="float" office:value="-432.6337692" calcext:value-type="float">
            <text:p>-432,6337692</text:p>
          </table:table-cell>
          <table:table-cell/>
          <table:table-cell table:formula="of:=[.I521]*0.067" office:value-type="float" office:value="17.0219925099" calcext:value-type="float">
            <text:p>17,0219925099</text:p>
          </table:table-cell>
          <table:table-cell table:formula="of:=[.J521]*0.067" office:value-type="float" office:value="12.9166726731" calcext:value-type="float">
            <text:p>12,9166726731</text:p>
          </table:table-cell>
          <table:table-cell table:formula="of:=[.K521]*0.067" office:value-type="float" office:value="-28.9864625364" calcext:value-type="float">
            <text:p>-28,986462536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2.320508293" calcext:value-type="float">
            <text:p>2,320508293</text:p>
          </table:table-cell>
          <table:table-cell office:value-type="float" office:value="1.693187303" calcext:value-type="float">
            <text:p>1,693187303</text:p>
          </table:table-cell>
          <table:table-cell office:value-type="float" office:value="-4.100134339" calcext:value-type="float">
            <text:p>-4,100134339</text:p>
          </table:table-cell>
          <table:table-cell/>
          <table:table-cell table:formula="of:=[.E522]*100" office:value-type="float" office:value="232.0508293" calcext:value-type="float">
            <text:p>232,0508293</text:p>
          </table:table-cell>
          <table:table-cell table:formula="of:=[.F522]*100" office:value-type="float" office:value="169.3187303" calcext:value-type="float">
            <text:p>169,3187303</text:p>
          </table:table-cell>
          <table:table-cell table:formula="of:=[.G522]*100" office:value-type="float" office:value="-410.0134339" calcext:value-type="float">
            <text:p>-410,0134339</text:p>
          </table:table-cell>
          <table:table-cell/>
          <table:table-cell table:formula="of:=[.I522]*0.067" office:value-type="float" office:value="15.5474055631" calcext:value-type="float">
            <text:p>15,5474055631</text:p>
          </table:table-cell>
          <table:table-cell table:formula="of:=[.J522]*0.067" office:value-type="float" office:value="11.3443549301" calcext:value-type="float">
            <text:p>11,3443549301</text:p>
          </table:table-cell>
          <table:table-cell table:formula="of:=[.K522]*0.067" office:value-type="float" office:value="-27.4709000713" calcext:value-type="float">
            <text:p>-27,47090007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2.174403984" calcext:value-type="float">
            <text:p>2,174403984</text:p>
          </table:table-cell>
          <table:table-cell office:value-type="float" office:value="2.345760704" calcext:value-type="float">
            <text:p>2,345760704</text:p>
          </table:table-cell>
          <table:table-cell office:value-type="float" office:value="-3.094588656" calcext:value-type="float">
            <text:p>-3,094588656</text:p>
          </table:table-cell>
          <table:table-cell/>
          <table:table-cell table:formula="of:=[.E523]*100" office:value-type="float" office:value="217.4403984" calcext:value-type="float">
            <text:p>217,4403984</text:p>
          </table:table-cell>
          <table:table-cell table:formula="of:=[.F523]*100" office:value-type="float" office:value="234.5760704" calcext:value-type="float">
            <text:p>234,5760704</text:p>
          </table:table-cell>
          <table:table-cell table:formula="of:=[.G523]*100" office:value-type="float" office:value="-309.4588656" calcext:value-type="float">
            <text:p>-309,4588656</text:p>
          </table:table-cell>
          <table:table-cell/>
          <table:table-cell table:formula="of:=[.I523]*0.067" office:value-type="float" office:value="14.5685066928" calcext:value-type="float">
            <text:p>14,5685066928</text:p>
          </table:table-cell>
          <table:table-cell table:formula="of:=[.J523]*0.067" office:value-type="float" office:value="15.7165967168" calcext:value-type="float">
            <text:p>15,7165967168</text:p>
          </table:table-cell>
          <table:table-cell table:formula="of:=[.K523]*0.067" office:value-type="float" office:value="-20.7337439952" calcext:value-type="float">
            <text:p>-20,733743995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.026814734" calcext:value-type="float">
            <text:p>1,026814734</text:p>
          </table:table-cell>
          <table:table-cell office:value-type="float" office:value="1.168507571" calcext:value-type="float">
            <text:p>1,168507571</text:p>
          </table:table-cell>
          <table:table-cell office:value-type="float" office:value="-2.562290799" calcext:value-type="float">
            <text:p>-2,562290799</text:p>
          </table:table-cell>
          <table:table-cell/>
          <table:table-cell table:formula="of:=[.E524]*100" office:value-type="float" office:value="102.6814734" calcext:value-type="float">
            <text:p>102,6814734</text:p>
          </table:table-cell>
          <table:table-cell table:formula="of:=[.F524]*100" office:value-type="float" office:value="116.8507571" calcext:value-type="float">
            <text:p>116,8507571</text:p>
          </table:table-cell>
          <table:table-cell table:formula="of:=[.G524]*100" office:value-type="float" office:value="-256.2290799" calcext:value-type="float">
            <text:p>-256,2290799</text:p>
          </table:table-cell>
          <table:table-cell/>
          <table:table-cell table:formula="of:=[.I524]*0.067" office:value-type="float" office:value="6.8796587178" calcext:value-type="float">
            <text:p>6,8796587178</text:p>
          </table:table-cell>
          <table:table-cell table:formula="of:=[.J524]*0.067" office:value-type="float" office:value="7.8290007257" calcext:value-type="float">
            <text:p>7,8290007257</text:p>
          </table:table-cell>
          <table:table-cell table:formula="of:=[.K524]*0.067" office:value-type="float" office:value="-17.1673483533" calcext:value-type="float">
            <text:p>-17,167348353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.563471665" calcext:value-type="float">
            <text:p>1,563471665</text:p>
          </table:table-cell>
          <table:table-cell office:value-type="float" office:value="1.012419658" calcext:value-type="float">
            <text:p>1,012419658</text:p>
          </table:table-cell>
          <table:table-cell office:value-type="float" office:value="-3.173734944" calcext:value-type="float">
            <text:p>-3,173734944</text:p>
          </table:table-cell>
          <table:table-cell/>
          <table:table-cell table:formula="of:=[.E525]*100" office:value-type="float" office:value="156.3471665" calcext:value-type="float">
            <text:p>156,3471665</text:p>
          </table:table-cell>
          <table:table-cell table:formula="of:=[.F525]*100" office:value-type="float" office:value="101.2419658" calcext:value-type="float">
            <text:p>101,2419658</text:p>
          </table:table-cell>
          <table:table-cell table:formula="of:=[.G525]*100" office:value-type="float" office:value="-317.3734944" calcext:value-type="float">
            <text:p>-317,3734944</text:p>
          </table:table-cell>
          <table:table-cell/>
          <table:table-cell table:formula="of:=[.I525]*0.067" office:value-type="float" office:value="10.4752601555" calcext:value-type="float">
            <text:p>10,4752601555</text:p>
          </table:table-cell>
          <table:table-cell table:formula="of:=[.J525]*0.067" office:value-type="float" office:value="6.7832117086" calcext:value-type="float">
            <text:p>6,7832117086</text:p>
          </table:table-cell>
          <table:table-cell table:formula="of:=[.K525]*0.067" office:value-type="float" office:value="-21.2640241248" calcext:value-type="float">
            <text:p>-21,264024124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1.838621621" calcext:value-type="float">
            <text:p>1,838621621</text:p>
          </table:table-cell>
          <table:table-cell office:value-type="float" office:value="1.934199445" calcext:value-type="float">
            <text:p>1,934199445</text:p>
          </table:table-cell>
          <table:table-cell office:value-type="float" office:value="-2.027608368" calcext:value-type="float">
            <text:p>-2,027608368</text:p>
          </table:table-cell>
          <table:table-cell/>
          <table:table-cell table:formula="of:=[.E526]*100" office:value-type="float" office:value="183.8621621" calcext:value-type="float">
            <text:p>183,8621621</text:p>
          </table:table-cell>
          <table:table-cell table:formula="of:=[.F526]*100" office:value-type="float" office:value="193.4199445" calcext:value-type="float">
            <text:p>193,4199445</text:p>
          </table:table-cell>
          <table:table-cell table:formula="of:=[.G526]*100" office:value-type="float" office:value="-202.7608368" calcext:value-type="float">
            <text:p>-202,7608368</text:p>
          </table:table-cell>
          <table:table-cell/>
          <table:table-cell table:formula="of:=[.I526]*0.067" office:value-type="float" office:value="12.3187648607" calcext:value-type="float">
            <text:p>12,3187648607</text:p>
          </table:table-cell>
          <table:table-cell table:formula="of:=[.J526]*0.067" office:value-type="float" office:value="12.9591362815" calcext:value-type="float">
            <text:p>12,9591362815</text:p>
          </table:table-cell>
          <table:table-cell table:formula="of:=[.K526]*0.067" office:value-type="float" office:value="-13.5849760656" calcext:value-type="float">
            <text:p>-13,58497606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0.456325566" calcext:value-type="float">
            <text:p>0,456325566</text:p>
          </table:table-cell>
          <table:table-cell office:value-type="float" office:value="-1.492821663" calcext:value-type="float">
            <text:p>-1,492821663</text:p>
          </table:table-cell>
          <table:table-cell/>
          <table:table-cell table:formula="of:=[.E527]*100" office:value-type="float" office:value="0" calcext:value-type="float">
            <text:p>0</text:p>
          </table:table-cell>
          <table:table-cell table:formula="of:=[.F527]*100" office:value-type="float" office:value="45.6325566" calcext:value-type="float">
            <text:p>45,6325566</text:p>
          </table:table-cell>
          <table:table-cell table:formula="of:=[.G527]*100" office:value-type="float" office:value="-149.2821663" calcext:value-type="float">
            <text:p>-149,2821663</text:p>
          </table:table-cell>
          <table:table-cell/>
          <table:table-cell table:formula="of:=[.I527]*0.067" office:value-type="float" office:value="0" calcext:value-type="float">
            <text:p>0</text:p>
          </table:table-cell>
          <table:table-cell table:formula="of:=[.J527]*0.067" office:value-type="float" office:value="3.0573812922" calcext:value-type="float">
            <text:p>3,0573812922</text:p>
          </table:table-cell>
          <table:table-cell table:formula="of:=[.K527]*0.067" office:value-type="float" office:value="-10.0019051421" calcext:value-type="float">
            <text:p>-10,0019051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" calcext:value-type="float">
            <text:p>0</text:p>
          </table:table-cell>
          <table:table-cell office:value-type="float" office:value="0.954977161" calcext:value-type="float">
            <text:p>0,954977161</text:p>
          </table:table-cell>
          <table:table-cell office:value-type="float" office:value="-2.274636782" calcext:value-type="float">
            <text:p>-2,274636782</text:p>
          </table:table-cell>
          <table:table-cell/>
          <table:table-cell table:formula="of:=[.E528]*100" office:value-type="float" office:value="0" calcext:value-type="float">
            <text:p>0</text:p>
          </table:table-cell>
          <table:table-cell table:formula="of:=[.F528]*100" office:value-type="float" office:value="95.4977161" calcext:value-type="float">
            <text:p>95,4977161</text:p>
          </table:table-cell>
          <table:table-cell table:formula="of:=[.G528]*100" office:value-type="float" office:value="-227.4636782" calcext:value-type="float">
            <text:p>-227,4636782</text:p>
          </table:table-cell>
          <table:table-cell/>
          <table:table-cell table:formula="of:=[.I528]*0.067" office:value-type="float" office:value="0" calcext:value-type="float">
            <text:p>0</text:p>
          </table:table-cell>
          <table:table-cell table:formula="of:=[.J528]*0.067" office:value-type="float" office:value="6.3983469787" calcext:value-type="float">
            <text:p>6,3983469787</text:p>
          </table:table-cell>
          <table:table-cell table:formula="of:=[.K528]*0.067" office:value-type="float" office:value="-15.2400664394" calcext:value-type="float">
            <text:p>-15,24006643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0.046490044" calcext:value-type="float">
            <text:p>-0,046490044</text:p>
          </table:table-cell>
          <table:table-cell office:value-type="float" office:value="1.032728997" calcext:value-type="float">
            <text:p>1,032728997</text:p>
          </table:table-cell>
          <table:table-cell office:value-type="float" office:value="-2.270201843" calcext:value-type="float">
            <text:p>-2,270201843</text:p>
          </table:table-cell>
          <table:table-cell/>
          <table:table-cell table:formula="of:=[.E529]*100" office:value-type="float" office:value="-4.6490044" calcext:value-type="float">
            <text:p>-4,6490044</text:p>
          </table:table-cell>
          <table:table-cell table:formula="of:=[.F529]*100" office:value-type="float" office:value="103.2728997" calcext:value-type="float">
            <text:p>103,2728997</text:p>
          </table:table-cell>
          <table:table-cell table:formula="of:=[.G529]*100" office:value-type="float" office:value="-227.0201843" calcext:value-type="float">
            <text:p>-227,0201843</text:p>
          </table:table-cell>
          <table:table-cell/>
          <table:table-cell table:formula="of:=[.I529]*0.067" office:value-type="float" office:value="-0.3114832948" calcext:value-type="float">
            <text:p>-0,3114832948</text:p>
          </table:table-cell>
          <table:table-cell table:formula="of:=[.J529]*0.067" office:value-type="float" office:value="6.9192842799" calcext:value-type="float">
            <text:p>6,9192842799</text:p>
          </table:table-cell>
          <table:table-cell table:formula="of:=[.K529]*0.067" office:value-type="float" office:value="-15.2103523481" calcext:value-type="float">
            <text:p>-15,21035234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0.406173002" calcext:value-type="float">
            <text:p>-0,406173002</text:p>
          </table:table-cell>
          <table:table-cell office:value-type="float" office:value="0.948749151" calcext:value-type="float">
            <text:p>0,948749151</text:p>
          </table:table-cell>
          <table:table-cell office:value-type="float" office:value="-2.082622838" calcext:value-type="float">
            <text:p>-2,082622838</text:p>
          </table:table-cell>
          <table:table-cell/>
          <table:table-cell table:formula="of:=[.E530]*100" office:value-type="float" office:value="-40.6173002" calcext:value-type="float">
            <text:p>-40,6173002</text:p>
          </table:table-cell>
          <table:table-cell table:formula="of:=[.F530]*100" office:value-type="float" office:value="94.8749151" calcext:value-type="float">
            <text:p>94,8749151</text:p>
          </table:table-cell>
          <table:table-cell table:formula="of:=[.G530]*100" office:value-type="float" office:value="-208.2622838" calcext:value-type="float">
            <text:p>-208,2622838</text:p>
          </table:table-cell>
          <table:table-cell/>
          <table:table-cell table:formula="of:=[.I530]*0.067" office:value-type="float" office:value="-2.7213591134" calcext:value-type="float">
            <text:p>-2,7213591134</text:p>
          </table:table-cell>
          <table:table-cell table:formula="of:=[.J530]*0.067" office:value-type="float" office:value="6.3566193117" calcext:value-type="float">
            <text:p>6,3566193117</text:p>
          </table:table-cell>
          <table:table-cell table:formula="of:=[.K530]*0.067" office:value-type="float" office:value="-13.9535730146" calcext:value-type="float">
            <text:p>-13,95357301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1.359278569" calcext:value-type="float">
            <text:p>-1,359278569</text:p>
          </table:table-cell>
          <table:table-cell office:value-type="float" office:value="0.390152808" calcext:value-type="float">
            <text:p>0,390152808</text:p>
          </table:table-cell>
          <table:table-cell office:value-type="float" office:value="-2.345318046" calcext:value-type="float">
            <text:p>-2,345318046</text:p>
          </table:table-cell>
          <table:table-cell/>
          <table:table-cell table:formula="of:=[.E531]*100" office:value-type="float" office:value="-135.9278569" calcext:value-type="float">
            <text:p>-135,9278569</text:p>
          </table:table-cell>
          <table:table-cell table:formula="of:=[.F531]*100" office:value-type="float" office:value="39.0152808" calcext:value-type="float">
            <text:p>39,0152808</text:p>
          </table:table-cell>
          <table:table-cell table:formula="of:=[.G531]*100" office:value-type="float" office:value="-234.5318046" calcext:value-type="float">
            <text:p>-234,5318046</text:p>
          </table:table-cell>
          <table:table-cell/>
          <table:table-cell table:formula="of:=[.I531]*0.067" office:value-type="float" office:value="-9.1071664123" calcext:value-type="float">
            <text:p>-9,1071664123</text:p>
          </table:table-cell>
          <table:table-cell table:formula="of:=[.J531]*0.067" office:value-type="float" office:value="2.6140238136" calcext:value-type="float">
            <text:p>2,6140238136</text:p>
          </table:table-cell>
          <table:table-cell table:formula="of:=[.K531]*0.067" office:value-type="float" office:value="-15.7136309082" calcext:value-type="float">
            <text:p>-15,71363090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.701206015" calcext:value-type="float">
            <text:p>-1,701206015</text:p>
          </table:table-cell>
          <table:table-cell office:value-type="float" office:value="1.370510461" calcext:value-type="float">
            <text:p>1,370510461</text:p>
          </table:table-cell>
          <table:table-cell office:value-type="float" office:value="-3.083506159" calcext:value-type="float">
            <text:p>-3,083506159</text:p>
          </table:table-cell>
          <table:table-cell/>
          <table:table-cell table:formula="of:=[.E532]*100" office:value-type="float" office:value="-170.1206015" calcext:value-type="float">
            <text:p>-170,1206015</text:p>
          </table:table-cell>
          <table:table-cell table:formula="of:=[.F532]*100" office:value-type="float" office:value="137.0510461" calcext:value-type="float">
            <text:p>137,0510461</text:p>
          </table:table-cell>
          <table:table-cell table:formula="of:=[.G532]*100" office:value-type="float" office:value="-308.3506159" calcext:value-type="float">
            <text:p>-308,3506159</text:p>
          </table:table-cell>
          <table:table-cell/>
          <table:table-cell table:formula="of:=[.I532]*0.067" office:value-type="float" office:value="-11.3980803005" calcext:value-type="float">
            <text:p>-11,3980803005</text:p>
          </table:table-cell>
          <table:table-cell table:formula="of:=[.J532]*0.067" office:value-type="float" office:value="9.1824200887" calcext:value-type="float">
            <text:p>9,1824200887</text:p>
          </table:table-cell>
          <table:table-cell table:formula="of:=[.K532]*0.067" office:value-type="float" office:value="-20.6594912653" calcext:value-type="float">
            <text:p>-20,65949126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2.419265323" calcext:value-type="float">
            <text:p>-2,419265323</text:p>
          </table:table-cell>
          <table:table-cell office:value-type="float" office:value="1.336342278" calcext:value-type="float">
            <text:p>1,336342278</text:p>
          </table:table-cell>
          <table:table-cell office:value-type="float" office:value="-2.868093165" calcext:value-type="float">
            <text:p>-2,868093165</text:p>
          </table:table-cell>
          <table:table-cell/>
          <table:table-cell table:formula="of:=[.E533]*100" office:value-type="float" office:value="-241.9265323" calcext:value-type="float">
            <text:p>-241,9265323</text:p>
          </table:table-cell>
          <table:table-cell table:formula="of:=[.F533]*100" office:value-type="float" office:value="133.6342278" calcext:value-type="float">
            <text:p>133,6342278</text:p>
          </table:table-cell>
          <table:table-cell table:formula="of:=[.G533]*100" office:value-type="float" office:value="-286.8093165" calcext:value-type="float">
            <text:p>-286,8093165</text:p>
          </table:table-cell>
          <table:table-cell/>
          <table:table-cell table:formula="of:=[.I533]*0.067" office:value-type="float" office:value="-16.2090776641" calcext:value-type="float">
            <text:p>-16,2090776641</text:p>
          </table:table-cell>
          <table:table-cell table:formula="of:=[.J533]*0.067" office:value-type="float" office:value="8.9534932626" calcext:value-type="float">
            <text:p>8,9534932626</text:p>
          </table:table-cell>
          <table:table-cell table:formula="of:=[.K533]*0.067" office:value-type="float" office:value="-19.2162242055" calcext:value-type="float">
            <text:p>-19,21622420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.74786497" calcext:value-type="float">
            <text:p>-2,74786497</text:p>
          </table:table-cell>
          <table:table-cell office:value-type="float" office:value="0.765883875" calcext:value-type="float">
            <text:p>0,765883875</text:p>
          </table:table-cell>
          <table:table-cell office:value-type="float" office:value="-4.243464943" calcext:value-type="float">
            <text:p>-4,243464943</text:p>
          </table:table-cell>
          <table:table-cell/>
          <table:table-cell table:formula="of:=[.E534]*100" office:value-type="float" office:value="-274.786497" calcext:value-type="float">
            <text:p>-274,786497</text:p>
          </table:table-cell>
          <table:table-cell table:formula="of:=[.F534]*100" office:value-type="float" office:value="76.5883875" calcext:value-type="float">
            <text:p>76,5883875</text:p>
          </table:table-cell>
          <table:table-cell table:formula="of:=[.G534]*100" office:value-type="float" office:value="-424.3464943" calcext:value-type="float">
            <text:p>-424,3464943</text:p>
          </table:table-cell>
          <table:table-cell/>
          <table:table-cell table:formula="of:=[.I534]*0.067" office:value-type="float" office:value="-18.410695299" calcext:value-type="float">
            <text:p>-18,410695299</text:p>
          </table:table-cell>
          <table:table-cell table:formula="of:=[.J534]*0.067" office:value-type="float" office:value="5.1314219625" calcext:value-type="float">
            <text:p>5,1314219625</text:p>
          </table:table-cell>
          <table:table-cell table:formula="of:=[.K534]*0.067" office:value-type="float" office:value="-28.4312151181" calcext:value-type="float">
            <text:p>-28,431215118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.065691687" calcext:value-type="float">
            <text:p>-2,065691687</text:p>
          </table:table-cell>
          <table:table-cell office:value-type="float" office:value="2.036628399" calcext:value-type="float">
            <text:p>2,036628399</text:p>
          </table:table-cell>
          <table:table-cell office:value-type="float" office:value="-4.92812717" calcext:value-type="float">
            <text:p>-4,92812717</text:p>
          </table:table-cell>
          <table:table-cell/>
          <table:table-cell table:formula="of:=[.E535]*100" office:value-type="float" office:value="-206.5691687" calcext:value-type="float">
            <text:p>-206,5691687</text:p>
          </table:table-cell>
          <table:table-cell table:formula="of:=[.F535]*100" office:value-type="float" office:value="203.6628399" calcext:value-type="float">
            <text:p>203,6628399</text:p>
          </table:table-cell>
          <table:table-cell table:formula="of:=[.G535]*100" office:value-type="float" office:value="-492.812717" calcext:value-type="float">
            <text:p>-492,812717</text:p>
          </table:table-cell>
          <table:table-cell/>
          <table:table-cell table:formula="of:=[.I535]*0.067" office:value-type="float" office:value="-13.8401343029" calcext:value-type="float">
            <text:p>-13,8401343029</text:p>
          </table:table-cell>
          <table:table-cell table:formula="of:=[.J535]*0.067" office:value-type="float" office:value="13.6454102733" calcext:value-type="float">
            <text:p>13,6454102733</text:p>
          </table:table-cell>
          <table:table-cell table:formula="of:=[.K535]*0.067" office:value-type="float" office:value="-33.018452039" calcext:value-type="float">
            <text:p>-33,0184520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.91950025" calcext:value-type="float">
            <text:p>-2,91950025</text:p>
          </table:table-cell>
          <table:table-cell office:value-type="float" office:value="2.658991019" calcext:value-type="float">
            <text:p>2,658991019</text:p>
          </table:table-cell>
          <table:table-cell office:value-type="float" office:value="-5.153764169" calcext:value-type="float">
            <text:p>-5,153764169</text:p>
          </table:table-cell>
          <table:table-cell/>
          <table:table-cell table:formula="of:=[.E536]*100" office:value-type="float" office:value="-291.950025" calcext:value-type="float">
            <text:p>-291,950025</text:p>
          </table:table-cell>
          <table:table-cell table:formula="of:=[.F536]*100" office:value-type="float" office:value="265.8991019" calcext:value-type="float">
            <text:p>265,8991019</text:p>
          </table:table-cell>
          <table:table-cell table:formula="of:=[.G536]*100" office:value-type="float" office:value="-515.3764169" calcext:value-type="float">
            <text:p>-515,3764169</text:p>
          </table:table-cell>
          <table:table-cell/>
          <table:table-cell table:formula="of:=[.I536]*0.067" office:value-type="float" office:value="-19.560651675" calcext:value-type="float">
            <text:p>-19,560651675</text:p>
          </table:table-cell>
          <table:table-cell table:formula="of:=[.J536]*0.067" office:value-type="float" office:value="17.8152398273" calcext:value-type="float">
            <text:p>17,8152398273</text:p>
          </table:table-cell>
          <table:table-cell table:formula="of:=[.K536]*0.067" office:value-type="float" office:value="-34.5302199323" calcext:value-type="float">
            <text:p>-34,53021993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2.900454383" calcext:value-type="float">
            <text:p>-2,900454383</text:p>
          </table:table-cell>
          <table:table-cell office:value-type="float" office:value="3.007704001" calcext:value-type="float">
            <text:p>3,007704001</text:p>
          </table:table-cell>
          <table:table-cell office:value-type="float" office:value="-6.652043989" calcext:value-type="float">
            <text:p>-6,652043989</text:p>
          </table:table-cell>
          <table:table-cell/>
          <table:table-cell table:formula="of:=[.E537]*100" office:value-type="float" office:value="-290.0454383" calcext:value-type="float">
            <text:p>-290,0454383</text:p>
          </table:table-cell>
          <table:table-cell table:formula="of:=[.F537]*100" office:value-type="float" office:value="300.7704001" calcext:value-type="float">
            <text:p>300,7704001</text:p>
          </table:table-cell>
          <table:table-cell table:formula="of:=[.G537]*100" office:value-type="float" office:value="-665.2043989" calcext:value-type="float">
            <text:p>-665,2043989</text:p>
          </table:table-cell>
          <table:table-cell/>
          <table:table-cell table:formula="of:=[.I537]*0.067" office:value-type="float" office:value="-19.4330443661" calcext:value-type="float">
            <text:p>-19,4330443661</text:p>
          </table:table-cell>
          <table:table-cell table:formula="of:=[.J537]*0.067" office:value-type="float" office:value="20.1516168067" calcext:value-type="float">
            <text:p>20,1516168067</text:p>
          </table:table-cell>
          <table:table-cell table:formula="of:=[.K537]*0.067" office:value-type="float" office:value="-44.5686947263" calcext:value-type="float">
            <text:p>-44,56869472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.848132182" calcext:value-type="float">
            <text:p>-1,848132182</text:p>
          </table:table-cell>
          <table:table-cell office:value-type="float" office:value="3.457560714" calcext:value-type="float">
            <text:p>3,457560714</text:p>
          </table:table-cell>
          <table:table-cell office:value-type="float" office:value="-7.321166877" calcext:value-type="float">
            <text:p>-7,321166877</text:p>
          </table:table-cell>
          <table:table-cell/>
          <table:table-cell table:formula="of:=[.E538]*100" office:value-type="float" office:value="-184.8132182" calcext:value-type="float">
            <text:p>-184,8132182</text:p>
          </table:table-cell>
          <table:table-cell table:formula="of:=[.F538]*100" office:value-type="float" office:value="345.7560714" calcext:value-type="float">
            <text:p>345,7560714</text:p>
          </table:table-cell>
          <table:table-cell table:formula="of:=[.G538]*100" office:value-type="float" office:value="-732.1166877" calcext:value-type="float">
            <text:p>-732,1166877</text:p>
          </table:table-cell>
          <table:table-cell/>
          <table:table-cell table:formula="of:=[.I538]*0.067" office:value-type="float" office:value="-12.3824856194" calcext:value-type="float">
            <text:p>-12,3824856194</text:p>
          </table:table-cell>
          <table:table-cell table:formula="of:=[.J538]*0.067" office:value-type="float" office:value="23.1656567838" calcext:value-type="float">
            <text:p>23,1656567838</text:p>
          </table:table-cell>
          <table:table-cell table:formula="of:=[.K538]*0.067" office:value-type="float" office:value="-49.0518180759" calcext:value-type="float">
            <text:p>-49,051818075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2.154587486" calcext:value-type="float">
            <text:p>-2,154587486</text:p>
          </table:table-cell>
          <table:table-cell office:value-type="float" office:value="3.586527811" calcext:value-type="float">
            <text:p>3,586527811</text:p>
          </table:table-cell>
          <table:table-cell office:value-type="float" office:value="-7.602637856" calcext:value-type="float">
            <text:p>-7,602637856</text:p>
          </table:table-cell>
          <table:table-cell/>
          <table:table-cell table:formula="of:=[.E539]*100" office:value-type="float" office:value="-215.4587486" calcext:value-type="float">
            <text:p>-215,4587486</text:p>
          </table:table-cell>
          <table:table-cell table:formula="of:=[.F539]*100" office:value-type="float" office:value="358.6527811" calcext:value-type="float">
            <text:p>358,6527811</text:p>
          </table:table-cell>
          <table:table-cell table:formula="of:=[.G539]*100" office:value-type="float" office:value="-760.2637856" calcext:value-type="float">
            <text:p>-760,2637856</text:p>
          </table:table-cell>
          <table:table-cell/>
          <table:table-cell table:formula="of:=[.I539]*0.067" office:value-type="float" office:value="-14.4357361562" calcext:value-type="float">
            <text:p>-14,4357361562</text:p>
          </table:table-cell>
          <table:table-cell table:formula="of:=[.J539]*0.067" office:value-type="float" office:value="24.0297363337" calcext:value-type="float">
            <text:p>24,0297363337</text:p>
          </table:table-cell>
          <table:table-cell table:formula="of:=[.K539]*0.067" office:value-type="float" office:value="-50.9376736352" calcext:value-type="float">
            <text:p>-50,93767363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.988802674" calcext:value-type="float">
            <text:p>-1,988802674</text:p>
          </table:table-cell>
          <table:table-cell office:value-type="float" office:value="3.727626595" calcext:value-type="float">
            <text:p>3,727626595</text:p>
          </table:table-cell>
          <table:table-cell office:value-type="float" office:value="-8.621064577" calcext:value-type="float">
            <text:p>-8,621064577</text:p>
          </table:table-cell>
          <table:table-cell/>
          <table:table-cell table:formula="of:=[.E540]*100" office:value-type="float" office:value="-198.8802674" calcext:value-type="float">
            <text:p>-198,8802674</text:p>
          </table:table-cell>
          <table:table-cell table:formula="of:=[.F540]*100" office:value-type="float" office:value="372.7626595" calcext:value-type="float">
            <text:p>372,7626595</text:p>
          </table:table-cell>
          <table:table-cell table:formula="of:=[.G540]*100" office:value-type="float" office:value="-862.1064577" calcext:value-type="float">
            <text:p>-862,1064577</text:p>
          </table:table-cell>
          <table:table-cell/>
          <table:table-cell table:formula="of:=[.I540]*0.067" office:value-type="float" office:value="-13.3249779158" calcext:value-type="float">
            <text:p>-13,3249779158</text:p>
          </table:table-cell>
          <table:table-cell table:formula="of:=[.J540]*0.067" office:value-type="float" office:value="24.9750981865" calcext:value-type="float">
            <text:p>24,9750981865</text:p>
          </table:table-cell>
          <table:table-cell table:formula="of:=[.K540]*0.067" office:value-type="float" office:value="-57.7611326659" calcext:value-type="float">
            <text:p>-57,76113266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0.827237731" calcext:value-type="float">
            <text:p>-0,827237731</text:p>
          </table:table-cell>
          <table:table-cell office:value-type="float" office:value="3.968410692" calcext:value-type="float">
            <text:p>3,968410692</text:p>
          </table:table-cell>
          <table:table-cell office:value-type="float" office:value="-9.144153683" calcext:value-type="float">
            <text:p>-9,144153683</text:p>
          </table:table-cell>
          <table:table-cell/>
          <table:table-cell table:formula="of:=[.E541]*100" office:value-type="float" office:value="-82.7237731" calcext:value-type="float">
            <text:p>-82,7237731</text:p>
          </table:table-cell>
          <table:table-cell table:formula="of:=[.F541]*100" office:value-type="float" office:value="396.8410692" calcext:value-type="float">
            <text:p>396,8410692</text:p>
          </table:table-cell>
          <table:table-cell table:formula="of:=[.G541]*100" office:value-type="float" office:value="-914.4153683" calcext:value-type="float">
            <text:p>-914,4153683</text:p>
          </table:table-cell>
          <table:table-cell/>
          <table:table-cell table:formula="of:=[.I541]*0.067" office:value-type="float" office:value="-5.5424927977" calcext:value-type="float">
            <text:p>-5,5424927977</text:p>
          </table:table-cell>
          <table:table-cell table:formula="of:=[.J541]*0.067" office:value-type="float" office:value="26.5883516364" calcext:value-type="float">
            <text:p>26,5883516364</text:p>
          </table:table-cell>
          <table:table-cell table:formula="of:=[.K541]*0.067" office:value-type="float" office:value="-61.2658296761" calcext:value-type="float">
            <text:p>-61,265829676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0.135506197" calcext:value-type="float">
            <text:p>-0,135506197</text:p>
          </table:table-cell>
          <table:table-cell office:value-type="float" office:value="3.990136028" calcext:value-type="float">
            <text:p>3,990136028</text:p>
          </table:table-cell>
          <table:table-cell office:value-type="float" office:value="-9.117506941" calcext:value-type="float">
            <text:p>-9,117506941</text:p>
          </table:table-cell>
          <table:table-cell/>
          <table:table-cell table:formula="of:=[.E542]*100" office:value-type="float" office:value="-13.5506197" calcext:value-type="float">
            <text:p>-13,5506197</text:p>
          </table:table-cell>
          <table:table-cell table:formula="of:=[.F542]*100" office:value-type="float" office:value="399.0136028" calcext:value-type="float">
            <text:p>399,0136028</text:p>
          </table:table-cell>
          <table:table-cell table:formula="of:=[.G542]*100" office:value-type="float" office:value="-911.7506941" calcext:value-type="float">
            <text:p>-911,7506941</text:p>
          </table:table-cell>
          <table:table-cell/>
          <table:table-cell table:formula="of:=[.I542]*0.067" office:value-type="float" office:value="-0.9078915199" calcext:value-type="float">
            <text:p>-0,9078915199</text:p>
          </table:table-cell>
          <table:table-cell table:formula="of:=[.J542]*0.067" office:value-type="float" office:value="26.7339113876" calcext:value-type="float">
            <text:p>26,7339113876</text:p>
          </table:table-cell>
          <table:table-cell table:formula="of:=[.K542]*0.067" office:value-type="float" office:value="-61.0872965047" calcext:value-type="float">
            <text:p>-61,08729650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0.15749417" calcext:value-type="float">
            <text:p>0,15749417</text:p>
          </table:table-cell>
          <table:table-cell office:value-type="float" office:value="3.833314231" calcext:value-type="float">
            <text:p>3,833314231</text:p>
          </table:table-cell>
          <table:table-cell office:value-type="float" office:value="-9.044443361" calcext:value-type="float">
            <text:p>-9,044443361</text:p>
          </table:table-cell>
          <table:table-cell/>
          <table:table-cell table:formula="of:=[.E543]*100" office:value-type="float" office:value="15.749417" calcext:value-type="float">
            <text:p>15,749417</text:p>
          </table:table-cell>
          <table:table-cell table:formula="of:=[.F543]*100" office:value-type="float" office:value="383.3314231" calcext:value-type="float">
            <text:p>383,3314231</text:p>
          </table:table-cell>
          <table:table-cell table:formula="of:=[.G543]*100" office:value-type="float" office:value="-904.4443361" calcext:value-type="float">
            <text:p>-904,4443361</text:p>
          </table:table-cell>
          <table:table-cell/>
          <table:table-cell table:formula="of:=[.I543]*0.067" office:value-type="float" office:value="1.055210939" calcext:value-type="float">
            <text:p>1,055210939</text:p>
          </table:table-cell>
          <table:table-cell table:formula="of:=[.J543]*0.067" office:value-type="float" office:value="25.6832053477" calcext:value-type="float">
            <text:p>25,6832053477</text:p>
          </table:table-cell>
          <table:table-cell table:formula="of:=[.K543]*0.067" office:value-type="float" office:value="-60.5977705187" calcext:value-type="float">
            <text:p>-60,597770518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0.71664918" calcext:value-type="float">
            <text:p>0,71664918</text:p>
          </table:table-cell>
          <table:table-cell office:value-type="float" office:value="3.731851744" calcext:value-type="float">
            <text:p>3,731851744</text:p>
          </table:table-cell>
          <table:table-cell office:value-type="float" office:value="-9.000820554" calcext:value-type="float">
            <text:p>-9,000820554</text:p>
          </table:table-cell>
          <table:table-cell/>
          <table:table-cell table:formula="of:=[.E544]*100" office:value-type="float" office:value="71.664918" calcext:value-type="float">
            <text:p>71,664918</text:p>
          </table:table-cell>
          <table:table-cell table:formula="of:=[.F544]*100" office:value-type="float" office:value="373.1851744" calcext:value-type="float">
            <text:p>373,1851744</text:p>
          </table:table-cell>
          <table:table-cell table:formula="of:=[.G544]*100" office:value-type="float" office:value="-900.0820554" calcext:value-type="float">
            <text:p>-900,0820554</text:p>
          </table:table-cell>
          <table:table-cell/>
          <table:table-cell table:formula="of:=[.I544]*0.067" office:value-type="float" office:value="4.801549506" calcext:value-type="float">
            <text:p>4,801549506</text:p>
          </table:table-cell>
          <table:table-cell table:formula="of:=[.J544]*0.067" office:value-type="float" office:value="25.0034066848" calcext:value-type="float">
            <text:p>25,0034066848</text:p>
          </table:table-cell>
          <table:table-cell table:formula="of:=[.K544]*0.067" office:value-type="float" office:value="-60.3054977118" calcext:value-type="float">
            <text:p>-60,3054977118</text:p>
          </table:table-cell>
        </table:table-row>
        <table:table-row table:style-name="ro1">
          <table:table-cell table:number-columns-repeated="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.691935442" calcext:value-type="float">
            <text:p>1,691935442</text:p>
          </table:table-cell>
          <table:table-cell office:value-type="float" office:value="3.606181243" calcext:value-type="float">
            <text:p>3,606181243</text:p>
          </table:table-cell>
          <table:table-cell office:value-type="float" office:value="-8.64610511" calcext:value-type="float">
            <text:p>-8,64610511</text:p>
          </table:table-cell>
          <table:table-cell/>
          <table:table-cell table:formula="of:=[.E545]*100" office:value-type="float" office:value="169.1935442" calcext:value-type="float">
            <text:p>169,1935442</text:p>
          </table:table-cell>
          <table:table-cell table:formula="of:=[.F545]*100" office:value-type="float" office:value="360.6181243" calcext:value-type="float">
            <text:p>360,6181243</text:p>
          </table:table-cell>
          <table:table-cell table:formula="of:=[.G545]*100" office:value-type="float" office:value="-864.610511" calcext:value-type="float">
            <text:p>-864,610511</text:p>
          </table:table-cell>
          <table:table-cell/>
          <table:table-cell table:formula="of:=[.I545]*0.067" office:value-type="float" office:value="11.3359674614" calcext:value-type="float">
            <text:p>11,3359674614</text:p>
          </table:table-cell>
          <table:table-cell table:formula="of:=[.J545]*0.067" office:value-type="float" office:value="24.1614143281" calcext:value-type="float">
            <text:p>24,1614143281</text:p>
          </table:table-cell>
          <table:table-cell table:formula="of:=[.K545]*0.067" office:value-type="float" office:value="-57.928904237" calcext:value-type="float">
            <text:p>-57,92890423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.915718754" calcext:value-type="float">
            <text:p>1,915718754</text:p>
          </table:table-cell>
          <table:table-cell office:value-type="float" office:value="3.348881294" calcext:value-type="float">
            <text:p>3,348881294</text:p>
          </table:table-cell>
          <table:table-cell office:value-type="float" office:value="-7.812267181" calcext:value-type="float">
            <text:p>-7,812267181</text:p>
          </table:table-cell>
          <table:table-cell/>
          <table:table-cell table:formula="of:=[.E546]*100" office:value-type="float" office:value="191.5718754" calcext:value-type="float">
            <text:p>191,5718754</text:p>
          </table:table-cell>
          <table:table-cell table:formula="of:=[.F546]*100" office:value-type="float" office:value="334.8881294" calcext:value-type="float">
            <text:p>334,8881294</text:p>
          </table:table-cell>
          <table:table-cell table:formula="of:=[.G546]*100" office:value-type="float" office:value="-781.2267181" calcext:value-type="float">
            <text:p>-781,2267181</text:p>
          </table:table-cell>
          <table:table-cell/>
          <table:table-cell table:formula="of:=[.I546]*0.067" office:value-type="float" office:value="12.8353156518" calcext:value-type="float">
            <text:p>12,8353156518</text:p>
          </table:table-cell>
          <table:table-cell table:formula="of:=[.J546]*0.067" office:value-type="float" office:value="22.4375046698" calcext:value-type="float">
            <text:p>22,4375046698</text:p>
          </table:table-cell>
          <table:table-cell table:formula="of:=[.K546]*0.067" office:value-type="float" office:value="-52.3421901127" calcext:value-type="float">
            <text:p>-52,34219011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.753078132" calcext:value-type="float">
            <text:p>1,753078132</text:p>
          </table:table-cell>
          <table:table-cell office:value-type="float" office:value="3.4777715" calcext:value-type="float">
            <text:p>3,4777715</text:p>
          </table:table-cell>
          <table:table-cell office:value-type="float" office:value="-7.446419687" calcext:value-type="float">
            <text:p>-7,446419687</text:p>
          </table:table-cell>
          <table:table-cell/>
          <table:table-cell table:formula="of:=[.E547]*100" office:value-type="float" office:value="175.3078132" calcext:value-type="float">
            <text:p>175,3078132</text:p>
          </table:table-cell>
          <table:table-cell table:formula="of:=[.F547]*100" office:value-type="float" office:value="347.77715" calcext:value-type="float">
            <text:p>347,77715</text:p>
          </table:table-cell>
          <table:table-cell table:formula="of:=[.G547]*100" office:value-type="float" office:value="-744.6419687" calcext:value-type="float">
            <text:p>-744,6419687</text:p>
          </table:table-cell>
          <table:table-cell/>
          <table:table-cell table:formula="of:=[.I547]*0.067" office:value-type="float" office:value="11.7456234844" calcext:value-type="float">
            <text:p>11,7456234844</text:p>
          </table:table-cell>
          <table:table-cell table:formula="of:=[.J547]*0.067" office:value-type="float" office:value="23.30106905" calcext:value-type="float">
            <text:p>23,30106905</text:p>
          </table:table-cell>
          <table:table-cell table:formula="of:=[.K547]*0.067" office:value-type="float" office:value="-49.8910119029" calcext:value-type="float">
            <text:p>-49,8910119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2.42816494" calcext:value-type="float">
            <text:p>2,42816494</text:p>
          </table:table-cell>
          <table:table-cell office:value-type="float" office:value="3.760844021" calcext:value-type="float">
            <text:p>3,760844021</text:p>
          </table:table-cell>
          <table:table-cell office:value-type="float" office:value="-6.825185873" calcext:value-type="float">
            <text:p>-6,825185873</text:p>
          </table:table-cell>
          <table:table-cell/>
          <table:table-cell table:formula="of:=[.E548]*100" office:value-type="float" office:value="242.816494" calcext:value-type="float">
            <text:p>242,816494</text:p>
          </table:table-cell>
          <table:table-cell table:formula="of:=[.F548]*100" office:value-type="float" office:value="376.0844021" calcext:value-type="float">
            <text:p>376,0844021</text:p>
          </table:table-cell>
          <table:table-cell table:formula="of:=[.G548]*100" office:value-type="float" office:value="-682.5185873" calcext:value-type="float">
            <text:p>-682,5185873</text:p>
          </table:table-cell>
          <table:table-cell/>
          <table:table-cell table:formula="of:=[.I548]*0.067" office:value-type="float" office:value="16.268705098" calcext:value-type="float">
            <text:p>16,268705098</text:p>
          </table:table-cell>
          <table:table-cell table:formula="of:=[.J548]*0.067" office:value-type="float" office:value="25.1976549407" calcext:value-type="float">
            <text:p>25,1976549407</text:p>
          </table:table-cell>
          <table:table-cell table:formula="of:=[.K548]*0.067" office:value-type="float" office:value="-45.7287453491" calcext:value-type="float">
            <text:p>-45,728745349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2.591494582" calcext:value-type="float">
            <text:p>2,591494582</text:p>
          </table:table-cell>
          <table:table-cell office:value-type="float" office:value="2.909604594" calcext:value-type="float">
            <text:p>2,909604594</text:p>
          </table:table-cell>
          <table:table-cell office:value-type="float" office:value="-5.707840748" calcext:value-type="float">
            <text:p>-5,707840748</text:p>
          </table:table-cell>
          <table:table-cell/>
          <table:table-cell table:formula="of:=[.E549]*100" office:value-type="float" office:value="259.1494582" calcext:value-type="float">
            <text:p>259,1494582</text:p>
          </table:table-cell>
          <table:table-cell table:formula="of:=[.F549]*100" office:value-type="float" office:value="290.9604594" calcext:value-type="float">
            <text:p>290,9604594</text:p>
          </table:table-cell>
          <table:table-cell table:formula="of:=[.G549]*100" office:value-type="float" office:value="-570.7840748" calcext:value-type="float">
            <text:p>-570,7840748</text:p>
          </table:table-cell>
          <table:table-cell/>
          <table:table-cell table:formula="of:=[.I549]*0.067" office:value-type="float" office:value="17.3630136994" calcext:value-type="float">
            <text:p>17,3630136994</text:p>
          </table:table-cell>
          <table:table-cell table:formula="of:=[.J549]*0.067" office:value-type="float" office:value="19.4943507798" calcext:value-type="float">
            <text:p>19,4943507798</text:p>
          </table:table-cell>
          <table:table-cell table:formula="of:=[.K549]*0.067" office:value-type="float" office:value="-38.2425330116" calcext:value-type="float">
            <text:p>-38,242533011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2.545656385" calcext:value-type="float">
            <text:p>2,545656385</text:p>
          </table:table-cell>
          <table:table-cell office:value-type="float" office:value="2.671302512" calcext:value-type="float">
            <text:p>2,671302512</text:p>
          </table:table-cell>
          <table:table-cell office:value-type="float" office:value="-5.217795505" calcext:value-type="float">
            <text:p>-5,217795505</text:p>
          </table:table-cell>
          <table:table-cell/>
          <table:table-cell table:formula="of:=[.E550]*100" office:value-type="float" office:value="254.5656385" calcext:value-type="float">
            <text:p>254,5656385</text:p>
          </table:table-cell>
          <table:table-cell table:formula="of:=[.F550]*100" office:value-type="float" office:value="267.1302512" calcext:value-type="float">
            <text:p>267,1302512</text:p>
          </table:table-cell>
          <table:table-cell table:formula="of:=[.G550]*100" office:value-type="float" office:value="-521.7795505" calcext:value-type="float">
            <text:p>-521,7795505</text:p>
          </table:table-cell>
          <table:table-cell/>
          <table:table-cell table:formula="of:=[.I550]*0.067" office:value-type="float" office:value="17.0558977795" calcext:value-type="float">
            <text:p>17,0558977795</text:p>
          </table:table-cell>
          <table:table-cell table:formula="of:=[.J550]*0.067" office:value-type="float" office:value="17.8977268304" calcext:value-type="float">
            <text:p>17,8977268304</text:p>
          </table:table-cell>
          <table:table-cell table:formula="of:=[.K550]*0.067" office:value-type="float" office:value="-34.9592298835" calcext:value-type="float">
            <text:p>-34,959229883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2.302877069" calcext:value-type="float">
            <text:p>2,302877069</text:p>
          </table:table-cell>
          <table:table-cell office:value-type="float" office:value="3.0124043" calcext:value-type="float">
            <text:p>3,0124043</text:p>
          </table:table-cell>
          <table:table-cell office:value-type="float" office:value="-4.10655056" calcext:value-type="float">
            <text:p>-4,10655056</text:p>
          </table:table-cell>
          <table:table-cell/>
          <table:table-cell table:formula="of:=[.E551]*100" office:value-type="float" office:value="230.2877069" calcext:value-type="float">
            <text:p>230,2877069</text:p>
          </table:table-cell>
          <table:table-cell table:formula="of:=[.F551]*100" office:value-type="float" office:value="301.24043" calcext:value-type="float">
            <text:p>301,24043</text:p>
          </table:table-cell>
          <table:table-cell table:formula="of:=[.G551]*100" office:value-type="float" office:value="-410.655056" calcext:value-type="float">
            <text:p>-410,655056</text:p>
          </table:table-cell>
          <table:table-cell/>
          <table:table-cell table:formula="of:=[.I551]*0.067" office:value-type="float" office:value="15.4292763623" calcext:value-type="float">
            <text:p>15,4292763623</text:p>
          </table:table-cell>
          <table:table-cell table:formula="of:=[.J551]*0.067" office:value-type="float" office:value="20.18310881" calcext:value-type="float">
            <text:p>20,18310881</text:p>
          </table:table-cell>
          <table:table-cell table:formula="of:=[.K551]*0.067" office:value-type="float" office:value="-27.513888752" calcext:value-type="float">
            <text:p>-27,51388875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.488368116" calcext:value-type="float">
            <text:p>1,488368116</text:p>
          </table:table-cell>
          <table:table-cell office:value-type="float" office:value="1.984812156" calcext:value-type="float">
            <text:p>1,984812156</text:p>
          </table:table-cell>
          <table:table-cell office:value-type="float" office:value="-3.518879655" calcext:value-type="float">
            <text:p>-3,518879655</text:p>
          </table:table-cell>
          <table:table-cell/>
          <table:table-cell table:formula="of:=[.E552]*100" office:value-type="float" office:value="148.8368116" calcext:value-type="float">
            <text:p>148,8368116</text:p>
          </table:table-cell>
          <table:table-cell table:formula="of:=[.F552]*100" office:value-type="float" office:value="198.4812156" calcext:value-type="float">
            <text:p>198,4812156</text:p>
          </table:table-cell>
          <table:table-cell table:formula="of:=[.G552]*100" office:value-type="float" office:value="-351.8879655" calcext:value-type="float">
            <text:p>-351,8879655</text:p>
          </table:table-cell>
          <table:table-cell/>
          <table:table-cell table:formula="of:=[.I552]*0.067" office:value-type="float" office:value="9.9720663772" calcext:value-type="float">
            <text:p>9,9720663772</text:p>
          </table:table-cell>
          <table:table-cell table:formula="of:=[.J552]*0.067" office:value-type="float" office:value="13.2982414452" calcext:value-type="float">
            <text:p>13,2982414452</text:p>
          </table:table-cell>
          <table:table-cell table:formula="of:=[.K552]*0.067" office:value-type="float" office:value="-23.5764936885" calcext:value-type="float">
            <text:p>-23,57649368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2.107607577" calcext:value-type="float">
            <text:p>2,107607577</text:p>
          </table:table-cell>
          <table:table-cell office:value-type="float" office:value="1.557480112" calcext:value-type="float">
            <text:p>1,557480112</text:p>
          </table:table-cell>
          <table:table-cell office:value-type="float" office:value="-3.625760504" calcext:value-type="float">
            <text:p>-3,625760504</text:p>
          </table:table-cell>
          <table:table-cell/>
          <table:table-cell table:formula="of:=[.E553]*100" office:value-type="float" office:value="210.7607577" calcext:value-type="float">
            <text:p>210,7607577</text:p>
          </table:table-cell>
          <table:table-cell table:formula="of:=[.F553]*100" office:value-type="float" office:value="155.7480112" calcext:value-type="float">
            <text:p>155,7480112</text:p>
          </table:table-cell>
          <table:table-cell table:formula="of:=[.G553]*100" office:value-type="float" office:value="-362.5760504" calcext:value-type="float">
            <text:p>-362,5760504</text:p>
          </table:table-cell>
          <table:table-cell/>
          <table:table-cell table:formula="of:=[.I553]*0.067" office:value-type="float" office:value="14.1209707659" calcext:value-type="float">
            <text:p>14,1209707659</text:p>
          </table:table-cell>
          <table:table-cell table:formula="of:=[.J553]*0.067" office:value-type="float" office:value="10.4351167504" calcext:value-type="float">
            <text:p>10,4351167504</text:p>
          </table:table-cell>
          <table:table-cell table:formula="of:=[.K553]*0.067" office:value-type="float" office:value="-24.2925953768" calcext:value-type="float">
            <text:p>-24,2925953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.929864807" calcext:value-type="float">
            <text:p>1,929864807</text:p>
          </table:table-cell>
          <table:table-cell office:value-type="float" office:value="1.504954952" calcext:value-type="float">
            <text:p>1,504954952</text:p>
          </table:table-cell>
          <table:table-cell office:value-type="float" office:value="-2.386515645" calcext:value-type="float">
            <text:p>-2,386515645</text:p>
          </table:table-cell>
          <table:table-cell/>
          <table:table-cell table:formula="of:=[.E554]*100" office:value-type="float" office:value="192.9864807" calcext:value-type="float">
            <text:p>192,9864807</text:p>
          </table:table-cell>
          <table:table-cell table:formula="of:=[.F554]*100" office:value-type="float" office:value="150.4954952" calcext:value-type="float">
            <text:p>150,4954952</text:p>
          </table:table-cell>
          <table:table-cell table:formula="of:=[.G554]*100" office:value-type="float" office:value="-238.6515645" calcext:value-type="float">
            <text:p>-238,6515645</text:p>
          </table:table-cell>
          <table:table-cell/>
          <table:table-cell table:formula="of:=[.I554]*0.067" office:value-type="float" office:value="12.9300942069" calcext:value-type="float">
            <text:p>12,9300942069</text:p>
          </table:table-cell>
          <table:table-cell table:formula="of:=[.J554]*0.067" office:value-type="float" office:value="10.0831981784" calcext:value-type="float">
            <text:p>10,0831981784</text:p>
          </table:table-cell>
          <table:table-cell table:formula="of:=[.K554]*0.067" office:value-type="float" office:value="-15.9896548215" calcext:value-type="float">
            <text:p>-15,989654821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0.649276576" calcext:value-type="float">
            <text:p>0,649276576</text:p>
          </table:table-cell>
          <table:table-cell office:value-type="float" office:value="1.106118329" calcext:value-type="float">
            <text:p>1,106118329</text:p>
          </table:table-cell>
          <table:table-cell office:value-type="float" office:value="-2.128706882" calcext:value-type="float">
            <text:p>-2,128706882</text:p>
          </table:table-cell>
          <table:table-cell/>
          <table:table-cell table:formula="of:=[.E555]*100" office:value-type="float" office:value="64.9276576" calcext:value-type="float">
            <text:p>64,9276576</text:p>
          </table:table-cell>
          <table:table-cell table:formula="of:=[.F555]*100" office:value-type="float" office:value="110.6118329" calcext:value-type="float">
            <text:p>110,6118329</text:p>
          </table:table-cell>
          <table:table-cell table:formula="of:=[.G555]*100" office:value-type="float" office:value="-212.8706882" calcext:value-type="float">
            <text:p>-212,8706882</text:p>
          </table:table-cell>
          <table:table-cell/>
          <table:table-cell table:formula="of:=[.I555]*0.067" office:value-type="float" office:value="4.3501530592" calcext:value-type="float">
            <text:p>4,3501530592</text:p>
          </table:table-cell>
          <table:table-cell table:formula="of:=[.J555]*0.067" office:value-type="float" office:value="7.4109928043" calcext:value-type="float">
            <text:p>7,4109928043</text:p>
          </table:table-cell>
          <table:table-cell table:formula="of:=[.K555]*0.067" office:value-type="float" office:value="-14.2623361094" calcext:value-type="float">
            <text:p>-14,262336109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.659404424" calcext:value-type="float">
            <text:p>1,659404424</text:p>
          </table:table-cell>
          <table:table-cell office:value-type="float" office:value="1.02340286" calcext:value-type="float">
            <text:p>1,02340286</text:p>
          </table:table-cell>
          <table:table-cell office:value-type="float" office:value="-2.742512951" calcext:value-type="float">
            <text:p>-2,742512951</text:p>
          </table:table-cell>
          <table:table-cell/>
          <table:table-cell table:formula="of:=[.E556]*100" office:value-type="float" office:value="165.9404424" calcext:value-type="float">
            <text:p>165,9404424</text:p>
          </table:table-cell>
          <table:table-cell table:formula="of:=[.F556]*100" office:value-type="float" office:value="102.340286" calcext:value-type="float">
            <text:p>102,340286</text:p>
          </table:table-cell>
          <table:table-cell table:formula="of:=[.G556]*100" office:value-type="float" office:value="-274.2512951" calcext:value-type="float">
            <text:p>-274,2512951</text:p>
          </table:table-cell>
          <table:table-cell/>
          <table:table-cell table:formula="of:=[.I556]*0.067" office:value-type="float" office:value="11.1180096408" calcext:value-type="float">
            <text:p>11,1180096408</text:p>
          </table:table-cell>
          <table:table-cell table:formula="of:=[.J556]*0.067" office:value-type="float" office:value="6.856799162" calcext:value-type="float">
            <text:p>6,856799162</text:p>
          </table:table-cell>
          <table:table-cell table:formula="of:=[.K556]*0.067" office:value-type="float" office:value="-18.3748367717" calcext:value-type="float">
            <text:p>-18,374836771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1.592019595" calcext:value-type="float">
            <text:p>1,592019595</text:p>
          </table:table-cell>
          <table:table-cell office:value-type="float" office:value="0.955888061" calcext:value-type="float">
            <text:p>0,955888061</text:p>
          </table:table-cell>
          <table:table-cell office:value-type="float" office:value="-1.412221147" calcext:value-type="float">
            <text:p>-1,412221147</text:p>
          </table:table-cell>
          <table:table-cell/>
          <table:table-cell table:formula="of:=[.E557]*100" office:value-type="float" office:value="159.2019595" calcext:value-type="float">
            <text:p>159,2019595</text:p>
          </table:table-cell>
          <table:table-cell table:formula="of:=[.F557]*100" office:value-type="float" office:value="95.5888061" calcext:value-type="float">
            <text:p>95,5888061</text:p>
          </table:table-cell>
          <table:table-cell table:formula="of:=[.G557]*100" office:value-type="float" office:value="-141.2221147" calcext:value-type="float">
            <text:p>-141,2221147</text:p>
          </table:table-cell>
          <table:table-cell/>
          <table:table-cell table:formula="of:=[.I557]*0.067" office:value-type="float" office:value="10.6665312865" calcext:value-type="float">
            <text:p>10,6665312865</text:p>
          </table:table-cell>
          <table:table-cell table:formula="of:=[.J557]*0.067" office:value-type="float" office:value="6.4044500087" calcext:value-type="float">
            <text:p>6,4044500087</text:p>
          </table:table-cell>
          <table:table-cell table:formula="of:=[.K557]*0.067" office:value-type="float" office:value="-9.4618816849" calcext:value-type="float">
            <text:p>-9,461881684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0.501845802" calcext:value-type="float">
            <text:p>0,501845802</text:p>
          </table:table-cell>
          <table:table-cell office:value-type="float" office:value="-1.279587968" calcext:value-type="float">
            <text:p>-1,279587968</text:p>
          </table:table-cell>
          <table:table-cell/>
          <table:table-cell table:formula="of:=[.E558]*100" office:value-type="float" office:value="0" calcext:value-type="float">
            <text:p>0</text:p>
          </table:table-cell>
          <table:table-cell table:formula="of:=[.F558]*100" office:value-type="float" office:value="50.1845802" calcext:value-type="float">
            <text:p>50,1845802</text:p>
          </table:table-cell>
          <table:table-cell table:formula="of:=[.G558]*100" office:value-type="float" office:value="-127.9587968" calcext:value-type="float">
            <text:p>-127,9587968</text:p>
          </table:table-cell>
          <table:table-cell/>
          <table:table-cell table:formula="of:=[.I558]*0.067" office:value-type="float" office:value="0" calcext:value-type="float">
            <text:p>0</text:p>
          </table:table-cell>
          <table:table-cell table:formula="of:=[.J558]*0.067" office:value-type="float" office:value="3.3623668734" calcext:value-type="float">
            <text:p>3,3623668734</text:p>
          </table:table-cell>
          <table:table-cell table:formula="of:=[.K558]*0.067" office:value-type="float" office:value="-8.5732393856" calcext:value-type="float">
            <text:p>-8,5732393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1" calcext:value-type="float">
            <text:p>-239,61</text:p>
          </table:table-cell>
          <table:table-cell office:value-type="float" office:value="0" calcext:value-type="float">
            <text:p>0</text:p>
          </table:table-cell>
          <table:table-cell office:value-type="float" office:value="1.022179149" calcext:value-type="float">
            <text:p>1,022179149</text:p>
          </table:table-cell>
          <table:table-cell office:value-type="float" office:value="-1.978240054" calcext:value-type="float">
            <text:p>-1,978240054</text:p>
          </table:table-cell>
          <table:table-cell/>
          <table:table-cell table:formula="of:=[.E559]*100" office:value-type="float" office:value="0" calcext:value-type="float">
            <text:p>0</text:p>
          </table:table-cell>
          <table:table-cell table:formula="of:=[.F559]*100" office:value-type="float" office:value="102.2179149" calcext:value-type="float">
            <text:p>102,2179149</text:p>
          </table:table-cell>
          <table:table-cell table:formula="of:=[.G559]*100" office:value-type="float" office:value="-197.8240054" calcext:value-type="float">
            <text:p>-197,8240054</text:p>
          </table:table-cell>
          <table:table-cell/>
          <table:table-cell table:formula="of:=[.I559]*0.067" office:value-type="float" office:value="0" calcext:value-type="float">
            <text:p>0</text:p>
          </table:table-cell>
          <table:table-cell table:formula="of:=[.J559]*0.067" office:value-type="float" office:value="6.8486002983" calcext:value-type="float">
            <text:p>6,8486002983</text:p>
          </table:table-cell>
          <table:table-cell table:formula="of:=[.K559]*0.067" office:value-type="float" office:value="-13.2542083618" calcext:value-type="float">
            <text:p>-13,25420836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0.101860026" calcext:value-type="float">
            <text:p>-0,101860026</text:p>
          </table:table-cell>
          <table:table-cell office:value-type="float" office:value="1.031595956" calcext:value-type="float">
            <text:p>1,031595956</text:p>
          </table:table-cell>
          <table:table-cell office:value-type="float" office:value="-1.952100122" calcext:value-type="float">
            <text:p>-1,952100122</text:p>
          </table:table-cell>
          <table:table-cell/>
          <table:table-cell table:formula="of:=[.E560]*100" office:value-type="float" office:value="-10.1860026" calcext:value-type="float">
            <text:p>-10,1860026</text:p>
          </table:table-cell>
          <table:table-cell table:formula="of:=[.F560]*100" office:value-type="float" office:value="103.1595956" calcext:value-type="float">
            <text:p>103,1595956</text:p>
          </table:table-cell>
          <table:table-cell table:formula="of:=[.G560]*100" office:value-type="float" office:value="-195.2100122" calcext:value-type="float">
            <text:p>-195,2100122</text:p>
          </table:table-cell>
          <table:table-cell/>
          <table:table-cell table:formula="of:=[.I560]*0.067" office:value-type="float" office:value="-0.6824621742" calcext:value-type="float">
            <text:p>-0,6824621742</text:p>
          </table:table-cell>
          <table:table-cell table:formula="of:=[.J560]*0.067" office:value-type="float" office:value="6.9116929052" calcext:value-type="float">
            <text:p>6,9116929052</text:p>
          </table:table-cell>
          <table:table-cell table:formula="of:=[.K560]*0.067" office:value-type="float" office:value="-13.0790708174" calcext:value-type="float">
            <text:p>-13,07907081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0.955446866" calcext:value-type="float">
            <text:p>-0,955446866</text:p>
          </table:table-cell>
          <table:table-cell office:value-type="float" office:value="0.966288431" calcext:value-type="float">
            <text:p>0,966288431</text:p>
          </table:table-cell>
          <table:table-cell office:value-type="float" office:value="-1.824141714" calcext:value-type="float">
            <text:p>-1,824141714</text:p>
          </table:table-cell>
          <table:table-cell/>
          <table:table-cell table:formula="of:=[.E561]*100" office:value-type="float" office:value="-95.5446866" calcext:value-type="float">
            <text:p>-95,5446866</text:p>
          </table:table-cell>
          <table:table-cell table:formula="of:=[.F561]*100" office:value-type="float" office:value="96.6288431" calcext:value-type="float">
            <text:p>96,6288431</text:p>
          </table:table-cell>
          <table:table-cell table:formula="of:=[.G561]*100" office:value-type="float" office:value="-182.4141714" calcext:value-type="float">
            <text:p>-182,4141714</text:p>
          </table:table-cell>
          <table:table-cell/>
          <table:table-cell table:formula="of:=[.I561]*0.067" office:value-type="float" office:value="-6.4014940022" calcext:value-type="float">
            <text:p>-6,4014940022</text:p>
          </table:table-cell>
          <table:table-cell table:formula="of:=[.J561]*0.067" office:value-type="float" office:value="6.4741324877" calcext:value-type="float">
            <text:p>6,4741324877</text:p>
          </table:table-cell>
          <table:table-cell table:formula="of:=[.K561]*0.067" office:value-type="float" office:value="-12.2217494838" calcext:value-type="float">
            <text:p>-12,22174948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1.193655656" calcext:value-type="float">
            <text:p>-1,193655656</text:p>
          </table:table-cell>
          <table:table-cell office:value-type="float" office:value="0.59162587" calcext:value-type="float">
            <text:p>0,59162587</text:p>
          </table:table-cell>
          <table:table-cell office:value-type="float" office:value="-2.617737897" calcext:value-type="float">
            <text:p>-2,617737897</text:p>
          </table:table-cell>
          <table:table-cell/>
          <table:table-cell table:formula="of:=[.E562]*100" office:value-type="float" office:value="-119.3655656" calcext:value-type="float">
            <text:p>-119,3655656</text:p>
          </table:table-cell>
          <table:table-cell table:formula="of:=[.F562]*100" office:value-type="float" office:value="59.162587" calcext:value-type="float">
            <text:p>59,162587</text:p>
          </table:table-cell>
          <table:table-cell table:formula="of:=[.G562]*100" office:value-type="float" office:value="-261.7737897" calcext:value-type="float">
            <text:p>-261,7737897</text:p>
          </table:table-cell>
          <table:table-cell/>
          <table:table-cell table:formula="of:=[.I562]*0.067" office:value-type="float" office:value="-7.9974928952" calcext:value-type="float">
            <text:p>-7,9974928952</text:p>
          </table:table-cell>
          <table:table-cell table:formula="of:=[.J562]*0.067" office:value-type="float" office:value="3.963893329" calcext:value-type="float">
            <text:p>3,963893329</text:p>
          </table:table-cell>
          <table:table-cell table:formula="of:=[.K562]*0.067" office:value-type="float" office:value="-17.5388439099" calcext:value-type="float">
            <text:p>-17,53884390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0.90821596" calcext:value-type="float">
            <text:p>-0,90821596</text:p>
          </table:table-cell>
          <table:table-cell office:value-type="float" office:value="1.398186847" calcext:value-type="float">
            <text:p>1,398186847</text:p>
          </table:table-cell>
          <table:table-cell office:value-type="float" office:value="-2.744958164" calcext:value-type="float">
            <text:p>-2,744958164</text:p>
          </table:table-cell>
          <table:table-cell/>
          <table:table-cell table:formula="of:=[.E563]*100" office:value-type="float" office:value="-90.821596" calcext:value-type="float">
            <text:p>-90,821596</text:p>
          </table:table-cell>
          <table:table-cell table:formula="of:=[.F563]*100" office:value-type="float" office:value="139.8186847" calcext:value-type="float">
            <text:p>139,8186847</text:p>
          </table:table-cell>
          <table:table-cell table:formula="of:=[.G563]*100" office:value-type="float" office:value="-274.4958164" calcext:value-type="float">
            <text:p>-274,4958164</text:p>
          </table:table-cell>
          <table:table-cell/>
          <table:table-cell table:formula="of:=[.I563]*0.067" office:value-type="float" office:value="-6.085046932" calcext:value-type="float">
            <text:p>-6,085046932</text:p>
          </table:table-cell>
          <table:table-cell table:formula="of:=[.J563]*0.067" office:value-type="float" office:value="9.3678518749" calcext:value-type="float">
            <text:p>9,3678518749</text:p>
          </table:table-cell>
          <table:table-cell table:formula="of:=[.K563]*0.067" office:value-type="float" office:value="-18.3912196988" calcext:value-type="float">
            <text:p>-18,3912196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2.213129674" calcext:value-type="float">
            <text:p>-2,213129674</text:p>
          </table:table-cell>
          <table:table-cell office:value-type="float" office:value="1.673278301" calcext:value-type="float">
            <text:p>1,673278301</text:p>
          </table:table-cell>
          <table:table-cell office:value-type="float" office:value="-2.450208662" calcext:value-type="float">
            <text:p>-2,450208662</text:p>
          </table:table-cell>
          <table:table-cell/>
          <table:table-cell table:formula="of:=[.E564]*100" office:value-type="float" office:value="-221.3129674" calcext:value-type="float">
            <text:p>-221,3129674</text:p>
          </table:table-cell>
          <table:table-cell table:formula="of:=[.F564]*100" office:value-type="float" office:value="167.3278301" calcext:value-type="float">
            <text:p>167,3278301</text:p>
          </table:table-cell>
          <table:table-cell table:formula="of:=[.G564]*100" office:value-type="float" office:value="-245.0208662" calcext:value-type="float">
            <text:p>-245,0208662</text:p>
          </table:table-cell>
          <table:table-cell/>
          <table:table-cell table:formula="of:=[.I564]*0.067" office:value-type="float" office:value="-14.8279688158" calcext:value-type="float">
            <text:p>-14,8279688158</text:p>
          </table:table-cell>
          <table:table-cell table:formula="of:=[.J564]*0.067" office:value-type="float" office:value="11.2109646167" calcext:value-type="float">
            <text:p>11,2109646167</text:p>
          </table:table-cell>
          <table:table-cell table:formula="of:=[.K564]*0.067" office:value-type="float" office:value="-16.4163980354" calcext:value-type="float">
            <text:p>-16,41639803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2.345445661" calcext:value-type="float">
            <text:p>-2,345445661</text:p>
          </table:table-cell>
          <table:table-cell office:value-type="float" office:value="2.008013158" calcext:value-type="float">
            <text:p>2,008013158</text:p>
          </table:table-cell>
          <table:table-cell office:value-type="float" office:value="-3.816456423" calcext:value-type="float">
            <text:p>-3,816456423</text:p>
          </table:table-cell>
          <table:table-cell/>
          <table:table-cell table:formula="of:=[.E565]*100" office:value-type="float" office:value="-234.5445661" calcext:value-type="float">
            <text:p>-234,5445661</text:p>
          </table:table-cell>
          <table:table-cell table:formula="of:=[.F565]*100" office:value-type="float" office:value="200.8013158" calcext:value-type="float">
            <text:p>200,8013158</text:p>
          </table:table-cell>
          <table:table-cell table:formula="of:=[.G565]*100" office:value-type="float" office:value="-381.6456423" calcext:value-type="float">
            <text:p>-381,6456423</text:p>
          </table:table-cell>
          <table:table-cell/>
          <table:table-cell table:formula="of:=[.I565]*0.067" office:value-type="float" office:value="-15.7144859287" calcext:value-type="float">
            <text:p>-15,7144859287</text:p>
          </table:table-cell>
          <table:table-cell table:formula="of:=[.J565]*0.067" office:value-type="float" office:value="13.4536881586" calcext:value-type="float">
            <text:p>13,4536881586</text:p>
          </table:table-cell>
          <table:table-cell table:formula="of:=[.K565]*0.067" office:value-type="float" office:value="-25.5702580341" calcext:value-type="float">
            <text:p>-25,570258034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.483206801" calcext:value-type="float">
            <text:p>-1,483206801</text:p>
          </table:table-cell>
          <table:table-cell office:value-type="float" office:value="2.465189781" calcext:value-type="float">
            <text:p>2,465189781</text:p>
          </table:table-cell>
          <table:table-cell office:value-type="float" office:value="-4.179231114" calcext:value-type="float">
            <text:p>-4,179231114</text:p>
          </table:table-cell>
          <table:table-cell/>
          <table:table-cell table:formula="of:=[.E566]*100" office:value-type="float" office:value="-148.3206801" calcext:value-type="float">
            <text:p>-148,3206801</text:p>
          </table:table-cell>
          <table:table-cell table:formula="of:=[.F566]*100" office:value-type="float" office:value="246.5189781" calcext:value-type="float">
            <text:p>246,5189781</text:p>
          </table:table-cell>
          <table:table-cell table:formula="of:=[.G566]*100" office:value-type="float" office:value="-417.9231114" calcext:value-type="float">
            <text:p>-417,9231114</text:p>
          </table:table-cell>
          <table:table-cell/>
          <table:table-cell table:formula="of:=[.I566]*0.067" office:value-type="float" office:value="-9.9374855667" calcext:value-type="float">
            <text:p>-9,9374855667</text:p>
          </table:table-cell>
          <table:table-cell table:formula="of:=[.J566]*0.067" office:value-type="float" office:value="16.5167715327" calcext:value-type="float">
            <text:p>16,5167715327</text:p>
          </table:table-cell>
          <table:table-cell table:formula="of:=[.K566]*0.067" office:value-type="float" office:value="-28.0008484638" calcext:value-type="float">
            <text:p>-28,00084846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2.420314881" calcext:value-type="float">
            <text:p>-2,420314881</text:p>
          </table:table-cell>
          <table:table-cell office:value-type="float" office:value="2.779544705" calcext:value-type="float">
            <text:p>2,779544705</text:p>
          </table:table-cell>
          <table:table-cell office:value-type="float" office:value="-4.22491998" calcext:value-type="float">
            <text:p>-4,22491998</text:p>
          </table:table-cell>
          <table:table-cell/>
          <table:table-cell table:formula="of:=[.E567]*100" office:value-type="float" office:value="-242.0314881" calcext:value-type="float">
            <text:p>-242,0314881</text:p>
          </table:table-cell>
          <table:table-cell table:formula="of:=[.F567]*100" office:value-type="float" office:value="277.9544705" calcext:value-type="float">
            <text:p>277,9544705</text:p>
          </table:table-cell>
          <table:table-cell table:formula="of:=[.G567]*100" office:value-type="float" office:value="-422.491998" calcext:value-type="float">
            <text:p>-422,491998</text:p>
          </table:table-cell>
          <table:table-cell/>
          <table:table-cell table:formula="of:=[.I567]*0.067" office:value-type="float" office:value="-16.2161097027" calcext:value-type="float">
            <text:p>-16,2161097027</text:p>
          </table:table-cell>
          <table:table-cell table:formula="of:=[.J567]*0.067" office:value-type="float" office:value="18.6229495235" calcext:value-type="float">
            <text:p>18,6229495235</text:p>
          </table:table-cell>
          <table:table-cell table:formula="of:=[.K567]*0.067" office:value-type="float" office:value="-28.306963866" calcext:value-type="float">
            <text:p>-28,3069638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2.52027405" calcext:value-type="float">
            <text:p>-2,52027405</text:p>
          </table:table-cell>
          <table:table-cell office:value-type="float" office:value="3.309366297" calcext:value-type="float">
            <text:p>3,309366297</text:p>
          </table:table-cell>
          <table:table-cell office:value-type="float" office:value="-5.497393565" calcext:value-type="float">
            <text:p>-5,497393565</text:p>
          </table:table-cell>
          <table:table-cell/>
          <table:table-cell table:formula="of:=[.E568]*100" office:value-type="float" office:value="-252.027405" calcext:value-type="float">
            <text:p>-252,027405</text:p>
          </table:table-cell>
          <table:table-cell table:formula="of:=[.F568]*100" office:value-type="float" office:value="330.9366297" calcext:value-type="float">
            <text:p>330,9366297</text:p>
          </table:table-cell>
          <table:table-cell table:formula="of:=[.G568]*100" office:value-type="float" office:value="-549.7393565" calcext:value-type="float">
            <text:p>-549,7393565</text:p>
          </table:table-cell>
          <table:table-cell/>
          <table:table-cell table:formula="of:=[.I568]*0.067" office:value-type="float" office:value="-16.885836135" calcext:value-type="float">
            <text:p>-16,885836135</text:p>
          </table:table-cell>
          <table:table-cell table:formula="of:=[.J568]*0.067" office:value-type="float" office:value="22.1727541899" calcext:value-type="float">
            <text:p>22,1727541899</text:p>
          </table:table-cell>
          <table:table-cell table:formula="of:=[.K568]*0.067" office:value-type="float" office:value="-36.8325368855" calcext:value-type="float">
            <text:p>-36,83253688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.701668281" calcext:value-type="float">
            <text:p>-1,701668281</text:p>
          </table:table-cell>
          <table:table-cell office:value-type="float" office:value="3.289326811" calcext:value-type="float">
            <text:p>3,289326811</text:p>
          </table:table-cell>
          <table:table-cell office:value-type="float" office:value="-6.085593556" calcext:value-type="float">
            <text:p>-6,085593556</text:p>
          </table:table-cell>
          <table:table-cell/>
          <table:table-cell table:formula="of:=[.E569]*100" office:value-type="float" office:value="-170.1668281" calcext:value-type="float">
            <text:p>-170,1668281</text:p>
          </table:table-cell>
          <table:table-cell table:formula="of:=[.F569]*100" office:value-type="float" office:value="328.9326811" calcext:value-type="float">
            <text:p>328,9326811</text:p>
          </table:table-cell>
          <table:table-cell table:formula="of:=[.G569]*100" office:value-type="float" office:value="-608.5593556" calcext:value-type="float">
            <text:p>-608,5593556</text:p>
          </table:table-cell>
          <table:table-cell/>
          <table:table-cell table:formula="of:=[.I569]*0.067" office:value-type="float" office:value="-11.4011774827" calcext:value-type="float">
            <text:p>-11,4011774827</text:p>
          </table:table-cell>
          <table:table-cell table:formula="of:=[.J569]*0.067" office:value-type="float" office:value="22.0384896337" calcext:value-type="float">
            <text:p>22,0384896337</text:p>
          </table:table-cell>
          <table:table-cell table:formula="of:=[.K569]*0.067" office:value-type="float" office:value="-40.7734768252" calcext:value-type="float">
            <text:p>-40,773476825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.922698807" calcext:value-type="float">
            <text:p>-1,922698807</text:p>
          </table:table-cell>
          <table:table-cell office:value-type="float" office:value="3.024795646" calcext:value-type="float">
            <text:p>3,024795646</text:p>
          </table:table-cell>
          <table:table-cell office:value-type="float" office:value="-6.380020693" calcext:value-type="float">
            <text:p>-6,380020693</text:p>
          </table:table-cell>
          <table:table-cell/>
          <table:table-cell table:formula="of:=[.E570]*100" office:value-type="float" office:value="-192.2698807" calcext:value-type="float">
            <text:p>-192,2698807</text:p>
          </table:table-cell>
          <table:table-cell table:formula="of:=[.F570]*100" office:value-type="float" office:value="302.4795646" calcext:value-type="float">
            <text:p>302,4795646</text:p>
          </table:table-cell>
          <table:table-cell table:formula="of:=[.G570]*100" office:value-type="float" office:value="-638.0020693" calcext:value-type="float">
            <text:p>-638,0020693</text:p>
          </table:table-cell>
          <table:table-cell/>
          <table:table-cell table:formula="of:=[.I570]*0.067" office:value-type="float" office:value="-12.8820820069" calcext:value-type="float">
            <text:p>-12,8820820069</text:p>
          </table:table-cell>
          <table:table-cell table:formula="of:=[.J570]*0.067" office:value-type="float" office:value="20.2661308282" calcext:value-type="float">
            <text:p>20,2661308282</text:p>
          </table:table-cell>
          <table:table-cell table:formula="of:=[.K570]*0.067" office:value-type="float" office:value="-42.7461386431" calcext:value-type="float">
            <text:p>-42,74613864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.672726916" calcext:value-type="float">
            <text:p>-1,672726916</text:p>
          </table:table-cell>
          <table:table-cell office:value-type="float" office:value="3.742229819" calcext:value-type="float">
            <text:p>3,742229819</text:p>
          </table:table-cell>
          <table:table-cell office:value-type="float" office:value="-7.212374891" calcext:value-type="float">
            <text:p>-7,212374891</text:p>
          </table:table-cell>
          <table:table-cell/>
          <table:table-cell table:formula="of:=[.E571]*100" office:value-type="float" office:value="-167.2726916" calcext:value-type="float">
            <text:p>-167,2726916</text:p>
          </table:table-cell>
          <table:table-cell table:formula="of:=[.F571]*100" office:value-type="float" office:value="374.2229819" calcext:value-type="float">
            <text:p>374,2229819</text:p>
          </table:table-cell>
          <table:table-cell table:formula="of:=[.G571]*100" office:value-type="float" office:value="-721.2374891" calcext:value-type="float">
            <text:p>-721,2374891</text:p>
          </table:table-cell>
          <table:table-cell/>
          <table:table-cell table:formula="of:=[.I571]*0.067" office:value-type="float" office:value="-11.2072703372" calcext:value-type="float">
            <text:p>-11,2072703372</text:p>
          </table:table-cell>
          <table:table-cell table:formula="of:=[.J571]*0.067" office:value-type="float" office:value="25.0729397873" calcext:value-type="float">
            <text:p>25,0729397873</text:p>
          </table:table-cell>
          <table:table-cell table:formula="of:=[.K571]*0.067" office:value-type="float" office:value="-48.3229117697" calcext:value-type="float">
            <text:p>-48,322911769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0.737342616" calcext:value-type="float">
            <text:p>-0,737342616</text:p>
          </table:table-cell>
          <table:table-cell office:value-type="float" office:value="4.169754307" calcext:value-type="float">
            <text:p>4,169754307</text:p>
          </table:table-cell>
          <table:table-cell office:value-type="float" office:value="-7.610412748" calcext:value-type="float">
            <text:p>-7,610412748</text:p>
          </table:table-cell>
          <table:table-cell/>
          <table:table-cell table:formula="of:=[.E572]*100" office:value-type="float" office:value="-73.7342616" calcext:value-type="float">
            <text:p>-73,7342616</text:p>
          </table:table-cell>
          <table:table-cell table:formula="of:=[.F572]*100" office:value-type="float" office:value="416.9754307" calcext:value-type="float">
            <text:p>416,9754307</text:p>
          </table:table-cell>
          <table:table-cell table:formula="of:=[.G572]*100" office:value-type="float" office:value="-761.0412748" calcext:value-type="float">
            <text:p>-761,0412748</text:p>
          </table:table-cell>
          <table:table-cell/>
          <table:table-cell table:formula="of:=[.I572]*0.067" office:value-type="float" office:value="-4.9401955272" calcext:value-type="float">
            <text:p>-4,9401955272</text:p>
          </table:table-cell>
          <table:table-cell table:formula="of:=[.J572]*0.067" office:value-type="float" office:value="27.9373538569" calcext:value-type="float">
            <text:p>27,9373538569</text:p>
          </table:table-cell>
          <table:table-cell table:formula="of:=[.K572]*0.067" office:value-type="float" office:value="-50.9897654116" calcext:value-type="float">
            <text:p>-50,98976541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0.24443204" calcext:value-type="float">
            <text:p>-0,24443204</text:p>
          </table:table-cell>
          <table:table-cell office:value-type="float" office:value="4.116125458" calcext:value-type="float">
            <text:p>4,116125458</text:p>
          </table:table-cell>
          <table:table-cell office:value-type="float" office:value="-7.629553768" calcext:value-type="float">
            <text:p>-7,629553768</text:p>
          </table:table-cell>
          <table:table-cell/>
          <table:table-cell table:formula="of:=[.E573]*100" office:value-type="float" office:value="-24.443204" calcext:value-type="float">
            <text:p>-24,443204</text:p>
          </table:table-cell>
          <table:table-cell table:formula="of:=[.F573]*100" office:value-type="float" office:value="411.6125458" calcext:value-type="float">
            <text:p>411,6125458</text:p>
          </table:table-cell>
          <table:table-cell table:formula="of:=[.G573]*100" office:value-type="float" office:value="-762.9553768" calcext:value-type="float">
            <text:p>-762,9553768</text:p>
          </table:table-cell>
          <table:table-cell/>
          <table:table-cell table:formula="of:=[.I573]*0.067" office:value-type="float" office:value="-1.637694668" calcext:value-type="float">
            <text:p>-1,637694668</text:p>
          </table:table-cell>
          <table:table-cell table:formula="of:=[.J573]*0.067" office:value-type="float" office:value="27.5780405686" calcext:value-type="float">
            <text:p>27,5780405686</text:p>
          </table:table-cell>
          <table:table-cell table:formula="of:=[.K573]*0.067" office:value-type="float" office:value="-51.1180102456" calcext:value-type="float">
            <text:p>-51,11801024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0.042519536" calcext:value-type="float">
            <text:p>0,042519536</text:p>
          </table:table-cell>
          <table:table-cell office:value-type="float" office:value="4.062577012" calcext:value-type="float">
            <text:p>4,062577012</text:p>
          </table:table-cell>
          <table:table-cell office:value-type="float" office:value="-7.681059236" calcext:value-type="float">
            <text:p>-7,681059236</text:p>
          </table:table-cell>
          <table:table-cell/>
          <table:table-cell table:formula="of:=[.E574]*100" office:value-type="float" office:value="4.2519536" calcext:value-type="float">
            <text:p>4,2519536</text:p>
          </table:table-cell>
          <table:table-cell table:formula="of:=[.F574]*100" office:value-type="float" office:value="406.2577012" calcext:value-type="float">
            <text:p>406,2577012</text:p>
          </table:table-cell>
          <table:table-cell table:formula="of:=[.G574]*100" office:value-type="float" office:value="-768.1059236" calcext:value-type="float">
            <text:p>-768,1059236</text:p>
          </table:table-cell>
          <table:table-cell/>
          <table:table-cell table:formula="of:=[.I574]*0.067" office:value-type="float" office:value="0.2848808912" calcext:value-type="float">
            <text:p>0,2848808912</text:p>
          </table:table-cell>
          <table:table-cell table:formula="of:=[.J574]*0.067" office:value-type="float" office:value="27.2192659804" calcext:value-type="float">
            <text:p>27,2192659804</text:p>
          </table:table-cell>
          <table:table-cell table:formula="of:=[.K574]*0.067" office:value-type="float" office:value="-51.4630968812" calcext:value-type="float">
            <text:p>-51,46309688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0.625844638" calcext:value-type="float">
            <text:p>0,625844638</text:p>
          </table:table-cell>
          <table:table-cell office:value-type="float" office:value="4.197251945" calcext:value-type="float">
            <text:p>4,197251945</text:p>
          </table:table-cell>
          <table:table-cell office:value-type="float" office:value="-7.69767489" calcext:value-type="float">
            <text:p>-7,69767489</text:p>
          </table:table-cell>
          <table:table-cell/>
          <table:table-cell table:formula="of:=[.E575]*100" office:value-type="float" office:value="62.5844638" calcext:value-type="float">
            <text:p>62,5844638</text:p>
          </table:table-cell>
          <table:table-cell table:formula="of:=[.F575]*100" office:value-type="float" office:value="419.7251945" calcext:value-type="float">
            <text:p>419,7251945</text:p>
          </table:table-cell>
          <table:table-cell table:formula="of:=[.G575]*100" office:value-type="float" office:value="-769.767489" calcext:value-type="float">
            <text:p>-769,767489</text:p>
          </table:table-cell>
          <table:table-cell/>
          <table:table-cell table:formula="of:=[.I575]*0.067" office:value-type="float" office:value="4.1931590746" calcext:value-type="float">
            <text:p>4,1931590746</text:p>
          </table:table-cell>
          <table:table-cell table:formula="of:=[.J575]*0.067" office:value-type="float" office:value="28.1215880315" calcext:value-type="float">
            <text:p>28,1215880315</text:p>
          </table:table-cell>
          <table:table-cell table:formula="of:=[.K575]*0.067" office:value-type="float" office:value="-51.574421763" calcext:value-type="float">
            <text:p>-51,57442176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1.485181801" calcext:value-type="float">
            <text:p>1,485181801</text:p>
          </table:table-cell>
          <table:table-cell office:value-type="float" office:value="4.226262882" calcext:value-type="float">
            <text:p>4,226262882</text:p>
          </table:table-cell>
          <table:table-cell office:value-type="float" office:value="-7.318930512" calcext:value-type="float">
            <text:p>-7,318930512</text:p>
          </table:table-cell>
          <table:table-cell/>
          <table:table-cell table:formula="of:=[.E576]*100" office:value-type="float" office:value="148.5181801" calcext:value-type="float">
            <text:p>148,5181801</text:p>
          </table:table-cell>
          <table:table-cell table:formula="of:=[.F576]*100" office:value-type="float" office:value="422.6262882" calcext:value-type="float">
            <text:p>422,6262882</text:p>
          </table:table-cell>
          <table:table-cell table:formula="of:=[.G576]*100" office:value-type="float" office:value="-731.8930512" calcext:value-type="float">
            <text:p>-731,8930512</text:p>
          </table:table-cell>
          <table:table-cell/>
          <table:table-cell table:formula="of:=[.I576]*0.067" office:value-type="float" office:value="9.9507180667" calcext:value-type="float">
            <text:p>9,9507180667</text:p>
          </table:table-cell>
          <table:table-cell table:formula="of:=[.J576]*0.067" office:value-type="float" office:value="28.3159613094" calcext:value-type="float">
            <text:p>28,3159613094</text:p>
          </table:table-cell>
          <table:table-cell table:formula="of:=[.K576]*0.067" office:value-type="float" office:value="-49.0368344304" calcext:value-type="float">
            <text:p>-49,0368344304</text:p>
          </table:table-cell>
        </table:table-row>
        <table:table-row table:style-name="ro1"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1.923824899" calcext:value-type="float">
            <text:p>1,923824899</text:p>
          </table:table-cell>
          <table:table-cell office:value-type="float" office:value="3.58664118" calcext:value-type="float">
            <text:p>3,58664118</text:p>
          </table:table-cell>
          <table:table-cell office:value-type="float" office:value="-6.584463894" calcext:value-type="float">
            <text:p>-6,584463894</text:p>
          </table:table-cell>
          <table:table-cell/>
          <table:table-cell table:formula="of:=[.E577]*100" office:value-type="float" office:value="192.3824899" calcext:value-type="float">
            <text:p>192,3824899</text:p>
          </table:table-cell>
          <table:table-cell table:formula="of:=[.F577]*100" office:value-type="float" office:value="358.664118" calcext:value-type="float">
            <text:p>358,664118</text:p>
          </table:table-cell>
          <table:table-cell table:formula="of:=[.G577]*100" office:value-type="float" office:value="-658.4463894" calcext:value-type="float">
            <text:p>-658,4463894</text:p>
          </table:table-cell>
          <table:table-cell/>
          <table:table-cell table:formula="of:=[.I577]*0.067" office:value-type="float" office:value="12.8896268233" calcext:value-type="float">
            <text:p>12,8896268233</text:p>
          </table:table-cell>
          <table:table-cell table:formula="of:=[.J577]*0.067" office:value-type="float" office:value="24.030495906" calcext:value-type="float">
            <text:p>24,030495906</text:p>
          </table:table-cell>
          <table:table-cell table:formula="of:=[.K577]*0.067" office:value-type="float" office:value="-44.1159080898" calcext:value-type="float">
            <text:p>-44,115908089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2.18046771" calcext:value-type="float">
            <text:p>2,18046771</text:p>
          </table:table-cell>
          <table:table-cell office:value-type="float" office:value="3.400251457" calcext:value-type="float">
            <text:p>3,400251457</text:p>
          </table:table-cell>
          <table:table-cell office:value-type="float" office:value="-6.040928142" calcext:value-type="float">
            <text:p>-6,040928142</text:p>
          </table:table-cell>
          <table:table-cell/>
          <table:table-cell table:formula="of:=[.E578]*100" office:value-type="float" office:value="218.046771" calcext:value-type="float">
            <text:p>218,046771</text:p>
          </table:table-cell>
          <table:table-cell table:formula="of:=[.F578]*100" office:value-type="float" office:value="340.0251457" calcext:value-type="float">
            <text:p>340,0251457</text:p>
          </table:table-cell>
          <table:table-cell table:formula="of:=[.G578]*100" office:value-type="float" office:value="-604.0928142" calcext:value-type="float">
            <text:p>-604,0928142</text:p>
          </table:table-cell>
          <table:table-cell/>
          <table:table-cell table:formula="of:=[.I578]*0.067" office:value-type="float" office:value="14.609133657" calcext:value-type="float">
            <text:p>14,609133657</text:p>
          </table:table-cell>
          <table:table-cell table:formula="of:=[.J578]*0.067" office:value-type="float" office:value="22.7816847619" calcext:value-type="float">
            <text:p>22,7816847619</text:p>
          </table:table-cell>
          <table:table-cell table:formula="of:=[.K578]*0.067" office:value-type="float" office:value="-40.4742185514" calcext:value-type="float">
            <text:p>-40,47421855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2.046705832" calcext:value-type="float">
            <text:p>2,046705832</text:p>
          </table:table-cell>
          <table:table-cell office:value-type="float" office:value="3.50024034" calcext:value-type="float">
            <text:p>3,50024034</text:p>
          </table:table-cell>
          <table:table-cell office:value-type="float" office:value="-5.073015651" calcext:value-type="float">
            <text:p>-5,073015651</text:p>
          </table:table-cell>
          <table:table-cell/>
          <table:table-cell table:formula="of:=[.E579]*100" office:value-type="float" office:value="204.6705832" calcext:value-type="float">
            <text:p>204,6705832</text:p>
          </table:table-cell>
          <table:table-cell table:formula="of:=[.F579]*100" office:value-type="float" office:value="350.024034" calcext:value-type="float">
            <text:p>350,024034</text:p>
          </table:table-cell>
          <table:table-cell table:formula="of:=[.G579]*100" office:value-type="float" office:value="-507.3015651" calcext:value-type="float">
            <text:p>-507,3015651</text:p>
          </table:table-cell>
          <table:table-cell/>
          <table:table-cell table:formula="of:=[.I579]*0.067" office:value-type="float" office:value="13.7129290744" calcext:value-type="float">
            <text:p>13,7129290744</text:p>
          </table:table-cell>
          <table:table-cell table:formula="of:=[.J579]*0.067" office:value-type="float" office:value="23.451610278" calcext:value-type="float">
            <text:p>23,451610278</text:p>
          </table:table-cell>
          <table:table-cell table:formula="of:=[.K579]*0.067" office:value-type="float" office:value="-33.9892048617" calcext:value-type="float">
            <text:p>-33,989204861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.565536985" calcext:value-type="float">
            <text:p>1,565536985</text:p>
          </table:table-cell>
          <table:table-cell office:value-type="float" office:value="2.623362923" calcext:value-type="float">
            <text:p>2,623362923</text:p>
          </table:table-cell>
          <table:table-cell office:value-type="float" office:value="-4.542428037" calcext:value-type="float">
            <text:p>-4,542428037</text:p>
          </table:table-cell>
          <table:table-cell/>
          <table:table-cell table:formula="of:=[.E580]*100" office:value-type="float" office:value="156.5536985" calcext:value-type="float">
            <text:p>156,5536985</text:p>
          </table:table-cell>
          <table:table-cell table:formula="of:=[.F580]*100" office:value-type="float" office:value="262.3362923" calcext:value-type="float">
            <text:p>262,3362923</text:p>
          </table:table-cell>
          <table:table-cell table:formula="of:=[.G580]*100" office:value-type="float" office:value="-454.2428037" calcext:value-type="float">
            <text:p>-454,2428037</text:p>
          </table:table-cell>
          <table:table-cell/>
          <table:table-cell table:formula="of:=[.I580]*0.067" office:value-type="float" office:value="10.4890977995" calcext:value-type="float">
            <text:p>10,4890977995</text:p>
          </table:table-cell>
          <table:table-cell table:formula="of:=[.J580]*0.067" office:value-type="float" office:value="17.5765315841" calcext:value-type="float">
            <text:p>17,5765315841</text:p>
          </table:table-cell>
          <table:table-cell table:formula="of:=[.K580]*0.067" office:value-type="float" office:value="-30.4342678479" calcext:value-type="float">
            <text:p>-30,43426784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2.10165182" calcext:value-type="float">
            <text:p>2,10165182</text:p>
          </table:table-cell>
          <table:table-cell office:value-type="float" office:value="2.081868064" calcext:value-type="float">
            <text:p>2,081868064</text:p>
          </table:table-cell>
          <table:table-cell office:value-type="float" office:value="-4.358943927" calcext:value-type="float">
            <text:p>-4,358943927</text:p>
          </table:table-cell>
          <table:table-cell/>
          <table:table-cell table:formula="of:=[.E581]*100" office:value-type="float" office:value="210.165182" calcext:value-type="float">
            <text:p>210,165182</text:p>
          </table:table-cell>
          <table:table-cell table:formula="of:=[.F581]*100" office:value-type="float" office:value="208.1868064" calcext:value-type="float">
            <text:p>208,1868064</text:p>
          </table:table-cell>
          <table:table-cell table:formula="of:=[.G581]*100" office:value-type="float" office:value="-435.8943927" calcext:value-type="float">
            <text:p>-435,8943927</text:p>
          </table:table-cell>
          <table:table-cell/>
          <table:table-cell table:formula="of:=[.I581]*0.067" office:value-type="float" office:value="14.081067194" calcext:value-type="float">
            <text:p>14,081067194</text:p>
          </table:table-cell>
          <table:table-cell table:formula="of:=[.J581]*0.067" office:value-type="float" office:value="13.9485160288" calcext:value-type="float">
            <text:p>13,9485160288</text:p>
          </table:table-cell>
          <table:table-cell table:formula="of:=[.K581]*0.067" office:value-type="float" office:value="-29.2049243109" calcext:value-type="float">
            <text:p>-29,204924310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.963559134" calcext:value-type="float">
            <text:p>1,963559134</text:p>
          </table:table-cell>
          <table:table-cell office:value-type="float" office:value="1.820771751" calcext:value-type="float">
            <text:p>1,820771751</text:p>
          </table:table-cell>
          <table:table-cell office:value-type="float" office:value="-3.275193937" calcext:value-type="float">
            <text:p>-3,275193937</text:p>
          </table:table-cell>
          <table:table-cell/>
          <table:table-cell table:formula="of:=[.E582]*100" office:value-type="float" office:value="196.3559134" calcext:value-type="float">
            <text:p>196,3559134</text:p>
          </table:table-cell>
          <table:table-cell table:formula="of:=[.F582]*100" office:value-type="float" office:value="182.0771751" calcext:value-type="float">
            <text:p>182,0771751</text:p>
          </table:table-cell>
          <table:table-cell table:formula="of:=[.G582]*100" office:value-type="float" office:value="-327.5193937" calcext:value-type="float">
            <text:p>-327,5193937</text:p>
          </table:table-cell>
          <table:table-cell/>
          <table:table-cell table:formula="of:=[.I582]*0.067" office:value-type="float" office:value="13.1558461978" calcext:value-type="float">
            <text:p>13,1558461978</text:p>
          </table:table-cell>
          <table:table-cell table:formula="of:=[.J582]*0.067" office:value-type="float" office:value="12.1991707317" calcext:value-type="float">
            <text:p>12,1991707317</text:p>
          </table:table-cell>
          <table:table-cell table:formula="of:=[.K582]*0.067" office:value-type="float" office:value="-21.9437993779" calcext:value-type="float">
            <text:p>-21,943799377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.085671709" calcext:value-type="float">
            <text:p>1,085671709</text:p>
          </table:table-cell>
          <table:table-cell office:value-type="float" office:value="1.476539031" calcext:value-type="float">
            <text:p>1,476539031</text:p>
          </table:table-cell>
          <table:table-cell office:value-type="float" office:value="-2.930172359" calcext:value-type="float">
            <text:p>-2,930172359</text:p>
          </table:table-cell>
          <table:table-cell/>
          <table:table-cell table:formula="of:=[.E583]*100" office:value-type="float" office:value="108.5671709" calcext:value-type="float">
            <text:p>108,5671709</text:p>
          </table:table-cell>
          <table:table-cell table:formula="of:=[.F583]*100" office:value-type="float" office:value="147.6539031" calcext:value-type="float">
            <text:p>147,6539031</text:p>
          </table:table-cell>
          <table:table-cell table:formula="of:=[.G583]*100" office:value-type="float" office:value="-293.0172359" calcext:value-type="float">
            <text:p>-293,0172359</text:p>
          </table:table-cell>
          <table:table-cell/>
          <table:table-cell table:formula="of:=[.I583]*0.067" office:value-type="float" office:value="7.2740004503" calcext:value-type="float">
            <text:p>7,2740004503</text:p>
          </table:table-cell>
          <table:table-cell table:formula="of:=[.J583]*0.067" office:value-type="float" office:value="9.8928115077" calcext:value-type="float">
            <text:p>9,8928115077</text:p>
          </table:table-cell>
          <table:table-cell table:formula="of:=[.K583]*0.067" office:value-type="float" office:value="-19.6321548053" calcext:value-type="float">
            <text:p>-19,63215480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.84065109" calcext:value-type="float">
            <text:p>1,84065109</text:p>
          </table:table-cell>
          <table:table-cell office:value-type="float" office:value="1.337254965" calcext:value-type="float">
            <text:p>1,337254965</text:p>
          </table:table-cell>
          <table:table-cell office:value-type="float" office:value="-3.114301739" calcext:value-type="float">
            <text:p>-3,114301739</text:p>
          </table:table-cell>
          <table:table-cell/>
          <table:table-cell table:formula="of:=[.E584]*100" office:value-type="float" office:value="184.065109" calcext:value-type="float">
            <text:p>184,065109</text:p>
          </table:table-cell>
          <table:table-cell table:formula="of:=[.F584]*100" office:value-type="float" office:value="133.7254965" calcext:value-type="float">
            <text:p>133,7254965</text:p>
          </table:table-cell>
          <table:table-cell table:formula="of:=[.G584]*100" office:value-type="float" office:value="-311.4301739" calcext:value-type="float">
            <text:p>-311,4301739</text:p>
          </table:table-cell>
          <table:table-cell/>
          <table:table-cell table:formula="of:=[.I584]*0.067" office:value-type="float" office:value="12.332362303" calcext:value-type="float">
            <text:p>12,332362303</text:p>
          </table:table-cell>
          <table:table-cell table:formula="of:=[.J584]*0.067" office:value-type="float" office:value="8.9596082655" calcext:value-type="float">
            <text:p>8,9596082655</text:p>
          </table:table-cell>
          <table:table-cell table:formula="of:=[.K584]*0.067" office:value-type="float" office:value="-20.8658216513" calcext:value-type="float">
            <text:p>-20,86582165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.723042201" calcext:value-type="float">
            <text:p>1,723042201</text:p>
          </table:table-cell>
          <table:table-cell office:value-type="float" office:value="0.985814532" calcext:value-type="float">
            <text:p>0,985814532</text:p>
          </table:table-cell>
          <table:table-cell office:value-type="float" office:value="-1.973304263" calcext:value-type="float">
            <text:p>-1,973304263</text:p>
          </table:table-cell>
          <table:table-cell/>
          <table:table-cell table:formula="of:=[.E585]*100" office:value-type="float" office:value="172.3042201" calcext:value-type="float">
            <text:p>172,3042201</text:p>
          </table:table-cell>
          <table:table-cell table:formula="of:=[.F585]*100" office:value-type="float" office:value="98.5814532" calcext:value-type="float">
            <text:p>98,5814532</text:p>
          </table:table-cell>
          <table:table-cell table:formula="of:=[.G585]*100" office:value-type="float" office:value="-197.3304263" calcext:value-type="float">
            <text:p>-197,3304263</text:p>
          </table:table-cell>
          <table:table-cell/>
          <table:table-cell table:formula="of:=[.I585]*0.067" office:value-type="float" office:value="11.5443827467" calcext:value-type="float">
            <text:p>11,5443827467</text:p>
          </table:table-cell>
          <table:table-cell table:formula="of:=[.J585]*0.067" office:value-type="float" office:value="6.6049573644" calcext:value-type="float">
            <text:p>6,6049573644</text:p>
          </table:table-cell>
          <table:table-cell table:formula="of:=[.K585]*0.067" office:value-type="float" office:value="-13.2211385621" calcext:value-type="float">
            <text:p>-13,221138562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0.545262642" calcext:value-type="float">
            <text:p>0,545262642</text:p>
          </table:table-cell>
          <table:table-cell office:value-type="float" office:value="0.866053345" calcext:value-type="float">
            <text:p>0,866053345</text:p>
          </table:table-cell>
          <table:table-cell office:value-type="float" office:value="-1.774299575" calcext:value-type="float">
            <text:p>-1,774299575</text:p>
          </table:table-cell>
          <table:table-cell/>
          <table:table-cell table:formula="of:=[.E586]*100" office:value-type="float" office:value="54.5262642" calcext:value-type="float">
            <text:p>54,5262642</text:p>
          </table:table-cell>
          <table:table-cell table:formula="of:=[.F586]*100" office:value-type="float" office:value="86.6053345" calcext:value-type="float">
            <text:p>86,6053345</text:p>
          </table:table-cell>
          <table:table-cell table:formula="of:=[.G586]*100" office:value-type="float" office:value="-177.4299575" calcext:value-type="float">
            <text:p>-177,4299575</text:p>
          </table:table-cell>
          <table:table-cell/>
          <table:table-cell table:formula="of:=[.I586]*0.067" office:value-type="float" office:value="3.6532597014" calcext:value-type="float">
            <text:p>3,6532597014</text:p>
          </table:table-cell>
          <table:table-cell table:formula="of:=[.J586]*0.067" office:value-type="float" office:value="5.8025574115" calcext:value-type="float">
            <text:p>5,8025574115</text:p>
          </table:table-cell>
          <table:table-cell table:formula="of:=[.K586]*0.067" office:value-type="float" office:value="-11.8878071525" calcext:value-type="float">
            <text:p>-11,88780715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.413241397" calcext:value-type="float">
            <text:p>1,413241397</text:p>
          </table:table-cell>
          <table:table-cell office:value-type="float" office:value="0.903593502" calcext:value-type="float">
            <text:p>0,903593502</text:p>
          </table:table-cell>
          <table:table-cell office:value-type="float" office:value="-2.363172888" calcext:value-type="float">
            <text:p>-2,363172888</text:p>
          </table:table-cell>
          <table:table-cell/>
          <table:table-cell table:formula="of:=[.E587]*100" office:value-type="float" office:value="141.3241397" calcext:value-type="float">
            <text:p>141,3241397</text:p>
          </table:table-cell>
          <table:table-cell table:formula="of:=[.F587]*100" office:value-type="float" office:value="90.3593502" calcext:value-type="float">
            <text:p>90,3593502</text:p>
          </table:table-cell>
          <table:table-cell table:formula="of:=[.G587]*100" office:value-type="float" office:value="-236.3172888" calcext:value-type="float">
            <text:p>-236,3172888</text:p>
          </table:table-cell>
          <table:table-cell/>
          <table:table-cell table:formula="of:=[.I587]*0.067" office:value-type="float" office:value="9.4687173599" calcext:value-type="float">
            <text:p>9,4687173599</text:p>
          </table:table-cell>
          <table:table-cell table:formula="of:=[.J587]*0.067" office:value-type="float" office:value="6.0540764634" calcext:value-type="float">
            <text:p>6,0540764634</text:p>
          </table:table-cell>
          <table:table-cell table:formula="of:=[.K587]*0.067" office:value-type="float" office:value="-15.8332583496" calcext:value-type="float">
            <text:p>-15,83325834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1.317064562" calcext:value-type="float">
            <text:p>1,317064562</text:p>
          </table:table-cell>
          <table:table-cell office:value-type="float" office:value="0.615436261" calcext:value-type="float">
            <text:p>0,615436261</text:p>
          </table:table-cell>
          <table:table-cell office:value-type="float" office:value="-1.245108942" calcext:value-type="float">
            <text:p>-1,245108942</text:p>
          </table:table-cell>
          <table:table-cell/>
          <table:table-cell table:formula="of:=[.E588]*100" office:value-type="float" office:value="131.7064562" calcext:value-type="float">
            <text:p>131,7064562</text:p>
          </table:table-cell>
          <table:table-cell table:formula="of:=[.F588]*100" office:value-type="float" office:value="61.5436261" calcext:value-type="float">
            <text:p>61,5436261</text:p>
          </table:table-cell>
          <table:table-cell table:formula="of:=[.G588]*100" office:value-type="float" office:value="-124.5108942" calcext:value-type="float">
            <text:p>-124,5108942</text:p>
          </table:table-cell>
          <table:table-cell/>
          <table:table-cell table:formula="of:=[.I588]*0.067" office:value-type="float" office:value="8.8243325654" calcext:value-type="float">
            <text:p>8,8243325654</text:p>
          </table:table-cell>
          <table:table-cell table:formula="of:=[.J588]*0.067" office:value-type="float" office:value="4.1234229487" calcext:value-type="float">
            <text:p>4,1234229487</text:p>
          </table:table-cell>
          <table:table-cell table:formula="of:=[.K588]*0.067" office:value-type="float" office:value="-8.3422299114" calcext:value-type="float">
            <text:p>-8,34222991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0" calcext:value-type="float">
            <text:p>0</text:p>
          </table:table-cell>
          <table:table-cell office:value-type="float" office:value="0.548282072" calcext:value-type="float">
            <text:p>0,548282072</text:p>
          </table:table-cell>
          <table:table-cell office:value-type="float" office:value="-1.279179706" calcext:value-type="float">
            <text:p>-1,279179706</text:p>
          </table:table-cell>
          <table:table-cell/>
          <table:table-cell table:formula="of:=[.E589]*100" office:value-type="float" office:value="0" calcext:value-type="float">
            <text:p>0</text:p>
          </table:table-cell>
          <table:table-cell table:formula="of:=[.F589]*100" office:value-type="float" office:value="54.8282072" calcext:value-type="float">
            <text:p>54,8282072</text:p>
          </table:table-cell>
          <table:table-cell table:formula="of:=[.G589]*100" office:value-type="float" office:value="-127.9179706" calcext:value-type="float">
            <text:p>-127,9179706</text:p>
          </table:table-cell>
          <table:table-cell/>
          <table:table-cell table:formula="of:=[.I589]*0.067" office:value-type="float" office:value="0" calcext:value-type="float">
            <text:p>0</text:p>
          </table:table-cell>
          <table:table-cell table:formula="of:=[.J589]*0.067" office:value-type="float" office:value="3.6734898824" calcext:value-type="float">
            <text:p>3,6734898824</text:p>
          </table:table-cell>
          <table:table-cell table:formula="of:=[.K589]*0.067" office:value-type="float" office:value="-8.5705040302" calcext:value-type="float">
            <text:p>-8,5705040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0" calcext:value-type="float">
            <text:p>0</text:p>
          </table:table-cell>
          <table:table-cell office:value-type="float" office:value="0.930485924" calcext:value-type="float">
            <text:p>0,930485924</text:p>
          </table:table-cell>
          <table:table-cell office:value-type="float" office:value="-1.731497584" calcext:value-type="float">
            <text:p>-1,731497584</text:p>
          </table:table-cell>
          <table:table-cell/>
          <table:table-cell table:formula="of:=[.E590]*100" office:value-type="float" office:value="0" calcext:value-type="float">
            <text:p>0</text:p>
          </table:table-cell>
          <table:table-cell table:formula="of:=[.F590]*100" office:value-type="float" office:value="93.0485924" calcext:value-type="float">
            <text:p>93,0485924</text:p>
          </table:table-cell>
          <table:table-cell table:formula="of:=[.G590]*100" office:value-type="float" office:value="-173.1497584" calcext:value-type="float">
            <text:p>-173,1497584</text:p>
          </table:table-cell>
          <table:table-cell/>
          <table:table-cell table:formula="of:=[.I590]*0.067" office:value-type="float" office:value="0" calcext:value-type="float">
            <text:p>0</text:p>
          </table:table-cell>
          <table:table-cell table:formula="of:=[.J590]*0.067" office:value-type="float" office:value="6.2342556908" calcext:value-type="float">
            <text:p>6,2342556908</text:p>
          </table:table-cell>
          <table:table-cell table:formula="of:=[.K590]*0.067" office:value-type="float" office:value="-11.6010338128" calcext:value-type="float">
            <text:p>-11,6010338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0.102380762" calcext:value-type="float">
            <text:p>-0,102380762</text:p>
          </table:table-cell>
          <table:table-cell office:value-type="float" office:value="0.919267435" calcext:value-type="float">
            <text:p>0,919267435</text:p>
          </table:table-cell>
          <table:table-cell office:value-type="float" office:value="-1.722355727" calcext:value-type="float">
            <text:p>-1,722355727</text:p>
          </table:table-cell>
          <table:table-cell/>
          <table:table-cell table:formula="of:=[.E591]*100" office:value-type="float" office:value="-10.2380762" calcext:value-type="float">
            <text:p>-10,2380762</text:p>
          </table:table-cell>
          <table:table-cell table:formula="of:=[.F591]*100" office:value-type="float" office:value="91.9267435" calcext:value-type="float">
            <text:p>91,9267435</text:p>
          </table:table-cell>
          <table:table-cell table:formula="of:=[.G591]*100" office:value-type="float" office:value="-172.2355727" calcext:value-type="float">
            <text:p>-172,2355727</text:p>
          </table:table-cell>
          <table:table-cell/>
          <table:table-cell table:formula="of:=[.I591]*0.067" office:value-type="float" office:value="-0.6859511054" calcext:value-type="float">
            <text:p>-0,6859511054</text:p>
          </table:table-cell>
          <table:table-cell table:formula="of:=[.J591]*0.067" office:value-type="float" office:value="6.1590918145" calcext:value-type="float">
            <text:p>6,1590918145</text:p>
          </table:table-cell>
          <table:table-cell table:formula="of:=[.K591]*0.067" office:value-type="float" office:value="-11.5397833709" calcext:value-type="float">
            <text:p>-11,5397833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0.846143088" calcext:value-type="float">
            <text:p>-0,846143088</text:p>
          </table:table-cell>
          <table:table-cell office:value-type="float" office:value="0.968597058" calcext:value-type="float">
            <text:p>0,968597058</text:p>
          </table:table-cell>
          <table:table-cell office:value-type="float" office:value="-1.673542227" calcext:value-type="float">
            <text:p>-1,673542227</text:p>
          </table:table-cell>
          <table:table-cell/>
          <table:table-cell table:formula="of:=[.E592]*100" office:value-type="float" office:value="-84.6143088" calcext:value-type="float">
            <text:p>-84,6143088</text:p>
          </table:table-cell>
          <table:table-cell table:formula="of:=[.F592]*100" office:value-type="float" office:value="96.8597058" calcext:value-type="float">
            <text:p>96,8597058</text:p>
          </table:table-cell>
          <table:table-cell table:formula="of:=[.G592]*100" office:value-type="float" office:value="-167.3542227" calcext:value-type="float">
            <text:p>-167,3542227</text:p>
          </table:table-cell>
          <table:table-cell/>
          <table:table-cell table:formula="of:=[.I592]*0.067" office:value-type="float" office:value="-5.6691586896" calcext:value-type="float">
            <text:p>-5,6691586896</text:p>
          </table:table-cell>
          <table:table-cell table:formula="of:=[.J592]*0.067" office:value-type="float" office:value="6.4896002886" calcext:value-type="float">
            <text:p>6,4896002886</text:p>
          </table:table-cell>
          <table:table-cell table:formula="of:=[.K592]*0.067" office:value-type="float" office:value="-11.2127329209" calcext:value-type="float">
            <text:p>-11,2127329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0.927380154" calcext:value-type="float">
            <text:p>-0,927380154</text:p>
          </table:table-cell>
          <table:table-cell office:value-type="float" office:value="1.355435064" calcext:value-type="float">
            <text:p>1,355435064</text:p>
          </table:table-cell>
          <table:table-cell office:value-type="float" office:value="-2.385608947" calcext:value-type="float">
            <text:p>-2,385608947</text:p>
          </table:table-cell>
          <table:table-cell/>
          <table:table-cell table:formula="of:=[.E593]*100" office:value-type="float" office:value="-92.7380154" calcext:value-type="float">
            <text:p>-92,7380154</text:p>
          </table:table-cell>
          <table:table-cell table:formula="of:=[.F593]*100" office:value-type="float" office:value="135.5435064" calcext:value-type="float">
            <text:p>135,5435064</text:p>
          </table:table-cell>
          <table:table-cell table:formula="of:=[.G593]*100" office:value-type="float" office:value="-238.5608947" calcext:value-type="float">
            <text:p>-238,5608947</text:p>
          </table:table-cell>
          <table:table-cell/>
          <table:table-cell table:formula="of:=[.I593]*0.067" office:value-type="float" office:value="-6.2134470318" calcext:value-type="float">
            <text:p>-6,2134470318</text:p>
          </table:table-cell>
          <table:table-cell table:formula="of:=[.J593]*0.067" office:value-type="float" office:value="9.0814149288" calcext:value-type="float">
            <text:p>9,0814149288</text:p>
          </table:table-cell>
          <table:table-cell table:formula="of:=[.K593]*0.067" office:value-type="float" office:value="-15.9835799449" calcext:value-type="float">
            <text:p>-15,98357994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0.619553585" calcext:value-type="float">
            <text:p>-0,619553585</text:p>
          </table:table-cell>
          <table:table-cell office:value-type="float" office:value="1.584862747" calcext:value-type="float">
            <text:p>1,584862747</text:p>
          </table:table-cell>
          <table:table-cell office:value-type="float" office:value="-2.375750764" calcext:value-type="float">
            <text:p>-2,375750764</text:p>
          </table:table-cell>
          <table:table-cell/>
          <table:table-cell table:formula="of:=[.E594]*100" office:value-type="float" office:value="-61.9553585" calcext:value-type="float">
            <text:p>-61,9553585</text:p>
          </table:table-cell>
          <table:table-cell table:formula="of:=[.F594]*100" office:value-type="float" office:value="158.4862747" calcext:value-type="float">
            <text:p>158,4862747</text:p>
          </table:table-cell>
          <table:table-cell table:formula="of:=[.G594]*100" office:value-type="float" office:value="-237.5750764" calcext:value-type="float">
            <text:p>-237,5750764</text:p>
          </table:table-cell>
          <table:table-cell/>
          <table:table-cell table:formula="of:=[.I594]*0.067" office:value-type="float" office:value="-4.1510090195" calcext:value-type="float">
            <text:p>-4,1510090195</text:p>
          </table:table-cell>
          <table:table-cell table:formula="of:=[.J594]*0.067" office:value-type="float" office:value="10.6185804049" calcext:value-type="float">
            <text:p>10,6185804049</text:p>
          </table:table-cell>
          <table:table-cell table:formula="of:=[.K594]*0.067" office:value-type="float" office:value="-15.9175301188" calcext:value-type="float">
            <text:p>-15,91753011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1.809439012" calcext:value-type="float">
            <text:p>-1,809439012</text:p>
          </table:table-cell>
          <table:table-cell office:value-type="float" office:value="1.755258527" calcext:value-type="float">
            <text:p>1,755258527</text:p>
          </table:table-cell>
          <table:table-cell office:value-type="float" office:value="-2.0710548" calcext:value-type="float">
            <text:p>-2,0710548</text:p>
          </table:table-cell>
          <table:table-cell/>
          <table:table-cell table:formula="of:=[.E595]*100" office:value-type="float" office:value="-180.9439012" calcext:value-type="float">
            <text:p>-180,9439012</text:p>
          </table:table-cell>
          <table:table-cell table:formula="of:=[.F595]*100" office:value-type="float" office:value="175.5258527" calcext:value-type="float">
            <text:p>175,5258527</text:p>
          </table:table-cell>
          <table:table-cell table:formula="of:=[.G595]*100" office:value-type="float" office:value="-207.10548" calcext:value-type="float">
            <text:p>-207,10548</text:p>
          </table:table-cell>
          <table:table-cell/>
          <table:table-cell table:formula="of:=[.I595]*0.067" office:value-type="float" office:value="-12.1232413804" calcext:value-type="float">
            <text:p>-12,1232413804</text:p>
          </table:table-cell>
          <table:table-cell table:formula="of:=[.J595]*0.067" office:value-type="float" office:value="11.7602321309" calcext:value-type="float">
            <text:p>11,7602321309</text:p>
          </table:table-cell>
          <table:table-cell table:formula="of:=[.K595]*0.067" office:value-type="float" office:value="-13.87606716" calcext:value-type="float">
            <text:p>-13,876067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.95595349" calcext:value-type="float">
            <text:p>-1,95595349</text:p>
          </table:table-cell>
          <table:table-cell office:value-type="float" office:value="2.130971122" calcext:value-type="float">
            <text:p>2,130971122</text:p>
          </table:table-cell>
          <table:table-cell office:value-type="float" office:value="-3.191328422" calcext:value-type="float">
            <text:p>-3,191328422</text:p>
          </table:table-cell>
          <table:table-cell/>
          <table:table-cell table:formula="of:=[.E596]*100" office:value-type="float" office:value="-195.595349" calcext:value-type="float">
            <text:p>-195,595349</text:p>
          </table:table-cell>
          <table:table-cell table:formula="of:=[.F596]*100" office:value-type="float" office:value="213.0971122" calcext:value-type="float">
            <text:p>213,0971122</text:p>
          </table:table-cell>
          <table:table-cell table:formula="of:=[.G596]*100" office:value-type="float" office:value="-319.1328422" calcext:value-type="float">
            <text:p>-319,1328422</text:p>
          </table:table-cell>
          <table:table-cell/>
          <table:table-cell table:formula="of:=[.I596]*0.067" office:value-type="float" office:value="-13.104888383" calcext:value-type="float">
            <text:p>-13,104888383</text:p>
          </table:table-cell>
          <table:table-cell table:formula="of:=[.J596]*0.067" office:value-type="float" office:value="14.2775065174" calcext:value-type="float">
            <text:p>14,2775065174</text:p>
          </table:table-cell>
          <table:table-cell table:formula="of:=[.K596]*0.067" office:value-type="float" office:value="-21.3819004274" calcext:value-type="float">
            <text:p>-21,38190042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.29416014" calcext:value-type="float">
            <text:p>-1,29416014</text:p>
          </table:table-cell>
          <table:table-cell office:value-type="float" office:value="1.945693307" calcext:value-type="float">
            <text:p>1,945693307</text:p>
          </table:table-cell>
          <table:table-cell office:value-type="float" office:value="-3.476367563" calcext:value-type="float">
            <text:p>-3,476367563</text:p>
          </table:table-cell>
          <table:table-cell/>
          <table:table-cell table:formula="of:=[.E597]*100" office:value-type="float" office:value="-129.416014" calcext:value-type="float">
            <text:p>-129,416014</text:p>
          </table:table-cell>
          <table:table-cell table:formula="of:=[.F597]*100" office:value-type="float" office:value="194.5693307" calcext:value-type="float">
            <text:p>194,5693307</text:p>
          </table:table-cell>
          <table:table-cell table:formula="of:=[.G597]*100" office:value-type="float" office:value="-347.6367563" calcext:value-type="float">
            <text:p>-347,6367563</text:p>
          </table:table-cell>
          <table:table-cell/>
          <table:table-cell table:formula="of:=[.I597]*0.067" office:value-type="float" office:value="-8.670872938" calcext:value-type="float">
            <text:p>-8,670872938</text:p>
          </table:table-cell>
          <table:table-cell table:formula="of:=[.J597]*0.067" office:value-type="float" office:value="13.0361451569" calcext:value-type="float">
            <text:p>13,0361451569</text:p>
          </table:table-cell>
          <table:table-cell table:formula="of:=[.K597]*0.067" office:value-type="float" office:value="-23.2916626721" calcext:value-type="float">
            <text:p>-23,29166267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2.075323733" calcext:value-type="float">
            <text:p>-2,075323733</text:p>
          </table:table-cell>
          <table:table-cell office:value-type="float" office:value="1.494150437" calcext:value-type="float">
            <text:p>1,494150437</text:p>
          </table:table-cell>
          <table:table-cell office:value-type="float" office:value="-3.501286507" calcext:value-type="float">
            <text:p>-3,501286507</text:p>
          </table:table-cell>
          <table:table-cell/>
          <table:table-cell table:formula="of:=[.E598]*100" office:value-type="float" office:value="-207.5323733" calcext:value-type="float">
            <text:p>-207,5323733</text:p>
          </table:table-cell>
          <table:table-cell table:formula="of:=[.F598]*100" office:value-type="float" office:value="149.4150437" calcext:value-type="float">
            <text:p>149,4150437</text:p>
          </table:table-cell>
          <table:table-cell table:formula="of:=[.G598]*100" office:value-type="float" office:value="-350.1286507" calcext:value-type="float">
            <text:p>-350,1286507</text:p>
          </table:table-cell>
          <table:table-cell/>
          <table:table-cell table:formula="of:=[.I598]*0.067" office:value-type="float" office:value="-13.9046690111" calcext:value-type="float">
            <text:p>-13,9046690111</text:p>
          </table:table-cell>
          <table:table-cell table:formula="of:=[.J598]*0.067" office:value-type="float" office:value="10.0108079279" calcext:value-type="float">
            <text:p>10,0108079279</text:p>
          </table:table-cell>
          <table:table-cell table:formula="of:=[.K598]*0.067" office:value-type="float" office:value="-23.4586195969" calcext:value-type="float">
            <text:p>-23,45861959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2.390672278" calcext:value-type="float">
            <text:p>-2,390672278</text:p>
          </table:table-cell>
          <table:table-cell office:value-type="float" office:value="2.546725649" calcext:value-type="float">
            <text:p>2,546725649</text:p>
          </table:table-cell>
          <table:table-cell office:value-type="float" office:value="-4.526064166" calcext:value-type="float">
            <text:p>-4,526064166</text:p>
          </table:table-cell>
          <table:table-cell/>
          <table:table-cell table:formula="of:=[.E599]*100" office:value-type="float" office:value="-239.0672278" calcext:value-type="float">
            <text:p>-239,0672278</text:p>
          </table:table-cell>
          <table:table-cell table:formula="of:=[.F599]*100" office:value-type="float" office:value="254.6725649" calcext:value-type="float">
            <text:p>254,6725649</text:p>
          </table:table-cell>
          <table:table-cell table:formula="of:=[.G599]*100" office:value-type="float" office:value="-452.6064166" calcext:value-type="float">
            <text:p>-452,6064166</text:p>
          </table:table-cell>
          <table:table-cell/>
          <table:table-cell table:formula="of:=[.I599]*0.067" office:value-type="float" office:value="-16.0175042626" calcext:value-type="float">
            <text:p>-16,0175042626</text:p>
          </table:table-cell>
          <table:table-cell table:formula="of:=[.J599]*0.067" office:value-type="float" office:value="17.0630618483" calcext:value-type="float">
            <text:p>17,0630618483</text:p>
          </table:table-cell>
          <table:table-cell table:formula="of:=[.K599]*0.067" office:value-type="float" office:value="-30.3246299122" calcext:value-type="float">
            <text:p>-30,32462991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2.132702833" calcext:value-type="float">
            <text:p>-2,132702833</text:p>
          </table:table-cell>
          <table:table-cell office:value-type="float" office:value="2.914050222" calcext:value-type="float">
            <text:p>2,914050222</text:p>
          </table:table-cell>
          <table:table-cell office:value-type="float" office:value="-5.243403034" calcext:value-type="float">
            <text:p>-5,243403034</text:p>
          </table:table-cell>
          <table:table-cell/>
          <table:table-cell table:formula="of:=[.E600]*100" office:value-type="float" office:value="-213.2702833" calcext:value-type="float">
            <text:p>-213,2702833</text:p>
          </table:table-cell>
          <table:table-cell table:formula="of:=[.F600]*100" office:value-type="float" office:value="291.4050222" calcext:value-type="float">
            <text:p>291,4050222</text:p>
          </table:table-cell>
          <table:table-cell table:formula="of:=[.G600]*100" office:value-type="float" office:value="-524.3403034" calcext:value-type="float">
            <text:p>-524,3403034</text:p>
          </table:table-cell>
          <table:table-cell/>
          <table:table-cell table:formula="of:=[.I600]*0.067" office:value-type="float" office:value="-14.2891089811" calcext:value-type="float">
            <text:p>-14,2891089811</text:p>
          </table:table-cell>
          <table:table-cell table:formula="of:=[.J600]*0.067" office:value-type="float" office:value="19.5241364874" calcext:value-type="float">
            <text:p>19,5241364874</text:p>
          </table:table-cell>
          <table:table-cell table:formula="of:=[.K600]*0.067" office:value-type="float" office:value="-35.1308003278" calcext:value-type="float">
            <text:p>-35,130800327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1.701684478" calcext:value-type="float">
            <text:p>-1,701684478</text:p>
          </table:table-cell>
          <table:table-cell office:value-type="float" office:value="2.816346238" calcext:value-type="float">
            <text:p>2,816346238</text:p>
          </table:table-cell>
          <table:table-cell office:value-type="float" office:value="-5.862197959" calcext:value-type="float">
            <text:p>-5,862197959</text:p>
          </table:table-cell>
          <table:table-cell/>
          <table:table-cell table:formula="of:=[.E601]*100" office:value-type="float" office:value="-170.1684478" calcext:value-type="float">
            <text:p>-170,1684478</text:p>
          </table:table-cell>
          <table:table-cell table:formula="of:=[.F601]*100" office:value-type="float" office:value="281.6346238" calcext:value-type="float">
            <text:p>281,6346238</text:p>
          </table:table-cell>
          <table:table-cell table:formula="of:=[.G601]*100" office:value-type="float" office:value="-586.2197959" calcext:value-type="float">
            <text:p>-586,2197959</text:p>
          </table:table-cell>
          <table:table-cell/>
          <table:table-cell table:formula="of:=[.I601]*0.067" office:value-type="float" office:value="-11.4012860026" calcext:value-type="float">
            <text:p>-11,4012860026</text:p>
          </table:table-cell>
          <table:table-cell table:formula="of:=[.J601]*0.067" office:value-type="float" office:value="18.8695197946" calcext:value-type="float">
            <text:p>18,8695197946</text:p>
          </table:table-cell>
          <table:table-cell table:formula="of:=[.K601]*0.067" office:value-type="float" office:value="-39.2767263253" calcext:value-type="float">
            <text:p>-39,27672632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0.843844013" calcext:value-type="float">
            <text:p>-0,843844013</text:p>
          </table:table-cell>
          <table:table-cell office:value-type="float" office:value="3.458787047" calcext:value-type="float">
            <text:p>3,458787047</text:p>
          </table:table-cell>
          <table:table-cell office:value-type="float" office:value="-6.142854124" calcext:value-type="float">
            <text:p>-6,142854124</text:p>
          </table:table-cell>
          <table:table-cell/>
          <table:table-cell table:formula="of:=[.E602]*100" office:value-type="float" office:value="-84.3844013" calcext:value-type="float">
            <text:p>-84,3844013</text:p>
          </table:table-cell>
          <table:table-cell table:formula="of:=[.F602]*100" office:value-type="float" office:value="345.8787047" calcext:value-type="float">
            <text:p>345,8787047</text:p>
          </table:table-cell>
          <table:table-cell table:formula="of:=[.G602]*100" office:value-type="float" office:value="-614.2854124" calcext:value-type="float">
            <text:p>-614,2854124</text:p>
          </table:table-cell>
          <table:table-cell/>
          <table:table-cell table:formula="of:=[.I602]*0.067" office:value-type="float" office:value="-5.6537548871" calcext:value-type="float">
            <text:p>-5,6537548871</text:p>
          </table:table-cell>
          <table:table-cell table:formula="of:=[.J602]*0.067" office:value-type="float" office:value="23.1738732149" calcext:value-type="float">
            <text:p>23,1738732149</text:p>
          </table:table-cell>
          <table:table-cell table:formula="of:=[.K602]*0.067" office:value-type="float" office:value="-41.1571226308" calcext:value-type="float">
            <text:p>-41,157122630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0.453342092" calcext:value-type="float">
            <text:p>-0,453342092</text:p>
          </table:table-cell>
          <table:table-cell office:value-type="float" office:value="3.791122483" calcext:value-type="float">
            <text:p>3,791122483</text:p>
          </table:table-cell>
          <table:table-cell office:value-type="float" office:value="-6.166214713" calcext:value-type="float">
            <text:p>-6,166214713</text:p>
          </table:table-cell>
          <table:table-cell/>
          <table:table-cell table:formula="of:=[.E603]*100" office:value-type="float" office:value="-45.3342092" calcext:value-type="float">
            <text:p>-45,3342092</text:p>
          </table:table-cell>
          <table:table-cell table:formula="of:=[.F603]*100" office:value-type="float" office:value="379.1122483" calcext:value-type="float">
            <text:p>379,1122483</text:p>
          </table:table-cell>
          <table:table-cell table:formula="of:=[.G603]*100" office:value-type="float" office:value="-616.6214713" calcext:value-type="float">
            <text:p>-616,6214713</text:p>
          </table:table-cell>
          <table:table-cell/>
          <table:table-cell table:formula="of:=[.I603]*0.067" office:value-type="float" office:value="-3.0373920164" calcext:value-type="float">
            <text:p>-3,0373920164</text:p>
          </table:table-cell>
          <table:table-cell table:formula="of:=[.J603]*0.067" office:value-type="float" office:value="25.4005206361" calcext:value-type="float">
            <text:p>25,4005206361</text:p>
          </table:table-cell>
          <table:table-cell table:formula="of:=[.K603]*0.067" office:value-type="float" office:value="-41.3136385771" calcext:value-type="float">
            <text:p>-41,313638577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-0.242683492" calcext:value-type="float">
            <text:p>-0,242683492</text:p>
          </table:table-cell>
          <table:table-cell office:value-type="float" office:value="3.715058472" calcext:value-type="float">
            <text:p>3,715058472</text:p>
          </table:table-cell>
          <table:table-cell office:value-type="float" office:value="-6.276792706" calcext:value-type="float">
            <text:p>-6,276792706</text:p>
          </table:table-cell>
          <table:table-cell/>
          <table:table-cell table:formula="of:=[.E604]*100" office:value-type="float" office:value="-24.2683492" calcext:value-type="float">
            <text:p>-24,2683492</text:p>
          </table:table-cell>
          <table:table-cell table:formula="of:=[.F604]*100" office:value-type="float" office:value="371.5058472" calcext:value-type="float">
            <text:p>371,5058472</text:p>
          </table:table-cell>
          <table:table-cell table:formula="of:=[.G604]*100" office:value-type="float" office:value="-627.6792706" calcext:value-type="float">
            <text:p>-627,6792706</text:p>
          </table:table-cell>
          <table:table-cell/>
          <table:table-cell table:formula="of:=[.I604]*0.067" office:value-type="float" office:value="-1.6259793964" calcext:value-type="float">
            <text:p>-1,6259793964</text:p>
          </table:table-cell>
          <table:table-cell table:formula="of:=[.J604]*0.067" office:value-type="float" office:value="24.8908917624" calcext:value-type="float">
            <text:p>24,8908917624</text:p>
          </table:table-cell>
          <table:table-cell table:formula="of:=[.K604]*0.067" office:value-type="float" office:value="-42.0545111302" calcext:value-type="float">
            <text:p>-42,054511130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0.238620657" calcext:value-type="float">
            <text:p>0,238620657</text:p>
          </table:table-cell>
          <table:table-cell office:value-type="float" office:value="3.704021739" calcext:value-type="float">
            <text:p>3,704021739</text:p>
          </table:table-cell>
          <table:table-cell office:value-type="float" office:value="-6.353387281" calcext:value-type="float">
            <text:p>-6,353387281</text:p>
          </table:table-cell>
          <table:table-cell/>
          <table:table-cell table:formula="of:=[.E605]*100" office:value-type="float" office:value="23.8620657" calcext:value-type="float">
            <text:p>23,8620657</text:p>
          </table:table-cell>
          <table:table-cell table:formula="of:=[.F605]*100" office:value-type="float" office:value="370.4021739" calcext:value-type="float">
            <text:p>370,4021739</text:p>
          </table:table-cell>
          <table:table-cell table:formula="of:=[.G605]*100" office:value-type="float" office:value="-635.3387281" calcext:value-type="float">
            <text:p>-635,3387281</text:p>
          </table:table-cell>
          <table:table-cell/>
          <table:table-cell table:formula="of:=[.I605]*0.067" office:value-type="float" office:value="1.5987584019" calcext:value-type="float">
            <text:p>1,5987584019</text:p>
          </table:table-cell>
          <table:table-cell table:formula="of:=[.J605]*0.067" office:value-type="float" office:value="24.8169456513" calcext:value-type="float">
            <text:p>24,8169456513</text:p>
          </table:table-cell>
          <table:table-cell table:formula="of:=[.K605]*0.067" office:value-type="float" office:value="-42.5676947827" calcext:value-type="float">
            <text:p>-42,56769478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0.88033505" calcext:value-type="float">
            <text:p>0,88033505</text:p>
          </table:table-cell>
          <table:table-cell office:value-type="float" office:value="3.804252981" calcext:value-type="float">
            <text:p>3,804252981</text:p>
          </table:table-cell>
          <table:table-cell office:value-type="float" office:value="-6.201821654" calcext:value-type="float">
            <text:p>-6,201821654</text:p>
          </table:table-cell>
          <table:table-cell/>
          <table:table-cell table:formula="of:=[.E606]*100" office:value-type="float" office:value="88.033505" calcext:value-type="float">
            <text:p>88,033505</text:p>
          </table:table-cell>
          <table:table-cell table:formula="of:=[.F606]*100" office:value-type="float" office:value="380.4252981" calcext:value-type="float">
            <text:p>380,4252981</text:p>
          </table:table-cell>
          <table:table-cell table:formula="of:=[.G606]*100" office:value-type="float" office:value="-620.1821654" calcext:value-type="float">
            <text:p>-620,1821654</text:p>
          </table:table-cell>
          <table:table-cell/>
          <table:table-cell table:formula="of:=[.I606]*0.067" office:value-type="float" office:value="5.898244835" calcext:value-type="float">
            <text:p>5,898244835</text:p>
          </table:table-cell>
          <table:table-cell table:formula="of:=[.J606]*0.067" office:value-type="float" office:value="25.4884949727" calcext:value-type="float">
            <text:p>25,4884949727</text:p>
          </table:table-cell>
          <table:table-cell table:formula="of:=[.K606]*0.067" office:value-type="float" office:value="-41.5522050818" calcext:value-type="float">
            <text:p>-41,552205081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.081324676" calcext:value-type="float">
            <text:p>1,081324676</text:p>
          </table:table-cell>
          <table:table-cell office:value-type="float" office:value="3.746012052" calcext:value-type="float">
            <text:p>3,746012052</text:p>
          </table:table-cell>
          <table:table-cell office:value-type="float" office:value="-5.706794566" calcext:value-type="float">
            <text:p>-5,706794566</text:p>
          </table:table-cell>
          <table:table-cell/>
          <table:table-cell table:formula="of:=[.E607]*100" office:value-type="float" office:value="108.1324676" calcext:value-type="float">
            <text:p>108,1324676</text:p>
          </table:table-cell>
          <table:table-cell table:formula="of:=[.F607]*100" office:value-type="float" office:value="374.6012052" calcext:value-type="float">
            <text:p>374,6012052</text:p>
          </table:table-cell>
          <table:table-cell table:formula="of:=[.G607]*100" office:value-type="float" office:value="-570.6794566" calcext:value-type="float">
            <text:p>-570,6794566</text:p>
          </table:table-cell>
          <table:table-cell/>
          <table:table-cell table:formula="of:=[.I607]*0.067" office:value-type="float" office:value="7.2448753292" calcext:value-type="float">
            <text:p>7,2448753292</text:p>
          </table:table-cell>
          <table:table-cell table:formula="of:=[.J607]*0.067" office:value-type="float" office:value="25.0982807484" calcext:value-type="float">
            <text:p>25,0982807484</text:p>
          </table:table-cell>
          <table:table-cell table:formula="of:=[.K607]*0.067" office:value-type="float" office:value="-38.2355235922" calcext:value-type="float">
            <text:p>-38,235523592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.08970733" calcext:value-type="float">
            <text:p>1,08970733</text:p>
          </table:table-cell>
          <table:table-cell office:value-type="float" office:value="3.10530927" calcext:value-type="float">
            <text:p>3,10530927</text:p>
          </table:table-cell>
          <table:table-cell office:value-type="float" office:value="-5.429735809" calcext:value-type="float">
            <text:p>-5,429735809</text:p>
          </table:table-cell>
          <table:table-cell/>
          <table:table-cell table:formula="of:=[.E608]*100" office:value-type="float" office:value="108.970733" calcext:value-type="float">
            <text:p>108,970733</text:p>
          </table:table-cell>
          <table:table-cell table:formula="of:=[.F608]*100" office:value-type="float" office:value="310.530927" calcext:value-type="float">
            <text:p>310,530927</text:p>
          </table:table-cell>
          <table:table-cell table:formula="of:=[.G608]*100" office:value-type="float" office:value="-542.9735809" calcext:value-type="float">
            <text:p>-542,9735809</text:p>
          </table:table-cell>
          <table:table-cell/>
          <table:table-cell table:formula="of:=[.I608]*0.067" office:value-type="float" office:value="7.301039111" calcext:value-type="float">
            <text:p>7,301039111</text:p>
          </table:table-cell>
          <table:table-cell table:formula="of:=[.J608]*0.067" office:value-type="float" office:value="20.805572109" calcext:value-type="float">
            <text:p>20,805572109</text:p>
          </table:table-cell>
          <table:table-cell table:formula="of:=[.K608]*0.067" office:value-type="float" office:value="-36.3792299203" calcext:value-type="float">
            <text:p>-36,3792299203</text:p>
          </table:table-cell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.666677293" calcext:value-type="float">
            <text:p>1,666677293</text:p>
          </table:table-cell>
          <table:table-cell office:value-type="float" office:value="2.615266389" calcext:value-type="float">
            <text:p>2,615266389</text:p>
          </table:table-cell>
          <table:table-cell office:value-type="float" office:value="-5.187695124" calcext:value-type="float">
            <text:p>-5,187695124</text:p>
          </table:table-cell>
          <table:table-cell/>
          <table:table-cell table:formula="of:=[.E609]*100" office:value-type="float" office:value="166.6677293" calcext:value-type="float">
            <text:p>166,6677293</text:p>
          </table:table-cell>
          <table:table-cell table:formula="of:=[.F609]*100" office:value-type="float" office:value="261.5266389" calcext:value-type="float">
            <text:p>261,5266389</text:p>
          </table:table-cell>
          <table:table-cell table:formula="of:=[.G609]*100" office:value-type="float" office:value="-518.7695124" calcext:value-type="float">
            <text:p>-518,7695124</text:p>
          </table:table-cell>
          <table:table-cell/>
          <table:table-cell table:formula="of:=[.I609]*0.067" office:value-type="float" office:value="11.1667378631" calcext:value-type="float">
            <text:p>11,1667378631</text:p>
          </table:table-cell>
          <table:table-cell table:formula="of:=[.J609]*0.067" office:value-type="float" office:value="17.5222848063" calcext:value-type="float">
            <text:p>17,5222848063</text:p>
          </table:table-cell>
          <table:table-cell table:formula="of:=[.K609]*0.067" office:value-type="float" office:value="-34.7575573308" calcext:value-type="float">
            <text:p>-34,75755733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.651276406" calcext:value-type="float">
            <text:p>1,651276406</text:p>
          </table:table-cell>
          <table:table-cell office:value-type="float" office:value="2.239414593" calcext:value-type="float">
            <text:p>2,239414593</text:p>
          </table:table-cell>
          <table:table-cell office:value-type="float" office:value="-4.35950826" calcext:value-type="float">
            <text:p>-4,35950826</text:p>
          </table:table-cell>
          <table:table-cell/>
          <table:table-cell table:formula="of:=[.E610]*100" office:value-type="float" office:value="165.1276406" calcext:value-type="float">
            <text:p>165,1276406</text:p>
          </table:table-cell>
          <table:table-cell table:formula="of:=[.F610]*100" office:value-type="float" office:value="223.9414593" calcext:value-type="float">
            <text:p>223,9414593</text:p>
          </table:table-cell>
          <table:table-cell table:formula="of:=[.G610]*100" office:value-type="float" office:value="-435.950826" calcext:value-type="float">
            <text:p>-435,950826</text:p>
          </table:table-cell>
          <table:table-cell/>
          <table:table-cell table:formula="of:=[.I610]*0.067" office:value-type="float" office:value="11.0635519202" calcext:value-type="float">
            <text:p>11,0635519202</text:p>
          </table:table-cell>
          <table:table-cell table:formula="of:=[.J610]*0.067" office:value-type="float" office:value="15.0040777731" calcext:value-type="float">
            <text:p>15,0040777731</text:p>
          </table:table-cell>
          <table:table-cell table:formula="of:=[.K610]*0.067" office:value-type="float" office:value="-29.208705342" calcext:value-type="float">
            <text:p>-29,2087053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.173122306" calcext:value-type="float">
            <text:p>1,173122306</text:p>
          </table:table-cell>
          <table:table-cell office:value-type="float" office:value="1.901212157" calcext:value-type="float">
            <text:p>1,901212157</text:p>
          </table:table-cell>
          <table:table-cell office:value-type="float" office:value="-4.020171249" calcext:value-type="float">
            <text:p>-4,020171249</text:p>
          </table:table-cell>
          <table:table-cell/>
          <table:table-cell table:formula="of:=[.E611]*100" office:value-type="float" office:value="117.3122306" calcext:value-type="float">
            <text:p>117,3122306</text:p>
          </table:table-cell>
          <table:table-cell table:formula="of:=[.F611]*100" office:value-type="float" office:value="190.1212157" calcext:value-type="float">
            <text:p>190,1212157</text:p>
          </table:table-cell>
          <table:table-cell table:formula="of:=[.G611]*100" office:value-type="float" office:value="-402.0171249" calcext:value-type="float">
            <text:p>-402,0171249</text:p>
          </table:table-cell>
          <table:table-cell/>
          <table:table-cell table:formula="of:=[.I611]*0.067" office:value-type="float" office:value="7.8599194502" calcext:value-type="float">
            <text:p>7,8599194502</text:p>
          </table:table-cell>
          <table:table-cell table:formula="of:=[.J611]*0.067" office:value-type="float" office:value="12.7381214519" calcext:value-type="float">
            <text:p>12,7381214519</text:p>
          </table:table-cell>
          <table:table-cell table:formula="of:=[.K611]*0.067" office:value-type="float" office:value="-26.9351473683" calcext:value-type="float">
            <text:p>-26,935147368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.743065213" calcext:value-type="float">
            <text:p>1,743065213</text:p>
          </table:table-cell>
          <table:table-cell office:value-type="float" office:value="1.656630427" calcext:value-type="float">
            <text:p>1,656630427</text:p>
          </table:table-cell>
          <table:table-cell office:value-type="float" office:value="-3.941395016" calcext:value-type="float">
            <text:p>-3,941395016</text:p>
          </table:table-cell>
          <table:table-cell/>
          <table:table-cell table:formula="of:=[.E612]*100" office:value-type="float" office:value="174.3065213" calcext:value-type="float">
            <text:p>174,3065213</text:p>
          </table:table-cell>
          <table:table-cell table:formula="of:=[.F612]*100" office:value-type="float" office:value="165.6630427" calcext:value-type="float">
            <text:p>165,6630427</text:p>
          </table:table-cell>
          <table:table-cell table:formula="of:=[.G612]*100" office:value-type="float" office:value="-394.1395016" calcext:value-type="float">
            <text:p>-394,1395016</text:p>
          </table:table-cell>
          <table:table-cell/>
          <table:table-cell table:formula="of:=[.I612]*0.067" office:value-type="float" office:value="11.6785369271" calcext:value-type="float">
            <text:p>11,6785369271</text:p>
          </table:table-cell>
          <table:table-cell table:formula="of:=[.J612]*0.067" office:value-type="float" office:value="11.0994238609" calcext:value-type="float">
            <text:p>11,0994238609</text:p>
          </table:table-cell>
          <table:table-cell table:formula="of:=[.K612]*0.067" office:value-type="float" office:value="-26.4073466072" calcext:value-type="float">
            <text:p>-26,407346607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.697548036" calcext:value-type="float">
            <text:p>1,697548036</text:p>
          </table:table-cell>
          <table:table-cell office:value-type="float" office:value="1.363318377" calcext:value-type="float">
            <text:p>1,363318377</text:p>
          </table:table-cell>
          <table:table-cell office:value-type="float" office:value="-3.018536475" calcext:value-type="float">
            <text:p>-3,018536475</text:p>
          </table:table-cell>
          <table:table-cell/>
          <table:table-cell table:formula="of:=[.E613]*100" office:value-type="float" office:value="169.7548036" calcext:value-type="float">
            <text:p>169,7548036</text:p>
          </table:table-cell>
          <table:table-cell table:formula="of:=[.F613]*100" office:value-type="float" office:value="136.3318377" calcext:value-type="float">
            <text:p>136,3318377</text:p>
          </table:table-cell>
          <table:table-cell table:formula="of:=[.G613]*100" office:value-type="float" office:value="-301.8536475" calcext:value-type="float">
            <text:p>-301,8536475</text:p>
          </table:table-cell>
          <table:table-cell/>
          <table:table-cell table:formula="of:=[.I613]*0.067" office:value-type="float" office:value="11.3735718412" calcext:value-type="float">
            <text:p>11,3735718412</text:p>
          </table:table-cell>
          <table:table-cell table:formula="of:=[.J613]*0.067" office:value-type="float" office:value="9.1342331259" calcext:value-type="float">
            <text:p>9,1342331259</text:p>
          </table:table-cell>
          <table:table-cell table:formula="of:=[.K613]*0.067" office:value-type="float" office:value="-20.2241943825" calcext:value-type="float">
            <text:p>-20,22419438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.00485133" calcext:value-type="float">
            <text:p>1,00485133</text:p>
          </table:table-cell>
          <table:table-cell office:value-type="float" office:value="1.498628726" calcext:value-type="float">
            <text:p>1,498628726</text:p>
          </table:table-cell>
          <table:table-cell office:value-type="float" office:value="-2.71901255" calcext:value-type="float">
            <text:p>-2,71901255</text:p>
          </table:table-cell>
          <table:table-cell/>
          <table:table-cell table:formula="of:=[.E614]*100" office:value-type="float" office:value="100.485133" calcext:value-type="float">
            <text:p>100,485133</text:p>
          </table:table-cell>
          <table:table-cell table:formula="of:=[.F614]*100" office:value-type="float" office:value="149.8628726" calcext:value-type="float">
            <text:p>149,8628726</text:p>
          </table:table-cell>
          <table:table-cell table:formula="of:=[.G614]*100" office:value-type="float" office:value="-271.901255" calcext:value-type="float">
            <text:p>-271,901255</text:p>
          </table:table-cell>
          <table:table-cell/>
          <table:table-cell table:formula="of:=[.I614]*0.067" office:value-type="float" office:value="6.732503911" calcext:value-type="float">
            <text:p>6,732503911</text:p>
          </table:table-cell>
          <table:table-cell table:formula="of:=[.J614]*0.067" office:value-type="float" office:value="10.0408124642" calcext:value-type="float">
            <text:p>10,0408124642</text:p>
          </table:table-cell>
          <table:table-cell table:formula="of:=[.K614]*0.067" office:value-type="float" office:value="-18.217384085" calcext:value-type="float">
            <text:p>-18,2173840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.616883079" calcext:value-type="float">
            <text:p>1,616883079</text:p>
          </table:table-cell>
          <table:table-cell office:value-type="float" office:value="2.086492334" calcext:value-type="float">
            <text:p>2,086492334</text:p>
          </table:table-cell>
          <table:table-cell office:value-type="float" office:value="-2.837131988" calcext:value-type="float">
            <text:p>-2,837131988</text:p>
          </table:table-cell>
          <table:table-cell/>
          <table:table-cell table:formula="of:=[.E615]*100" office:value-type="float" office:value="161.6883079" calcext:value-type="float">
            <text:p>161,6883079</text:p>
          </table:table-cell>
          <table:table-cell table:formula="of:=[.F615]*100" office:value-type="float" office:value="208.6492334" calcext:value-type="float">
            <text:p>208,6492334</text:p>
          </table:table-cell>
          <table:table-cell table:formula="of:=[.G615]*100" office:value-type="float" office:value="-283.7131988" calcext:value-type="float">
            <text:p>-283,7131988</text:p>
          </table:table-cell>
          <table:table-cell/>
          <table:table-cell table:formula="of:=[.I615]*0.067" office:value-type="float" office:value="10.8331166293" calcext:value-type="float">
            <text:p>10,8331166293</text:p>
          </table:table-cell>
          <table:table-cell table:formula="of:=[.J615]*0.067" office:value-type="float" office:value="13.9794986378" calcext:value-type="float">
            <text:p>13,9794986378</text:p>
          </table:table-cell>
          <table:table-cell table:formula="of:=[.K615]*0.067" office:value-type="float" office:value="-19.0087843196" calcext:value-type="float">
            <text:p>-19,008784319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1.458663186" calcext:value-type="float">
            <text:p>1,458663186</text:p>
          </table:table-cell>
          <table:table-cell office:value-type="float" office:value="1.060131886" calcext:value-type="float">
            <text:p>1,060131886</text:p>
          </table:table-cell>
          <table:table-cell office:value-type="float" office:value="-1.89950534" calcext:value-type="float">
            <text:p>-1,89950534</text:p>
          </table:table-cell>
          <table:table-cell/>
          <table:table-cell table:formula="of:=[.E616]*100" office:value-type="float" office:value="145.8663186" calcext:value-type="float">
            <text:p>145,8663186</text:p>
          </table:table-cell>
          <table:table-cell table:formula="of:=[.F616]*100" office:value-type="float" office:value="106.0131886" calcext:value-type="float">
            <text:p>106,0131886</text:p>
          </table:table-cell>
          <table:table-cell table:formula="of:=[.G616]*100" office:value-type="float" office:value="-189.950534" calcext:value-type="float">
            <text:p>-189,950534</text:p>
          </table:table-cell>
          <table:table-cell/>
          <table:table-cell table:formula="of:=[.I616]*0.067" office:value-type="float" office:value="9.7730433462" calcext:value-type="float">
            <text:p>9,7730433462</text:p>
          </table:table-cell>
          <table:table-cell table:formula="of:=[.J616]*0.067" office:value-type="float" office:value="7.1028836362" calcext:value-type="float">
            <text:p>7,1028836362</text:p>
          </table:table-cell>
          <table:table-cell table:formula="of:=[.K616]*0.067" office:value-type="float" office:value="-12.726685778" calcext:value-type="float">
            <text:p>-12,72668577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0.567055545" calcext:value-type="float">
            <text:p>0,567055545</text:p>
          </table:table-cell>
          <table:table-cell office:value-type="float" office:value="0.917301407" calcext:value-type="float">
            <text:p>0,917301407</text:p>
          </table:table-cell>
          <table:table-cell office:value-type="float" office:value="-1.774626835" calcext:value-type="float">
            <text:p>-1,774626835</text:p>
          </table:table-cell>
          <table:table-cell/>
          <table:table-cell table:formula="of:=[.E617]*100" office:value-type="float" office:value="56.7055545" calcext:value-type="float">
            <text:p>56,7055545</text:p>
          </table:table-cell>
          <table:table-cell table:formula="of:=[.F617]*100" office:value-type="float" office:value="91.7301407" calcext:value-type="float">
            <text:p>91,7301407</text:p>
          </table:table-cell>
          <table:table-cell table:formula="of:=[.G617]*100" office:value-type="float" office:value="-177.4626835" calcext:value-type="float">
            <text:p>-177,4626835</text:p>
          </table:table-cell>
          <table:table-cell/>
          <table:table-cell table:formula="of:=[.I617]*0.067" office:value-type="float" office:value="3.7992721515" calcext:value-type="float">
            <text:p>3,7992721515</text:p>
          </table:table-cell>
          <table:table-cell table:formula="of:=[.J617]*0.067" office:value-type="float" office:value="6.1459194269" calcext:value-type="float">
            <text:p>6,1459194269</text:p>
          </table:table-cell>
          <table:table-cell table:formula="of:=[.K617]*0.067" office:value-type="float" office:value="-11.8899997945" calcext:value-type="float">
            <text:p>-11,889999794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1.408787341" calcext:value-type="float">
            <text:p>1,408787341</text:p>
          </table:table-cell>
          <table:table-cell office:value-type="float" office:value="1.774226749" calcext:value-type="float">
            <text:p>1,774226749</text:p>
          </table:table-cell>
          <table:table-cell office:value-type="float" office:value="-2.213993531" calcext:value-type="float">
            <text:p>-2,213993531</text:p>
          </table:table-cell>
          <table:table-cell/>
          <table:table-cell table:formula="of:=[.E618]*100" office:value-type="float" office:value="140.8787341" calcext:value-type="float">
            <text:p>140,8787341</text:p>
          </table:table-cell>
          <table:table-cell table:formula="of:=[.F618]*100" office:value-type="float" office:value="177.4226749" calcext:value-type="float">
            <text:p>177,4226749</text:p>
          </table:table-cell>
          <table:table-cell table:formula="of:=[.G618]*100" office:value-type="float" office:value="-221.3993531" calcext:value-type="float">
            <text:p>-221,3993531</text:p>
          </table:table-cell>
          <table:table-cell/>
          <table:table-cell table:formula="of:=[.I618]*0.067" office:value-type="float" office:value="9.4388751847" calcext:value-type="float">
            <text:p>9,4388751847</text:p>
          </table:table-cell>
          <table:table-cell table:formula="of:=[.J618]*0.067" office:value-type="float" office:value="11.8873192183" calcext:value-type="float">
            <text:p>11,8873192183</text:p>
          </table:table-cell>
          <table:table-cell table:formula="of:=[.K618]*0.067" office:value-type="float" office:value="-14.8337566577" calcext:value-type="float">
            <text:p>-14,833756657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1.236708165" calcext:value-type="float">
            <text:p>1,236708165</text:p>
          </table:table-cell>
          <table:table-cell office:value-type="float" office:value="0.685467303" calcext:value-type="float">
            <text:p>0,685467303</text:p>
          </table:table-cell>
          <table:table-cell office:value-type="float" office:value="-1.194245819" calcext:value-type="float">
            <text:p>-1,194245819</text:p>
          </table:table-cell>
          <table:table-cell/>
          <table:table-cell table:formula="of:=[.E619]*100" office:value-type="float" office:value="123.6708165" calcext:value-type="float">
            <text:p>123,6708165</text:p>
          </table:table-cell>
          <table:table-cell table:formula="of:=[.F619]*100" office:value-type="float" office:value="68.5467303" calcext:value-type="float">
            <text:p>68,5467303</text:p>
          </table:table-cell>
          <table:table-cell table:formula="of:=[.G619]*100" office:value-type="float" office:value="-119.4245819" calcext:value-type="float">
            <text:p>-119,4245819</text:p>
          </table:table-cell>
          <table:table-cell/>
          <table:table-cell table:formula="of:=[.I619]*0.067" office:value-type="float" office:value="8.2859447055" calcext:value-type="float">
            <text:p>8,2859447055</text:p>
          </table:table-cell>
          <table:table-cell table:formula="of:=[.J619]*0.067" office:value-type="float" office:value="4.5926309301" calcext:value-type="float">
            <text:p>4,5926309301</text:p>
          </table:table-cell>
          <table:table-cell table:formula="of:=[.K619]*0.067" office:value-type="float" office:value="-8.0014469873" calcext:value-type="float">
            <text:p>-8,00144698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" calcext:value-type="float">
            <text:p>0</text:p>
          </table:table-cell>
          <table:table-cell office:value-type="float" office:value="0.602410096" calcext:value-type="float">
            <text:p>0,602410096</text:p>
          </table:table-cell>
          <table:table-cell office:value-type="float" office:value="-1.838792738" calcext:value-type="float">
            <text:p>-1,838792738</text:p>
          </table:table-cell>
          <table:table-cell/>
          <table:table-cell table:formula="of:=[.E620]*100" office:value-type="float" office:value="0" calcext:value-type="float">
            <text:p>0</text:p>
          </table:table-cell>
          <table:table-cell table:formula="of:=[.F620]*100" office:value-type="float" office:value="60.2410096" calcext:value-type="float">
            <text:p>60,2410096</text:p>
          </table:table-cell>
          <table:table-cell table:formula="of:=[.G620]*100" office:value-type="float" office:value="-183.8792738" calcext:value-type="float">
            <text:p>-183,8792738</text:p>
          </table:table-cell>
          <table:table-cell/>
          <table:table-cell table:formula="of:=[.I620]*0.067" office:value-type="float" office:value="0" calcext:value-type="float">
            <text:p>0</text:p>
          </table:table-cell>
          <table:table-cell table:formula="of:=[.J620]*0.067" office:value-type="float" office:value="4.0361476432" calcext:value-type="float">
            <text:p>4,0361476432</text:p>
          </table:table-cell>
          <table:table-cell table:formula="of:=[.K620]*0.067" office:value-type="float" office:value="-12.3199113446" calcext:value-type="float">
            <text:p>-12,3199113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" calcext:value-type="float">
            <text:p>-1,6</text:p>
          </table:table-cell>
          <table:table-cell/>
          <table:table-cell table:formula="of:=[.E621]*100" office:value-type="float" office:value="0" calcext:value-type="float">
            <text:p>0</text:p>
          </table:table-cell>
          <table:table-cell table:formula="of:=[.F621]*100" office:value-type="float" office:value="0" calcext:value-type="float">
            <text:p>0</text:p>
          </table:table-cell>
          <table:table-cell table:formula="of:=[.G621]*100" office:value-type="float" office:value="-160" calcext:value-type="float">
            <text:p>-160</text:p>
          </table:table-cell>
          <table:table-cell/>
          <table:table-cell table:formula="of:=[.I621]*0.067" office:value-type="float" office:value="0" calcext:value-type="float">
            <text:p>0</text:p>
          </table:table-cell>
          <table:table-cell table:formula="of:=[.J621]*0.067" office:value-type="float" office:value="0" calcext:value-type="float">
            <text:p>0</text:p>
          </table:table-cell>
          <table:table-cell table:formula="of:=[.K621]*0.067" office:value-type="float" office:value="-10.72" calcext:value-type="float">
            <text:p>-10,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0.063748892" calcext:value-type="float">
            <text:p>-0,063748892</text:p>
          </table:table-cell>
          <table:table-cell office:value-type="float" office:value="0" calcext:value-type="float">
            <text:p>0</text:p>
          </table:table-cell>
          <table:table-cell office:value-type="float" office:value="-1.592956063" calcext:value-type="float">
            <text:p>-1,592956063</text:p>
          </table:table-cell>
          <table:table-cell/>
          <table:table-cell table:formula="of:=[.E622]*100" office:value-type="float" office:value="-6.3748892" calcext:value-type="float">
            <text:p>-6,3748892</text:p>
          </table:table-cell>
          <table:table-cell table:formula="of:=[.F622]*100" office:value-type="float" office:value="0" calcext:value-type="float">
            <text:p>0</text:p>
          </table:table-cell>
          <table:table-cell table:formula="of:=[.G622]*100" office:value-type="float" office:value="-159.2956063" calcext:value-type="float">
            <text:p>-159,2956063</text:p>
          </table:table-cell>
          <table:table-cell/>
          <table:table-cell table:formula="of:=[.I622]*0.067" office:value-type="float" office:value="-0.4271175764" calcext:value-type="float">
            <text:p>-0,4271175764</text:p>
          </table:table-cell>
          <table:table-cell table:formula="of:=[.J622]*0.067" office:value-type="float" office:value="0" calcext:value-type="float">
            <text:p>0</text:p>
          </table:table-cell>
          <table:table-cell table:formula="of:=[.K622]*0.067" office:value-type="float" office:value="-10.6728056221" calcext:value-type="float">
            <text:p>-10,67280562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0.519279237" calcext:value-type="float">
            <text:p>-0,519279237</text:p>
          </table:table-cell>
          <table:table-cell office:value-type="float" office:value="0" calcext:value-type="float">
            <text:p>0</text:p>
          </table:table-cell>
          <table:table-cell office:value-type="float" office:value="-1.529806002" calcext:value-type="float">
            <text:p>-1,529806002</text:p>
          </table:table-cell>
          <table:table-cell/>
          <table:table-cell table:formula="of:=[.E623]*100" office:value-type="float" office:value="-51.9279237" calcext:value-type="float">
            <text:p>-51,9279237</text:p>
          </table:table-cell>
          <table:table-cell table:formula="of:=[.F623]*100" office:value-type="float" office:value="0" calcext:value-type="float">
            <text:p>0</text:p>
          </table:table-cell>
          <table:table-cell table:formula="of:=[.G623]*100" office:value-type="float" office:value="-152.9806002" calcext:value-type="float">
            <text:p>-152,9806002</text:p>
          </table:table-cell>
          <table:table-cell/>
          <table:table-cell table:formula="of:=[.I623]*0.067" office:value-type="float" office:value="-3.4791708879" calcext:value-type="float">
            <text:p>-3,4791708879</text:p>
          </table:table-cell>
          <table:table-cell table:formula="of:=[.J623]*0.067" office:value-type="float" office:value="0" calcext:value-type="float">
            <text:p>0</text:p>
          </table:table-cell>
          <table:table-cell table:formula="of:=[.K623]*0.067" office:value-type="float" office:value="-10.2497002134" calcext:value-type="float">
            <text:p>-10,24970021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0.577389968" calcext:value-type="float">
            <text:p>-0,577389968</text:p>
          </table:table-cell>
          <table:table-cell office:value-type="float" office:value="0" calcext:value-type="float">
            <text:p>0</text:p>
          </table:table-cell>
          <table:table-cell office:value-type="float" office:value="-1.958332419" calcext:value-type="float">
            <text:p>-1,958332419</text:p>
          </table:table-cell>
          <table:table-cell/>
          <table:table-cell table:formula="of:=[.E624]*100" office:value-type="float" office:value="-57.7389968" calcext:value-type="float">
            <text:p>-57,7389968</text:p>
          </table:table-cell>
          <table:table-cell table:formula="of:=[.F624]*100" office:value-type="float" office:value="0" calcext:value-type="float">
            <text:p>0</text:p>
          </table:table-cell>
          <table:table-cell table:formula="of:=[.G624]*100" office:value-type="float" office:value="-195.8332419" calcext:value-type="float">
            <text:p>-195,8332419</text:p>
          </table:table-cell>
          <table:table-cell/>
          <table:table-cell table:formula="of:=[.I624]*0.067" office:value-type="float" office:value="-3.8685127856" calcext:value-type="float">
            <text:p>-3,8685127856</text:p>
          </table:table-cell>
          <table:table-cell table:formula="of:=[.J624]*0.067" office:value-type="float" office:value="0" calcext:value-type="float">
            <text:p>0</text:p>
          </table:table-cell>
          <table:table-cell table:formula="of:=[.K624]*0.067" office:value-type="float" office:value="-13.1208272073" calcext:value-type="float">
            <text:p>-13,12082720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0.508392497" calcext:value-type="float">
            <text:p>-0,508392497</text:p>
          </table:table-cell>
          <table:table-cell office:value-type="float" office:value="0" calcext:value-type="float">
            <text:p>0</text:p>
          </table:table-cell>
          <table:table-cell office:value-type="float" office:value="-1.90245399" calcext:value-type="float">
            <text:p>-1,90245399</text:p>
          </table:table-cell>
          <table:table-cell/>
          <table:table-cell table:formula="of:=[.E625]*100" office:value-type="float" office:value="-50.8392497" calcext:value-type="float">
            <text:p>-50,8392497</text:p>
          </table:table-cell>
          <table:table-cell table:formula="of:=[.F625]*100" office:value-type="float" office:value="0" calcext:value-type="float">
            <text:p>0</text:p>
          </table:table-cell>
          <table:table-cell table:formula="of:=[.G625]*100" office:value-type="float" office:value="-190.245399" calcext:value-type="float">
            <text:p>-190,245399</text:p>
          </table:table-cell>
          <table:table-cell/>
          <table:table-cell table:formula="of:=[.I625]*0.067" office:value-type="float" office:value="-3.4062297299" calcext:value-type="float">
            <text:p>-3,4062297299</text:p>
          </table:table-cell>
          <table:table-cell table:formula="of:=[.J625]*0.067" office:value-type="float" office:value="0" calcext:value-type="float">
            <text:p>0</text:p>
          </table:table-cell>
          <table:table-cell table:formula="of:=[.K625]*0.067" office:value-type="float" office:value="-12.746441733" calcext:value-type="float">
            <text:p>-12,7464417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1.667021299" calcext:value-type="float">
            <text:p>-1,667021299</text:p>
          </table:table-cell>
          <table:table-cell office:value-type="float" office:value="0" calcext:value-type="float">
            <text:p>0</text:p>
          </table:table-cell>
          <table:table-cell office:value-type="float" office:value="-1.610503378" calcext:value-type="float">
            <text:p>-1,610503378</text:p>
          </table:table-cell>
          <table:table-cell/>
          <table:table-cell table:formula="of:=[.E626]*100" office:value-type="float" office:value="-166.7021299" calcext:value-type="float">
            <text:p>-166,7021299</text:p>
          </table:table-cell>
          <table:table-cell table:formula="of:=[.F626]*100" office:value-type="float" office:value="0" calcext:value-type="float">
            <text:p>0</text:p>
          </table:table-cell>
          <table:table-cell table:formula="of:=[.G626]*100" office:value-type="float" office:value="-161.0503378" calcext:value-type="float">
            <text:p>-161,0503378</text:p>
          </table:table-cell>
          <table:table-cell/>
          <table:table-cell table:formula="of:=[.I626]*0.067" office:value-type="float" office:value="-11.1690427033" calcext:value-type="float">
            <text:p>-11,1690427033</text:p>
          </table:table-cell>
          <table:table-cell table:formula="of:=[.J626]*0.067" office:value-type="float" office:value="0" calcext:value-type="float">
            <text:p>0</text:p>
          </table:table-cell>
          <table:table-cell table:formula="of:=[.K626]*0.067" office:value-type="float" office:value="-10.7903726326" calcext:value-type="float">
            <text:p>-10,79037263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2.155010881" calcext:value-type="float">
            <text:p>-2,155010881</text:p>
          </table:table-cell>
          <table:table-cell office:value-type="float" office:value="0" calcext:value-type="float">
            <text:p>0</text:p>
          </table:table-cell>
          <table:table-cell office:value-type="float" office:value="-2.657550034" calcext:value-type="float">
            <text:p>-2,657550034</text:p>
          </table:table-cell>
          <table:table-cell/>
          <table:table-cell table:formula="of:=[.E627]*100" office:value-type="float" office:value="-215.5010881" calcext:value-type="float">
            <text:p>-215,5010881</text:p>
          </table:table-cell>
          <table:table-cell table:formula="of:=[.F627]*100" office:value-type="float" office:value="0" calcext:value-type="float">
            <text:p>0</text:p>
          </table:table-cell>
          <table:table-cell table:formula="of:=[.G627]*100" office:value-type="float" office:value="-265.7550034" calcext:value-type="float">
            <text:p>-265,7550034</text:p>
          </table:table-cell>
          <table:table-cell/>
          <table:table-cell table:formula="of:=[.I627]*0.067" office:value-type="float" office:value="-14.4385729027" calcext:value-type="float">
            <text:p>-14,4385729027</text:p>
          </table:table-cell>
          <table:table-cell table:formula="of:=[.J627]*0.067" office:value-type="float" office:value="0" calcext:value-type="float">
            <text:p>0</text:p>
          </table:table-cell>
          <table:table-cell table:formula="of:=[.K627]*0.067" office:value-type="float" office:value="-17.8055852278" calcext:value-type="float">
            <text:p>-17,80558522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2.120027487" calcext:value-type="float">
            <text:p>-2,120027487</text:p>
          </table:table-cell>
          <table:table-cell office:value-type="float" office:value="0" calcext:value-type="float">
            <text:p>0</text:p>
          </table:table-cell>
          <table:table-cell office:value-type="float" office:value="-3.252225909" calcext:value-type="float">
            <text:p>-3,252225909</text:p>
          </table:table-cell>
          <table:table-cell/>
          <table:table-cell table:formula="of:=[.E628]*100" office:value-type="float" office:value="-212.0027487" calcext:value-type="float">
            <text:p>-212,0027487</text:p>
          </table:table-cell>
          <table:table-cell table:formula="of:=[.F628]*100" office:value-type="float" office:value="0" calcext:value-type="float">
            <text:p>0</text:p>
          </table:table-cell>
          <table:table-cell table:formula="of:=[.G628]*100" office:value-type="float" office:value="-325.2225909" calcext:value-type="float">
            <text:p>-325,2225909</text:p>
          </table:table-cell>
          <table:table-cell/>
          <table:table-cell table:formula="of:=[.I628]*0.067" office:value-type="float" office:value="-14.2041841629" calcext:value-type="float">
            <text:p>-14,2041841629</text:p>
          </table:table-cell>
          <table:table-cell table:formula="of:=[.J628]*0.067" office:value-type="float" office:value="0" calcext:value-type="float">
            <text:p>0</text:p>
          </table:table-cell>
          <table:table-cell table:formula="of:=[.K628]*0.067" office:value-type="float" office:value="-21.7899135903" calcext:value-type="float">
            <text:p>-21,78991359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.819282538" calcext:value-type="float">
            <text:p>-1,819282538</text:p>
          </table:table-cell>
          <table:table-cell office:value-type="float" office:value="0" calcext:value-type="float">
            <text:p>0</text:p>
          </table:table-cell>
          <table:table-cell office:value-type="float" office:value="-3.823631861" calcext:value-type="float">
            <text:p>-3,823631861</text:p>
          </table:table-cell>
          <table:table-cell/>
          <table:table-cell table:formula="of:=[.E629]*100" office:value-type="float" office:value="-181.9282538" calcext:value-type="float">
            <text:p>-181,9282538</text:p>
          </table:table-cell>
          <table:table-cell table:formula="of:=[.F629]*100" office:value-type="float" office:value="0" calcext:value-type="float">
            <text:p>0</text:p>
          </table:table-cell>
          <table:table-cell table:formula="of:=[.G629]*100" office:value-type="float" office:value="-382.3631861" calcext:value-type="float">
            <text:p>-382,3631861</text:p>
          </table:table-cell>
          <table:table-cell/>
          <table:table-cell table:formula="of:=[.I629]*0.067" office:value-type="float" office:value="-12.1891930046" calcext:value-type="float">
            <text:p>-12,1891930046</text:p>
          </table:table-cell>
          <table:table-cell table:formula="of:=[.J629]*0.067" office:value-type="float" office:value="0" calcext:value-type="float">
            <text:p>0</text:p>
          </table:table-cell>
          <table:table-cell table:formula="of:=[.K629]*0.067" office:value-type="float" office:value="-25.6183334687" calcext:value-type="float">
            <text:p>-25,61833346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.100374264" calcext:value-type="float">
            <text:p>-1,100374264</text:p>
          </table:table-cell>
          <table:table-cell office:value-type="float" office:value="0" calcext:value-type="float">
            <text:p>0</text:p>
          </table:table-cell>
          <table:table-cell office:value-type="float" office:value="-3.930030806" calcext:value-type="float">
            <text:p>-3,930030806</text:p>
          </table:table-cell>
          <table:table-cell/>
          <table:table-cell table:formula="of:=[.E630]*100" office:value-type="float" office:value="-110.0374264" calcext:value-type="float">
            <text:p>-110,0374264</text:p>
          </table:table-cell>
          <table:table-cell table:formula="of:=[.F630]*100" office:value-type="float" office:value="0" calcext:value-type="float">
            <text:p>0</text:p>
          </table:table-cell>
          <table:table-cell table:formula="of:=[.G630]*100" office:value-type="float" office:value="-393.0030806" calcext:value-type="float">
            <text:p>-393,0030806</text:p>
          </table:table-cell>
          <table:table-cell/>
          <table:table-cell table:formula="of:=[.I630]*0.067" office:value-type="float" office:value="-7.3725075688" calcext:value-type="float">
            <text:p>-7,3725075688</text:p>
          </table:table-cell>
          <table:table-cell table:formula="of:=[.J630]*0.067" office:value-type="float" office:value="0" calcext:value-type="float">
            <text:p>0</text:p>
          </table:table-cell>
          <table:table-cell table:formula="of:=[.K630]*0.067" office:value-type="float" office:value="-26.3312064002" calcext:value-type="float">
            <text:p>-26,3312064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.432047692" calcext:value-type="float">
            <text:p>-1,432047692</text:p>
          </table:table-cell>
          <table:table-cell office:value-type="float" office:value="0" calcext:value-type="float">
            <text:p>0</text:p>
          </table:table-cell>
          <table:table-cell office:value-type="float" office:value="-3.959296332" calcext:value-type="float">
            <text:p>-3,959296332</text:p>
          </table:table-cell>
          <table:table-cell/>
          <table:table-cell table:formula="of:=[.E631]*100" office:value-type="float" office:value="-143.2047692" calcext:value-type="float">
            <text:p>-143,2047692</text:p>
          </table:table-cell>
          <table:table-cell table:formula="of:=[.F631]*100" office:value-type="float" office:value="0" calcext:value-type="float">
            <text:p>0</text:p>
          </table:table-cell>
          <table:table-cell table:formula="of:=[.G631]*100" office:value-type="float" office:value="-395.9296332" calcext:value-type="float">
            <text:p>-395,9296332</text:p>
          </table:table-cell>
          <table:table-cell/>
          <table:table-cell table:formula="of:=[.I631]*0.067" office:value-type="float" office:value="-9.5947195364" calcext:value-type="float">
            <text:p>-9,5947195364</text:p>
          </table:table-cell>
          <table:table-cell table:formula="of:=[.J631]*0.067" office:value-type="float" office:value="0" calcext:value-type="float">
            <text:p>0</text:p>
          </table:table-cell>
          <table:table-cell table:formula="of:=[.K631]*0.067" office:value-type="float" office:value="-26.5272854244" calcext:value-type="float">
            <text:p>-26,527285424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1.377961983" calcext:value-type="float">
            <text:p>-1,377961983</text:p>
          </table:table-cell>
          <table:table-cell office:value-type="float" office:value="0" calcext:value-type="float">
            <text:p>0</text:p>
          </table:table-cell>
          <table:table-cell office:value-type="float" office:value="-4.63203841" calcext:value-type="float">
            <text:p>-4,63203841</text:p>
          </table:table-cell>
          <table:table-cell/>
          <table:table-cell table:formula="of:=[.E632]*100" office:value-type="float" office:value="-137.7961983" calcext:value-type="float">
            <text:p>-137,7961983</text:p>
          </table:table-cell>
          <table:table-cell table:formula="of:=[.F632]*100" office:value-type="float" office:value="0" calcext:value-type="float">
            <text:p>0</text:p>
          </table:table-cell>
          <table:table-cell table:formula="of:=[.G632]*100" office:value-type="float" office:value="-463.203841" calcext:value-type="float">
            <text:p>-463,203841</text:p>
          </table:table-cell>
          <table:table-cell/>
          <table:table-cell table:formula="of:=[.I632]*0.067" office:value-type="float" office:value="-9.2323452861" calcext:value-type="float">
            <text:p>-9,2323452861</text:p>
          </table:table-cell>
          <table:table-cell table:formula="of:=[.J632]*0.067" office:value-type="float" office:value="0" calcext:value-type="float">
            <text:p>0</text:p>
          </table:table-cell>
          <table:table-cell table:formula="of:=[.K632]*0.067" office:value-type="float" office:value="-31.034657347" calcext:value-type="float">
            <text:p>-31,0346573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0.69795067" calcext:value-type="float">
            <text:p>-0,69795067</text:p>
          </table:table-cell>
          <table:table-cell office:value-type="float" office:value="0" calcext:value-type="float">
            <text:p>0</text:p>
          </table:table-cell>
          <table:table-cell office:value-type="float" office:value="-4.966626835" calcext:value-type="float">
            <text:p>-4,966626835</text:p>
          </table:table-cell>
          <table:table-cell/>
          <table:table-cell table:formula="of:=[.E633]*100" office:value-type="float" office:value="-69.795067" calcext:value-type="float">
            <text:p>-69,795067</text:p>
          </table:table-cell>
          <table:table-cell table:formula="of:=[.F633]*100" office:value-type="float" office:value="0" calcext:value-type="float">
            <text:p>0</text:p>
          </table:table-cell>
          <table:table-cell table:formula="of:=[.G633]*100" office:value-type="float" office:value="-496.6626835" calcext:value-type="float">
            <text:p>-496,6626835</text:p>
          </table:table-cell>
          <table:table-cell/>
          <table:table-cell table:formula="of:=[.I633]*0.067" office:value-type="float" office:value="-4.676269489" calcext:value-type="float">
            <text:p>-4,676269489</text:p>
          </table:table-cell>
          <table:table-cell table:formula="of:=[.J633]*0.067" office:value-type="float" office:value="0" calcext:value-type="float">
            <text:p>0</text:p>
          </table:table-cell>
          <table:table-cell table:formula="of:=[.K633]*0.067" office:value-type="float" office:value="-33.2763997945" calcext:value-type="float">
            <text:p>-33,27639979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0.48107119" calcext:value-type="float">
            <text:p>-0,48107119</text:p>
          </table:table-cell>
          <table:table-cell office:value-type="float" office:value="0" calcext:value-type="float">
            <text:p>0</text:p>
          </table:table-cell>
          <table:table-cell office:value-type="float" office:value="-5.011954474" calcext:value-type="float">
            <text:p>-5,011954474</text:p>
          </table:table-cell>
          <table:table-cell/>
          <table:table-cell table:formula="of:=[.E634]*100" office:value-type="float" office:value="-48.107119" calcext:value-type="float">
            <text:p>-48,107119</text:p>
          </table:table-cell>
          <table:table-cell table:formula="of:=[.F634]*100" office:value-type="float" office:value="0" calcext:value-type="float">
            <text:p>0</text:p>
          </table:table-cell>
          <table:table-cell table:formula="of:=[.G634]*100" office:value-type="float" office:value="-501.1954474" calcext:value-type="float">
            <text:p>-501,1954474</text:p>
          </table:table-cell>
          <table:table-cell/>
          <table:table-cell table:formula="of:=[.I634]*0.067" office:value-type="float" office:value="-3.223176973" calcext:value-type="float">
            <text:p>-3,223176973</text:p>
          </table:table-cell>
          <table:table-cell table:formula="of:=[.J634]*0.067" office:value-type="float" office:value="0" calcext:value-type="float">
            <text:p>0</text:p>
          </table:table-cell>
          <table:table-cell table:formula="of:=[.K634]*0.067" office:value-type="float" office:value="-33.5800949758" calcext:value-type="float">
            <text:p>-33,580094975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-0.331532784" calcext:value-type="float">
            <text:p>-0,331532784</text:p>
          </table:table-cell>
          <table:table-cell office:value-type="float" office:value="0" calcext:value-type="float">
            <text:p>0</text:p>
          </table:table-cell>
          <table:table-cell office:value-type="float" office:value="-5.186282537" calcext:value-type="float">
            <text:p>-5,186282537</text:p>
          </table:table-cell>
          <table:table-cell/>
          <table:table-cell table:formula="of:=[.E635]*100" office:value-type="float" office:value="-33.1532784" calcext:value-type="float">
            <text:p>-33,1532784</text:p>
          </table:table-cell>
          <table:table-cell table:formula="of:=[.F635]*100" office:value-type="float" office:value="0" calcext:value-type="float">
            <text:p>0</text:p>
          </table:table-cell>
          <table:table-cell table:formula="of:=[.G635]*100" office:value-type="float" office:value="-518.6282537" calcext:value-type="float">
            <text:p>-518,6282537</text:p>
          </table:table-cell>
          <table:table-cell/>
          <table:table-cell table:formula="of:=[.I635]*0.067" office:value-type="float" office:value="-2.2212696528" calcext:value-type="float">
            <text:p>-2,2212696528</text:p>
          </table:table-cell>
          <table:table-cell table:formula="of:=[.J635]*0.067" office:value-type="float" office:value="0" calcext:value-type="float">
            <text:p>0</text:p>
          </table:table-cell>
          <table:table-cell table:formula="of:=[.K635]*0.067" office:value-type="float" office:value="-34.7480929979" calcext:value-type="float">
            <text:p>-34,74809299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0.131714045" calcext:value-type="float">
            <text:p>0,131714045</text:p>
          </table:table-cell>
          <table:table-cell office:value-type="float" office:value="0" calcext:value-type="float">
            <text:p>0</text:p>
          </table:table-cell>
          <table:table-cell office:value-type="float" office:value="-5.30201733" calcext:value-type="float">
            <text:p>-5,30201733</text:p>
          </table:table-cell>
          <table:table-cell/>
          <table:table-cell table:formula="of:=[.E636]*100" office:value-type="float" office:value="13.1714045" calcext:value-type="float">
            <text:p>13,1714045</text:p>
          </table:table-cell>
          <table:table-cell table:formula="of:=[.F636]*100" office:value-type="float" office:value="0" calcext:value-type="float">
            <text:p>0</text:p>
          </table:table-cell>
          <table:table-cell table:formula="of:=[.G636]*100" office:value-type="float" office:value="-530.201733" calcext:value-type="float">
            <text:p>-530,201733</text:p>
          </table:table-cell>
          <table:table-cell/>
          <table:table-cell table:formula="of:=[.I636]*0.067" office:value-type="float" office:value="0.8824841015" calcext:value-type="float">
            <text:p>0,8824841015</text:p>
          </table:table-cell>
          <table:table-cell table:formula="of:=[.J636]*0.067" office:value-type="float" office:value="0" calcext:value-type="float">
            <text:p>0</text:p>
          </table:table-cell>
          <table:table-cell table:formula="of:=[.K636]*0.067" office:value-type="float" office:value="-35.523516111" calcext:value-type="float">
            <text:p>-35,5235161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0.667834951" calcext:value-type="float">
            <text:p>0,667834951</text:p>
          </table:table-cell>
          <table:table-cell office:value-type="float" office:value="0" calcext:value-type="float">
            <text:p>0</text:p>
          </table:table-cell>
          <table:table-cell office:value-type="float" office:value="-5.205311028" calcext:value-type="float">
            <text:p>-5,205311028</text:p>
          </table:table-cell>
          <table:table-cell/>
          <table:table-cell table:formula="of:=[.E637]*100" office:value-type="float" office:value="66.7834951" calcext:value-type="float">
            <text:p>66,7834951</text:p>
          </table:table-cell>
          <table:table-cell table:formula="of:=[.F637]*100" office:value-type="float" office:value="0" calcext:value-type="float">
            <text:p>0</text:p>
          </table:table-cell>
          <table:table-cell table:formula="of:=[.G637]*100" office:value-type="float" office:value="-520.5311028" calcext:value-type="float">
            <text:p>-520,5311028</text:p>
          </table:table-cell>
          <table:table-cell/>
          <table:table-cell table:formula="of:=[.I637]*0.067" office:value-type="float" office:value="4.4744941717" calcext:value-type="float">
            <text:p>4,4744941717</text:p>
          </table:table-cell>
          <table:table-cell table:formula="of:=[.J637]*0.067" office:value-type="float" office:value="0" calcext:value-type="float">
            <text:p>0</text:p>
          </table:table-cell>
          <table:table-cell table:formula="of:=[.K637]*0.067" office:value-type="float" office:value="-34.8755838876" calcext:value-type="float">
            <text:p>-34,875583887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0.786238089" calcext:value-type="float">
            <text:p>0,786238089</text:p>
          </table:table-cell>
          <table:table-cell office:value-type="float" office:value="0" calcext:value-type="float">
            <text:p>0</text:p>
          </table:table-cell>
          <table:table-cell office:value-type="float" office:value="-4.837653527" calcext:value-type="float">
            <text:p>-4,837653527</text:p>
          </table:table-cell>
          <table:table-cell/>
          <table:table-cell table:formula="of:=[.E638]*100" office:value-type="float" office:value="78.6238089" calcext:value-type="float">
            <text:p>78,6238089</text:p>
          </table:table-cell>
          <table:table-cell table:formula="of:=[.F638]*100" office:value-type="float" office:value="0" calcext:value-type="float">
            <text:p>0</text:p>
          </table:table-cell>
          <table:table-cell table:formula="of:=[.G638]*100" office:value-type="float" office:value="-483.7653527" calcext:value-type="float">
            <text:p>-483,7653527</text:p>
          </table:table-cell>
          <table:table-cell/>
          <table:table-cell table:formula="of:=[.I638]*0.067" office:value-type="float" office:value="5.2677951963" calcext:value-type="float">
            <text:p>5,2677951963</text:p>
          </table:table-cell>
          <table:table-cell table:formula="of:=[.J638]*0.067" office:value-type="float" office:value="0" calcext:value-type="float">
            <text:p>0</text:p>
          </table:table-cell>
          <table:table-cell table:formula="of:=[.K638]*0.067" office:value-type="float" office:value="-32.4122786309" calcext:value-type="float">
            <text:p>-32,412278630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0.793079236" calcext:value-type="float">
            <text:p>0,793079236</text:p>
          </table:table-cell>
          <table:table-cell office:value-type="float" office:value="0" calcext:value-type="float">
            <text:p>0</text:p>
          </table:table-cell>
          <table:table-cell office:value-type="float" office:value="-4.665959891" calcext:value-type="float">
            <text:p>-4,665959891</text:p>
          </table:table-cell>
          <table:table-cell/>
          <table:table-cell table:formula="of:=[.E639]*100" office:value-type="float" office:value="79.3079236" calcext:value-type="float">
            <text:p>79,3079236</text:p>
          </table:table-cell>
          <table:table-cell table:formula="of:=[.F639]*100" office:value-type="float" office:value="0" calcext:value-type="float">
            <text:p>0</text:p>
          </table:table-cell>
          <table:table-cell table:formula="of:=[.G639]*100" office:value-type="float" office:value="-466.5959891" calcext:value-type="float">
            <text:p>-466,5959891</text:p>
          </table:table-cell>
          <table:table-cell/>
          <table:table-cell table:formula="of:=[.I639]*0.067" office:value-type="float" office:value="5.3136308812" calcext:value-type="float">
            <text:p>5,3136308812</text:p>
          </table:table-cell>
          <table:table-cell table:formula="of:=[.J639]*0.067" office:value-type="float" office:value="0" calcext:value-type="float">
            <text:p>0</text:p>
          </table:table-cell>
          <table:table-cell table:formula="of:=[.K639]*0.067" office:value-type="float" office:value="-31.2619312697" calcext:value-type="float">
            <text:p>-31,26193126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1.314573033" calcext:value-type="float">
            <text:p>1,314573033</text:p>
          </table:table-cell>
          <table:table-cell office:value-type="float" office:value="0" calcext:value-type="float">
            <text:p>0</text:p>
          </table:table-cell>
          <table:table-cell office:value-type="float" office:value="-4.485180672" calcext:value-type="float">
            <text:p>-4,485180672</text:p>
          </table:table-cell>
          <table:table-cell/>
          <table:table-cell table:formula="of:=[.E640]*100" office:value-type="float" office:value="131.4573033" calcext:value-type="float">
            <text:p>131,4573033</text:p>
          </table:table-cell>
          <table:table-cell table:formula="of:=[.F640]*100" office:value-type="float" office:value="0" calcext:value-type="float">
            <text:p>0</text:p>
          </table:table-cell>
          <table:table-cell table:formula="of:=[.G640]*100" office:value-type="float" office:value="-448.5180672" calcext:value-type="float">
            <text:p>-448,5180672</text:p>
          </table:table-cell>
          <table:table-cell/>
          <table:table-cell table:formula="of:=[.I640]*0.067" office:value-type="float" office:value="8.8076393211" calcext:value-type="float">
            <text:p>8,8076393211</text:p>
          </table:table-cell>
          <table:table-cell table:formula="of:=[.J640]*0.067" office:value-type="float" office:value="0" calcext:value-type="float">
            <text:p>0</text:p>
          </table:table-cell>
          <table:table-cell table:formula="of:=[.K640]*0.067" office:value-type="float" office:value="-30.0507105024" calcext:value-type="float">
            <text:p>-30,0507105024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.3326516" calcext:value-type="float">
            <text:p>1,3326516</text:p>
          </table:table-cell>
          <table:table-cell office:value-type="float" office:value="0" calcext:value-type="float">
            <text:p>0</text:p>
          </table:table-cell>
          <table:table-cell office:value-type="float" office:value="-3.814711887" calcext:value-type="float">
            <text:p>-3,814711887</text:p>
          </table:table-cell>
          <table:table-cell/>
          <table:table-cell table:formula="of:=[.E641]*100" office:value-type="float" office:value="133.26516" calcext:value-type="float">
            <text:p>133,26516</text:p>
          </table:table-cell>
          <table:table-cell table:formula="of:=[.F641]*100" office:value-type="float" office:value="0" calcext:value-type="float">
            <text:p>0</text:p>
          </table:table-cell>
          <table:table-cell table:formula="of:=[.G641]*100" office:value-type="float" office:value="-381.4711887" calcext:value-type="float">
            <text:p>-381,4711887</text:p>
          </table:table-cell>
          <table:table-cell/>
          <table:table-cell table:formula="of:=[.I641]*0.067" office:value-type="float" office:value="8.92876572" calcext:value-type="float">
            <text:p>8,92876572</text:p>
          </table:table-cell>
          <table:table-cell table:formula="of:=[.J641]*0.067" office:value-type="float" office:value="0" calcext:value-type="float">
            <text:p>0</text:p>
          </table:table-cell>
          <table:table-cell table:formula="of:=[.K641]*0.067" office:value-type="float" office:value="-25.5585696429" calcext:value-type="float">
            <text:p>-25,558569642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0.982752819" calcext:value-type="float">
            <text:p>0,982752819</text:p>
          </table:table-cell>
          <table:table-cell office:value-type="float" office:value="0" calcext:value-type="float">
            <text:p>0</text:p>
          </table:table-cell>
          <table:table-cell office:value-type="float" office:value="-3.551324165" calcext:value-type="float">
            <text:p>-3,551324165</text:p>
          </table:table-cell>
          <table:table-cell/>
          <table:table-cell table:formula="of:=[.E642]*100" office:value-type="float" office:value="98.2752819" calcext:value-type="float">
            <text:p>98,2752819</text:p>
          </table:table-cell>
          <table:table-cell table:formula="of:=[.F642]*100" office:value-type="float" office:value="0" calcext:value-type="float">
            <text:p>0</text:p>
          </table:table-cell>
          <table:table-cell table:formula="of:=[.G642]*100" office:value-type="float" office:value="-355.1324165" calcext:value-type="float">
            <text:p>-355,1324165</text:p>
          </table:table-cell>
          <table:table-cell/>
          <table:table-cell table:formula="of:=[.I642]*0.067" office:value-type="float" office:value="6.5844438873" calcext:value-type="float">
            <text:p>6,5844438873</text:p>
          </table:table-cell>
          <table:table-cell table:formula="of:=[.J642]*0.067" office:value-type="float" office:value="0" calcext:value-type="float">
            <text:p>0</text:p>
          </table:table-cell>
          <table:table-cell table:formula="of:=[.K642]*0.067" office:value-type="float" office:value="-23.7938719055" calcext:value-type="float">
            <text:p>-23,79387190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.56375804" calcext:value-type="float">
            <text:p>1,56375804</text:p>
          </table:table-cell>
          <table:table-cell office:value-type="float" office:value="0" calcext:value-type="float">
            <text:p>0</text:p>
          </table:table-cell>
          <table:table-cell office:value-type="float" office:value="-3.486128642" calcext:value-type="float">
            <text:p>-3,486128642</text:p>
          </table:table-cell>
          <table:table-cell/>
          <table:table-cell table:formula="of:=[.E643]*100" office:value-type="float" office:value="156.375804" calcext:value-type="float">
            <text:p>156,375804</text:p>
          </table:table-cell>
          <table:table-cell table:formula="of:=[.F643]*100" office:value-type="float" office:value="0" calcext:value-type="float">
            <text:p>0</text:p>
          </table:table-cell>
          <table:table-cell table:formula="of:=[.G643]*100" office:value-type="float" office:value="-348.6128642" calcext:value-type="float">
            <text:p>-348,6128642</text:p>
          </table:table-cell>
          <table:table-cell/>
          <table:table-cell table:formula="of:=[.I643]*0.067" office:value-type="float" office:value="10.477178868" calcext:value-type="float">
            <text:p>10,477178868</text:p>
          </table:table-cell>
          <table:table-cell table:formula="of:=[.J643]*0.067" office:value-type="float" office:value="0" calcext:value-type="float">
            <text:p>0</text:p>
          </table:table-cell>
          <table:table-cell table:formula="of:=[.K643]*0.067" office:value-type="float" office:value="-23.3570619014" calcext:value-type="float">
            <text:p>-23,357061901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.805557433" calcext:value-type="float">
            <text:p>1,805557433</text:p>
          </table:table-cell>
          <table:table-cell office:value-type="float" office:value="0" calcext:value-type="float">
            <text:p>0</text:p>
          </table:table-cell>
          <table:table-cell office:value-type="float" office:value="-2.636211783" calcext:value-type="float">
            <text:p>-2,636211783</text:p>
          </table:table-cell>
          <table:table-cell/>
          <table:table-cell table:formula="of:=[.E644]*100" office:value-type="float" office:value="180.5557433" calcext:value-type="float">
            <text:p>180,5557433</text:p>
          </table:table-cell>
          <table:table-cell table:formula="of:=[.F644]*100" office:value-type="float" office:value="0" calcext:value-type="float">
            <text:p>0</text:p>
          </table:table-cell>
          <table:table-cell table:formula="of:=[.G644]*100" office:value-type="float" office:value="-263.6211783" calcext:value-type="float">
            <text:p>-263,6211783</text:p>
          </table:table-cell>
          <table:table-cell/>
          <table:table-cell table:formula="of:=[.I644]*0.067" office:value-type="float" office:value="12.0972348011" calcext:value-type="float">
            <text:p>12,0972348011</text:p>
          </table:table-cell>
          <table:table-cell table:formula="of:=[.J644]*0.067" office:value-type="float" office:value="0" calcext:value-type="float">
            <text:p>0</text:p>
          </table:table-cell>
          <table:table-cell table:formula="of:=[.K644]*0.067" office:value-type="float" office:value="-17.6626189461" calcext:value-type="float">
            <text:p>-17,662618946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.808845666" calcext:value-type="float">
            <text:p>1,808845666</text:p>
          </table:table-cell>
          <table:table-cell office:value-type="float" office:value="0" calcext:value-type="float">
            <text:p>0</text:p>
          </table:table-cell>
          <table:table-cell office:value-type="float" office:value="-2.11393359" calcext:value-type="float">
            <text:p>-2,11393359</text:p>
          </table:table-cell>
          <table:table-cell/>
          <table:table-cell table:formula="of:=[.E645]*100" office:value-type="float" office:value="180.8845666" calcext:value-type="float">
            <text:p>180,8845666</text:p>
          </table:table-cell>
          <table:table-cell table:formula="of:=[.F645]*100" office:value-type="float" office:value="0" calcext:value-type="float">
            <text:p>0</text:p>
          </table:table-cell>
          <table:table-cell table:formula="of:=[.G645]*100" office:value-type="float" office:value="-211.393359" calcext:value-type="float">
            <text:p>-211,393359</text:p>
          </table:table-cell>
          <table:table-cell/>
          <table:table-cell table:formula="of:=[.I645]*0.067" office:value-type="float" office:value="12.1192659622" calcext:value-type="float">
            <text:p>12,1192659622</text:p>
          </table:table-cell>
          <table:table-cell table:formula="of:=[.J645]*0.067" office:value-type="float" office:value="0" calcext:value-type="float">
            <text:p>0</text:p>
          </table:table-cell>
          <table:table-cell table:formula="of:=[.K645]*0.067" office:value-type="float" office:value="-14.163355053" calcext:value-type="float">
            <text:p>-14,1633550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1.402154249" calcext:value-type="float">
            <text:p>1,402154249</text:p>
          </table:table-cell>
          <table:table-cell office:value-type="float" office:value="0" calcext:value-type="float">
            <text:p>0</text:p>
          </table:table-cell>
          <table:table-cell office:value-type="float" office:value="-1.622745773" calcext:value-type="float">
            <text:p>-1,622745773</text:p>
          </table:table-cell>
          <table:table-cell/>
          <table:table-cell table:formula="of:=[.E646]*100" office:value-type="float" office:value="140.2154249" calcext:value-type="float">
            <text:p>140,2154249</text:p>
          </table:table-cell>
          <table:table-cell table:formula="of:=[.F646]*100" office:value-type="float" office:value="0" calcext:value-type="float">
            <text:p>0</text:p>
          </table:table-cell>
          <table:table-cell table:formula="of:=[.G646]*100" office:value-type="float" office:value="-162.2745773" calcext:value-type="float">
            <text:p>-162,2745773</text:p>
          </table:table-cell>
          <table:table-cell/>
          <table:table-cell table:formula="of:=[.I646]*0.067" office:value-type="float" office:value="9.3944334683" calcext:value-type="float">
            <text:p>9,3944334683</text:p>
          </table:table-cell>
          <table:table-cell table:formula="of:=[.J646]*0.067" office:value-type="float" office:value="0" calcext:value-type="float">
            <text:p>0</text:p>
          </table:table-cell>
          <table:table-cell table:formula="of:=[.K646]*0.067" office:value-type="float" office:value="-10.8723966791" calcext:value-type="float">
            <text:p>-10,872396679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0.553851274" calcext:value-type="float">
            <text:p>0,553851274</text:p>
          </table:table-cell>
          <table:table-cell office:value-type="float" office:value="0" calcext:value-type="float">
            <text:p>0</text:p>
          </table:table-cell>
          <table:table-cell office:value-type="float" office:value="-1.597483717" calcext:value-type="float">
            <text:p>-1,597483717</text:p>
          </table:table-cell>
          <table:table-cell/>
          <table:table-cell table:formula="of:=[.E647]*100" office:value-type="float" office:value="55.3851274" calcext:value-type="float">
            <text:p>55,3851274</text:p>
          </table:table-cell>
          <table:table-cell table:formula="of:=[.F647]*100" office:value-type="float" office:value="0" calcext:value-type="float">
            <text:p>0</text:p>
          </table:table-cell>
          <table:table-cell table:formula="of:=[.G647]*100" office:value-type="float" office:value="-159.7483717" calcext:value-type="float">
            <text:p>-159,7483717</text:p>
          </table:table-cell>
          <table:table-cell/>
          <table:table-cell table:formula="of:=[.I647]*0.067" office:value-type="float" office:value="3.7108035358" calcext:value-type="float">
            <text:p>3,7108035358</text:p>
          </table:table-cell>
          <table:table-cell table:formula="of:=[.J647]*0.067" office:value-type="float" office:value="0" calcext:value-type="float">
            <text:p>0</text:p>
          </table:table-cell>
          <table:table-cell table:formula="of:=[.K647]*0.067" office:value-type="float" office:value="-10.7031409039" calcext:value-type="float">
            <text:p>-10,703140903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1.259357506" calcext:value-type="float">
            <text:p>1,259357506</text:p>
          </table:table-cell>
          <table:table-cell office:value-type="float" office:value="0" calcext:value-type="float">
            <text:p>0</text:p>
          </table:table-cell>
          <table:table-cell office:value-type="float" office:value="-1.964954713" calcext:value-type="float">
            <text:p>-1,964954713</text:p>
          </table:table-cell>
          <table:table-cell/>
          <table:table-cell table:formula="of:=[.E648]*100" office:value-type="float" office:value="125.9357506" calcext:value-type="float">
            <text:p>125,9357506</text:p>
          </table:table-cell>
          <table:table-cell table:formula="of:=[.F648]*100" office:value-type="float" office:value="0" calcext:value-type="float">
            <text:p>0</text:p>
          </table:table-cell>
          <table:table-cell table:formula="of:=[.G648]*100" office:value-type="float" office:value="-196.4954713" calcext:value-type="float">
            <text:p>-196,4954713</text:p>
          </table:table-cell>
          <table:table-cell/>
          <table:table-cell table:formula="of:=[.I648]*0.067" office:value-type="float" office:value="8.4376952902" calcext:value-type="float">
            <text:p>8,4376952902</text:p>
          </table:table-cell>
          <table:table-cell table:formula="of:=[.J648]*0.067" office:value-type="float" office:value="0" calcext:value-type="float">
            <text:p>0</text:p>
          </table:table-cell>
          <table:table-cell table:formula="of:=[.K648]*0.067" office:value-type="float" office:value="-13.1651965771" calcext:value-type="float">
            <text:p>-13,165196577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1.181407294" calcext:value-type="float">
            <text:p>1,181407294</text:p>
          </table:table-cell>
          <table:table-cell office:value-type="float" office:value="0" calcext:value-type="float">
            <text:p>0</text:p>
          </table:table-cell>
          <table:table-cell office:value-type="float" office:value="-1.041228467" calcext:value-type="float">
            <text:p>-1,041228467</text:p>
          </table:table-cell>
          <table:table-cell/>
          <table:table-cell table:formula="of:=[.E649]*100" office:value-type="float" office:value="118.1407294" calcext:value-type="float">
            <text:p>118,1407294</text:p>
          </table:table-cell>
          <table:table-cell table:formula="of:=[.F649]*100" office:value-type="float" office:value="0" calcext:value-type="float">
            <text:p>0</text:p>
          </table:table-cell>
          <table:table-cell table:formula="of:=[.G649]*100" office:value-type="float" office:value="-104.1228467" calcext:value-type="float">
            <text:p>-104,1228467</text:p>
          </table:table-cell>
          <table:table-cell/>
          <table:table-cell table:formula="of:=[.I649]*0.067" office:value-type="float" office:value="7.9154288698" calcext:value-type="float">
            <text:p>7,9154288698</text:p>
          </table:table-cell>
          <table:table-cell table:formula="of:=[.J649]*0.067" office:value-type="float" office:value="0" calcext:value-type="float">
            <text:p>0</text:p>
          </table:table-cell>
          <table:table-cell table:formula="of:=[.K649]*0.067" office:value-type="float" office:value="-6.9762307289" calcext:value-type="float">
            <text:p>-6,976230728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0.145247909" calcext:value-type="float">
            <text:p>0,145247909</text:p>
          </table:table-cell>
          <table:table-cell office:value-type="float" office:value="0" calcext:value-type="float">
            <text:p>0</text:p>
          </table:table-cell>
          <table:table-cell office:value-type="float" office:value="-0.945945068" calcext:value-type="float">
            <text:p>-0,945945068</text:p>
          </table:table-cell>
          <table:table-cell/>
          <table:table-cell table:formula="of:=[.E650]*100" office:value-type="float" office:value="14.5247909" calcext:value-type="float">
            <text:p>14,5247909</text:p>
          </table:table-cell>
          <table:table-cell table:formula="of:=[.F650]*100" office:value-type="float" office:value="0" calcext:value-type="float">
            <text:p>0</text:p>
          </table:table-cell>
          <table:table-cell table:formula="of:=[.G650]*100" office:value-type="float" office:value="-94.5945068" calcext:value-type="float">
            <text:p>-94,5945068</text:p>
          </table:table-cell>
          <table:table-cell/>
          <table:table-cell table:formula="of:=[.I650]*0.067" office:value-type="float" office:value="0.9731609903" calcext:value-type="float">
            <text:p>0,9731609903</text:p>
          </table:table-cell>
          <table:table-cell table:formula="of:=[.J650]*0.067" office:value-type="float" office:value="0" calcext:value-type="float">
            <text:p>0</text:p>
          </table:table-cell>
          <table:table-cell table:formula="of:=[.K650]*0.067" office:value-type="float" office:value="-6.3378319556" calcext:value-type="float">
            <text:p>-6,33783195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" calcext:value-type="float">
            <text:p>-1,6</text:p>
          </table:table-cell>
          <table:table-cell/>
          <table:table-cell table:formula="of:=[.E651]*100" office:value-type="float" office:value="0" calcext:value-type="float">
            <text:p>0</text:p>
          </table:table-cell>
          <table:table-cell table:formula="of:=[.F651]*100" office:value-type="float" office:value="0" calcext:value-type="float">
            <text:p>0</text:p>
          </table:table-cell>
          <table:table-cell table:formula="of:=[.G651]*100" office:value-type="float" office:value="-160" calcext:value-type="float">
            <text:p>-160</text:p>
          </table:table-cell>
          <table:table-cell/>
          <table:table-cell table:formula="of:=[.I651]*0.067" office:value-type="float" office:value="0" calcext:value-type="float">
            <text:p>0</text:p>
          </table:table-cell>
          <table:table-cell table:formula="of:=[.J651]*0.067" office:value-type="float" office:value="0" calcext:value-type="float">
            <text:p>0</text:p>
          </table:table-cell>
          <table:table-cell table:formula="of:=[.K651]*0.067" office:value-type="float" office:value="-10.72" calcext:value-type="float">
            <text:p>-10,72</text:p>
          </table:table-cell>
        </table:table-row>
      </table:table>
      <table:table table:name="100as szorzó" table:style-name="ta1">
        <table:table-column table:style-name="co1" table:number-columns-repeated="7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2" calcext:value-type="float">
            <text:p>-3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25.0063121" calcext:value-type="float">
            <text:p>25,0063121</text:p>
          </table:table-cell>
          <table:table-cell office:value-type="float" office:value="0" calcext:value-type="float">
            <text:p>0</text:p>
          </table:table-cell>
          <table:table-cell office:value-type="float" office:value="-311.2472545" calcext:value-type="float">
            <text:p>-311,2472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200.654202" calcext:value-type="float">
            <text:p>200,654202</text:p>
          </table:table-cell>
          <table:table-cell office:value-type="float" office:value="0" calcext:value-type="float">
            <text:p>0</text:p>
          </table:table-cell>
          <table:table-cell office:value-type="float" office:value="-282.3957041" calcext:value-type="float">
            <text:p>-282,39570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168.4504238" calcext:value-type="float">
            <text:p>168,4504238</text:p>
          </table:table-cell>
          <table:table-cell office:value-type="float" office:value="0" calcext:value-type="float">
            <text:p>0</text:p>
          </table:table-cell>
          <table:table-cell office:value-type="float" office:value="-73.1716087" calcext:value-type="float">
            <text:p>-73,17160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-161.2377199" calcext:value-type="float">
            <text:p>-161,2377199</text:p>
          </table:table-cell>
          <table:table-cell office:value-type="float" office:value="0" calcext:value-type="float">
            <text:p>0</text:p>
          </table:table-cell>
          <table:table-cell office:value-type="float" office:value="-73.3484899" calcext:value-type="float">
            <text:p>-73,34848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201.9264914" calcext:value-type="float">
            <text:p>-201,9264914</text:p>
          </table:table-cell>
          <table:table-cell office:value-type="float" office:value="0" calcext:value-type="float">
            <text:p>0</text:p>
          </table:table-cell>
          <table:table-cell office:value-type="float" office:value="-209.1549624" calcext:value-type="float">
            <text:p>-209,15496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79.7646607" calcext:value-type="float">
            <text:p>-79,7646607</text:p>
          </table:table-cell>
          <table:table-cell office:value-type="float" office:value="0" calcext:value-type="float">
            <text:p>0</text:p>
          </table:table-cell>
          <table:table-cell office:value-type="float" office:value="-202.6557054" calcext:value-type="float">
            <text:p>-202,65570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95.5210956" calcext:value-type="float">
            <text:p>-95,5210956</text:p>
          </table:table-cell>
          <table:table-cell office:value-type="float" office:value="0" calcext:value-type="float">
            <text:p>0</text:p>
          </table:table-cell>
          <table:table-cell office:value-type="float" office:value="-212.6348515" calcext:value-type="float">
            <text:p>-212,63485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96.4161124" calcext:value-type="float">
            <text:p>-96,4161124</text:p>
          </table:table-cell>
          <table:table-cell office:value-type="float" office:value="0" calcext:value-type="float">
            <text:p>0</text:p>
          </table:table-cell>
          <table:table-cell office:value-type="float" office:value="-256.3600365" calcext:value-type="float">
            <text:p>-256,36003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67.4750881" calcext:value-type="float">
            <text:p>-67,4750881</text:p>
          </table:table-cell>
          <table:table-cell office:value-type="float" office:value="0" calcext:value-type="float">
            <text:p>0</text:p>
          </table:table-cell>
          <table:table-cell office:value-type="float" office:value="-247.0579678" calcext:value-type="float">
            <text:p>-247,05796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98.9616412" calcext:value-type="float">
            <text:p>-98,9616412</text:p>
          </table:table-cell>
          <table:table-cell office:value-type="float" office:value="0" calcext:value-type="float">
            <text:p>0</text:p>
          </table:table-cell>
          <table:table-cell office:value-type="float" office:value="-261.3384823" calcext:value-type="float">
            <text:p>-261,33848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98.7436684" calcext:value-type="float">
            <text:p>-98,7436684</text:p>
          </table:table-cell>
          <table:table-cell office:value-type="float" office:value="0" calcext:value-type="float">
            <text:p>0</text:p>
          </table:table-cell>
          <table:table-cell office:value-type="float" office:value="-307.5902534" calcext:value-type="float">
            <text:p>-307,590253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60.6665495" calcext:value-type="float">
            <text:p>-60,6665495</text:p>
          </table:table-cell>
          <table:table-cell office:value-type="float" office:value="0" calcext:value-type="float">
            <text:p>0</text:p>
          </table:table-cell>
          <table:table-cell office:value-type="float" office:value="-313.9738182" calcext:value-type="float">
            <text:p>-313,973818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61.9885533" calcext:value-type="float">
            <text:p>-61,9885533</text:p>
          </table:table-cell>
          <table:table-cell office:value-type="float" office:value="0" calcext:value-type="float">
            <text:p>0</text:p>
          </table:table-cell>
          <table:table-cell office:value-type="float" office:value="-319.8177745" calcext:value-type="float">
            <text:p>-319,81777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55.1209017" calcext:value-type="float">
            <text:p>-55,1209017</text:p>
          </table:table-cell>
          <table:table-cell office:value-type="float" office:value="0" calcext:value-type="float">
            <text:p>0</text:p>
          </table:table-cell>
          <table:table-cell office:value-type="float" office:value="-341.9673673" calcext:value-type="float">
            <text:p>-341,96736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21.8765766" calcext:value-type="float">
            <text:p>-21,8765766</text:p>
          </table:table-cell>
          <table:table-cell office:value-type="float" office:value="0" calcext:value-type="float">
            <text:p>0</text:p>
          </table:table-cell>
          <table:table-cell office:value-type="float" office:value="-354.345704" calcext:value-type="float">
            <text:p>-354,3457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1.1501623" calcext:value-type="float">
            <text:p>-1,1501623</text:p>
          </table:table-cell>
          <table:table-cell office:value-type="float" office:value="0" calcext:value-type="float">
            <text:p>0</text:p>
          </table:table-cell>
          <table:table-cell office:value-type="float" office:value="-355.9531685" calcext:value-type="float">
            <text:p>-355,953168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6.6249202" calcext:value-type="float">
            <text:p>6,6249202</text:p>
          </table:table-cell>
          <table:table-cell office:value-type="float" office:value="0" calcext:value-type="float">
            <text:p>0</text:p>
          </table:table-cell>
          <table:table-cell office:value-type="float" office:value="-353.6789768" calcext:value-type="float">
            <text:p>-353,678976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21.2005603" calcext:value-type="float">
            <text:p>21,2005603</text:p>
          </table:table-cell>
          <table:table-cell office:value-type="float" office:value="0" calcext:value-type="float">
            <text:p>0</text:p>
          </table:table-cell>
          <table:table-cell office:value-type="float" office:value="-352.2625511" calcext:value-type="float">
            <text:p>-352,26255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53.8452365" calcext:value-type="float">
            <text:p>53,8452365</text:p>
          </table:table-cell>
          <table:table-cell office:value-type="float" office:value="0" calcext:value-type="float">
            <text:p>0</text:p>
          </table:table-cell>
          <table:table-cell office:value-type="float" office:value="-351.2776331" calcext:value-type="float">
            <text:p>-351,27763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77.9223097" calcext:value-type="float">
            <text:p>77,9223097</text:p>
          </table:table-cell>
          <table:table-cell office:value-type="float" office:value="0" calcext:value-type="float">
            <text:p>0</text:p>
          </table:table-cell>
          <table:table-cell office:value-type="float" office:value="-346.0689035" calcext:value-type="float">
            <text:p>-346,068903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100.1160618" calcext:value-type="float">
            <text:p>100,1160618</text:p>
          </table:table-cell>
          <table:table-cell office:value-type="float" office:value="0" calcext:value-type="float">
            <text:p>0</text:p>
          </table:table-cell>
          <table:table-cell office:value-type="float" office:value="-322.787541" calcext:value-type="float">
            <text:p>-322,78754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87.7588329" calcext:value-type="float">
            <text:p>87,7588329</text:p>
          </table:table-cell>
          <table:table-cell office:value-type="float" office:value="0" calcext:value-type="float">
            <text:p>0</text:p>
          </table:table-cell>
          <table:table-cell office:value-type="float" office:value="-276.9403137" calcext:value-type="float">
            <text:p>-276,940313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57.2556156" calcext:value-type="float">
            <text:p>57,2556156</text:p>
          </table:table-cell>
          <table:table-cell office:value-type="float" office:value="0" calcext:value-type="float">
            <text:p>0</text:p>
          </table:table-cell>
          <table:table-cell office:value-type="float" office:value="-274.5321006" calcext:value-type="float">
            <text:p>-274,532100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103.6694678" calcext:value-type="float">
            <text:p>103,6694678</text:p>
          </table:table-cell>
          <table:table-cell office:value-type="float" office:value="0" calcext:value-type="float">
            <text:p>0</text:p>
          </table:table-cell>
          <table:table-cell office:value-type="float" office:value="-257.7185586" calcext:value-type="float">
            <text:p>-257,718558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99.4759161" calcext:value-type="float">
            <text:p>99,4759161</text:p>
          </table:table-cell>
          <table:table-cell office:value-type="float" office:value="0" calcext:value-type="float">
            <text:p>0</text:p>
          </table:table-cell>
          <table:table-cell office:value-type="float" office:value="-198.7791341" calcext:value-type="float">
            <text:p>-198,779134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44.2170333" calcext:value-type="float">
            <text:p>44,2170333</text:p>
          </table:table-cell>
          <table:table-cell office:value-type="float" office:value="0" calcext:value-type="float">
            <text:p>0</text:p>
          </table:table-cell>
          <table:table-cell office:value-type="float" office:value="-223.9282725" calcext:value-type="float">
            <text:p>-223,92827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114.4862976" calcext:value-type="float">
            <text:p>114,4862976</text:p>
          </table:table-cell>
          <table:table-cell office:value-type="float" office:value="0" calcext:value-type="float">
            <text:p>0</text:p>
          </table:table-cell>
          <table:table-cell office:value-type="float" office:value="-217.8091192" calcext:value-type="float">
            <text:p>-217,809119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107.9225141" calcext:value-type="float">
            <text:p>107,9225141</text:p>
          </table:table-cell>
          <table:table-cell office:value-type="float" office:value="0" calcext:value-type="float">
            <text:p>0</text:p>
          </table:table-cell>
          <table:table-cell office:value-type="float" office:value="-131.5396464" calcext:value-type="float">
            <text:p>-131,539646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13.2706897" calcext:value-type="float">
            <text:p>13,2706897</text:p>
          </table:table-cell>
          <table:table-cell office:value-type="float" office:value="0" calcext:value-type="float">
            <text:p>0</text:p>
          </table:table-cell>
          <table:table-cell office:value-type="float" office:value="-181.9488819" calcext:value-type="float">
            <text:p>-181,94888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0" calcext:value-type="float">
            <text:p>0</text:p>
          </table:table-cell>
          <table:table-cell office:value-type="float" office:value="10.3146409" calcext:value-type="float">
            <text:p>10,3146409</text:p>
          </table:table-cell>
          <table:table-cell office:value-type="float" office:value="-229.4735321" calcext:value-type="float">
            <text:p>-229,473532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-18.3479271" calcext:value-type="float">
            <text:p>-18,3479271</text:p>
          </table:table-cell>
          <table:table-cell office:value-type="float" office:value="8.2675901" calcext:value-type="float">
            <text:p>8,2675901</text:p>
          </table:table-cell>
          <table:table-cell office:value-type="float" office:value="-230.6534806" calcext:value-type="float">
            <text:p>-230,65348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6.0310172" calcext:value-type="float">
            <text:p>-6,0310172</text:p>
          </table:table-cell>
          <table:table-cell office:value-type="float" office:value="-36.5945547" calcext:value-type="float">
            <text:p>-36,5945547</text:p>
          </table:table-cell>
          <table:table-cell office:value-type="float" office:value="-244.3998409" calcext:value-type="float">
            <text:p>-244,39984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13.2867799" calcext:value-type="float">
            <text:p>-13,2867799</text:p>
          </table:table-cell>
          <table:table-cell office:value-type="float" office:value="-219.5866126" calcext:value-type="float">
            <text:p>-219,5866126</text:p>
          </table:table-cell>
          <table:table-cell office:value-type="float" office:value="-209.5813705" calcext:value-type="float">
            <text:p>-209,58137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126.5901216" calcext:value-type="float">
            <text:p>-126,5901216</text:p>
          </table:table-cell>
          <table:table-cell office:value-type="float" office:value="-253.4198128" calcext:value-type="float">
            <text:p>-253,4198128</text:p>
          </table:table-cell>
          <table:table-cell office:value-type="float" office:value="-226.6822166" calcext:value-type="float">
            <text:p>-226,68221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136.7555635" calcext:value-type="float">
            <text:p>-136,7555635</text:p>
          </table:table-cell>
          <table:table-cell office:value-type="float" office:value="-202.210005" calcext:value-type="float">
            <text:p>-202,210005</text:p>
          </table:table-cell>
          <table:table-cell office:value-type="float" office:value="-307.1751415" calcext:value-type="float">
            <text:p>-307,17514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72.7726003" calcext:value-type="float">
            <text:p>-72,7726003</text:p>
          </table:table-cell>
          <table:table-cell office:value-type="float" office:value="-192.5420039" calcext:value-type="float">
            <text:p>-192,5420039</text:p>
          </table:table-cell>
          <table:table-cell office:value-type="float" office:value="-286.3107821" calcext:value-type="float">
            <text:p>-286,31078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124.3792831" calcext:value-type="float">
            <text:p>-124,3792831</text:p>
          </table:table-cell>
          <table:table-cell office:value-type="float" office:value="-211.2494673" calcext:value-type="float">
            <text:p>-211,2494673</text:p>
          </table:table-cell>
          <table:table-cell office:value-type="float" office:value="-289.5588331" calcext:value-type="float">
            <text:p>-289,558833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131.1497844" calcext:value-type="float">
            <text:p>-131,1497844</text:p>
          </table:table-cell>
          <table:table-cell office:value-type="float" office:value="-232.1073845" calcext:value-type="float">
            <text:p>-232,1073845</text:p>
          </table:table-cell>
          <table:table-cell office:value-type="float" office:value="-327.842333" calcext:value-type="float">
            <text:p>-327,8423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90.3916288" calcext:value-type="float">
            <text:p>-90,3916288</text:p>
          </table:table-cell>
          <table:table-cell office:value-type="float" office:value="-276.9355437" calcext:value-type="float">
            <text:p>-276,9355437</text:p>
          </table:table-cell>
          <table:table-cell office:value-type="float" office:value="-348.4126041" calcext:value-type="float">
            <text:p>-348,41260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111.6378671" calcext:value-type="float">
            <text:p>-111,6378671</text:p>
          </table:table-cell>
          <table:table-cell office:value-type="float" office:value="-351.500394" calcext:value-type="float">
            <text:p>-351,500394</text:p>
          </table:table-cell>
          <table:table-cell office:value-type="float" office:value="-374.5179236" calcext:value-type="float">
            <text:p>-374,51792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103.0956398" calcext:value-type="float">
            <text:p>-103,0956398</text:p>
          </table:table-cell>
          <table:table-cell office:value-type="float" office:value="-350.1803963" calcext:value-type="float">
            <text:p>-350,1803963</text:p>
          </table:table-cell>
          <table:table-cell office:value-type="float" office:value="-409.8230389" calcext:value-type="float">
            <text:p>-409,82303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65.1361787" calcext:value-type="float">
            <text:p>-65,1361787</text:p>
          </table:table-cell>
          <table:table-cell office:value-type="float" office:value="-354.2765558" calcext:value-type="float">
            <text:p>-354,2765558</text:p>
          </table:table-cell>
          <table:table-cell office:value-type="float" office:value="-428.3279121" calcext:value-type="float">
            <text:p>-428,327912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64.1364501" calcext:value-type="float">
            <text:p>-64,1364501</text:p>
          </table:table-cell>
          <table:table-cell office:value-type="float" office:value="-379.6431857" calcext:value-type="float">
            <text:p>-379,6431857</text:p>
          </table:table-cell>
          <table:table-cell office:value-type="float" office:value="-445.1040718" calcext:value-type="float">
            <text:p>-445,10407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52.3237314" calcext:value-type="float">
            <text:p>-52,3237314</text:p>
          </table:table-cell>
          <table:table-cell office:value-type="float" office:value="-370.1555354" calcext:value-type="float">
            <text:p>-370,1555354</text:p>
          </table:table-cell>
          <table:table-cell office:value-type="float" office:value="-466.5802425" calcext:value-type="float">
            <text:p>-466,58024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17.1014096" calcext:value-type="float">
            <text:p>-17,1014096</text:p>
          </table:table-cell>
          <table:table-cell office:value-type="float" office:value="-347.6977698" calcext:value-type="float">
            <text:p>-347,6977698</text:p>
          </table:table-cell>
          <table:table-cell office:value-type="float" office:value="-476.2373097" calcext:value-type="float">
            <text:p>-476,23730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5.4756268" calcext:value-type="float">
            <text:p>5,4756268</text:p>
          </table:table-cell>
          <table:table-cell office:value-type="float" office:value="-322.0356355" calcext:value-type="float">
            <text:p>-322,0356355</text:p>
          </table:table-cell>
          <table:table-cell office:value-type="float" office:value="-477.1930593" calcext:value-type="float">
            <text:p>-477,193059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27.9380145" calcext:value-type="float">
            <text:p>27,9380145</text:p>
          </table:table-cell>
          <table:table-cell office:value-type="float" office:value="-306.3603761" calcext:value-type="float">
            <text:p>-306,3603761</text:p>
          </table:table-cell>
          <table:table-cell office:value-type="float" office:value="-475.0888571" calcext:value-type="float">
            <text:p>-475,08885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65.4632354" calcext:value-type="float">
            <text:p>65,4632354</text:p>
          </table:table-cell>
          <table:table-cell office:value-type="float" office:value="-284.2386601" calcext:value-type="float">
            <text:p>-284,2386601</text:p>
          </table:table-cell>
          <table:table-cell office:value-type="float" office:value="-457.7899121" calcext:value-type="float">
            <text:p>-457,789912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73.978087" calcext:value-type="float">
            <text:p>73,978087</text:p>
          </table:table-cell>
          <table:table-cell office:value-type="float" office:value="-253.0500032" calcext:value-type="float">
            <text:p>-253,0500032</text:p>
          </table:table-cell>
          <table:table-cell office:value-type="float" office:value="-426.2675441" calcext:value-type="float">
            <text:p>-426,26754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69.3789077" calcext:value-type="float">
            <text:p>69,3789077</text:p>
          </table:table-cell>
          <table:table-cell office:value-type="float" office:value="-256.8563578" calcext:value-type="float">
            <text:p>-256,8563578</text:p>
          </table:table-cell>
          <table:table-cell office:value-type="float" office:value="-419.5251761" calcext:value-type="float">
            <text:p>-419,525176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14.539438" calcext:value-type="float">
            <text:p>114,539438</text:p>
          </table:table-cell>
          <table:table-cell office:value-type="float" office:value="-259.3645678" calcext:value-type="float">
            <text:p>-259,3645678</text:p>
          </table:table-cell>
          <table:table-cell office:value-type="float" office:value="-394.985267" calcext:value-type="float">
            <text:p>-394,98526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16.855421" calcext:value-type="float">
            <text:p>116,855421</text:p>
          </table:table-cell>
          <table:table-cell office:value-type="float" office:value="-261.2208948" calcext:value-type="float">
            <text:p>-261,2208948</text:p>
          </table:table-cell>
          <table:table-cell office:value-type="float" office:value="-338.4995639" calcext:value-type="float">
            <text:p>-338,499563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89.4315157" calcext:value-type="float">
            <text:p>89,4315157</text:p>
          </table:table-cell>
          <table:table-cell office:value-type="float" office:value="-220.0220292" calcext:value-type="float">
            <text:p>-220,0220292</text:p>
          </table:table-cell>
          <table:table-cell office:value-type="float" office:value="-339.6345776" calcext:value-type="float">
            <text:p>-339,634577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43.7892325" calcext:value-type="float">
            <text:p>143,7892325</text:p>
          </table:table-cell>
          <table:table-cell office:value-type="float" office:value="-110.3487671" calcext:value-type="float">
            <text:p>-110,3487671</text:p>
          </table:table-cell>
          <table:table-cell office:value-type="float" office:value="-323.4633942" calcext:value-type="float">
            <text:p>-323,463394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28.2727988" calcext:value-type="float">
            <text:p>128,2727988</text:p>
          </table:table-cell>
          <table:table-cell office:value-type="float" office:value="-120.842365" calcext:value-type="float">
            <text:p>-120,842365</text:p>
          </table:table-cell>
          <table:table-cell office:value-type="float" office:value="-278.7688821" calcext:value-type="float">
            <text:p>-278,768882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64.8757105" calcext:value-type="float">
            <text:p>64,8757105</text:p>
          </table:table-cell>
          <table:table-cell office:value-type="float" office:value="-112.8176863" calcext:value-type="float">
            <text:p>-112,8176863</text:p>
          </table:table-cell>
          <table:table-cell office:value-type="float" office:value="-266.2745115" calcext:value-type="float">
            <text:p>-266,274511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49.9228724" calcext:value-type="float">
            <text:p>149,9228724</text:p>
          </table:table-cell>
          <table:table-cell office:value-type="float" office:value="-34.8477653" calcext:value-type="float">
            <text:p>-34,8477653</text:p>
          </table:table-cell>
          <table:table-cell office:value-type="float" office:value="-246.9920942" calcext:value-type="float">
            <text:p>-246,99209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134.2882724" calcext:value-type="float">
            <text:p>134,2882724</text:p>
          </table:table-cell>
          <table:table-cell office:value-type="float" office:value="-91.7601348" calcext:value-type="float">
            <text:p>-91,7601348</text:p>
          </table:table-cell>
          <table:table-cell office:value-type="float" office:value="-187.267996" calcext:value-type="float">
            <text:p>-187,2679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29.2542336" calcext:value-type="float">
            <text:p>29,2542336</text:p>
          </table:table-cell>
          <table:table-cell office:value-type="float" office:value="-92.9627932" calcext:value-type="float">
            <text:p>-92,9627932</text:p>
          </table:table-cell>
          <table:table-cell office:value-type="float" office:value="-183.9092756" calcext:value-type="float">
            <text:p>-183,90927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" calcext:value-type="float">
            <text:p>0</text:p>
          </table:table-cell>
          <table:table-cell office:value-type="float" office:value="37.3413319" calcext:value-type="float">
            <text:p>37,3413319</text:p>
          </table:table-cell>
          <table:table-cell office:value-type="float" office:value="-171.8635373" calcext:value-type="float">
            <text:p>-171,8635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0" calcext:value-type="float">
            <text:p>0</text:p>
          </table:table-cell>
          <table:table-cell office:value-type="float" office:value="-105.2627985" calcext:value-type="float">
            <text:p>-105,2627985</text:p>
          </table:table-cell>
          <table:table-cell office:value-type="float" office:value="-224.8957882" calcext:value-type="float">
            <text:p>-224,8957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-21.9028836" calcext:value-type="float">
            <text:p>-21,9028836</text:p>
          </table:table-cell>
          <table:table-cell office:value-type="float" office:value="-104.5285552" calcext:value-type="float">
            <text:p>-104,5285552</text:p>
          </table:table-cell>
          <table:table-cell office:value-type="float" office:value="-226.0430731" calcext:value-type="float">
            <text:p>-226,043073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27.2000008" calcext:value-type="float">
            <text:p>-27,2000008</text:p>
          </table:table-cell>
          <table:table-cell office:value-type="float" office:value="-97.0553034" calcext:value-type="float">
            <text:p>-97,0553034</text:p>
          </table:table-cell>
          <table:table-cell office:value-type="float" office:value="-241.232867" calcext:value-type="float">
            <text:p>-241,2328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48.3748342" calcext:value-type="float">
            <text:p>-48,3748342</text:p>
          </table:table-cell>
          <table:table-cell office:value-type="float" office:value="-128.4929589" calcext:value-type="float">
            <text:p>-128,4929589</text:p>
          </table:table-cell>
          <table:table-cell office:value-type="float" office:value="-229.1587495" calcext:value-type="float">
            <text:p>-229,15874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43.8611123" calcext:value-type="float">
            <text:p>-143,8611123</text:p>
          </table:table-cell>
          <table:table-cell office:value-type="float" office:value="-205.0723314" calcext:value-type="float">
            <text:p>-205,0723314</text:p>
          </table:table-cell>
          <table:table-cell office:value-type="float" office:value="-252.9642564" calcext:value-type="float">
            <text:p>-252,96425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141.0486824" calcext:value-type="float">
            <text:p>-141,0486824</text:p>
          </table:table-cell>
          <table:table-cell office:value-type="float" office:value="-152.1754997" calcext:value-type="float">
            <text:p>-152,1754997</text:p>
          </table:table-cell>
          <table:table-cell office:value-type="float" office:value="-296.1817317" calcext:value-type="float">
            <text:p>-296,18173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88.804123" calcext:value-type="float">
            <text:p>-88,804123</text:p>
          </table:table-cell>
          <table:table-cell office:value-type="float" office:value="-165.0560575" calcext:value-type="float">
            <text:p>-165,0560575</text:p>
          </table:table-cell>
          <table:table-cell office:value-type="float" office:value="-307.5660085" calcext:value-type="float">
            <text:p>-307,56600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135.0864763" calcext:value-type="float">
            <text:p>-135,0864763</text:p>
          </table:table-cell>
          <table:table-cell office:value-type="float" office:value="-239.4632624" calcext:value-type="float">
            <text:p>-239,4632624</text:p>
          </table:table-cell>
          <table:table-cell office:value-type="float" office:value="-331.6124811" calcext:value-type="float">
            <text:p>-331,61248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62.1021887" calcext:value-type="float">
            <text:p>-162,1021887</text:p>
          </table:table-cell>
          <table:table-cell office:value-type="float" office:value="-217.5880818" calcext:value-type="float">
            <text:p>-217,5880818</text:p>
          </table:table-cell>
          <table:table-cell office:value-type="float" office:value="-363.2911648" calcext:value-type="float">
            <text:p>-363,29116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86.8680976" calcext:value-type="float">
            <text:p>-186,8680976</text:p>
          </table:table-cell>
          <table:table-cell office:value-type="float" office:value="-235.8040731" calcext:value-type="float">
            <text:p>-235,8040731</text:p>
          </table:table-cell>
          <table:table-cell office:value-type="float" office:value="-414.9051898" calcext:value-type="float">
            <text:p>-414,90518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72.2064938" calcext:value-type="float">
            <text:p>-172,2064938</text:p>
          </table:table-cell>
          <table:table-cell office:value-type="float" office:value="-301.1483765" calcext:value-type="float">
            <text:p>-301,1483765</text:p>
          </table:table-cell>
          <table:table-cell office:value-type="float" office:value="-503.3645479" calcext:value-type="float">
            <text:p>-503,364547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01.5198302" calcext:value-type="float">
            <text:p>-101,5198302</text:p>
          </table:table-cell>
          <table:table-cell office:value-type="float" office:value="-294.2677726" calcext:value-type="float">
            <text:p>-294,2677726</text:p>
          </table:table-cell>
          <table:table-cell office:value-type="float" office:value="-529.3575343" calcext:value-type="float">
            <text:p>-529,35753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90.1293389" calcext:value-type="float">
            <text:p>-90,1293389</text:p>
          </table:table-cell>
          <table:table-cell office:value-type="float" office:value="-301.3520346" calcext:value-type="float">
            <text:p>-301,3520346</text:p>
          </table:table-cell>
          <table:table-cell office:value-type="float" office:value="-548.9288014" calcext:value-type="float">
            <text:p>-548,92880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77.8675329" calcext:value-type="float">
            <text:p>-77,8675329</text:p>
          </table:table-cell>
          <table:table-cell office:value-type="float" office:value="-335.2989695" calcext:value-type="float">
            <text:p>-335,2989695</text:p>
          </table:table-cell>
          <table:table-cell office:value-type="float" office:value="-587.3515922" calcext:value-type="float">
            <text:p>-587,351592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23.1754858" calcext:value-type="float">
            <text:p>-23,1754858</text:p>
          </table:table-cell>
          <table:table-cell office:value-type="float" office:value="-333.2979955" calcext:value-type="float">
            <text:p>-333,2979955</text:p>
          </table:table-cell>
          <table:table-cell office:value-type="float" office:value="-597.602083" calcext:value-type="float">
            <text:p>-597,6020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26.2433232" calcext:value-type="float">
            <text:p>26,2433232</text:p>
          </table:table-cell>
          <table:table-cell office:value-type="float" office:value="-328.3084282" calcext:value-type="float">
            <text:p>-328,3084282</text:p>
          </table:table-cell>
          <table:table-cell office:value-type="float" office:value="-585.6288382" calcext:value-type="float">
            <text:p>-585,62883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40.1872313" calcext:value-type="float">
            <text:p>40,1872313</text:p>
          </table:table-cell>
          <table:table-cell office:value-type="float" office:value="-330.2806302" calcext:value-type="float">
            <text:p>-330,2806302</text:p>
          </table:table-cell>
          <table:table-cell office:value-type="float" office:value="-563.2312826" calcext:value-type="float">
            <text:p>-563,231282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44.4218956" calcext:value-type="float">
            <text:p>44,4218956</text:p>
          </table:table-cell>
          <table:table-cell office:value-type="float" office:value="-328.9514169" calcext:value-type="float">
            <text:p>-328,9514169</text:p>
          </table:table-cell>
          <table:table-cell office:value-type="float" office:value="-549.7641778" calcext:value-type="float">
            <text:p>-549,764177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74.5109333" calcext:value-type="float">
            <text:p>74,5109333</text:p>
          </table:table-cell>
          <table:table-cell office:value-type="float" office:value="-323.4884209" calcext:value-type="float">
            <text:p>-323,4884209</text:p>
          </table:table-cell>
          <table:table-cell office:value-type="float" office:value="-529.3829686" calcext:value-type="float">
            <text:p>-529,382968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81.2275388" calcext:value-type="float">
            <text:p>81,2275388</text:p>
          </table:table-cell>
          <table:table-cell office:value-type="float" office:value="-318.7302522" calcext:value-type="float">
            <text:p>-318,7302522</text:p>
          </table:table-cell>
          <table:table-cell office:value-type="float" office:value="-496.6790921" calcext:value-type="float">
            <text:p>-496,67909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71.607745" calcext:value-type="float">
            <text:p>71,607745</text:p>
          </table:table-cell>
          <table:table-cell office:value-type="float" office:value="-290.699339" calcext:value-type="float">
            <text:p>-290,699339</text:p>
          </table:table-cell>
          <table:table-cell office:value-type="float" office:value="-487.6737148" calcext:value-type="float">
            <text:p>-487,67371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95.7515248" calcext:value-type="float">
            <text:p>95,7515248</text:p>
          </table:table-cell>
          <table:table-cell office:value-type="float" office:value="-239.3905901" calcext:value-type="float">
            <text:p>-239,3905901</text:p>
          </table:table-cell>
          <table:table-cell office:value-type="float" office:value="-466.3070366" calcext:value-type="float">
            <text:p>-466,307036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127.1013716" calcext:value-type="float">
            <text:p>127,1013716</text:p>
          </table:table-cell>
          <table:table-cell office:value-type="float" office:value="-259.1870809" calcext:value-type="float">
            <text:p>-259,1870809</text:p>
          </table:table-cell>
          <table:table-cell office:value-type="float" office:value="-433.8410668" calcext:value-type="float">
            <text:p>-433,841066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208.1277434" calcext:value-type="float">
            <text:p>208,1277434</text:p>
          </table:table-cell>
          <table:table-cell office:value-type="float" office:value="-238.0236557" calcext:value-type="float">
            <text:p>-238,0236557</text:p>
          </table:table-cell>
          <table:table-cell office:value-type="float" office:value="-409.008189" calcext:value-type="float">
            <text:p>-409,00818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202.849132" calcext:value-type="float">
            <text:p>202,849132</text:p>
          </table:table-cell>
          <table:table-cell office:value-type="float" office:value="-147.1848158" calcext:value-type="float">
            <text:p>-147,1848158</text:p>
          </table:table-cell>
          <table:table-cell office:value-type="float" office:value="-305.5095243" calcext:value-type="float">
            <text:p>-305,509524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97.0069969" calcext:value-type="float">
            <text:p>97,0069969</text:p>
          </table:table-cell>
          <table:table-cell office:value-type="float" office:value="-188.3349556" calcext:value-type="float">
            <text:p>-188,3349556</text:p>
          </table:table-cell>
          <table:table-cell office:value-type="float" office:value="-300.6534544" calcext:value-type="float">
            <text:p>-300,653454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130.211633" calcext:value-type="float">
            <text:p>130,211633</text:p>
          </table:table-cell>
          <table:table-cell office:value-type="float" office:value="-179.8070948" calcext:value-type="float">
            <text:p>-179,8070948</text:p>
          </table:table-cell>
          <table:table-cell office:value-type="float" office:value="-287.1634506" calcext:value-type="float">
            <text:p>-287,16345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135.5438491" calcext:value-type="float">
            <text:p>135,5438491</text:p>
          </table:table-cell>
          <table:table-cell office:value-type="float" office:value="-66.2029922" calcext:value-type="float">
            <text:p>-66,2029922</text:p>
          </table:table-cell>
          <table:table-cell office:value-type="float" office:value="-203.7698264" calcext:value-type="float">
            <text:p>-203,769826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49.8074862" calcext:value-type="float">
            <text:p>49,8074862</text:p>
          </table:table-cell>
          <table:table-cell office:value-type="float" office:value="-152.0725547" calcext:value-type="float">
            <text:p>-152,0725547</text:p>
          </table:table-cell>
          <table:table-cell office:value-type="float" office:value="-233.3103623" calcext:value-type="float">
            <text:p>-233,310362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142.3721564" calcext:value-type="float">
            <text:p>142,3721564</text:p>
          </table:table-cell>
          <table:table-cell office:value-type="float" office:value="-152.1259857" calcext:value-type="float">
            <text:p>-152,1259857</text:p>
          </table:table-cell>
          <table:table-cell office:value-type="float" office:value="-231.1361721" calcext:value-type="float">
            <text:p>-231,136172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0" calcext:value-type="float">
            <text:p>0</text:p>
          </table:table-cell>
          <table:table-cell office:value-type="float" office:value="2.8353534" calcext:value-type="float">
            <text:p>2,8353534</text:p>
          </table:table-cell>
          <table:table-cell office:value-type="float" office:value="-100.8281898" calcext:value-type="float">
            <text:p>-100,8281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0" calcext:value-type="float">
            <text:p>0</text:p>
          </table:table-cell>
          <table:table-cell office:value-type="float" office:value="-160.1805979" calcext:value-type="float">
            <text:p>-160,1805979</text:p>
          </table:table-cell>
          <table:table-cell office:value-type="float" office:value="-273.768449" calcext:value-type="float">
            <text:p>-273,7684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-10.140432" calcext:value-type="float">
            <text:p>-10,140432</text:p>
          </table:table-cell>
          <table:table-cell office:value-type="float" office:value="-158.1342404" calcext:value-type="float">
            <text:p>-158,1342404</text:p>
          </table:table-cell>
          <table:table-cell office:value-type="float" office:value="-273.1363013" calcext:value-type="float">
            <text:p>-273,13630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29.9954209" calcext:value-type="float">
            <text:p>-29,9954209</text:p>
          </table:table-cell>
          <table:table-cell office:value-type="float" office:value="-140.6692601" calcext:value-type="float">
            <text:p>-140,6692601</text:p>
          </table:table-cell>
          <table:table-cell office:value-type="float" office:value="-265.5097318" calcext:value-type="float">
            <text:p>-265,5097318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121.3038079" calcext:value-type="float">
            <text:p>-121,3038079</text:p>
          </table:table-cell>
          <table:table-cell office:value-type="float" office:value="-157.1973365" calcext:value-type="float">
            <text:p>-157,1973365</text:p>
          </table:table-cell>
          <table:table-cell office:value-type="float" office:value="-278.6773163" calcext:value-type="float">
            <text:p>-278,67731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50.2726625" calcext:value-type="float">
            <text:p>-150,2726625</text:p>
          </table:table-cell>
          <table:table-cell office:value-type="float" office:value="-231.4891153" calcext:value-type="float">
            <text:p>-231,4891153</text:p>
          </table:table-cell>
          <table:table-cell office:value-type="float" office:value="-360.7850088" calcext:value-type="float">
            <text:p>-360,78500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96.7392896" calcext:value-type="float">
            <text:p>-96,7392896</text:p>
          </table:table-cell>
          <table:table-cell office:value-type="float" office:value="-165.6272515" calcext:value-type="float">
            <text:p>-165,6272515</text:p>
          </table:table-cell>
          <table:table-cell office:value-type="float" office:value="-340.1445197" calcext:value-type="float">
            <text:p>-340,14451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60.060363" calcext:value-type="float">
            <text:p>-160,060363</text:p>
          </table:table-cell>
          <table:table-cell office:value-type="float" office:value="-182.4516883" calcext:value-type="float">
            <text:p>-182,4516883</text:p>
          </table:table-cell>
          <table:table-cell office:value-type="float" office:value="-363.3255667" calcext:value-type="float">
            <text:p>-363,32556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76.9113074" calcext:value-type="float">
            <text:p>-176,9113074</text:p>
          </table:table-cell>
          <table:table-cell office:value-type="float" office:value="-277.712841" calcext:value-type="float">
            <text:p>-277,712841</text:p>
          </table:table-cell>
          <table:table-cell office:value-type="float" office:value="-449.5674171" calcext:value-type="float">
            <text:p>-449,56741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27.490595" calcext:value-type="float">
            <text:p>-127,490595</text:p>
          </table:table-cell>
          <table:table-cell office:value-type="float" office:value="-260.5739678" calcext:value-type="float">
            <text:p>-260,5739678</text:p>
          </table:table-cell>
          <table:table-cell office:value-type="float" office:value="-454.3030502" calcext:value-type="float">
            <text:p>-454,30305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73.9519235" calcext:value-type="float">
            <text:p>-173,9519235</text:p>
          </table:table-cell>
          <table:table-cell office:value-type="float" office:value="-254.1152799" calcext:value-type="float">
            <text:p>-254,1152799</text:p>
          </table:table-cell>
          <table:table-cell office:value-type="float" office:value="-489.204688" calcext:value-type="float">
            <text:p>-489,2046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70.1015666" calcext:value-type="float">
            <text:p>-170,1015666</text:p>
          </table:table-cell>
          <table:table-cell office:value-type="float" office:value="-269.297456" calcext:value-type="float">
            <text:p>-269,297456</text:p>
          </table:table-cell>
          <table:table-cell office:value-type="float" office:value="-575.1035594" calcext:value-type="float">
            <text:p>-575,103559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03.2992979" calcext:value-type="float">
            <text:p>-103,2992979</text:p>
          </table:table-cell>
          <table:table-cell office:value-type="float" office:value="-279.6794199" calcext:value-type="float">
            <text:p>-279,6794199</text:p>
          </table:table-cell>
          <table:table-cell office:value-type="float" office:value="-592.2434521" calcext:value-type="float">
            <text:p>-592,24345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06.1673756" calcext:value-type="float">
            <text:p>-106,1673756</text:p>
          </table:table-cell>
          <table:table-cell office:value-type="float" office:value="-299.50668" calcext:value-type="float">
            <text:p>-299,50668</text:p>
          </table:table-cell>
          <table:table-cell office:value-type="float" office:value="-613.3794987" calcext:value-type="float">
            <text:p>-613,379498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96.0824109" calcext:value-type="float">
            <text:p>-96,0824109</text:p>
          </table:table-cell>
          <table:table-cell office:value-type="float" office:value="-314.060396" calcext:value-type="float">
            <text:p>-314,060396</text:p>
          </table:table-cell>
          <table:table-cell office:value-type="float" office:value="-661.2159692" calcext:value-type="float">
            <text:p>-661,21596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45.3331901" calcext:value-type="float">
            <text:p>-45,3331901</text:p>
          </table:table-cell>
          <table:table-cell office:value-type="float" office:value="-325.3459498" calcext:value-type="float">
            <text:p>-325,3459498</text:p>
          </table:table-cell>
          <table:table-cell office:value-type="float" office:value="-675.6879488" calcext:value-type="float">
            <text:p>-675,687948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14.0840443" calcext:value-type="float">
            <text:p>-14,0840443</text:p>
          </table:table-cell>
          <table:table-cell office:value-type="float" office:value="-352.1070629" calcext:value-type="float">
            <text:p>-352,1070629</text:p>
          </table:table-cell>
          <table:table-cell office:value-type="float" office:value="-677.656452" calcext:value-type="float">
            <text:p>-677,65645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4.8326381" calcext:value-type="float">
            <text:p>4,8326381</text:p>
          </table:table-cell>
          <table:table-cell office:value-type="float" office:value="-381.1294986" calcext:value-type="float">
            <text:p>-381,1294986</text:p>
          </table:table-cell>
          <table:table-cell office:value-type="float" office:value="-680.008109" calcext:value-type="float">
            <text:p>-680,00810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34.7302238" calcext:value-type="float">
            <text:p>34,7302238</text:p>
          </table:table-cell>
          <table:table-cell office:value-type="float" office:value="-382.0354629" calcext:value-type="float">
            <text:p>-382,0354629</text:p>
          </table:table-cell>
          <table:table-cell office:value-type="float" office:value="-678.4087513" calcext:value-type="float">
            <text:p>-678,408751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75.6844001" calcext:value-type="float">
            <text:p>75,6844001</text:p>
          </table:table-cell>
          <table:table-cell office:value-type="float" office:value="-367.4466606" calcext:value-type="float">
            <text:p>-367,4466606</text:p>
          </table:table-cell>
          <table:table-cell office:value-type="float" office:value="-665.2414181" calcext:value-type="float">
            <text:p>-665,24141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106.7671689" calcext:value-type="float">
            <text:p>106,7671689</text:p>
          </table:table-cell>
          <table:table-cell office:value-type="float" office:value="-375.8840202" calcext:value-type="float">
            <text:p>-375,8840202</text:p>
          </table:table-cell>
          <table:table-cell office:value-type="float" office:value="-643.4435478" calcext:value-type="float">
            <text:p>-643,44354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148.7185698" calcext:value-type="float">
            <text:p>148,7185698</text:p>
          </table:table-cell>
          <table:table-cell office:value-type="float" office:value="-346.9810981" calcext:value-type="float">
            <text:p>-346,9810981</text:p>
          </table:table-cell>
          <table:table-cell office:value-type="float" office:value="-605.3021244" calcext:value-type="float">
            <text:p>-605,302124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46.0516962" calcext:value-type="float">
            <text:p>146,0516962</text:p>
          </table:table-cell>
          <table:table-cell office:value-type="float" office:value="-270.0509066" calcext:value-type="float">
            <text:p>-270,0509066</text:p>
          </table:table-cell>
          <table:table-cell office:value-type="float" office:value="-538.2409078" calcext:value-type="float">
            <text:p>-538,240907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18.2223554" calcext:value-type="float">
            <text:p>118,2223554</text:p>
          </table:table-cell>
          <table:table-cell office:value-type="float" office:value="-264.8054258" calcext:value-type="float">
            <text:p>-264,8054258</text:p>
          </table:table-cell>
          <table:table-cell office:value-type="float" office:value="-526.9360232" calcext:value-type="float">
            <text:p>-526,936023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201.4337808" calcext:value-type="float">
            <text:p>201,4337808</text:p>
          </table:table-cell>
          <table:table-cell office:value-type="float" office:value="-267.6127979" calcext:value-type="float">
            <text:p>-267,6127979</text:p>
          </table:table-cell>
          <table:table-cell office:value-type="float" office:value="-493.9157571" calcext:value-type="float">
            <text:p>-493,915757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93.4779326" calcext:value-type="float">
            <text:p>193,4779326</text:p>
          </table:table-cell>
          <table:table-cell office:value-type="float" office:value="-255.0956819" calcext:value-type="float">
            <text:p>-255,0956819</text:p>
          </table:table-cell>
          <table:table-cell office:value-type="float" office:value="-382.8083091" calcext:value-type="float">
            <text:p>-382,808309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95.6505199" calcext:value-type="float">
            <text:p>95,6505199</text:p>
          </table:table-cell>
          <table:table-cell office:value-type="float" office:value="-259.2305408" calcext:value-type="float">
            <text:p>-259,2305408</text:p>
          </table:table-cell>
          <table:table-cell office:value-type="float" office:value="-392.9391862" calcext:value-type="float">
            <text:p>-392,939186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87.0076739" calcext:value-type="float">
            <text:p>187,0076739</text:p>
          </table:table-cell>
          <table:table-cell office:value-type="float" office:value="-238.3214884" calcext:value-type="float">
            <text:p>-238,3214884</text:p>
          </table:table-cell>
          <table:table-cell office:value-type="float" office:value="-372.9877195" calcext:value-type="float">
            <text:p>-372,987719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77.6574124" calcext:value-type="float">
            <text:p>177,6574124</text:p>
          </table:table-cell>
          <table:table-cell office:value-type="float" office:value="-162.2955568" calcext:value-type="float">
            <text:p>-162,2955568</text:p>
          </table:table-cell>
          <table:table-cell office:value-type="float" office:value="-243.0044121" calcext:value-type="float">
            <text:p>-243,004412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48.3652789" calcext:value-type="float">
            <text:p>48,3652789</text:p>
          </table:table-cell>
          <table:table-cell office:value-type="float" office:value="-160.1867926" calcext:value-type="float">
            <text:p>-160,1867926</text:p>
          </table:table-cell>
          <table:table-cell office:value-type="float" office:value="-287.2866465" calcext:value-type="float">
            <text:p>-287,286646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84.1621417" calcext:value-type="float">
            <text:p>184,1621417</text:p>
          </table:table-cell>
          <table:table-cell office:value-type="float" office:value="-116.7025996" calcext:value-type="float">
            <text:p>-116,7025996</text:p>
          </table:table-cell>
          <table:table-cell office:value-type="float" office:value="-281.210648" calcext:value-type="float">
            <text:p>-281,2106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02" calcext:value-type="float">
            <text:p>-241,02</text:p>
          </table:table-cell>
          <table:table-cell office:value-type="float" office:value="0" calcext:value-type="float">
            <text:p>0</text:p>
          </table:table-cell>
          <table:table-cell office:value-type="float" office:value="-88.7631834" calcext:value-type="float">
            <text:p>-88,7631834</text:p>
          </table:table-cell>
          <table:table-cell office:value-type="float" office:value="-115.9507819" calcext:value-type="float">
            <text:p>-115,9507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-148.6699427" calcext:value-type="float">
            <text:p>-148,6699427</text:p>
          </table:table-cell>
          <table:table-cell office:value-type="float" office:value="-324.9186485" calcext:value-type="float">
            <text:p>-324,9186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2.3915457" calcext:value-type="float">
            <text:p>-2,3915457</text:p>
          </table:table-cell>
          <table:table-cell office:value-type="float" office:value="-144.7940481" calcext:value-type="float">
            <text:p>-144,7940481</text:p>
          </table:table-cell>
          <table:table-cell office:value-type="float" office:value="-322.9601994" calcext:value-type="float">
            <text:p>-322,96019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26.2630969" calcext:value-type="float">
            <text:p>-26,2630969</text:p>
          </table:table-cell>
          <table:table-cell office:value-type="float" office:value="-136.5110026" calcext:value-type="float">
            <text:p>-136,5110026</text:p>
          </table:table-cell>
          <table:table-cell office:value-type="float" office:value="-306.7587029" calcext:value-type="float">
            <text:p>-306,75870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139.1946894" calcext:value-type="float">
            <text:p>-139,1946894</text:p>
          </table:table-cell>
          <table:table-cell office:value-type="float" office:value="-140.4751629" calcext:value-type="float">
            <text:p>-140,4751629</text:p>
          </table:table-cell>
          <table:table-cell office:value-type="float" office:value="-325.681106" calcext:value-type="float">
            <text:p>-325,681106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52.2910272" calcext:value-type="float">
            <text:p>-152,2910272</text:p>
          </table:table-cell>
          <table:table-cell office:value-type="float" office:value="-160.2019081" calcext:value-type="float">
            <text:p>-160,2019081</text:p>
          </table:table-cell>
          <table:table-cell office:value-type="float" office:value="-421.7649953" calcext:value-type="float">
            <text:p>-421,76499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92.0112555" calcext:value-type="float">
            <text:p>-92,0112555</text:p>
          </table:table-cell>
          <table:table-cell office:value-type="float" office:value="-148.7764845" calcext:value-type="float">
            <text:p>-148,7764845</text:p>
          </table:table-cell>
          <table:table-cell office:value-type="float" office:value="-382.5341791" calcext:value-type="float">
            <text:p>-382,53417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200.8897125" calcext:value-type="float">
            <text:p>-200,8897125</text:p>
          </table:table-cell>
          <table:table-cell office:value-type="float" office:value="-168.1824769" calcext:value-type="float">
            <text:p>-168,1824769</text:p>
          </table:table-cell>
          <table:table-cell office:value-type="float" office:value="-412.654103" calcext:value-type="float">
            <text:p>-412,65410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213.2087558" calcext:value-type="float">
            <text:p>-213,2087558</text:p>
          </table:table-cell>
          <table:table-cell office:value-type="float" office:value="-215.2846269" calcext:value-type="float">
            <text:p>-215,2846269</text:p>
          </table:table-cell>
          <table:table-cell office:value-type="float" office:value="-528.7390428" calcext:value-type="float">
            <text:p>-528,739042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38.5046276" calcext:value-type="float">
            <text:p>-138,5046276</text:p>
          </table:table-cell>
          <table:table-cell office:value-type="float" office:value="-235.6871516" calcext:value-type="float">
            <text:p>-235,6871516</text:p>
          </table:table-cell>
          <table:table-cell office:value-type="float" office:value="-530.7664668" calcext:value-type="float">
            <text:p>-530,76646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95.5915858" calcext:value-type="float">
            <text:p>-195,5915858</text:p>
          </table:table-cell>
          <table:table-cell office:value-type="float" office:value="-270.8386378" calcext:value-type="float">
            <text:p>-270,8386378</text:p>
          </table:table-cell>
          <table:table-cell office:value-type="float" office:value="-569.1316498" calcext:value-type="float">
            <text:p>-569,13164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97.7706338" calcext:value-type="float">
            <text:p>-197,7706338</text:p>
          </table:table-cell>
          <table:table-cell office:value-type="float" office:value="-287.9641287" calcext:value-type="float">
            <text:p>-287,9641287</text:p>
          </table:table-cell>
          <table:table-cell office:value-type="float" office:value="-665.2723332" calcext:value-type="float">
            <text:p>-665,272333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31.7290542" calcext:value-type="float">
            <text:p>-131,7290542</text:p>
          </table:table-cell>
          <table:table-cell office:value-type="float" office:value="-318.5366166" calcext:value-type="float">
            <text:p>-318,5366166</text:p>
          </table:table-cell>
          <table:table-cell office:value-type="float" office:value="-690.818648" calcext:value-type="float">
            <text:p>-690,8186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24.510315" calcext:value-type="float">
            <text:p>-124,510315</text:p>
          </table:table-cell>
          <table:table-cell office:value-type="float" office:value="-367.0063731" calcext:value-type="float">
            <text:p>-367,0063731</text:p>
          </table:table-cell>
          <table:table-cell office:value-type="float" office:value="-724.255395" calcext:value-type="float">
            <text:p>-724,25539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103.7068026" calcext:value-type="float">
            <text:p>-103,7068026</text:p>
          </table:table-cell>
          <table:table-cell office:value-type="float" office:value="-362.6389491" calcext:value-type="float">
            <text:p>-362,6389491</text:p>
          </table:table-cell>
          <table:table-cell office:value-type="float" office:value="-772.5125705" calcext:value-type="float">
            <text:p>-772,512570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61.2221527" calcext:value-type="float">
            <text:p>-61,2221527</text:p>
          </table:table-cell>
          <table:table-cell office:value-type="float" office:value="-358.4772279" calcext:value-type="float">
            <text:p>-358,4772279</text:p>
          </table:table-cell>
          <table:table-cell office:value-type="float" office:value="-788.2351523" calcext:value-type="float">
            <text:p>-788,235152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-29.5402256" calcext:value-type="float">
            <text:p>-29,5402256</text:p>
          </table:table-cell>
          <table:table-cell office:value-type="float" office:value="-372.7567297" calcext:value-type="float">
            <text:p>-372,7567297</text:p>
          </table:table-cell>
          <table:table-cell office:value-type="float" office:value="-800.4839525" calcext:value-type="float">
            <text:p>-800,48395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10.2588314" calcext:value-type="float">
            <text:p>10,2588314</text:p>
          </table:table-cell>
          <table:table-cell office:value-type="float" office:value="-377.90269" calcext:value-type="float">
            <text:p>-377,90269</text:p>
          </table:table-cell>
          <table:table-cell office:value-type="float" office:value="-807.4524919" calcext:value-type="float">
            <text:p>-807,452491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58.1047335" calcext:value-type="float">
            <text:p>58,1047335</text:p>
          </table:table-cell>
          <table:table-cell office:value-type="float" office:value="-365.2279586" calcext:value-type="float">
            <text:p>-365,2279586</text:p>
          </table:table-cell>
          <table:table-cell office:value-type="float" office:value="-797.9253047" calcext:value-type="float">
            <text:p>-797,925304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80.662376" calcext:value-type="float">
            <text:p>80,662376</text:p>
          </table:table-cell>
          <table:table-cell office:value-type="float" office:value="-346.7380866" calcext:value-type="float">
            <text:p>-346,7380866</text:p>
          </table:table-cell>
          <table:table-cell office:value-type="float" office:value="-774.0719381" calcext:value-type="float">
            <text:p>-774,07193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01.6931013" calcext:value-type="float">
            <text:p>101,6931013</text:p>
          </table:table-cell>
          <table:table-cell office:value-type="float" office:value="-356.0616" calcext:value-type="float">
            <text:p>-356,0616</text:p>
          </table:table-cell>
          <table:table-cell office:value-type="float" office:value="-765.8514541" calcext:value-type="float">
            <text:p>-765,85145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77.4408587" calcext:value-type="float">
            <text:p>177,4408587</text:p>
          </table:table-cell>
          <table:table-cell office:value-type="float" office:value="-344.6676343" calcext:value-type="float">
            <text:p>-344,6676343</text:p>
          </table:table-cell>
          <table:table-cell office:value-type="float" office:value="-723.9340323" calcext:value-type="float">
            <text:p>-723,934032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77.9271971" calcext:value-type="float">
            <text:p>177,9271971</text:p>
          </table:table-cell>
          <table:table-cell office:value-type="float" office:value="-306.7180628" calcext:value-type="float">
            <text:p>-306,7180628</text:p>
          </table:table-cell>
          <table:table-cell office:value-type="float" office:value="-635.8340365" calcext:value-type="float">
            <text:p>-635,83403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29.5394802" calcext:value-type="float">
            <text:p>129,5394802</text:p>
          </table:table-cell>
          <table:table-cell office:value-type="float" office:value="-290.6801887" calcext:value-type="float">
            <text:p>-290,6801887</text:p>
          </table:table-cell>
          <table:table-cell office:value-type="float" office:value="-626.8342038" calcext:value-type="float">
            <text:p>-626,834203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217.8374873" calcext:value-type="float">
            <text:p>217,8374873</text:p>
          </table:table-cell>
          <table:table-cell office:value-type="float" office:value="-270.9712772" calcext:value-type="float">
            <text:p>-270,9712772</text:p>
          </table:table-cell>
          <table:table-cell office:value-type="float" office:value="-588.3236835" calcext:value-type="float">
            <text:p>-588,323683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211.2313892" calcext:value-type="float">
            <text:p>211,2313892</text:p>
          </table:table-cell>
          <table:table-cell office:value-type="float" office:value="-236.2688626" calcext:value-type="float">
            <text:p>-236,2688626</text:p>
          </table:table-cell>
          <table:table-cell office:value-type="float" office:value="-466.4611692" calcext:value-type="float">
            <text:p>-466,461169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13.7811905" calcext:value-type="float">
            <text:p>113,7811905</text:p>
          </table:table-cell>
          <table:table-cell office:value-type="float" office:value="-211.9429065" calcext:value-type="float">
            <text:p>-211,9429065</text:p>
          </table:table-cell>
          <table:table-cell office:value-type="float" office:value="-475.2886631" calcext:value-type="float">
            <text:p>-475,288663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227.1466169" calcext:value-type="float">
            <text:p>227,1466169</text:p>
          </table:table-cell>
          <table:table-cell office:value-type="float" office:value="-161.0208038" calcext:value-type="float">
            <text:p>-161,0208038</text:p>
          </table:table-cell>
          <table:table-cell office:value-type="float" office:value="-444.8064653" calcext:value-type="float">
            <text:p>-444,806465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213.6785449" calcext:value-type="float">
            <text:p>213,6785449</text:p>
          </table:table-cell>
          <table:table-cell office:value-type="float" office:value="-147.2277429" calcext:value-type="float">
            <text:p>-147,2277429</text:p>
          </table:table-cell>
          <table:table-cell office:value-type="float" office:value="-290.9998904" calcext:value-type="float">
            <text:p>-290,999890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95.4004434" calcext:value-type="float">
            <text:p>95,4004434</text:p>
          </table:table-cell>
          <table:table-cell office:value-type="float" office:value="-130.084246" calcext:value-type="float">
            <text:p>-130,084246</text:p>
          </table:table-cell>
          <table:table-cell office:value-type="float" office:value="-332.8920377" calcext:value-type="float">
            <text:p>-332,892037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213.7957656" calcext:value-type="float">
            <text:p>213,7957656</text:p>
          </table:table-cell>
          <table:table-cell office:value-type="float" office:value="11.9584002" calcext:value-type="float">
            <text:p>11,9584002</text:p>
          </table:table-cell>
          <table:table-cell office:value-type="float" office:value="-290.0206959" calcext:value-type="float">
            <text:p>-290,020695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58" calcext:value-type="float">
            <text:p>-240,58</text:p>
          </table:table-cell>
          <table:table-cell office:value-type="float" office:value="0" calcext:value-type="float">
            <text:p>0</text:p>
          </table:table-cell>
          <table:table-cell office:value-type="float" office:value="-93.9729125" calcext:value-type="float">
            <text:p>-93,9729125</text:p>
          </table:table-cell>
          <table:table-cell office:value-type="float" office:value="-151.6505267" calcext:value-type="float">
            <text:p>-151,6505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0" calcext:value-type="float">
            <text:p>0</text:p>
          </table:table-cell>
          <table:table-cell office:value-type="float" office:value="-128.1411292" calcext:value-type="float">
            <text:p>-128,1411292</text:p>
          </table:table-cell>
          <table:table-cell office:value-type="float" office:value="-363.4366592" calcext:value-type="float">
            <text:p>-363,4366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2.0185081" calcext:value-type="float">
            <text:p>2,0185081</text:p>
          </table:table-cell>
          <table:table-cell office:value-type="float" office:value="-122.7456886" calcext:value-type="float">
            <text:p>-122,7456886</text:p>
          </table:table-cell>
          <table:table-cell office:value-type="float" office:value="-359.0704647" calcext:value-type="float">
            <text:p>-359,07046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25.6765357" calcext:value-type="float">
            <text:p>-25,6765357</text:p>
          </table:table-cell>
          <table:table-cell office:value-type="float" office:value="-121.2715217" calcext:value-type="float">
            <text:p>-121,2715217</text:p>
          </table:table-cell>
          <table:table-cell office:value-type="float" office:value="-344.5753616" calcext:value-type="float">
            <text:p>-344,57536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144.9947134" calcext:value-type="float">
            <text:p>-144,9947134</text:p>
          </table:table-cell>
          <table:table-cell office:value-type="float" office:value="-126.4301526" calcext:value-type="float">
            <text:p>-126,4301526</text:p>
          </table:table-cell>
          <table:table-cell office:value-type="float" office:value="-364.8690445" calcext:value-type="float">
            <text:p>-364,86904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58.5739841" calcext:value-type="float">
            <text:p>-158,5739841</text:p>
          </table:table-cell>
          <table:table-cell office:value-type="float" office:value="-129.7773006" calcext:value-type="float">
            <text:p>-129,7773006</text:p>
          </table:table-cell>
          <table:table-cell office:value-type="float" office:value="-462.8262409" calcext:value-type="float">
            <text:p>-462,826240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04.7198583" calcext:value-type="float">
            <text:p>-104,7198583</text:p>
          </table:table-cell>
          <table:table-cell office:value-type="float" office:value="-144.0492048" calcext:value-type="float">
            <text:p>-144,0492048</text:p>
          </table:table-cell>
          <table:table-cell office:value-type="float" office:value="-424.5886605" calcext:value-type="float">
            <text:p>-424,58866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226.5685054" calcext:value-type="float">
            <text:p>-226,5685054</text:p>
          </table:table-cell>
          <table:table-cell office:value-type="float" office:value="-193.7612851" calcext:value-type="float">
            <text:p>-193,7612851</text:p>
          </table:table-cell>
          <table:table-cell office:value-type="float" office:value="-464.5439424" calcext:value-type="float">
            <text:p>-464,54394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244.4159821" calcext:value-type="float">
            <text:p>-244,4159821</text:p>
          </table:table-cell>
          <table:table-cell office:value-type="float" office:value="-205.8731829" calcext:value-type="float">
            <text:p>-205,8731829</text:p>
          </table:table-cell>
          <table:table-cell office:value-type="float" office:value="-590.9452999" calcext:value-type="float">
            <text:p>-590,94529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83.0446059" calcext:value-type="float">
            <text:p>-183,0446059</text:p>
          </table:table-cell>
          <table:table-cell office:value-type="float" office:value="-249.297094" calcext:value-type="float">
            <text:p>-249,297094</text:p>
          </table:table-cell>
          <table:table-cell office:value-type="float" office:value="-604.9687361" calcext:value-type="float">
            <text:p>-604,96873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226.2289007" calcext:value-type="float">
            <text:p>-226,2289007</text:p>
          </table:table-cell>
          <table:table-cell office:value-type="float" office:value="-335.7820187" calcext:value-type="float">
            <text:p>-335,7820187</text:p>
          </table:table-cell>
          <table:table-cell office:value-type="float" office:value="-664.7743358" calcext:value-type="float">
            <text:p>-664,77433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217.7995454" calcext:value-type="float">
            <text:p>-217,7995454</text:p>
          </table:table-cell>
          <table:table-cell office:value-type="float" office:value="-316.7632329" calcext:value-type="float">
            <text:p>-316,7632329</text:p>
          </table:table-cell>
          <table:table-cell office:value-type="float" office:value="-753.9693404" calcext:value-type="float">
            <text:p>-753,969340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182.3415423" calcext:value-type="float">
            <text:p>-182,3415423</text:p>
          </table:table-cell>
          <table:table-cell office:value-type="float" office:value="-326.6310608" calcext:value-type="float">
            <text:p>-326,6310608</text:p>
          </table:table-cell>
          <table:table-cell office:value-type="float" office:value="-796.9564775" calcext:value-type="float">
            <text:p>-796,95647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150.2697081" calcext:value-type="float">
            <text:p>-150,2697081</text:p>
          </table:table-cell>
          <table:table-cell office:value-type="float" office:value="-379.8163048" calcext:value-type="float">
            <text:p>-379,8163048</text:p>
          </table:table-cell>
          <table:table-cell office:value-type="float" office:value="-862.8249755" calcext:value-type="float">
            <text:p>-862,82497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87.5532657" calcext:value-type="float">
            <text:p>-87,5532657</text:p>
          </table:table-cell>
          <table:table-cell office:value-type="float" office:value="-375.5233654" calcext:value-type="float">
            <text:p>-375,5233654</text:p>
          </table:table-cell>
          <table:table-cell office:value-type="float" office:value="-899.2015373" calcext:value-type="float">
            <text:p>-899,201537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55.4509706" calcext:value-type="float">
            <text:p>-55,4509706</text:p>
          </table:table-cell>
          <table:table-cell office:value-type="float" office:value="-367.0321741" calcext:value-type="float">
            <text:p>-367,0321741</text:p>
          </table:table-cell>
          <table:table-cell office:value-type="float" office:value="-905.9842921" calcext:value-type="float">
            <text:p>-905,984292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-33.5095065" calcext:value-type="float">
            <text:p>-33,5095065</text:p>
          </table:table-cell>
          <table:table-cell office:value-type="float" office:value="-372.66041" calcext:value-type="float">
            <text:p>-372,66041</text:p>
          </table:table-cell>
          <table:table-cell office:value-type="float" office:value="-921.9977635" calcext:value-type="float">
            <text:p>-921,997763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12.3614092" calcext:value-type="float">
            <text:p>12,3614092</text:p>
          </table:table-cell>
          <table:table-cell office:value-type="float" office:value="-374.7169483" calcext:value-type="float">
            <text:p>-374,7169483</text:p>
          </table:table-cell>
          <table:table-cell office:value-type="float" office:value="-930.1157896" calcext:value-type="float">
            <text:p>-930,115789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65.8948272" calcext:value-type="float">
            <text:p>65,8948272</text:p>
          </table:table-cell>
          <table:table-cell office:value-type="float" office:value="-370.8931824" calcext:value-type="float">
            <text:p>-370,8931824</text:p>
          </table:table-cell>
          <table:table-cell office:value-type="float" office:value="-916.0863308" calcext:value-type="float">
            <text:p>-916,08633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84.8507587" calcext:value-type="float">
            <text:p>84,8507587</text:p>
          </table:table-cell>
          <table:table-cell office:value-type="float" office:value="-364.7212753" calcext:value-type="float">
            <text:p>-364,7212753</text:p>
          </table:table-cell>
          <table:table-cell office:value-type="float" office:value="-888.0048132" calcext:value-type="float">
            <text:p>-888,004813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08.8376212" calcext:value-type="float">
            <text:p>108,8376212</text:p>
          </table:table-cell>
          <table:table-cell office:value-type="float" office:value="-352.3483688" calcext:value-type="float">
            <text:p>-352,3483688</text:p>
          </table:table-cell>
          <table:table-cell office:value-type="float" office:value="-881.1555702" calcext:value-type="float">
            <text:p>-881,15557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98.062107" calcext:value-type="float">
            <text:p>198,062107</text:p>
          </table:table-cell>
          <table:table-cell office:value-type="float" office:value="-320.6014688" calcext:value-type="float">
            <text:p>-320,6014688</text:p>
          </table:table-cell>
          <table:table-cell office:value-type="float" office:value="-832.8674354" calcext:value-type="float">
            <text:p>-832,867435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200.0391418" calcext:value-type="float">
            <text:p>200,0391418</text:p>
          </table:table-cell>
          <table:table-cell office:value-type="float" office:value="-307.2558774" calcext:value-type="float">
            <text:p>-307,2558774</text:p>
          </table:table-cell>
          <table:table-cell office:value-type="float" office:value="-734.7355491" calcext:value-type="float">
            <text:p>-734,735549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53.969141" calcext:value-type="float">
            <text:p>153,969141</text:p>
          </table:table-cell>
          <table:table-cell office:value-type="float" office:value="-285.5812185" calcext:value-type="float">
            <text:p>-285,5812185</text:p>
          </table:table-cell>
          <table:table-cell office:value-type="float" office:value="-720.8687208" calcext:value-type="float">
            <text:p>-720,868720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255.8451069" calcext:value-type="float">
            <text:p>255,8451069</text:p>
          </table:table-cell>
          <table:table-cell office:value-type="float" office:value="-231.0567839" calcext:value-type="float">
            <text:p>-231,0567839</text:p>
          </table:table-cell>
          <table:table-cell office:value-type="float" office:value="-672.7563553" calcext:value-type="float">
            <text:p>-672,756355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252.5063032" calcext:value-type="float">
            <text:p>252,5063032</text:p>
          </table:table-cell>
          <table:table-cell office:value-type="float" office:value="-206.817123" calcext:value-type="float">
            <text:p>-206,817123</text:p>
          </table:table-cell>
          <table:table-cell office:value-type="float" office:value="-540.3222217" calcext:value-type="float">
            <text:p>-540,322221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70.8985786" calcext:value-type="float">
            <text:p>170,8985786</text:p>
          </table:table-cell>
          <table:table-cell office:value-type="float" office:value="-163.7598385" calcext:value-type="float">
            <text:p>-163,7598385</text:p>
          </table:table-cell>
          <table:table-cell office:value-type="float" office:value="-524.5822165" calcext:value-type="float">
            <text:p>-524,582216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251.7228376" calcext:value-type="float">
            <text:p>251,7228376</text:p>
          </table:table-cell>
          <table:table-cell office:value-type="float" office:value="-41.229226" calcext:value-type="float">
            <text:p>-41,229226</text:p>
          </table:table-cell>
          <table:table-cell office:value-type="float" office:value="-456.9375781" calcext:value-type="float">
            <text:p>-456,937578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208.5939702" calcext:value-type="float">
            <text:p>208,5939702</text:p>
          </table:table-cell>
          <table:table-cell office:value-type="float" office:value="-120.6401847" calcext:value-type="float">
            <text:p>-120,6401847</text:p>
          </table:table-cell>
          <table:table-cell office:value-type="float" office:value="-333.4202682" calcext:value-type="float">
            <text:p>-333,420268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207.551422" calcext:value-type="float">
            <text:p>207,551422</text:p>
          </table:table-cell>
          <table:table-cell office:value-type="float" office:value="-121.7904977" calcext:value-type="float">
            <text:p>-121,7904977</text:p>
          </table:table-cell>
          <table:table-cell office:value-type="float" office:value="-357.6743665" calcext:value-type="float">
            <text:p>-357,674366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220.2734752" calcext:value-type="float">
            <text:p>220,2734752</text:p>
          </table:table-cell>
          <table:table-cell office:value-type="float" office:value="25.8239558" calcext:value-type="float">
            <text:p>25,8239558</text:p>
          </table:table-cell>
          <table:table-cell office:value-type="float" office:value="-212.9785002" calcext:value-type="float">
            <text:p>-212,978500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-110.359259" calcext:value-type="float">
            <text:p>-110,359259</text:p>
          </table:table-cell>
          <table:table-cell office:value-type="float" office:value="-222.1766551" calcext:value-type="float">
            <text:p>-222,1766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0" calcext:value-type="float">
            <text:p>0</text:p>
          </table:table-cell>
          <table:table-cell office:value-type="float" office:value="-108.8707145" calcext:value-type="float">
            <text:p>-108,8707145</text:p>
          </table:table-cell>
          <table:table-cell office:value-type="float" office:value="-398.0429716" calcext:value-type="float">
            <text:p>-398,04297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4.4780618" calcext:value-type="float">
            <text:p>4,4780618</text:p>
          </table:table-cell>
          <table:table-cell office:value-type="float" office:value="-107.3025714" calcext:value-type="float">
            <text:p>-107,3025714</text:p>
          </table:table-cell>
          <table:table-cell office:value-type="float" office:value="-391.6389022" calcext:value-type="float">
            <text:p>-391,63890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29.9475609" calcext:value-type="float">
            <text:p>-29,9475609</text:p>
          </table:table-cell>
          <table:table-cell office:value-type="float" office:value="-110.9717896" calcext:value-type="float">
            <text:p>-110,9717896</text:p>
          </table:table-cell>
          <table:table-cell office:value-type="float" office:value="-382.6006482" calcext:value-type="float">
            <text:p>-382,6006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147.7004684" calcext:value-type="float">
            <text:p>-147,7004684</text:p>
          </table:table-cell>
          <table:table-cell office:value-type="float" office:value="-134.0144097" calcext:value-type="float">
            <text:p>-134,0144097</text:p>
          </table:table-cell>
          <table:table-cell office:value-type="float" office:value="-404.4443264" calcext:value-type="float">
            <text:p>-404,44432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69.9100794" calcext:value-type="float">
            <text:p>-169,9100794</text:p>
          </table:table-cell>
          <table:table-cell office:value-type="float" office:value="-114.2513144" calcext:value-type="float">
            <text:p>-114,2513144</text:p>
          </table:table-cell>
          <table:table-cell office:value-type="float" office:value="-487.7962935" calcext:value-type="float">
            <text:p>-487,79629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55.99524" calcext:value-type="float">
            <text:p>-155,99524</text:p>
          </table:table-cell>
          <table:table-cell office:value-type="float" office:value="-150.7107961" calcext:value-type="float">
            <text:p>-150,7107961</text:p>
          </table:table-cell>
          <table:table-cell office:value-type="float" office:value="-473.7310639" calcext:value-type="float">
            <text:p>-473,7310639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262.7136906" calcext:value-type="float">
            <text:p>-262,7136906</text:p>
          </table:table-cell>
          <table:table-cell office:value-type="float" office:value="-263.142093" calcext:value-type="float">
            <text:p>-263,142093</text:p>
          </table:table-cell>
          <table:table-cell office:value-type="float" office:value="-550.4982612" calcext:value-type="float">
            <text:p>-550,49826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268.7445646" calcext:value-type="float">
            <text:p>-268,7445646</text:p>
          </table:table-cell>
          <table:table-cell office:value-type="float" office:value="-219.2615673" calcext:value-type="float">
            <text:p>-219,2615673</text:p>
          </table:table-cell>
          <table:table-cell office:value-type="float" office:value="-660.8811917" calcext:value-type="float">
            <text:p>-660,88119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268.4134634" calcext:value-type="float">
            <text:p>-268,4134634</text:p>
          </table:table-cell>
          <table:table-cell office:value-type="float" office:value="-243.134722" calcext:value-type="float">
            <text:p>-243,134722</text:p>
          </table:table-cell>
          <table:table-cell office:value-type="float" office:value="-704.5802995" calcext:value-type="float">
            <text:p>-704,58029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263.0577248" calcext:value-type="float">
            <text:p>-263,0577248</text:p>
          </table:table-cell>
          <table:table-cell office:value-type="float" office:value="-338.2760667" calcext:value-type="float">
            <text:p>-338,2760667</text:p>
          </table:table-cell>
          <table:table-cell office:value-type="float" office:value="-814.4909569" calcext:value-type="float">
            <text:p>-814,49095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88.619676" calcext:value-type="float">
            <text:p>-188,619676</text:p>
          </table:table-cell>
          <table:table-cell office:value-type="float" office:value="-316.5354845" calcext:value-type="float">
            <text:p>-316,5354845</text:p>
          </table:table-cell>
          <table:table-cell office:value-type="float" office:value="-862.849721" calcext:value-type="float">
            <text:p>-862,84972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94.7821261" calcext:value-type="float">
            <text:p>-194,7821261</text:p>
          </table:table-cell>
          <table:table-cell office:value-type="float" office:value="-316.4075783" calcext:value-type="float">
            <text:p>-316,4075783</text:p>
          </table:table-cell>
          <table:table-cell office:value-type="float" office:value="-906.5561575" calcext:value-type="float">
            <text:p>-906,55615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173.4026195" calcext:value-type="float">
            <text:p>-173,4026195</text:p>
          </table:table-cell>
          <table:table-cell office:value-type="float" office:value="-353.3774213" calcext:value-type="float">
            <text:p>-353,3774213</text:p>
          </table:table-cell>
          <table:table-cell office:value-type="float" office:value="-994.0280563" calcext:value-type="float">
            <text:p>-994,028056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90.9226719" calcext:value-type="float">
            <text:p>-90,9226719</text:p>
          </table:table-cell>
          <table:table-cell office:value-type="float" office:value="-368.0393138" calcext:value-type="float">
            <text:p>-368,0393138</text:p>
          </table:table-cell>
          <table:table-cell office:value-type="float" office:value="-1025.568967" calcext:value-type="float">
            <text:p>-1025,56896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58.3591973" calcext:value-type="float">
            <text:p>-58,3591973</text:p>
          </table:table-cell>
          <table:table-cell office:value-type="float" office:value="-378.2786335" calcext:value-type="float">
            <text:p>-378,2786335</text:p>
          </table:table-cell>
          <table:table-cell office:value-type="float" office:value="-1035.70837" calcext:value-type="float">
            <text:p>-1035,7083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-37.2249998" calcext:value-type="float">
            <text:p>-37,2249998</text:p>
          </table:table-cell>
          <table:table-cell office:value-type="float" office:value="-383.4044011" calcext:value-type="float">
            <text:p>-383,4044011</text:p>
          </table:table-cell>
          <table:table-cell office:value-type="float" office:value="-1057.47075" calcext:value-type="float">
            <text:p>-1057,470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12.026059" calcext:value-type="float">
            <text:p>12,026059</text:p>
          </table:table-cell>
          <table:table-cell office:value-type="float" office:value="-380.9929864" calcext:value-type="float">
            <text:p>-380,9929864</text:p>
          </table:table-cell>
          <table:table-cell office:value-type="float" office:value="-1065.507336" calcext:value-type="float">
            <text:p>-1065,5073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68.1004066" calcext:value-type="float">
            <text:p>68,1004066</text:p>
          </table:table-cell>
          <table:table-cell office:value-type="float" office:value="-376.5774694" calcext:value-type="float">
            <text:p>-376,5774694</text:p>
          </table:table-cell>
          <table:table-cell office:value-type="float" office:value="-1051.607563" calcext:value-type="float">
            <text:p>-1051,60756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99.2071896" calcext:value-type="float">
            <text:p>99,2071896</text:p>
          </table:table-cell>
          <table:table-cell office:value-type="float" office:value="-374.1125659" calcext:value-type="float">
            <text:p>-374,1125659</text:p>
          </table:table-cell>
          <table:table-cell office:value-type="float" office:value="-1025.048522" calcext:value-type="float">
            <text:p>-1025,04852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145.8129078" calcext:value-type="float">
            <text:p>145,8129078</text:p>
          </table:table-cell>
          <table:table-cell office:value-type="float" office:value="-335.5973947" calcext:value-type="float">
            <text:p>-335,5973947</text:p>
          </table:table-cell>
          <table:table-cell office:value-type="float" office:value="-1004.201628" calcext:value-type="float">
            <text:p>-1004,2016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222.5333501" calcext:value-type="float">
            <text:p>222,5333501</text:p>
          </table:table-cell>
          <table:table-cell office:value-type="float" office:value="-267.9948365" calcext:value-type="float">
            <text:p>-267,9948365</text:p>
          </table:table-cell>
          <table:table-cell office:value-type="float" office:value="-934.5027455" calcext:value-type="float">
            <text:p>-934,502745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12.9474474" calcext:value-type="float">
            <text:p>212,9474474</text:p>
          </table:table-cell>
          <table:table-cell office:value-type="float" office:value="-287.9044929" calcext:value-type="float">
            <text:p>-287,9044929</text:p>
          </table:table-cell>
          <table:table-cell office:value-type="float" office:value="-843.9146003" calcext:value-type="float">
            <text:p>-843,914600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05.7385737" calcext:value-type="float">
            <text:p>205,7385737</text:p>
          </table:table-cell>
          <table:table-cell office:value-type="float" office:value="-257.8101185" calcext:value-type="float">
            <text:p>-257,8101185</text:p>
          </table:table-cell>
          <table:table-cell office:value-type="float" office:value="-815.6045059" calcext:value-type="float">
            <text:p>-815,604505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96.6015828" calcext:value-type="float">
            <text:p>296,6015828</text:p>
          </table:table-cell>
          <table:table-cell office:value-type="float" office:value="-148.2933041" calcext:value-type="float">
            <text:p>-148,2933041</text:p>
          </table:table-cell>
          <table:table-cell office:value-type="float" office:value="-738.3210041" calcext:value-type="float">
            <text:p>-738,32100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278.5283346" calcext:value-type="float">
            <text:p>278,5283346</text:p>
          </table:table-cell>
          <table:table-cell office:value-type="float" office:value="-187.6256878" calcext:value-type="float">
            <text:p>-187,6256878</text:p>
          </table:table-cell>
          <table:table-cell office:value-type="float" office:value="-631.4117536" calcext:value-type="float">
            <text:p>-631,411753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279.3690875" calcext:value-type="float">
            <text:p>279,3690875</text:p>
          </table:table-cell>
          <table:table-cell office:value-type="float" office:value="-164.176981" calcext:value-type="float">
            <text:p>-164,176981</text:p>
          </table:table-cell>
          <table:table-cell office:value-type="float" office:value="-570.7659504" calcext:value-type="float">
            <text:p>-570,76595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270.2662708" calcext:value-type="float">
            <text:p>270,2662708</text:p>
          </table:table-cell>
          <table:table-cell office:value-type="float" office:value="-41.5001713" calcext:value-type="float">
            <text:p>-41,5001713</text:p>
          </table:table-cell>
          <table:table-cell office:value-type="float" office:value="-420.0580466" calcext:value-type="float">
            <text:p>-420,058046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33.1172732" calcext:value-type="float">
            <text:p>133,1172732</text:p>
          </table:table-cell>
          <table:table-cell office:value-type="float" office:value="-134.4163653" calcext:value-type="float">
            <text:p>-134,4163653</text:p>
          </table:table-cell>
          <table:table-cell office:value-type="float" office:value="-400.4693551" calcext:value-type="float">
            <text:p>-400,469355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241.8645839" calcext:value-type="float">
            <text:p>241,8645839</text:p>
          </table:table-cell>
          <table:table-cell office:value-type="float" office:value="-139.3071889" calcext:value-type="float">
            <text:p>-139,3071889</text:p>
          </table:table-cell>
          <table:table-cell office:value-type="float" office:value="-399.9312711" calcext:value-type="float">
            <text:p>-399,931271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225.2270043" calcext:value-type="float">
            <text:p>225,2270043</text:p>
          </table:table-cell>
          <table:table-cell office:value-type="float" office:value="-85.7446468" calcext:value-type="float">
            <text:p>-85,7446468</text:p>
          </table:table-cell>
          <table:table-cell office:value-type="float" office:value="-207.4050842" calcext:value-type="float">
            <text:p>-207,40508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0" calcext:value-type="float">
            <text:p>0</text:p>
          </table:table-cell>
          <table:table-cell office:value-type="float" office:value="-132.0669044" calcext:value-type="float">
            <text:p>-132,0669044</text:p>
          </table:table-cell>
          <table:table-cell office:value-type="float" office:value="-280.0170715" calcext:value-type="float">
            <text:p>-280,0170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" calcext:value-type="float">
            <text:p>-236,9</text:p>
          </table:table-cell>
          <table:table-cell office:value-type="float" office:value="0" calcext:value-type="float">
            <text:p>0</text:p>
          </table:table-cell>
          <table:table-cell office:value-type="float" office:value="-80.4898999" calcext:value-type="float">
            <text:p>-80,4898999</text:p>
          </table:table-cell>
          <table:table-cell office:value-type="float" office:value="-425.9141604" calcext:value-type="float">
            <text:p>-425,91416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0825671" calcext:value-type="float">
            <text:p>-0,0825671</text:p>
          </table:table-cell>
          <table:table-cell office:value-type="float" office:value="-85.1505538" calcext:value-type="float">
            <text:p>-85,1505538</text:p>
          </table:table-cell>
          <table:table-cell office:value-type="float" office:value="-421.3196692" calcext:value-type="float">
            <text:p>-421,31966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52.388374" calcext:value-type="float">
            <text:p>-52,388374</text:p>
          </table:table-cell>
          <table:table-cell office:value-type="float" office:value="-97.9930092" calcext:value-type="float">
            <text:p>-97,9930092</text:p>
          </table:table-cell>
          <table:table-cell office:value-type="float" office:value="-422.1136519" calcext:value-type="float">
            <text:p>-422,11365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148.2742382" calcext:value-type="float">
            <text:p>-148,2742382</text:p>
          </table:table-cell>
          <table:table-cell office:value-type="float" office:value="-150.2406325" calcext:value-type="float">
            <text:p>-150,2406325</text:p>
          </table:table-cell>
          <table:table-cell office:value-type="float" office:value="-456.8368658" calcext:value-type="float">
            <text:p>-456,83686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75.2703705" calcext:value-type="float">
            <text:p>-175,2703705</text:p>
          </table:table-cell>
          <table:table-cell office:value-type="float" office:value="-88.8958043" calcext:value-type="float">
            <text:p>-88,8958043</text:p>
          </table:table-cell>
          <table:table-cell office:value-type="float" office:value="-492.791932" calcext:value-type="float">
            <text:p>-492,7919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253.610637" calcext:value-type="float">
            <text:p>-253,610637</text:p>
          </table:table-cell>
          <table:table-cell office:value-type="float" office:value="-124.679526" calcext:value-type="float">
            <text:p>-124,679526</text:p>
          </table:table-cell>
          <table:table-cell office:value-type="float" office:value="-528.6112828" calcext:value-type="float">
            <text:p>-528,611282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95.1192766" calcext:value-type="float">
            <text:p>-295,1192766</text:p>
          </table:table-cell>
          <table:table-cell office:value-type="float" office:value="-231.3455357" calcext:value-type="float">
            <text:p>-231,3455357</text:p>
          </table:table-cell>
          <table:table-cell office:value-type="float" office:value="-676.0736647" calcext:value-type="float">
            <text:p>-676,0736647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24.4086111" calcext:value-type="float">
            <text:p>-224,4086111</text:p>
          </table:table-cell>
          <table:table-cell office:value-type="float" office:value="-171.9921111" calcext:value-type="float">
            <text:p>-171,9921111</text:p>
          </table:table-cell>
          <table:table-cell office:value-type="float" office:value="-718.9481118" calcext:value-type="float">
            <text:p>-718,94811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302.0591052" calcext:value-type="float">
            <text:p>-302,0591052</text:p>
          </table:table-cell>
          <table:table-cell office:value-type="float" office:value="-177.4606752" calcext:value-type="float">
            <text:p>-177,4606752</text:p>
          </table:table-cell>
          <table:table-cell office:value-type="float" office:value="-777.1058658" calcext:value-type="float">
            <text:p>-777,10586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99.6296632" calcext:value-type="float">
            <text:p>-299,6296632</text:p>
          </table:table-cell>
          <table:table-cell office:value-type="float" office:value="-236.3725327" calcext:value-type="float">
            <text:p>-236,3725327</text:p>
          </table:table-cell>
          <table:table-cell office:value-type="float" office:value="-927.1832131" calcext:value-type="float">
            <text:p>-927,18321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95.931057" calcext:value-type="float">
            <text:p>-195,931057</text:p>
          </table:table-cell>
          <table:table-cell office:value-type="float" office:value="-259.0766912" calcext:value-type="float">
            <text:p>-259,0766912</text:p>
          </table:table-cell>
          <table:table-cell office:value-type="float" office:value="-964.1531223" calcext:value-type="float">
            <text:p>-964,15312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19.1834791" calcext:value-type="float">
            <text:p>-219,1834791</text:p>
          </table:table-cell>
          <table:table-cell office:value-type="float" office:value="-301.6943006" calcext:value-type="float">
            <text:p>-301,6943006</text:p>
          </table:table-cell>
          <table:table-cell office:value-type="float" office:value="-1015.603318" calcext:value-type="float">
            <text:p>-1015,6033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201.9014436" calcext:value-type="float">
            <text:p>-201,9014436</text:p>
          </table:table-cell>
          <table:table-cell office:value-type="float" office:value="-327.3414645" calcext:value-type="float">
            <text:p>-327,3414645</text:p>
          </table:table-cell>
          <table:table-cell office:value-type="float" office:value="-1117.196068" calcext:value-type="float">
            <text:p>-1117,19606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112.454478" calcext:value-type="float">
            <text:p>-112,454478</text:p>
          </table:table-cell>
          <table:table-cell office:value-type="float" office:value="-346.3470064" calcext:value-type="float">
            <text:p>-346,3470064</text:p>
          </table:table-cell>
          <table:table-cell office:value-type="float" office:value="-1152.985057" calcext:value-type="float">
            <text:p>-1152,98505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70.8160579" calcext:value-type="float">
            <text:p>-70,8160579</text:p>
          </table:table-cell>
          <table:table-cell office:value-type="float" office:value="-371.2926089" calcext:value-type="float">
            <text:p>-371,2926089</text:p>
          </table:table-cell>
          <table:table-cell office:value-type="float" office:value="-1172.932382" calcext:value-type="float">
            <text:p>-1172,9323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-36.2238593" calcext:value-type="float">
            <text:p>-36,2238593</text:p>
          </table:table-cell>
          <table:table-cell office:value-type="float" office:value="-369.9654106" calcext:value-type="float">
            <text:p>-369,9654106</text:p>
          </table:table-cell>
          <table:table-cell office:value-type="float" office:value="-1197.602759" calcext:value-type="float">
            <text:p>-1197,60275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19.1883408" calcext:value-type="float">
            <text:p>19,1883408</text:p>
          </table:table-cell>
          <table:table-cell office:value-type="float" office:value="-355.0005218" calcext:value-type="float">
            <text:p>-355,0005218</text:p>
          </table:table-cell>
          <table:table-cell office:value-type="float" office:value="-1203.162135" calcext:value-type="float">
            <text:p>-1203,1621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72.7752478" calcext:value-type="float">
            <text:p>72,7752478</text:p>
          </table:table-cell>
          <table:table-cell office:value-type="float" office:value="-341.4610882" calcext:value-type="float">
            <text:p>-341,4610882</text:p>
          </table:table-cell>
          <table:table-cell office:value-type="float" office:value="-1190.757432" calcext:value-type="float">
            <text:p>-1190,75743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125.8308335" calcext:value-type="float">
            <text:p>125,8308335</text:p>
          </table:table-cell>
          <table:table-cell office:value-type="float" office:value="-343.8478103" calcext:value-type="float">
            <text:p>-343,8478103</text:p>
          </table:table-cell>
          <table:table-cell office:value-type="float" office:value="-1170.282436" calcext:value-type="float">
            <text:p>-1170,2824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214.9553505" calcext:value-type="float">
            <text:p>214,9553505</text:p>
          </table:table-cell>
          <table:table-cell office:value-type="float" office:value="-307.1320632" calcext:value-type="float">
            <text:p>-307,1320632</text:p>
          </table:table-cell>
          <table:table-cell office:value-type="float" office:value="-1118.278585" calcext:value-type="float">
            <text:p>-1118,2785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45.7550088" calcext:value-type="float">
            <text:p>245,7550088</text:p>
          </table:table-cell>
          <table:table-cell office:value-type="float" office:value="-246.4249477" calcext:value-type="float">
            <text:p>-246,4249477</text:p>
          </table:table-cell>
          <table:table-cell office:value-type="float" office:value="-1009.962052" calcext:value-type="float">
            <text:p>-1009,96205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10.2238598" calcext:value-type="float">
            <text:p>210,2238598</text:p>
          </table:table-cell>
          <table:table-cell office:value-type="float" office:value="-274.3086177" calcext:value-type="float">
            <text:p>-274,3086177</text:p>
          </table:table-cell>
          <table:table-cell office:value-type="float" office:value="-954.0211999" calcext:value-type="float">
            <text:p>-954,021199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93.5803297" calcext:value-type="float">
            <text:p>293,5803297</text:p>
          </table:table-cell>
          <table:table-cell office:value-type="float" office:value="-237.2261214" calcext:value-type="float">
            <text:p>-237,2261214</text:p>
          </table:table-cell>
          <table:table-cell office:value-type="float" office:value="-894.3735638" calcext:value-type="float">
            <text:p>-894,373563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326.0295376" calcext:value-type="float">
            <text:p>326,0295376</text:p>
          </table:table-cell>
          <table:table-cell office:value-type="float" office:value="-125.3421904" calcext:value-type="float">
            <text:p>-125,3421904</text:p>
          </table:table-cell>
          <table:table-cell office:value-type="float" office:value="-743.9494157" calcext:value-type="float">
            <text:p>-743,949415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236.6226264" calcext:value-type="float">
            <text:p>236,6226264</text:p>
          </table:table-cell>
          <table:table-cell office:value-type="float" office:value="-171.2618588" calcext:value-type="float">
            <text:p>-171,2618588</text:p>
          </table:table-cell>
          <table:table-cell office:value-type="float" office:value="-692.1270934" calcext:value-type="float">
            <text:p>-692,127093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317.0240951" calcext:value-type="float">
            <text:p>317,0240951</text:p>
          </table:table-cell>
          <table:table-cell office:value-type="float" office:value="-135.5100884" calcext:value-type="float">
            <text:p>-135,5100884</text:p>
          </table:table-cell>
          <table:table-cell office:value-type="float" office:value="-624.6460312" calcext:value-type="float">
            <text:p>-624,646031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281.4834533" calcext:value-type="float">
            <text:p>281,4834533</text:p>
          </table:table-cell>
          <table:table-cell office:value-type="float" office:value="-111.8001004" calcext:value-type="float">
            <text:p>-111,8001004</text:p>
          </table:table-cell>
          <table:table-cell office:value-type="float" office:value="-437.5593166" calcext:value-type="float">
            <text:p>-437,559316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10.7869525" calcext:value-type="float">
            <text:p>110,7869525</text:p>
          </table:table-cell>
          <table:table-cell office:value-type="float" office:value="-143.9830094" calcext:value-type="float">
            <text:p>-143,9830094</text:p>
          </table:table-cell>
          <table:table-cell office:value-type="float" office:value="-467.0516762" calcext:value-type="float">
            <text:p>-467,051676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256.2231405" calcext:value-type="float">
            <text:p>256,2231405</text:p>
          </table:table-cell>
          <table:table-cell office:value-type="float" office:value="-91.2666744" calcext:value-type="float">
            <text:p>-91,2666744</text:p>
          </table:table-cell>
          <table:table-cell office:value-type="float" office:value="-447.3011536" calcext:value-type="float">
            <text:p>-447,301153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227.5137597" calcext:value-type="float">
            <text:p>227,5137597</text:p>
          </table:table-cell>
          <table:table-cell office:value-type="float" office:value="-115.5869035" calcext:value-type="float">
            <text:p>-115,5869035</text:p>
          </table:table-cell>
          <table:table-cell office:value-type="float" office:value="-248.2498178" calcext:value-type="float">
            <text:p>-248,249817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0" calcext:value-type="float">
            <text:p>0</text:p>
          </table:table-cell>
          <table:table-cell office:value-type="float" office:value="-125.946214" calcext:value-type="float">
            <text:p>-125,946214</text:p>
          </table:table-cell>
          <table:table-cell office:value-type="float" office:value="-333.514126" calcext:value-type="float">
            <text:p>-333,514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0" calcext:value-type="float">
            <text:p>0</text:p>
          </table:table-cell>
          <table:table-cell office:value-type="float" office:value="-41.6295304" calcext:value-type="float">
            <text:p>-41,6295304</text:p>
          </table:table-cell>
          <table:table-cell office:value-type="float" office:value="-440.6134138" calcext:value-type="float">
            <text:p>-440,61341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13.0250474" calcext:value-type="float">
            <text:p>-13,0250474</text:p>
          </table:table-cell>
          <table:table-cell office:value-type="float" office:value="-47.8385974" calcext:value-type="float">
            <text:p>-47,8385974</text:p>
          </table:table-cell>
          <table:table-cell office:value-type="float" office:value="-438.8440933" calcext:value-type="float">
            <text:p>-438,84409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95.0376396" calcext:value-type="float">
            <text:p>-95,0376396</text:p>
          </table:table-cell>
          <table:table-cell office:value-type="float" office:value="-73.192921" calcext:value-type="float">
            <text:p>-73,192921</text:p>
          </table:table-cell>
          <table:table-cell office:value-type="float" office:value="-451.7425973" calcext:value-type="float">
            <text:p>-451,74259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38.6032635" calcext:value-type="float">
            <text:p>-138,6032635</text:p>
          </table:table-cell>
          <table:table-cell office:value-type="float" office:value="-102.6106919" calcext:value-type="float">
            <text:p>-102,6106919</text:p>
          </table:table-cell>
          <table:table-cell office:value-type="float" office:value="-516.6346054" calcext:value-type="float">
            <text:p>-516,63460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44.3489729" calcext:value-type="float">
            <text:p>-144,3489729</text:p>
          </table:table-cell>
          <table:table-cell office:value-type="float" office:value="-44.7967556" calcext:value-type="float">
            <text:p>-44,7967556</text:p>
          </table:table-cell>
          <table:table-cell office:value-type="float" office:value="-495.3306925" calcext:value-type="float">
            <text:p>-495,33069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298.4449714" calcext:value-type="float">
            <text:p>-298,4449714</text:p>
          </table:table-cell>
          <table:table-cell office:value-type="float" office:value="-94.2432792" calcext:value-type="float">
            <text:p>-94,2432792</text:p>
          </table:table-cell>
          <table:table-cell office:value-type="float" office:value="-555.1932791" calcext:value-type="float">
            <text:p>-555,19327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310.0262758" calcext:value-type="float">
            <text:p>-310,0262758</text:p>
          </table:table-cell>
          <table:table-cell office:value-type="float" office:value="-105.9821425" calcext:value-type="float">
            <text:p>-105,9821425</text:p>
          </table:table-cell>
          <table:table-cell office:value-type="float" office:value="-732.7168474" calcext:value-type="float">
            <text:p>-732,71684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214.8597041" calcext:value-type="float">
            <text:p>-214,8597041</text:p>
          </table:table-cell>
          <table:table-cell office:value-type="float" office:value="-91.2501988" calcext:value-type="float">
            <text:p>-91,2501988</text:p>
          </table:table-cell>
          <table:table-cell office:value-type="float" office:value="-743.0020522" calcext:value-type="float">
            <text:p>-743,0020522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332.793885" calcext:value-type="float">
            <text:p>-332,793885</text:p>
          </table:table-cell>
          <table:table-cell office:value-type="float" office:value="-141.091263" calcext:value-type="float">
            <text:p>-141,091263</text:p>
          </table:table-cell>
          <table:table-cell office:value-type="float" office:value="-816.0168894" calcext:value-type="float">
            <text:p>-816,01688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344.6737408" calcext:value-type="float">
            <text:p>-344,6737408</text:p>
          </table:table-cell>
          <table:table-cell office:value-type="float" office:value="-159.7380871" calcext:value-type="float">
            <text:p>-159,7380871</text:p>
          </table:table-cell>
          <table:table-cell office:value-type="float" office:value="-987.5879605" calcext:value-type="float">
            <text:p>-987,58796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53.9414439" calcext:value-type="float">
            <text:p>-253,9414439</text:p>
          </table:table-cell>
          <table:table-cell office:value-type="float" office:value="-208.1547474" calcext:value-type="float">
            <text:p>-208,1547474</text:p>
          </table:table-cell>
          <table:table-cell office:value-type="float" office:value="-1041.512035" calcext:value-type="float">
            <text:p>-1041,51203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63.0468994" calcext:value-type="float">
            <text:p>-263,0468994</text:p>
          </table:table-cell>
          <table:table-cell office:value-type="float" office:value="-298.7009744" calcext:value-type="float">
            <text:p>-298,7009744</text:p>
          </table:table-cell>
          <table:table-cell office:value-type="float" office:value="-1122.952824" calcext:value-type="float">
            <text:p>-1122,9528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218.0553253" calcext:value-type="float">
            <text:p>-218,0553253</text:p>
          </table:table-cell>
          <table:table-cell office:value-type="float" office:value="-291.4314628" calcext:value-type="float">
            <text:p>-291,4314628</text:p>
          </table:table-cell>
          <table:table-cell office:value-type="float" office:value="-1225.342422" calcext:value-type="float">
            <text:p>-1225,34242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134.8738163" calcext:value-type="float">
            <text:p>-134,8738163</text:p>
          </table:table-cell>
          <table:table-cell office:value-type="float" office:value="-286.1505133" calcext:value-type="float">
            <text:p>-286,1505133</text:p>
          </table:table-cell>
          <table:table-cell office:value-type="float" office:value="-1268.379538" calcext:value-type="float">
            <text:p>-1268,37953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81.9776015" calcext:value-type="float">
            <text:p>-81,9776015</text:p>
          </table:table-cell>
          <table:table-cell office:value-type="float" office:value="-308.4973094" calcext:value-type="float">
            <text:p>-308,4973094</text:p>
          </table:table-cell>
          <table:table-cell office:value-type="float" office:value="-1304.507554" calcext:value-type="float">
            <text:p>-1304,50755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20.9329127" calcext:value-type="float">
            <text:p>-20,9329127</text:p>
          </table:table-cell>
          <table:table-cell office:value-type="float" office:value="-303.9054554" calcext:value-type="float">
            <text:p>-303,9054554</text:p>
          </table:table-cell>
          <table:table-cell office:value-type="float" office:value="-1325.107238" calcext:value-type="float">
            <text:p>-1325,10723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40.5303814" calcext:value-type="float">
            <text:p>40,5303814</text:p>
          </table:table-cell>
          <table:table-cell office:value-type="float" office:value="-285.5941907" calcext:value-type="float">
            <text:p>-285,5941907</text:p>
          </table:table-cell>
          <table:table-cell office:value-type="float" office:value="-1319.749408" calcext:value-type="float">
            <text:p>-1319,74940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79.253118" calcext:value-type="float">
            <text:p>79,253118</text:p>
          </table:table-cell>
          <table:table-cell office:value-type="float" office:value="-269.5821307" calcext:value-type="float">
            <text:p>-269,5821307</text:p>
          </table:table-cell>
          <table:table-cell office:value-type="float" office:value="-1300.823041" calcext:value-type="float">
            <text:p>-1300,82304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133.5362147" calcext:value-type="float">
            <text:p>133,5362147</text:p>
          </table:table-cell>
          <table:table-cell office:value-type="float" office:value="-264.7400341" calcext:value-type="float">
            <text:p>-264,7400341</text:p>
          </table:table-cell>
          <table:table-cell office:value-type="float" office:value="-1287.350599" calcext:value-type="float">
            <text:p>-1287,35059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243.2357704" calcext:value-type="float">
            <text:p>243,2357704</text:p>
          </table:table-cell>
          <table:table-cell office:value-type="float" office:value="-238.9619824" calcext:value-type="float">
            <text:p>-238,9619824</text:p>
          </table:table-cell>
          <table:table-cell office:value-type="float" office:value="-1222.285307" calcext:value-type="float">
            <text:p>-1222,2853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55.3567955" calcext:value-type="float">
            <text:p>255,3567955</text:p>
          </table:table-cell>
          <table:table-cell office:value-type="float" office:value="-233.3784578" calcext:value-type="float">
            <text:p>-233,3784578</text:p>
          </table:table-cell>
          <table:table-cell office:value-type="float" office:value="-1100.698576" calcext:value-type="float">
            <text:p>-1100,69857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22.1462737" calcext:value-type="float">
            <text:p>222,1462737</text:p>
          </table:table-cell>
          <table:table-cell office:value-type="float" office:value="-236.4924662" calcext:value-type="float">
            <text:p>-236,4924662</text:p>
          </table:table-cell>
          <table:table-cell office:value-type="float" office:value="-1063.260359" calcext:value-type="float">
            <text:p>-1063,26035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354.705001" calcext:value-type="float">
            <text:p>354,705001</text:p>
          </table:table-cell>
          <table:table-cell office:value-type="float" office:value="-181.0162288" calcext:value-type="float">
            <text:p>-181,0162288</text:p>
          </table:table-cell>
          <table:table-cell office:value-type="float" office:value="-978.6605652" calcext:value-type="float">
            <text:p>-978,66056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362.5658454" calcext:value-type="float">
            <text:p>362,5658454</text:p>
          </table:table-cell>
          <table:table-cell office:value-type="float" office:value="-149.1014389" calcext:value-type="float">
            <text:p>-149,1014389</text:p>
          </table:table-cell>
          <table:table-cell office:value-type="float" office:value="-785.0641378" calcext:value-type="float">
            <text:p>-785,064137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268.3604365" calcext:value-type="float">
            <text:p>268,3604365</text:p>
          </table:table-cell>
          <table:table-cell office:value-type="float" office:value="-139.6231211" calcext:value-type="float">
            <text:p>-139,6231211</text:p>
          </table:table-cell>
          <table:table-cell office:value-type="float" office:value="-744.3082289" calcext:value-type="float">
            <text:p>-744,30822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338.8308458" calcext:value-type="float">
            <text:p>338,8308458</text:p>
          </table:table-cell>
          <table:table-cell office:value-type="float" office:value="-24.4720751" calcext:value-type="float">
            <text:p>-24,4720751</text:p>
          </table:table-cell>
          <table:table-cell office:value-type="float" office:value="-641.2997352" calcext:value-type="float">
            <text:p>-641,299735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261.7933498" calcext:value-type="float">
            <text:p>261,7933498</text:p>
          </table:table-cell>
          <table:table-cell office:value-type="float" office:value="-106.4146629" calcext:value-type="float">
            <text:p>-106,4146629</text:p>
          </table:table-cell>
          <table:table-cell office:value-type="float" office:value="-474.1318406" calcext:value-type="float">
            <text:p>-474,13184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53.6506992" calcext:value-type="float">
            <text:p>153,6506992</text:p>
          </table:table-cell>
          <table:table-cell office:value-type="float" office:value="-116.4835026" calcext:value-type="float">
            <text:p>-116,4835026</text:p>
          </table:table-cell>
          <table:table-cell office:value-type="float" office:value="-511.9630474" calcext:value-type="float">
            <text:p>-511,963047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270.2606898" calcext:value-type="float">
            <text:p>270,2606898</text:p>
          </table:table-cell>
          <table:table-cell office:value-type="float" office:value="24.9808968" calcext:value-type="float">
            <text:p>24,9808968</text:p>
          </table:table-cell>
          <table:table-cell office:value-type="float" office:value="-444.0315025" calcext:value-type="float">
            <text:p>-444,03150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190.5474647" calcext:value-type="float">
            <text:p>190,5474647</text:p>
          </table:table-cell>
          <table:table-cell office:value-type="float" office:value="-94.9205711" calcext:value-type="float">
            <text:p>-94,9205711</text:p>
          </table:table-cell>
          <table:table-cell office:value-type="float" office:value="-300.6894361" calcext:value-type="float">
            <text:p>-300,68943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0" calcext:value-type="float">
            <text:p>0</text:p>
          </table:table-cell>
          <table:table-cell office:value-type="float" office:value="-103.678187" calcext:value-type="float">
            <text:p>-103,678187</text:p>
          </table:table-cell>
          <table:table-cell office:value-type="float" office:value="-371.5011079" calcext:value-type="float">
            <text:p>-371,5011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0" calcext:value-type="float">
            <text:p>0</text:p>
          </table:table-cell>
          <table:table-cell office:value-type="float" office:value="2.5811561" calcext:value-type="float">
            <text:p>2,5811561</text:p>
          </table:table-cell>
          <table:table-cell office:value-type="float" office:value="-434.623344" calcext:value-type="float">
            <text:p>-434,623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31.6459576" calcext:value-type="float">
            <text:p>-31,6459576</text:p>
          </table:table-cell>
          <table:table-cell office:value-type="float" office:value="-2.0566207" calcext:value-type="float">
            <text:p>-2,0566207</text:p>
          </table:table-cell>
          <table:table-cell office:value-type="float" office:value="-435.3085344" calcext:value-type="float">
            <text:p>-435,30853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107.1604685" calcext:value-type="float">
            <text:p>-107,1604685</text:p>
          </table:table-cell>
          <table:table-cell office:value-type="float" office:value="-37.9680589" calcext:value-type="float">
            <text:p>-37,9680589</text:p>
          </table:table-cell>
          <table:table-cell office:value-type="float" office:value="-464.6925747" calcext:value-type="float">
            <text:p>-464,69257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19.8780728" calcext:value-type="float">
            <text:p>-119,8780728</text:p>
          </table:table-cell>
          <table:table-cell office:value-type="float" office:value="3.435734" calcext:value-type="float">
            <text:p>3,435734</text:p>
          </table:table-cell>
          <table:table-cell office:value-type="float" office:value="-525.4945745" calcext:value-type="float">
            <text:p>-525,49457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66.9029578" calcext:value-type="float">
            <text:p>-166,9029578</text:p>
          </table:table-cell>
          <table:table-cell office:value-type="float" office:value="8.0037018" calcext:value-type="float">
            <text:p>8,0037018</text:p>
          </table:table-cell>
          <table:table-cell office:value-type="float" office:value="-489.9578974" calcext:value-type="float">
            <text:p>-489,95789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314.7960238" calcext:value-type="float">
            <text:p>-314,7960238</text:p>
          </table:table-cell>
          <table:table-cell office:value-type="float" office:value="-101.1527248" calcext:value-type="float">
            <text:p>-101,1527248</text:p>
          </table:table-cell>
          <table:table-cell office:value-type="float" office:value="-588.8799534" calcext:value-type="float">
            <text:p>-588,879953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92.1261962" calcext:value-type="float">
            <text:p>-292,1261962</text:p>
          </table:table-cell>
          <table:table-cell office:value-type="float" office:value="-17.4334576" calcext:value-type="float">
            <text:p>-17,4334576</text:p>
          </table:table-cell>
          <table:table-cell office:value-type="float" office:value="-738.248656" calcext:value-type="float">
            <text:p>-738,2486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59.5177316" calcext:value-type="float">
            <text:p>-259,5177316</text:p>
          </table:table-cell>
          <table:table-cell office:value-type="float" office:value="-30.7688143" calcext:value-type="float">
            <text:p>-30,7688143</text:p>
          </table:table-cell>
          <table:table-cell office:value-type="float" office:value="-743.5659488" calcext:value-type="float">
            <text:p>-743,56594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370.5469936" calcext:value-type="float">
            <text:p>-370,5469936</text:p>
          </table:table-cell>
          <table:table-cell office:value-type="float" office:value="-143.4809577" calcext:value-type="float">
            <text:p>-143,4809577</text:p>
          </table:table-cell>
          <table:table-cell office:value-type="float" office:value="-851.7275707" calcext:value-type="float">
            <text:p>-851,7275707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366.6931475" calcext:value-type="float">
            <text:p>-366,6931475</text:p>
          </table:table-cell>
          <table:table-cell office:value-type="float" office:value="-100.2422595" calcext:value-type="float">
            <text:p>-100,2422595</text:p>
          </table:table-cell>
          <table:table-cell office:value-type="float" office:value="-1008.003524" calcext:value-type="float">
            <text:p>-1008,0035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334.8939443" calcext:value-type="float">
            <text:p>-334,8939443</text:p>
          </table:table-cell>
          <table:table-cell office:value-type="float" office:value="-123.8958743" calcext:value-type="float">
            <text:p>-123,8958743</text:p>
          </table:table-cell>
          <table:table-cell office:value-type="float" office:value="-1092.117048" calcext:value-type="float">
            <text:p>-1092,1170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302.4601945" calcext:value-type="float">
            <text:p>-302,4601945</text:p>
          </table:table-cell>
          <table:table-cell office:value-type="float" office:value="-208.641414" calcext:value-type="float">
            <text:p>-208,641414</text:p>
          </table:table-cell>
          <table:table-cell office:value-type="float" office:value="-1225.380496" calcext:value-type="float">
            <text:p>-1225,3804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89.3509825" calcext:value-type="float">
            <text:p>-189,3509825</text:p>
          </table:table-cell>
          <table:table-cell office:value-type="float" office:value="-185.9654995" calcext:value-type="float">
            <text:p>-185,9654995</text:p>
          </table:table-cell>
          <table:table-cell office:value-type="float" office:value="-1300.810842" calcext:value-type="float">
            <text:p>-1300,81084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29.5203246" calcext:value-type="float">
            <text:p>-129,5203246</text:p>
          </table:table-cell>
          <table:table-cell office:value-type="float" office:value="-170.5624833" calcext:value-type="float">
            <text:p>-170,5624833</text:p>
          </table:table-cell>
          <table:table-cell office:value-type="float" office:value="-1337.409562" calcext:value-type="float">
            <text:p>-1337,40956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88.571" calcext:value-type="float">
            <text:p>-88,571</text:p>
          </table:table-cell>
          <table:table-cell office:value-type="float" office:value="-185.0082052" calcext:value-type="float">
            <text:p>-185,0082052</text:p>
          </table:table-cell>
          <table:table-cell office:value-type="float" office:value="-1387.170775" calcext:value-type="float">
            <text:p>-1387,1707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13.3207406" calcext:value-type="float">
            <text:p>-13,3207406</text:p>
          </table:table-cell>
          <table:table-cell office:value-type="float" office:value="-182.8888918" calcext:value-type="float">
            <text:p>-182,8888918</text:p>
          </table:table-cell>
          <table:table-cell office:value-type="float" office:value="-1407.745458" calcext:value-type="float">
            <text:p>-1407,74545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53.5116654" calcext:value-type="float">
            <text:p>53,5116654</text:p>
          </table:table-cell>
          <table:table-cell office:value-type="float" office:value="-169.0005396" calcext:value-type="float">
            <text:p>-169,0005396</text:p>
          </table:table-cell>
          <table:table-cell office:value-type="float" office:value="-1396.029844" calcext:value-type="float">
            <text:p>-1396,02984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93.6294043" calcext:value-type="float">
            <text:p>93,6294043</text:p>
          </table:table-cell>
          <table:table-cell office:value-type="float" office:value="-158.1288237" calcext:value-type="float">
            <text:p>-158,1288237</text:p>
          </table:table-cell>
          <table:table-cell office:value-type="float" office:value="-1371.977219" calcext:value-type="float">
            <text:p>-1371,9772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56.4509818" calcext:value-type="float">
            <text:p>156,4509818</text:p>
          </table:table-cell>
          <table:table-cell office:value-type="float" office:value="-129.3818221" calcext:value-type="float">
            <text:p>-129,3818221</text:p>
          </table:table-cell>
          <table:table-cell office:value-type="float" office:value="-1352.105998" calcext:value-type="float">
            <text:p>-1352,10599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246.3169268" calcext:value-type="float">
            <text:p>246,3169268</text:p>
          </table:table-cell>
          <table:table-cell office:value-type="float" office:value="-86.0953364" calcext:value-type="float">
            <text:p>-86,0953364</text:p>
          </table:table-cell>
          <table:table-cell office:value-type="float" office:value="-1272.385454" calcext:value-type="float">
            <text:p>-1272,3854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48.2245249" calcext:value-type="float">
            <text:p>248,2245249</text:p>
          </table:table-cell>
          <table:table-cell office:value-type="float" office:value="-126.6392224" calcext:value-type="float">
            <text:p>-126,6392224</text:p>
          </table:table-cell>
          <table:table-cell office:value-type="float" office:value="-1164.622496" calcext:value-type="float">
            <text:p>-1164,6224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62.5860888" calcext:value-type="float">
            <text:p>262,5860888</text:p>
          </table:table-cell>
          <table:table-cell office:value-type="float" office:value="-110.9668863" calcext:value-type="float">
            <text:p>-110,9668863</text:p>
          </table:table-cell>
          <table:table-cell office:value-type="float" office:value="-1127.195965" calcext:value-type="float">
            <text:p>-1127,1959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380.971357" calcext:value-type="float">
            <text:p>380,971357</text:p>
          </table:table-cell>
          <table:table-cell office:value-type="float" office:value="-21.0473153" calcext:value-type="float">
            <text:p>-21,0473153</text:p>
          </table:table-cell>
          <table:table-cell office:value-type="float" office:value="-1007.003652" calcext:value-type="float">
            <text:p>-1007,0036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367.4226453" calcext:value-type="float">
            <text:p>367,4226453</text:p>
          </table:table-cell>
          <table:table-cell office:value-type="float" office:value="-90.7772046" calcext:value-type="float">
            <text:p>-90,7772046</text:p>
          </table:table-cell>
          <table:table-cell office:value-type="float" office:value="-823.8823923" calcext:value-type="float">
            <text:p>-823,88239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361.2519903" calcext:value-type="float">
            <text:p>361,2519903</text:p>
          </table:table-cell>
          <table:table-cell office:value-type="float" office:value="-94.8811235" calcext:value-type="float">
            <text:p>-94,8811235</text:p>
          </table:table-cell>
          <table:table-cell office:value-type="float" office:value="-772.7143007" calcext:value-type="float">
            <text:p>-772,714300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350.2325534" calcext:value-type="float">
            <text:p>350,2325534</text:p>
          </table:table-cell>
          <table:table-cell office:value-type="float" office:value="19.0362064" calcext:value-type="float">
            <text:p>19,0362064</text:p>
          </table:table-cell>
          <table:table-cell office:value-type="float" office:value="-598.1695291" calcext:value-type="float">
            <text:p>-598,169529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89.4720257" calcext:value-type="float">
            <text:p>189,4720257</text:p>
          </table:table-cell>
          <table:table-cell office:value-type="float" office:value="-86.2138053" calcext:value-type="float">
            <text:p>-86,2138053</text:p>
          </table:table-cell>
          <table:table-cell office:value-type="float" office:value="-516.1653507" calcext:value-type="float">
            <text:p>-516,165350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242.1825122" calcext:value-type="float">
            <text:p>242,1825122</text:p>
          </table:table-cell>
          <table:table-cell office:value-type="float" office:value="-92.9379732" calcext:value-type="float">
            <text:p>-92,9379732</text:p>
          </table:table-cell>
          <table:table-cell office:value-type="float" office:value="-544.0457442" calcext:value-type="float">
            <text:p>-544,04574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277.786072" calcext:value-type="float">
            <text:p>277,786072</text:p>
          </table:table-cell>
          <table:table-cell office:value-type="float" office:value="52.8612671" calcext:value-type="float">
            <text:p>52,8612671</text:p>
          </table:table-cell>
          <table:table-cell office:value-type="float" office:value="-383.6912816" calcext:value-type="float">
            <text:p>-383,691281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98.854676" calcext:value-type="float">
            <text:p>98,854676</text:p>
          </table:table-cell>
          <table:table-cell office:value-type="float" office:value="-78.9564761" calcext:value-type="float">
            <text:p>-78,9564761</text:p>
          </table:table-cell>
          <table:table-cell office:value-type="float" office:value="-369.8846119" calcext:value-type="float">
            <text:p>-369,88461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0" calcext:value-type="float">
            <text:p>0</text:p>
          </table:table-cell>
          <table:table-cell office:value-type="float" office:value="-76.6791898" calcext:value-type="float">
            <text:p>-76,6791898</text:p>
          </table:table-cell>
          <table:table-cell office:value-type="float" office:value="-401.1447553" calcext:value-type="float">
            <text:p>-401,1447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0" calcext:value-type="float">
            <text:p>0</text:p>
          </table:table-cell>
          <table:table-cell office:value-type="float" office:value="40.1255784" calcext:value-type="float">
            <text:p>40,1255784</text:p>
          </table:table-cell>
          <table:table-cell office:value-type="float" office:value="-413.8637671" calcext:value-type="float">
            <text:p>-413,86376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-53.5742624" calcext:value-type="float">
            <text:p>-53,5742624</text:p>
          </table:table-cell>
          <table:table-cell office:value-type="float" office:value="38.1681176" calcext:value-type="float">
            <text:p>38,1681176</text:p>
          </table:table-cell>
          <table:table-cell office:value-type="float" office:value="-417.6921002" calcext:value-type="float">
            <text:p>-417,6921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89.5452848" calcext:value-type="float">
            <text:p>-89,5452848</text:p>
          </table:table-cell>
          <table:table-cell office:value-type="float" office:value="20.8777412" calcext:value-type="float">
            <text:p>20,8777412</text:p>
          </table:table-cell>
          <table:table-cell office:value-type="float" office:value="-466.7255771" calcext:value-type="float">
            <text:p>-466,72557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92.6315029" calcext:value-type="float">
            <text:p>-92,6315029</text:p>
          </table:table-cell>
          <table:table-cell office:value-type="float" office:value="81.3323473" calcext:value-type="float">
            <text:p>81,3323473</text:p>
          </table:table-cell>
          <table:table-cell office:value-type="float" office:value="-487.4747319" calcext:value-type="float">
            <text:p>-487,47473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248.9374317" calcext:value-type="float">
            <text:p>-248,9374317</text:p>
          </table:table-cell>
          <table:table-cell office:value-type="float" office:value="64.232159" calcext:value-type="float">
            <text:p>64,232159</text:p>
          </table:table-cell>
          <table:table-cell office:value-type="float" office:value="-467.4840307" calcext:value-type="float">
            <text:p>-467,48403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323.8821308" calcext:value-type="float">
            <text:p>-323,8821308</text:p>
          </table:table-cell>
          <table:table-cell office:value-type="float" office:value="-38.9723775" calcext:value-type="float">
            <text:p>-38,9723775</text:p>
          </table:table-cell>
          <table:table-cell office:value-type="float" office:value="-632.6885698" calcext:value-type="float">
            <text:p>-632,68856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239.6423653" calcext:value-type="float">
            <text:p>-239,6423653</text:p>
          </table:table-cell>
          <table:table-cell office:value-type="float" office:value="59.4330615" calcext:value-type="float">
            <text:p>59,4330615</text:p>
          </table:table-cell>
          <table:table-cell office:value-type="float" office:value="-700.0844263" calcext:value-type="float">
            <text:p>-700,0844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340.9072042" calcext:value-type="float">
            <text:p>-340,9072042</text:p>
          </table:table-cell>
          <table:table-cell office:value-type="float" office:value="42.8983891" calcext:value-type="float">
            <text:p>42,8983891</text:p>
          </table:table-cell>
          <table:table-cell office:value-type="float" office:value="-722.7044464" calcext:value-type="float">
            <text:p>-722,70444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402.2673302" calcext:value-type="float">
            <text:p>-402,2673302</text:p>
          </table:table-cell>
          <table:table-cell office:value-type="float" office:value="-69.2349549" calcext:value-type="float">
            <text:p>-69,2349549</text:p>
          </table:table-cell>
          <table:table-cell office:value-type="float" office:value="-894.6099535" calcext:value-type="float">
            <text:p>-894,609953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325.0886574" calcext:value-type="float">
            <text:p>-325,0886574</text:p>
          </table:table-cell>
          <table:table-cell office:value-type="float" office:value="-24.4801312" calcext:value-type="float">
            <text:p>-24,4801312</text:p>
          </table:table-cell>
          <table:table-cell office:value-type="float" office:value="-990.5896829" calcext:value-type="float">
            <text:p>-990,589682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362.3405984" calcext:value-type="float">
            <text:p>-362,3405984</text:p>
          </table:table-cell>
          <table:table-cell office:value-type="float" office:value="-44.808488" calcext:value-type="float">
            <text:p>-44,808488</text:p>
          </table:table-cell>
          <table:table-cell office:value-type="float" office:value="-1088.159524" calcext:value-type="float">
            <text:p>-1088,15952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325.1165247" calcext:value-type="float">
            <text:p>-325,1165247</text:p>
          </table:table-cell>
          <table:table-cell office:value-type="float" office:value="-66.696676" calcext:value-type="float">
            <text:p>-66,696676</text:p>
          </table:table-cell>
          <table:table-cell office:value-type="float" office:value="-1257.956053" calcext:value-type="float">
            <text:p>-1257,9560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79.9763947" calcext:value-type="float">
            <text:p>-179,9763947</text:p>
          </table:table-cell>
          <table:table-cell office:value-type="float" office:value="-53.6844042" calcext:value-type="float">
            <text:p>-53,6844042</text:p>
          </table:table-cell>
          <table:table-cell office:value-type="float" office:value="-1321.610741" calcext:value-type="float">
            <text:p>-1321,61074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33.916522" calcext:value-type="float">
            <text:p>-133,916522</text:p>
          </table:table-cell>
          <table:table-cell office:value-type="float" office:value="-62.3958009" calcext:value-type="float">
            <text:p>-62,3958009</text:p>
          </table:table-cell>
          <table:table-cell office:value-type="float" office:value="-1358.878218" calcext:value-type="float">
            <text:p>-1358,8782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94.3040099" calcext:value-type="float">
            <text:p>-94,3040099</text:p>
          </table:table-cell>
          <table:table-cell office:value-type="float" office:value="-68.6543221" calcext:value-type="float">
            <text:p>-68,6543221</text:p>
          </table:table-cell>
          <table:table-cell office:value-type="float" office:value="-1418.476775" calcext:value-type="float">
            <text:p>-1418,4767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4.9252471" calcext:value-type="float">
            <text:p>-4,9252471</text:p>
          </table:table-cell>
          <table:table-cell office:value-type="float" office:value="-56.4839051" calcext:value-type="float">
            <text:p>-56,4839051</text:p>
          </table:table-cell>
          <table:table-cell office:value-type="float" office:value="-1437.793919" calcext:value-type="float">
            <text:p>-1437,7939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65.2904495" calcext:value-type="float">
            <text:p>65,2904495</text:p>
          </table:table-cell>
          <table:table-cell office:value-type="float" office:value="-36.5780275" calcext:value-type="float">
            <text:p>-36,5780275</text:p>
          </table:table-cell>
          <table:table-cell office:value-type="float" office:value="-1418.595572" calcext:value-type="float">
            <text:p>-1418,59557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118.8718356" calcext:value-type="float">
            <text:p>118,8718356</text:p>
          </table:table-cell>
          <table:table-cell office:value-type="float" office:value="-34.0818676" calcext:value-type="float">
            <text:p>-34,0818676</text:p>
          </table:table-cell>
          <table:table-cell office:value-type="float" office:value="-1390.181405" calcext:value-type="float">
            <text:p>-1390,18140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205.5697019" calcext:value-type="float">
            <text:p>205,5697019</text:p>
          </table:table-cell>
          <table:table-cell office:value-type="float" office:value="-7.2217913" calcext:value-type="float">
            <text:p>-7,2217913</text:p>
          </table:table-cell>
          <table:table-cell office:value-type="float" office:value="-1349.919468" calcext:value-type="float">
            <text:p>-1349,9194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45.9783701" calcext:value-type="float">
            <text:p>245,9783701</text:p>
          </table:table-cell>
          <table:table-cell office:value-type="float" office:value="33.8602292" calcext:value-type="float">
            <text:p>33,8602292</text:p>
          </table:table-cell>
          <table:table-cell office:value-type="float" office:value="-1242.064647" calcext:value-type="float">
            <text:p>-1242,0646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30.4852456" calcext:value-type="float">
            <text:p>230,4852456</text:p>
          </table:table-cell>
          <table:table-cell office:value-type="float" office:value="-11.1409571" calcext:value-type="float">
            <text:p>-11,1409571</text:p>
          </table:table-cell>
          <table:table-cell office:value-type="float" office:value="-1164.158434" calcext:value-type="float">
            <text:p>-1164,15843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327.7381808" calcext:value-type="float">
            <text:p>327,7381808</text:p>
          </table:table-cell>
          <table:table-cell office:value-type="float" office:value="3.5845682" calcext:value-type="float">
            <text:p>3,5845682</text:p>
          </table:table-cell>
          <table:table-cell office:value-type="float" office:value="-1117.720337" calcext:value-type="float">
            <text:p>-1117,72033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374.8946827" calcext:value-type="float">
            <text:p>374,8946827</text:p>
          </table:table-cell>
          <table:table-cell office:value-type="float" office:value="79.6014016" calcext:value-type="float">
            <text:p>79,6014016</text:p>
          </table:table-cell>
          <table:table-cell office:value-type="float" office:value="-945.6059231" calcext:value-type="float">
            <text:p>-945,605923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288.7320371" calcext:value-type="float">
            <text:p>288,7320371</text:p>
          </table:table-cell>
          <table:table-cell office:value-type="float" office:value="-15.2330648" calcext:value-type="float">
            <text:p>-15,2330648</text:p>
          </table:table-cell>
          <table:table-cell office:value-type="float" office:value="-826.2677669" calcext:value-type="float">
            <text:p>-826,267766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378.1738475" calcext:value-type="float">
            <text:p>378,1738475</text:p>
          </table:table-cell>
          <table:table-cell office:value-type="float" office:value="-44.1312768" calcext:value-type="float">
            <text:p>-44,1312768</text:p>
          </table:table-cell>
          <table:table-cell office:value-type="float" office:value="-794.3273755" calcext:value-type="float">
            <text:p>-794,32737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347.4981641" calcext:value-type="float">
            <text:p>347,4981641</text:p>
          </table:table-cell>
          <table:table-cell office:value-type="float" office:value="-12.7406283" calcext:value-type="float">
            <text:p>-12,7406283</text:p>
          </table:table-cell>
          <table:table-cell office:value-type="float" office:value="-595.0017926" calcext:value-type="float">
            <text:p>-595,00179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49.8191703" calcext:value-type="float">
            <text:p>149,8191703</text:p>
          </table:table-cell>
          <table:table-cell office:value-type="float" office:value="-61.5661878" calcext:value-type="float">
            <text:p>-61,5661878</text:p>
          </table:table-cell>
          <table:table-cell office:value-type="float" office:value="-583.7128628" calcext:value-type="float">
            <text:p>-583,712862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92.7257716" calcext:value-type="float">
            <text:p>292,7257716</text:p>
          </table:table-cell>
          <table:table-cell office:value-type="float" office:value="-55.3365975" calcext:value-type="float">
            <text:p>-55,3365975</text:p>
          </table:table-cell>
          <table:table-cell office:value-type="float" office:value="-578.8692836" calcext:value-type="float">
            <text:p>-578,869283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284.2421869" calcext:value-type="float">
            <text:p>284,2421869</text:p>
          </table:table-cell>
          <table:table-cell office:value-type="float" office:value="-0.2710995" calcext:value-type="float">
            <text:p>-0,2710995</text:p>
          </table:table-cell>
          <table:table-cell office:value-type="float" office:value="-361.2718789" calcext:value-type="float">
            <text:p>-361,271878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61.0070078" calcext:value-type="float">
            <text:p>61,0070078</text:p>
          </table:table-cell>
          <table:table-cell office:value-type="float" office:value="-54.8693097" calcext:value-type="float">
            <text:p>-54,8693097</text:p>
          </table:table-cell>
          <table:table-cell office:value-type="float" office:value="-416.6929083" calcext:value-type="float">
            <text:p>-416,692908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0" calcext:value-type="float">
            <text:p>0</text:p>
          </table:table-cell>
          <table:table-cell office:value-type="float" office:value="1.5691946" calcext:value-type="float">
            <text:p>1,5691946</text:p>
          </table:table-cell>
          <table:table-cell office:value-type="float" office:value="-416.0279543" calcext:value-type="float">
            <text:p>-416,0279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0" calcext:value-type="float">
            <text:p>0</text:p>
          </table:table-cell>
          <table:table-cell office:value-type="float" office:value="67.9764744" calcext:value-type="float">
            <text:p>67,9764744</text:p>
          </table:table-cell>
          <table:table-cell office:value-type="float" office:value="-378.6915214" calcext:value-type="float">
            <text:p>-378,69152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-50.8937947" calcext:value-type="float">
            <text:p>-50,8937947</text:p>
          </table:table-cell>
          <table:table-cell office:value-type="float" office:value="68.4435336" calcext:value-type="float">
            <text:p>68,4435336</text:p>
          </table:table-cell>
          <table:table-cell office:value-type="float" office:value="-383.8942605" calcext:value-type="float">
            <text:p>-383,89426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63.9962388" calcext:value-type="float">
            <text:p>-63,9962388</text:p>
          </table:table-cell>
          <table:table-cell office:value-type="float" office:value="79.3081825" calcext:value-type="float">
            <text:p>79,3081825</text:p>
          </table:table-cell>
          <table:table-cell office:value-type="float" office:value="-428.3048955" calcext:value-type="float">
            <text:p>-428,30489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76.523655" calcext:value-type="float">
            <text:p>-76,523655</text:p>
          </table:table-cell>
          <table:table-cell office:value-type="float" office:value="106.9387651" calcext:value-type="float">
            <text:p>106,9387651</text:p>
          </table:table-cell>
          <table:table-cell office:value-type="float" office:value="-413.3640882" calcext:value-type="float">
            <text:p>-413,36408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287.2076825" calcext:value-type="float">
            <text:p>-287,2076825</text:p>
          </table:table-cell>
          <table:table-cell office:value-type="float" office:value="94.6092923" calcext:value-type="float">
            <text:p>94,6092923</text:p>
          </table:table-cell>
          <table:table-cell office:value-type="float" office:value="-413.563218" calcext:value-type="float">
            <text:p>-413,5632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319.5951214" calcext:value-type="float">
            <text:p>-319,5951214</text:p>
          </table:table-cell>
          <table:table-cell office:value-type="float" office:value="73.1618385" calcext:value-type="float">
            <text:p>73,1618385</text:p>
          </table:table-cell>
          <table:table-cell office:value-type="float" office:value="-601.0905336" calcext:value-type="float">
            <text:p>-601,09053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210.2554297" calcext:value-type="float">
            <text:p>-210,2554297</text:p>
          </table:table-cell>
          <table:table-cell office:value-type="float" office:value="119.1468051" calcext:value-type="float">
            <text:p>119,1468051</text:p>
          </table:table-cell>
          <table:table-cell office:value-type="float" office:value="-600.368573" calcext:value-type="float">
            <text:p>-600,36857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388.185748" calcext:value-type="float">
            <text:p>-388,185748</text:p>
          </table:table-cell>
          <table:table-cell office:value-type="float" office:value="104.8546379" calcext:value-type="float">
            <text:p>104,8546379</text:p>
          </table:table-cell>
          <table:table-cell office:value-type="float" office:value="-655.552452" calcext:value-type="float">
            <text:p>-655,5524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437.9255138" calcext:value-type="float">
            <text:p>-437,9255138</text:p>
          </table:table-cell>
          <table:table-cell office:value-type="float" office:value="55.8348589" calcext:value-type="float">
            <text:p>55,8348589</text:p>
          </table:table-cell>
          <table:table-cell office:value-type="float" office:value="-874.7218407" calcext:value-type="float">
            <text:p>-874,72184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342.2666806" calcext:value-type="float">
            <text:p>-342,2666806</text:p>
          </table:table-cell>
          <table:table-cell office:value-type="float" office:value="31.7547506" calcext:value-type="float">
            <text:p>31,7547506</text:p>
          </table:table-cell>
          <table:table-cell office:value-type="float" office:value="-955.1298188" calcext:value-type="float">
            <text:p>-955,12981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377.1104892" calcext:value-type="float">
            <text:p>-377,1104892</text:p>
          </table:table-cell>
          <table:table-cell office:value-type="float" office:value="-45.2413684" calcext:value-type="float">
            <text:p>-45,2413684</text:p>
          </table:table-cell>
          <table:table-cell office:value-type="float" office:value="-1083.1591" calcext:value-type="float">
            <text:p>-1083,1591</text:p>
          </table:table-cell>
        </table:table-row>
        <table:table-row table:style-name="ro1"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311.3361107" calcext:value-type="float">
            <text:p>-311,3361107</text:p>
          </table:table-cell>
          <table:table-cell office:value-type="float" office:value="5.9418085" calcext:value-type="float">
            <text:p>5,9418085</text:p>
          </table:table-cell>
          <table:table-cell office:value-type="float" office:value="-1249.636293" calcext:value-type="float">
            <text:p>-1249,6362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85.0501074" calcext:value-type="float">
            <text:p>-185,0501074</text:p>
          </table:table-cell>
          <table:table-cell office:value-type="float" office:value="30.9563678" calcext:value-type="float">
            <text:p>30,9563678</text:p>
          </table:table-cell>
          <table:table-cell office:value-type="float" office:value="-1305.29959" calcext:value-type="float">
            <text:p>-1305,299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44.4902424" calcext:value-type="float">
            <text:p>-144,4902424</text:p>
          </table:table-cell>
          <table:table-cell office:value-type="float" office:value="2.0817443" calcext:value-type="float">
            <text:p>2,0817443</text:p>
          </table:table-cell>
          <table:table-cell office:value-type="float" office:value="-1353.72418" calcext:value-type="float">
            <text:p>-1353,724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-82.6591042" calcext:value-type="float">
            <text:p>-82,6591042</text:p>
          </table:table-cell>
          <table:table-cell office:value-type="float" office:value="14.7892357" calcext:value-type="float">
            <text:p>14,7892357</text:p>
          </table:table-cell>
          <table:table-cell office:value-type="float" office:value="-1412.659326" calcext:value-type="float">
            <text:p>-1412,65932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18.7555539" calcext:value-type="float">
            <text:p>18,7555539</text:p>
          </table:table-cell>
          <table:table-cell office:value-type="float" office:value="42.7164024" calcext:value-type="float">
            <text:p>42,7164024</text:p>
          </table:table-cell>
          <table:table-cell office:value-type="float" office:value="-1420.178443" calcext:value-type="float">
            <text:p>-1420,1784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75.913703" calcext:value-type="float">
            <text:p>75,913703</text:p>
          </table:table-cell>
          <table:table-cell office:value-type="float" office:value="65.0925121" calcext:value-type="float">
            <text:p>65,0925121</text:p>
          </table:table-cell>
          <table:table-cell office:value-type="float" office:value="-1388.411714" calcext:value-type="float">
            <text:p>-1388,41171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122.9856406" calcext:value-type="float">
            <text:p>122,9856406</text:p>
          </table:table-cell>
          <table:table-cell office:value-type="float" office:value="61.2291312" calcext:value-type="float">
            <text:p>61,2291312</text:p>
          </table:table-cell>
          <table:table-cell office:value-type="float" office:value="-1362.953485" calcext:value-type="float">
            <text:p>-1362,95348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224.3930787" calcext:value-type="float">
            <text:p>224,3930787</text:p>
          </table:table-cell>
          <table:table-cell office:value-type="float" office:value="66.3362992" calcext:value-type="float">
            <text:p>66,3362992</text:p>
          </table:table-cell>
          <table:table-cell office:value-type="float" office:value="-1316.460951" calcext:value-type="float">
            <text:p>-1316,46095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42.397761" calcext:value-type="float">
            <text:p>242,397761</text:p>
          </table:table-cell>
          <table:table-cell office:value-type="float" office:value="79.8383375" calcext:value-type="float">
            <text:p>79,8383375</text:p>
          </table:table-cell>
          <table:table-cell office:value-type="float" office:value="-1196.860348" calcext:value-type="float">
            <text:p>-1196,8603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17.9488639" calcext:value-type="float">
            <text:p>217,9488639</text:p>
          </table:table-cell>
          <table:table-cell office:value-type="float" office:value="61.0971286" calcext:value-type="float">
            <text:p>61,0971286</text:p>
          </table:table-cell>
          <table:table-cell office:value-type="float" office:value="-1137.223022" calcext:value-type="float">
            <text:p>-1137,22302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353.3284475" calcext:value-type="float">
            <text:p>353,3284475</text:p>
          </table:table-cell>
          <table:table-cell office:value-type="float" office:value="65.4708518" calcext:value-type="float">
            <text:p>65,4708518</text:p>
          </table:table-cell>
          <table:table-cell office:value-type="float" office:value="-1087.539527" calcext:value-type="float">
            <text:p>-1087,53952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362.153724" calcext:value-type="float">
            <text:p>362,153724</text:p>
          </table:table-cell>
          <table:table-cell office:value-type="float" office:value="79.0123278" calcext:value-type="float">
            <text:p>79,0123278</text:p>
          </table:table-cell>
          <table:table-cell office:value-type="float" office:value="-899.4865195" calcext:value-type="float">
            <text:p>-899,486519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243.689967" calcext:value-type="float">
            <text:p>243,689967</text:p>
          </table:table-cell>
          <table:table-cell office:value-type="float" office:value="42.8759792" calcext:value-type="float">
            <text:p>42,8759792</text:p>
          </table:table-cell>
          <table:table-cell office:value-type="float" office:value="-826.5448277" calcext:value-type="float">
            <text:p>-826,544827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363.7444268" calcext:value-type="float">
            <text:p>363,7444268</text:p>
          </table:table-cell>
          <table:table-cell office:value-type="float" office:value="55.2352354" calcext:value-type="float">
            <text:p>55,2352354</text:p>
          </table:table-cell>
          <table:table-cell office:value-type="float" office:value="-793.208231" calcext:value-type="float">
            <text:p>-793,2082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332.7976424" calcext:value-type="float">
            <text:p>332,7976424</text:p>
          </table:table-cell>
          <table:table-cell office:value-type="float" office:value="9.2178499" calcext:value-type="float">
            <text:p>9,2178499</text:p>
          </table:table-cell>
          <table:table-cell office:value-type="float" office:value="-597.4348504" calcext:value-type="float">
            <text:p>-597,43485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146.8760566" calcext:value-type="float">
            <text:p>146,8760566</text:p>
          </table:table-cell>
          <table:table-cell office:value-type="float" office:value="-8.7045228" calcext:value-type="float">
            <text:p>-8,7045228</text:p>
          </table:table-cell>
          <table:table-cell office:value-type="float" office:value="-612.2226312" calcext:value-type="float">
            <text:p>-612,222631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303.4776004" calcext:value-type="float">
            <text:p>303,4776004</text:p>
          </table:table-cell>
          <table:table-cell office:value-type="float" office:value="35.0566658" calcext:value-type="float">
            <text:p>35,0566658</text:p>
          </table:table-cell>
          <table:table-cell office:value-type="float" office:value="-580.8639065" calcext:value-type="float">
            <text:p>-580,863906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278.2533598" calcext:value-type="float">
            <text:p>278,2533598</text:p>
          </table:table-cell>
          <table:table-cell office:value-type="float" office:value="-8.7316781" calcext:value-type="float">
            <text:p>-8,7316781</text:p>
          </table:table-cell>
          <table:table-cell office:value-type="float" office:value="-356.6376708" calcext:value-type="float">
            <text:p>-356,637670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100.6949702" calcext:value-type="float">
            <text:p>100,6949702</text:p>
          </table:table-cell>
          <table:table-cell office:value-type="float" office:value="-20.417852" calcext:value-type="float">
            <text:p>-20,417852</text:p>
          </table:table-cell>
          <table:table-cell office:value-type="float" office:value="-427.4387189" calcext:value-type="float">
            <text:p>-427,438718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0" calcext:value-type="float">
            <text:p>0</text:p>
          </table:table-cell>
          <table:table-cell office:value-type="float" office:value="122.7594564" calcext:value-type="float">
            <text:p>122,7594564</text:p>
          </table:table-cell>
          <table:table-cell office:value-type="float" office:value="-372.5806027" calcext:value-type="float">
            <text:p>-372,5806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0" calcext:value-type="float">
            <text:p>0</text:p>
          </table:table-cell>
          <table:table-cell office:value-type="float" office:value="72.5678725" calcext:value-type="float">
            <text:p>72,5678725</text:p>
          </table:table-cell>
          <table:table-cell office:value-type="float" office:value="-332.8581509" calcext:value-type="float">
            <text:p>-332,85815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-42.2425543" calcext:value-type="float">
            <text:p>-42,2425543</text:p>
          </table:table-cell>
          <table:table-cell office:value-type="float" office:value="72.8781688" calcext:value-type="float">
            <text:p>72,8781688</text:p>
          </table:table-cell>
          <table:table-cell office:value-type="float" office:value="-338.6666997" calcext:value-type="float">
            <text:p>-338,6666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51.0500533" calcext:value-type="float">
            <text:p>-51,0500533</text:p>
          </table:table-cell>
          <table:table-cell office:value-type="float" office:value="90.1067377" calcext:value-type="float">
            <text:p>90,1067377</text:p>
          </table:table-cell>
          <table:table-cell office:value-type="float" office:value="-371.2594921" calcext:value-type="float">
            <text:p>-371,25949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77.3303931" calcext:value-type="float">
            <text:p>-77,3303931</text:p>
          </table:table-cell>
          <table:table-cell office:value-type="float" office:value="89.084144" calcext:value-type="float">
            <text:p>89,084144</text:p>
          </table:table-cell>
          <table:table-cell office:value-type="float" office:value="-328.4882925" calcext:value-type="float">
            <text:p>-328,48829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282.7143583" calcext:value-type="float">
            <text:p>-282,7143583</text:p>
          </table:table-cell>
          <table:table-cell office:value-type="float" office:value="54.8656776" calcext:value-type="float">
            <text:p>54,8656776</text:p>
          </table:table-cell>
          <table:table-cell office:value-type="float" office:value="-361.0737398" calcext:value-type="float">
            <text:p>-361,07373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99.3446179" calcext:value-type="float">
            <text:p>-299,3446179</text:p>
          </table:table-cell>
          <table:table-cell office:value-type="float" office:value="107.6647277" calcext:value-type="float">
            <text:p>107,6647277</text:p>
          </table:table-cell>
          <table:table-cell office:value-type="float" office:value="-539.8625709" calcext:value-type="float">
            <text:p>-539,86257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07.9495659" calcext:value-type="float">
            <text:p>-207,9495659</text:p>
          </table:table-cell>
          <table:table-cell office:value-type="float" office:value="117.3148327" calcext:value-type="float">
            <text:p>117,3148327</text:p>
          </table:table-cell>
          <table:table-cell office:value-type="float" office:value="-515.7544256" calcext:value-type="float">
            <text:p>-515,75442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404.2191504" calcext:value-type="float">
            <text:p>-404,2191504</text:p>
          </table:table-cell>
          <table:table-cell office:value-type="float" office:value="80.233826" calcext:value-type="float">
            <text:p>80,233826</text:p>
          </table:table-cell>
          <table:table-cell office:value-type="float" office:value="-594.6756187" calcext:value-type="float">
            <text:p>-594,675618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475.3672175" calcext:value-type="float">
            <text:p>-475,3672175</text:p>
          </table:table-cell>
          <table:table-cell office:value-type="float" office:value="108.1822261" calcext:value-type="float">
            <text:p>108,1822261</text:p>
          </table:table-cell>
          <table:table-cell office:value-type="float" office:value="-827.76746" calcext:value-type="float">
            <text:p>-827,767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426.1648846" calcext:value-type="float">
            <text:p>-426,1648846</text:p>
          </table:table-cell>
          <table:table-cell office:value-type="float" office:value="81.9428353" calcext:value-type="float">
            <text:p>81,9428353</text:p>
          </table:table-cell>
          <table:table-cell office:value-type="float" office:value="-935.1079044" calcext:value-type="float">
            <text:p>-935,10790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388.1535405" calcext:value-type="float">
            <text:p>-388,1535405</text:p>
          </table:table-cell>
          <table:table-cell office:value-type="float" office:value="5.4569493" calcext:value-type="float">
            <text:p>5,4569493</text:p>
          </table:table-cell>
          <table:table-cell office:value-type="float" office:value="-1118.155274" calcext:value-type="float">
            <text:p>-1118,15527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248.9187885" calcext:value-type="float">
            <text:p>-248,9187885</text:p>
          </table:table-cell>
          <table:table-cell office:value-type="float" office:value="74.8131634" calcext:value-type="float">
            <text:p>74,8131634</text:p>
          </table:table-cell>
          <table:table-cell office:value-type="float" office:value="-1239.770184" calcext:value-type="float">
            <text:p>-1239,770184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83.8364589" calcext:value-type="float">
            <text:p>-183,8364589</text:p>
          </table:table-cell>
          <table:table-cell office:value-type="float" office:value="102.1834247" calcext:value-type="float">
            <text:p>102,1834247</text:p>
          </table:table-cell>
          <table:table-cell office:value-type="float" office:value="-1275.660856" calcext:value-type="float">
            <text:p>-1275,6608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150.083654" calcext:value-type="float">
            <text:p>-150,083654</text:p>
          </table:table-cell>
          <table:table-cell office:value-type="float" office:value="71.8660385" calcext:value-type="float">
            <text:p>71,8660385</text:p>
          </table:table-cell>
          <table:table-cell office:value-type="float" office:value="-1341.345143" calcext:value-type="float">
            <text:p>-1341,34514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53.6693518" calcext:value-type="float">
            <text:p>-53,6693518</text:p>
          </table:table-cell>
          <table:table-cell office:value-type="float" office:value="89.1494386" calcext:value-type="float">
            <text:p>89,1494386</text:p>
          </table:table-cell>
          <table:table-cell office:value-type="float" office:value="-1387.331974" calcext:value-type="float">
            <text:p>-1387,3319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45.3780293" calcext:value-type="float">
            <text:p>45,3780293</text:p>
          </table:table-cell>
          <table:table-cell office:value-type="float" office:value="113.5923065" calcext:value-type="float">
            <text:p>113,5923065</text:p>
          </table:table-cell>
          <table:table-cell office:value-type="float" office:value="-1377.373219" calcext:value-type="float">
            <text:p>-1377,3732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83.8031783" calcext:value-type="float">
            <text:p>83,8031783</text:p>
          </table:table-cell>
          <table:table-cell office:value-type="float" office:value="125.4444319" calcext:value-type="float">
            <text:p>125,4444319</text:p>
          </table:table-cell>
          <table:table-cell office:value-type="float" office:value="-1338.25679" calcext:value-type="float">
            <text:p>-1338,2567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120.1156227" calcext:value-type="float">
            <text:p>120,1156227</text:p>
          </table:table-cell>
          <table:table-cell office:value-type="float" office:value="124.4075636" calcext:value-type="float">
            <text:p>124,4075636</text:p>
          </table:table-cell>
          <table:table-cell office:value-type="float" office:value="-1318.096752" calcext:value-type="float">
            <text:p>-1318,0967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224.1789082" calcext:value-type="float">
            <text:p>224,1789082</text:p>
          </table:table-cell>
          <table:table-cell office:value-type="float" office:value="125.1021935" calcext:value-type="float">
            <text:p>125,1021935</text:p>
          </table:table-cell>
          <table:table-cell office:value-type="float" office:value="-1270.660907" calcext:value-type="float">
            <text:p>-1270,6609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40.7391994" calcext:value-type="float">
            <text:p>240,7391994</text:p>
          </table:table-cell>
          <table:table-cell office:value-type="float" office:value="125.3825938" calcext:value-type="float">
            <text:p>125,3825938</text:p>
          </table:table-cell>
          <table:table-cell office:value-type="float" office:value="-1152.838966" calcext:value-type="float">
            <text:p>-1152,8389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16.1177599" calcext:value-type="float">
            <text:p>216,1177599</text:p>
          </table:table-cell>
          <table:table-cell office:value-type="float" office:value="134.0878634" calcext:value-type="float">
            <text:p>134,0878634</text:p>
          </table:table-cell>
          <table:table-cell office:value-type="float" office:value="-1102.190978" calcext:value-type="float">
            <text:p>-1102,1909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345.65338" calcext:value-type="float">
            <text:p>345,65338</text:p>
          </table:table-cell>
          <table:table-cell office:value-type="float" office:value="150.5803449" calcext:value-type="float">
            <text:p>150,5803449</text:p>
          </table:table-cell>
          <table:table-cell office:value-type="float" office:value="-1045.778611" calcext:value-type="float">
            <text:p>-1045,7786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352.2998101" calcext:value-type="float">
            <text:p>352,2998101</text:p>
          </table:table-cell>
          <table:table-cell office:value-type="float" office:value="109.4918152" calcext:value-type="float">
            <text:p>109,4918152</text:p>
          </table:table-cell>
          <table:table-cell office:value-type="float" office:value="-873.0734066" calcext:value-type="float">
            <text:p>-873,073406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264.9549447" calcext:value-type="float">
            <text:p>264,9549447</text:p>
          </table:table-cell>
          <table:table-cell office:value-type="float" office:value="115.5116131" calcext:value-type="float">
            <text:p>115,5116131</text:p>
          </table:table-cell>
          <table:table-cell office:value-type="float" office:value="-822.1397047" calcext:value-type="float">
            <text:p>-822,139704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344.5157182" calcext:value-type="float">
            <text:p>344,5157182</text:p>
          </table:table-cell>
          <table:table-cell office:value-type="float" office:value="190.9184859" calcext:value-type="float">
            <text:p>190,9184859</text:p>
          </table:table-cell>
          <table:table-cell office:value-type="float" office:value="-739.6215141" calcext:value-type="float">
            <text:p>-739,621514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283.5584058" calcext:value-type="float">
            <text:p>283,5584058</text:p>
          </table:table-cell>
          <table:table-cell office:value-type="float" office:value="70.7471599" calcext:value-type="float">
            <text:p>70,7471599</text:p>
          </table:table-cell>
          <table:table-cell office:value-type="float" office:value="-574.1296464" calcext:value-type="float">
            <text:p>-574,129646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75.6579862" calcext:value-type="float">
            <text:p>175,6579862</text:p>
          </table:table-cell>
          <table:table-cell office:value-type="float" office:value="53.0683064" calcext:value-type="float">
            <text:p>53,0683064</text:p>
          </table:table-cell>
          <table:table-cell office:value-type="float" office:value="-597.0732462" calcext:value-type="float">
            <text:p>-597,073246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292.6986163" calcext:value-type="float">
            <text:p>292,6986163</text:p>
          </table:table-cell>
          <table:table-cell office:value-type="float" office:value="160.0059617" calcext:value-type="float">
            <text:p>160,0059617</text:p>
          </table:table-cell>
          <table:table-cell office:value-type="float" office:value="-525.1119852" calcext:value-type="float">
            <text:p>-525,111985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228.767669" calcext:value-type="float">
            <text:p>228,767669</text:p>
          </table:table-cell>
          <table:table-cell office:value-type="float" office:value="18.7109185" calcext:value-type="float">
            <text:p>18,7109185</text:p>
          </table:table-cell>
          <table:table-cell office:value-type="float" office:value="-347.2109969" calcext:value-type="float">
            <text:p>-347,210996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92.4981423" calcext:value-type="float">
            <text:p>192,4981423</text:p>
          </table:table-cell>
          <table:table-cell office:value-type="float" office:value="4.9903332" calcext:value-type="float">
            <text:p>4,9903332</text:p>
          </table:table-cell>
          <table:table-cell office:value-type="float" office:value="-421.4544995" calcext:value-type="float">
            <text:p>-421,45449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28" calcext:value-type="float">
            <text:p>-239,28</text:p>
          </table:table-cell>
          <table:table-cell office:value-type="float" office:value="0" calcext:value-type="float">
            <text:p>0</text:p>
          </table:table-cell>
          <table:table-cell office:value-type="float" office:value="146.9251795" calcext:value-type="float">
            <text:p>146,9251795</text:p>
          </table:table-cell>
          <table:table-cell office:value-type="float" office:value="-271.5506358" calcext:value-type="float">
            <text:p>-271,5506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0" calcext:value-type="float">
            <text:p>0</text:p>
          </table:table-cell>
          <table:table-cell office:value-type="float" office:value="61.0146719" calcext:value-type="float">
            <text:p>61,0146719</text:p>
          </table:table-cell>
          <table:table-cell office:value-type="float" office:value="-301.4548295" calcext:value-type="float">
            <text:p>-301,4548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33.3549295" calcext:value-type="float">
            <text:p>-33,3549295</text:p>
          </table:table-cell>
          <table:table-cell office:value-type="float" office:value="57.9054745" calcext:value-type="float">
            <text:p>57,9054745</text:p>
          </table:table-cell>
          <table:table-cell office:value-type="float" office:value="-307.2440186" calcext:value-type="float">
            <text:p>-307,24401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47.7902636" calcext:value-type="float">
            <text:p>-47,7902636</text:p>
          </table:table-cell>
          <table:table-cell office:value-type="float" office:value="77.401175" calcext:value-type="float">
            <text:p>77,401175</text:p>
          </table:table-cell>
          <table:table-cell office:value-type="float" office:value="-329.7209309" calcext:value-type="float">
            <text:p>-329,72093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111.7647151" calcext:value-type="float">
            <text:p>-111,7647151</text:p>
          </table:table-cell>
          <table:table-cell office:value-type="float" office:value="58.092803" calcext:value-type="float">
            <text:p>58,092803</text:p>
          </table:table-cell>
          <table:table-cell office:value-type="float" office:value="-286.9799959" calcext:value-type="float">
            <text:p>-286,97999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268.6270988" calcext:value-type="float">
            <text:p>-268,6270988</text:p>
          </table:table-cell>
          <table:table-cell office:value-type="float" office:value="-29.1621725" calcext:value-type="float">
            <text:p>-29,1621725</text:p>
          </table:table-cell>
          <table:table-cell office:value-type="float" office:value="-363.4288738" calcext:value-type="float">
            <text:p>-363,42887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57.1459663" calcext:value-type="float">
            <text:p>-257,1459663</text:p>
          </table:table-cell>
          <table:table-cell office:value-type="float" office:value="91.5489777" calcext:value-type="float">
            <text:p>91,5489777</text:p>
          </table:table-cell>
          <table:table-cell office:value-type="float" office:value="-503.0316683" calcext:value-type="float">
            <text:p>-503,03166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37.6863314" calcext:value-type="float">
            <text:p>-237,6863314</text:p>
          </table:table-cell>
          <table:table-cell office:value-type="float" office:value="84.7485413" calcext:value-type="float">
            <text:p>84,7485413</text:p>
          </table:table-cell>
          <table:table-cell office:value-type="float" office:value="-481.1108042" calcext:value-type="float">
            <text:p>-481,11080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397.3183546" calcext:value-type="float">
            <text:p>-397,3183546</text:p>
          </table:table-cell>
          <table:table-cell office:value-type="float" office:value="-3.4455722" calcext:value-type="float">
            <text:p>-3,4455722</text:p>
          </table:table-cell>
          <table:table-cell office:value-type="float" office:value="-594.2216919" calcext:value-type="float">
            <text:p>-594,22169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436.2165045" calcext:value-type="float">
            <text:p>-436,2165045</text:p>
          </table:table-cell>
          <table:table-cell office:value-type="float" office:value="114.4250427" calcext:value-type="float">
            <text:p>114,4250427</text:p>
          </table:table-cell>
          <table:table-cell office:value-type="float" office:value="-792.9478284" calcext:value-type="float">
            <text:p>-792,94782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444.9919573" calcext:value-type="float">
            <text:p>-444,9919573</text:p>
          </table:table-cell>
          <table:table-cell office:value-type="float" office:value="156.6884026" calcext:value-type="float">
            <text:p>156,6884026</text:p>
          </table:table-cell>
          <table:table-cell office:value-type="float" office:value="-896.7450794" calcext:value-type="float">
            <text:p>-896,74507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384.240161" calcext:value-type="float">
            <text:p>-384,240161</text:p>
          </table:table-cell>
          <table:table-cell office:value-type="float" office:value="146.1600012" calcext:value-type="float">
            <text:p>146,1600012</text:p>
          </table:table-cell>
          <table:table-cell office:value-type="float" office:value="-1096.806075" calcext:value-type="float">
            <text:p>-1096,8060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214.6096353" calcext:value-type="float">
            <text:p>-214,6096353</text:p>
          </table:table-cell>
          <table:table-cell office:value-type="float" office:value="180.1935711" calcext:value-type="float">
            <text:p>180,1935711</text:p>
          </table:table-cell>
          <table:table-cell office:value-type="float" office:value="-1184.741976" calcext:value-type="float">
            <text:p>-1184,74197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87.9972323" calcext:value-type="float">
            <text:p>-187,9972323</text:p>
          </table:table-cell>
          <table:table-cell office:value-type="float" office:value="184.5075249" calcext:value-type="float">
            <text:p>184,5075249</text:p>
          </table:table-cell>
          <table:table-cell office:value-type="float" office:value="-1215.810255" calcext:value-type="float">
            <text:p>-1215,810255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157.5242285" calcext:value-type="float">
            <text:p>-157,5242285</text:p>
          </table:table-cell>
          <table:table-cell office:value-type="float" office:value="162.8091165" calcext:value-type="float">
            <text:p>162,8091165</text:p>
          </table:table-cell>
          <table:table-cell office:value-type="float" office:value="-1297.080226" calcext:value-type="float">
            <text:p>-1297,08022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40.9328363" calcext:value-type="float">
            <text:p>-40,9328363</text:p>
          </table:table-cell>
          <table:table-cell office:value-type="float" office:value="167.6463645" calcext:value-type="float">
            <text:p>167,6463645</text:p>
          </table:table-cell>
          <table:table-cell office:value-type="float" office:value="-1337.347457" calcext:value-type="float">
            <text:p>-1337,3474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55.0505472" calcext:value-type="float">
            <text:p>55,0505472</text:p>
          </table:table-cell>
          <table:table-cell office:value-type="float" office:value="175.4909727" calcext:value-type="float">
            <text:p>175,4909727</text:p>
          </table:table-cell>
          <table:table-cell office:value-type="float" office:value="-1321.024796" calcext:value-type="float">
            <text:p>-1321,02479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86.7289601" calcext:value-type="float">
            <text:p>86,7289601</text:p>
          </table:table-cell>
          <table:table-cell office:value-type="float" office:value="172.1850418" calcext:value-type="float">
            <text:p>172,1850418</text:p>
          </table:table-cell>
          <table:table-cell office:value-type="float" office:value="-1285.357943" calcext:value-type="float">
            <text:p>-1285,35794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122.6434021" calcext:value-type="float">
            <text:p>122,6434021</text:p>
          </table:table-cell>
          <table:table-cell office:value-type="float" office:value="178.7071234" calcext:value-type="float">
            <text:p>178,7071234</text:p>
          </table:table-cell>
          <table:table-cell office:value-type="float" office:value="-1270.716206" calcext:value-type="float">
            <text:p>-1270,71620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225.3681089" calcext:value-type="float">
            <text:p>225,3681089</text:p>
          </table:table-cell>
          <table:table-cell office:value-type="float" office:value="192.2814606" calcext:value-type="float">
            <text:p>192,2814606</text:p>
          </table:table-cell>
          <table:table-cell office:value-type="float" office:value="-1216.240504" calcext:value-type="float">
            <text:p>-1216,24050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51.3834309" calcext:value-type="float">
            <text:p>251,3834309</text:p>
          </table:table-cell>
          <table:table-cell office:value-type="float" office:value="181.5479543" calcext:value-type="float">
            <text:p>181,5479543</text:p>
          </table:table-cell>
          <table:table-cell office:value-type="float" office:value="-1103.254294" calcext:value-type="float">
            <text:p>-1103,2542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43.1466149" calcext:value-type="float">
            <text:p>243,1466149</text:p>
          </table:table-cell>
          <table:table-cell office:value-type="float" office:value="210.813294" calcext:value-type="float">
            <text:p>210,813294</text:p>
          </table:table-cell>
          <table:table-cell office:value-type="float" office:value="-1052.722886" calcext:value-type="float">
            <text:p>-1052,72288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328.7323993" calcext:value-type="float">
            <text:p>328,7323993</text:p>
          </table:table-cell>
          <table:table-cell office:value-type="float" office:value="263.3788919" calcext:value-type="float">
            <text:p>263,3788919</text:p>
          </table:table-cell>
          <table:table-cell office:value-type="float" office:value="-963.5375629" calcext:value-type="float">
            <text:p>-963,537562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327.0849922" calcext:value-type="float">
            <text:p>327,0849922</text:p>
          </table:table-cell>
          <table:table-cell office:value-type="float" office:value="169.7965352" calcext:value-type="float">
            <text:p>169,7965352</text:p>
          </table:table-cell>
          <table:table-cell office:value-type="float" office:value="-817.6803615" calcext:value-type="float">
            <text:p>-817,680361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325.1166377" calcext:value-type="float">
            <text:p>325,1166377</text:p>
          </table:table-cell>
          <table:table-cell office:value-type="float" office:value="152.6963351" calcext:value-type="float">
            <text:p>152,6963351</text:p>
          </table:table-cell>
          <table:table-cell office:value-type="float" office:value="-766.4135085" calcext:value-type="float">
            <text:p>-766,413508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318.9799736" calcext:value-type="float">
            <text:p>318,9799736</text:p>
          </table:table-cell>
          <table:table-cell office:value-type="float" office:value="220.9309663" calcext:value-type="float">
            <text:p>220,9309663</text:p>
          </table:table-cell>
          <table:table-cell office:value-type="float" office:value="-616.5927311" calcext:value-type="float">
            <text:p>-616,59273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94.9474629" calcext:value-type="float">
            <text:p>194,9474629</text:p>
          </table:table-cell>
          <table:table-cell office:value-type="float" office:value="103.389386" calcext:value-type="float">
            <text:p>103,389386</text:p>
          </table:table-cell>
          <table:table-cell office:value-type="float" office:value="-522.3241762" calcext:value-type="float">
            <text:p>-522,324176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236.1348583" calcext:value-type="float">
            <text:p>236,1348583</text:p>
          </table:table-cell>
          <table:table-cell office:value-type="float" office:value="90.8224999" calcext:value-type="float">
            <text:p>90,8224999</text:p>
          </table:table-cell>
          <table:table-cell office:value-type="float" office:value="-553.0887703" calcext:value-type="float">
            <text:p>-553,088770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269.1202125" calcext:value-type="float">
            <text:p>269,1202125</text:p>
          </table:table-cell>
          <table:table-cell office:value-type="float" office:value="187.2601575" calcext:value-type="float">
            <text:p>187,2601575</text:p>
          </table:table-cell>
          <table:table-cell office:value-type="float" office:value="-409.9586998" calcext:value-type="float">
            <text:p>-409,958699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23.2377314" calcext:value-type="float">
            <text:p>123,2377314</text:p>
          </table:table-cell>
          <table:table-cell office:value-type="float" office:value="44.7348195" calcext:value-type="float">
            <text:p>44,7348195</text:p>
          </table:table-cell>
          <table:table-cell office:value-type="float" office:value="-330.2456462" calcext:value-type="float">
            <text:p>-330,245646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228.9092312" calcext:value-type="float">
            <text:p>228,9092312</text:p>
          </table:table-cell>
          <table:table-cell office:value-type="float" office:value="32.7585126" calcext:value-type="float">
            <text:p>32,7585126</text:p>
          </table:table-cell>
          <table:table-cell office:value-type="float" office:value="-409.8014636" calcext:value-type="float">
            <text:p>-409,80146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23" calcext:value-type="float">
            <text:p>-239,23</text:p>
          </table:table-cell>
          <table:table-cell office:value-type="float" office:value="0" calcext:value-type="float">
            <text:p>0</text:p>
          </table:table-cell>
          <table:table-cell office:value-type="float" office:value="83.7013157" calcext:value-type="float">
            <text:p>83,7013157</text:p>
          </table:table-cell>
          <table:table-cell office:value-type="float" office:value="-211.9893313" calcext:value-type="float">
            <text:p>-211,9893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0" calcext:value-type="float">
            <text:p>0</text:p>
          </table:table-cell>
          <table:table-cell office:value-type="float" office:value="63.4236761" calcext:value-type="float">
            <text:p>63,4236761</text:p>
          </table:table-cell>
          <table:table-cell office:value-type="float" office:value="-286.3049916" calcext:value-type="float">
            <text:p>-286,30499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-25.8560512" calcext:value-type="float">
            <text:p>-25,8560512</text:p>
          </table:table-cell>
          <table:table-cell office:value-type="float" office:value="54.6593596" calcext:value-type="float">
            <text:p>54,6593596</text:p>
          </table:table-cell>
          <table:table-cell office:value-type="float" office:value="-293.1785625" calcext:value-type="float">
            <text:p>-293,17856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50.8627248" calcext:value-type="float">
            <text:p>-50,8627248</text:p>
          </table:table-cell>
          <table:table-cell office:value-type="float" office:value="77.3421877" calcext:value-type="float">
            <text:p>77,3421877</text:p>
          </table:table-cell>
          <table:table-cell office:value-type="float" office:value="-306.0070661" calcext:value-type="float">
            <text:p>-306,00706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183.8937406" calcext:value-type="float">
            <text:p>-183,8937406</text:p>
          </table:table-cell>
          <table:table-cell office:value-type="float" office:value="62.3685251" calcext:value-type="float">
            <text:p>62,3685251</text:p>
          </table:table-cell>
          <table:table-cell office:value-type="float" office:value="-284.4404361" calcext:value-type="float">
            <text:p>-284,44043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249.2581836" calcext:value-type="float">
            <text:p>-249,2581836</text:p>
          </table:table-cell>
          <table:table-cell office:value-type="float" office:value="-3.1381012" calcext:value-type="float">
            <text:p>-3,1381012</text:p>
          </table:table-cell>
          <table:table-cell office:value-type="float" office:value="-423.4293444" calcext:value-type="float">
            <text:p>-423,42934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85.4339042" calcext:value-type="float">
            <text:p>-185,4339042</text:p>
          </table:table-cell>
          <table:table-cell office:value-type="float" office:value="114.0394353" calcext:value-type="float">
            <text:p>114,0394353</text:p>
          </table:table-cell>
          <table:table-cell office:value-type="float" office:value="-483.5155548" calcext:value-type="float">
            <text:p>-483,51555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302.9441158" calcext:value-type="float">
            <text:p>-302,9441158</text:p>
          </table:table-cell>
          <table:table-cell office:value-type="float" office:value="105.8879489" calcext:value-type="float">
            <text:p>105,8879489</text:p>
          </table:table-cell>
          <table:table-cell office:value-type="float" office:value="-471.5393374" calcext:value-type="float">
            <text:p>-471,53933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74.5426491" calcext:value-type="float">
            <text:p>-374,5426491</text:p>
          </table:table-cell>
          <table:table-cell office:value-type="float" office:value="33.132829" calcext:value-type="float">
            <text:p>33,132829</text:p>
          </table:table-cell>
          <table:table-cell office:value-type="float" office:value="-644.4948989" calcext:value-type="float">
            <text:p>-644,49489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15.2332428" calcext:value-type="float">
            <text:p>-315,2332428</text:p>
          </table:table-cell>
          <table:table-cell office:value-type="float" office:value="145.8678745" calcext:value-type="float">
            <text:p>145,8678745</text:p>
          </table:table-cell>
          <table:table-cell office:value-type="float" office:value="-759.5337239" calcext:value-type="float">
            <text:p>-759,533723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94.4299261" calcext:value-type="float">
            <text:p>-394,4299261</text:p>
          </table:table-cell>
          <table:table-cell office:value-type="float" office:value="187.5118026" calcext:value-type="float">
            <text:p>187,5118026</text:p>
          </table:table-cell>
          <table:table-cell office:value-type="float" office:value="-822.9090026" calcext:value-type="float">
            <text:p>-822,9090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364.648372" calcext:value-type="float">
            <text:p>-364,648372</text:p>
          </table:table-cell>
          <table:table-cell office:value-type="float" office:value="234.2211481" calcext:value-type="float">
            <text:p>234,2211481</text:p>
          </table:table-cell>
          <table:table-cell office:value-type="float" office:value="-1001.273773" calcext:value-type="float">
            <text:p>-1001,27377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10.5712648" calcext:value-type="float">
            <text:p>-210,5712648</text:p>
          </table:table-cell>
          <table:table-cell office:value-type="float" office:value="252.8166699" calcext:value-type="float">
            <text:p>252,8166699</text:p>
          </table:table-cell>
          <table:table-cell office:value-type="float" office:value="-1065.801442" calcext:value-type="float">
            <text:p>-1065,8014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01.2209135" calcext:value-type="float">
            <text:p>-201,2209135</text:p>
          </table:table-cell>
          <table:table-cell office:value-type="float" office:value="235.3597565" calcext:value-type="float">
            <text:p>235,3597565</text:p>
          </table:table-cell>
          <table:table-cell office:value-type="float" office:value="-1113.158246" calcext:value-type="float">
            <text:p>-1113,15824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166.9448145" calcext:value-type="float">
            <text:p>-166,9448145</text:p>
          </table:table-cell>
          <table:table-cell office:value-type="float" office:value="231.6701748" calcext:value-type="float">
            <text:p>231,6701748</text:p>
          </table:table-cell>
          <table:table-cell office:value-type="float" office:value="-1212.950674" calcext:value-type="float">
            <text:p>-1212,950674</text:p>
          </table:table-cell>
        </table:table-row>
        <table:table-row table:style-name="ro1">
          <table:table-cell table:number-columns-repeated="2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40.9874956" calcext:value-type="float">
            <text:p>-40,9874956</text:p>
          </table:table-cell>
          <table:table-cell office:value-type="float" office:value="240.4632734" calcext:value-type="float">
            <text:p>240,4632734</text:p>
          </table:table-cell>
          <table:table-cell office:value-type="float" office:value="-1255.9322" calcext:value-type="float">
            <text:p>-1255,93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49.9167066" calcext:value-type="float">
            <text:p>49,9167066</text:p>
          </table:table-cell>
          <table:table-cell office:value-type="float" office:value="241.9558523" calcext:value-type="float">
            <text:p>241,9558523</text:p>
          </table:table-cell>
          <table:table-cell office:value-type="float" office:value="-1242.929393" calcext:value-type="float">
            <text:p>-1242,92939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87.019329" calcext:value-type="float">
            <text:p>87,019329</text:p>
          </table:table-cell>
          <table:table-cell office:value-type="float" office:value="227.0983008" calcext:value-type="float">
            <text:p>227,0983008</text:p>
          </table:table-cell>
          <table:table-cell office:value-type="float" office:value="-1216.095408" calcext:value-type="float">
            <text:p>-1216,09540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140.2120415" calcext:value-type="float">
            <text:p>140,2120415</text:p>
          </table:table-cell>
          <table:table-cell office:value-type="float" office:value="248.1935835" calcext:value-type="float">
            <text:p>248,1935835</text:p>
          </table:table-cell>
          <table:table-cell office:value-type="float" office:value="-1196.599345" calcext:value-type="float">
            <text:p>-1196,59934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227.0197391" calcext:value-type="float">
            <text:p>227,0197391</text:p>
          </table:table-cell>
          <table:table-cell office:value-type="float" office:value="286.9775557" calcext:value-type="float">
            <text:p>286,9775557</text:p>
          </table:table-cell>
          <table:table-cell office:value-type="float" office:value="-1126.085331" calcext:value-type="float">
            <text:p>-1126,08533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259.2710328" calcext:value-type="float">
            <text:p>259,2710328</text:p>
          </table:table-cell>
          <table:table-cell office:value-type="float" office:value="243.4468411" calcext:value-type="float">
            <text:p>243,4468411</text:p>
          </table:table-cell>
          <table:table-cell office:value-type="float" office:value="-1023.933352" calcext:value-type="float">
            <text:p>-1023,9333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297.9486976" calcext:value-type="float">
            <text:p>297,9486976</text:p>
          </table:table-cell>
          <table:table-cell office:value-type="float" office:value="244.1169944" calcext:value-type="float">
            <text:p>244,1169944</text:p>
          </table:table-cell>
          <table:table-cell office:value-type="float" office:value="-958.6645552" calcext:value-type="float">
            <text:p>-958,664555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304.6366213" calcext:value-type="float">
            <text:p>304,6366213</text:p>
          </table:table-cell>
          <table:table-cell office:value-type="float" office:value="284.2827374" calcext:value-type="float">
            <text:p>284,2827374</text:p>
          </table:table-cell>
          <table:table-cell office:value-type="float" office:value="-823.3488852" calcext:value-type="float">
            <text:p>-823,348885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241.6172533" calcext:value-type="float">
            <text:p>241,6172533</text:p>
          </table:table-cell>
          <table:table-cell office:value-type="float" office:value="191.9432768" calcext:value-type="float">
            <text:p>191,9432768</text:p>
          </table:table-cell>
          <table:table-cell office:value-type="float" office:value="-733.3812253" calcext:value-type="float">
            <text:p>-733,381225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316.0893758" calcext:value-type="float">
            <text:p>316,0893758</text:p>
          </table:table-cell>
          <table:table-cell office:value-type="float" office:value="151.1931493" calcext:value-type="float">
            <text:p>151,1931493</text:p>
          </table:table-cell>
          <table:table-cell office:value-type="float" office:value="-702.6878366" calcext:value-type="float">
            <text:p>-702,687836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295.208769" calcext:value-type="float">
            <text:p>295,208769</text:p>
          </table:table-cell>
          <table:table-cell office:value-type="float" office:value="156.3437613" calcext:value-type="float">
            <text:p>156,3437613</text:p>
          </table:table-cell>
          <table:table-cell office:value-type="float" office:value="-532.7048069" calcext:value-type="float">
            <text:p>-532,704806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53.4499394" calcext:value-type="float">
            <text:p>153,4499394</text:p>
          </table:table-cell>
          <table:table-cell office:value-type="float" office:value="112.4442819" calcext:value-type="float">
            <text:p>112,4442819</text:p>
          </table:table-cell>
          <table:table-cell office:value-type="float" office:value="-477.5266113" calcext:value-type="float">
            <text:p>-477,52661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259.5287577" calcext:value-type="float">
            <text:p>259,5287577</text:p>
          </table:table-cell>
          <table:table-cell office:value-type="float" office:value="130.367145" calcext:value-type="float">
            <text:p>130,367145</text:p>
          </table:table-cell>
          <table:table-cell office:value-type="float" office:value="-506.3360148" calcext:value-type="float">
            <text:p>-506,336014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246.6109359" calcext:value-type="float">
            <text:p>246,6109359</text:p>
          </table:table-cell>
          <table:table-cell office:value-type="float" office:value="121.7638774" calcext:value-type="float">
            <text:p>121,7638774</text:p>
          </table:table-cell>
          <table:table-cell office:value-type="float" office:value="-340.3504623" calcext:value-type="float">
            <text:p>-340,350462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74.2660241" calcext:value-type="float">
            <text:p>74,2660241</text:p>
          </table:table-cell>
          <table:table-cell office:value-type="float" office:value="59.5086947" calcext:value-type="float">
            <text:p>59,5086947</text:p>
          </table:table-cell>
          <table:table-cell office:value-type="float" office:value="-328.5479349" calcext:value-type="float">
            <text:p>-328,547934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231.4646386" calcext:value-type="float">
            <text:p>231,4646386</text:p>
          </table:table-cell>
          <table:table-cell office:value-type="float" office:value="87.8974011" calcext:value-type="float">
            <text:p>87,8974011</text:p>
          </table:table-cell>
          <table:table-cell office:value-type="float" office:value="-387.6916025" calcext:value-type="float">
            <text:p>-387,69160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9.59" calcext:value-type="float">
            <text:p>-239,59</text:p>
          </table:table-cell>
          <table:table-cell office:value-type="float" office:value="0" calcext:value-type="float">
            <text:p>0</text:p>
          </table:table-cell>
          <table:table-cell office:value-type="float" office:value="45.4108322" calcext:value-type="float">
            <text:p>45,4108322</text:p>
          </table:table-cell>
          <table:table-cell office:value-type="float" office:value="-184.7824762" calcext:value-type="float">
            <text:p>-184,7824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3" calcext:value-type="float">
            <text:p>-238,3</text:p>
          </table:table-cell>
          <table:table-cell office:value-type="float" office:value="0" calcext:value-type="float">
            <text:p>0</text:p>
          </table:table-cell>
          <table:table-cell office:value-type="float" office:value="72.3783752" calcext:value-type="float">
            <text:p>72,3783752</text:p>
          </table:table-cell>
          <table:table-cell office:value-type="float" office:value="-268.6549766" calcext:value-type="float">
            <text:p>-268,65497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9.4364179" calcext:value-type="float">
            <text:p>-19,4364179</text:p>
          </table:table-cell>
          <table:table-cell office:value-type="float" office:value="71.4730396" calcext:value-type="float">
            <text:p>71,4730396</text:p>
          </table:table-cell>
          <table:table-cell office:value-type="float" office:value="-280.338203" calcext:value-type="float">
            <text:p>-280,3382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40.0810981" calcext:value-type="float">
            <text:p>-40,0810981</text:p>
          </table:table-cell>
          <table:table-cell office:value-type="float" office:value="88.6712247" calcext:value-type="float">
            <text:p>88,6712247</text:p>
          </table:table-cell>
          <table:table-cell office:value-type="float" office:value="-281.3318269" calcext:value-type="float">
            <text:p>-281,33182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92.2450041" calcext:value-type="float">
            <text:p>-192,2450041</text:p>
          </table:table-cell>
          <table:table-cell office:value-type="float" office:value="91.0486966" calcext:value-type="float">
            <text:p>91,0486966</text:p>
          </table:table-cell>
          <table:table-cell office:value-type="float" office:value="-269.9302691" calcext:value-type="float">
            <text:p>-269,93026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216.9561886" calcext:value-type="float">
            <text:p>-216,9561886</text:p>
          </table:table-cell>
          <table:table-cell office:value-type="float" office:value="111.0232687" calcext:value-type="float">
            <text:p>111,0232687</text:p>
          </table:table-cell>
          <table:table-cell office:value-type="float" office:value="-412.8068228" calcext:value-type="float">
            <text:p>-412,80682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148.1199162" calcext:value-type="float">
            <text:p>-148,1199162</text:p>
          </table:table-cell>
          <table:table-cell office:value-type="float" office:value="154.8663372" calcext:value-type="float">
            <text:p>154,8663372</text:p>
          </table:table-cell>
          <table:table-cell office:value-type="float" office:value="-419.0105979" calcext:value-type="float">
            <text:p>-419,01059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318.5929376" calcext:value-type="float">
            <text:p>-318,5929376</text:p>
          </table:table-cell>
          <table:table-cell office:value-type="float" office:value="135.6068641" calcext:value-type="float">
            <text:p>135,6068641</text:p>
          </table:table-cell>
          <table:table-cell office:value-type="float" office:value="-425.0976235" calcext:value-type="float">
            <text:p>-425,09762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357.3384291" calcext:value-type="float">
            <text:p>-357,3384291</text:p>
          </table:table-cell>
          <table:table-cell office:value-type="float" office:value="153.2372749" calcext:value-type="float">
            <text:p>153,2372749</text:p>
          </table:table-cell>
          <table:table-cell office:value-type="float" office:value="-612.9123138" calcext:value-type="float">
            <text:p>-612,91231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281.8375309" calcext:value-type="float">
            <text:p>-281,8375309</text:p>
          </table:table-cell>
          <table:table-cell office:value-type="float" office:value="172.5181186" calcext:value-type="float">
            <text:p>172,5181186</text:p>
          </table:table-cell>
          <table:table-cell office:value-type="float" office:value="-687.5107291" calcext:value-type="float">
            <text:p>-687,51072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356.6386837" calcext:value-type="float">
            <text:p>-356,6386837</text:p>
          </table:table-cell>
          <table:table-cell office:value-type="float" office:value="129.3314693" calcext:value-type="float">
            <text:p>129,3314693</text:p>
          </table:table-cell>
          <table:table-cell office:value-type="float" office:value="-756.8429107" calcext:value-type="float">
            <text:p>-756,84291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318.9352938" calcext:value-type="float">
            <text:p>-318,9352938</text:p>
          </table:table-cell>
          <table:table-cell office:value-type="float" office:value="235.0636702" calcext:value-type="float">
            <text:p>235,0636702</text:p>
          </table:table-cell>
          <table:table-cell office:value-type="float" office:value="-900.2586702" calcext:value-type="float">
            <text:p>-900,258670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13.4710268" calcext:value-type="float">
            <text:p>-213,4710268</text:p>
          </table:table-cell>
          <table:table-cell office:value-type="float" office:value="265.9306322" calcext:value-type="float">
            <text:p>265,9306322</text:p>
          </table:table-cell>
          <table:table-cell office:value-type="float" office:value="-947.5512378" calcext:value-type="float">
            <text:p>-947,55123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09.1437273" calcext:value-type="float">
            <text:p>-209,1437273</text:p>
          </table:table-cell>
          <table:table-cell office:value-type="float" office:value="226.3584661" calcext:value-type="float">
            <text:p>226,3584661</text:p>
          </table:table-cell>
          <table:table-cell office:value-type="float" office:value="-1013.881555" calcext:value-type="float">
            <text:p>-1013,8815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152.4207116" calcext:value-type="float">
            <text:p>-152,4207116</text:p>
          </table:table-cell>
          <table:table-cell office:value-type="float" office:value="261.690566" calcext:value-type="float">
            <text:p>261,690566</text:p>
          </table:table-cell>
          <table:table-cell office:value-type="float" office:value="-1114.081327" calcext:value-type="float">
            <text:p>-1114,08132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30.6471588" calcext:value-type="float">
            <text:p>-30,6471588</text:p>
          </table:table-cell>
          <table:table-cell office:value-type="float" office:value="293.3180757" calcext:value-type="float">
            <text:p>293,3180757</text:p>
          </table:table-cell>
          <table:table-cell office:value-type="float" office:value="-1151.45905" calcext:value-type="float">
            <text:p>-1151,45905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41.6855746" calcext:value-type="float">
            <text:p>41,6855746</text:p>
          </table:table-cell>
          <table:table-cell office:value-type="float" office:value="291.7445038" calcext:value-type="float">
            <text:p>291,7445038</text:p>
          </table:table-cell>
          <table:table-cell office:value-type="float" office:value="-1139.765357" calcext:value-type="float">
            <text:p>-1139,76535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92.9666913" calcext:value-type="float">
            <text:p>92,9666913</text:p>
          </table:table-cell>
          <table:table-cell office:value-type="float" office:value="273.4817511" calcext:value-type="float">
            <text:p>273,4817511</text:p>
          </table:table-cell>
          <table:table-cell office:value-type="float" office:value="-1121.122205" calcext:value-type="float">
            <text:p>-1121,1222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82.522657" calcext:value-type="float">
            <text:p>182,522657</text:p>
          </table:table-cell>
          <table:table-cell office:value-type="float" office:value="290.0229374" calcext:value-type="float">
            <text:p>290,0229374</text:p>
          </table:table-cell>
          <table:table-cell office:value-type="float" office:value="-1081.397671" calcext:value-type="float">
            <text:p>-1081,3976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20.6213665" calcext:value-type="float">
            <text:p>220,6213665</text:p>
          </table:table-cell>
          <table:table-cell office:value-type="float" office:value="320.0849347" calcext:value-type="float">
            <text:p>320,0849347</text:p>
          </table:table-cell>
          <table:table-cell office:value-type="float" office:value="-980.5235877" calcext:value-type="float">
            <text:p>-980,52358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08.5228696" calcext:value-type="float">
            <text:p>208,5228696</text:p>
          </table:table-cell>
          <table:table-cell office:value-type="float" office:value="268.2266625" calcext:value-type="float">
            <text:p>268,2266625</text:p>
          </table:table-cell>
          <table:table-cell office:value-type="float" office:value="-910.7038718" calcext:value-type="float">
            <text:p>-910,70387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83.9825113" calcext:value-type="float">
            <text:p>283,9825113</text:p>
          </table:table-cell>
          <table:table-cell office:value-type="float" office:value="237.6644002" calcext:value-type="float">
            <text:p>237,6644002</text:p>
          </table:table-cell>
          <table:table-cell office:value-type="float" office:value="-861.0770625" calcext:value-type="float">
            <text:p>-861,07706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276.5586817" calcext:value-type="float">
            <text:p>276,5586817</text:p>
          </table:table-cell>
          <table:table-cell office:value-type="float" office:value="231.7652387" calcext:value-type="float">
            <text:p>231,7652387</text:p>
          </table:table-cell>
          <table:table-cell office:value-type="float" office:value="-723.1952119" calcext:value-type="float">
            <text:p>-723,195211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93.9954041" calcext:value-type="float">
            <text:p>193,9954041</text:p>
          </table:table-cell>
          <table:table-cell office:value-type="float" office:value="198.5356282" calcext:value-type="float">
            <text:p>198,5356282</text:p>
          </table:table-cell>
          <table:table-cell office:value-type="float" office:value="-668.6323373" calcext:value-type="float">
            <text:p>-668,632337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289.5171222" calcext:value-type="float">
            <text:p>289,5171222</text:p>
          </table:table-cell>
          <table:table-cell office:value-type="float" office:value="190.0331968" calcext:value-type="float">
            <text:p>190,0331968</text:p>
          </table:table-cell>
          <table:table-cell office:value-type="float" office:value="-640.1246592" calcext:value-type="float">
            <text:p>-640,124659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280.2311061" calcext:value-type="float">
            <text:p>280,2311061</text:p>
          </table:table-cell>
          <table:table-cell office:value-type="float" office:value="147.4512014" calcext:value-type="float">
            <text:p>147,4512014</text:p>
          </table:table-cell>
          <table:table-cell office:value-type="float" office:value="-477.7622677" calcext:value-type="float">
            <text:p>-477,762267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68.9708466" calcext:value-type="float">
            <text:p>168,9708466</text:p>
          </table:table-cell>
          <table:table-cell office:value-type="float" office:value="148.8840174" calcext:value-type="float">
            <text:p>148,8840174</text:p>
          </table:table-cell>
          <table:table-cell office:value-type="float" office:value="-436.4915845" calcext:value-type="float">
            <text:p>-436,491584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245.4544538" calcext:value-type="float">
            <text:p>245,4544538</text:p>
          </table:table-cell>
          <table:table-cell office:value-type="float" office:value="226.0520914" calcext:value-type="float">
            <text:p>226,0520914</text:p>
          </table:table-cell>
          <table:table-cell office:value-type="float" office:value="-430.6838331" calcext:value-type="float">
            <text:p>-430,683833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98.2617622" calcext:value-type="float">
            <text:p>198,2617622</text:p>
          </table:table-cell>
          <table:table-cell office:value-type="float" office:value="106.7956581" calcext:value-type="float">
            <text:p>106,7956581</text:p>
          </table:table-cell>
          <table:table-cell office:value-type="float" office:value="-302.5945878" calcext:value-type="float">
            <text:p>-302,594587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89.3712551" calcext:value-type="float">
            <text:p>89,3712551</text:p>
          </table:table-cell>
          <table:table-cell office:value-type="float" office:value="82.1226289" calcext:value-type="float">
            <text:p>82,1226289</text:p>
          </table:table-cell>
          <table:table-cell office:value-type="float" office:value="-347.6002555" calcext:value-type="float">
            <text:p>-347,600255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214.8113687" calcext:value-type="float">
            <text:p>214,8113687</text:p>
          </table:table-cell>
          <table:table-cell office:value-type="float" office:value="188.8768005" calcext:value-type="float">
            <text:p>188,8768005</text:p>
          </table:table-cell>
          <table:table-cell office:value-type="float" office:value="-331.2286072" calcext:value-type="float">
            <text:p>-331,22860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9.68" calcext:value-type="float">
            <text:p>-239,68</text:p>
          </table:table-cell>
          <table:table-cell office:value-type="float" office:value="0" calcext:value-type="float">
            <text:p>0</text:p>
          </table:table-cell>
          <table:table-cell office:value-type="float" office:value="34.5201523" calcext:value-type="float">
            <text:p>34,5201523</text:p>
          </table:table-cell>
          <table:table-cell office:value-type="float" office:value="-170.798457" calcext:value-type="float">
            <text:p>-170,798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79.5354579" calcext:value-type="float">
            <text:p>79,5354579</text:p>
          </table:table-cell>
          <table:table-cell office:value-type="float" office:value="-256.6319081" calcext:value-type="float">
            <text:p>-256,63190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9.5632016" calcext:value-type="float">
            <text:p>-9,5632016</text:p>
          </table:table-cell>
          <table:table-cell office:value-type="float" office:value="90.184666" calcext:value-type="float">
            <text:p>90,184666</text:p>
          </table:table-cell>
          <table:table-cell office:value-type="float" office:value="-262.942588" calcext:value-type="float">
            <text:p>-262,9425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31.2870677" calcext:value-type="float">
            <text:p>-31,2870677</text:p>
          </table:table-cell>
          <table:table-cell office:value-type="float" office:value="94.3228714" calcext:value-type="float">
            <text:p>94,3228714</text:p>
          </table:table-cell>
          <table:table-cell office:value-type="float" office:value="-255.7985719" calcext:value-type="float">
            <text:p>-255,79857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161.5416967" calcext:value-type="float">
            <text:p>-161,5416967</text:p>
          </table:table-cell>
          <table:table-cell office:value-type="float" office:value="89.6484638" calcext:value-type="float">
            <text:p>89,6484638</text:p>
          </table:table-cell>
          <table:table-cell office:value-type="float" office:value="-253.5965402" calcext:value-type="float">
            <text:p>-253,59654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85.440543" calcext:value-type="float">
            <text:p>-185,440543</text:p>
          </table:table-cell>
          <table:table-cell office:value-type="float" office:value="150.6400185" calcext:value-type="float">
            <text:p>150,6400185</text:p>
          </table:table-cell>
          <table:table-cell office:value-type="float" office:value="-359.6855259" calcext:value-type="float">
            <text:p>-359,68552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60.8503088" calcext:value-type="float">
            <text:p>-160,8503088</text:p>
          </table:table-cell>
          <table:table-cell office:value-type="float" office:value="136.4840509" calcext:value-type="float">
            <text:p>136,4840509</text:p>
          </table:table-cell>
          <table:table-cell office:value-type="float" office:value="-323.1980572" calcext:value-type="float">
            <text:p>-323,19805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304.5731782" calcext:value-type="float">
            <text:p>-304,5731782</text:p>
          </table:table-cell>
          <table:table-cell office:value-type="float" office:value="56.8334024" calcext:value-type="float">
            <text:p>56,8334024</text:p>
          </table:table-cell>
          <table:table-cell office:value-type="float" office:value="-382.6668384" calcext:value-type="float">
            <text:p>-382,66683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337.6313946" calcext:value-type="float">
            <text:p>-337,6313946</text:p>
          </table:table-cell>
          <table:table-cell office:value-type="float" office:value="180.2904915" calcext:value-type="float">
            <text:p>180,2904915</text:p>
          </table:table-cell>
          <table:table-cell office:value-type="float" office:value="-540.5758667" calcext:value-type="float">
            <text:p>-540,57586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339.1390483" calcext:value-type="float">
            <text:p>-339,1390483</text:p>
          </table:table-cell>
          <table:table-cell office:value-type="float" office:value="207.6026628" calcext:value-type="float">
            <text:p>207,6026628</text:p>
          </table:table-cell>
          <table:table-cell office:value-type="float" office:value="-605.2547883" calcext:value-type="float">
            <text:p>-605,254788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331.8843745" calcext:value-type="float">
            <text:p>-331,8843745</text:p>
          </table:table-cell>
          <table:table-cell office:value-type="float" office:value="170.1779975" calcext:value-type="float">
            <text:p>170,1779975</text:p>
          </table:table-cell>
          <table:table-cell office:value-type="float" office:value="-750.1083454" calcext:value-type="float">
            <text:p>-750,10834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28.0492091" calcext:value-type="float">
            <text:p>-228,0492091</text:p>
          </table:table-cell>
          <table:table-cell office:value-type="float" office:value="274.1959082" calcext:value-type="float">
            <text:p>274,1959082</text:p>
          </table:table-cell>
          <table:table-cell office:value-type="float" office:value="-841.8461316" calcext:value-type="float">
            <text:p>-841,84613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19.2764689" calcext:value-type="float">
            <text:p>-219,2764689</text:p>
          </table:table-cell>
          <table:table-cell office:value-type="float" office:value="304.3000731" calcext:value-type="float">
            <text:p>304,3000731</text:p>
          </table:table-cell>
          <table:table-cell office:value-type="float" office:value="-874.3287502" calcext:value-type="float">
            <text:p>-874,328750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205.4609797" calcext:value-type="float">
            <text:p>-205,4609797</text:p>
          </table:table-cell>
          <table:table-cell office:value-type="float" office:value="272.2081864" calcext:value-type="float">
            <text:p>272,2081864</text:p>
          </table:table-cell>
          <table:table-cell office:value-type="float" office:value="-968.8378872" calcext:value-type="float">
            <text:p>-968,837887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99.9852048" calcext:value-type="float">
            <text:p>-99,9852048</text:p>
          </table:table-cell>
          <table:table-cell office:value-type="float" office:value="314.563533" calcext:value-type="float">
            <text:p>314,563533</text:p>
          </table:table-cell>
          <table:table-cell office:value-type="float" office:value="-1035.414252" calcext:value-type="float">
            <text:p>-1035,41425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10.9335578" calcext:value-type="float">
            <text:p>-10,9335578</text:p>
          </table:table-cell>
          <table:table-cell office:value-type="float" office:value="341.9051249" calcext:value-type="float">
            <text:p>341,9051249</text:p>
          </table:table-cell>
          <table:table-cell office:value-type="float" office:value="-1041.586498" calcext:value-type="float">
            <text:p>-1041,5864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30.080382" calcext:value-type="float">
            <text:p>30,080382</text:p>
          </table:table-cell>
          <table:table-cell office:value-type="float" office:value="331.6600721" calcext:value-type="float">
            <text:p>331,6600721</text:p>
          </table:table-cell>
          <table:table-cell office:value-type="float" office:value="-1028.165501" calcext:value-type="float">
            <text:p>-1028,165501</text:p>
          </table:table-cell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85.2977626" calcext:value-type="float">
            <text:p>85,2977626</text:p>
          </table:table-cell>
          <table:table-cell office:value-type="float" office:value="315.9689672" calcext:value-type="float">
            <text:p>315,9689672</text:p>
          </table:table-cell>
          <table:table-cell office:value-type="float" office:value="-1017.160907" calcext:value-type="float">
            <text:p>-1017,16090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186.8152251" calcext:value-type="float">
            <text:p>186,8152251</text:p>
          </table:table-cell>
          <table:table-cell office:value-type="float" office:value="310.3582988" calcext:value-type="float">
            <text:p>310,3582988</text:p>
          </table:table-cell>
          <table:table-cell office:value-type="float" office:value="-975.7172671" calcext:value-type="float">
            <text:p>-975,71726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205.2234642" calcext:value-type="float">
            <text:p>205,2234642</text:p>
          </table:table-cell>
          <table:table-cell office:value-type="float" office:value="302.6398544" calcext:value-type="float">
            <text:p>302,6398544</text:p>
          </table:table-cell>
          <table:table-cell office:value-type="float" office:value="-873.9574177" calcext:value-type="float">
            <text:p>-873,95741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76.8504983" calcext:value-type="float">
            <text:p>176,8504983</text:p>
          </table:table-cell>
          <table:table-cell office:value-type="float" office:value="281.3088078" calcext:value-type="float">
            <text:p>281,3088078</text:p>
          </table:table-cell>
          <table:table-cell office:value-type="float" office:value="-824.8328984" calcext:value-type="float">
            <text:p>-824,83289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261.4872738" calcext:value-type="float">
            <text:p>261,4872738</text:p>
          </table:table-cell>
          <table:table-cell office:value-type="float" office:value="269.4247981" calcext:value-type="float">
            <text:p>269,4247981</text:p>
          </table:table-cell>
          <table:table-cell office:value-type="float" office:value="-782.2564843" calcext:value-type="float">
            <text:p>-782,256484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265.5078494" calcext:value-type="float">
            <text:p>265,5078494</text:p>
          </table:table-cell>
          <table:table-cell office:value-type="float" office:value="240.1427905" calcext:value-type="float">
            <text:p>240,1427905</text:p>
          </table:table-cell>
          <table:table-cell office:value-type="float" office:value="-660.4689129" calcext:value-type="float">
            <text:p>-660,468912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99.8852114" calcext:value-type="float">
            <text:p>199,8852114</text:p>
          </table:table-cell>
          <table:table-cell office:value-type="float" office:value="252.0155746" calcext:value-type="float">
            <text:p>252,0155746</text:p>
          </table:table-cell>
          <table:table-cell office:value-type="float" office:value="-624.686124" calcext:value-type="float">
            <text:p>-624,68612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265.004949" calcext:value-type="float">
            <text:p>265,004949</text:p>
          </table:table-cell>
          <table:table-cell office:value-type="float" office:value="300.7130249" calcext:value-type="float">
            <text:p>300,7130249</text:p>
          </table:table-cell>
          <table:table-cell office:value-type="float" office:value="-564.7453696" calcext:value-type="float">
            <text:p>-564,745369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254.0595897" calcext:value-type="float">
            <text:p>254,0595897</text:p>
          </table:table-cell>
          <table:table-cell office:value-type="float" office:value="192.7861593" calcext:value-type="float">
            <text:p>192,7861593</text:p>
          </table:table-cell>
          <table:table-cell office:value-type="float" office:value="-432.6337692" calcext:value-type="float">
            <text:p>-432,633769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232.0508293" calcext:value-type="float">
            <text:p>232,0508293</text:p>
          </table:table-cell>
          <table:table-cell office:value-type="float" office:value="169.3187303" calcext:value-type="float">
            <text:p>169,3187303</text:p>
          </table:table-cell>
          <table:table-cell office:value-type="float" office:value="-410.0134339" calcext:value-type="float">
            <text:p>-410,013433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217.4403984" calcext:value-type="float">
            <text:p>217,4403984</text:p>
          </table:table-cell>
          <table:table-cell office:value-type="float" office:value="234.5760704" calcext:value-type="float">
            <text:p>234,5760704</text:p>
          </table:table-cell>
          <table:table-cell office:value-type="float" office:value="-309.4588656" calcext:value-type="float">
            <text:p>-309,458865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02.6814734" calcext:value-type="float">
            <text:p>102,6814734</text:p>
          </table:table-cell>
          <table:table-cell office:value-type="float" office:value="116.8507571" calcext:value-type="float">
            <text:p>116,8507571</text:p>
          </table:table-cell>
          <table:table-cell office:value-type="float" office:value="-256.2290799" calcext:value-type="float">
            <text:p>-256,229079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56.3471665" calcext:value-type="float">
            <text:p>156,3471665</text:p>
          </table:table-cell>
          <table:table-cell office:value-type="float" office:value="101.2419658" calcext:value-type="float">
            <text:p>101,2419658</text:p>
          </table:table-cell>
          <table:table-cell office:value-type="float" office:value="-317.3734944" calcext:value-type="float">
            <text:p>-317,373494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183.8621621" calcext:value-type="float">
            <text:p>183,8621621</text:p>
          </table:table-cell>
          <table:table-cell office:value-type="float" office:value="193.4199445" calcext:value-type="float">
            <text:p>193,4199445</text:p>
          </table:table-cell>
          <table:table-cell office:value-type="float" office:value="-202.7608368" calcext:value-type="float">
            <text:p>-202,76083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45.6325566" calcext:value-type="float">
            <text:p>45,6325566</text:p>
          </table:table-cell>
          <table:table-cell office:value-type="float" office:value="-149.2821663" calcext:value-type="float">
            <text:p>-149,2821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" calcext:value-type="float">
            <text:p>0</text:p>
          </table:table-cell>
          <table:table-cell office:value-type="float" office:value="95.4977161" calcext:value-type="float">
            <text:p>95,4977161</text:p>
          </table:table-cell>
          <table:table-cell office:value-type="float" office:value="-227.4636782" calcext:value-type="float">
            <text:p>-227,46367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4.6490044" calcext:value-type="float">
            <text:p>-4,6490044</text:p>
          </table:table-cell>
          <table:table-cell office:value-type="float" office:value="103.2728997" calcext:value-type="float">
            <text:p>103,2728997</text:p>
          </table:table-cell>
          <table:table-cell office:value-type="float" office:value="-227.0201843" calcext:value-type="float">
            <text:p>-227,02018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40.6173002" calcext:value-type="float">
            <text:p>-40,6173002</text:p>
          </table:table-cell>
          <table:table-cell office:value-type="float" office:value="94.8749151" calcext:value-type="float">
            <text:p>94,8749151</text:p>
          </table:table-cell>
          <table:table-cell office:value-type="float" office:value="-208.2622838" calcext:value-type="float">
            <text:p>-208,26228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135.9278569" calcext:value-type="float">
            <text:p>-135,9278569</text:p>
          </table:table-cell>
          <table:table-cell office:value-type="float" office:value="39.0152808" calcext:value-type="float">
            <text:p>39,0152808</text:p>
          </table:table-cell>
          <table:table-cell office:value-type="float" office:value="-234.5318046" calcext:value-type="float">
            <text:p>-234,53180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70.1206015" calcext:value-type="float">
            <text:p>-170,1206015</text:p>
          </table:table-cell>
          <table:table-cell office:value-type="float" office:value="137.0510461" calcext:value-type="float">
            <text:p>137,0510461</text:p>
          </table:table-cell>
          <table:table-cell office:value-type="float" office:value="-308.3506159" calcext:value-type="float">
            <text:p>-308,3506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241.9265323" calcext:value-type="float">
            <text:p>-241,9265323</text:p>
          </table:table-cell>
          <table:table-cell office:value-type="float" office:value="133.6342278" calcext:value-type="float">
            <text:p>133,6342278</text:p>
          </table:table-cell>
          <table:table-cell office:value-type="float" office:value="-286.8093165" calcext:value-type="float">
            <text:p>-286,80931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74.786497" calcext:value-type="float">
            <text:p>-274,786497</text:p>
          </table:table-cell>
          <table:table-cell office:value-type="float" office:value="76.5883875" calcext:value-type="float">
            <text:p>76,5883875</text:p>
          </table:table-cell>
          <table:table-cell office:value-type="float" office:value="-424.3464943" calcext:value-type="float">
            <text:p>-424,34649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06.5691687" calcext:value-type="float">
            <text:p>-206,5691687</text:p>
          </table:table-cell>
          <table:table-cell office:value-type="float" office:value="203.6628399" calcext:value-type="float">
            <text:p>203,6628399</text:p>
          </table:table-cell>
          <table:table-cell office:value-type="float" office:value="-492.812717" calcext:value-type="float">
            <text:p>-492,8127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91.950025" calcext:value-type="float">
            <text:p>-291,950025</text:p>
          </table:table-cell>
          <table:table-cell office:value-type="float" office:value="265.8991019" calcext:value-type="float">
            <text:p>265,8991019</text:p>
          </table:table-cell>
          <table:table-cell office:value-type="float" office:value="-515.3764169" calcext:value-type="float">
            <text:p>-515,37641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290.0454383" calcext:value-type="float">
            <text:p>-290,0454383</text:p>
          </table:table-cell>
          <table:table-cell office:value-type="float" office:value="300.7704001" calcext:value-type="float">
            <text:p>300,7704001</text:p>
          </table:table-cell>
          <table:table-cell office:value-type="float" office:value="-665.2043989" calcext:value-type="float">
            <text:p>-665,20439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84.8132182" calcext:value-type="float">
            <text:p>-184,8132182</text:p>
          </table:table-cell>
          <table:table-cell office:value-type="float" office:value="345.7560714" calcext:value-type="float">
            <text:p>345,7560714</text:p>
          </table:table-cell>
          <table:table-cell office:value-type="float" office:value="-732.1166877" calcext:value-type="float">
            <text:p>-732,116687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215.4587486" calcext:value-type="float">
            <text:p>-215,4587486</text:p>
          </table:table-cell>
          <table:table-cell office:value-type="float" office:value="358.6527811" calcext:value-type="float">
            <text:p>358,6527811</text:p>
          </table:table-cell>
          <table:table-cell office:value-type="float" office:value="-760.2637856" calcext:value-type="float">
            <text:p>-760,263785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98.8802674" calcext:value-type="float">
            <text:p>-198,8802674</text:p>
          </table:table-cell>
          <table:table-cell office:value-type="float" office:value="372.7626595" calcext:value-type="float">
            <text:p>372,7626595</text:p>
          </table:table-cell>
          <table:table-cell office:value-type="float" office:value="-862.1064577" calcext:value-type="float">
            <text:p>-862,106457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82.7237731" calcext:value-type="float">
            <text:p>-82,7237731</text:p>
          </table:table-cell>
          <table:table-cell office:value-type="float" office:value="396.8410692" calcext:value-type="float">
            <text:p>396,8410692</text:p>
          </table:table-cell>
          <table:table-cell office:value-type="float" office:value="-914.4153683" calcext:value-type="float">
            <text:p>-914,415368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3.5506197" calcext:value-type="float">
            <text:p>-13,5506197</text:p>
          </table:table-cell>
          <table:table-cell office:value-type="float" office:value="399.0136028" calcext:value-type="float">
            <text:p>399,0136028</text:p>
          </table:table-cell>
          <table:table-cell office:value-type="float" office:value="-911.7506941" calcext:value-type="float">
            <text:p>-911,75069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5.749417" calcext:value-type="float">
            <text:p>15,749417</text:p>
          </table:table-cell>
          <table:table-cell office:value-type="float" office:value="383.3314231" calcext:value-type="float">
            <text:p>383,3314231</text:p>
          </table:table-cell>
          <table:table-cell office:value-type="float" office:value="-904.4443361" calcext:value-type="float">
            <text:p>-904,444336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71.664918" calcext:value-type="float">
            <text:p>71,664918</text:p>
          </table:table-cell>
          <table:table-cell office:value-type="float" office:value="373.1851744" calcext:value-type="float">
            <text:p>373,1851744</text:p>
          </table:table-cell>
          <table:table-cell office:value-type="float" office:value="-900.0820554" calcext:value-type="float">
            <text:p>-900,0820554</text:p>
          </table:table-cell>
        </table:table-row>
        <table:table-row table:style-name="ro1">
          <table:table-cell table:number-columns-repeated="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69.1935442" calcext:value-type="float">
            <text:p>169,1935442</text:p>
          </table:table-cell>
          <table:table-cell office:value-type="float" office:value="360.6181243" calcext:value-type="float">
            <text:p>360,6181243</text:p>
          </table:table-cell>
          <table:table-cell office:value-type="float" office:value="-864.610511" calcext:value-type="float">
            <text:p>-864,6105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91.5718754" calcext:value-type="float">
            <text:p>191,5718754</text:p>
          </table:table-cell>
          <table:table-cell office:value-type="float" office:value="334.8881294" calcext:value-type="float">
            <text:p>334,8881294</text:p>
          </table:table-cell>
          <table:table-cell office:value-type="float" office:value="-781.2267181" calcext:value-type="float">
            <text:p>-781,22671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75.3078132" calcext:value-type="float">
            <text:p>175,3078132</text:p>
          </table:table-cell>
          <table:table-cell office:value-type="float" office:value="347.77715" calcext:value-type="float">
            <text:p>347,77715</text:p>
          </table:table-cell>
          <table:table-cell office:value-type="float" office:value="-744.6419687" calcext:value-type="float">
            <text:p>-744,64196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242.816494" calcext:value-type="float">
            <text:p>242,816494</text:p>
          </table:table-cell>
          <table:table-cell office:value-type="float" office:value="376.0844021" calcext:value-type="float">
            <text:p>376,0844021</text:p>
          </table:table-cell>
          <table:table-cell office:value-type="float" office:value="-682.5185873" calcext:value-type="float">
            <text:p>-682,518587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259.1494582" calcext:value-type="float">
            <text:p>259,1494582</text:p>
          </table:table-cell>
          <table:table-cell office:value-type="float" office:value="290.9604594" calcext:value-type="float">
            <text:p>290,9604594</text:p>
          </table:table-cell>
          <table:table-cell office:value-type="float" office:value="-570.7840748" calcext:value-type="float">
            <text:p>-570,784074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254.5656385" calcext:value-type="float">
            <text:p>254,5656385</text:p>
          </table:table-cell>
          <table:table-cell office:value-type="float" office:value="267.1302512" calcext:value-type="float">
            <text:p>267,1302512</text:p>
          </table:table-cell>
          <table:table-cell office:value-type="float" office:value="-521.7795505" calcext:value-type="float">
            <text:p>-521,779550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230.2877069" calcext:value-type="float">
            <text:p>230,2877069</text:p>
          </table:table-cell>
          <table:table-cell office:value-type="float" office:value="301.24043" calcext:value-type="float">
            <text:p>301,24043</text:p>
          </table:table-cell>
          <table:table-cell office:value-type="float" office:value="-410.655056" calcext:value-type="float">
            <text:p>-410,65505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48.8368116" calcext:value-type="float">
            <text:p>148,8368116</text:p>
          </table:table-cell>
          <table:table-cell office:value-type="float" office:value="198.4812156" calcext:value-type="float">
            <text:p>198,4812156</text:p>
          </table:table-cell>
          <table:table-cell office:value-type="float" office:value="-351.8879655" calcext:value-type="float">
            <text:p>-351,88796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210.7607577" calcext:value-type="float">
            <text:p>210,7607577</text:p>
          </table:table-cell>
          <table:table-cell office:value-type="float" office:value="155.7480112" calcext:value-type="float">
            <text:p>155,7480112</text:p>
          </table:table-cell>
          <table:table-cell office:value-type="float" office:value="-362.5760504" calcext:value-type="float">
            <text:p>-362,57605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92.9864807" calcext:value-type="float">
            <text:p>192,9864807</text:p>
          </table:table-cell>
          <table:table-cell office:value-type="float" office:value="150.4954952" calcext:value-type="float">
            <text:p>150,4954952</text:p>
          </table:table-cell>
          <table:table-cell office:value-type="float" office:value="-238.6515645" calcext:value-type="float">
            <text:p>-238,651564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64.9276576" calcext:value-type="float">
            <text:p>64,9276576</text:p>
          </table:table-cell>
          <table:table-cell office:value-type="float" office:value="110.6118329" calcext:value-type="float">
            <text:p>110,6118329</text:p>
          </table:table-cell>
          <table:table-cell office:value-type="float" office:value="-212.8706882" calcext:value-type="float">
            <text:p>-212,870688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65.9404424" calcext:value-type="float">
            <text:p>165,9404424</text:p>
          </table:table-cell>
          <table:table-cell office:value-type="float" office:value="102.340286" calcext:value-type="float">
            <text:p>102,340286</text:p>
          </table:table-cell>
          <table:table-cell office:value-type="float" office:value="-274.2512951" calcext:value-type="float">
            <text:p>-274,251295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159.2019595" calcext:value-type="float">
            <text:p>159,2019595</text:p>
          </table:table-cell>
          <table:table-cell office:value-type="float" office:value="95.5888061" calcext:value-type="float">
            <text:p>95,5888061</text:p>
          </table:table-cell>
          <table:table-cell office:value-type="float" office:value="-141.2221147" calcext:value-type="float">
            <text:p>-141,22211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50.1845802" calcext:value-type="float">
            <text:p>50,1845802</text:p>
          </table:table-cell>
          <table:table-cell office:value-type="float" office:value="-127.9587968" calcext:value-type="float">
            <text:p>-127,9587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1" calcext:value-type="float">
            <text:p>-239,61</text:p>
          </table:table-cell>
          <table:table-cell office:value-type="float" office:value="0" calcext:value-type="float">
            <text:p>0</text:p>
          </table:table-cell>
          <table:table-cell office:value-type="float" office:value="102.2179149" calcext:value-type="float">
            <text:p>102,2179149</text:p>
          </table:table-cell>
          <table:table-cell office:value-type="float" office:value="-197.8240054" calcext:value-type="float">
            <text:p>-197,82400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10.1860026" calcext:value-type="float">
            <text:p>-10,1860026</text:p>
          </table:table-cell>
          <table:table-cell office:value-type="float" office:value="103.1595956" calcext:value-type="float">
            <text:p>103,1595956</text:p>
          </table:table-cell>
          <table:table-cell office:value-type="float" office:value="-195.2100122" calcext:value-type="float">
            <text:p>-195,21001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95.5446866" calcext:value-type="float">
            <text:p>-95,5446866</text:p>
          </table:table-cell>
          <table:table-cell office:value-type="float" office:value="96.6288431" calcext:value-type="float">
            <text:p>96,6288431</text:p>
          </table:table-cell>
          <table:table-cell office:value-type="float" office:value="-182.4141714" calcext:value-type="float">
            <text:p>-182,41417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119.3655656" calcext:value-type="float">
            <text:p>-119,3655656</text:p>
          </table:table-cell>
          <table:table-cell office:value-type="float" office:value="59.162587" calcext:value-type="float">
            <text:p>59,162587</text:p>
          </table:table-cell>
          <table:table-cell office:value-type="float" office:value="-261.7737897" calcext:value-type="float">
            <text:p>-261,77378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90.821596" calcext:value-type="float">
            <text:p>-90,821596</text:p>
          </table:table-cell>
          <table:table-cell office:value-type="float" office:value="139.8186847" calcext:value-type="float">
            <text:p>139,8186847</text:p>
          </table:table-cell>
          <table:table-cell office:value-type="float" office:value="-274.4958164" calcext:value-type="float">
            <text:p>-274,4958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221.3129674" calcext:value-type="float">
            <text:p>-221,3129674</text:p>
          </table:table-cell>
          <table:table-cell office:value-type="float" office:value="167.3278301" calcext:value-type="float">
            <text:p>167,3278301</text:p>
          </table:table-cell>
          <table:table-cell office:value-type="float" office:value="-245.0208662" calcext:value-type="float">
            <text:p>-245,02086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234.5445661" calcext:value-type="float">
            <text:p>-234,5445661</text:p>
          </table:table-cell>
          <table:table-cell office:value-type="float" office:value="200.8013158" calcext:value-type="float">
            <text:p>200,8013158</text:p>
          </table:table-cell>
          <table:table-cell office:value-type="float" office:value="-381.6456423" calcext:value-type="float">
            <text:p>-381,64564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48.3206801" calcext:value-type="float">
            <text:p>-148,3206801</text:p>
          </table:table-cell>
          <table:table-cell office:value-type="float" office:value="246.5189781" calcext:value-type="float">
            <text:p>246,5189781</text:p>
          </table:table-cell>
          <table:table-cell office:value-type="float" office:value="-417.9231114" calcext:value-type="float">
            <text:p>-417,92311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242.0314881" calcext:value-type="float">
            <text:p>-242,0314881</text:p>
          </table:table-cell>
          <table:table-cell office:value-type="float" office:value="277.9544705" calcext:value-type="float">
            <text:p>277,9544705</text:p>
          </table:table-cell>
          <table:table-cell office:value-type="float" office:value="-422.491998" calcext:value-type="float">
            <text:p>-422,4919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252.027405" calcext:value-type="float">
            <text:p>-252,027405</text:p>
          </table:table-cell>
          <table:table-cell office:value-type="float" office:value="330.9366297" calcext:value-type="float">
            <text:p>330,9366297</text:p>
          </table:table-cell>
          <table:table-cell office:value-type="float" office:value="-549.7393565" calcext:value-type="float">
            <text:p>-549,73935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70.1668281" calcext:value-type="float">
            <text:p>-170,1668281</text:p>
          </table:table-cell>
          <table:table-cell office:value-type="float" office:value="328.9326811" calcext:value-type="float">
            <text:p>328,9326811</text:p>
          </table:table-cell>
          <table:table-cell office:value-type="float" office:value="-608.5593556" calcext:value-type="float">
            <text:p>-608,559355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92.2698807" calcext:value-type="float">
            <text:p>-192,2698807</text:p>
          </table:table-cell>
          <table:table-cell office:value-type="float" office:value="302.4795646" calcext:value-type="float">
            <text:p>302,4795646</text:p>
          </table:table-cell>
          <table:table-cell office:value-type="float" office:value="-638.0020693" calcext:value-type="float">
            <text:p>-638,00206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67.2726916" calcext:value-type="float">
            <text:p>-167,2726916</text:p>
          </table:table-cell>
          <table:table-cell office:value-type="float" office:value="374.2229819" calcext:value-type="float">
            <text:p>374,2229819</text:p>
          </table:table-cell>
          <table:table-cell office:value-type="float" office:value="-721.2374891" calcext:value-type="float">
            <text:p>-721,23748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73.7342616" calcext:value-type="float">
            <text:p>-73,7342616</text:p>
          </table:table-cell>
          <table:table-cell office:value-type="float" office:value="416.9754307" calcext:value-type="float">
            <text:p>416,9754307</text:p>
          </table:table-cell>
          <table:table-cell office:value-type="float" office:value="-761.0412748" calcext:value-type="float">
            <text:p>-761,041274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24.443204" calcext:value-type="float">
            <text:p>-24,443204</text:p>
          </table:table-cell>
          <table:table-cell office:value-type="float" office:value="411.6125458" calcext:value-type="float">
            <text:p>411,6125458</text:p>
          </table:table-cell>
          <table:table-cell office:value-type="float" office:value="-762.9553768" calcext:value-type="float">
            <text:p>-762,955376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4.2519536" calcext:value-type="float">
            <text:p>4,2519536</text:p>
          </table:table-cell>
          <table:table-cell office:value-type="float" office:value="406.2577012" calcext:value-type="float">
            <text:p>406,2577012</text:p>
          </table:table-cell>
          <table:table-cell office:value-type="float" office:value="-768.1059236" calcext:value-type="float">
            <text:p>-768,105923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62.5844638" calcext:value-type="float">
            <text:p>62,5844638</text:p>
          </table:table-cell>
          <table:table-cell office:value-type="float" office:value="419.7251945" calcext:value-type="float">
            <text:p>419,7251945</text:p>
          </table:table-cell>
          <table:table-cell office:value-type="float" office:value="-769.767489" calcext:value-type="float">
            <text:p>-769,76748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148.5181801" calcext:value-type="float">
            <text:p>148,5181801</text:p>
          </table:table-cell>
          <table:table-cell office:value-type="float" office:value="422.6262882" calcext:value-type="float">
            <text:p>422,6262882</text:p>
          </table:table-cell>
          <table:table-cell office:value-type="float" office:value="-731.8930512" calcext:value-type="float">
            <text:p>-731,8930512</text:p>
          </table:table-cell>
        </table:table-row>
        <table:table-row table:style-name="ro1"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192.3824899" calcext:value-type="float">
            <text:p>192,3824899</text:p>
          </table:table-cell>
          <table:table-cell office:value-type="float" office:value="358.664118" calcext:value-type="float">
            <text:p>358,664118</text:p>
          </table:table-cell>
          <table:table-cell office:value-type="float" office:value="-658.4463894" calcext:value-type="float">
            <text:p>-658,446389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218.046771" calcext:value-type="float">
            <text:p>218,046771</text:p>
          </table:table-cell>
          <table:table-cell office:value-type="float" office:value="340.0251457" calcext:value-type="float">
            <text:p>340,0251457</text:p>
          </table:table-cell>
          <table:table-cell office:value-type="float" office:value="-604.0928142" calcext:value-type="float">
            <text:p>-604,09281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204.6705832" calcext:value-type="float">
            <text:p>204,6705832</text:p>
          </table:table-cell>
          <table:table-cell office:value-type="float" office:value="350.024034" calcext:value-type="float">
            <text:p>350,024034</text:p>
          </table:table-cell>
          <table:table-cell office:value-type="float" office:value="-507.3015651" calcext:value-type="float">
            <text:p>-507,301565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56.5536985" calcext:value-type="float">
            <text:p>156,5536985</text:p>
          </table:table-cell>
          <table:table-cell office:value-type="float" office:value="262.3362923" calcext:value-type="float">
            <text:p>262,3362923</text:p>
          </table:table-cell>
          <table:table-cell office:value-type="float" office:value="-454.2428037" calcext:value-type="float">
            <text:p>-454,242803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210.165182" calcext:value-type="float">
            <text:p>210,165182</text:p>
          </table:table-cell>
          <table:table-cell office:value-type="float" office:value="208.1868064" calcext:value-type="float">
            <text:p>208,1868064</text:p>
          </table:table-cell>
          <table:table-cell office:value-type="float" office:value="-435.8943927" calcext:value-type="float">
            <text:p>-435,894392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96.3559134" calcext:value-type="float">
            <text:p>196,3559134</text:p>
          </table:table-cell>
          <table:table-cell office:value-type="float" office:value="182.0771751" calcext:value-type="float">
            <text:p>182,0771751</text:p>
          </table:table-cell>
          <table:table-cell office:value-type="float" office:value="-327.5193937" calcext:value-type="float">
            <text:p>-327,519393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08.5671709" calcext:value-type="float">
            <text:p>108,5671709</text:p>
          </table:table-cell>
          <table:table-cell office:value-type="float" office:value="147.6539031" calcext:value-type="float">
            <text:p>147,6539031</text:p>
          </table:table-cell>
          <table:table-cell office:value-type="float" office:value="-293.0172359" calcext:value-type="float">
            <text:p>-293,01723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84.065109" calcext:value-type="float">
            <text:p>184,065109</text:p>
          </table:table-cell>
          <table:table-cell office:value-type="float" office:value="133.7254965" calcext:value-type="float">
            <text:p>133,7254965</text:p>
          </table:table-cell>
          <table:table-cell office:value-type="float" office:value="-311.4301739" calcext:value-type="float">
            <text:p>-311,430173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72.3042201" calcext:value-type="float">
            <text:p>172,3042201</text:p>
          </table:table-cell>
          <table:table-cell office:value-type="float" office:value="98.5814532" calcext:value-type="float">
            <text:p>98,5814532</text:p>
          </table:table-cell>
          <table:table-cell office:value-type="float" office:value="-197.3304263" calcext:value-type="float">
            <text:p>-197,330426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54.5262642" calcext:value-type="float">
            <text:p>54,5262642</text:p>
          </table:table-cell>
          <table:table-cell office:value-type="float" office:value="86.6053345" calcext:value-type="float">
            <text:p>86,6053345</text:p>
          </table:table-cell>
          <table:table-cell office:value-type="float" office:value="-177.4299575" calcext:value-type="float">
            <text:p>-177,429957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41.3241397" calcext:value-type="float">
            <text:p>141,3241397</text:p>
          </table:table-cell>
          <table:table-cell office:value-type="float" office:value="90.3593502" calcext:value-type="float">
            <text:p>90,3593502</text:p>
          </table:table-cell>
          <table:table-cell office:value-type="float" office:value="-236.3172888" calcext:value-type="float">
            <text:p>-236,317288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131.7064562" calcext:value-type="float">
            <text:p>131,7064562</text:p>
          </table:table-cell>
          <table:table-cell office:value-type="float" office:value="61.5436261" calcext:value-type="float">
            <text:p>61,5436261</text:p>
          </table:table-cell>
          <table:table-cell office:value-type="float" office:value="-124.5108942" calcext:value-type="float">
            <text:p>-124,51089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0" calcext:value-type="float">
            <text:p>0</text:p>
          </table:table-cell>
          <table:table-cell office:value-type="float" office:value="54.8282072" calcext:value-type="float">
            <text:p>54,8282072</text:p>
          </table:table-cell>
          <table:table-cell office:value-type="float" office:value="-127.9179706" calcext:value-type="float">
            <text:p>-127,9179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0" calcext:value-type="float">
            <text:p>0</text:p>
          </table:table-cell>
          <table:table-cell office:value-type="float" office:value="93.0485924" calcext:value-type="float">
            <text:p>93,0485924</text:p>
          </table:table-cell>
          <table:table-cell office:value-type="float" office:value="-173.1497584" calcext:value-type="float">
            <text:p>-173,14975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10.2380762" calcext:value-type="float">
            <text:p>-10,2380762</text:p>
          </table:table-cell>
          <table:table-cell office:value-type="float" office:value="91.9267435" calcext:value-type="float">
            <text:p>91,9267435</text:p>
          </table:table-cell>
          <table:table-cell office:value-type="float" office:value="-172.2355727" calcext:value-type="float">
            <text:p>-172,23557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84.6143088" calcext:value-type="float">
            <text:p>-84,6143088</text:p>
          </table:table-cell>
          <table:table-cell office:value-type="float" office:value="96.8597058" calcext:value-type="float">
            <text:p>96,8597058</text:p>
          </table:table-cell>
          <table:table-cell office:value-type="float" office:value="-167.3542227" calcext:value-type="float">
            <text:p>-167,35422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92.7380154" calcext:value-type="float">
            <text:p>-92,7380154</text:p>
          </table:table-cell>
          <table:table-cell office:value-type="float" office:value="135.5435064" calcext:value-type="float">
            <text:p>135,5435064</text:p>
          </table:table-cell>
          <table:table-cell office:value-type="float" office:value="-238.5608947" calcext:value-type="float">
            <text:p>-238,56089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61.9553585" calcext:value-type="float">
            <text:p>-61,9553585</text:p>
          </table:table-cell>
          <table:table-cell office:value-type="float" office:value="158.4862747" calcext:value-type="float">
            <text:p>158,4862747</text:p>
          </table:table-cell>
          <table:table-cell office:value-type="float" office:value="-237.5750764" calcext:value-type="float">
            <text:p>-237,57507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180.9439012" calcext:value-type="float">
            <text:p>-180,9439012</text:p>
          </table:table-cell>
          <table:table-cell office:value-type="float" office:value="175.5258527" calcext:value-type="float">
            <text:p>175,5258527</text:p>
          </table:table-cell>
          <table:table-cell office:value-type="float" office:value="-207.10548" calcext:value-type="float">
            <text:p>-207,105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95.595349" calcext:value-type="float">
            <text:p>-195,595349</text:p>
          </table:table-cell>
          <table:table-cell office:value-type="float" office:value="213.0971122" calcext:value-type="float">
            <text:p>213,0971122</text:p>
          </table:table-cell>
          <table:table-cell office:value-type="float" office:value="-319.1328422" calcext:value-type="float">
            <text:p>-319,13284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29.416014" calcext:value-type="float">
            <text:p>-129,416014</text:p>
          </table:table-cell>
          <table:table-cell office:value-type="float" office:value="194.5693307" calcext:value-type="float">
            <text:p>194,5693307</text:p>
          </table:table-cell>
          <table:table-cell office:value-type="float" office:value="-347.6367563" calcext:value-type="float">
            <text:p>-347,63675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207.5323733" calcext:value-type="float">
            <text:p>-207,5323733</text:p>
          </table:table-cell>
          <table:table-cell office:value-type="float" office:value="149.4150437" calcext:value-type="float">
            <text:p>149,4150437</text:p>
          </table:table-cell>
          <table:table-cell office:value-type="float" office:value="-350.1286507" calcext:value-type="float">
            <text:p>-350,12865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239.0672278" calcext:value-type="float">
            <text:p>-239,0672278</text:p>
          </table:table-cell>
          <table:table-cell office:value-type="float" office:value="254.6725649" calcext:value-type="float">
            <text:p>254,6725649</text:p>
          </table:table-cell>
          <table:table-cell office:value-type="float" office:value="-452.6064166" calcext:value-type="float">
            <text:p>-452,60641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213.2702833" calcext:value-type="float">
            <text:p>-213,2702833</text:p>
          </table:table-cell>
          <table:table-cell office:value-type="float" office:value="291.4050222" calcext:value-type="float">
            <text:p>291,4050222</text:p>
          </table:table-cell>
          <table:table-cell office:value-type="float" office:value="-524.3403034" calcext:value-type="float">
            <text:p>-524,34030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170.1684478" calcext:value-type="float">
            <text:p>-170,1684478</text:p>
          </table:table-cell>
          <table:table-cell office:value-type="float" office:value="281.6346238" calcext:value-type="float">
            <text:p>281,6346238</text:p>
          </table:table-cell>
          <table:table-cell office:value-type="float" office:value="-586.2197959" calcext:value-type="float">
            <text:p>-586,21979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84.3844013" calcext:value-type="float">
            <text:p>-84,3844013</text:p>
          </table:table-cell>
          <table:table-cell office:value-type="float" office:value="345.8787047" calcext:value-type="float">
            <text:p>345,8787047</text:p>
          </table:table-cell>
          <table:table-cell office:value-type="float" office:value="-614.2854124" calcext:value-type="float">
            <text:p>-614,28541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45.3342092" calcext:value-type="float">
            <text:p>-45,3342092</text:p>
          </table:table-cell>
          <table:table-cell office:value-type="float" office:value="379.1122483" calcext:value-type="float">
            <text:p>379,1122483</text:p>
          </table:table-cell>
          <table:table-cell office:value-type="float" office:value="-616.6214713" calcext:value-type="float">
            <text:p>-616,621471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-24.2683492" calcext:value-type="float">
            <text:p>-24,2683492</text:p>
          </table:table-cell>
          <table:table-cell office:value-type="float" office:value="371.5058472" calcext:value-type="float">
            <text:p>371,5058472</text:p>
          </table:table-cell>
          <table:table-cell office:value-type="float" office:value="-627.6792706" calcext:value-type="float">
            <text:p>-627,67927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23.8620657" calcext:value-type="float">
            <text:p>23,8620657</text:p>
          </table:table-cell>
          <table:table-cell office:value-type="float" office:value="370.4021739" calcext:value-type="float">
            <text:p>370,4021739</text:p>
          </table:table-cell>
          <table:table-cell office:value-type="float" office:value="-635.3387281" calcext:value-type="float">
            <text:p>-635,33872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88.033505" calcext:value-type="float">
            <text:p>88,033505</text:p>
          </table:table-cell>
          <table:table-cell office:value-type="float" office:value="380.4252981" calcext:value-type="float">
            <text:p>380,4252981</text:p>
          </table:table-cell>
          <table:table-cell office:value-type="float" office:value="-620.1821654" calcext:value-type="float">
            <text:p>-620,182165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08.1324676" calcext:value-type="float">
            <text:p>108,1324676</text:p>
          </table:table-cell>
          <table:table-cell office:value-type="float" office:value="374.6012052" calcext:value-type="float">
            <text:p>374,6012052</text:p>
          </table:table-cell>
          <table:table-cell office:value-type="float" office:value="-570.6794566" calcext:value-type="float">
            <text:p>-570,679456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08.970733" calcext:value-type="float">
            <text:p>108,970733</text:p>
          </table:table-cell>
          <table:table-cell office:value-type="float" office:value="310.530927" calcext:value-type="float">
            <text:p>310,530927</text:p>
          </table:table-cell>
          <table:table-cell office:value-type="float" office:value="-542.9735809" calcext:value-type="float">
            <text:p>-542,9735809</text:p>
          </table:table-cell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66.6677293" calcext:value-type="float">
            <text:p>166,6677293</text:p>
          </table:table-cell>
          <table:table-cell office:value-type="float" office:value="261.5266389" calcext:value-type="float">
            <text:p>261,5266389</text:p>
          </table:table-cell>
          <table:table-cell office:value-type="float" office:value="-518.7695124" calcext:value-type="float">
            <text:p>-518,76951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65.1276406" calcext:value-type="float">
            <text:p>165,1276406</text:p>
          </table:table-cell>
          <table:table-cell office:value-type="float" office:value="223.9414593" calcext:value-type="float">
            <text:p>223,9414593</text:p>
          </table:table-cell>
          <table:table-cell office:value-type="float" office:value="-435.950826" calcext:value-type="float">
            <text:p>-435,95082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17.3122306" calcext:value-type="float">
            <text:p>117,3122306</text:p>
          </table:table-cell>
          <table:table-cell office:value-type="float" office:value="190.1212157" calcext:value-type="float">
            <text:p>190,1212157</text:p>
          </table:table-cell>
          <table:table-cell office:value-type="float" office:value="-402.0171249" calcext:value-type="float">
            <text:p>-402,017124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74.3065213" calcext:value-type="float">
            <text:p>174,3065213</text:p>
          </table:table-cell>
          <table:table-cell office:value-type="float" office:value="165.6630427" calcext:value-type="float">
            <text:p>165,6630427</text:p>
          </table:table-cell>
          <table:table-cell office:value-type="float" office:value="-394.1395016" calcext:value-type="float">
            <text:p>-394,139501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69.7548036" calcext:value-type="float">
            <text:p>169,7548036</text:p>
          </table:table-cell>
          <table:table-cell office:value-type="float" office:value="136.3318377" calcext:value-type="float">
            <text:p>136,3318377</text:p>
          </table:table-cell>
          <table:table-cell office:value-type="float" office:value="-301.8536475" calcext:value-type="float">
            <text:p>-301,85364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00.485133" calcext:value-type="float">
            <text:p>100,485133</text:p>
          </table:table-cell>
          <table:table-cell office:value-type="float" office:value="149.8628726" calcext:value-type="float">
            <text:p>149,8628726</text:p>
          </table:table-cell>
          <table:table-cell office:value-type="float" office:value="-271.901255" calcext:value-type="float">
            <text:p>-271,9012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61.6883079" calcext:value-type="float">
            <text:p>161,6883079</text:p>
          </table:table-cell>
          <table:table-cell office:value-type="float" office:value="208.6492334" calcext:value-type="float">
            <text:p>208,6492334</text:p>
          </table:table-cell>
          <table:table-cell office:value-type="float" office:value="-283.7131988" calcext:value-type="float">
            <text:p>-283,713198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145.8663186" calcext:value-type="float">
            <text:p>145,8663186</text:p>
          </table:table-cell>
          <table:table-cell office:value-type="float" office:value="106.0131886" calcext:value-type="float">
            <text:p>106,0131886</text:p>
          </table:table-cell>
          <table:table-cell office:value-type="float" office:value="-189.950534" calcext:value-type="float">
            <text:p>-189,95053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56.7055545" calcext:value-type="float">
            <text:p>56,7055545</text:p>
          </table:table-cell>
          <table:table-cell office:value-type="float" office:value="91.7301407" calcext:value-type="float">
            <text:p>91,7301407</text:p>
          </table:table-cell>
          <table:table-cell office:value-type="float" office:value="-177.4626835" calcext:value-type="float">
            <text:p>-177,462683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140.8787341" calcext:value-type="float">
            <text:p>140,8787341</text:p>
          </table:table-cell>
          <table:table-cell office:value-type="float" office:value="177.4226749" calcext:value-type="float">
            <text:p>177,4226749</text:p>
          </table:table-cell>
          <table:table-cell office:value-type="float" office:value="-221.3993531" calcext:value-type="float">
            <text:p>-221,399353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123.6708165" calcext:value-type="float">
            <text:p>123,6708165</text:p>
          </table:table-cell>
          <table:table-cell office:value-type="float" office:value="68.5467303" calcext:value-type="float">
            <text:p>68,5467303</text:p>
          </table:table-cell>
          <table:table-cell office:value-type="float" office:value="-119.4245819" calcext:value-type="float">
            <text:p>-119,42458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" calcext:value-type="float">
            <text:p>0</text:p>
          </table:table-cell>
          <table:table-cell office:value-type="float" office:value="60.2410096" calcext:value-type="float">
            <text:p>60,2410096</text:p>
          </table:table-cell>
          <table:table-cell office:value-type="float" office:value="-183.8792738" calcext:value-type="float">
            <text:p>-183,8792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6.3748892" calcext:value-type="float">
            <text:p>-6,3748892</text:p>
          </table:table-cell>
          <table:table-cell office:value-type="float" office:value="0" calcext:value-type="float">
            <text:p>0</text:p>
          </table:table-cell>
          <table:table-cell office:value-type="float" office:value="-159.2956063" calcext:value-type="float">
            <text:p>-159,29560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51.9279237" calcext:value-type="float">
            <text:p>-51,9279237</text:p>
          </table:table-cell>
          <table:table-cell office:value-type="float" office:value="0" calcext:value-type="float">
            <text:p>0</text:p>
          </table:table-cell>
          <table:table-cell office:value-type="float" office:value="-152.9806002" calcext:value-type="float">
            <text:p>-152,98060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57.7389968" calcext:value-type="float">
            <text:p>-57,7389968</text:p>
          </table:table-cell>
          <table:table-cell office:value-type="float" office:value="0" calcext:value-type="float">
            <text:p>0</text:p>
          </table:table-cell>
          <table:table-cell office:value-type="float" office:value="-195.8332419" calcext:value-type="float">
            <text:p>-195,83324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50.8392497" calcext:value-type="float">
            <text:p>-50,8392497</text:p>
          </table:table-cell>
          <table:table-cell office:value-type="float" office:value="0" calcext:value-type="float">
            <text:p>0</text:p>
          </table:table-cell>
          <table:table-cell office:value-type="float" office:value="-190.245399" calcext:value-type="float">
            <text:p>-190,2453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166.7021299" calcext:value-type="float">
            <text:p>-166,7021299</text:p>
          </table:table-cell>
          <table:table-cell office:value-type="float" office:value="0" calcext:value-type="float">
            <text:p>0</text:p>
          </table:table-cell>
          <table:table-cell office:value-type="float" office:value="-161.0503378" calcext:value-type="float">
            <text:p>-161,05033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215.5010881" calcext:value-type="float">
            <text:p>-215,5010881</text:p>
          </table:table-cell>
          <table:table-cell office:value-type="float" office:value="0" calcext:value-type="float">
            <text:p>0</text:p>
          </table:table-cell>
          <table:table-cell office:value-type="float" office:value="-265.7550034" calcext:value-type="float">
            <text:p>-265,75500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212.0027487" calcext:value-type="float">
            <text:p>-212,0027487</text:p>
          </table:table-cell>
          <table:table-cell office:value-type="float" office:value="0" calcext:value-type="float">
            <text:p>0</text:p>
          </table:table-cell>
          <table:table-cell office:value-type="float" office:value="-325.2225909" calcext:value-type="float">
            <text:p>-325,22259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81.9282538" calcext:value-type="float">
            <text:p>-181,9282538</text:p>
          </table:table-cell>
          <table:table-cell office:value-type="float" office:value="0" calcext:value-type="float">
            <text:p>0</text:p>
          </table:table-cell>
          <table:table-cell office:value-type="float" office:value="-382.3631861" calcext:value-type="float">
            <text:p>-382,36318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10.0374264" calcext:value-type="float">
            <text:p>-110,0374264</text:p>
          </table:table-cell>
          <table:table-cell office:value-type="float" office:value="0" calcext:value-type="float">
            <text:p>0</text:p>
          </table:table-cell>
          <table:table-cell office:value-type="float" office:value="-393.0030806" calcext:value-type="float">
            <text:p>-393,00308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43.2047692" calcext:value-type="float">
            <text:p>-143,2047692</text:p>
          </table:table-cell>
          <table:table-cell office:value-type="float" office:value="0" calcext:value-type="float">
            <text:p>0</text:p>
          </table:table-cell>
          <table:table-cell office:value-type="float" office:value="-395.9296332" calcext:value-type="float">
            <text:p>-395,929633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137.7961983" calcext:value-type="float">
            <text:p>-137,7961983</text:p>
          </table:table-cell>
          <table:table-cell office:value-type="float" office:value="0" calcext:value-type="float">
            <text:p>0</text:p>
          </table:table-cell>
          <table:table-cell office:value-type="float" office:value="-463.203841" calcext:value-type="float">
            <text:p>-463,2038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69.795067" calcext:value-type="float">
            <text:p>-69,795067</text:p>
          </table:table-cell>
          <table:table-cell office:value-type="float" office:value="0" calcext:value-type="float">
            <text:p>0</text:p>
          </table:table-cell>
          <table:table-cell office:value-type="float" office:value="-496.6626835" calcext:value-type="float">
            <text:p>-496,662683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48.107119" calcext:value-type="float">
            <text:p>-48,107119</text:p>
          </table:table-cell>
          <table:table-cell office:value-type="float" office:value="0" calcext:value-type="float">
            <text:p>0</text:p>
          </table:table-cell>
          <table:table-cell office:value-type="float" office:value="-501.1954474" calcext:value-type="float">
            <text:p>-501,19544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-33.1532784" calcext:value-type="float">
            <text:p>-33,1532784</text:p>
          </table:table-cell>
          <table:table-cell office:value-type="float" office:value="0" calcext:value-type="float">
            <text:p>0</text:p>
          </table:table-cell>
          <table:table-cell office:value-type="float" office:value="-518.6282537" calcext:value-type="float">
            <text:p>-518,628253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13.1714045" calcext:value-type="float">
            <text:p>13,1714045</text:p>
          </table:table-cell>
          <table:table-cell office:value-type="float" office:value="0" calcext:value-type="float">
            <text:p>0</text:p>
          </table:table-cell>
          <table:table-cell office:value-type="float" office:value="-530.201733" calcext:value-type="float">
            <text:p>-530,20173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66.7834951" calcext:value-type="float">
            <text:p>66,7834951</text:p>
          </table:table-cell>
          <table:table-cell office:value-type="float" office:value="0" calcext:value-type="float">
            <text:p>0</text:p>
          </table:table-cell>
          <table:table-cell office:value-type="float" office:value="-520.5311028" calcext:value-type="float">
            <text:p>-520,531102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78.6238089" calcext:value-type="float">
            <text:p>78,6238089</text:p>
          </table:table-cell>
          <table:table-cell office:value-type="float" office:value="0" calcext:value-type="float">
            <text:p>0</text:p>
          </table:table-cell>
          <table:table-cell office:value-type="float" office:value="-483.7653527" calcext:value-type="float">
            <text:p>-483,765352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79.3079236" calcext:value-type="float">
            <text:p>79,3079236</text:p>
          </table:table-cell>
          <table:table-cell office:value-type="float" office:value="0" calcext:value-type="float">
            <text:p>0</text:p>
          </table:table-cell>
          <table:table-cell office:value-type="float" office:value="-466.5959891" calcext:value-type="float">
            <text:p>-466,595989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131.4573033" calcext:value-type="float">
            <text:p>131,4573033</text:p>
          </table:table-cell>
          <table:table-cell office:value-type="float" office:value="0" calcext:value-type="float">
            <text:p>0</text:p>
          </table:table-cell>
          <table:table-cell office:value-type="float" office:value="-448.5180672" calcext:value-type="float">
            <text:p>-448,5180672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33.26516" calcext:value-type="float">
            <text:p>133,26516</text:p>
          </table:table-cell>
          <table:table-cell office:value-type="float" office:value="0" calcext:value-type="float">
            <text:p>0</text:p>
          </table:table-cell>
          <table:table-cell office:value-type="float" office:value="-381.4711887" calcext:value-type="float">
            <text:p>-381,471188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98.2752819" calcext:value-type="float">
            <text:p>98,2752819</text:p>
          </table:table-cell>
          <table:table-cell office:value-type="float" office:value="0" calcext:value-type="float">
            <text:p>0</text:p>
          </table:table-cell>
          <table:table-cell office:value-type="float" office:value="-355.1324165" calcext:value-type="float">
            <text:p>-355,13241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56.375804" calcext:value-type="float">
            <text:p>156,375804</text:p>
          </table:table-cell>
          <table:table-cell office:value-type="float" office:value="0" calcext:value-type="float">
            <text:p>0</text:p>
          </table:table-cell>
          <table:table-cell office:value-type="float" office:value="-348.6128642" calcext:value-type="float">
            <text:p>-348,612864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80.5557433" calcext:value-type="float">
            <text:p>180,5557433</text:p>
          </table:table-cell>
          <table:table-cell office:value-type="float" office:value="0" calcext:value-type="float">
            <text:p>0</text:p>
          </table:table-cell>
          <table:table-cell office:value-type="float" office:value="-263.6211783" calcext:value-type="float">
            <text:p>-263,621178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80.8845666" calcext:value-type="float">
            <text:p>180,8845666</text:p>
          </table:table-cell>
          <table:table-cell office:value-type="float" office:value="0" calcext:value-type="float">
            <text:p>0</text:p>
          </table:table-cell>
          <table:table-cell office:value-type="float" office:value="-211.393359" calcext:value-type="float">
            <text:p>-211,3933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140.2154249" calcext:value-type="float">
            <text:p>140,2154249</text:p>
          </table:table-cell>
          <table:table-cell office:value-type="float" office:value="0" calcext:value-type="float">
            <text:p>0</text:p>
          </table:table-cell>
          <table:table-cell office:value-type="float" office:value="-162.2745773" calcext:value-type="float">
            <text:p>-162,274577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55.3851274" calcext:value-type="float">
            <text:p>55,3851274</text:p>
          </table:table-cell>
          <table:table-cell office:value-type="float" office:value="0" calcext:value-type="float">
            <text:p>0</text:p>
          </table:table-cell>
          <table:table-cell office:value-type="float" office:value="-159.7483717" calcext:value-type="float">
            <text:p>-159,748371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125.9357506" calcext:value-type="float">
            <text:p>125,9357506</text:p>
          </table:table-cell>
          <table:table-cell office:value-type="float" office:value="0" calcext:value-type="float">
            <text:p>0</text:p>
          </table:table-cell>
          <table:table-cell office:value-type="float" office:value="-196.4954713" calcext:value-type="float">
            <text:p>-196,495471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118.1407294" calcext:value-type="float">
            <text:p>118,1407294</text:p>
          </table:table-cell>
          <table:table-cell office:value-type="float" office:value="0" calcext:value-type="float">
            <text:p>0</text:p>
          </table:table-cell>
          <table:table-cell office:value-type="float" office:value="-104.1228467" calcext:value-type="float">
            <text:p>-104,122846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14.5247909" calcext:value-type="float">
            <text:p>14,5247909</text:p>
          </table:table-cell>
          <table:table-cell office:value-type="float" office:value="0" calcext:value-type="float">
            <text:p>0</text:p>
          </table:table-cell>
          <table:table-cell office:value-type="float" office:value="-94.5945068" calcext:value-type="float">
            <text:p>-94,59450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" calcext:value-type="float">
            <text:p>-160</text:p>
          </table:table-cell>
        </table:table-row>
      </table:table>
      <table:table table:name="0,067" table:style-name="ta1">
        <table:table-column table:style-name="co1" table:number-columns-repeated="7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904" calcext:value-type="float">
            <text:p>-20,9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1.6754229107" calcext:value-type="float">
            <text:p>1,6754229107</text:p>
          </table:table-cell>
          <table:table-cell office:value-type="float" office:value="0" calcext:value-type="float">
            <text:p>0</text:p>
          </table:table-cell>
          <table:table-cell office:value-type="float" office:value="-20.8535660515" calcext:value-type="float">
            <text:p>-20,85356605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13.443831534" calcext:value-type="float">
            <text:p>13,443831534</text:p>
          </table:table-cell>
          <table:table-cell office:value-type="float" office:value="0" calcext:value-type="float">
            <text:p>0</text:p>
          </table:table-cell>
          <table:table-cell office:value-type="float" office:value="-18.9205121747" calcext:value-type="float">
            <text:p>-18,92051217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11.2861783946" calcext:value-type="float">
            <text:p>11,2861783946</text:p>
          </table:table-cell>
          <table:table-cell office:value-type="float" office:value="0" calcext:value-type="float">
            <text:p>0</text:p>
          </table:table-cell>
          <table:table-cell office:value-type="float" office:value="-4.9024977829" calcext:value-type="float">
            <text:p>-4,90249778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-10.8029272333" calcext:value-type="float">
            <text:p>-10,8029272333</text:p>
          </table:table-cell>
          <table:table-cell office:value-type="float" office:value="0" calcext:value-type="float">
            <text:p>0</text:p>
          </table:table-cell>
          <table:table-cell office:value-type="float" office:value="-4.9143488233" calcext:value-type="float">
            <text:p>-4,91434882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13.5290749238" calcext:value-type="float">
            <text:p>-13,5290749238</text:p>
          </table:table-cell>
          <table:table-cell office:value-type="float" office:value="0" calcext:value-type="float">
            <text:p>0</text:p>
          </table:table-cell>
          <table:table-cell office:value-type="float" office:value="-14.0133824808" calcext:value-type="float">
            <text:p>-14,01338248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5.3442322669" calcext:value-type="float">
            <text:p>-5,3442322669</text:p>
          </table:table-cell>
          <table:table-cell office:value-type="float" office:value="0" calcext:value-type="float">
            <text:p>0</text:p>
          </table:table-cell>
          <table:table-cell office:value-type="float" office:value="-13.5779322618" calcext:value-type="float">
            <text:p>-13,57793226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6.3999134052" calcext:value-type="float">
            <text:p>-6,3999134052</text:p>
          </table:table-cell>
          <table:table-cell office:value-type="float" office:value="0" calcext:value-type="float">
            <text:p>0</text:p>
          </table:table-cell>
          <table:table-cell office:value-type="float" office:value="-14.2465350505" calcext:value-type="float">
            <text:p>-14,24653505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6.4598795308" calcext:value-type="float">
            <text:p>-6,4598795308</text:p>
          </table:table-cell>
          <table:table-cell office:value-type="float" office:value="0" calcext:value-type="float">
            <text:p>0</text:p>
          </table:table-cell>
          <table:table-cell office:value-type="float" office:value="-17.1761224455" calcext:value-type="float">
            <text:p>-17,17612244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4.5208309027" calcext:value-type="float">
            <text:p>-4,5208309027</text:p>
          </table:table-cell>
          <table:table-cell office:value-type="float" office:value="0" calcext:value-type="float">
            <text:p>0</text:p>
          </table:table-cell>
          <table:table-cell office:value-type="float" office:value="-16.5528838426" calcext:value-type="float">
            <text:p>-16,55288384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6.6304299604" calcext:value-type="float">
            <text:p>-6,6304299604</text:p>
          </table:table-cell>
          <table:table-cell office:value-type="float" office:value="0" calcext:value-type="float">
            <text:p>0</text:p>
          </table:table-cell>
          <table:table-cell office:value-type="float" office:value="-17.5096783141" calcext:value-type="float">
            <text:p>-17,50967831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6.6158257828" calcext:value-type="float">
            <text:p>-6,6158257828</text:p>
          </table:table-cell>
          <table:table-cell office:value-type="float" office:value="0" calcext:value-type="float">
            <text:p>0</text:p>
          </table:table-cell>
          <table:table-cell office:value-type="float" office:value="-20.6085469778" calcext:value-type="float">
            <text:p>-20,60854697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4.0646588165" calcext:value-type="float">
            <text:p>-4,0646588165</text:p>
          </table:table-cell>
          <table:table-cell office:value-type="float" office:value="0" calcext:value-type="float">
            <text:p>0</text:p>
          </table:table-cell>
          <table:table-cell office:value-type="float" office:value="-21.0362458194" calcext:value-type="float">
            <text:p>-21,036245819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4.1532330711" calcext:value-type="float">
            <text:p>-4,1532330711</text:p>
          </table:table-cell>
          <table:table-cell office:value-type="float" office:value="0" calcext:value-type="float">
            <text:p>0</text:p>
          </table:table-cell>
          <table:table-cell office:value-type="float" office:value="-21.4277908915" calcext:value-type="float">
            <text:p>-21,427790891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3.6931004139" calcext:value-type="float">
            <text:p>-3,6931004139</text:p>
          </table:table-cell>
          <table:table-cell office:value-type="float" office:value="0" calcext:value-type="float">
            <text:p>0</text:p>
          </table:table-cell>
          <table:table-cell office:value-type="float" office:value="-22.9118136091" calcext:value-type="float">
            <text:p>-22,911813609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1.4657306322" calcext:value-type="float">
            <text:p>-1,4657306322</text:p>
          </table:table-cell>
          <table:table-cell office:value-type="float" office:value="0" calcext:value-type="float">
            <text:p>0</text:p>
          </table:table-cell>
          <table:table-cell office:value-type="float" office:value="-23.741162168" calcext:value-type="float">
            <text:p>-23,74116216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0.0770608741" calcext:value-type="float">
            <text:p>-0,0770608741</text:p>
          </table:table-cell>
          <table:table-cell office:value-type="float" office:value="0" calcext:value-type="float">
            <text:p>0</text:p>
          </table:table-cell>
          <table:table-cell office:value-type="float" office:value="-23.8488622895" calcext:value-type="float">
            <text:p>-23,848862289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0.4438696534" calcext:value-type="float">
            <text:p>0,4438696534</text:p>
          </table:table-cell>
          <table:table-cell office:value-type="float" office:value="0" calcext:value-type="float">
            <text:p>0</text:p>
          </table:table-cell>
          <table:table-cell office:value-type="float" office:value="-23.6964914456" calcext:value-type="float">
            <text:p>-23,696491445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1.4204375401" calcext:value-type="float">
            <text:p>1,4204375401</text:p>
          </table:table-cell>
          <table:table-cell office:value-type="float" office:value="0" calcext:value-type="float">
            <text:p>0</text:p>
          </table:table-cell>
          <table:table-cell office:value-type="float" office:value="-23.6015909237" calcext:value-type="float">
            <text:p>-23,601590923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3.6076308455" calcext:value-type="float">
            <text:p>3,6076308455</text:p>
          </table:table-cell>
          <table:table-cell office:value-type="float" office:value="0" calcext:value-type="float">
            <text:p>0</text:p>
          </table:table-cell>
          <table:table-cell office:value-type="float" office:value="-23.5356014177" calcext:value-type="float">
            <text:p>-23,53560141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5.2207947499" calcext:value-type="float">
            <text:p>5,2207947499</text:p>
          </table:table-cell>
          <table:table-cell office:value-type="float" office:value="0" calcext:value-type="float">
            <text:p>0</text:p>
          </table:table-cell>
          <table:table-cell office:value-type="float" office:value="-23.1866165345" calcext:value-type="float">
            <text:p>-23,186616534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6.7077761406" calcext:value-type="float">
            <text:p>6,7077761406</text:p>
          </table:table-cell>
          <table:table-cell office:value-type="float" office:value="0" calcext:value-type="float">
            <text:p>0</text:p>
          </table:table-cell>
          <table:table-cell office:value-type="float" office:value="-21.626765247" calcext:value-type="float">
            <text:p>-21,62676524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5.8798418043" calcext:value-type="float">
            <text:p>5,8798418043</text:p>
          </table:table-cell>
          <table:table-cell office:value-type="float" office:value="0" calcext:value-type="float">
            <text:p>0</text:p>
          </table:table-cell>
          <table:table-cell office:value-type="float" office:value="-18.5550010179" calcext:value-type="float">
            <text:p>-18,555001017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3.8361262452" calcext:value-type="float">
            <text:p>3,8361262452</text:p>
          </table:table-cell>
          <table:table-cell office:value-type="float" office:value="0" calcext:value-type="float">
            <text:p>0</text:p>
          </table:table-cell>
          <table:table-cell office:value-type="float" office:value="-18.3936507402" calcext:value-type="float">
            <text:p>-18,393650740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6.9458543426" calcext:value-type="float">
            <text:p>6,9458543426</text:p>
          </table:table-cell>
          <table:table-cell office:value-type="float" office:value="0" calcext:value-type="float">
            <text:p>0</text:p>
          </table:table-cell>
          <table:table-cell office:value-type="float" office:value="-17.2671434262" calcext:value-type="float">
            <text:p>-17,267143426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6.6648863787" calcext:value-type="float">
            <text:p>6,6648863787</text:p>
          </table:table-cell>
          <table:table-cell office:value-type="float" office:value="0" calcext:value-type="float">
            <text:p>0</text:p>
          </table:table-cell>
          <table:table-cell office:value-type="float" office:value="-13.3182019847" calcext:value-type="float">
            <text:p>-13,318201984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2.9625412311" calcext:value-type="float">
            <text:p>2,9625412311</text:p>
          </table:table-cell>
          <table:table-cell office:value-type="float" office:value="0" calcext:value-type="float">
            <text:p>0</text:p>
          </table:table-cell>
          <table:table-cell office:value-type="float" office:value="-15.0031942575" calcext:value-type="float">
            <text:p>-15,00319425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7.6705819392" calcext:value-type="float">
            <text:p>7,6705819392</text:p>
          </table:table-cell>
          <table:table-cell office:value-type="float" office:value="0" calcext:value-type="float">
            <text:p>0</text:p>
          </table:table-cell>
          <table:table-cell office:value-type="float" office:value="-14.5932109864" calcext:value-type="float">
            <text:p>-14,593210986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7.2308084447" calcext:value-type="float">
            <text:p>7,2308084447</text:p>
          </table:table-cell>
          <table:table-cell office:value-type="float" office:value="0" calcext:value-type="float">
            <text:p>0</text:p>
          </table:table-cell>
          <table:table-cell office:value-type="float" office:value="-8.8131563088" calcext:value-type="float">
            <text:p>-8,813156308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0.8891362099" calcext:value-type="float">
            <text:p>0,8891362099</text:p>
          </table:table-cell>
          <table:table-cell office:value-type="float" office:value="0" calcext:value-type="float">
            <text:p>0</text:p>
          </table:table-cell>
          <table:table-cell office:value-type="float" office:value="-12.1905750873" calcext:value-type="float">
            <text:p>-12,19057508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462" calcext:value-type="float">
            <text:p>-12,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0" calcext:value-type="float">
            <text:p>0</text:p>
          </table:table-cell>
          <table:table-cell office:value-type="float" office:value="0.6910809403" calcext:value-type="float">
            <text:p>0,6910809403</text:p>
          </table:table-cell>
          <table:table-cell office:value-type="float" office:value="-15.3747266507" calcext:value-type="float">
            <text:p>-15,374726650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-1.2293111157" calcext:value-type="float">
            <text:p>-1,2293111157</text:p>
          </table:table-cell>
          <table:table-cell office:value-type="float" office:value="0.5539285367" calcext:value-type="float">
            <text:p>0,5539285367</text:p>
          </table:table-cell>
          <table:table-cell office:value-type="float" office:value="-15.4537832002" calcext:value-type="float">
            <text:p>-15,4537832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0.4040781524" calcext:value-type="float">
            <text:p>-0,4040781524</text:p>
          </table:table-cell>
          <table:table-cell office:value-type="float" office:value="-2.4518351649" calcext:value-type="float">
            <text:p>-2,4518351649</text:p>
          </table:table-cell>
          <table:table-cell office:value-type="float" office:value="-16.3747893403" calcext:value-type="float">
            <text:p>-16,37478934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0.8902142533" calcext:value-type="float">
            <text:p>-0,8902142533</text:p>
          </table:table-cell>
          <table:table-cell office:value-type="float" office:value="-14.7123030442" calcext:value-type="float">
            <text:p>-14,7123030442</text:p>
          </table:table-cell>
          <table:table-cell office:value-type="float" office:value="-14.0419518235" calcext:value-type="float">
            <text:p>-14,04195182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8.4815381472" calcext:value-type="float">
            <text:p>-8,4815381472</text:p>
          </table:table-cell>
          <table:table-cell office:value-type="float" office:value="-16.9791274576" calcext:value-type="float">
            <text:p>-16,9791274576</text:p>
          </table:table-cell>
          <table:table-cell office:value-type="float" office:value="-15.1877085122" calcext:value-type="float">
            <text:p>-15,18770851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9.1626227545" calcext:value-type="float">
            <text:p>-9,1626227545</text:p>
          </table:table-cell>
          <table:table-cell office:value-type="float" office:value="-13.548070335" calcext:value-type="float">
            <text:p>-13,548070335</text:p>
          </table:table-cell>
          <table:table-cell office:value-type="float" office:value="-20.5807344805" calcext:value-type="float">
            <text:p>-20,58073448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4.8757642201" calcext:value-type="float">
            <text:p>-4,8757642201</text:p>
          </table:table-cell>
          <table:table-cell office:value-type="float" office:value="-12.9003142613" calcext:value-type="float">
            <text:p>-12,9003142613</text:p>
          </table:table-cell>
          <table:table-cell office:value-type="float" office:value="-19.1828224007" calcext:value-type="float">
            <text:p>-19,18282240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8.3334119677" calcext:value-type="float">
            <text:p>-8,3334119677</text:p>
          </table:table-cell>
          <table:table-cell office:value-type="float" office:value="-14.1537143091" calcext:value-type="float">
            <text:p>-14,1537143091</text:p>
          </table:table-cell>
          <table:table-cell office:value-type="float" office:value="-19.4004418177" calcext:value-type="float">
            <text:p>-19,40044181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8.7870355548" calcext:value-type="float">
            <text:p>-8,7870355548</text:p>
          </table:table-cell>
          <table:table-cell office:value-type="float" office:value="-15.5511947615" calcext:value-type="float">
            <text:p>-15,5511947615</text:p>
          </table:table-cell>
          <table:table-cell office:value-type="float" office:value="-21.965436311" calcext:value-type="float">
            <text:p>-21,9654363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6.0562391296" calcext:value-type="float">
            <text:p>-6,0562391296</text:p>
          </table:table-cell>
          <table:table-cell office:value-type="float" office:value="-18.5546814279" calcext:value-type="float">
            <text:p>-18,5546814279</text:p>
          </table:table-cell>
          <table:table-cell office:value-type="float" office:value="-23.3436444747" calcext:value-type="float">
            <text:p>-23,34364447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7.4797370957" calcext:value-type="float">
            <text:p>-7,4797370957</text:p>
          </table:table-cell>
          <table:table-cell office:value-type="float" office:value="-23.550526398" calcext:value-type="float">
            <text:p>-23,550526398</text:p>
          </table:table-cell>
          <table:table-cell office:value-type="float" office:value="-25.0927008812" calcext:value-type="float">
            <text:p>-25,09270088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6.9074078666" calcext:value-type="float">
            <text:p>-6,9074078666</text:p>
          </table:table-cell>
          <table:table-cell office:value-type="float" office:value="-23.4620865521" calcext:value-type="float">
            <text:p>-23,4620865521</text:p>
          </table:table-cell>
          <table:table-cell office:value-type="float" office:value="-27.4581436063" calcext:value-type="float">
            <text:p>-27,45814360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4.3641239729" calcext:value-type="float">
            <text:p>-4,3641239729</text:p>
          </table:table-cell>
          <table:table-cell office:value-type="float" office:value="-23.7365292386" calcext:value-type="float">
            <text:p>-23,7365292386</text:p>
          </table:table-cell>
          <table:table-cell office:value-type="float" office:value="-28.6979701107" calcext:value-type="float">
            <text:p>-28,69797011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4.2971421567" calcext:value-type="float">
            <text:p>-4,2971421567</text:p>
          </table:table-cell>
          <table:table-cell office:value-type="float" office:value="-25.4360934419" calcext:value-type="float">
            <text:p>-25,4360934419</text:p>
          </table:table-cell>
          <table:table-cell office:value-type="float" office:value="-29.8219728106" calcext:value-type="float">
            <text:p>-29,82197281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3.5056900038" calcext:value-type="float">
            <text:p>-3,5056900038</text:p>
          </table:table-cell>
          <table:table-cell office:value-type="float" office:value="-24.8004208718" calcext:value-type="float">
            <text:p>-24,8004208718</text:p>
          </table:table-cell>
          <table:table-cell office:value-type="float" office:value="-31.2608762475" calcext:value-type="float">
            <text:p>-31,26087624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1.1457944432" calcext:value-type="float">
            <text:p>-1,1457944432</text:p>
          </table:table-cell>
          <table:table-cell office:value-type="float" office:value="-23.2957505766" calcext:value-type="float">
            <text:p>-23,2957505766</text:p>
          </table:table-cell>
          <table:table-cell office:value-type="float" office:value="-31.9078997499" calcext:value-type="float">
            <text:p>-31,907899749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0.3668669956" calcext:value-type="float">
            <text:p>0,3668669956</text:p>
          </table:table-cell>
          <table:table-cell office:value-type="float" office:value="-21.5763875785" calcext:value-type="float">
            <text:p>-21,5763875785</text:p>
          </table:table-cell>
          <table:table-cell office:value-type="float" office:value="-31.9719349731" calcext:value-type="float">
            <text:p>-31,971934973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1.8718469715" calcext:value-type="float">
            <text:p>1,8718469715</text:p>
          </table:table-cell>
          <table:table-cell office:value-type="float" office:value="-20.5261451987" calcext:value-type="float">
            <text:p>-20,5261451987</text:p>
          </table:table-cell>
          <table:table-cell office:value-type="float" office:value="-31.8309534257" calcext:value-type="float">
            <text:p>-31,83095342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4.3860367718" calcext:value-type="float">
            <text:p>4,3860367718</text:p>
          </table:table-cell>
          <table:table-cell office:value-type="float" office:value="-19.0439902267" calcext:value-type="float">
            <text:p>-19,0439902267</text:p>
          </table:table-cell>
          <table:table-cell office:value-type="float" office:value="-30.6719241107" calcext:value-type="float">
            <text:p>-30,67192411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4.956531829" calcext:value-type="float">
            <text:p>4,956531829</text:p>
          </table:table-cell>
          <table:table-cell office:value-type="float" office:value="-16.9543502144" calcext:value-type="float">
            <text:p>-16,9543502144</text:p>
          </table:table-cell>
          <table:table-cell office:value-type="float" office:value="-28.5599254547" calcext:value-type="float">
            <text:p>-28,55992545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4.6483868159" calcext:value-type="float">
            <text:p>4,6483868159</text:p>
          </table:table-cell>
          <table:table-cell office:value-type="float" office:value="-17.2093759726" calcext:value-type="float">
            <text:p>-17,2093759726</text:p>
          </table:table-cell>
          <table:table-cell office:value-type="float" office:value="-28.1081867987" calcext:value-type="float">
            <text:p>-28,108186798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7.674142346" calcext:value-type="float">
            <text:p>7,674142346</text:p>
          </table:table-cell>
          <table:table-cell office:value-type="float" office:value="-17.3774260426" calcext:value-type="float">
            <text:p>-17,3774260426</text:p>
          </table:table-cell>
          <table:table-cell office:value-type="float" office:value="-26.464012889" calcext:value-type="float">
            <text:p>-26,46401288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7.829313207" calcext:value-type="float">
            <text:p>7,829313207</text:p>
          </table:table-cell>
          <table:table-cell office:value-type="float" office:value="-17.5017999516" calcext:value-type="float">
            <text:p>-17,5017999516</text:p>
          </table:table-cell>
          <table:table-cell office:value-type="float" office:value="-22.6794707813" calcext:value-type="float">
            <text:p>-22,679470781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5.9919115519" calcext:value-type="float">
            <text:p>5,9919115519</text:p>
          </table:table-cell>
          <table:table-cell office:value-type="float" office:value="-14.7414759564" calcext:value-type="float">
            <text:p>-14,7414759564</text:p>
          </table:table-cell>
          <table:table-cell office:value-type="float" office:value="-22.7555166992" calcext:value-type="float">
            <text:p>-22,755516699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9.6338785775" calcext:value-type="float">
            <text:p>9,6338785775</text:p>
          </table:table-cell>
          <table:table-cell office:value-type="float" office:value="-7.3933673957" calcext:value-type="float">
            <text:p>-7,3933673957</text:p>
          </table:table-cell>
          <table:table-cell office:value-type="float" office:value="-21.6720474114" calcext:value-type="float">
            <text:p>-21,672047411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8.5942775196" calcext:value-type="float">
            <text:p>8,5942775196</text:p>
          </table:table-cell>
          <table:table-cell office:value-type="float" office:value="-8.096438455" calcext:value-type="float">
            <text:p>-8,096438455</text:p>
          </table:table-cell>
          <table:table-cell office:value-type="float" office:value="-18.6775151007" calcext:value-type="float">
            <text:p>-18,677515100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4.3466726035" calcext:value-type="float">
            <text:p>4,3466726035</text:p>
          </table:table-cell>
          <table:table-cell office:value-type="float" office:value="-7.5587849821" calcext:value-type="float">
            <text:p>-7,5587849821</text:p>
          </table:table-cell>
          <table:table-cell office:value-type="float" office:value="-17.8403922705" calcext:value-type="float">
            <text:p>-17,840392270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0.0448324508" calcext:value-type="float">
            <text:p>10,0448324508</text:p>
          </table:table-cell>
          <table:table-cell office:value-type="float" office:value="-2.3348002751" calcext:value-type="float">
            <text:p>-2,3348002751</text:p>
          </table:table-cell>
          <table:table-cell office:value-type="float" office:value="-16.5484703114" calcext:value-type="float">
            <text:p>-16,54847031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8.9973142508" calcext:value-type="float">
            <text:p>8,9973142508</text:p>
          </table:table-cell>
          <table:table-cell office:value-type="float" office:value="-6.1479290316" calcext:value-type="float">
            <text:p>-6,1479290316</text:p>
          </table:table-cell>
          <table:table-cell office:value-type="float" office:value="-12.546955732" calcext:value-type="float">
            <text:p>-12,5469557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1.9600336512" calcext:value-type="float">
            <text:p>1,9600336512</text:p>
          </table:table-cell>
          <table:table-cell office:value-type="float" office:value="-6.2285071444" calcext:value-type="float">
            <text:p>-6,2285071444</text:p>
          </table:table-cell>
          <table:table-cell office:value-type="float" office:value="-12.3219214652" calcext:value-type="float">
            <text:p>-12,32192146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" calcext:value-type="float">
            <text:p>0</text:p>
          </table:table-cell>
          <table:table-cell office:value-type="float" office:value="2.5018692373" calcext:value-type="float">
            <text:p>2,5018692373</text:p>
          </table:table-cell>
          <table:table-cell office:value-type="float" office:value="-11.5148569991" calcext:value-type="float">
            <text:p>-11,5148569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0" calcext:value-type="float">
            <text:p>0</text:p>
          </table:table-cell>
          <table:table-cell office:value-type="float" office:value="-7.0526074995" calcext:value-type="float">
            <text:p>-7,0526074995</text:p>
          </table:table-cell>
          <table:table-cell office:value-type="float" office:value="-15.0680178094" calcext:value-type="float">
            <text:p>-15,0680178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-1.4674932012" calcext:value-type="float">
            <text:p>-1,4674932012</text:p>
          </table:table-cell>
          <table:table-cell office:value-type="float" office:value="-7.0034131984" calcext:value-type="float">
            <text:p>-7,0034131984</text:p>
          </table:table-cell>
          <table:table-cell office:value-type="float" office:value="-15.1448858977" calcext:value-type="float">
            <text:p>-15,144885897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.8224000536" calcext:value-type="float">
            <text:p>-1,8224000536</text:p>
          </table:table-cell>
          <table:table-cell office:value-type="float" office:value="-6.5027053278" calcext:value-type="float">
            <text:p>-6,5027053278</text:p>
          </table:table-cell>
          <table:table-cell office:value-type="float" office:value="-16.162602089" calcext:value-type="float">
            <text:p>-16,1626020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3.2411138914" calcext:value-type="float">
            <text:p>-3,2411138914</text:p>
          </table:table-cell>
          <table:table-cell office:value-type="float" office:value="-8.6090282463" calcext:value-type="float">
            <text:p>-8,6090282463</text:p>
          </table:table-cell>
          <table:table-cell office:value-type="float" office:value="-15.3536362165" calcext:value-type="float">
            <text:p>-15,35363621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9.6386945241" calcext:value-type="float">
            <text:p>-9,6386945241</text:p>
          </table:table-cell>
          <table:table-cell office:value-type="float" office:value="-13.7398462038" calcext:value-type="float">
            <text:p>-13,7398462038</text:p>
          </table:table-cell>
          <table:table-cell office:value-type="float" office:value="-16.9486051788" calcext:value-type="float">
            <text:p>-16,94860517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9.4502617208" calcext:value-type="float">
            <text:p>-9,4502617208</text:p>
          </table:table-cell>
          <table:table-cell office:value-type="float" office:value="-10.1957584799" calcext:value-type="float">
            <text:p>-10,1957584799</text:p>
          </table:table-cell>
          <table:table-cell office:value-type="float" office:value="-19.8441760239" calcext:value-type="float">
            <text:p>-19,84417602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5.949876241" calcext:value-type="float">
            <text:p>-5,949876241</text:p>
          </table:table-cell>
          <table:table-cell office:value-type="float" office:value="-11.0587558525" calcext:value-type="float">
            <text:p>-11,0587558525</text:p>
          </table:table-cell>
          <table:table-cell office:value-type="float" office:value="-20.6069225695" calcext:value-type="float">
            <text:p>-20,60692256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9.0507939121" calcext:value-type="float">
            <text:p>-9,0507939121</text:p>
          </table:table-cell>
          <table:table-cell office:value-type="float" office:value="-16.0440385808" calcext:value-type="float">
            <text:p>-16,0440385808</text:p>
          </table:table-cell>
          <table:table-cell office:value-type="float" office:value="-22.2180362337" calcext:value-type="float">
            <text:p>-22,21803623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0.8608466429" calcext:value-type="float">
            <text:p>-10,8608466429</text:p>
          </table:table-cell>
          <table:table-cell office:value-type="float" office:value="-14.5784014806" calcext:value-type="float">
            <text:p>-14,5784014806</text:p>
          </table:table-cell>
          <table:table-cell office:value-type="float" office:value="-24.3405080416" calcext:value-type="float">
            <text:p>-24,34050804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2.5201625392" calcext:value-type="float">
            <text:p>-12,5201625392</text:p>
          </table:table-cell>
          <table:table-cell office:value-type="float" office:value="-15.7988728977" calcext:value-type="float">
            <text:p>-15,7988728977</text:p>
          </table:table-cell>
          <table:table-cell office:value-type="float" office:value="-27.7986477166" calcext:value-type="float">
            <text:p>-27,79864771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1.5378350846" calcext:value-type="float">
            <text:p>-11,5378350846</text:p>
          </table:table-cell>
          <table:table-cell office:value-type="float" office:value="-20.1769412255" calcext:value-type="float">
            <text:p>-20,1769412255</text:p>
          </table:table-cell>
          <table:table-cell office:value-type="float" office:value="-33.7254247093" calcext:value-type="float">
            <text:p>-33,725424709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6.8018286234" calcext:value-type="float">
            <text:p>-6,8018286234</text:p>
          </table:table-cell>
          <table:table-cell office:value-type="float" office:value="-19.7159407642" calcext:value-type="float">
            <text:p>-19,7159407642</text:p>
          </table:table-cell>
          <table:table-cell office:value-type="float" office:value="-35.4669547981" calcext:value-type="float">
            <text:p>-35,46695479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6.0386657063" calcext:value-type="float">
            <text:p>-6,0386657063</text:p>
          </table:table-cell>
          <table:table-cell office:value-type="float" office:value="-20.1905863182" calcext:value-type="float">
            <text:p>-20,1905863182</text:p>
          </table:table-cell>
          <table:table-cell office:value-type="float" office:value="-36.7782296938" calcext:value-type="float">
            <text:p>-36,778229693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5.2171247043" calcext:value-type="float">
            <text:p>-5,2171247043</text:p>
          </table:table-cell>
          <table:table-cell office:value-type="float" office:value="-22.4650309565" calcext:value-type="float">
            <text:p>-22,4650309565</text:p>
          </table:table-cell>
          <table:table-cell office:value-type="float" office:value="-39.3525566774" calcext:value-type="float">
            <text:p>-39,35255667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1.5527575486" calcext:value-type="float">
            <text:p>-1,5527575486</text:p>
          </table:table-cell>
          <table:table-cell office:value-type="float" office:value="-22.3309656985" calcext:value-type="float">
            <text:p>-22,3309656985</text:p>
          </table:table-cell>
          <table:table-cell office:value-type="float" office:value="-40.039339561" calcext:value-type="float">
            <text:p>-40,03933956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1.7583026544" calcext:value-type="float">
            <text:p>1,7583026544</text:p>
          </table:table-cell>
          <table:table-cell office:value-type="float" office:value="-21.9966646894" calcext:value-type="float">
            <text:p>-21,9966646894</text:p>
          </table:table-cell>
          <table:table-cell office:value-type="float" office:value="-39.2371321594" calcext:value-type="float">
            <text:p>-39,237132159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.6925444971" calcext:value-type="float">
            <text:p>2,6925444971</text:p>
          </table:table-cell>
          <table:table-cell office:value-type="float" office:value="-22.1288022234" calcext:value-type="float">
            <text:p>-22,1288022234</text:p>
          </table:table-cell>
          <table:table-cell office:value-type="float" office:value="-37.7364959342" calcext:value-type="float">
            <text:p>-37,73649593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.9762670052" calcext:value-type="float">
            <text:p>2,9762670052</text:p>
          </table:table-cell>
          <table:table-cell office:value-type="float" office:value="-22.0397449323" calcext:value-type="float">
            <text:p>-22,0397449323</text:p>
          </table:table-cell>
          <table:table-cell office:value-type="float" office:value="-36.8341999126" calcext:value-type="float">
            <text:p>-36,83419991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4.9922325311" calcext:value-type="float">
            <text:p>4,9922325311</text:p>
          </table:table-cell>
          <table:table-cell office:value-type="float" office:value="-21.6737242003" calcext:value-type="float">
            <text:p>-21,6737242003</text:p>
          </table:table-cell>
          <table:table-cell office:value-type="float" office:value="-35.4686588962" calcext:value-type="float">
            <text:p>-35,46865889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5.4422450996" calcext:value-type="float">
            <text:p>5,4422450996</text:p>
          </table:table-cell>
          <table:table-cell office:value-type="float" office:value="-21.3549268974" calcext:value-type="float">
            <text:p>-21,3549268974</text:p>
          </table:table-cell>
          <table:table-cell office:value-type="float" office:value="-33.2774991707" calcext:value-type="float">
            <text:p>-33,27749917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4.797718915" calcext:value-type="float">
            <text:p>4,797718915</text:p>
          </table:table-cell>
          <table:table-cell office:value-type="float" office:value="-19.476855713" calcext:value-type="float">
            <text:p>-19,476855713</text:p>
          </table:table-cell>
          <table:table-cell office:value-type="float" office:value="-32.6741388916" calcext:value-type="float">
            <text:p>-32,674138891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6.4153521616" calcext:value-type="float">
            <text:p>6,4153521616</text:p>
          </table:table-cell>
          <table:table-cell office:value-type="float" office:value="-16.0391695367" calcext:value-type="float">
            <text:p>-16,0391695367</text:p>
          </table:table-cell>
          <table:table-cell office:value-type="float" office:value="-31.2425714522" calcext:value-type="float">
            <text:p>-31,242571452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8.5157918972" calcext:value-type="float">
            <text:p>8,5157918972</text:p>
          </table:table-cell>
          <table:table-cell office:value-type="float" office:value="-17.3655344203" calcext:value-type="float">
            <text:p>-17,3655344203</text:p>
          </table:table-cell>
          <table:table-cell office:value-type="float" office:value="-29.0673514756" calcext:value-type="float">
            <text:p>-29,067351475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13.9445588078" calcext:value-type="float">
            <text:p>13,9445588078</text:p>
          </table:table-cell>
          <table:table-cell office:value-type="float" office:value="-15.9475849319" calcext:value-type="float">
            <text:p>-15,9475849319</text:p>
          </table:table-cell>
          <table:table-cell office:value-type="float" office:value="-27.403548663" calcext:value-type="float">
            <text:p>-27,40354866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13.590891844" calcext:value-type="float">
            <text:p>13,590891844</text:p>
          </table:table-cell>
          <table:table-cell office:value-type="float" office:value="-9.8613826586" calcext:value-type="float">
            <text:p>-9,8613826586</text:p>
          </table:table-cell>
          <table:table-cell office:value-type="float" office:value="-20.4691381281" calcext:value-type="float">
            <text:p>-20,469138128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6.4994687923" calcext:value-type="float">
            <text:p>6,4994687923</text:p>
          </table:table-cell>
          <table:table-cell office:value-type="float" office:value="-12.6184420252" calcext:value-type="float">
            <text:p>-12,6184420252</text:p>
          </table:table-cell>
          <table:table-cell office:value-type="float" office:value="-20.1437814448" calcext:value-type="float">
            <text:p>-20,143781444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8.724179411" calcext:value-type="float">
            <text:p>8,724179411</text:p>
          </table:table-cell>
          <table:table-cell office:value-type="float" office:value="-12.0470753516" calcext:value-type="float">
            <text:p>-12,0470753516</text:p>
          </table:table-cell>
          <table:table-cell office:value-type="float" office:value="-19.2399511902" calcext:value-type="float">
            <text:p>-19,239951190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9.0814378897" calcext:value-type="float">
            <text:p>9,0814378897</text:p>
          </table:table-cell>
          <table:table-cell office:value-type="float" office:value="-4.4356004774" calcext:value-type="float">
            <text:p>-4,4356004774</text:p>
          </table:table-cell>
          <table:table-cell office:value-type="float" office:value="-13.6525783688" calcext:value-type="float">
            <text:p>-13,652578368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3.3371015754" calcext:value-type="float">
            <text:p>3,3371015754</text:p>
          </table:table-cell>
          <table:table-cell office:value-type="float" office:value="-10.1888611649" calcext:value-type="float">
            <text:p>-10,1888611649</text:p>
          </table:table-cell>
          <table:table-cell office:value-type="float" office:value="-15.6317942741" calcext:value-type="float">
            <text:p>-15,631794274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9.5389344788" calcext:value-type="float">
            <text:p>9,5389344788</text:p>
          </table:table-cell>
          <table:table-cell office:value-type="float" office:value="-10.1924410419" calcext:value-type="float">
            <text:p>-10,1924410419</text:p>
          </table:table-cell>
          <table:table-cell office:value-type="float" office:value="-15.4861235307" calcext:value-type="float">
            <text:p>-15,486123530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0" calcext:value-type="float">
            <text:p>0</text:p>
          </table:table-cell>
          <table:table-cell office:value-type="float" office:value="0.1899686778" calcext:value-type="float">
            <text:p>0,1899686778</text:p>
          </table:table-cell>
          <table:table-cell office:value-type="float" office:value="-6.7554887166" calcext:value-type="float">
            <text:p>-6,7554887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0" calcext:value-type="float">
            <text:p>0</text:p>
          </table:table-cell>
          <table:table-cell office:value-type="float" office:value="-10.7321000593" calcext:value-type="float">
            <text:p>-10,7321000593</text:p>
          </table:table-cell>
          <table:table-cell office:value-type="float" office:value="-18.342486083" calcext:value-type="float">
            <text:p>-18,3424860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-0.679408944" calcext:value-type="float">
            <text:p>-0,679408944</text:p>
          </table:table-cell>
          <table:table-cell office:value-type="float" office:value="-10.5949941068" calcext:value-type="float">
            <text:p>-10,5949941068</text:p>
          </table:table-cell>
          <table:table-cell office:value-type="float" office:value="-18.3001321871" calcext:value-type="float">
            <text:p>-18,30013218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2.0096932003" calcext:value-type="float">
            <text:p>-2,0096932003</text:p>
          </table:table-cell>
          <table:table-cell office:value-type="float" office:value="-9.4248404267" calcext:value-type="float">
            <text:p>-9,4248404267</text:p>
          </table:table-cell>
          <table:table-cell office:value-type="float" office:value="-17.7891520306" calcext:value-type="float">
            <text:p>-17,789152030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8.1273551293" calcext:value-type="float">
            <text:p>-8,1273551293</text:p>
          </table:table-cell>
          <table:table-cell office:value-type="float" office:value="-10.5322215455" calcext:value-type="float">
            <text:p>-10,5322215455</text:p>
          </table:table-cell>
          <table:table-cell office:value-type="float" office:value="-18.6713801921" calcext:value-type="float">
            <text:p>-18,67138019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0.0682683875" calcext:value-type="float">
            <text:p>-10,0682683875</text:p>
          </table:table-cell>
          <table:table-cell office:value-type="float" office:value="-15.5097707251" calcext:value-type="float">
            <text:p>-15,5097707251</text:p>
          </table:table-cell>
          <table:table-cell office:value-type="float" office:value="-24.1725955896" calcext:value-type="float">
            <text:p>-24,17259558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6.4815324032" calcext:value-type="float">
            <text:p>-6,4815324032</text:p>
          </table:table-cell>
          <table:table-cell office:value-type="float" office:value="-11.0970258505" calcext:value-type="float">
            <text:p>-11,0970258505</text:p>
          </table:table-cell>
          <table:table-cell office:value-type="float" office:value="-22.7896828199" calcext:value-type="float">
            <text:p>-22,78968281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0.724044321" calcext:value-type="float">
            <text:p>-10,724044321</text:p>
          </table:table-cell>
          <table:table-cell office:value-type="float" office:value="-12.2242631161" calcext:value-type="float">
            <text:p>-12,2242631161</text:p>
          </table:table-cell>
          <table:table-cell office:value-type="float" office:value="-24.3428129689" calcext:value-type="float">
            <text:p>-24,34281296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1.8530575958" calcext:value-type="float">
            <text:p>-11,8530575958</text:p>
          </table:table-cell>
          <table:table-cell office:value-type="float" office:value="-18.606760347" calcext:value-type="float">
            <text:p>-18,606760347</text:p>
          </table:table-cell>
          <table:table-cell office:value-type="float" office:value="-30.1210169457" calcext:value-type="float">
            <text:p>-30,12101694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8.541869865" calcext:value-type="float">
            <text:p>-8,541869865</text:p>
          </table:table-cell>
          <table:table-cell office:value-type="float" office:value="-17.4584558426" calcext:value-type="float">
            <text:p>-17,4584558426</text:p>
          </table:table-cell>
          <table:table-cell office:value-type="float" office:value="-30.4383043634" calcext:value-type="float">
            <text:p>-30,43830436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1.6547788745" calcext:value-type="float">
            <text:p>-11,6547788745</text:p>
          </table:table-cell>
          <table:table-cell office:value-type="float" office:value="-17.0257237533" calcext:value-type="float">
            <text:p>-17,0257237533</text:p>
          </table:table-cell>
          <table:table-cell office:value-type="float" office:value="-32.776714096" calcext:value-type="float">
            <text:p>-32,7767140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1.3968049622" calcext:value-type="float">
            <text:p>-11,3968049622</text:p>
          </table:table-cell>
          <table:table-cell office:value-type="float" office:value="-18.042929552" calcext:value-type="float">
            <text:p>-18,042929552</text:p>
          </table:table-cell>
          <table:table-cell office:value-type="float" office:value="-38.5319384798" calcext:value-type="float">
            <text:p>-38,53193847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6.9210529593" calcext:value-type="float">
            <text:p>-6,9210529593</text:p>
          </table:table-cell>
          <table:table-cell office:value-type="float" office:value="-18.7385211333" calcext:value-type="float">
            <text:p>-18,7385211333</text:p>
          </table:table-cell>
          <table:table-cell office:value-type="float" office:value="-39.6803112907" calcext:value-type="float">
            <text:p>-39,68031129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7.1132141652" calcext:value-type="float">
            <text:p>-7,1132141652</text:p>
          </table:table-cell>
          <table:table-cell office:value-type="float" office:value="-20.06694756" calcext:value-type="float">
            <text:p>-20,06694756</text:p>
          </table:table-cell>
          <table:table-cell office:value-type="float" office:value="-41.0964264129" calcext:value-type="float">
            <text:p>-41,096426412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6.4375215303" calcext:value-type="float">
            <text:p>-6,4375215303</text:p>
          </table:table-cell>
          <table:table-cell office:value-type="float" office:value="-21.042046532" calcext:value-type="float">
            <text:p>-21,042046532</text:p>
          </table:table-cell>
          <table:table-cell office:value-type="float" office:value="-44.3014699364" calcext:value-type="float">
            <text:p>-44,301469936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3.0373237367" calcext:value-type="float">
            <text:p>-3,0373237367</text:p>
          </table:table-cell>
          <table:table-cell office:value-type="float" office:value="-21.7981786366" calcext:value-type="float">
            <text:p>-21,7981786366</text:p>
          </table:table-cell>
          <table:table-cell office:value-type="float" office:value="-45.2710925696" calcext:value-type="float">
            <text:p>-45,271092569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0.9436309681" calcext:value-type="float">
            <text:p>-0,9436309681</text:p>
          </table:table-cell>
          <table:table-cell office:value-type="float" office:value="-23.5911732143" calcext:value-type="float">
            <text:p>-23,5911732143</text:p>
          </table:table-cell>
          <table:table-cell office:value-type="float" office:value="-45.402982284" calcext:value-type="float">
            <text:p>-45,4029822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0.3237867527" calcext:value-type="float">
            <text:p>0,3237867527</text:p>
          </table:table-cell>
          <table:table-cell office:value-type="float" office:value="-25.5356764062" calcext:value-type="float">
            <text:p>-25,5356764062</text:p>
          </table:table-cell>
          <table:table-cell office:value-type="float" office:value="-45.560543303" calcext:value-type="float">
            <text:p>-45,5605433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2.3269249946" calcext:value-type="float">
            <text:p>2,3269249946</text:p>
          </table:table-cell>
          <table:table-cell office:value-type="float" office:value="-25.5963760143" calcext:value-type="float">
            <text:p>-25,5963760143</text:p>
          </table:table-cell>
          <table:table-cell office:value-type="float" office:value="-45.4533863371" calcext:value-type="float">
            <text:p>-45,45338633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5.0708548067" calcext:value-type="float">
            <text:p>5,0708548067</text:p>
          </table:table-cell>
          <table:table-cell office:value-type="float" office:value="-24.6189262602" calcext:value-type="float">
            <text:p>-24,6189262602</text:p>
          </table:table-cell>
          <table:table-cell office:value-type="float" office:value="-44.5711750127" calcext:value-type="float">
            <text:p>-44,57117501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7.1534003163" calcext:value-type="float">
            <text:p>7,1534003163</text:p>
          </table:table-cell>
          <table:table-cell office:value-type="float" office:value="-25.1842293534" calcext:value-type="float">
            <text:p>-25,1842293534</text:p>
          </table:table-cell>
          <table:table-cell office:value-type="float" office:value="-43.1107177026" calcext:value-type="float">
            <text:p>-43,11071770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9.9641441766" calcext:value-type="float">
            <text:p>9,9641441766</text:p>
          </table:table-cell>
          <table:table-cell office:value-type="float" office:value="-23.2477335727" calcext:value-type="float">
            <text:p>-23,2477335727</text:p>
          </table:table-cell>
          <table:table-cell office:value-type="float" office:value="-40.5552423348" calcext:value-type="float">
            <text:p>-40,55524233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9.7854636454" calcext:value-type="float">
            <text:p>9,7854636454</text:p>
          </table:table-cell>
          <table:table-cell office:value-type="float" office:value="-18.0934107422" calcext:value-type="float">
            <text:p>-18,0934107422</text:p>
          </table:table-cell>
          <table:table-cell office:value-type="float" office:value="-36.0621408226" calcext:value-type="float">
            <text:p>-36,062140822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7.9208978118" calcext:value-type="float">
            <text:p>7,9208978118</text:p>
          </table:table-cell>
          <table:table-cell office:value-type="float" office:value="-17.7419635286" calcext:value-type="float">
            <text:p>-17,7419635286</text:p>
          </table:table-cell>
          <table:table-cell office:value-type="float" office:value="-35.3047135544" calcext:value-type="float">
            <text:p>-35,304713554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3.4960633136" calcext:value-type="float">
            <text:p>13,4960633136</text:p>
          </table:table-cell>
          <table:table-cell office:value-type="float" office:value="-17.9300574593" calcext:value-type="float">
            <text:p>-17,9300574593</text:p>
          </table:table-cell>
          <table:table-cell office:value-type="float" office:value="-33.0923557257" calcext:value-type="float">
            <text:p>-33,092355725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2.9630214842" calcext:value-type="float">
            <text:p>12,9630214842</text:p>
          </table:table-cell>
          <table:table-cell office:value-type="float" office:value="-17.0914106873" calcext:value-type="float">
            <text:p>-17,0914106873</text:p>
          </table:table-cell>
          <table:table-cell office:value-type="float" office:value="-25.6481567097" calcext:value-type="float">
            <text:p>-25,648156709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6.4085848333" calcext:value-type="float">
            <text:p>6,4085848333</text:p>
          </table:table-cell>
          <table:table-cell office:value-type="float" office:value="-17.3684462336" calcext:value-type="float">
            <text:p>-17,3684462336</text:p>
          </table:table-cell>
          <table:table-cell office:value-type="float" office:value="-26.3269254754" calcext:value-type="float">
            <text:p>-26,326925475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2.5295141513" calcext:value-type="float">
            <text:p>12,5295141513</text:p>
          </table:table-cell>
          <table:table-cell office:value-type="float" office:value="-15.9675397228" calcext:value-type="float">
            <text:p>-15,9675397228</text:p>
          </table:table-cell>
          <table:table-cell office:value-type="float" office:value="-24.9901772065" calcext:value-type="float">
            <text:p>-24,990177206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1.9030466308" calcext:value-type="float">
            <text:p>11,9030466308</text:p>
          </table:table-cell>
          <table:table-cell office:value-type="float" office:value="-10.8738023056" calcext:value-type="float">
            <text:p>-10,8738023056</text:p>
          </table:table-cell>
          <table:table-cell office:value-type="float" office:value="-16.2812956107" calcext:value-type="float">
            <text:p>-16,281295610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3.2404736863" calcext:value-type="float">
            <text:p>3,2404736863</text:p>
          </table:table-cell>
          <table:table-cell office:value-type="float" office:value="-10.7325151042" calcext:value-type="float">
            <text:p>-10,7325151042</text:p>
          </table:table-cell>
          <table:table-cell office:value-type="float" office:value="-19.2482053155" calcext:value-type="float">
            <text:p>-19,248205315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2.3388634939" calcext:value-type="float">
            <text:p>12,3388634939</text:p>
          </table:table-cell>
          <table:table-cell office:value-type="float" office:value="-7.8190741732" calcext:value-type="float">
            <text:p>-7,8190741732</text:p>
          </table:table-cell>
          <table:table-cell office:value-type="float" office:value="-18.841113416" calcext:value-type="float">
            <text:p>-18,8411134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02" calcext:value-type="float">
            <text:p>-241,02</text:p>
          </table:table-cell>
          <table:table-cell office:value-type="float" office:value="0" calcext:value-type="float">
            <text:p>0</text:p>
          </table:table-cell>
          <table:table-cell office:value-type="float" office:value="-5.9471332878" calcext:value-type="float">
            <text:p>-5,9471332878</text:p>
          </table:table-cell>
          <table:table-cell office:value-type="float" office:value="-7.7687023873" calcext:value-type="float">
            <text:p>-7,7687023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-9.9608861609" calcext:value-type="float">
            <text:p>-9,9608861609</text:p>
          </table:table-cell>
          <table:table-cell office:value-type="float" office:value="-21.7695494495" calcext:value-type="float">
            <text:p>-21,76954944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0.1602335619" calcext:value-type="float">
            <text:p>-0,1602335619</text:p>
          </table:table-cell>
          <table:table-cell office:value-type="float" office:value="-9.7012012227" calcext:value-type="float">
            <text:p>-9,7012012227</text:p>
          </table:table-cell>
          <table:table-cell office:value-type="float" office:value="-21.6383333598" calcext:value-type="float">
            <text:p>-21,63833335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1.7596274923" calcext:value-type="float">
            <text:p>-1,7596274923</text:p>
          </table:table-cell>
          <table:table-cell office:value-type="float" office:value="-9.1462371742" calcext:value-type="float">
            <text:p>-9,1462371742</text:p>
          </table:table-cell>
          <table:table-cell office:value-type="float" office:value="-20.5528330943" calcext:value-type="float">
            <text:p>-20,55283309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9.3260441898" calcext:value-type="float">
            <text:p>-9,3260441898</text:p>
          </table:table-cell>
          <table:table-cell office:value-type="float" office:value="-9.4118359143" calcext:value-type="float">
            <text:p>-9,4118359143</text:p>
          </table:table-cell>
          <table:table-cell office:value-type="float" office:value="-21.820634102" calcext:value-type="float">
            <text:p>-21,820634102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0.2034988224" calcext:value-type="float">
            <text:p>-10,2034988224</text:p>
          </table:table-cell>
          <table:table-cell office:value-type="float" office:value="-10.7335278427" calcext:value-type="float">
            <text:p>-10,7335278427</text:p>
          </table:table-cell>
          <table:table-cell office:value-type="float" office:value="-28.2582546851" calcext:value-type="float">
            <text:p>-28,25825468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6.1647541185" calcext:value-type="float">
            <text:p>-6,1647541185</text:p>
          </table:table-cell>
          <table:table-cell office:value-type="float" office:value="-9.9680244615" calcext:value-type="float">
            <text:p>-9,9680244615</text:p>
          </table:table-cell>
          <table:table-cell office:value-type="float" office:value="-25.6297899997" calcext:value-type="float">
            <text:p>-25,62978999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3.4596107375" calcext:value-type="float">
            <text:p>-13,4596107375</text:p>
          </table:table-cell>
          <table:table-cell office:value-type="float" office:value="-11.2682259523" calcext:value-type="float">
            <text:p>-11,2682259523</text:p>
          </table:table-cell>
          <table:table-cell office:value-type="float" office:value="-27.647824901" calcext:value-type="float">
            <text:p>-27,6478249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4.2849866386" calcext:value-type="float">
            <text:p>-14,2849866386</text:p>
          </table:table-cell>
          <table:table-cell office:value-type="float" office:value="-14.4240700023" calcext:value-type="float">
            <text:p>-14,4240700023</text:p>
          </table:table-cell>
          <table:table-cell office:value-type="float" office:value="-35.4255158676" calcext:value-type="float">
            <text:p>-35,42551586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9.2798100492" calcext:value-type="float">
            <text:p>-9,2798100492</text:p>
          </table:table-cell>
          <table:table-cell office:value-type="float" office:value="-15.7910391572" calcext:value-type="float">
            <text:p>-15,7910391572</text:p>
          </table:table-cell>
          <table:table-cell office:value-type="float" office:value="-35.5613532756" calcext:value-type="float">
            <text:p>-35,56135327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3.1046362486" calcext:value-type="float">
            <text:p>-13,1046362486</text:p>
          </table:table-cell>
          <table:table-cell office:value-type="float" office:value="-18.1461887326" calcext:value-type="float">
            <text:p>-18,1461887326</text:p>
          </table:table-cell>
          <table:table-cell office:value-type="float" office:value="-38.1318205366" calcext:value-type="float">
            <text:p>-38,13182053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3.2506324646" calcext:value-type="float">
            <text:p>-13,2506324646</text:p>
          </table:table-cell>
          <table:table-cell office:value-type="float" office:value="-19.2935966229" calcext:value-type="float">
            <text:p>-19,2935966229</text:p>
          </table:table-cell>
          <table:table-cell office:value-type="float" office:value="-44.5732463244" calcext:value-type="float">
            <text:p>-44,573246324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8.8258466314" calcext:value-type="float">
            <text:p>-8,8258466314</text:p>
          </table:table-cell>
          <table:table-cell office:value-type="float" office:value="-21.3419533122" calcext:value-type="float">
            <text:p>-21,3419533122</text:p>
          </table:table-cell>
          <table:table-cell office:value-type="float" office:value="-46.284849416" calcext:value-type="float">
            <text:p>-46,2848494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8.342191105" calcext:value-type="float">
            <text:p>-8,342191105</text:p>
          </table:table-cell>
          <table:table-cell office:value-type="float" office:value="-24.5894269977" calcext:value-type="float">
            <text:p>-24,5894269977</text:p>
          </table:table-cell>
          <table:table-cell office:value-type="float" office:value="-48.525111465" calcext:value-type="float">
            <text:p>-48,52511146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6.9483557742" calcext:value-type="float">
            <text:p>-6,9483557742</text:p>
          </table:table-cell>
          <table:table-cell office:value-type="float" office:value="-24.2968095897" calcext:value-type="float">
            <text:p>-24,2968095897</text:p>
          </table:table-cell>
          <table:table-cell office:value-type="float" office:value="-51.7583422235" calcext:value-type="float">
            <text:p>-51,75834222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4.1018842309" calcext:value-type="float">
            <text:p>-4,1018842309</text:p>
          </table:table-cell>
          <table:table-cell office:value-type="float" office:value="-24.0179742693" calcext:value-type="float">
            <text:p>-24,0179742693</text:p>
          </table:table-cell>
          <table:table-cell office:value-type="float" office:value="-52.8117552041" calcext:value-type="float">
            <text:p>-52,81175520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-1.9791951152" calcext:value-type="float">
            <text:p>-1,9791951152</text:p>
          </table:table-cell>
          <table:table-cell office:value-type="float" office:value="-24.9747008899" calcext:value-type="float">
            <text:p>-24,9747008899</text:p>
          </table:table-cell>
          <table:table-cell office:value-type="float" office:value="-53.6324248175" calcext:value-type="float">
            <text:p>-53,63242481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0.6873417038" calcext:value-type="float">
            <text:p>0,6873417038</text:p>
          </table:table-cell>
          <table:table-cell office:value-type="float" office:value="-25.31948023" calcext:value-type="float">
            <text:p>-25,31948023</text:p>
          </table:table-cell>
          <table:table-cell office:value-type="float" office:value="-54.0993169573" calcext:value-type="float">
            <text:p>-54,099316957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3.8930171445" calcext:value-type="float">
            <text:p>3,8930171445</text:p>
          </table:table-cell>
          <table:table-cell office:value-type="float" office:value="-24.4702732262" calcext:value-type="float">
            <text:p>-24,4702732262</text:p>
          </table:table-cell>
          <table:table-cell office:value-type="float" office:value="-53.4609954149" calcext:value-type="float">
            <text:p>-53,460995414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5.404379192" calcext:value-type="float">
            <text:p>5,404379192</text:p>
          </table:table-cell>
          <table:table-cell office:value-type="float" office:value="-23.2314518022" calcext:value-type="float">
            <text:p>-23,2314518022</text:p>
          </table:table-cell>
          <table:table-cell office:value-type="float" office:value="-51.8628198527" calcext:value-type="float">
            <text:p>-51,86281985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6.8134377871" calcext:value-type="float">
            <text:p>6,8134377871</text:p>
          </table:table-cell>
          <table:table-cell office:value-type="float" office:value="-23.8561272" calcext:value-type="float">
            <text:p>-23,8561272</text:p>
          </table:table-cell>
          <table:table-cell office:value-type="float" office:value="-51.3120474247" calcext:value-type="float">
            <text:p>-51,31204742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1.8885375329" calcext:value-type="float">
            <text:p>11,8885375329</text:p>
          </table:table-cell>
          <table:table-cell office:value-type="float" office:value="-23.0927314981" calcext:value-type="float">
            <text:p>-23,0927314981</text:p>
          </table:table-cell>
          <table:table-cell office:value-type="float" office:value="-48.5035801641" calcext:value-type="float">
            <text:p>-48,503580164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1.9211222057" calcext:value-type="float">
            <text:p>11,9211222057</text:p>
          </table:table-cell>
          <table:table-cell office:value-type="float" office:value="-20.5501102076" calcext:value-type="float">
            <text:p>-20,5501102076</text:p>
          </table:table-cell>
          <table:table-cell office:value-type="float" office:value="-42.6008804455" calcext:value-type="float">
            <text:p>-42,60088044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8.6791451734" calcext:value-type="float">
            <text:p>8,6791451734</text:p>
          </table:table-cell>
          <table:table-cell office:value-type="float" office:value="-19.4755726429" calcext:value-type="float">
            <text:p>-19,4755726429</text:p>
          </table:table-cell>
          <table:table-cell office:value-type="float" office:value="-41.9978916546" calcext:value-type="float">
            <text:p>-41,99789165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4.5951116491" calcext:value-type="float">
            <text:p>14,5951116491</text:p>
          </table:table-cell>
          <table:table-cell office:value-type="float" office:value="-18.1550755724" calcext:value-type="float">
            <text:p>-18,1550755724</text:p>
          </table:table-cell>
          <table:table-cell office:value-type="float" office:value="-39.4176867945" calcext:value-type="float">
            <text:p>-39,417686794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4.1525030764" calcext:value-type="float">
            <text:p>14,1525030764</text:p>
          </table:table-cell>
          <table:table-cell office:value-type="float" office:value="-15.8300137942" calcext:value-type="float">
            <text:p>-15,8300137942</text:p>
          </table:table-cell>
          <table:table-cell office:value-type="float" office:value="-31.2528983364" calcext:value-type="float">
            <text:p>-31,252898336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7.6233397635" calcext:value-type="float">
            <text:p>7,6233397635</text:p>
          </table:table-cell>
          <table:table-cell office:value-type="float" office:value="-14.2001747355" calcext:value-type="float">
            <text:p>-14,2001747355</text:p>
          </table:table-cell>
          <table:table-cell office:value-type="float" office:value="-31.8443404277" calcext:value-type="float">
            <text:p>-31,844340427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5.2188233323" calcext:value-type="float">
            <text:p>15,2188233323</text:p>
          </table:table-cell>
          <table:table-cell office:value-type="float" office:value="-10.7883938546" calcext:value-type="float">
            <text:p>-10,7883938546</text:p>
          </table:table-cell>
          <table:table-cell office:value-type="float" office:value="-29.8020331751" calcext:value-type="float">
            <text:p>-29,802033175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14.3164625083" calcext:value-type="float">
            <text:p>14,3164625083</text:p>
          </table:table-cell>
          <table:table-cell office:value-type="float" office:value="-9.8642587743" calcext:value-type="float">
            <text:p>-9,8642587743</text:p>
          </table:table-cell>
          <table:table-cell office:value-type="float" office:value="-19.4969926568" calcext:value-type="float">
            <text:p>-19,496992656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6.3918297078" calcext:value-type="float">
            <text:p>6,3918297078</text:p>
          </table:table-cell>
          <table:table-cell office:value-type="float" office:value="-8.715644482" calcext:value-type="float">
            <text:p>-8,715644482</text:p>
          </table:table-cell>
          <table:table-cell office:value-type="float" office:value="-22.3037665259" calcext:value-type="float">
            <text:p>-22,303766525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14.3243162952" calcext:value-type="float">
            <text:p>14,3243162952</text:p>
          </table:table-cell>
          <table:table-cell office:value-type="float" office:value="0.8012128134" calcext:value-type="float">
            <text:p>0,8012128134</text:p>
          </table:table-cell>
          <table:table-cell office:value-type="float" office:value="-19.4313866253" calcext:value-type="float">
            <text:p>-19,431386625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58" calcext:value-type="float">
            <text:p>-240,58</text:p>
          </table:table-cell>
          <table:table-cell office:value-type="float" office:value="0" calcext:value-type="float">
            <text:p>0</text:p>
          </table:table-cell>
          <table:table-cell office:value-type="float" office:value="-6.2961851375" calcext:value-type="float">
            <text:p>-6,2961851375</text:p>
          </table:table-cell>
          <table:table-cell office:value-type="float" office:value="-10.1605852889" calcext:value-type="float">
            <text:p>-10,1605852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0" calcext:value-type="float">
            <text:p>0</text:p>
          </table:table-cell>
          <table:table-cell office:value-type="float" office:value="-8.5854556564" calcext:value-type="float">
            <text:p>-8,5854556564</text:p>
          </table:table-cell>
          <table:table-cell office:value-type="float" office:value="-24.3502561664" calcext:value-type="float">
            <text:p>-24,35025616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0.1352400427" calcext:value-type="float">
            <text:p>0,1352400427</text:p>
          </table:table-cell>
          <table:table-cell office:value-type="float" office:value="-8.2239611362" calcext:value-type="float">
            <text:p>-8,2239611362</text:p>
          </table:table-cell>
          <table:table-cell office:value-type="float" office:value="-24.0577211349" calcext:value-type="float">
            <text:p>-24,05772113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1.7203278919" calcext:value-type="float">
            <text:p>-1,7203278919</text:p>
          </table:table-cell>
          <table:table-cell office:value-type="float" office:value="-8.1251919539" calcext:value-type="float">
            <text:p>-8,1251919539</text:p>
          </table:table-cell>
          <table:table-cell office:value-type="float" office:value="-23.0865492272" calcext:value-type="float">
            <text:p>-23,08654922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9.7146457978" calcext:value-type="float">
            <text:p>-9,7146457978</text:p>
          </table:table-cell>
          <table:table-cell office:value-type="float" office:value="-8.4708202242" calcext:value-type="float">
            <text:p>-8,4708202242</text:p>
          </table:table-cell>
          <table:table-cell office:value-type="float" office:value="-24.4462259815" calcext:value-type="float">
            <text:p>-24,44622598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0.6244569347" calcext:value-type="float">
            <text:p>-10,6244569347</text:p>
          </table:table-cell>
          <table:table-cell office:value-type="float" office:value="-8.6950791402" calcext:value-type="float">
            <text:p>-8,6950791402</text:p>
          </table:table-cell>
          <table:table-cell office:value-type="float" office:value="-31.0093581403" calcext:value-type="float">
            <text:p>-31,0093581403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7.0162305061" calcext:value-type="float">
            <text:p>-7,0162305061</text:p>
          </table:table-cell>
          <table:table-cell office:value-type="float" office:value="-9.6512967216" calcext:value-type="float">
            <text:p>-9,6512967216</text:p>
          </table:table-cell>
          <table:table-cell office:value-type="float" office:value="-28.4474402535" calcext:value-type="float">
            <text:p>-28,44744025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5.1800898618" calcext:value-type="float">
            <text:p>-15,1800898618</text:p>
          </table:table-cell>
          <table:table-cell office:value-type="float" office:value="-12.9820061017" calcext:value-type="float">
            <text:p>-12,9820061017</text:p>
          </table:table-cell>
          <table:table-cell office:value-type="float" office:value="-31.1244441408" calcext:value-type="float">
            <text:p>-31,12444414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6.3758708007" calcext:value-type="float">
            <text:p>-16,3758708007</text:p>
          </table:table-cell>
          <table:table-cell office:value-type="float" office:value="-13.7935032543" calcext:value-type="float">
            <text:p>-13,7935032543</text:p>
          </table:table-cell>
          <table:table-cell office:value-type="float" office:value="-39.5933350933" calcext:value-type="float">
            <text:p>-39,59333509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2.2639885953" calcext:value-type="float">
            <text:p>-12,2639885953</text:p>
          </table:table-cell>
          <table:table-cell office:value-type="float" office:value="-16.702905298" calcext:value-type="float">
            <text:p>-16,702905298</text:p>
          </table:table-cell>
          <table:table-cell office:value-type="float" office:value="-40.5329053187" calcext:value-type="float">
            <text:p>-40,53290531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5.1573363469" calcext:value-type="float">
            <text:p>-15,1573363469</text:p>
          </table:table-cell>
          <table:table-cell office:value-type="float" office:value="-22.4973952529" calcext:value-type="float">
            <text:p>-22,4973952529</text:p>
          </table:table-cell>
          <table:table-cell office:value-type="float" office:value="-44.5398804986" calcext:value-type="float">
            <text:p>-44,53988049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14.5925695418" calcext:value-type="float">
            <text:p>-14,5925695418</text:p>
          </table:table-cell>
          <table:table-cell office:value-type="float" office:value="-21.2231366043" calcext:value-type="float">
            <text:p>-21,2231366043</text:p>
          </table:table-cell>
          <table:table-cell office:value-type="float" office:value="-50.5159458068" calcext:value-type="float">
            <text:p>-50,515945806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12.2168833341" calcext:value-type="float">
            <text:p>-12,2168833341</text:p>
          </table:table-cell>
          <table:table-cell office:value-type="float" office:value="-21.8842810736" calcext:value-type="float">
            <text:p>-21,8842810736</text:p>
          </table:table-cell>
          <table:table-cell office:value-type="float" office:value="-53.3960839925" calcext:value-type="float">
            <text:p>-53,39608399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10.0680704427" calcext:value-type="float">
            <text:p>-10,0680704427</text:p>
          </table:table-cell>
          <table:table-cell office:value-type="float" office:value="-25.4476924216" calcext:value-type="float">
            <text:p>-25,4476924216</text:p>
          </table:table-cell>
          <table:table-cell office:value-type="float" office:value="-57.8092733585" calcext:value-type="float">
            <text:p>-57,80927335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5.8660688019" calcext:value-type="float">
            <text:p>-5,8660688019</text:p>
          </table:table-cell>
          <table:table-cell office:value-type="float" office:value="-25.1600654818" calcext:value-type="float">
            <text:p>-25,1600654818</text:p>
          </table:table-cell>
          <table:table-cell office:value-type="float" office:value="-60.2465029991" calcext:value-type="float">
            <text:p>-60,246502999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3.7152150302" calcext:value-type="float">
            <text:p>-3,7152150302</text:p>
          </table:table-cell>
          <table:table-cell office:value-type="float" office:value="-24.5911556647" calcext:value-type="float">
            <text:p>-24,5911556647</text:p>
          </table:table-cell>
          <table:table-cell office:value-type="float" office:value="-60.7009475707" calcext:value-type="float">
            <text:p>-60,700947570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-2.2451369355" calcext:value-type="float">
            <text:p>-2,2451369355</text:p>
          </table:table-cell>
          <table:table-cell office:value-type="float" office:value="-24.96824747" calcext:value-type="float">
            <text:p>-24,96824747</text:p>
          </table:table-cell>
          <table:table-cell office:value-type="float" office:value="-61.7738501545" calcext:value-type="float">
            <text:p>-61,773850154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0.8282144164" calcext:value-type="float">
            <text:p>0,8282144164</text:p>
          </table:table-cell>
          <table:table-cell office:value-type="float" office:value="-25.1060355361" calcext:value-type="float">
            <text:p>-25,1060355361</text:p>
          </table:table-cell>
          <table:table-cell office:value-type="float" office:value="-62.3177579032" calcext:value-type="float">
            <text:p>-62,317757903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4.4149534224" calcext:value-type="float">
            <text:p>4,4149534224</text:p>
          </table:table-cell>
          <table:table-cell office:value-type="float" office:value="-24.8498432208" calcext:value-type="float">
            <text:p>-24,8498432208</text:p>
          </table:table-cell>
          <table:table-cell office:value-type="float" office:value="-61.3777841636" calcext:value-type="float">
            <text:p>-61,377784163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5.6850008329" calcext:value-type="float">
            <text:p>5,6850008329</text:p>
          </table:table-cell>
          <table:table-cell office:value-type="float" office:value="-24.4363254451" calcext:value-type="float">
            <text:p>-24,4363254451</text:p>
          </table:table-cell>
          <table:table-cell office:value-type="float" office:value="-59.4963224844" calcext:value-type="float">
            <text:p>-59,49632248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7.2921206204" calcext:value-type="float">
            <text:p>7,2921206204</text:p>
          </table:table-cell>
          <table:table-cell office:value-type="float" office:value="-23.6073407096" calcext:value-type="float">
            <text:p>-23,6073407096</text:p>
          </table:table-cell>
          <table:table-cell office:value-type="float" office:value="-59.0374232034" calcext:value-type="float">
            <text:p>-59,03742320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3.270161169" calcext:value-type="float">
            <text:p>13,270161169</text:p>
          </table:table-cell>
          <table:table-cell office:value-type="float" office:value="-21.4802984096" calcext:value-type="float">
            <text:p>-21,4802984096</text:p>
          </table:table-cell>
          <table:table-cell office:value-type="float" office:value="-55.8021181718" calcext:value-type="float">
            <text:p>-55,802118171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3.4026225006" calcext:value-type="float">
            <text:p>13,4026225006</text:p>
          </table:table-cell>
          <table:table-cell office:value-type="float" office:value="-20.5861437858" calcext:value-type="float">
            <text:p>-20,5861437858</text:p>
          </table:table-cell>
          <table:table-cell office:value-type="float" office:value="-49.2272817897" calcext:value-type="float">
            <text:p>-49,22728178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0.315932447" calcext:value-type="float">
            <text:p>10,315932447</text:p>
          </table:table-cell>
          <table:table-cell office:value-type="float" office:value="-19.1339416395" calcext:value-type="float">
            <text:p>-19,1339416395</text:p>
          </table:table-cell>
          <table:table-cell office:value-type="float" office:value="-48.2982042936" calcext:value-type="float">
            <text:p>-48,298204293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7.1416221623" calcext:value-type="float">
            <text:p>17,1416221623</text:p>
          </table:table-cell>
          <table:table-cell office:value-type="float" office:value="-15.4808045213" calcext:value-type="float">
            <text:p>-15,4808045213</text:p>
          </table:table-cell>
          <table:table-cell office:value-type="float" office:value="-45.0746758051" calcext:value-type="float">
            <text:p>-45,074675805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6.9179223144" calcext:value-type="float">
            <text:p>16,9179223144</text:p>
          </table:table-cell>
          <table:table-cell office:value-type="float" office:value="-13.856747241" calcext:value-type="float">
            <text:p>-13,856747241</text:p>
          </table:table-cell>
          <table:table-cell office:value-type="float" office:value="-36.2015888539" calcext:value-type="float">
            <text:p>-36,20158885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1.4502047662" calcext:value-type="float">
            <text:p>11,4502047662</text:p>
          </table:table-cell>
          <table:table-cell office:value-type="float" office:value="-10.9719091795" calcext:value-type="float">
            <text:p>-10,9719091795</text:p>
          </table:table-cell>
          <table:table-cell office:value-type="float" office:value="-35.1470085055" calcext:value-type="float">
            <text:p>-35,147008505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6.8654301192" calcext:value-type="float">
            <text:p>16,8654301192</text:p>
          </table:table-cell>
          <table:table-cell office:value-type="float" office:value="-2.762358142" calcext:value-type="float">
            <text:p>-2,762358142</text:p>
          </table:table-cell>
          <table:table-cell office:value-type="float" office:value="-30.6148177327" calcext:value-type="float">
            <text:p>-30,614817732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13.9757960034" calcext:value-type="float">
            <text:p>13,9757960034</text:p>
          </table:table-cell>
          <table:table-cell office:value-type="float" office:value="-8.0828923749" calcext:value-type="float">
            <text:p>-8,0828923749</text:p>
          </table:table-cell>
          <table:table-cell office:value-type="float" office:value="-22.3391579694" calcext:value-type="float">
            <text:p>-22,339157969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13.905945274" calcext:value-type="float">
            <text:p>13,905945274</text:p>
          </table:table-cell>
          <table:table-cell office:value-type="float" office:value="-8.1599633459" calcext:value-type="float">
            <text:p>-8,1599633459</text:p>
          </table:table-cell>
          <table:table-cell office:value-type="float" office:value="-23.9641825555" calcext:value-type="float">
            <text:p>-23,964182555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14.7583228384" calcext:value-type="float">
            <text:p>14,7583228384</text:p>
          </table:table-cell>
          <table:table-cell office:value-type="float" office:value="1.7302050386" calcext:value-type="float">
            <text:p>1,7302050386</text:p>
          </table:table-cell>
          <table:table-cell office:value-type="float" office:value="-14.2695595134" calcext:value-type="float">
            <text:p>-14,26955951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-7.394070353" calcext:value-type="float">
            <text:p>-7,394070353</text:p>
          </table:table-cell>
          <table:table-cell office:value-type="float" office:value="-14.8858358917" calcext:value-type="float">
            <text:p>-14,8858358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0" calcext:value-type="float">
            <text:p>0</text:p>
          </table:table-cell>
          <table:table-cell office:value-type="float" office:value="-7.2943378715" calcext:value-type="float">
            <text:p>-7,2943378715</text:p>
          </table:table-cell>
          <table:table-cell office:value-type="float" office:value="-26.6688790972" calcext:value-type="float">
            <text:p>-26,66887909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0.3000301406" calcext:value-type="float">
            <text:p>0,3000301406</text:p>
          </table:table-cell>
          <table:table-cell office:value-type="float" office:value="-7.1892722838" calcext:value-type="float">
            <text:p>-7,1892722838</text:p>
          </table:table-cell>
          <table:table-cell office:value-type="float" office:value="-26.2398064474" calcext:value-type="float">
            <text:p>-26,23980644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2.0064865803" calcext:value-type="float">
            <text:p>-2,0064865803</text:p>
          </table:table-cell>
          <table:table-cell office:value-type="float" office:value="-7.4351099032" calcext:value-type="float">
            <text:p>-7,4351099032</text:p>
          </table:table-cell>
          <table:table-cell office:value-type="float" office:value="-25.6342434294" calcext:value-type="float">
            <text:p>-25,63424342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9.8959313828" calcext:value-type="float">
            <text:p>-9,8959313828</text:p>
          </table:table-cell>
          <table:table-cell office:value-type="float" office:value="-8.9789654499" calcext:value-type="float">
            <text:p>-8,9789654499</text:p>
          </table:table-cell>
          <table:table-cell office:value-type="float" office:value="-27.0977698688" calcext:value-type="float">
            <text:p>-27,09776986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1.3839753198" calcext:value-type="float">
            <text:p>-11,3839753198</text:p>
          </table:table-cell>
          <table:table-cell office:value-type="float" office:value="-7.6548380648" calcext:value-type="float">
            <text:p>-7,6548380648</text:p>
          </table:table-cell>
          <table:table-cell office:value-type="float" office:value="-32.6823516645" calcext:value-type="float">
            <text:p>-32,68235166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0.45168108" calcext:value-type="float">
            <text:p>-10,45168108</text:p>
          </table:table-cell>
          <table:table-cell office:value-type="float" office:value="-10.0976233387" calcext:value-type="float">
            <text:p>-10,0976233387</text:p>
          </table:table-cell>
          <table:table-cell office:value-type="float" office:value="-31.7399812813" calcext:value-type="float">
            <text:p>-31,7399812813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7.6018172702" calcext:value-type="float">
            <text:p>-17,6018172702</text:p>
          </table:table-cell>
          <table:table-cell office:value-type="float" office:value="-17.630520231" calcext:value-type="float">
            <text:p>-17,630520231</text:p>
          </table:table-cell>
          <table:table-cell office:value-type="float" office:value="-36.8833835004" calcext:value-type="float">
            <text:p>-36,88338350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18.0058858282" calcext:value-type="float">
            <text:p>-18,0058858282</text:p>
          </table:table-cell>
          <table:table-cell office:value-type="float" office:value="-14.6905250091" calcext:value-type="float">
            <text:p>-14,6905250091</text:p>
          </table:table-cell>
          <table:table-cell office:value-type="float" office:value="-44.2790398439" calcext:value-type="float">
            <text:p>-44,27903984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17.9837020478" calcext:value-type="float">
            <text:p>-17,9837020478</text:p>
          </table:table-cell>
          <table:table-cell office:value-type="float" office:value="-16.290026374" calcext:value-type="float">
            <text:p>-16,290026374</text:p>
          </table:table-cell>
          <table:table-cell office:value-type="float" office:value="-47.2068800665" calcext:value-type="float">
            <text:p>-47,20688006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7.6248675616" calcext:value-type="float">
            <text:p>-17,6248675616</text:p>
          </table:table-cell>
          <table:table-cell office:value-type="float" office:value="-22.6644964689" calcext:value-type="float">
            <text:p>-22,6644964689</text:p>
          </table:table-cell>
          <table:table-cell office:value-type="float" office:value="-54.5708941123" calcext:value-type="float">
            <text:p>-54,57089411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2.637518292" calcext:value-type="float">
            <text:p>-12,637518292</text:p>
          </table:table-cell>
          <table:table-cell office:value-type="float" office:value="-21.2078774615" calcext:value-type="float">
            <text:p>-21,2078774615</text:p>
          </table:table-cell>
          <table:table-cell office:value-type="float" office:value="-57.810931307" calcext:value-type="float">
            <text:p>-57,81093130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3.0504024487" calcext:value-type="float">
            <text:p>-13,0504024487</text:p>
          </table:table-cell>
          <table:table-cell office:value-type="float" office:value="-21.1993077461" calcext:value-type="float">
            <text:p>-21,1993077461</text:p>
          </table:table-cell>
          <table:table-cell office:value-type="float" office:value="-60.7392625525" calcext:value-type="float">
            <text:p>-60,73926255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11.6179755065" calcext:value-type="float">
            <text:p>-11,6179755065</text:p>
          </table:table-cell>
          <table:table-cell office:value-type="float" office:value="-23.6762872271" calcext:value-type="float">
            <text:p>-23,6762872271</text:p>
          </table:table-cell>
          <table:table-cell office:value-type="float" office:value="-66.5998797721" calcext:value-type="float">
            <text:p>-66,599879772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6.0918190173" calcext:value-type="float">
            <text:p>-6,0918190173</text:p>
          </table:table-cell>
          <table:table-cell office:value-type="float" office:value="-24.6586340246" calcext:value-type="float">
            <text:p>-24,6586340246</text:p>
          </table:table-cell>
          <table:table-cell office:value-type="float" office:value="-68.713120789" calcext:value-type="float">
            <text:p>-68,7131207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3.9100662191" calcext:value-type="float">
            <text:p>-3,9100662191</text:p>
          </table:table-cell>
          <table:table-cell office:value-type="float" office:value="-25.3446684445" calcext:value-type="float">
            <text:p>-25,3446684445</text:p>
          </table:table-cell>
          <table:table-cell office:value-type="float" office:value="-69.39246079" calcext:value-type="float">
            <text:p>-69,392460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-2.4940749866" calcext:value-type="float">
            <text:p>-2,4940749866</text:p>
          </table:table-cell>
          <table:table-cell office:value-type="float" office:value="-25.6880948737" calcext:value-type="float">
            <text:p>-25,6880948737</text:p>
          </table:table-cell>
          <table:table-cell office:value-type="float" office:value="-70.85054025" calcext:value-type="float">
            <text:p>-70,850540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0.805745953" calcext:value-type="float">
            <text:p>0,805745953</text:p>
          </table:table-cell>
          <table:table-cell office:value-type="float" office:value="-25.5265300888" calcext:value-type="float">
            <text:p>-25,5265300888</text:p>
          </table:table-cell>
          <table:table-cell office:value-type="float" office:value="-71.388991512" calcext:value-type="float">
            <text:p>-71,3889915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4.5627272422" calcext:value-type="float">
            <text:p>4,5627272422</text:p>
          </table:table-cell>
          <table:table-cell office:value-type="float" office:value="-25.2306904498" calcext:value-type="float">
            <text:p>-25,2306904498</text:p>
          </table:table-cell>
          <table:table-cell office:value-type="float" office:value="-70.457706721" calcext:value-type="float">
            <text:p>-70,45770672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6.6468817032" calcext:value-type="float">
            <text:p>6,6468817032</text:p>
          </table:table-cell>
          <table:table-cell office:value-type="float" office:value="-25.0655419153" calcext:value-type="float">
            <text:p>-25,0655419153</text:p>
          </table:table-cell>
          <table:table-cell office:value-type="float" office:value="-68.678250974" calcext:value-type="float">
            <text:p>-68,67825097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9.7694648226" calcext:value-type="float">
            <text:p>9,7694648226</text:p>
          </table:table-cell>
          <table:table-cell office:value-type="float" office:value="-22.4850254449" calcext:value-type="float">
            <text:p>-22,4850254449</text:p>
          </table:table-cell>
          <table:table-cell office:value-type="float" office:value="-67.281509076" calcext:value-type="float">
            <text:p>-67,2815090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14.9097344567" calcext:value-type="float">
            <text:p>14,9097344567</text:p>
          </table:table-cell>
          <table:table-cell office:value-type="float" office:value="-17.9556540455" calcext:value-type="float">
            <text:p>-17,9556540455</text:p>
          </table:table-cell>
          <table:table-cell office:value-type="float" office:value="-62.6116839485" calcext:value-type="float">
            <text:p>-62,611683948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14.2674789758" calcext:value-type="float">
            <text:p>14,2674789758</text:p>
          </table:table-cell>
          <table:table-cell office:value-type="float" office:value="-19.2896010243" calcext:value-type="float">
            <text:p>-19,2896010243</text:p>
          </table:table-cell>
          <table:table-cell office:value-type="float" office:value="-56.5422782201" calcext:value-type="float">
            <text:p>-56,542278220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13.7844844379" calcext:value-type="float">
            <text:p>13,7844844379</text:p>
          </table:table-cell>
          <table:table-cell office:value-type="float" office:value="-17.2732779395" calcext:value-type="float">
            <text:p>-17,2732779395</text:p>
          </table:table-cell>
          <table:table-cell office:value-type="float" office:value="-54.6455018953" calcext:value-type="float">
            <text:p>-54,645501895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19.8723060476" calcext:value-type="float">
            <text:p>19,8723060476</text:p>
          </table:table-cell>
          <table:table-cell office:value-type="float" office:value="-9.9356513747" calcext:value-type="float">
            <text:p>-9,9356513747</text:p>
          </table:table-cell>
          <table:table-cell office:value-type="float" office:value="-49.4675072747" calcext:value-type="float">
            <text:p>-49,467507274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18.6613984182" calcext:value-type="float">
            <text:p>18,6613984182</text:p>
          </table:table-cell>
          <table:table-cell office:value-type="float" office:value="-12.5709210826" calcext:value-type="float">
            <text:p>-12,5709210826</text:p>
          </table:table-cell>
          <table:table-cell office:value-type="float" office:value="-42.3045874912" calcext:value-type="float">
            <text:p>-42,304587491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18.7177288625" calcext:value-type="float">
            <text:p>18,7177288625</text:p>
          </table:table-cell>
          <table:table-cell office:value-type="float" office:value="-10.999857727" calcext:value-type="float">
            <text:p>-10,999857727</text:p>
          </table:table-cell>
          <table:table-cell office:value-type="float" office:value="-38.2413186768" calcext:value-type="float">
            <text:p>-38,2413186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8.1078401436" calcext:value-type="float">
            <text:p>18,1078401436</text:p>
          </table:table-cell>
          <table:table-cell office:value-type="float" office:value="-2.7805114771" calcext:value-type="float">
            <text:p>-2,7805114771</text:p>
          </table:table-cell>
          <table:table-cell office:value-type="float" office:value="-28.1438891222" calcext:value-type="float">
            <text:p>-28,143889122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8.9188573044" calcext:value-type="float">
            <text:p>8,9188573044</text:p>
          </table:table-cell>
          <table:table-cell office:value-type="float" office:value="-9.0058964751" calcext:value-type="float">
            <text:p>-9,0058964751</text:p>
          </table:table-cell>
          <table:table-cell office:value-type="float" office:value="-26.8314467917" calcext:value-type="float">
            <text:p>-26,831446791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6.2049271213" calcext:value-type="float">
            <text:p>16,2049271213</text:p>
          </table:table-cell>
          <table:table-cell office:value-type="float" office:value="-9.3335816563" calcext:value-type="float">
            <text:p>-9,3335816563</text:p>
          </table:table-cell>
          <table:table-cell office:value-type="float" office:value="-26.7953951637" calcext:value-type="float">
            <text:p>-26,795395163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15.0902092881" calcext:value-type="float">
            <text:p>15,0902092881</text:p>
          </table:table-cell>
          <table:table-cell office:value-type="float" office:value="-5.7448913356" calcext:value-type="float">
            <text:p>-5,7448913356</text:p>
          </table:table-cell>
          <table:table-cell office:value-type="float" office:value="-13.8961406414" calcext:value-type="float">
            <text:p>-13,89614064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0" calcext:value-type="float">
            <text:p>0</text:p>
          </table:table-cell>
          <table:table-cell office:value-type="float" office:value="-8.8484825948" calcext:value-type="float">
            <text:p>-8,8484825948</text:p>
          </table:table-cell>
          <table:table-cell office:value-type="float" office:value="-18.7611437905" calcext:value-type="float">
            <text:p>-18,7611437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" calcext:value-type="float">
            <text:p>-236,9</text:p>
          </table:table-cell>
          <table:table-cell office:value-type="float" office:value="0" calcext:value-type="float">
            <text:p>0</text:p>
          </table:table-cell>
          <table:table-cell office:value-type="float" office:value="-5.3928232933" calcext:value-type="float">
            <text:p>-5,3928232933</text:p>
          </table:table-cell>
          <table:table-cell office:value-type="float" office:value="-28.5362487468" calcext:value-type="float">
            <text:p>-28,53624874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0055319957" calcext:value-type="float">
            <text:p>-0,0055319957</text:p>
          </table:table-cell>
          <table:table-cell office:value-type="float" office:value="-5.7050871046" calcext:value-type="float">
            <text:p>-5,7050871046</text:p>
          </table:table-cell>
          <table:table-cell office:value-type="float" office:value="-28.2284178364" calcext:value-type="float">
            <text:p>-28,22841783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3.510021058" calcext:value-type="float">
            <text:p>-3,510021058</text:p>
          </table:table-cell>
          <table:table-cell office:value-type="float" office:value="-6.5655316164" calcext:value-type="float">
            <text:p>-6,5655316164</text:p>
          </table:table-cell>
          <table:table-cell office:value-type="float" office:value="-28.2816146773" calcext:value-type="float">
            <text:p>-28,28161467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9.9343739594" calcext:value-type="float">
            <text:p>-9,9343739594</text:p>
          </table:table-cell>
          <table:table-cell office:value-type="float" office:value="-10.0661223775" calcext:value-type="float">
            <text:p>-10,0661223775</text:p>
          </table:table-cell>
          <table:table-cell office:value-type="float" office:value="-30.6080700086" calcext:value-type="float">
            <text:p>-30,60807000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1.7431148235" calcext:value-type="float">
            <text:p>-11,7431148235</text:p>
          </table:table-cell>
          <table:table-cell office:value-type="float" office:value="-5.9560188881" calcext:value-type="float">
            <text:p>-5,9560188881</text:p>
          </table:table-cell>
          <table:table-cell office:value-type="float" office:value="-33.017059444" calcext:value-type="float">
            <text:p>-33,0170594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6.991912679" calcext:value-type="float">
            <text:p>-16,991912679</text:p>
          </table:table-cell>
          <table:table-cell office:value-type="float" office:value="-8.353528242" calcext:value-type="float">
            <text:p>-8,353528242</text:p>
          </table:table-cell>
          <table:table-cell office:value-type="float" office:value="-35.4169559476" calcext:value-type="float">
            <text:p>-35,41695594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19.7729915322" calcext:value-type="float">
            <text:p>-19,7729915322</text:p>
          </table:table-cell>
          <table:table-cell office:value-type="float" office:value="-15.5001508919" calcext:value-type="float">
            <text:p>-15,5001508919</text:p>
          </table:table-cell>
          <table:table-cell office:value-type="float" office:value="-45.2969355349" calcext:value-type="float">
            <text:p>-45,2969355349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15.0353769437" calcext:value-type="float">
            <text:p>-15,0353769437</text:p>
          </table:table-cell>
          <table:table-cell office:value-type="float" office:value="-11.5234714437" calcext:value-type="float">
            <text:p>-11,5234714437</text:p>
          </table:table-cell>
          <table:table-cell office:value-type="float" office:value="-48.1695234906" calcext:value-type="float">
            <text:p>-48,16952349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0.2379600484" calcext:value-type="float">
            <text:p>-20,2379600484</text:p>
          </table:table-cell>
          <table:table-cell office:value-type="float" office:value="-11.8898652384" calcext:value-type="float">
            <text:p>-11,8898652384</text:p>
          </table:table-cell>
          <table:table-cell office:value-type="float" office:value="-52.0660930086" calcext:value-type="float">
            <text:p>-52,06609300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0.0751874344" calcext:value-type="float">
            <text:p>-20,0751874344</text:p>
          </table:table-cell>
          <table:table-cell office:value-type="float" office:value="-15.8369596909" calcext:value-type="float">
            <text:p>-15,8369596909</text:p>
          </table:table-cell>
          <table:table-cell office:value-type="float" office:value="-62.1212752777" calcext:value-type="float">
            <text:p>-62,12127527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3.127380819" calcext:value-type="float">
            <text:p>-13,127380819</text:p>
          </table:table-cell>
          <table:table-cell office:value-type="float" office:value="-17.3581383104" calcext:value-type="float">
            <text:p>-17,3581383104</text:p>
          </table:table-cell>
          <table:table-cell office:value-type="float" office:value="-64.5982591941" calcext:value-type="float">
            <text:p>-64,59825919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4.6852930997" calcext:value-type="float">
            <text:p>-14,6852930997</text:p>
          </table:table-cell>
          <table:table-cell office:value-type="float" office:value="-20.2135181402" calcext:value-type="float">
            <text:p>-20,2135181402</text:p>
          </table:table-cell>
          <table:table-cell office:value-type="float" office:value="-68.045422306" calcext:value-type="float">
            <text:p>-68,0454223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13.5273967212" calcext:value-type="float">
            <text:p>-13,5273967212</text:p>
          </table:table-cell>
          <table:table-cell office:value-type="float" office:value="-21.9318781215" calcext:value-type="float">
            <text:p>-21,9318781215</text:p>
          </table:table-cell>
          <table:table-cell office:value-type="float" office:value="-74.852136556" calcext:value-type="float">
            <text:p>-74,8521365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7.534450026" calcext:value-type="float">
            <text:p>-7,534450026</text:p>
          </table:table-cell>
          <table:table-cell office:value-type="float" office:value="-23.2052494288" calcext:value-type="float">
            <text:p>-23,2052494288</text:p>
          </table:table-cell>
          <table:table-cell office:value-type="float" office:value="-77.249998819" calcext:value-type="float">
            <text:p>-77,24999881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4.7446758793" calcext:value-type="float">
            <text:p>-4,7446758793</text:p>
          </table:table-cell>
          <table:table-cell office:value-type="float" office:value="-24.8766047963" calcext:value-type="float">
            <text:p>-24,8766047963</text:p>
          </table:table-cell>
          <table:table-cell office:value-type="float" office:value="-78.586469594" calcext:value-type="float">
            <text:p>-78,58646959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-2.4269985731" calcext:value-type="float">
            <text:p>-2,4269985731</text:p>
          </table:table-cell>
          <table:table-cell office:value-type="float" office:value="-24.7876825102" calcext:value-type="float">
            <text:p>-24,7876825102</text:p>
          </table:table-cell>
          <table:table-cell office:value-type="float" office:value="-80.239384853" calcext:value-type="float">
            <text:p>-80,23938485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1.2856188336" calcext:value-type="float">
            <text:p>1,2856188336</text:p>
          </table:table-cell>
          <table:table-cell office:value-type="float" office:value="-23.7850349606" calcext:value-type="float">
            <text:p>-23,7850349606</text:p>
          </table:table-cell>
          <table:table-cell office:value-type="float" office:value="-80.611863045" calcext:value-type="float">
            <text:p>-80,61186304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4.8759416026" calcext:value-type="float">
            <text:p>4,8759416026</text:p>
          </table:table-cell>
          <table:table-cell office:value-type="float" office:value="-22.8778929094" calcext:value-type="float">
            <text:p>-22,8778929094</text:p>
          </table:table-cell>
          <table:table-cell office:value-type="float" office:value="-79.780747944" calcext:value-type="float">
            <text:p>-79,7807479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8.4306658445" calcext:value-type="float">
            <text:p>8,4306658445</text:p>
          </table:table-cell>
          <table:table-cell office:value-type="float" office:value="-23.0378032901" calcext:value-type="float">
            <text:p>-23,0378032901</text:p>
          </table:table-cell>
          <table:table-cell office:value-type="float" office:value="-78.408923212" calcext:value-type="float">
            <text:p>-78,40892321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14.4020084835" calcext:value-type="float">
            <text:p>14,4020084835</text:p>
          </table:table-cell>
          <table:table-cell office:value-type="float" office:value="-20.5778482344" calcext:value-type="float">
            <text:p>-20,5778482344</text:p>
          </table:table-cell>
          <table:table-cell office:value-type="float" office:value="-74.924665195" calcext:value-type="float">
            <text:p>-74,9246651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6.4655855896" calcext:value-type="float">
            <text:p>16,4655855896</text:p>
          </table:table-cell>
          <table:table-cell office:value-type="float" office:value="-16.5104714959" calcext:value-type="float">
            <text:p>-16,5104714959</text:p>
          </table:table-cell>
          <table:table-cell office:value-type="float" office:value="-67.667457484" calcext:value-type="float">
            <text:p>-67,66745748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4.0849986066" calcext:value-type="float">
            <text:p>14,0849986066</text:p>
          </table:table-cell>
          <table:table-cell office:value-type="float" office:value="-18.3786773859" calcext:value-type="float">
            <text:p>-18,3786773859</text:p>
          </table:table-cell>
          <table:table-cell office:value-type="float" office:value="-63.9194203933" calcext:value-type="float">
            <text:p>-63,91942039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9.6698820899" calcext:value-type="float">
            <text:p>19,6698820899</text:p>
          </table:table-cell>
          <table:table-cell office:value-type="float" office:value="-15.8941501338" calcext:value-type="float">
            <text:p>-15,8941501338</text:p>
          </table:table-cell>
          <table:table-cell office:value-type="float" office:value="-59.9230287746" calcext:value-type="float">
            <text:p>-59,92302877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21.8439790192" calcext:value-type="float">
            <text:p>21,8439790192</text:p>
          </table:table-cell>
          <table:table-cell office:value-type="float" office:value="-8.3979267568" calcext:value-type="float">
            <text:p>-8,3979267568</text:p>
          </table:table-cell>
          <table:table-cell office:value-type="float" office:value="-49.8446108519" calcext:value-type="float">
            <text:p>-49,84461085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15.8537159688" calcext:value-type="float">
            <text:p>15,8537159688</text:p>
          </table:table-cell>
          <table:table-cell office:value-type="float" office:value="-11.4745445396" calcext:value-type="float">
            <text:p>-11,4745445396</text:p>
          </table:table-cell>
          <table:table-cell office:value-type="float" office:value="-46.3725152578" calcext:value-type="float">
            <text:p>-46,372515257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21.2406143717" calcext:value-type="float">
            <text:p>21,2406143717</text:p>
          </table:table-cell>
          <table:table-cell office:value-type="float" office:value="-9.0791759228" calcext:value-type="float">
            <text:p>-9,0791759228</text:p>
          </table:table-cell>
          <table:table-cell office:value-type="float" office:value="-41.8512840904" calcext:value-type="float">
            <text:p>-41,85128409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8.8593913711" calcext:value-type="float">
            <text:p>18,8593913711</text:p>
          </table:table-cell>
          <table:table-cell office:value-type="float" office:value="-7.4906067268" calcext:value-type="float">
            <text:p>-7,4906067268</text:p>
          </table:table-cell>
          <table:table-cell office:value-type="float" office:value="-29.3164742122" calcext:value-type="float">
            <text:p>-29,316474212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7.4227258175" calcext:value-type="float">
            <text:p>7,4227258175</text:p>
          </table:table-cell>
          <table:table-cell office:value-type="float" office:value="-9.6468616298" calcext:value-type="float">
            <text:p>-9,6468616298</text:p>
          </table:table-cell>
          <table:table-cell office:value-type="float" office:value="-31.2924623054" calcext:value-type="float">
            <text:p>-31,292462305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7.1669504135" calcext:value-type="float">
            <text:p>17,1669504135</text:p>
          </table:table-cell>
          <table:table-cell office:value-type="float" office:value="-6.1148671848" calcext:value-type="float">
            <text:p>-6,1148671848</text:p>
          </table:table-cell>
          <table:table-cell office:value-type="float" office:value="-29.9691772912" calcext:value-type="float">
            <text:p>-29,969177291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15.2434218999" calcext:value-type="float">
            <text:p>15,2434218999</text:p>
          </table:table-cell>
          <table:table-cell office:value-type="float" office:value="-7.7443225345" calcext:value-type="float">
            <text:p>-7,7443225345</text:p>
          </table:table-cell>
          <table:table-cell office:value-type="float" office:value="-16.6327377926" calcext:value-type="float">
            <text:p>-16,632737792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0" calcext:value-type="float">
            <text:p>0</text:p>
          </table:table-cell>
          <table:table-cell office:value-type="float" office:value="-8.438396338" calcext:value-type="float">
            <text:p>-8,438396338</text:p>
          </table:table-cell>
          <table:table-cell office:value-type="float" office:value="-22.345446442" calcext:value-type="float">
            <text:p>-22,345446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0" calcext:value-type="float">
            <text:p>0</text:p>
          </table:table-cell>
          <table:table-cell office:value-type="float" office:value="-2.7891785368" calcext:value-type="float">
            <text:p>-2,7891785368</text:p>
          </table:table-cell>
          <table:table-cell office:value-type="float" office:value="-29.5210987246" calcext:value-type="float">
            <text:p>-29,52109872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0.8726781758" calcext:value-type="float">
            <text:p>-0,8726781758</text:p>
          </table:table-cell>
          <table:table-cell office:value-type="float" office:value="-3.2051860258" calcext:value-type="float">
            <text:p>-3,2051860258</text:p>
          </table:table-cell>
          <table:table-cell office:value-type="float" office:value="-29.4025542511" calcext:value-type="float">
            <text:p>-29,40255425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6.3675218532" calcext:value-type="float">
            <text:p>-6,3675218532</text:p>
          </table:table-cell>
          <table:table-cell office:value-type="float" office:value="-4.903925707" calcext:value-type="float">
            <text:p>-4,903925707</text:p>
          </table:table-cell>
          <table:table-cell office:value-type="float" office:value="-30.2667540191" calcext:value-type="float">
            <text:p>-30,26675401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9.2864186545" calcext:value-type="float">
            <text:p>-9,2864186545</text:p>
          </table:table-cell>
          <table:table-cell office:value-type="float" office:value="-6.8749163573" calcext:value-type="float">
            <text:p>-6,8749163573</text:p>
          </table:table-cell>
          <table:table-cell office:value-type="float" office:value="-34.6145185618" calcext:value-type="float">
            <text:p>-34,61451856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9.6713811843" calcext:value-type="float">
            <text:p>-9,6713811843</text:p>
          </table:table-cell>
          <table:table-cell office:value-type="float" office:value="-3.0013826252" calcext:value-type="float">
            <text:p>-3,0013826252</text:p>
          </table:table-cell>
          <table:table-cell office:value-type="float" office:value="-33.1871563975" calcext:value-type="float">
            <text:p>-33,18715639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9.9958130838" calcext:value-type="float">
            <text:p>-19,9958130838</text:p>
          </table:table-cell>
          <table:table-cell office:value-type="float" office:value="-6.3142997064" calcext:value-type="float">
            <text:p>-6,3142997064</text:p>
          </table:table-cell>
          <table:table-cell office:value-type="float" office:value="-37.1979496997" calcext:value-type="float">
            <text:p>-37,19794969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20.7717604786" calcext:value-type="float">
            <text:p>-20,7717604786</text:p>
          </table:table-cell>
          <table:table-cell office:value-type="float" office:value="-7.1008035475" calcext:value-type="float">
            <text:p>-7,1008035475</text:p>
          </table:table-cell>
          <table:table-cell office:value-type="float" office:value="-49.0920287758" calcext:value-type="float">
            <text:p>-49,09202877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14.3956001747" calcext:value-type="float">
            <text:p>-14,3956001747</text:p>
          </table:table-cell>
          <table:table-cell office:value-type="float" office:value="-6.1137633196" calcext:value-type="float">
            <text:p>-6,1137633196</text:p>
          </table:table-cell>
          <table:table-cell office:value-type="float" office:value="-49.7811374974" calcext:value-type="float">
            <text:p>-49,7811374974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22.297190295" calcext:value-type="float">
            <text:p>-22,297190295</text:p>
          </table:table-cell>
          <table:table-cell office:value-type="float" office:value="-9.453114621" calcext:value-type="float">
            <text:p>-9,453114621</text:p>
          </table:table-cell>
          <table:table-cell office:value-type="float" office:value="-54.6731315898" calcext:value-type="float">
            <text:p>-54,67313158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3.0931406336" calcext:value-type="float">
            <text:p>-23,0931406336</text:p>
          </table:table-cell>
          <table:table-cell office:value-type="float" office:value="-10.7024518357" calcext:value-type="float">
            <text:p>-10,7024518357</text:p>
          </table:table-cell>
          <table:table-cell office:value-type="float" office:value="-66.1683933535" calcext:value-type="float">
            <text:p>-66,16839335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17.0140767413" calcext:value-type="float">
            <text:p>-17,0140767413</text:p>
          </table:table-cell>
          <table:table-cell office:value-type="float" office:value="-13.9463680758" calcext:value-type="float">
            <text:p>-13,9463680758</text:p>
          </table:table-cell>
          <table:table-cell office:value-type="float" office:value="-69.781306345" calcext:value-type="float">
            <text:p>-69,78130634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17.6241422598" calcext:value-type="float">
            <text:p>-17,6241422598</text:p>
          </table:table-cell>
          <table:table-cell office:value-type="float" office:value="-20.0129652848" calcext:value-type="float">
            <text:p>-20,0129652848</text:p>
          </table:table-cell>
          <table:table-cell office:value-type="float" office:value="-75.237839208" calcext:value-type="float">
            <text:p>-75,2378392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14.6097067951" calcext:value-type="float">
            <text:p>-14,6097067951</text:p>
          </table:table-cell>
          <table:table-cell office:value-type="float" office:value="-19.5259080076" calcext:value-type="float">
            <text:p>-19,5259080076</text:p>
          </table:table-cell>
          <table:table-cell office:value-type="float" office:value="-82.097942274" calcext:value-type="float">
            <text:p>-82,0979422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9.0365456921" calcext:value-type="float">
            <text:p>-9,0365456921</text:p>
          </table:table-cell>
          <table:table-cell office:value-type="float" office:value="-19.1720843911" calcext:value-type="float">
            <text:p>-19,1720843911</text:p>
          </table:table-cell>
          <table:table-cell office:value-type="float" office:value="-84.981429046" calcext:value-type="float">
            <text:p>-84,98142904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5.4924993005" calcext:value-type="float">
            <text:p>-5,4924993005</text:p>
          </table:table-cell>
          <table:table-cell office:value-type="float" office:value="-20.6693197298" calcext:value-type="float">
            <text:p>-20,6693197298</text:p>
          </table:table-cell>
          <table:table-cell office:value-type="float" office:value="-87.402006118" calcext:value-type="float">
            <text:p>-87,40200611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1.4025051509" calcext:value-type="float">
            <text:p>-1,4025051509</text:p>
          </table:table-cell>
          <table:table-cell office:value-type="float" office:value="-20.3616655118" calcext:value-type="float">
            <text:p>-20,3616655118</text:p>
          </table:table-cell>
          <table:table-cell office:value-type="float" office:value="-88.782184946" calcext:value-type="float">
            <text:p>-88,7821849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2.7155355538" calcext:value-type="float">
            <text:p>2,7155355538</text:p>
          </table:table-cell>
          <table:table-cell office:value-type="float" office:value="-19.1348107769" calcext:value-type="float">
            <text:p>-19,1348107769</text:p>
          </table:table-cell>
          <table:table-cell office:value-type="float" office:value="-88.423210336" calcext:value-type="float">
            <text:p>-88,4232103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5.309958906" calcext:value-type="float">
            <text:p>5,309958906</text:p>
          </table:table-cell>
          <table:table-cell office:value-type="float" office:value="-18.0620027569" calcext:value-type="float">
            <text:p>-18,0620027569</text:p>
          </table:table-cell>
          <table:table-cell office:value-type="float" office:value="-87.155143747" calcext:value-type="float">
            <text:p>-87,15514374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8.9469263849" calcext:value-type="float">
            <text:p>8,9469263849</text:p>
          </table:table-cell>
          <table:table-cell office:value-type="float" office:value="-17.7375822847" calcext:value-type="float">
            <text:p>-17,7375822847</text:p>
          </table:table-cell>
          <table:table-cell office:value-type="float" office:value="-86.252490133" calcext:value-type="float">
            <text:p>-86,25249013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16.2967966168" calcext:value-type="float">
            <text:p>16,2967966168</text:p>
          </table:table-cell>
          <table:table-cell office:value-type="float" office:value="-16.0104528208" calcext:value-type="float">
            <text:p>-16,0104528208</text:p>
          </table:table-cell>
          <table:table-cell office:value-type="float" office:value="-81.893115569" calcext:value-type="float">
            <text:p>-81,8931155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17.1089052985" calcext:value-type="float">
            <text:p>17,1089052985</text:p>
          </table:table-cell>
          <table:table-cell office:value-type="float" office:value="-15.6363566726" calcext:value-type="float">
            <text:p>-15,6363566726</text:p>
          </table:table-cell>
          <table:table-cell office:value-type="float" office:value="-73.746804592" calcext:value-type="float">
            <text:p>-73,74680459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14.8838003379" calcext:value-type="float">
            <text:p>14,8838003379</text:p>
          </table:table-cell>
          <table:table-cell office:value-type="float" office:value="-15.8449952354" calcext:value-type="float">
            <text:p>-15,8449952354</text:p>
          </table:table-cell>
          <table:table-cell office:value-type="float" office:value="-71.238444053" calcext:value-type="float">
            <text:p>-71,23844405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3.765235067" calcext:value-type="float">
            <text:p>23,765235067</text:p>
          </table:table-cell>
          <table:table-cell office:value-type="float" office:value="-12.1280873296" calcext:value-type="float">
            <text:p>-12,1280873296</text:p>
          </table:table-cell>
          <table:table-cell office:value-type="float" office:value="-65.5702578684" calcext:value-type="float">
            <text:p>-65,570257868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24.2919116418" calcext:value-type="float">
            <text:p>24,2919116418</text:p>
          </table:table-cell>
          <table:table-cell office:value-type="float" office:value="-9.9897964063" calcext:value-type="float">
            <text:p>-9,9897964063</text:p>
          </table:table-cell>
          <table:table-cell office:value-type="float" office:value="-52.5992972326" calcext:value-type="float">
            <text:p>-52,599297232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17.9801492455" calcext:value-type="float">
            <text:p>17,9801492455</text:p>
          </table:table-cell>
          <table:table-cell office:value-type="float" office:value="-9.3547491137" calcext:value-type="float">
            <text:p>-9,3547491137</text:p>
          </table:table-cell>
          <table:table-cell office:value-type="float" office:value="-49.8686513363" calcext:value-type="float">
            <text:p>-49,868651336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22.7016666686" calcext:value-type="float">
            <text:p>22,7016666686</text:p>
          </table:table-cell>
          <table:table-cell office:value-type="float" office:value="-1.6396290317" calcext:value-type="float">
            <text:p>-1,6396290317</text:p>
          </table:table-cell>
          <table:table-cell office:value-type="float" office:value="-42.9670822584" calcext:value-type="float">
            <text:p>-42,967082258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7.5401544366" calcext:value-type="float">
            <text:p>17,5401544366</text:p>
          </table:table-cell>
          <table:table-cell office:value-type="float" office:value="-7.1297824143" calcext:value-type="float">
            <text:p>-7,1297824143</text:p>
          </table:table-cell>
          <table:table-cell office:value-type="float" office:value="-31.7668333202" calcext:value-type="float">
            <text:p>-31,766833320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0.2945968464" calcext:value-type="float">
            <text:p>10,2945968464</text:p>
          </table:table-cell>
          <table:table-cell office:value-type="float" office:value="-7.8043946742" calcext:value-type="float">
            <text:p>-7,8043946742</text:p>
          </table:table-cell>
          <table:table-cell office:value-type="float" office:value="-34.3015241758" calcext:value-type="float">
            <text:p>-34,301524175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8.1074662166" calcext:value-type="float">
            <text:p>18,1074662166</text:p>
          </table:table-cell>
          <table:table-cell office:value-type="float" office:value="1.6737200856" calcext:value-type="float">
            <text:p>1,6737200856</text:p>
          </table:table-cell>
          <table:table-cell office:value-type="float" office:value="-29.7501106675" calcext:value-type="float">
            <text:p>-29,75011066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12.7666801349" calcext:value-type="float">
            <text:p>12,7666801349</text:p>
          </table:table-cell>
          <table:table-cell office:value-type="float" office:value="-6.3596782637" calcext:value-type="float">
            <text:p>-6,3596782637</text:p>
          </table:table-cell>
          <table:table-cell office:value-type="float" office:value="-20.1461922187" calcext:value-type="float">
            <text:p>-20,146192218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0" calcext:value-type="float">
            <text:p>0</text:p>
          </table:table-cell>
          <table:table-cell office:value-type="float" office:value="-6.946438529" calcext:value-type="float">
            <text:p>-6,946438529</text:p>
          </table:table-cell>
          <table:table-cell office:value-type="float" office:value="-24.8905742293" calcext:value-type="float">
            <text:p>-24,8905742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0" calcext:value-type="float">
            <text:p>0</text:p>
          </table:table-cell>
          <table:table-cell office:value-type="float" office:value="0.1729374587" calcext:value-type="float">
            <text:p>0,1729374587</text:p>
          </table:table-cell>
          <table:table-cell office:value-type="float" office:value="-29.119764048" calcext:value-type="float">
            <text:p>-29,1197640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2.1202791592" calcext:value-type="float">
            <text:p>-2,1202791592</text:p>
          </table:table-cell>
          <table:table-cell office:value-type="float" office:value="-0.1377935869" calcext:value-type="float">
            <text:p>-0,1377935869</text:p>
          </table:table-cell>
          <table:table-cell office:value-type="float" office:value="-29.1656718048" calcext:value-type="float">
            <text:p>-29,16567180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7.1797513895" calcext:value-type="float">
            <text:p>-7,1797513895</text:p>
          </table:table-cell>
          <table:table-cell office:value-type="float" office:value="-2.5438599463" calcext:value-type="float">
            <text:p>-2,5438599463</text:p>
          </table:table-cell>
          <table:table-cell office:value-type="float" office:value="-31.1344025049" calcext:value-type="float">
            <text:p>-31,13440250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8.0318308776" calcext:value-type="float">
            <text:p>-8,0318308776</text:p>
          </table:table-cell>
          <table:table-cell office:value-type="float" office:value="0.230194178" calcext:value-type="float">
            <text:p>0,230194178</text:p>
          </table:table-cell>
          <table:table-cell office:value-type="float" office:value="-35.2081364915" calcext:value-type="float">
            <text:p>-35,20813649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1.1824981726" calcext:value-type="float">
            <text:p>-11,1824981726</text:p>
          </table:table-cell>
          <table:table-cell office:value-type="float" office:value="0.5362480206" calcext:value-type="float">
            <text:p>0,5362480206</text:p>
          </table:table-cell>
          <table:table-cell office:value-type="float" office:value="-32.8271791258" calcext:value-type="float">
            <text:p>-32,82717912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21.0913335946" calcext:value-type="float">
            <text:p>-21,0913335946</text:p>
          </table:table-cell>
          <table:table-cell office:value-type="float" office:value="-6.7772325616" calcext:value-type="float">
            <text:p>-6,7772325616</text:p>
          </table:table-cell>
          <table:table-cell office:value-type="float" office:value="-39.4549568778" calcext:value-type="float">
            <text:p>-39,45495687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19.5724551454" calcext:value-type="float">
            <text:p>-19,5724551454</text:p>
          </table:table-cell>
          <table:table-cell office:value-type="float" office:value="-1.1680416592" calcext:value-type="float">
            <text:p>-1,1680416592</text:p>
          </table:table-cell>
          <table:table-cell office:value-type="float" office:value="-49.462659952" calcext:value-type="float">
            <text:p>-49,4626599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17.3876880172" calcext:value-type="float">
            <text:p>-17,3876880172</text:p>
          </table:table-cell>
          <table:table-cell office:value-type="float" office:value="-2.0615105581" calcext:value-type="float">
            <text:p>-2,0615105581</text:p>
          </table:table-cell>
          <table:table-cell office:value-type="float" office:value="-49.8189185696" calcext:value-type="float">
            <text:p>-49,81891856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4.8266485712" calcext:value-type="float">
            <text:p>-24,8266485712</text:p>
          </table:table-cell>
          <table:table-cell office:value-type="float" office:value="-9.6132241659" calcext:value-type="float">
            <text:p>-9,6132241659</text:p>
          </table:table-cell>
          <table:table-cell office:value-type="float" office:value="-57.0657472369" calcext:value-type="float">
            <text:p>-57,0657472369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24.5684408825" calcext:value-type="float">
            <text:p>-24,5684408825</text:p>
          </table:table-cell>
          <table:table-cell office:value-type="float" office:value="-6.7162313865" calcext:value-type="float">
            <text:p>-6,7162313865</text:p>
          </table:table-cell>
          <table:table-cell office:value-type="float" office:value="-67.536236108" calcext:value-type="float">
            <text:p>-67,5362361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22.4378942681" calcext:value-type="float">
            <text:p>-22,4378942681</text:p>
          </table:table-cell>
          <table:table-cell office:value-type="float" office:value="-8.3010235781" calcext:value-type="float">
            <text:p>-8,3010235781</text:p>
          </table:table-cell>
          <table:table-cell office:value-type="float" office:value="-73.171842216" calcext:value-type="float">
            <text:p>-73,1718422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20.2648330315" calcext:value-type="float">
            <text:p>-20,2648330315</text:p>
          </table:table-cell>
          <table:table-cell office:value-type="float" office:value="-13.978974738" calcext:value-type="float">
            <text:p>-13,978974738</text:p>
          </table:table-cell>
          <table:table-cell office:value-type="float" office:value="-82.100493232" calcext:value-type="float">
            <text:p>-82,1004932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2.6865158275" calcext:value-type="float">
            <text:p>-12,6865158275</text:p>
          </table:table-cell>
          <table:table-cell office:value-type="float" office:value="-12.4596884665" calcext:value-type="float">
            <text:p>-12,4596884665</text:p>
          </table:table-cell>
          <table:table-cell office:value-type="float" office:value="-87.154326414" calcext:value-type="float">
            <text:p>-87,1543264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8.6778617482" calcext:value-type="float">
            <text:p>-8,6778617482</text:p>
          </table:table-cell>
          <table:table-cell office:value-type="float" office:value="-11.4276863811" calcext:value-type="float">
            <text:p>-11,4276863811</text:p>
          </table:table-cell>
          <table:table-cell office:value-type="float" office:value="-89.606440654" calcext:value-type="float">
            <text:p>-89,60644065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5.934257" calcext:value-type="float">
            <text:p>-5,934257</text:p>
          </table:table-cell>
          <table:table-cell office:value-type="float" office:value="-12.3955497484" calcext:value-type="float">
            <text:p>-12,3955497484</text:p>
          </table:table-cell>
          <table:table-cell office:value-type="float" office:value="-92.940441925" calcext:value-type="float">
            <text:p>-92,9404419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0.8924896202" calcext:value-type="float">
            <text:p>-0,8924896202</text:p>
          </table:table-cell>
          <table:table-cell office:value-type="float" office:value="-12.2535557506" calcext:value-type="float">
            <text:p>-12,2535557506</text:p>
          </table:table-cell>
          <table:table-cell office:value-type="float" office:value="-94.318945686" calcext:value-type="float">
            <text:p>-94,31894568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3.5852815818" calcext:value-type="float">
            <text:p>3,5852815818</text:p>
          </table:table-cell>
          <table:table-cell office:value-type="float" office:value="-11.3230361532" calcext:value-type="float">
            <text:p>-11,3230361532</text:p>
          </table:table-cell>
          <table:table-cell office:value-type="float" office:value="-93.533999548" calcext:value-type="float">
            <text:p>-93,5339995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6.2731700881" calcext:value-type="float">
            <text:p>6,2731700881</text:p>
          </table:table-cell>
          <table:table-cell office:value-type="float" office:value="-10.5946311879" calcext:value-type="float">
            <text:p>-10,5946311879</text:p>
          </table:table-cell>
          <table:table-cell office:value-type="float" office:value="-91.922473673" calcext:value-type="float">
            <text:p>-91,92247367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0.4822157806" calcext:value-type="float">
            <text:p>10,4822157806</text:p>
          </table:table-cell>
          <table:table-cell office:value-type="float" office:value="-8.6685820807" calcext:value-type="float">
            <text:p>-8,6685820807</text:p>
          </table:table-cell>
          <table:table-cell office:value-type="float" office:value="-90.591101866" calcext:value-type="float">
            <text:p>-90,5911018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6.5032340956" calcext:value-type="float">
            <text:p>16,5032340956</text:p>
          </table:table-cell>
          <table:table-cell office:value-type="float" office:value="-5.7683875388" calcext:value-type="float">
            <text:p>-5,7683875388</text:p>
          </table:table-cell>
          <table:table-cell office:value-type="float" office:value="-85.249825418" calcext:value-type="float">
            <text:p>-85,2498254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16.6310431683" calcext:value-type="float">
            <text:p>16,6310431683</text:p>
          </table:table-cell>
          <table:table-cell office:value-type="float" office:value="-8.4848279008" calcext:value-type="float">
            <text:p>-8,4848279008</text:p>
          </table:table-cell>
          <table:table-cell office:value-type="float" office:value="-78.029707232" calcext:value-type="float">
            <text:p>-78,02970723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17.5932679496" calcext:value-type="float">
            <text:p>17,5932679496</text:p>
          </table:table-cell>
          <table:table-cell office:value-type="float" office:value="-7.4347813821" calcext:value-type="float">
            <text:p>-7,4347813821</text:p>
          </table:table-cell>
          <table:table-cell office:value-type="float" office:value="-75.522129655" calcext:value-type="float">
            <text:p>-75,5221296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5.525080919" calcext:value-type="float">
            <text:p>25,525080919</text:p>
          </table:table-cell>
          <table:table-cell office:value-type="float" office:value="-1.4101701251" calcext:value-type="float">
            <text:p>-1,4101701251</text:p>
          </table:table-cell>
          <table:table-cell office:value-type="float" office:value="-67.469244684" calcext:value-type="float">
            <text:p>-67,46924468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24.6173172351" calcext:value-type="float">
            <text:p>24,6173172351</text:p>
          </table:table-cell>
          <table:table-cell office:value-type="float" office:value="-6.0820727082" calcext:value-type="float">
            <text:p>-6,0820727082</text:p>
          </table:table-cell>
          <table:table-cell office:value-type="float" office:value="-55.2001202841" calcext:value-type="float">
            <text:p>-55,20012028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24.2038833501" calcext:value-type="float">
            <text:p>24,2038833501</text:p>
          </table:table-cell>
          <table:table-cell office:value-type="float" office:value="-6.3570352745" calcext:value-type="float">
            <text:p>-6,3570352745</text:p>
          </table:table-cell>
          <table:table-cell office:value-type="float" office:value="-51.7718581469" calcext:value-type="float">
            <text:p>-51,771858146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23.4655810778" calcext:value-type="float">
            <text:p>23,4655810778</text:p>
          </table:table-cell>
          <table:table-cell office:value-type="float" office:value="1.2754258288" calcext:value-type="float">
            <text:p>1,2754258288</text:p>
          </table:table-cell>
          <table:table-cell office:value-type="float" office:value="-40.0773584497" calcext:value-type="float">
            <text:p>-40,077358449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2.6946257219" calcext:value-type="float">
            <text:p>12,6946257219</text:p>
          </table:table-cell>
          <table:table-cell office:value-type="float" office:value="-5.7763249551" calcext:value-type="float">
            <text:p>-5,7763249551</text:p>
          </table:table-cell>
          <table:table-cell office:value-type="float" office:value="-34.5830784969" calcext:value-type="float">
            <text:p>-34,583078496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6.2262283174" calcext:value-type="float">
            <text:p>16,2262283174</text:p>
          </table:table-cell>
          <table:table-cell office:value-type="float" office:value="-6.2268442044" calcext:value-type="float">
            <text:p>-6,2268442044</text:p>
          </table:table-cell>
          <table:table-cell office:value-type="float" office:value="-36.4510648614" calcext:value-type="float">
            <text:p>-36,45106486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18.611666824" calcext:value-type="float">
            <text:p>18,611666824</text:p>
          </table:table-cell>
          <table:table-cell office:value-type="float" office:value="3.5417048957" calcext:value-type="float">
            <text:p>3,5417048957</text:p>
          </table:table-cell>
          <table:table-cell office:value-type="float" office:value="-25.7073158672" calcext:value-type="float">
            <text:p>-25,707315867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6.623263292" calcext:value-type="float">
            <text:p>6,623263292</text:p>
          </table:table-cell>
          <table:table-cell office:value-type="float" office:value="-5.2900838987" calcext:value-type="float">
            <text:p>-5,2900838987</text:p>
          </table:table-cell>
          <table:table-cell office:value-type="float" office:value="-24.7822689973" calcext:value-type="float">
            <text:p>-24,78226899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0" calcext:value-type="float">
            <text:p>0</text:p>
          </table:table-cell>
          <table:table-cell office:value-type="float" office:value="-5.1375057166" calcext:value-type="float">
            <text:p>-5,1375057166</text:p>
          </table:table-cell>
          <table:table-cell office:value-type="float" office:value="-26.8766986051" calcext:value-type="float">
            <text:p>-26,8766986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0" calcext:value-type="float">
            <text:p>0</text:p>
          </table:table-cell>
          <table:table-cell office:value-type="float" office:value="2.6884137528" calcext:value-type="float">
            <text:p>2,6884137528</text:p>
          </table:table-cell>
          <table:table-cell office:value-type="float" office:value="-27.7288723957" calcext:value-type="float">
            <text:p>-27,7288723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-3.5894755808" calcext:value-type="float">
            <text:p>-3,5894755808</text:p>
          </table:table-cell>
          <table:table-cell office:value-type="float" office:value="2.5572638792" calcext:value-type="float">
            <text:p>2,5572638792</text:p>
          </table:table-cell>
          <table:table-cell office:value-type="float" office:value="-27.9853707134" calcext:value-type="float">
            <text:p>-27,98537071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5.9995340816" calcext:value-type="float">
            <text:p>-5,9995340816</text:p>
          </table:table-cell>
          <table:table-cell office:value-type="float" office:value="1.3988086604" calcext:value-type="float">
            <text:p>1,3988086604</text:p>
          </table:table-cell>
          <table:table-cell office:value-type="float" office:value="-31.2706136657" calcext:value-type="float">
            <text:p>-31,27061366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6.2063106943" calcext:value-type="float">
            <text:p>-6,2063106943</text:p>
          </table:table-cell>
          <table:table-cell office:value-type="float" office:value="5.4492672691" calcext:value-type="float">
            <text:p>5,4492672691</text:p>
          </table:table-cell>
          <table:table-cell office:value-type="float" office:value="-32.6608070373" calcext:value-type="float">
            <text:p>-32,66080703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6.6788079239" calcext:value-type="float">
            <text:p>-16,6788079239</text:p>
          </table:table-cell>
          <table:table-cell office:value-type="float" office:value="4.303554653" calcext:value-type="float">
            <text:p>4,303554653</text:p>
          </table:table-cell>
          <table:table-cell office:value-type="float" office:value="-31.3214300569" calcext:value-type="float">
            <text:p>-31,32143005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21.7001027636" calcext:value-type="float">
            <text:p>-21,7001027636</text:p>
          </table:table-cell>
          <table:table-cell office:value-type="float" office:value="-2.6111492925" calcext:value-type="float">
            <text:p>-2,6111492925</text:p>
          </table:table-cell>
          <table:table-cell office:value-type="float" office:value="-42.3901341766" calcext:value-type="float">
            <text:p>-42,390134176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16.0560384751" calcext:value-type="float">
            <text:p>-16,0560384751</text:p>
          </table:table-cell>
          <table:table-cell office:value-type="float" office:value="3.9820151205" calcext:value-type="float">
            <text:p>3,9820151205</text:p>
          </table:table-cell>
          <table:table-cell office:value-type="float" office:value="-46.9056565621" calcext:value-type="float">
            <text:p>-46,90565656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22.8407826814" calcext:value-type="float">
            <text:p>-22,8407826814</text:p>
          </table:table-cell>
          <table:table-cell office:value-type="float" office:value="2.8741920697" calcext:value-type="float">
            <text:p>2,8741920697</text:p>
          </table:table-cell>
          <table:table-cell office:value-type="float" office:value="-48.4211979088" calcext:value-type="float">
            <text:p>-48,42119790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26.9519111234" calcext:value-type="float">
            <text:p>-26,9519111234</text:p>
          </table:table-cell>
          <table:table-cell office:value-type="float" office:value="-4.6387419783" calcext:value-type="float">
            <text:p>-4,6387419783</text:p>
          </table:table-cell>
          <table:table-cell office:value-type="float" office:value="-59.9388668845" calcext:value-type="float">
            <text:p>-59,93886688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21.7809400458" calcext:value-type="float">
            <text:p>-21,7809400458</text:p>
          </table:table-cell>
          <table:table-cell office:value-type="float" office:value="-1.6401687904" calcext:value-type="float">
            <text:p>-1,6401687904</text:p>
          </table:table-cell>
          <table:table-cell office:value-type="float" office:value="-66.3695087543" calcext:value-type="float">
            <text:p>-66,369508754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24.2768200928" calcext:value-type="float">
            <text:p>-24,2768200928</text:p>
          </table:table-cell>
          <table:table-cell office:value-type="float" office:value="-3.002168696" calcext:value-type="float">
            <text:p>-3,002168696</text:p>
          </table:table-cell>
          <table:table-cell office:value-type="float" office:value="-72.906688108" calcext:value-type="float">
            <text:p>-72,90668810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21.7828071549" calcext:value-type="float">
            <text:p>-21,7828071549</text:p>
          </table:table-cell>
          <table:table-cell office:value-type="float" office:value="-4.468677292" calcext:value-type="float">
            <text:p>-4,468677292</text:p>
          </table:table-cell>
          <table:table-cell office:value-type="float" office:value="-84.283055551" calcext:value-type="float">
            <text:p>-84,2830555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2.0584184449" calcext:value-type="float">
            <text:p>-12,0584184449</text:p>
          </table:table-cell>
          <table:table-cell office:value-type="float" office:value="-3.5968550814" calcext:value-type="float">
            <text:p>-3,5968550814</text:p>
          </table:table-cell>
          <table:table-cell office:value-type="float" office:value="-88.547919647" calcext:value-type="float">
            <text:p>-88,54791964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8.972406974" calcext:value-type="float">
            <text:p>-8,972406974</text:p>
          </table:table-cell>
          <table:table-cell office:value-type="float" office:value="-4.1805186603" calcext:value-type="float">
            <text:p>-4,1805186603</text:p>
          </table:table-cell>
          <table:table-cell office:value-type="float" office:value="-91.044840606" calcext:value-type="float">
            <text:p>-91,0448406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6.3183686633" calcext:value-type="float">
            <text:p>-6,3183686633</text:p>
          </table:table-cell>
          <table:table-cell office:value-type="float" office:value="-4.5998395807" calcext:value-type="float">
            <text:p>-4,5998395807</text:p>
          </table:table-cell>
          <table:table-cell office:value-type="float" office:value="-95.037943925" calcext:value-type="float">
            <text:p>-95,0379439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0.3299915557" calcext:value-type="float">
            <text:p>-0,3299915557</text:p>
          </table:table-cell>
          <table:table-cell office:value-type="float" office:value="-3.7844216417" calcext:value-type="float">
            <text:p>-3,7844216417</text:p>
          </table:table-cell>
          <table:table-cell office:value-type="float" office:value="-96.332192573" calcext:value-type="float">
            <text:p>-96,3321925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4.3744601165" calcext:value-type="float">
            <text:p>4,3744601165</text:p>
          </table:table-cell>
          <table:table-cell office:value-type="float" office:value="-2.4507278425" calcext:value-type="float">
            <text:p>-2,4507278425</text:p>
          </table:table-cell>
          <table:table-cell office:value-type="float" office:value="-95.045903324" calcext:value-type="float">
            <text:p>-95,0459033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7.9644129852" calcext:value-type="float">
            <text:p>7,9644129852</text:p>
          </table:table-cell>
          <table:table-cell office:value-type="float" office:value="-2.2834851292" calcext:value-type="float">
            <text:p>-2,2834851292</text:p>
          </table:table-cell>
          <table:table-cell office:value-type="float" office:value="-93.142154135" calcext:value-type="float">
            <text:p>-93,14215413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13.7731700273" calcext:value-type="float">
            <text:p>13,7731700273</text:p>
          </table:table-cell>
          <table:table-cell office:value-type="float" office:value="-0.4838600171" calcext:value-type="float">
            <text:p>-0,4838600171</text:p>
          </table:table-cell>
          <table:table-cell office:value-type="float" office:value="-90.444604356" calcext:value-type="float">
            <text:p>-90,44460435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6.4805507967" calcext:value-type="float">
            <text:p>16,4805507967</text:p>
          </table:table-cell>
          <table:table-cell office:value-type="float" office:value="2.2686353564" calcext:value-type="float">
            <text:p>2,2686353564</text:p>
          </table:table-cell>
          <table:table-cell office:value-type="float" office:value="-83.218331349" calcext:value-type="float">
            <text:p>-83,2183313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5.4425114552" calcext:value-type="float">
            <text:p>15,4425114552</text:p>
          </table:table-cell>
          <table:table-cell office:value-type="float" office:value="-0.7464441257" calcext:value-type="float">
            <text:p>-0,7464441257</text:p>
          </table:table-cell>
          <table:table-cell office:value-type="float" office:value="-77.998615078" calcext:value-type="float">
            <text:p>-77,9986150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1.9584581136" calcext:value-type="float">
            <text:p>21,9584581136</text:p>
          </table:table-cell>
          <table:table-cell office:value-type="float" office:value="0.2401660694" calcext:value-type="float">
            <text:p>0,2401660694</text:p>
          </table:table-cell>
          <table:table-cell office:value-type="float" office:value="-74.887262579" calcext:value-type="float">
            <text:p>-74,8872625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25.1179437409" calcext:value-type="float">
            <text:p>25,1179437409</text:p>
          </table:table-cell>
          <table:table-cell office:value-type="float" office:value="5.3332939072" calcext:value-type="float">
            <text:p>5,3332939072</text:p>
          </table:table-cell>
          <table:table-cell office:value-type="float" office:value="-63.3555968477" calcext:value-type="float">
            <text:p>-63,355596847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19.3450464857" calcext:value-type="float">
            <text:p>19,3450464857</text:p>
          </table:table-cell>
          <table:table-cell office:value-type="float" office:value="-1.0206153416" calcext:value-type="float">
            <text:p>-1,0206153416</text:p>
          </table:table-cell>
          <table:table-cell office:value-type="float" office:value="-55.3599403823" calcext:value-type="float">
            <text:p>-55,35994038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25.3376477825" calcext:value-type="float">
            <text:p>25,3376477825</text:p>
          </table:table-cell>
          <table:table-cell office:value-type="float" office:value="-2.9567955456" calcext:value-type="float">
            <text:p>-2,9567955456</text:p>
          </table:table-cell>
          <table:table-cell office:value-type="float" office:value="-53.2199341585" calcext:value-type="float">
            <text:p>-53,21993415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3.2823769947" calcext:value-type="float">
            <text:p>23,2823769947</text:p>
          </table:table-cell>
          <table:table-cell office:value-type="float" office:value="-0.8536220961" calcext:value-type="float">
            <text:p>-0,8536220961</text:p>
          </table:table-cell>
          <table:table-cell office:value-type="float" office:value="-39.8651201042" calcext:value-type="float">
            <text:p>-39,865120104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0.0378844101" calcext:value-type="float">
            <text:p>10,0378844101</text:p>
          </table:table-cell>
          <table:table-cell office:value-type="float" office:value="-4.1249345826" calcext:value-type="float">
            <text:p>-4,1249345826</text:p>
          </table:table-cell>
          <table:table-cell office:value-type="float" office:value="-39.1087618076" calcext:value-type="float">
            <text:p>-39,108761807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9.6126266972" calcext:value-type="float">
            <text:p>19,6126266972</text:p>
          </table:table-cell>
          <table:table-cell office:value-type="float" office:value="-3.7075520325" calcext:value-type="float">
            <text:p>-3,7075520325</text:p>
          </table:table-cell>
          <table:table-cell office:value-type="float" office:value="-38.7842420012" calcext:value-type="float">
            <text:p>-38,784242001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19.0442265223" calcext:value-type="float">
            <text:p>19,0442265223</text:p>
          </table:table-cell>
          <table:table-cell office:value-type="float" office:value="-0.0181636665" calcext:value-type="float">
            <text:p>-0,0181636665</text:p>
          </table:table-cell>
          <table:table-cell office:value-type="float" office:value="-24.2052158863" calcext:value-type="float">
            <text:p>-24,205215886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4.0874695226" calcext:value-type="float">
            <text:p>4,0874695226</text:p>
          </table:table-cell>
          <table:table-cell office:value-type="float" office:value="-3.6762437499" calcext:value-type="float">
            <text:p>-3,6762437499</text:p>
          </table:table-cell>
          <table:table-cell office:value-type="float" office:value="-27.9184248561" calcext:value-type="float">
            <text:p>-27,91842485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0" calcext:value-type="float">
            <text:p>0</text:p>
          </table:table-cell>
          <table:table-cell office:value-type="float" office:value="0.1051360382" calcext:value-type="float">
            <text:p>0,1051360382</text:p>
          </table:table-cell>
          <table:table-cell office:value-type="float" office:value="-27.8738729381" calcext:value-type="float">
            <text:p>-27,8738729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0" calcext:value-type="float">
            <text:p>0</text:p>
          </table:table-cell>
          <table:table-cell office:value-type="float" office:value="4.5544237848" calcext:value-type="float">
            <text:p>4,5544237848</text:p>
          </table:table-cell>
          <table:table-cell office:value-type="float" office:value="-25.3723319338" calcext:value-type="float">
            <text:p>-25,37233193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-3.4098842449" calcext:value-type="float">
            <text:p>-3,4098842449</text:p>
          </table:table-cell>
          <table:table-cell office:value-type="float" office:value="4.5857167512" calcext:value-type="float">
            <text:p>4,5857167512</text:p>
          </table:table-cell>
          <table:table-cell office:value-type="float" office:value="-25.7209154535" calcext:value-type="float">
            <text:p>-25,72091545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4.2877479996" calcext:value-type="float">
            <text:p>-4,2877479996</text:p>
          </table:table-cell>
          <table:table-cell office:value-type="float" office:value="5.3136482275" calcext:value-type="float">
            <text:p>5,3136482275</text:p>
          </table:table-cell>
          <table:table-cell office:value-type="float" office:value="-28.6964279985" calcext:value-type="float">
            <text:p>-28,69642799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5.127084885" calcext:value-type="float">
            <text:p>-5,127084885</text:p>
          </table:table-cell>
          <table:table-cell office:value-type="float" office:value="7.1648972617" calcext:value-type="float">
            <text:p>7,1648972617</text:p>
          </table:table-cell>
          <table:table-cell office:value-type="float" office:value="-27.6953939094" calcext:value-type="float">
            <text:p>-27,69539390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19.2429147275" calcext:value-type="float">
            <text:p>-19,2429147275</text:p>
          </table:table-cell>
          <table:table-cell office:value-type="float" office:value="6.3388225841" calcext:value-type="float">
            <text:p>6,3388225841</text:p>
          </table:table-cell>
          <table:table-cell office:value-type="float" office:value="-27.708735606" calcext:value-type="float">
            <text:p>-27,7087356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21.4128731338" calcext:value-type="float">
            <text:p>-21,4128731338</text:p>
          </table:table-cell>
          <table:table-cell office:value-type="float" office:value="4.9018431795" calcext:value-type="float">
            <text:p>4,9018431795</text:p>
          </table:table-cell>
          <table:table-cell office:value-type="float" office:value="-40.2730657512" calcext:value-type="float">
            <text:p>-40,27306575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14.0871137899" calcext:value-type="float">
            <text:p>-14,0871137899</text:p>
          </table:table-cell>
          <table:table-cell office:value-type="float" office:value="7.9828359417" calcext:value-type="float">
            <text:p>7,9828359417</text:p>
          </table:table-cell>
          <table:table-cell office:value-type="float" office:value="-40.224694391" calcext:value-type="float">
            <text:p>-40,22469439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26.008445116" calcext:value-type="float">
            <text:p>-26,008445116</text:p>
          </table:table-cell>
          <table:table-cell office:value-type="float" office:value="7.0252607393" calcext:value-type="float">
            <text:p>7,0252607393</text:p>
          </table:table-cell>
          <table:table-cell office:value-type="float" office:value="-43.922014284" calcext:value-type="float">
            <text:p>-43,9220142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29.3410094246" calcext:value-type="float">
            <text:p>-29,3410094246</text:p>
          </table:table-cell>
          <table:table-cell office:value-type="float" office:value="3.7409355463" calcext:value-type="float">
            <text:p>3,7409355463</text:p>
          </table:table-cell>
          <table:table-cell office:value-type="float" office:value="-58.6063633269" calcext:value-type="float">
            <text:p>-58,60636332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22.9318676002" calcext:value-type="float">
            <text:p>-22,9318676002</text:p>
          </table:table-cell>
          <table:table-cell office:value-type="float" office:value="2.1275682902" calcext:value-type="float">
            <text:p>2,1275682902</text:p>
          </table:table-cell>
          <table:table-cell office:value-type="float" office:value="-63.9936978596" calcext:value-type="float">
            <text:p>-63,99369785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25.2664027764" calcext:value-type="float">
            <text:p>-25,2664027764</text:p>
          </table:table-cell>
          <table:table-cell office:value-type="float" office:value="-3.0311716828" calcext:value-type="float">
            <text:p>-3,0311716828</text:p>
          </table:table-cell>
          <table:table-cell office:value-type="float" office:value="-72.5716597" calcext:value-type="float">
            <text:p>-72,5716597</text:p>
          </table:table-cell>
        </table:table-row>
        <table:table-row table:style-name="ro1"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20.8595194169" calcext:value-type="float">
            <text:p>-20,8595194169</text:p>
          </table:table-cell>
          <table:table-cell office:value-type="float" office:value="0.3981011695" calcext:value-type="float">
            <text:p>0,3981011695</text:p>
          </table:table-cell>
          <table:table-cell office:value-type="float" office:value="-83.725631631" calcext:value-type="float">
            <text:p>-83,7256316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2.3983571958" calcext:value-type="float">
            <text:p>-12,3983571958</text:p>
          </table:table-cell>
          <table:table-cell office:value-type="float" office:value="2.0740766426" calcext:value-type="float">
            <text:p>2,0740766426</text:p>
          </table:table-cell>
          <table:table-cell office:value-type="float" office:value="-87.45507253" calcext:value-type="float">
            <text:p>-87,4550725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9.6808462408" calcext:value-type="float">
            <text:p>-9,6808462408</text:p>
          </table:table-cell>
          <table:table-cell office:value-type="float" office:value="0.1394768681" calcext:value-type="float">
            <text:p>0,1394768681</text:p>
          </table:table-cell>
          <table:table-cell office:value-type="float" office:value="-90.69952006" calcext:value-type="float">
            <text:p>-90,699520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-5.5381599814" calcext:value-type="float">
            <text:p>-5,5381599814</text:p>
          </table:table-cell>
          <table:table-cell office:value-type="float" office:value="0.9908787919" calcext:value-type="float">
            <text:p>0,9908787919</text:p>
          </table:table-cell>
          <table:table-cell office:value-type="float" office:value="-94.648174842" calcext:value-type="float">
            <text:p>-94,6481748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1.2566221113" calcext:value-type="float">
            <text:p>1,2566221113</text:p>
          </table:table-cell>
          <table:table-cell office:value-type="float" office:value="2.8619989608" calcext:value-type="float">
            <text:p>2,8619989608</text:p>
          </table:table-cell>
          <table:table-cell office:value-type="float" office:value="-95.151955681" calcext:value-type="float">
            <text:p>-95,1519556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5.086218101" calcext:value-type="float">
            <text:p>5,086218101</text:p>
          </table:table-cell>
          <table:table-cell office:value-type="float" office:value="4.3611983107" calcext:value-type="float">
            <text:p>4,3611983107</text:p>
          </table:table-cell>
          <table:table-cell office:value-type="float" office:value="-93.023584838" calcext:value-type="float">
            <text:p>-93,02358483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8.2400379202" calcext:value-type="float">
            <text:p>8,2400379202</text:p>
          </table:table-cell>
          <table:table-cell office:value-type="float" office:value="4.1023517904" calcext:value-type="float">
            <text:p>4,1023517904</text:p>
          </table:table-cell>
          <table:table-cell office:value-type="float" office:value="-91.317883495" calcext:value-type="float">
            <text:p>-91,3178834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15.0343362729" calcext:value-type="float">
            <text:p>15,0343362729</text:p>
          </table:table-cell>
          <table:table-cell office:value-type="float" office:value="4.4445320464" calcext:value-type="float">
            <text:p>4,4445320464</text:p>
          </table:table-cell>
          <table:table-cell office:value-type="float" office:value="-88.202883717" calcext:value-type="float">
            <text:p>-88,20288371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16.240649987" calcext:value-type="float">
            <text:p>16,240649987</text:p>
          </table:table-cell>
          <table:table-cell office:value-type="float" office:value="5.3491686125" calcext:value-type="float">
            <text:p>5,3491686125</text:p>
          </table:table-cell>
          <table:table-cell office:value-type="float" office:value="-80.189643316" calcext:value-type="float">
            <text:p>-80,1896433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14.6025738813" calcext:value-type="float">
            <text:p>14,6025738813</text:p>
          </table:table-cell>
          <table:table-cell office:value-type="float" office:value="4.0935076162" calcext:value-type="float">
            <text:p>4,0935076162</text:p>
          </table:table-cell>
          <table:table-cell office:value-type="float" office:value="-76.193942474" calcext:value-type="float">
            <text:p>-76,19394247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3.6730059825" calcext:value-type="float">
            <text:p>23,6730059825</text:p>
          </table:table-cell>
          <table:table-cell office:value-type="float" office:value="4.3865470706" calcext:value-type="float">
            <text:p>4,3865470706</text:p>
          </table:table-cell>
          <table:table-cell office:value-type="float" office:value="-72.865148309" calcext:value-type="float">
            <text:p>-72,86514830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24.264299508" calcext:value-type="float">
            <text:p>24,264299508</text:p>
          </table:table-cell>
          <table:table-cell office:value-type="float" office:value="5.2938259626" calcext:value-type="float">
            <text:p>5,2938259626</text:p>
          </table:table-cell>
          <table:table-cell office:value-type="float" office:value="-60.2655968065" calcext:value-type="float">
            <text:p>-60,265596806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16.327227789" calcext:value-type="float">
            <text:p>16,327227789</text:p>
          </table:table-cell>
          <table:table-cell office:value-type="float" office:value="2.8726906064" calcext:value-type="float">
            <text:p>2,8726906064</text:p>
          </table:table-cell>
          <table:table-cell office:value-type="float" office:value="-55.3785034559" calcext:value-type="float">
            <text:p>-55,378503455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24.3708765956" calcext:value-type="float">
            <text:p>24,3708765956</text:p>
          </table:table-cell>
          <table:table-cell office:value-type="float" office:value="3.7007607718" calcext:value-type="float">
            <text:p>3,7007607718</text:p>
          </table:table-cell>
          <table:table-cell office:value-type="float" office:value="-53.144951477" calcext:value-type="float">
            <text:p>-53,14495147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22.2974420408" calcext:value-type="float">
            <text:p>22,2974420408</text:p>
          </table:table-cell>
          <table:table-cell office:value-type="float" office:value="0.6175959433" calcext:value-type="float">
            <text:p>0,6175959433</text:p>
          </table:table-cell>
          <table:table-cell office:value-type="float" office:value="-40.0281349768" calcext:value-type="float">
            <text:p>-40,0281349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9.8406957922" calcext:value-type="float">
            <text:p>9,8406957922</text:p>
          </table:table-cell>
          <table:table-cell office:value-type="float" office:value="-0.5832030276" calcext:value-type="float">
            <text:p>-0,5832030276</text:p>
          </table:table-cell>
          <table:table-cell office:value-type="float" office:value="-41.0189162904" calcext:value-type="float">
            <text:p>-41,018916290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20.3329992268" calcext:value-type="float">
            <text:p>20,3329992268</text:p>
          </table:table-cell>
          <table:table-cell office:value-type="float" office:value="2.3487966086" calcext:value-type="float">
            <text:p>2,3487966086</text:p>
          </table:table-cell>
          <table:table-cell office:value-type="float" office:value="-38.9178817355" calcext:value-type="float">
            <text:p>-38,91788173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18.6429751066" calcext:value-type="float">
            <text:p>18,6429751066</text:p>
          </table:table-cell>
          <table:table-cell office:value-type="float" office:value="-0.5850224327" calcext:value-type="float">
            <text:p>-0,5850224327</text:p>
          </table:table-cell>
          <table:table-cell office:value-type="float" office:value="-23.8947239436" calcext:value-type="float">
            <text:p>-23,894723943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6.7465630034" calcext:value-type="float">
            <text:p>6,7465630034</text:p>
          </table:table-cell>
          <table:table-cell office:value-type="float" office:value="-1.367996084" calcext:value-type="float">
            <text:p>-1,367996084</text:p>
          </table:table-cell>
          <table:table-cell office:value-type="float" office:value="-28.6383941663" calcext:value-type="float">
            <text:p>-28,63839416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0" calcext:value-type="float">
            <text:p>0</text:p>
          </table:table-cell>
          <table:table-cell office:value-type="float" office:value="8.2248835788" calcext:value-type="float">
            <text:p>8,2248835788</text:p>
          </table:table-cell>
          <table:table-cell office:value-type="float" office:value="-24.9629003809" calcext:value-type="float">
            <text:p>-24,9629003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0" calcext:value-type="float">
            <text:p>0</text:p>
          </table:table-cell>
          <table:table-cell office:value-type="float" office:value="4.8620474575" calcext:value-type="float">
            <text:p>4,8620474575</text:p>
          </table:table-cell>
          <table:table-cell office:value-type="float" office:value="-22.3014961103" calcext:value-type="float">
            <text:p>-22,3014961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-2.8302511381" calcext:value-type="float">
            <text:p>-2,8302511381</text:p>
          </table:table-cell>
          <table:table-cell office:value-type="float" office:value="4.8828373096" calcext:value-type="float">
            <text:p>4,8828373096</text:p>
          </table:table-cell>
          <table:table-cell office:value-type="float" office:value="-22.6906688799" calcext:value-type="float">
            <text:p>-22,69066887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3.4203535711" calcext:value-type="float">
            <text:p>-3,4203535711</text:p>
          </table:table-cell>
          <table:table-cell office:value-type="float" office:value="6.0371514259" calcext:value-type="float">
            <text:p>6,0371514259</text:p>
          </table:table-cell>
          <table:table-cell office:value-type="float" office:value="-24.8743859707" calcext:value-type="float">
            <text:p>-24,87438597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5.1811363377" calcext:value-type="float">
            <text:p>-5,1811363377</text:p>
          </table:table-cell>
          <table:table-cell office:value-type="float" office:value="5.968637648" calcext:value-type="float">
            <text:p>5,968637648</text:p>
          </table:table-cell>
          <table:table-cell office:value-type="float" office:value="-22.0087155975" calcext:value-type="float">
            <text:p>-22,00871559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18.9418620061" calcext:value-type="float">
            <text:p>-18,9418620061</text:p>
          </table:table-cell>
          <table:table-cell office:value-type="float" office:value="3.6760003992" calcext:value-type="float">
            <text:p>3,6760003992</text:p>
          </table:table-cell>
          <table:table-cell office:value-type="float" office:value="-24.1919405666" calcext:value-type="float">
            <text:p>-24,19194056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0.0560893993" calcext:value-type="float">
            <text:p>-20,0560893993</text:p>
          </table:table-cell>
          <table:table-cell office:value-type="float" office:value="7.2135367559" calcext:value-type="float">
            <text:p>7,2135367559</text:p>
          </table:table-cell>
          <table:table-cell office:value-type="float" office:value="-36.1707922503" calcext:value-type="float">
            <text:p>-36,17079225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13.9326209153" calcext:value-type="float">
            <text:p>-13,9326209153</text:p>
          </table:table-cell>
          <table:table-cell office:value-type="float" office:value="7.8600937909" calcext:value-type="float">
            <text:p>7,8600937909</text:p>
          </table:table-cell>
          <table:table-cell office:value-type="float" office:value="-34.5555465152" calcext:value-type="float">
            <text:p>-34,55554651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7.0826830768" calcext:value-type="float">
            <text:p>-27,0826830768</text:p>
          </table:table-cell>
          <table:table-cell office:value-type="float" office:value="5.375666342" calcext:value-type="float">
            <text:p>5,375666342</text:p>
          </table:table-cell>
          <table:table-cell office:value-type="float" office:value="-39.8432664529" calcext:value-type="float">
            <text:p>-39,84326645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31.8496035725" calcext:value-type="float">
            <text:p>-31,8496035725</text:p>
          </table:table-cell>
          <table:table-cell office:value-type="float" office:value="7.2482091487" calcext:value-type="float">
            <text:p>7,2482091487</text:p>
          </table:table-cell>
          <table:table-cell office:value-type="float" office:value="-55.46041982" calcext:value-type="float">
            <text:p>-55,460419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28.5530472682" calcext:value-type="float">
            <text:p>-28,5530472682</text:p>
          </table:table-cell>
          <table:table-cell office:value-type="float" office:value="5.4901699651" calcext:value-type="float">
            <text:p>5,4901699651</text:p>
          </table:table-cell>
          <table:table-cell office:value-type="float" office:value="-62.6522295948" calcext:value-type="float">
            <text:p>-62,65222959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26.0062872135" calcext:value-type="float">
            <text:p>-26,0062872135</text:p>
          </table:table-cell>
          <table:table-cell office:value-type="float" office:value="0.3656156031" calcext:value-type="float">
            <text:p>0,3656156031</text:p>
          </table:table-cell>
          <table:table-cell office:value-type="float" office:value="-74.916403358" calcext:value-type="float">
            <text:p>-74,9164033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6.6775588295" calcext:value-type="float">
            <text:p>-16,6775588295</text:p>
          </table:table-cell>
          <table:table-cell office:value-type="float" office:value="5.0124819478" calcext:value-type="float">
            <text:p>5,0124819478</text:p>
          </table:table-cell>
          <table:table-cell office:value-type="float" office:value="-83.064602328" calcext:value-type="float">
            <text:p>-83,064602328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2.3170427463" calcext:value-type="float">
            <text:p>-12,3170427463</text:p>
          </table:table-cell>
          <table:table-cell office:value-type="float" office:value="6.8462894549" calcext:value-type="float">
            <text:p>6,8462894549</text:p>
          </table:table-cell>
          <table:table-cell office:value-type="float" office:value="-85.469277352" calcext:value-type="float">
            <text:p>-85,46927735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10.055604818" calcext:value-type="float">
            <text:p>-10,055604818</text:p>
          </table:table-cell>
          <table:table-cell office:value-type="float" office:value="4.8150245795" calcext:value-type="float">
            <text:p>4,8150245795</text:p>
          </table:table-cell>
          <table:table-cell office:value-type="float" office:value="-89.870124581" calcext:value-type="float">
            <text:p>-89,87012458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3.5958465706" calcext:value-type="float">
            <text:p>-3,5958465706</text:p>
          </table:table-cell>
          <table:table-cell office:value-type="float" office:value="5.9730123862" calcext:value-type="float">
            <text:p>5,9730123862</text:p>
          </table:table-cell>
          <table:table-cell office:value-type="float" office:value="-92.951242258" calcext:value-type="float">
            <text:p>-92,9512422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3.0403279631" calcext:value-type="float">
            <text:p>3,0403279631</text:p>
          </table:table-cell>
          <table:table-cell office:value-type="float" office:value="7.6106845355" calcext:value-type="float">
            <text:p>7,6106845355</text:p>
          </table:table-cell>
          <table:table-cell office:value-type="float" office:value="-92.284005673" calcext:value-type="float">
            <text:p>-92,2840056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5.6148129461" calcext:value-type="float">
            <text:p>5,6148129461</text:p>
          </table:table-cell>
          <table:table-cell office:value-type="float" office:value="8.4047769373" calcext:value-type="float">
            <text:p>8,4047769373</text:p>
          </table:table-cell>
          <table:table-cell office:value-type="float" office:value="-89.66320493" calcext:value-type="float">
            <text:p>-89,6632049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8.0477467209" calcext:value-type="float">
            <text:p>8,0477467209</text:p>
          </table:table-cell>
          <table:table-cell office:value-type="float" office:value="8.3353067612" calcext:value-type="float">
            <text:p>8,3353067612</text:p>
          </table:table-cell>
          <table:table-cell office:value-type="float" office:value="-88.312482384" calcext:value-type="float">
            <text:p>-88,31248238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15.0199868494" calcext:value-type="float">
            <text:p>15,0199868494</text:p>
          </table:table-cell>
          <table:table-cell office:value-type="float" office:value="8.3818469645" calcext:value-type="float">
            <text:p>8,3818469645</text:p>
          </table:table-cell>
          <table:table-cell office:value-type="float" office:value="-85.134280769" calcext:value-type="float">
            <text:p>-85,13428076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16.1295263598" calcext:value-type="float">
            <text:p>16,1295263598</text:p>
          </table:table-cell>
          <table:table-cell office:value-type="float" office:value="8.4006337846" calcext:value-type="float">
            <text:p>8,4006337846</text:p>
          </table:table-cell>
          <table:table-cell office:value-type="float" office:value="-77.240210722" calcext:value-type="float">
            <text:p>-77,2402107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14.4798899133" calcext:value-type="float">
            <text:p>14,4798899133</text:p>
          </table:table-cell>
          <table:table-cell office:value-type="float" office:value="8.9838868478" calcext:value-type="float">
            <text:p>8,9838868478</text:p>
          </table:table-cell>
          <table:table-cell office:value-type="float" office:value="-73.846795526" calcext:value-type="float">
            <text:p>-73,84679552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3.15877646" calcext:value-type="float">
            <text:p>23,15877646</text:p>
          </table:table-cell>
          <table:table-cell office:value-type="float" office:value="10.0888831083" calcext:value-type="float">
            <text:p>10,0888831083</text:p>
          </table:table-cell>
          <table:table-cell office:value-type="float" office:value="-70.067166937" calcext:value-type="float">
            <text:p>-70,06716693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23.6040872767" calcext:value-type="float">
            <text:p>23,6040872767</text:p>
          </table:table-cell>
          <table:table-cell office:value-type="float" office:value="7.3359516184" calcext:value-type="float">
            <text:p>7,3359516184</text:p>
          </table:table-cell>
          <table:table-cell office:value-type="float" office:value="-58.4959182422" calcext:value-type="float">
            <text:p>-58,495918242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17.7519812949" calcext:value-type="float">
            <text:p>17,7519812949</text:p>
          </table:table-cell>
          <table:table-cell office:value-type="float" office:value="7.7392780777" calcext:value-type="float">
            <text:p>7,7392780777</text:p>
          </table:table-cell>
          <table:table-cell office:value-type="float" office:value="-55.0833602149" calcext:value-type="float">
            <text:p>-55,083360214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23.0825531194" calcext:value-type="float">
            <text:p>23,0825531194</text:p>
          </table:table-cell>
          <table:table-cell office:value-type="float" office:value="12.7915385553" calcext:value-type="float">
            <text:p>12,7915385553</text:p>
          </table:table-cell>
          <table:table-cell office:value-type="float" office:value="-49.5546414447" calcext:value-type="float">
            <text:p>-49,554641444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8.9984131886" calcext:value-type="float">
            <text:p>18,9984131886</text:p>
          </table:table-cell>
          <table:table-cell office:value-type="float" office:value="4.7400597133" calcext:value-type="float">
            <text:p>4,7400597133</text:p>
          </table:table-cell>
          <table:table-cell office:value-type="float" office:value="-38.4666863088" calcext:value-type="float">
            <text:p>-38,466686308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1.7690850754" calcext:value-type="float">
            <text:p>11,7690850754</text:p>
          </table:table-cell>
          <table:table-cell office:value-type="float" office:value="3.5555765288" calcext:value-type="float">
            <text:p>3,5555765288</text:p>
          </table:table-cell>
          <table:table-cell office:value-type="float" office:value="-40.0039074954" calcext:value-type="float">
            <text:p>-40,003907495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9.6108072921" calcext:value-type="float">
            <text:p>19,6108072921</text:p>
          </table:table-cell>
          <table:table-cell office:value-type="float" office:value="10.7203994339" calcext:value-type="float">
            <text:p>10,7203994339</text:p>
          </table:table-cell>
          <table:table-cell office:value-type="float" office:value="-35.1825030084" calcext:value-type="float">
            <text:p>-35,182503008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5.327433823" calcext:value-type="float">
            <text:p>15,327433823</text:p>
          </table:table-cell>
          <table:table-cell office:value-type="float" office:value="1.2536315395" calcext:value-type="float">
            <text:p>1,2536315395</text:p>
          </table:table-cell>
          <table:table-cell office:value-type="float" office:value="-23.2631367923" calcext:value-type="float">
            <text:p>-23,263136792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2.8973755341" calcext:value-type="float">
            <text:p>12,8973755341</text:p>
          </table:table-cell>
          <table:table-cell office:value-type="float" office:value="0.3343523244" calcext:value-type="float">
            <text:p>0,3343523244</text:p>
          </table:table-cell>
          <table:table-cell office:value-type="float" office:value="-28.2374514665" calcext:value-type="float">
            <text:p>-28,237451466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28" calcext:value-type="float">
            <text:p>-239,28</text:p>
          </table:table-cell>
          <table:table-cell office:value-type="float" office:value="0" calcext:value-type="float">
            <text:p>0</text:p>
          </table:table-cell>
          <table:table-cell office:value-type="float" office:value="9.8439870265" calcext:value-type="float">
            <text:p>9,8439870265</text:p>
          </table:table-cell>
          <table:table-cell office:value-type="float" office:value="-18.1938925986" calcext:value-type="float">
            <text:p>-18,1938925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0" calcext:value-type="float">
            <text:p>0</text:p>
          </table:table-cell>
          <table:table-cell office:value-type="float" office:value="4.0879830173" calcext:value-type="float">
            <text:p>4,0879830173</text:p>
          </table:table-cell>
          <table:table-cell office:value-type="float" office:value="-20.1974735765" calcext:value-type="float">
            <text:p>-20,1974735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2.2347802765" calcext:value-type="float">
            <text:p>-2,2347802765</text:p>
          </table:table-cell>
          <table:table-cell office:value-type="float" office:value="3.8796667915" calcext:value-type="float">
            <text:p>3,8796667915</text:p>
          </table:table-cell>
          <table:table-cell office:value-type="float" office:value="-20.5853492462" calcext:value-type="float">
            <text:p>-20,58534924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3.2019476612" calcext:value-type="float">
            <text:p>-3,2019476612</text:p>
          </table:table-cell>
          <table:table-cell office:value-type="float" office:value="5.185878725" calcext:value-type="float">
            <text:p>5,185878725</text:p>
          </table:table-cell>
          <table:table-cell office:value-type="float" office:value="-22.0913023703" calcext:value-type="float">
            <text:p>-22,09130237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7.4882359117" calcext:value-type="float">
            <text:p>-7,4882359117</text:p>
          </table:table-cell>
          <table:table-cell office:value-type="float" office:value="3.892217801" calcext:value-type="float">
            <text:p>3,892217801</text:p>
          </table:table-cell>
          <table:table-cell office:value-type="float" office:value="-19.2276597253" calcext:value-type="float">
            <text:p>-19,22765972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17.9980156196" calcext:value-type="float">
            <text:p>-17,9980156196</text:p>
          </table:table-cell>
          <table:table-cell office:value-type="float" office:value="-1.9538655575" calcext:value-type="float">
            <text:p>-1,9538655575</text:p>
          </table:table-cell>
          <table:table-cell office:value-type="float" office:value="-24.3497345446" calcext:value-type="float">
            <text:p>-24,34973454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17.2287797421" calcext:value-type="float">
            <text:p>-17,2287797421</text:p>
          </table:table-cell>
          <table:table-cell office:value-type="float" office:value="6.1337815059" calcext:value-type="float">
            <text:p>6,1337815059</text:p>
          </table:table-cell>
          <table:table-cell office:value-type="float" office:value="-33.7031217761" calcext:value-type="float">
            <text:p>-33,70312177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15.9249842038" calcext:value-type="float">
            <text:p>-15,9249842038</text:p>
          </table:table-cell>
          <table:table-cell office:value-type="float" office:value="5.6781522671" calcext:value-type="float">
            <text:p>5,6781522671</text:p>
          </table:table-cell>
          <table:table-cell office:value-type="float" office:value="-32.2344238814" calcext:value-type="float">
            <text:p>-32,23442388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6.6203297582" calcext:value-type="float">
            <text:p>-26,6203297582</text:p>
          </table:table-cell>
          <table:table-cell office:value-type="float" office:value="-0.2308533374" calcext:value-type="float">
            <text:p>-0,2308533374</text:p>
          </table:table-cell>
          <table:table-cell office:value-type="float" office:value="-39.8128533573" calcext:value-type="float">
            <text:p>-39,81285335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29.2265058015" calcext:value-type="float">
            <text:p>-29,2265058015</text:p>
          </table:table-cell>
          <table:table-cell office:value-type="float" office:value="7.6664778609" calcext:value-type="float">
            <text:p>7,6664778609</text:p>
          </table:table-cell>
          <table:table-cell office:value-type="float" office:value="-53.1275045028" calcext:value-type="float">
            <text:p>-53,12750450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29.8144611391" calcext:value-type="float">
            <text:p>-29,8144611391</text:p>
          </table:table-cell>
          <table:table-cell office:value-type="float" office:value="10.4981229742" calcext:value-type="float">
            <text:p>10,4981229742</text:p>
          </table:table-cell>
          <table:table-cell office:value-type="float" office:value="-60.0819203198" calcext:value-type="float">
            <text:p>-60,08192031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25.744090787" calcext:value-type="float">
            <text:p>-25,744090787</text:p>
          </table:table-cell>
          <table:table-cell office:value-type="float" office:value="9.7927200804" calcext:value-type="float">
            <text:p>9,7927200804</text:p>
          </table:table-cell>
          <table:table-cell office:value-type="float" office:value="-73.486007025" calcext:value-type="float">
            <text:p>-73,4860070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4.3788455651" calcext:value-type="float">
            <text:p>-14,3788455651</text:p>
          </table:table-cell>
          <table:table-cell office:value-type="float" office:value="12.0729692637" calcext:value-type="float">
            <text:p>12,0729692637</text:p>
          </table:table-cell>
          <table:table-cell office:value-type="float" office:value="-79.377712392" calcext:value-type="float">
            <text:p>-79,3777123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2.5958145641" calcext:value-type="float">
            <text:p>-12,5958145641</text:p>
          </table:table-cell>
          <table:table-cell office:value-type="float" office:value="12.3620041683" calcext:value-type="float">
            <text:p>12,3620041683</text:p>
          </table:table-cell>
          <table:table-cell office:value-type="float" office:value="-81.459287085" calcext:value-type="float">
            <text:p>-81,459287085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10.5541233095" calcext:value-type="float">
            <text:p>-10,5541233095</text:p>
          </table:table-cell>
          <table:table-cell office:value-type="float" office:value="10.9082108055" calcext:value-type="float">
            <text:p>10,9082108055</text:p>
          </table:table-cell>
          <table:table-cell office:value-type="float" office:value="-86.904375142" calcext:value-type="float">
            <text:p>-86,90437514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2.7425000321" calcext:value-type="float">
            <text:p>-2,7425000321</text:p>
          </table:table-cell>
          <table:table-cell office:value-type="float" office:value="11.2323064215" calcext:value-type="float">
            <text:p>11,2323064215</text:p>
          </table:table-cell>
          <table:table-cell office:value-type="float" office:value="-89.602279619" calcext:value-type="float">
            <text:p>-89,60227961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3.6883866624" calcext:value-type="float">
            <text:p>3,6883866624</text:p>
          </table:table-cell>
          <table:table-cell office:value-type="float" office:value="11.7578951709" calcext:value-type="float">
            <text:p>11,7578951709</text:p>
          </table:table-cell>
          <table:table-cell office:value-type="float" office:value="-88.508661332" calcext:value-type="float">
            <text:p>-88,50866133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5.8108403267" calcext:value-type="float">
            <text:p>5,8108403267</text:p>
          </table:table-cell>
          <table:table-cell office:value-type="float" office:value="11.5363978006" calcext:value-type="float">
            <text:p>11,5363978006</text:p>
          </table:table-cell>
          <table:table-cell office:value-type="float" office:value="-86.118982181" calcext:value-type="float">
            <text:p>-86,1189821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8.2171079407" calcext:value-type="float">
            <text:p>8,2171079407</text:p>
          </table:table-cell>
          <table:table-cell office:value-type="float" office:value="11.9733772678" calcext:value-type="float">
            <text:p>11,9733772678</text:p>
          </table:table-cell>
          <table:table-cell office:value-type="float" office:value="-85.137985802" calcext:value-type="float">
            <text:p>-85,13798580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15.0996632963" calcext:value-type="float">
            <text:p>15,0996632963</text:p>
          </table:table-cell>
          <table:table-cell office:value-type="float" office:value="12.8828578602" calcext:value-type="float">
            <text:p>12,8828578602</text:p>
          </table:table-cell>
          <table:table-cell office:value-type="float" office:value="-81.488113768" calcext:value-type="float">
            <text:p>-81,4881137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16.8426898703" calcext:value-type="float">
            <text:p>16,8426898703</text:p>
          </table:table-cell>
          <table:table-cell office:value-type="float" office:value="12.1637129381" calcext:value-type="float">
            <text:p>12,1637129381</text:p>
          </table:table-cell>
          <table:table-cell office:value-type="float" office:value="-73.918037698" calcext:value-type="float">
            <text:p>-73,9180376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16.2908231983" calcext:value-type="float">
            <text:p>16,2908231983</text:p>
          </table:table-cell>
          <table:table-cell office:value-type="float" office:value="14.124490698" calcext:value-type="float">
            <text:p>14,124490698</text:p>
          </table:table-cell>
          <table:table-cell office:value-type="float" office:value="-70.532433362" calcext:value-type="float">
            <text:p>-70,53243336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2.0250707531" calcext:value-type="float">
            <text:p>22,0250707531</text:p>
          </table:table-cell>
          <table:table-cell office:value-type="float" office:value="17.6463857573" calcext:value-type="float">
            <text:p>17,6463857573</text:p>
          </table:table-cell>
          <table:table-cell office:value-type="float" office:value="-64.5570167143" calcext:value-type="float">
            <text:p>-64,557016714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21.9146944774" calcext:value-type="float">
            <text:p>21,9146944774</text:p>
          </table:table-cell>
          <table:table-cell office:value-type="float" office:value="11.3763678584" calcext:value-type="float">
            <text:p>11,3763678584</text:p>
          </table:table-cell>
          <table:table-cell office:value-type="float" office:value="-54.7845842205" calcext:value-type="float">
            <text:p>-54,784584220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21.7828147259" calcext:value-type="float">
            <text:p>21,7828147259</text:p>
          </table:table-cell>
          <table:table-cell office:value-type="float" office:value="10.2306544517" calcext:value-type="float">
            <text:p>10,2306544517</text:p>
          </table:table-cell>
          <table:table-cell office:value-type="float" office:value="-51.3497050695" calcext:value-type="float">
            <text:p>-51,34970506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21.3716582312" calcext:value-type="float">
            <text:p>21,3716582312</text:p>
          </table:table-cell>
          <table:table-cell office:value-type="float" office:value="14.8023747421" calcext:value-type="float">
            <text:p>14,8023747421</text:p>
          </table:table-cell>
          <table:table-cell office:value-type="float" office:value="-41.3117129837" calcext:value-type="float">
            <text:p>-41,311712983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3.0614800143" calcext:value-type="float">
            <text:p>13,0614800143</text:p>
          </table:table-cell>
          <table:table-cell office:value-type="float" office:value="6.927088862" calcext:value-type="float">
            <text:p>6,927088862</text:p>
          </table:table-cell>
          <table:table-cell office:value-type="float" office:value="-34.9957198054" calcext:value-type="float">
            <text:p>-34,995719805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5.8210355061" calcext:value-type="float">
            <text:p>15,8210355061</text:p>
          </table:table-cell>
          <table:table-cell office:value-type="float" office:value="6.0851074933" calcext:value-type="float">
            <text:p>6,0851074933</text:p>
          </table:table-cell>
          <table:table-cell office:value-type="float" office:value="-37.0569476101" calcext:value-type="float">
            <text:p>-37,056947610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8.0310542375" calcext:value-type="float">
            <text:p>18,0310542375</text:p>
          </table:table-cell>
          <table:table-cell office:value-type="float" office:value="12.5464305525" calcext:value-type="float">
            <text:p>12,5464305525</text:p>
          </table:table-cell>
          <table:table-cell office:value-type="float" office:value="-27.4672328866" calcext:value-type="float">
            <text:p>-27,467232886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8.2569280038" calcext:value-type="float">
            <text:p>8,2569280038</text:p>
          </table:table-cell>
          <table:table-cell office:value-type="float" office:value="2.9972329065" calcext:value-type="float">
            <text:p>2,9972329065</text:p>
          </table:table-cell>
          <table:table-cell office:value-type="float" office:value="-22.1264582954" calcext:value-type="float">
            <text:p>-22,126458295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5.3369184904" calcext:value-type="float">
            <text:p>15,3369184904</text:p>
          </table:table-cell>
          <table:table-cell office:value-type="float" office:value="2.1948203442" calcext:value-type="float">
            <text:p>2,1948203442</text:p>
          </table:table-cell>
          <table:table-cell office:value-type="float" office:value="-27.4566980612" calcext:value-type="float">
            <text:p>-27,45669806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23" calcext:value-type="float">
            <text:p>-239,23</text:p>
          </table:table-cell>
          <table:table-cell office:value-type="float" office:value="0" calcext:value-type="float">
            <text:p>0</text:p>
          </table:table-cell>
          <table:table-cell office:value-type="float" office:value="5.6079881519" calcext:value-type="float">
            <text:p>5,6079881519</text:p>
          </table:table-cell>
          <table:table-cell office:value-type="float" office:value="-14.2032851971" calcext:value-type="float">
            <text:p>-14,2032851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0" calcext:value-type="float">
            <text:p>0</text:p>
          </table:table-cell>
          <table:table-cell office:value-type="float" office:value="4.2493862987" calcext:value-type="float">
            <text:p>4,2493862987</text:p>
          </table:table-cell>
          <table:table-cell office:value-type="float" office:value="-19.1824344372" calcext:value-type="float">
            <text:p>-19,18243443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-1.7323554304" calcext:value-type="float">
            <text:p>-1,7323554304</text:p>
          </table:table-cell>
          <table:table-cell office:value-type="float" office:value="3.6621770932" calcext:value-type="float">
            <text:p>3,6621770932</text:p>
          </table:table-cell>
          <table:table-cell office:value-type="float" office:value="-19.6429636875" calcext:value-type="float">
            <text:p>-19,6429636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3.4078025616" calcext:value-type="float">
            <text:p>-3,4078025616</text:p>
          </table:table-cell>
          <table:table-cell office:value-type="float" office:value="5.1819265759" calcext:value-type="float">
            <text:p>5,1819265759</text:p>
          </table:table-cell>
          <table:table-cell office:value-type="float" office:value="-20.5024734287" calcext:value-type="float">
            <text:p>-20,50247342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12.3208806202" calcext:value-type="float">
            <text:p>-12,3208806202</text:p>
          </table:table-cell>
          <table:table-cell office:value-type="float" office:value="4.1786911817" calcext:value-type="float">
            <text:p>4,1786911817</text:p>
          </table:table-cell>
          <table:table-cell office:value-type="float" office:value="-19.0575092187" calcext:value-type="float">
            <text:p>-19,05750921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6.7002983012" calcext:value-type="float">
            <text:p>-16,7002983012</text:p>
          </table:table-cell>
          <table:table-cell office:value-type="float" office:value="-0.2102527804" calcext:value-type="float">
            <text:p>-0,2102527804</text:p>
          </table:table-cell>
          <table:table-cell office:value-type="float" office:value="-28.3697660748" calcext:value-type="float">
            <text:p>-28,3697660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2.4240715814" calcext:value-type="float">
            <text:p>-12,4240715814</text:p>
          </table:table-cell>
          <table:table-cell office:value-type="float" office:value="7.6406421651" calcext:value-type="float">
            <text:p>7,6406421651</text:p>
          </table:table-cell>
          <table:table-cell office:value-type="float" office:value="-32.3955421716" calcext:value-type="float">
            <text:p>-32,39554217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20.2972557586" calcext:value-type="float">
            <text:p>-20,2972557586</text:p>
          </table:table-cell>
          <table:table-cell office:value-type="float" office:value="7.0944925763" calcext:value-type="float">
            <text:p>7,0944925763</text:p>
          </table:table-cell>
          <table:table-cell office:value-type="float" office:value="-31.5931356058" calcext:value-type="float">
            <text:p>-31,59313560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25.0943574897" calcext:value-type="float">
            <text:p>-25,0943574897</text:p>
          </table:table-cell>
          <table:table-cell office:value-type="float" office:value="2.219899543" calcext:value-type="float">
            <text:p>2,219899543</text:p>
          </table:table-cell>
          <table:table-cell office:value-type="float" office:value="-43.1811582263" calcext:value-type="float">
            <text:p>-43,18115822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21.1206272676" calcext:value-type="float">
            <text:p>-21,1206272676</text:p>
          </table:table-cell>
          <table:table-cell office:value-type="float" office:value="9.7731475915" calcext:value-type="float">
            <text:p>9,7731475915</text:p>
          </table:table-cell>
          <table:table-cell office:value-type="float" office:value="-50.8887595013" calcext:value-type="float">
            <text:p>-50,88875950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26.4268050487" calcext:value-type="float">
            <text:p>-26,4268050487</text:p>
          </table:table-cell>
          <table:table-cell office:value-type="float" office:value="12.5632907742" calcext:value-type="float">
            <text:p>12,5632907742</text:p>
          </table:table-cell>
          <table:table-cell office:value-type="float" office:value="-55.1349031742" calcext:value-type="float">
            <text:p>-55,13490317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4.431440924" calcext:value-type="float">
            <text:p>-24,431440924</text:p>
          </table:table-cell>
          <table:table-cell office:value-type="float" office:value="15.6928169227" calcext:value-type="float">
            <text:p>15,6928169227</text:p>
          </table:table-cell>
          <table:table-cell office:value-type="float" office:value="-67.085342791" calcext:value-type="float">
            <text:p>-67,08534279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14.1082747416" calcext:value-type="float">
            <text:p>-14,1082747416</text:p>
          </table:table-cell>
          <table:table-cell office:value-type="float" office:value="16.9387168833" calcext:value-type="float">
            <text:p>16,9387168833</text:p>
          </table:table-cell>
          <table:table-cell office:value-type="float" office:value="-71.408696614" calcext:value-type="float">
            <text:p>-71,4086966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13.4818012045" calcext:value-type="float">
            <text:p>-13,4818012045</text:p>
          </table:table-cell>
          <table:table-cell office:value-type="float" office:value="15.7691036855" calcext:value-type="float">
            <text:p>15,7691036855</text:p>
          </table:table-cell>
          <table:table-cell office:value-type="float" office:value="-74.581602482" calcext:value-type="float">
            <text:p>-74,58160248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11.1853025715" calcext:value-type="float">
            <text:p>-11,1853025715</text:p>
          </table:table-cell>
          <table:table-cell office:value-type="float" office:value="15.5219017116" calcext:value-type="float">
            <text:p>15,5219017116</text:p>
          </table:table-cell>
          <table:table-cell office:value-type="float" office:value="-81.267695158" calcext:value-type="float">
            <text:p>-81,267695158</text:p>
          </table:table-cell>
        </table:table-row>
        <table:table-row table:style-name="ro1">
          <table:table-cell table:number-columns-repeated="2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2.7461622052" calcext:value-type="float">
            <text:p>-2,7461622052</text:p>
          </table:table-cell>
          <table:table-cell office:value-type="float" office:value="16.1110393178" calcext:value-type="float">
            <text:p>16,1110393178</text:p>
          </table:table-cell>
          <table:table-cell office:value-type="float" office:value="-84.1474574" calcext:value-type="float">
            <text:p>-84,14745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3.3444193422" calcext:value-type="float">
            <text:p>3,3444193422</text:p>
          </table:table-cell>
          <table:table-cell office:value-type="float" office:value="16.2110421041" calcext:value-type="float">
            <text:p>16,2110421041</text:p>
          </table:table-cell>
          <table:table-cell office:value-type="float" office:value="-83.276269331" calcext:value-type="float">
            <text:p>-83,27626933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5.830295043" calcext:value-type="float">
            <text:p>5,830295043</text:p>
          </table:table-cell>
          <table:table-cell office:value-type="float" office:value="15.2155861536" calcext:value-type="float">
            <text:p>15,2155861536</text:p>
          </table:table-cell>
          <table:table-cell office:value-type="float" office:value="-81.478392336" calcext:value-type="float">
            <text:p>-81,4783923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9.3942067805" calcext:value-type="float">
            <text:p>9,3942067805</text:p>
          </table:table-cell>
          <table:table-cell office:value-type="float" office:value="16.6289700945" calcext:value-type="float">
            <text:p>16,6289700945</text:p>
          </table:table-cell>
          <table:table-cell office:value-type="float" office:value="-80.172156115" calcext:value-type="float">
            <text:p>-80,17215611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15.2103225197" calcext:value-type="float">
            <text:p>15,2103225197</text:p>
          </table:table-cell>
          <table:table-cell office:value-type="float" office:value="19.2274962319" calcext:value-type="float">
            <text:p>19,2274962319</text:p>
          </table:table-cell>
          <table:table-cell office:value-type="float" office:value="-75.447717177" calcext:value-type="float">
            <text:p>-75,4477171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17.3711591976" calcext:value-type="float">
            <text:p>17,3711591976</text:p>
          </table:table-cell>
          <table:table-cell office:value-type="float" office:value="16.3109383537" calcext:value-type="float">
            <text:p>16,3109383537</text:p>
          </table:table-cell>
          <table:table-cell office:value-type="float" office:value="-68.603534584" calcext:value-type="float">
            <text:p>-68,6035345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19.9625627392" calcext:value-type="float">
            <text:p>19,9625627392</text:p>
          </table:table-cell>
          <table:table-cell office:value-type="float" office:value="16.3558386248" calcext:value-type="float">
            <text:p>16,3558386248</text:p>
          </table:table-cell>
          <table:table-cell office:value-type="float" office:value="-64.2305251984" calcext:value-type="float">
            <text:p>-64,230525198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20.4106536271" calcext:value-type="float">
            <text:p>20,4106536271</text:p>
          </table:table-cell>
          <table:table-cell office:value-type="float" office:value="19.0469434058" calcext:value-type="float">
            <text:p>19,0469434058</text:p>
          </table:table-cell>
          <table:table-cell office:value-type="float" office:value="-55.1643753084" calcext:value-type="float">
            <text:p>-55,164375308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16.1883559711" calcext:value-type="float">
            <text:p>16,1883559711</text:p>
          </table:table-cell>
          <table:table-cell office:value-type="float" office:value="12.8601995456" calcext:value-type="float">
            <text:p>12,8601995456</text:p>
          </table:table-cell>
          <table:table-cell office:value-type="float" office:value="-49.1365420951" calcext:value-type="float">
            <text:p>-49,136542095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21.1779881786" calcext:value-type="float">
            <text:p>21,1779881786</text:p>
          </table:table-cell>
          <table:table-cell office:value-type="float" office:value="10.1299410031" calcext:value-type="float">
            <text:p>10,1299410031</text:p>
          </table:table-cell>
          <table:table-cell office:value-type="float" office:value="-47.0800850522" calcext:value-type="float">
            <text:p>-47,080085052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9.778987523" calcext:value-type="float">
            <text:p>19,778987523</text:p>
          </table:table-cell>
          <table:table-cell office:value-type="float" office:value="10.4750320071" calcext:value-type="float">
            <text:p>10,4750320071</text:p>
          </table:table-cell>
          <table:table-cell office:value-type="float" office:value="-35.6912220623" calcext:value-type="float">
            <text:p>-35,69122206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0.2811459398" calcext:value-type="float">
            <text:p>10,2811459398</text:p>
          </table:table-cell>
          <table:table-cell office:value-type="float" office:value="7.5337668873" calcext:value-type="float">
            <text:p>7,5337668873</text:p>
          </table:table-cell>
          <table:table-cell office:value-type="float" office:value="-31.9942829571" calcext:value-type="float">
            <text:p>-31,99428295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7.3884267659" calcext:value-type="float">
            <text:p>17,3884267659</text:p>
          </table:table-cell>
          <table:table-cell office:value-type="float" office:value="8.734598715" calcext:value-type="float">
            <text:p>8,734598715</text:p>
          </table:table-cell>
          <table:table-cell office:value-type="float" office:value="-33.9245129916" calcext:value-type="float">
            <text:p>-33,924512991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16.5229327053" calcext:value-type="float">
            <text:p>16,5229327053</text:p>
          </table:table-cell>
          <table:table-cell office:value-type="float" office:value="8.1581797858" calcext:value-type="float">
            <text:p>8,1581797858</text:p>
          </table:table-cell>
          <table:table-cell office:value-type="float" office:value="-22.8034809741" calcext:value-type="float">
            <text:p>-22,803480974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4.9758236147" calcext:value-type="float">
            <text:p>4,9758236147</text:p>
          </table:table-cell>
          <table:table-cell office:value-type="float" office:value="3.9870825449" calcext:value-type="float">
            <text:p>3,9870825449</text:p>
          </table:table-cell>
          <table:table-cell office:value-type="float" office:value="-22.0127116383" calcext:value-type="float">
            <text:p>-22,012711638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15.5081307862" calcext:value-type="float">
            <text:p>15,5081307862</text:p>
          </table:table-cell>
          <table:table-cell office:value-type="float" office:value="5.8891258737" calcext:value-type="float">
            <text:p>5,8891258737</text:p>
          </table:table-cell>
          <table:table-cell office:value-type="float" office:value="-25.9753373675" calcext:value-type="float">
            <text:p>-25,97533736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9.59" calcext:value-type="float">
            <text:p>-239,59</text:p>
          </table:table-cell>
          <table:table-cell office:value-type="float" office:value="0" calcext:value-type="float">
            <text:p>0</text:p>
          </table:table-cell>
          <table:table-cell office:value-type="float" office:value="3.0425257574" calcext:value-type="float">
            <text:p>3,0425257574</text:p>
          </table:table-cell>
          <table:table-cell office:value-type="float" office:value="-12.3804259054" calcext:value-type="float">
            <text:p>-12,3804259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3" calcext:value-type="float">
            <text:p>-238,3</text:p>
          </table:table-cell>
          <table:table-cell office:value-type="float" office:value="0" calcext:value-type="float">
            <text:p>0</text:p>
          </table:table-cell>
          <table:table-cell office:value-type="float" office:value="4.8493511384" calcext:value-type="float">
            <text:p>4,8493511384</text:p>
          </table:table-cell>
          <table:table-cell office:value-type="float" office:value="-17.9998834322" calcext:value-type="float">
            <text:p>-17,99988343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.3022399993" calcext:value-type="float">
            <text:p>-1,3022399993</text:p>
          </table:table-cell>
          <table:table-cell office:value-type="float" office:value="4.7886936532" calcext:value-type="float">
            <text:p>4,7886936532</text:p>
          </table:table-cell>
          <table:table-cell office:value-type="float" office:value="-18.782659601" calcext:value-type="float">
            <text:p>-18,7826596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2.6854335727" calcext:value-type="float">
            <text:p>-2,6854335727</text:p>
          </table:table-cell>
          <table:table-cell office:value-type="float" office:value="5.9409720549" calcext:value-type="float">
            <text:p>5,9409720549</text:p>
          </table:table-cell>
          <table:table-cell office:value-type="float" office:value="-18.8492324023" calcext:value-type="float">
            <text:p>-18,84923240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2.8804152747" calcext:value-type="float">
            <text:p>-12,8804152747</text:p>
          </table:table-cell>
          <table:table-cell office:value-type="float" office:value="6.1002626722" calcext:value-type="float">
            <text:p>6,1002626722</text:p>
          </table:table-cell>
          <table:table-cell office:value-type="float" office:value="-18.0853280297" calcext:value-type="float">
            <text:p>-18,08532802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14.5360646362" calcext:value-type="float">
            <text:p>-14,5360646362</text:p>
          </table:table-cell>
          <table:table-cell office:value-type="float" office:value="7.4385590029" calcext:value-type="float">
            <text:p>7,4385590029</text:p>
          </table:table-cell>
          <table:table-cell office:value-type="float" office:value="-27.6580571276" calcext:value-type="float">
            <text:p>-27,65805712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9.9240343854" calcext:value-type="float">
            <text:p>-9,9240343854</text:p>
          </table:table-cell>
          <table:table-cell office:value-type="float" office:value="10.3760445924" calcext:value-type="float">
            <text:p>10,3760445924</text:p>
          </table:table-cell>
          <table:table-cell office:value-type="float" office:value="-28.0737100593" calcext:value-type="float">
            <text:p>-28,07371005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21.3457268192" calcext:value-type="float">
            <text:p>-21,3457268192</text:p>
          </table:table-cell>
          <table:table-cell office:value-type="float" office:value="9.0856598947" calcext:value-type="float">
            <text:p>9,0856598947</text:p>
          </table:table-cell>
          <table:table-cell office:value-type="float" office:value="-28.4815407745" calcext:value-type="float">
            <text:p>-28,48154077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23.9416747497" calcext:value-type="float">
            <text:p>-23,9416747497</text:p>
          </table:table-cell>
          <table:table-cell office:value-type="float" office:value="10.2668974183" calcext:value-type="float">
            <text:p>10,2668974183</text:p>
          </table:table-cell>
          <table:table-cell office:value-type="float" office:value="-41.0651250246" calcext:value-type="float">
            <text:p>-41,06512502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18.8831145703" calcext:value-type="float">
            <text:p>-18,8831145703</text:p>
          </table:table-cell>
          <table:table-cell office:value-type="float" office:value="11.5587139462" calcext:value-type="float">
            <text:p>11,5587139462</text:p>
          </table:table-cell>
          <table:table-cell office:value-type="float" office:value="-46.0632188497" calcext:value-type="float">
            <text:p>-46,06321884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23.8947918079" calcext:value-type="float">
            <text:p>-23,8947918079</text:p>
          </table:table-cell>
          <table:table-cell office:value-type="float" office:value="8.6652084431" calcext:value-type="float">
            <text:p>8,6652084431</text:p>
          </table:table-cell>
          <table:table-cell office:value-type="float" office:value="-50.7084750169" calcext:value-type="float">
            <text:p>-50,70847501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1.3686646846" calcext:value-type="float">
            <text:p>-21,3686646846</text:p>
          </table:table-cell>
          <table:table-cell office:value-type="float" office:value="15.7492659034" calcext:value-type="float">
            <text:p>15,7492659034</text:p>
          </table:table-cell>
          <table:table-cell office:value-type="float" office:value="-60.3173309034" calcext:value-type="float">
            <text:p>-60,31733090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14.3025587956" calcext:value-type="float">
            <text:p>-14,3025587956</text:p>
          </table:table-cell>
          <table:table-cell office:value-type="float" office:value="17.8173523574" calcext:value-type="float">
            <text:p>17,8173523574</text:p>
          </table:table-cell>
          <table:table-cell office:value-type="float" office:value="-63.4859329326" calcext:value-type="float">
            <text:p>-63,48593293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14.0126297291" calcext:value-type="float">
            <text:p>-14,0126297291</text:p>
          </table:table-cell>
          <table:table-cell office:value-type="float" office:value="15.1660172287" calcext:value-type="float">
            <text:p>15,1660172287</text:p>
          </table:table-cell>
          <table:table-cell office:value-type="float" office:value="-67.930064185" calcext:value-type="float">
            <text:p>-67,9300641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10.2121876772" calcext:value-type="float">
            <text:p>-10,2121876772</text:p>
          </table:table-cell>
          <table:table-cell office:value-type="float" office:value="17.533267922" calcext:value-type="float">
            <text:p>17,533267922</text:p>
          </table:table-cell>
          <table:table-cell office:value-type="float" office:value="-74.643448909" calcext:value-type="float">
            <text:p>-74,64344890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2.0533596396" calcext:value-type="float">
            <text:p>-2,0533596396</text:p>
          </table:table-cell>
          <table:table-cell office:value-type="float" office:value="19.6523110719" calcext:value-type="float">
            <text:p>19,6523110719</text:p>
          </table:table-cell>
          <table:table-cell office:value-type="float" office:value="-77.14775635" calcext:value-type="float">
            <text:p>-77,14775635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.7929334982" calcext:value-type="float">
            <text:p>2,7929334982</text:p>
          </table:table-cell>
          <table:table-cell office:value-type="float" office:value="19.5468817546" calcext:value-type="float">
            <text:p>19,5468817546</text:p>
          </table:table-cell>
          <table:table-cell office:value-type="float" office:value="-76.364278919" calcext:value-type="float">
            <text:p>-76,3642789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6.2287683171" calcext:value-type="float">
            <text:p>6,2287683171</text:p>
          </table:table-cell>
          <table:table-cell office:value-type="float" office:value="18.3232773237" calcext:value-type="float">
            <text:p>18,3232773237</text:p>
          </table:table-cell>
          <table:table-cell office:value-type="float" office:value="-75.115187735" calcext:value-type="float">
            <text:p>-75,1151877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2.229018019" calcext:value-type="float">
            <text:p>12,229018019</text:p>
          </table:table-cell>
          <table:table-cell office:value-type="float" office:value="19.4315368058" calcext:value-type="float">
            <text:p>19,4315368058</text:p>
          </table:table-cell>
          <table:table-cell office:value-type="float" office:value="-72.453643957" calcext:value-type="float">
            <text:p>-72,4536439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14.7816315555" calcext:value-type="float">
            <text:p>14,7816315555</text:p>
          </table:table-cell>
          <table:table-cell office:value-type="float" office:value="21.4456906249" calcext:value-type="float">
            <text:p>21,4456906249</text:p>
          </table:table-cell>
          <table:table-cell office:value-type="float" office:value="-65.6950803759" calcext:value-type="float">
            <text:p>-65,6950803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13.9710322632" calcext:value-type="float">
            <text:p>13,9710322632</text:p>
          </table:table-cell>
          <table:table-cell office:value-type="float" office:value="17.9711863875" calcext:value-type="float">
            <text:p>17,9711863875</text:p>
          </table:table-cell>
          <table:table-cell office:value-type="float" office:value="-61.0171594106" calcext:value-type="float">
            <text:p>-61,01715941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19.0268282571" calcext:value-type="float">
            <text:p>19,0268282571</text:p>
          </table:table-cell>
          <table:table-cell office:value-type="float" office:value="15.9235148134" calcext:value-type="float">
            <text:p>15,9235148134</text:p>
          </table:table-cell>
          <table:table-cell office:value-type="float" office:value="-57.6921631875" calcext:value-type="float">
            <text:p>-57,69216318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8.5294316739" calcext:value-type="float">
            <text:p>18,5294316739</text:p>
          </table:table-cell>
          <table:table-cell office:value-type="float" office:value="15.5282709929" calcext:value-type="float">
            <text:p>15,5282709929</text:p>
          </table:table-cell>
          <table:table-cell office:value-type="float" office:value="-48.4540791973" calcext:value-type="float">
            <text:p>-48,454079197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2.9976920747" calcext:value-type="float">
            <text:p>12,9976920747</text:p>
          </table:table-cell>
          <table:table-cell office:value-type="float" office:value="13.3018870894" calcext:value-type="float">
            <text:p>13,3018870894</text:p>
          </table:table-cell>
          <table:table-cell office:value-type="float" office:value="-44.7983665991" calcext:value-type="float">
            <text:p>-44,798366599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9.3976471874" calcext:value-type="float">
            <text:p>19,3976471874</text:p>
          </table:table-cell>
          <table:table-cell office:value-type="float" office:value="12.7322241856" calcext:value-type="float">
            <text:p>12,7322241856</text:p>
          </table:table-cell>
          <table:table-cell office:value-type="float" office:value="-42.8883521664" calcext:value-type="float">
            <text:p>-42,888352166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8.7754841087" calcext:value-type="float">
            <text:p>18,7754841087</text:p>
          </table:table-cell>
          <table:table-cell office:value-type="float" office:value="9.8792304938" calcext:value-type="float">
            <text:p>9,8792304938</text:p>
          </table:table-cell>
          <table:table-cell office:value-type="float" office:value="-32.0100719359" calcext:value-type="float">
            <text:p>-32,01007193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1.3210467222" calcext:value-type="float">
            <text:p>11,3210467222</text:p>
          </table:table-cell>
          <table:table-cell office:value-type="float" office:value="9.9752291658" calcext:value-type="float">
            <text:p>9,9752291658</text:p>
          </table:table-cell>
          <table:table-cell office:value-type="float" office:value="-29.2449361615" calcext:value-type="float">
            <text:p>-29,244936161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6.4454484046" calcext:value-type="float">
            <text:p>16,4454484046</text:p>
          </table:table-cell>
          <table:table-cell office:value-type="float" office:value="15.1454901238" calcext:value-type="float">
            <text:p>15,1454901238</text:p>
          </table:table-cell>
          <table:table-cell office:value-type="float" office:value="-28.8558168177" calcext:value-type="float">
            <text:p>-28,855816817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3.2835380674" calcext:value-type="float">
            <text:p>13,2835380674</text:p>
          </table:table-cell>
          <table:table-cell office:value-type="float" office:value="7.1553090927" calcext:value-type="float">
            <text:p>7,1553090927</text:p>
          </table:table-cell>
          <table:table-cell office:value-type="float" office:value="-20.2738373826" calcext:value-type="float">
            <text:p>-20,273837382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5.9878740917" calcext:value-type="float">
            <text:p>5,9878740917</text:p>
          </table:table-cell>
          <table:table-cell office:value-type="float" office:value="5.5022161363" calcext:value-type="float">
            <text:p>5,5022161363</text:p>
          </table:table-cell>
          <table:table-cell office:value-type="float" office:value="-23.2892171185" calcext:value-type="float">
            <text:p>-23,289217118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4.3923617029" calcext:value-type="float">
            <text:p>14,3923617029</text:p>
          </table:table-cell>
          <table:table-cell office:value-type="float" office:value="12.6547456335" calcext:value-type="float">
            <text:p>12,6547456335</text:p>
          </table:table-cell>
          <table:table-cell office:value-type="float" office:value="-22.1923166824" calcext:value-type="float">
            <text:p>-22,19231668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9.68" calcext:value-type="float">
            <text:p>-239,68</text:p>
          </table:table-cell>
          <table:table-cell office:value-type="float" office:value="0" calcext:value-type="float">
            <text:p>0</text:p>
          </table:table-cell>
          <table:table-cell office:value-type="float" office:value="2.3128502041" calcext:value-type="float">
            <text:p>2,3128502041</text:p>
          </table:table-cell>
          <table:table-cell office:value-type="float" office:value="-11.443496619" calcext:value-type="float">
            <text:p>-11,443496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5.3288756793" calcext:value-type="float">
            <text:p>5,3288756793</text:p>
          </table:table-cell>
          <table:table-cell office:value-type="float" office:value="-17.1943378427" calcext:value-type="float">
            <text:p>-17,19433784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0.6407345072" calcext:value-type="float">
            <text:p>-0,6407345072</text:p>
          </table:table-cell>
          <table:table-cell office:value-type="float" office:value="6.042372622" calcext:value-type="float">
            <text:p>6,042372622</text:p>
          </table:table-cell>
          <table:table-cell office:value-type="float" office:value="-17.617153396" calcext:value-type="float">
            <text:p>-17,6171533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2.0962335359" calcext:value-type="float">
            <text:p>-2,0962335359</text:p>
          </table:table-cell>
          <table:table-cell office:value-type="float" office:value="6.3196323838" calcext:value-type="float">
            <text:p>6,3196323838</text:p>
          </table:table-cell>
          <table:table-cell office:value-type="float" office:value="-17.1385043173" calcext:value-type="float">
            <text:p>-17,13850431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10.8232936789" calcext:value-type="float">
            <text:p>-10,8232936789</text:p>
          </table:table-cell>
          <table:table-cell office:value-type="float" office:value="6.0064470746" calcext:value-type="float">
            <text:p>6,0064470746</text:p>
          </table:table-cell>
          <table:table-cell office:value-type="float" office:value="-16.9909681934" calcext:value-type="float">
            <text:p>-16,99096819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2.424516381" calcext:value-type="float">
            <text:p>-12,424516381</text:p>
          </table:table-cell>
          <table:table-cell office:value-type="float" office:value="10.0928812395" calcext:value-type="float">
            <text:p>10,0928812395</text:p>
          </table:table-cell>
          <table:table-cell office:value-type="float" office:value="-24.0989302353" calcext:value-type="float">
            <text:p>-24,09893023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0.7769706896" calcext:value-type="float">
            <text:p>-10,7769706896</text:p>
          </table:table-cell>
          <table:table-cell office:value-type="float" office:value="9.1444314103" calcext:value-type="float">
            <text:p>9,1444314103</text:p>
          </table:table-cell>
          <table:table-cell office:value-type="float" office:value="-21.6542698324" calcext:value-type="float">
            <text:p>-21,65426983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20.4064029394" calcext:value-type="float">
            <text:p>-20,4064029394</text:p>
          </table:table-cell>
          <table:table-cell office:value-type="float" office:value="3.8078379608" calcext:value-type="float">
            <text:p>3,8078379608</text:p>
          </table:table-cell>
          <table:table-cell office:value-type="float" office:value="-25.6386781728" calcext:value-type="float">
            <text:p>-25,63867817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22.6213034382" calcext:value-type="float">
            <text:p>-22,6213034382</text:p>
          </table:table-cell>
          <table:table-cell office:value-type="float" office:value="12.0794629305" calcext:value-type="float">
            <text:p>12,0794629305</text:p>
          </table:table-cell>
          <table:table-cell office:value-type="float" office:value="-36.2185830689" calcext:value-type="float">
            <text:p>-36,21858306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22.7223162361" calcext:value-type="float">
            <text:p>-22,7223162361</text:p>
          </table:table-cell>
          <table:table-cell office:value-type="float" office:value="13.9093784076" calcext:value-type="float">
            <text:p>13,9093784076</text:p>
          </table:table-cell>
          <table:table-cell office:value-type="float" office:value="-40.5520708161" calcext:value-type="float">
            <text:p>-40,55207081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2.2362530915" calcext:value-type="float">
            <text:p>-22,2362530915</text:p>
          </table:table-cell>
          <table:table-cell office:value-type="float" office:value="11.4019258325" calcext:value-type="float">
            <text:p>11,4019258325</text:p>
          </table:table-cell>
          <table:table-cell office:value-type="float" office:value="-50.2572591418" calcext:value-type="float">
            <text:p>-50,25725914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15.2792970097" calcext:value-type="float">
            <text:p>-15,2792970097</text:p>
          </table:table-cell>
          <table:table-cell office:value-type="float" office:value="18.3711258494" calcext:value-type="float">
            <text:p>18,3711258494</text:p>
          </table:table-cell>
          <table:table-cell office:value-type="float" office:value="-56.4036908172" calcext:value-type="float">
            <text:p>-56,40369081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14.6915234163" calcext:value-type="float">
            <text:p>-14,6915234163</text:p>
          </table:table-cell>
          <table:table-cell office:value-type="float" office:value="20.3881048977" calcext:value-type="float">
            <text:p>20,3881048977</text:p>
          </table:table-cell>
          <table:table-cell office:value-type="float" office:value="-58.5800262634" calcext:value-type="float">
            <text:p>-58,580026263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13.7658856399" calcext:value-type="float">
            <text:p>-13,7658856399</text:p>
          </table:table-cell>
          <table:table-cell office:value-type="float" office:value="18.2379484888" calcext:value-type="float">
            <text:p>18,2379484888</text:p>
          </table:table-cell>
          <table:table-cell office:value-type="float" office:value="-64.9121384424" calcext:value-type="float">
            <text:p>-64,91213844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6.6990087216" calcext:value-type="float">
            <text:p>-6,6990087216</text:p>
          </table:table-cell>
          <table:table-cell office:value-type="float" office:value="21.075756711" calcext:value-type="float">
            <text:p>21,075756711</text:p>
          </table:table-cell>
          <table:table-cell office:value-type="float" office:value="-69.372754884" calcext:value-type="float">
            <text:p>-69,37275488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0.7325483726" calcext:value-type="float">
            <text:p>-0,7325483726</text:p>
          </table:table-cell>
          <table:table-cell office:value-type="float" office:value="22.9076433683" calcext:value-type="float">
            <text:p>22,9076433683</text:p>
          </table:table-cell>
          <table:table-cell office:value-type="float" office:value="-69.786295366" calcext:value-type="float">
            <text:p>-69,7862953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2.015385594" calcext:value-type="float">
            <text:p>2,015385594</text:p>
          </table:table-cell>
          <table:table-cell office:value-type="float" office:value="22.2212248307" calcext:value-type="float">
            <text:p>22,2212248307</text:p>
          </table:table-cell>
          <table:table-cell office:value-type="float" office:value="-68.887088567" calcext:value-type="float">
            <text:p>-68,887088567</text:p>
          </table:table-cell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5.7149500942" calcext:value-type="float">
            <text:p>5,7149500942</text:p>
          </table:table-cell>
          <table:table-cell office:value-type="float" office:value="21.1699208024" calcext:value-type="float">
            <text:p>21,1699208024</text:p>
          </table:table-cell>
          <table:table-cell office:value-type="float" office:value="-68.149780769" calcext:value-type="float">
            <text:p>-68,14978076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12.5166200817" calcext:value-type="float">
            <text:p>12,5166200817</text:p>
          </table:table-cell>
          <table:table-cell office:value-type="float" office:value="20.7940060196" calcext:value-type="float">
            <text:p>20,7940060196</text:p>
          </table:table-cell>
          <table:table-cell office:value-type="float" office:value="-65.3730568957" calcext:value-type="float">
            <text:p>-65,37305689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3.7499721014" calcext:value-type="float">
            <text:p>13,7499721014</text:p>
          </table:table-cell>
          <table:table-cell office:value-type="float" office:value="20.2768702448" calcext:value-type="float">
            <text:p>20,2768702448</text:p>
          </table:table-cell>
          <table:table-cell office:value-type="float" office:value="-58.5551469859" calcext:value-type="float">
            <text:p>-58,55514698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1.8489833861" calcext:value-type="float">
            <text:p>11,8489833861</text:p>
          </table:table-cell>
          <table:table-cell office:value-type="float" office:value="18.8476901226" calcext:value-type="float">
            <text:p>18,8476901226</text:p>
          </table:table-cell>
          <table:table-cell office:value-type="float" office:value="-55.2638041928" calcext:value-type="float">
            <text:p>-55,26380419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7.5196473446" calcext:value-type="float">
            <text:p>17,5196473446</text:p>
          </table:table-cell>
          <table:table-cell office:value-type="float" office:value="18.0514614727" calcext:value-type="float">
            <text:p>18,0514614727</text:p>
          </table:table-cell>
          <table:table-cell office:value-type="float" office:value="-52.4111844481" calcext:value-type="float">
            <text:p>-52,411184448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7.7890259098" calcext:value-type="float">
            <text:p>17,7890259098</text:p>
          </table:table-cell>
          <table:table-cell office:value-type="float" office:value="16.0895669635" calcext:value-type="float">
            <text:p>16,0895669635</text:p>
          </table:table-cell>
          <table:table-cell office:value-type="float" office:value="-44.2514171643" calcext:value-type="float">
            <text:p>-44,251417164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3.3923091638" calcext:value-type="float">
            <text:p>13,3923091638</text:p>
          </table:table-cell>
          <table:table-cell office:value-type="float" office:value="16.8850434982" calcext:value-type="float">
            <text:p>16,8850434982</text:p>
          </table:table-cell>
          <table:table-cell office:value-type="float" office:value="-41.853970308" calcext:value-type="float">
            <text:p>-41,85397030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7.755331583" calcext:value-type="float">
            <text:p>17,755331583</text:p>
          </table:table-cell>
          <table:table-cell office:value-type="float" office:value="20.1477726683" calcext:value-type="float">
            <text:p>20,1477726683</text:p>
          </table:table-cell>
          <table:table-cell office:value-type="float" office:value="-37.8379397632" calcext:value-type="float">
            <text:p>-37,837939763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17.0219925099" calcext:value-type="float">
            <text:p>17,0219925099</text:p>
          </table:table-cell>
          <table:table-cell office:value-type="float" office:value="12.9166726731" calcext:value-type="float">
            <text:p>12,9166726731</text:p>
          </table:table-cell>
          <table:table-cell office:value-type="float" office:value="-28.9864625364" calcext:value-type="float">
            <text:p>-28,986462536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15.5474055631" calcext:value-type="float">
            <text:p>15,5474055631</text:p>
          </table:table-cell>
          <table:table-cell office:value-type="float" office:value="11.3443549301" calcext:value-type="float">
            <text:p>11,3443549301</text:p>
          </table:table-cell>
          <table:table-cell office:value-type="float" office:value="-27.4709000713" calcext:value-type="float">
            <text:p>-27,47090007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4.5685066928" calcext:value-type="float">
            <text:p>14,5685066928</text:p>
          </table:table-cell>
          <table:table-cell office:value-type="float" office:value="15.7165967168" calcext:value-type="float">
            <text:p>15,7165967168</text:p>
          </table:table-cell>
          <table:table-cell office:value-type="float" office:value="-20.7337439952" calcext:value-type="float">
            <text:p>-20,733743995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6.8796587178" calcext:value-type="float">
            <text:p>6,8796587178</text:p>
          </table:table-cell>
          <table:table-cell office:value-type="float" office:value="7.8290007257" calcext:value-type="float">
            <text:p>7,8290007257</text:p>
          </table:table-cell>
          <table:table-cell office:value-type="float" office:value="-17.1673483533" calcext:value-type="float">
            <text:p>-17,167348353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0.4752601555" calcext:value-type="float">
            <text:p>10,4752601555</text:p>
          </table:table-cell>
          <table:table-cell office:value-type="float" office:value="6.7832117086" calcext:value-type="float">
            <text:p>6,7832117086</text:p>
          </table:table-cell>
          <table:table-cell office:value-type="float" office:value="-21.2640241248" calcext:value-type="float">
            <text:p>-21,264024124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12.3187648607" calcext:value-type="float">
            <text:p>12,3187648607</text:p>
          </table:table-cell>
          <table:table-cell office:value-type="float" office:value="12.9591362815" calcext:value-type="float">
            <text:p>12,9591362815</text:p>
          </table:table-cell>
          <table:table-cell office:value-type="float" office:value="-13.5849760656" calcext:value-type="float">
            <text:p>-13,58497606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3.0573812922" calcext:value-type="float">
            <text:p>3,0573812922</text:p>
          </table:table-cell>
          <table:table-cell office:value-type="float" office:value="-10.0019051421" calcext:value-type="float">
            <text:p>-10,0019051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" calcext:value-type="float">
            <text:p>0</text:p>
          </table:table-cell>
          <table:table-cell office:value-type="float" office:value="6.3983469787" calcext:value-type="float">
            <text:p>6,3983469787</text:p>
          </table:table-cell>
          <table:table-cell office:value-type="float" office:value="-15.2400664394" calcext:value-type="float">
            <text:p>-15,24006643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0.3114832948" calcext:value-type="float">
            <text:p>-0,3114832948</text:p>
          </table:table-cell>
          <table:table-cell office:value-type="float" office:value="6.9192842799" calcext:value-type="float">
            <text:p>6,9192842799</text:p>
          </table:table-cell>
          <table:table-cell office:value-type="float" office:value="-15.2103523481" calcext:value-type="float">
            <text:p>-15,21035234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2.7213591134" calcext:value-type="float">
            <text:p>-2,7213591134</text:p>
          </table:table-cell>
          <table:table-cell office:value-type="float" office:value="6.3566193117" calcext:value-type="float">
            <text:p>6,3566193117</text:p>
          </table:table-cell>
          <table:table-cell office:value-type="float" office:value="-13.9535730146" calcext:value-type="float">
            <text:p>-13,95357301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9.1071664123" calcext:value-type="float">
            <text:p>-9,1071664123</text:p>
          </table:table-cell>
          <table:table-cell office:value-type="float" office:value="2.6140238136" calcext:value-type="float">
            <text:p>2,6140238136</text:p>
          </table:table-cell>
          <table:table-cell office:value-type="float" office:value="-15.7136309082" calcext:value-type="float">
            <text:p>-15,71363090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1.3980803005" calcext:value-type="float">
            <text:p>-11,3980803005</text:p>
          </table:table-cell>
          <table:table-cell office:value-type="float" office:value="9.1824200887" calcext:value-type="float">
            <text:p>9,1824200887</text:p>
          </table:table-cell>
          <table:table-cell office:value-type="float" office:value="-20.6594912653" calcext:value-type="float">
            <text:p>-20,65949126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6.2090776641" calcext:value-type="float">
            <text:p>-16,2090776641</text:p>
          </table:table-cell>
          <table:table-cell office:value-type="float" office:value="8.9534932626" calcext:value-type="float">
            <text:p>8,9534932626</text:p>
          </table:table-cell>
          <table:table-cell office:value-type="float" office:value="-19.2162242055" calcext:value-type="float">
            <text:p>-19,21622420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8.410695299" calcext:value-type="float">
            <text:p>-18,410695299</text:p>
          </table:table-cell>
          <table:table-cell office:value-type="float" office:value="5.1314219625" calcext:value-type="float">
            <text:p>5,1314219625</text:p>
          </table:table-cell>
          <table:table-cell office:value-type="float" office:value="-28.4312151181" calcext:value-type="float">
            <text:p>-28,431215118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3.8401343029" calcext:value-type="float">
            <text:p>-13,8401343029</text:p>
          </table:table-cell>
          <table:table-cell office:value-type="float" office:value="13.6454102733" calcext:value-type="float">
            <text:p>13,6454102733</text:p>
          </table:table-cell>
          <table:table-cell office:value-type="float" office:value="-33.018452039" calcext:value-type="float">
            <text:p>-33,0184520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9.560651675" calcext:value-type="float">
            <text:p>-19,560651675</text:p>
          </table:table-cell>
          <table:table-cell office:value-type="float" office:value="17.8152398273" calcext:value-type="float">
            <text:p>17,8152398273</text:p>
          </table:table-cell>
          <table:table-cell office:value-type="float" office:value="-34.5302199323" calcext:value-type="float">
            <text:p>-34,53021993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9.4330443661" calcext:value-type="float">
            <text:p>-19,4330443661</text:p>
          </table:table-cell>
          <table:table-cell office:value-type="float" office:value="20.1516168067" calcext:value-type="float">
            <text:p>20,1516168067</text:p>
          </table:table-cell>
          <table:table-cell office:value-type="float" office:value="-44.5686947263" calcext:value-type="float">
            <text:p>-44,56869472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2.3824856194" calcext:value-type="float">
            <text:p>-12,3824856194</text:p>
          </table:table-cell>
          <table:table-cell office:value-type="float" office:value="23.1656567838" calcext:value-type="float">
            <text:p>23,1656567838</text:p>
          </table:table-cell>
          <table:table-cell office:value-type="float" office:value="-49.0518180759" calcext:value-type="float">
            <text:p>-49,051818075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4.4357361562" calcext:value-type="float">
            <text:p>-14,4357361562</text:p>
          </table:table-cell>
          <table:table-cell office:value-type="float" office:value="24.0297363337" calcext:value-type="float">
            <text:p>24,0297363337</text:p>
          </table:table-cell>
          <table:table-cell office:value-type="float" office:value="-50.9376736352" calcext:value-type="float">
            <text:p>-50,93767363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3.3249779158" calcext:value-type="float">
            <text:p>-13,3249779158</text:p>
          </table:table-cell>
          <table:table-cell office:value-type="float" office:value="24.9750981865" calcext:value-type="float">
            <text:p>24,9750981865</text:p>
          </table:table-cell>
          <table:table-cell office:value-type="float" office:value="-57.7611326659" calcext:value-type="float">
            <text:p>-57,76113266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5.5424927977" calcext:value-type="float">
            <text:p>-5,5424927977</text:p>
          </table:table-cell>
          <table:table-cell office:value-type="float" office:value="26.5883516364" calcext:value-type="float">
            <text:p>26,5883516364</text:p>
          </table:table-cell>
          <table:table-cell office:value-type="float" office:value="-61.2658296761" calcext:value-type="float">
            <text:p>-61,265829676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0.9078915199" calcext:value-type="float">
            <text:p>-0,9078915199</text:p>
          </table:table-cell>
          <table:table-cell office:value-type="float" office:value="26.7339113876" calcext:value-type="float">
            <text:p>26,7339113876</text:p>
          </table:table-cell>
          <table:table-cell office:value-type="float" office:value="-61.0872965047" calcext:value-type="float">
            <text:p>-61,08729650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.055210939" calcext:value-type="float">
            <text:p>1,055210939</text:p>
          </table:table-cell>
          <table:table-cell office:value-type="float" office:value="25.6832053477" calcext:value-type="float">
            <text:p>25,6832053477</text:p>
          </table:table-cell>
          <table:table-cell office:value-type="float" office:value="-60.5977705187" calcext:value-type="float">
            <text:p>-60,597770518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4.801549506" calcext:value-type="float">
            <text:p>4,801549506</text:p>
          </table:table-cell>
          <table:table-cell office:value-type="float" office:value="25.0034066848" calcext:value-type="float">
            <text:p>25,0034066848</text:p>
          </table:table-cell>
          <table:table-cell office:value-type="float" office:value="-60.3054977118" calcext:value-type="float">
            <text:p>-60,3054977118</text:p>
          </table:table-cell>
        </table:table-row>
        <table:table-row table:style-name="ro1">
          <table:table-cell table:number-columns-repeated="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1.3359674614" calcext:value-type="float">
            <text:p>11,3359674614</text:p>
          </table:table-cell>
          <table:table-cell office:value-type="float" office:value="24.1614143281" calcext:value-type="float">
            <text:p>24,1614143281</text:p>
          </table:table-cell>
          <table:table-cell office:value-type="float" office:value="-57.928904237" calcext:value-type="float">
            <text:p>-57,92890423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2.8353156518" calcext:value-type="float">
            <text:p>12,8353156518</text:p>
          </table:table-cell>
          <table:table-cell office:value-type="float" office:value="22.4375046698" calcext:value-type="float">
            <text:p>22,4375046698</text:p>
          </table:table-cell>
          <table:table-cell office:value-type="float" office:value="-52.3421901127" calcext:value-type="float">
            <text:p>-52,34219011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1.7456234844" calcext:value-type="float">
            <text:p>11,7456234844</text:p>
          </table:table-cell>
          <table:table-cell office:value-type="float" office:value="23.30106905" calcext:value-type="float">
            <text:p>23,30106905</text:p>
          </table:table-cell>
          <table:table-cell office:value-type="float" office:value="-49.8910119029" calcext:value-type="float">
            <text:p>-49,8910119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6.268705098" calcext:value-type="float">
            <text:p>16,268705098</text:p>
          </table:table-cell>
          <table:table-cell office:value-type="float" office:value="25.1976549407" calcext:value-type="float">
            <text:p>25,1976549407</text:p>
          </table:table-cell>
          <table:table-cell office:value-type="float" office:value="-45.7287453491" calcext:value-type="float">
            <text:p>-45,728745349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17.3630136994" calcext:value-type="float">
            <text:p>17,3630136994</text:p>
          </table:table-cell>
          <table:table-cell office:value-type="float" office:value="19.4943507798" calcext:value-type="float">
            <text:p>19,4943507798</text:p>
          </table:table-cell>
          <table:table-cell office:value-type="float" office:value="-38.2425330116" calcext:value-type="float">
            <text:p>-38,242533011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17.0558977795" calcext:value-type="float">
            <text:p>17,0558977795</text:p>
          </table:table-cell>
          <table:table-cell office:value-type="float" office:value="17.8977268304" calcext:value-type="float">
            <text:p>17,8977268304</text:p>
          </table:table-cell>
          <table:table-cell office:value-type="float" office:value="-34.9592298835" calcext:value-type="float">
            <text:p>-34,959229883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5.4292763623" calcext:value-type="float">
            <text:p>15,4292763623</text:p>
          </table:table-cell>
          <table:table-cell office:value-type="float" office:value="20.18310881" calcext:value-type="float">
            <text:p>20,18310881</text:p>
          </table:table-cell>
          <table:table-cell office:value-type="float" office:value="-27.513888752" calcext:value-type="float">
            <text:p>-27,51388875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9.9720663772" calcext:value-type="float">
            <text:p>9,9720663772</text:p>
          </table:table-cell>
          <table:table-cell office:value-type="float" office:value="13.2982414452" calcext:value-type="float">
            <text:p>13,2982414452</text:p>
          </table:table-cell>
          <table:table-cell office:value-type="float" office:value="-23.5764936885" calcext:value-type="float">
            <text:p>-23,57649368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4.1209707659" calcext:value-type="float">
            <text:p>14,1209707659</text:p>
          </table:table-cell>
          <table:table-cell office:value-type="float" office:value="10.4351167504" calcext:value-type="float">
            <text:p>10,4351167504</text:p>
          </table:table-cell>
          <table:table-cell office:value-type="float" office:value="-24.2925953768" calcext:value-type="float">
            <text:p>-24,2925953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2.9300942069" calcext:value-type="float">
            <text:p>12,9300942069</text:p>
          </table:table-cell>
          <table:table-cell office:value-type="float" office:value="10.0831981784" calcext:value-type="float">
            <text:p>10,0831981784</text:p>
          </table:table-cell>
          <table:table-cell office:value-type="float" office:value="-15.9896548215" calcext:value-type="float">
            <text:p>-15,989654821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4.3501530592" calcext:value-type="float">
            <text:p>4,3501530592</text:p>
          </table:table-cell>
          <table:table-cell office:value-type="float" office:value="7.4109928043" calcext:value-type="float">
            <text:p>7,4109928043</text:p>
          </table:table-cell>
          <table:table-cell office:value-type="float" office:value="-14.2623361094" calcext:value-type="float">
            <text:p>-14,262336109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1.1180096408" calcext:value-type="float">
            <text:p>11,1180096408</text:p>
          </table:table-cell>
          <table:table-cell office:value-type="float" office:value="6.856799162" calcext:value-type="float">
            <text:p>6,856799162</text:p>
          </table:table-cell>
          <table:table-cell office:value-type="float" office:value="-18.3748367717" calcext:value-type="float">
            <text:p>-18,374836771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10.6665312865" calcext:value-type="float">
            <text:p>10,6665312865</text:p>
          </table:table-cell>
          <table:table-cell office:value-type="float" office:value="6.4044500087" calcext:value-type="float">
            <text:p>6,4044500087</text:p>
          </table:table-cell>
          <table:table-cell office:value-type="float" office:value="-9.4618816849" calcext:value-type="float">
            <text:p>-9,461881684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3.3623668734" calcext:value-type="float">
            <text:p>3,3623668734</text:p>
          </table:table-cell>
          <table:table-cell office:value-type="float" office:value="-8.5732393856" calcext:value-type="float">
            <text:p>-8,5732393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1" calcext:value-type="float">
            <text:p>-239,61</text:p>
          </table:table-cell>
          <table:table-cell office:value-type="float" office:value="0" calcext:value-type="float">
            <text:p>0</text:p>
          </table:table-cell>
          <table:table-cell office:value-type="float" office:value="6.8486002983" calcext:value-type="float">
            <text:p>6,8486002983</text:p>
          </table:table-cell>
          <table:table-cell office:value-type="float" office:value="-13.2542083618" calcext:value-type="float">
            <text:p>-13,25420836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0.6824621742" calcext:value-type="float">
            <text:p>-0,6824621742</text:p>
          </table:table-cell>
          <table:table-cell office:value-type="float" office:value="6.9116929052" calcext:value-type="float">
            <text:p>6,9116929052</text:p>
          </table:table-cell>
          <table:table-cell office:value-type="float" office:value="-13.0790708174" calcext:value-type="float">
            <text:p>-13,07907081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6.4014940022" calcext:value-type="float">
            <text:p>-6,4014940022</text:p>
          </table:table-cell>
          <table:table-cell office:value-type="float" office:value="6.4741324877" calcext:value-type="float">
            <text:p>6,4741324877</text:p>
          </table:table-cell>
          <table:table-cell office:value-type="float" office:value="-12.2217494838" calcext:value-type="float">
            <text:p>-12,22174948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7.9974928952" calcext:value-type="float">
            <text:p>-7,9974928952</text:p>
          </table:table-cell>
          <table:table-cell office:value-type="float" office:value="3.963893329" calcext:value-type="float">
            <text:p>3,963893329</text:p>
          </table:table-cell>
          <table:table-cell office:value-type="float" office:value="-17.5388439099" calcext:value-type="float">
            <text:p>-17,53884390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6.085046932" calcext:value-type="float">
            <text:p>-6,085046932</text:p>
          </table:table-cell>
          <table:table-cell office:value-type="float" office:value="9.3678518749" calcext:value-type="float">
            <text:p>9,3678518749</text:p>
          </table:table-cell>
          <table:table-cell office:value-type="float" office:value="-18.3912196988" calcext:value-type="float">
            <text:p>-18,3912196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14.8279688158" calcext:value-type="float">
            <text:p>-14,8279688158</text:p>
          </table:table-cell>
          <table:table-cell office:value-type="float" office:value="11.2109646167" calcext:value-type="float">
            <text:p>11,2109646167</text:p>
          </table:table-cell>
          <table:table-cell office:value-type="float" office:value="-16.4163980354" calcext:value-type="float">
            <text:p>-16,41639803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5.7144859287" calcext:value-type="float">
            <text:p>-15,7144859287</text:p>
          </table:table-cell>
          <table:table-cell office:value-type="float" office:value="13.4536881586" calcext:value-type="float">
            <text:p>13,4536881586</text:p>
          </table:table-cell>
          <table:table-cell office:value-type="float" office:value="-25.5702580341" calcext:value-type="float">
            <text:p>-25,570258034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9.9374855667" calcext:value-type="float">
            <text:p>-9,9374855667</text:p>
          </table:table-cell>
          <table:table-cell office:value-type="float" office:value="16.5167715327" calcext:value-type="float">
            <text:p>16,5167715327</text:p>
          </table:table-cell>
          <table:table-cell office:value-type="float" office:value="-28.0008484638" calcext:value-type="float">
            <text:p>-28,00084846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6.2161097027" calcext:value-type="float">
            <text:p>-16,2161097027</text:p>
          </table:table-cell>
          <table:table-cell office:value-type="float" office:value="18.6229495235" calcext:value-type="float">
            <text:p>18,6229495235</text:p>
          </table:table-cell>
          <table:table-cell office:value-type="float" office:value="-28.306963866" calcext:value-type="float">
            <text:p>-28,3069638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6.885836135" calcext:value-type="float">
            <text:p>-16,885836135</text:p>
          </table:table-cell>
          <table:table-cell office:value-type="float" office:value="22.1727541899" calcext:value-type="float">
            <text:p>22,1727541899</text:p>
          </table:table-cell>
          <table:table-cell office:value-type="float" office:value="-36.8325368855" calcext:value-type="float">
            <text:p>-36,83253688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1.4011774827" calcext:value-type="float">
            <text:p>-11,4011774827</text:p>
          </table:table-cell>
          <table:table-cell office:value-type="float" office:value="22.0384896337" calcext:value-type="float">
            <text:p>22,0384896337</text:p>
          </table:table-cell>
          <table:table-cell office:value-type="float" office:value="-40.7734768252" calcext:value-type="float">
            <text:p>-40,773476825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2.8820820069" calcext:value-type="float">
            <text:p>-12,8820820069</text:p>
          </table:table-cell>
          <table:table-cell office:value-type="float" office:value="20.2661308282" calcext:value-type="float">
            <text:p>20,2661308282</text:p>
          </table:table-cell>
          <table:table-cell office:value-type="float" office:value="-42.7461386431" calcext:value-type="float">
            <text:p>-42,74613864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1.2072703372" calcext:value-type="float">
            <text:p>-11,2072703372</text:p>
          </table:table-cell>
          <table:table-cell office:value-type="float" office:value="25.0729397873" calcext:value-type="float">
            <text:p>25,0729397873</text:p>
          </table:table-cell>
          <table:table-cell office:value-type="float" office:value="-48.3229117697" calcext:value-type="float">
            <text:p>-48,322911769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4.9401955272" calcext:value-type="float">
            <text:p>-4,9401955272</text:p>
          </table:table-cell>
          <table:table-cell office:value-type="float" office:value="27.9373538569" calcext:value-type="float">
            <text:p>27,9373538569</text:p>
          </table:table-cell>
          <table:table-cell office:value-type="float" office:value="-50.9897654116" calcext:value-type="float">
            <text:p>-50,98976541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.637694668" calcext:value-type="float">
            <text:p>-1,637694668</text:p>
          </table:table-cell>
          <table:table-cell office:value-type="float" office:value="27.5780405686" calcext:value-type="float">
            <text:p>27,5780405686</text:p>
          </table:table-cell>
          <table:table-cell office:value-type="float" office:value="-51.1180102456" calcext:value-type="float">
            <text:p>-51,11801024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0.2848808912" calcext:value-type="float">
            <text:p>0,2848808912</text:p>
          </table:table-cell>
          <table:table-cell office:value-type="float" office:value="27.2192659804" calcext:value-type="float">
            <text:p>27,2192659804</text:p>
          </table:table-cell>
          <table:table-cell office:value-type="float" office:value="-51.4630968812" calcext:value-type="float">
            <text:p>-51,46309688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4.1931590746" calcext:value-type="float">
            <text:p>4,1931590746</text:p>
          </table:table-cell>
          <table:table-cell office:value-type="float" office:value="28.1215880315" calcext:value-type="float">
            <text:p>28,1215880315</text:p>
          </table:table-cell>
          <table:table-cell office:value-type="float" office:value="-51.574421763" calcext:value-type="float">
            <text:p>-51,57442176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9.9507180667" calcext:value-type="float">
            <text:p>9,9507180667</text:p>
          </table:table-cell>
          <table:table-cell office:value-type="float" office:value="28.3159613094" calcext:value-type="float">
            <text:p>28,3159613094</text:p>
          </table:table-cell>
          <table:table-cell office:value-type="float" office:value="-49.0368344304" calcext:value-type="float">
            <text:p>-49,0368344304</text:p>
          </table:table-cell>
        </table:table-row>
        <table:table-row table:style-name="ro1"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12.8896268233" calcext:value-type="float">
            <text:p>12,8896268233</text:p>
          </table:table-cell>
          <table:table-cell office:value-type="float" office:value="24.030495906" calcext:value-type="float">
            <text:p>24,030495906</text:p>
          </table:table-cell>
          <table:table-cell office:value-type="float" office:value="-44.1159080898" calcext:value-type="float">
            <text:p>-44,115908089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14.609133657" calcext:value-type="float">
            <text:p>14,609133657</text:p>
          </table:table-cell>
          <table:table-cell office:value-type="float" office:value="22.7816847619" calcext:value-type="float">
            <text:p>22,7816847619</text:p>
          </table:table-cell>
          <table:table-cell office:value-type="float" office:value="-40.4742185514" calcext:value-type="float">
            <text:p>-40,47421855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3.7129290744" calcext:value-type="float">
            <text:p>13,7129290744</text:p>
          </table:table-cell>
          <table:table-cell office:value-type="float" office:value="23.451610278" calcext:value-type="float">
            <text:p>23,451610278</text:p>
          </table:table-cell>
          <table:table-cell office:value-type="float" office:value="-33.9892048617" calcext:value-type="float">
            <text:p>-33,989204861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0.4890977995" calcext:value-type="float">
            <text:p>10,4890977995</text:p>
          </table:table-cell>
          <table:table-cell office:value-type="float" office:value="17.5765315841" calcext:value-type="float">
            <text:p>17,5765315841</text:p>
          </table:table-cell>
          <table:table-cell office:value-type="float" office:value="-30.4342678479" calcext:value-type="float">
            <text:p>-30,43426784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4.081067194" calcext:value-type="float">
            <text:p>14,081067194</text:p>
          </table:table-cell>
          <table:table-cell office:value-type="float" office:value="13.9485160288" calcext:value-type="float">
            <text:p>13,9485160288</text:p>
          </table:table-cell>
          <table:table-cell office:value-type="float" office:value="-29.2049243109" calcext:value-type="float">
            <text:p>-29,204924310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3.1558461978" calcext:value-type="float">
            <text:p>13,1558461978</text:p>
          </table:table-cell>
          <table:table-cell office:value-type="float" office:value="12.1991707317" calcext:value-type="float">
            <text:p>12,1991707317</text:p>
          </table:table-cell>
          <table:table-cell office:value-type="float" office:value="-21.9437993779" calcext:value-type="float">
            <text:p>-21,943799377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7.2740004503" calcext:value-type="float">
            <text:p>7,2740004503</text:p>
          </table:table-cell>
          <table:table-cell office:value-type="float" office:value="9.8928115077" calcext:value-type="float">
            <text:p>9,8928115077</text:p>
          </table:table-cell>
          <table:table-cell office:value-type="float" office:value="-19.6321548053" calcext:value-type="float">
            <text:p>-19,63215480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2.332362303" calcext:value-type="float">
            <text:p>12,332362303</text:p>
          </table:table-cell>
          <table:table-cell office:value-type="float" office:value="8.9596082655" calcext:value-type="float">
            <text:p>8,9596082655</text:p>
          </table:table-cell>
          <table:table-cell office:value-type="float" office:value="-20.8658216513" calcext:value-type="float">
            <text:p>-20,86582165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1.5443827467" calcext:value-type="float">
            <text:p>11,5443827467</text:p>
          </table:table-cell>
          <table:table-cell office:value-type="float" office:value="6.6049573644" calcext:value-type="float">
            <text:p>6,6049573644</text:p>
          </table:table-cell>
          <table:table-cell office:value-type="float" office:value="-13.2211385621" calcext:value-type="float">
            <text:p>-13,221138562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3.6532597014" calcext:value-type="float">
            <text:p>3,6532597014</text:p>
          </table:table-cell>
          <table:table-cell office:value-type="float" office:value="5.8025574115" calcext:value-type="float">
            <text:p>5,8025574115</text:p>
          </table:table-cell>
          <table:table-cell office:value-type="float" office:value="-11.8878071525" calcext:value-type="float">
            <text:p>-11,88780715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9.4687173599" calcext:value-type="float">
            <text:p>9,4687173599</text:p>
          </table:table-cell>
          <table:table-cell office:value-type="float" office:value="6.0540764634" calcext:value-type="float">
            <text:p>6,0540764634</text:p>
          </table:table-cell>
          <table:table-cell office:value-type="float" office:value="-15.8332583496" calcext:value-type="float">
            <text:p>-15,83325834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8.8243325654" calcext:value-type="float">
            <text:p>8,8243325654</text:p>
          </table:table-cell>
          <table:table-cell office:value-type="float" office:value="4.1234229487" calcext:value-type="float">
            <text:p>4,1234229487</text:p>
          </table:table-cell>
          <table:table-cell office:value-type="float" office:value="-8.3422299114" calcext:value-type="float">
            <text:p>-8,34222991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0" calcext:value-type="float">
            <text:p>0</text:p>
          </table:table-cell>
          <table:table-cell office:value-type="float" office:value="3.6734898824" calcext:value-type="float">
            <text:p>3,6734898824</text:p>
          </table:table-cell>
          <table:table-cell office:value-type="float" office:value="-8.5705040302" calcext:value-type="float">
            <text:p>-8,5705040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0" calcext:value-type="float">
            <text:p>0</text:p>
          </table:table-cell>
          <table:table-cell office:value-type="float" office:value="6.2342556908" calcext:value-type="float">
            <text:p>6,2342556908</text:p>
          </table:table-cell>
          <table:table-cell office:value-type="float" office:value="-11.6010338128" calcext:value-type="float">
            <text:p>-11,6010338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0.6859511054" calcext:value-type="float">
            <text:p>-0,6859511054</text:p>
          </table:table-cell>
          <table:table-cell office:value-type="float" office:value="6.1590918145" calcext:value-type="float">
            <text:p>6,1590918145</text:p>
          </table:table-cell>
          <table:table-cell office:value-type="float" office:value="-11.5397833709" calcext:value-type="float">
            <text:p>-11,5397833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5.6691586896" calcext:value-type="float">
            <text:p>-5,6691586896</text:p>
          </table:table-cell>
          <table:table-cell office:value-type="float" office:value="6.4896002886" calcext:value-type="float">
            <text:p>6,4896002886</text:p>
          </table:table-cell>
          <table:table-cell office:value-type="float" office:value="-11.2127329209" calcext:value-type="float">
            <text:p>-11,2127329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6.2134470318" calcext:value-type="float">
            <text:p>-6,2134470318</text:p>
          </table:table-cell>
          <table:table-cell office:value-type="float" office:value="9.0814149288" calcext:value-type="float">
            <text:p>9,0814149288</text:p>
          </table:table-cell>
          <table:table-cell office:value-type="float" office:value="-15.9835799449" calcext:value-type="float">
            <text:p>-15,98357994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4.1510090195" calcext:value-type="float">
            <text:p>-4,1510090195</text:p>
          </table:table-cell>
          <table:table-cell office:value-type="float" office:value="10.6185804049" calcext:value-type="float">
            <text:p>10,6185804049</text:p>
          </table:table-cell>
          <table:table-cell office:value-type="float" office:value="-15.9175301188" calcext:value-type="float">
            <text:p>-15,91753011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12.1232413804" calcext:value-type="float">
            <text:p>-12,1232413804</text:p>
          </table:table-cell>
          <table:table-cell office:value-type="float" office:value="11.7602321309" calcext:value-type="float">
            <text:p>11,7602321309</text:p>
          </table:table-cell>
          <table:table-cell office:value-type="float" office:value="-13.87606716" calcext:value-type="float">
            <text:p>-13,876067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3.104888383" calcext:value-type="float">
            <text:p>-13,104888383</text:p>
          </table:table-cell>
          <table:table-cell office:value-type="float" office:value="14.2775065174" calcext:value-type="float">
            <text:p>14,2775065174</text:p>
          </table:table-cell>
          <table:table-cell office:value-type="float" office:value="-21.3819004274" calcext:value-type="float">
            <text:p>-21,38190042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8.670872938" calcext:value-type="float">
            <text:p>-8,670872938</text:p>
          </table:table-cell>
          <table:table-cell office:value-type="float" office:value="13.0361451569" calcext:value-type="float">
            <text:p>13,0361451569</text:p>
          </table:table-cell>
          <table:table-cell office:value-type="float" office:value="-23.2916626721" calcext:value-type="float">
            <text:p>-23,29166267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3.9046690111" calcext:value-type="float">
            <text:p>-13,9046690111</text:p>
          </table:table-cell>
          <table:table-cell office:value-type="float" office:value="10.0108079279" calcext:value-type="float">
            <text:p>10,0108079279</text:p>
          </table:table-cell>
          <table:table-cell office:value-type="float" office:value="-23.4586195969" calcext:value-type="float">
            <text:p>-23,45861959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16.0175042626" calcext:value-type="float">
            <text:p>-16,0175042626</text:p>
          </table:table-cell>
          <table:table-cell office:value-type="float" office:value="17.0630618483" calcext:value-type="float">
            <text:p>17,0630618483</text:p>
          </table:table-cell>
          <table:table-cell office:value-type="float" office:value="-30.3246299122" calcext:value-type="float">
            <text:p>-30,32462991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14.2891089811" calcext:value-type="float">
            <text:p>-14,2891089811</text:p>
          </table:table-cell>
          <table:table-cell office:value-type="float" office:value="19.5241364874" calcext:value-type="float">
            <text:p>19,5241364874</text:p>
          </table:table-cell>
          <table:table-cell office:value-type="float" office:value="-35.1308003278" calcext:value-type="float">
            <text:p>-35,130800327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11.4012860026" calcext:value-type="float">
            <text:p>-11,4012860026</text:p>
          </table:table-cell>
          <table:table-cell office:value-type="float" office:value="18.8695197946" calcext:value-type="float">
            <text:p>18,8695197946</text:p>
          </table:table-cell>
          <table:table-cell office:value-type="float" office:value="-39.2767263253" calcext:value-type="float">
            <text:p>-39,27672632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5.6537548871" calcext:value-type="float">
            <text:p>-5,6537548871</text:p>
          </table:table-cell>
          <table:table-cell office:value-type="float" office:value="23.1738732149" calcext:value-type="float">
            <text:p>23,1738732149</text:p>
          </table:table-cell>
          <table:table-cell office:value-type="float" office:value="-41.1571226308" calcext:value-type="float">
            <text:p>-41,157122630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3.0373920164" calcext:value-type="float">
            <text:p>-3,0373920164</text:p>
          </table:table-cell>
          <table:table-cell office:value-type="float" office:value="25.4005206361" calcext:value-type="float">
            <text:p>25,4005206361</text:p>
          </table:table-cell>
          <table:table-cell office:value-type="float" office:value="-41.3136385771" calcext:value-type="float">
            <text:p>-41,313638577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-1.6259793964" calcext:value-type="float">
            <text:p>-1,6259793964</text:p>
          </table:table-cell>
          <table:table-cell office:value-type="float" office:value="24.8908917624" calcext:value-type="float">
            <text:p>24,8908917624</text:p>
          </table:table-cell>
          <table:table-cell office:value-type="float" office:value="-42.0545111302" calcext:value-type="float">
            <text:p>-42,054511130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1.5987584019" calcext:value-type="float">
            <text:p>1,5987584019</text:p>
          </table:table-cell>
          <table:table-cell office:value-type="float" office:value="24.8169456513" calcext:value-type="float">
            <text:p>24,8169456513</text:p>
          </table:table-cell>
          <table:table-cell office:value-type="float" office:value="-42.5676947827" calcext:value-type="float">
            <text:p>-42,56769478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5.898244835" calcext:value-type="float">
            <text:p>5,898244835</text:p>
          </table:table-cell>
          <table:table-cell office:value-type="float" office:value="25.4884949727" calcext:value-type="float">
            <text:p>25,4884949727</text:p>
          </table:table-cell>
          <table:table-cell office:value-type="float" office:value="-41.5522050818" calcext:value-type="float">
            <text:p>-41,552205081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7.2448753292" calcext:value-type="float">
            <text:p>7,2448753292</text:p>
          </table:table-cell>
          <table:table-cell office:value-type="float" office:value="25.0982807484" calcext:value-type="float">
            <text:p>25,0982807484</text:p>
          </table:table-cell>
          <table:table-cell office:value-type="float" office:value="-38.2355235922" calcext:value-type="float">
            <text:p>-38,235523592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7.301039111" calcext:value-type="float">
            <text:p>7,301039111</text:p>
          </table:table-cell>
          <table:table-cell office:value-type="float" office:value="20.805572109" calcext:value-type="float">
            <text:p>20,805572109</text:p>
          </table:table-cell>
          <table:table-cell office:value-type="float" office:value="-36.3792299203" calcext:value-type="float">
            <text:p>-36,3792299203</text:p>
          </table:table-cell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1.1667378631" calcext:value-type="float">
            <text:p>11,1667378631</text:p>
          </table:table-cell>
          <table:table-cell office:value-type="float" office:value="17.5222848063" calcext:value-type="float">
            <text:p>17,5222848063</text:p>
          </table:table-cell>
          <table:table-cell office:value-type="float" office:value="-34.7575573308" calcext:value-type="float">
            <text:p>-34,75755733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1.0635519202" calcext:value-type="float">
            <text:p>11,0635519202</text:p>
          </table:table-cell>
          <table:table-cell office:value-type="float" office:value="15.0040777731" calcext:value-type="float">
            <text:p>15,0040777731</text:p>
          </table:table-cell>
          <table:table-cell office:value-type="float" office:value="-29.208705342" calcext:value-type="float">
            <text:p>-29,2087053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7.8599194502" calcext:value-type="float">
            <text:p>7,8599194502</text:p>
          </table:table-cell>
          <table:table-cell office:value-type="float" office:value="12.7381214519" calcext:value-type="float">
            <text:p>12,7381214519</text:p>
          </table:table-cell>
          <table:table-cell office:value-type="float" office:value="-26.9351473683" calcext:value-type="float">
            <text:p>-26,935147368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1.6785369271" calcext:value-type="float">
            <text:p>11,6785369271</text:p>
          </table:table-cell>
          <table:table-cell office:value-type="float" office:value="11.0994238609" calcext:value-type="float">
            <text:p>11,0994238609</text:p>
          </table:table-cell>
          <table:table-cell office:value-type="float" office:value="-26.4073466072" calcext:value-type="float">
            <text:p>-26,407346607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1.3735718412" calcext:value-type="float">
            <text:p>11,3735718412</text:p>
          </table:table-cell>
          <table:table-cell office:value-type="float" office:value="9.1342331259" calcext:value-type="float">
            <text:p>9,1342331259</text:p>
          </table:table-cell>
          <table:table-cell office:value-type="float" office:value="-20.2241943825" calcext:value-type="float">
            <text:p>-20,22419438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6.732503911" calcext:value-type="float">
            <text:p>6,732503911</text:p>
          </table:table-cell>
          <table:table-cell office:value-type="float" office:value="10.0408124642" calcext:value-type="float">
            <text:p>10,0408124642</text:p>
          </table:table-cell>
          <table:table-cell office:value-type="float" office:value="-18.217384085" calcext:value-type="float">
            <text:p>-18,2173840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0.8331166293" calcext:value-type="float">
            <text:p>10,8331166293</text:p>
          </table:table-cell>
          <table:table-cell office:value-type="float" office:value="13.9794986378" calcext:value-type="float">
            <text:p>13,9794986378</text:p>
          </table:table-cell>
          <table:table-cell office:value-type="float" office:value="-19.0087843196" calcext:value-type="float">
            <text:p>-19,008784319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9.7730433462" calcext:value-type="float">
            <text:p>9,7730433462</text:p>
          </table:table-cell>
          <table:table-cell office:value-type="float" office:value="7.1028836362" calcext:value-type="float">
            <text:p>7,1028836362</text:p>
          </table:table-cell>
          <table:table-cell office:value-type="float" office:value="-12.726685778" calcext:value-type="float">
            <text:p>-12,72668577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3.7992721515" calcext:value-type="float">
            <text:p>3,7992721515</text:p>
          </table:table-cell>
          <table:table-cell office:value-type="float" office:value="6.1459194269" calcext:value-type="float">
            <text:p>6,1459194269</text:p>
          </table:table-cell>
          <table:table-cell office:value-type="float" office:value="-11.8899997945" calcext:value-type="float">
            <text:p>-11,889999794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9.4388751847" calcext:value-type="float">
            <text:p>9,4388751847</text:p>
          </table:table-cell>
          <table:table-cell office:value-type="float" office:value="11.8873192183" calcext:value-type="float">
            <text:p>11,8873192183</text:p>
          </table:table-cell>
          <table:table-cell office:value-type="float" office:value="-14.8337566577" calcext:value-type="float">
            <text:p>-14,833756657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8.2859447055" calcext:value-type="float">
            <text:p>8,2859447055</text:p>
          </table:table-cell>
          <table:table-cell office:value-type="float" office:value="4.5926309301" calcext:value-type="float">
            <text:p>4,5926309301</text:p>
          </table:table-cell>
          <table:table-cell office:value-type="float" office:value="-8.0014469873" calcext:value-type="float">
            <text:p>-8,00144698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" calcext:value-type="float">
            <text:p>0</text:p>
          </table:table-cell>
          <table:table-cell office:value-type="float" office:value="4.0361476432" calcext:value-type="float">
            <text:p>4,0361476432</text:p>
          </table:table-cell>
          <table:table-cell office:value-type="float" office:value="-12.3199113446" calcext:value-type="float">
            <text:p>-12,3199113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2" calcext:value-type="float">
            <text:p>-10,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0.4271175764" calcext:value-type="float">
            <text:p>-0,4271175764</text:p>
          </table:table-cell>
          <table:table-cell office:value-type="float" office:value="0" calcext:value-type="float">
            <text:p>0</text:p>
          </table:table-cell>
          <table:table-cell office:value-type="float" office:value="-10.6728056221" calcext:value-type="float">
            <text:p>-10,67280562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3.4791708879" calcext:value-type="float">
            <text:p>-3,4791708879</text:p>
          </table:table-cell>
          <table:table-cell office:value-type="float" office:value="0" calcext:value-type="float">
            <text:p>0</text:p>
          </table:table-cell>
          <table:table-cell office:value-type="float" office:value="-10.2497002134" calcext:value-type="float">
            <text:p>-10,24970021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3.8685127856" calcext:value-type="float">
            <text:p>-3,8685127856</text:p>
          </table:table-cell>
          <table:table-cell office:value-type="float" office:value="0" calcext:value-type="float">
            <text:p>0</text:p>
          </table:table-cell>
          <table:table-cell office:value-type="float" office:value="-13.1208272073" calcext:value-type="float">
            <text:p>-13,12082720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3.4062297299" calcext:value-type="float">
            <text:p>-3,4062297299</text:p>
          </table:table-cell>
          <table:table-cell office:value-type="float" office:value="0" calcext:value-type="float">
            <text:p>0</text:p>
          </table:table-cell>
          <table:table-cell office:value-type="float" office:value="-12.746441733" calcext:value-type="float">
            <text:p>-12,7464417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11.1690427033" calcext:value-type="float">
            <text:p>-11,1690427033</text:p>
          </table:table-cell>
          <table:table-cell office:value-type="float" office:value="0" calcext:value-type="float">
            <text:p>0</text:p>
          </table:table-cell>
          <table:table-cell office:value-type="float" office:value="-10.7903726326" calcext:value-type="float">
            <text:p>-10,79037263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14.4385729027" calcext:value-type="float">
            <text:p>-14,4385729027</text:p>
          </table:table-cell>
          <table:table-cell office:value-type="float" office:value="0" calcext:value-type="float">
            <text:p>0</text:p>
          </table:table-cell>
          <table:table-cell office:value-type="float" office:value="-17.8055852278" calcext:value-type="float">
            <text:p>-17,80558522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14.2041841629" calcext:value-type="float">
            <text:p>-14,2041841629</text:p>
          </table:table-cell>
          <table:table-cell office:value-type="float" office:value="0" calcext:value-type="float">
            <text:p>0</text:p>
          </table:table-cell>
          <table:table-cell office:value-type="float" office:value="-21.7899135903" calcext:value-type="float">
            <text:p>-21,78991359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2.1891930046" calcext:value-type="float">
            <text:p>-12,1891930046</text:p>
          </table:table-cell>
          <table:table-cell office:value-type="float" office:value="0" calcext:value-type="float">
            <text:p>0</text:p>
          </table:table-cell>
          <table:table-cell office:value-type="float" office:value="-25.6183334687" calcext:value-type="float">
            <text:p>-25,61833346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7.3725075688" calcext:value-type="float">
            <text:p>-7,3725075688</text:p>
          </table:table-cell>
          <table:table-cell office:value-type="float" office:value="0" calcext:value-type="float">
            <text:p>0</text:p>
          </table:table-cell>
          <table:table-cell office:value-type="float" office:value="-26.3312064002" calcext:value-type="float">
            <text:p>-26,3312064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9.5947195364" calcext:value-type="float">
            <text:p>-9,5947195364</text:p>
          </table:table-cell>
          <table:table-cell office:value-type="float" office:value="0" calcext:value-type="float">
            <text:p>0</text:p>
          </table:table-cell>
          <table:table-cell office:value-type="float" office:value="-26.5272854244" calcext:value-type="float">
            <text:p>-26,527285424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9.2323452861" calcext:value-type="float">
            <text:p>-9,2323452861</text:p>
          </table:table-cell>
          <table:table-cell office:value-type="float" office:value="0" calcext:value-type="float">
            <text:p>0</text:p>
          </table:table-cell>
          <table:table-cell office:value-type="float" office:value="-31.034657347" calcext:value-type="float">
            <text:p>-31,0346573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4.676269489" calcext:value-type="float">
            <text:p>-4,676269489</text:p>
          </table:table-cell>
          <table:table-cell office:value-type="float" office:value="0" calcext:value-type="float">
            <text:p>0</text:p>
          </table:table-cell>
          <table:table-cell office:value-type="float" office:value="-33.2763997945" calcext:value-type="float">
            <text:p>-33,27639979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3.223176973" calcext:value-type="float">
            <text:p>-3,223176973</text:p>
          </table:table-cell>
          <table:table-cell office:value-type="float" office:value="0" calcext:value-type="float">
            <text:p>0</text:p>
          </table:table-cell>
          <table:table-cell office:value-type="float" office:value="-33.5800949758" calcext:value-type="float">
            <text:p>-33,580094975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-2.2212696528" calcext:value-type="float">
            <text:p>-2,2212696528</text:p>
          </table:table-cell>
          <table:table-cell office:value-type="float" office:value="0" calcext:value-type="float">
            <text:p>0</text:p>
          </table:table-cell>
          <table:table-cell office:value-type="float" office:value="-34.7480929979" calcext:value-type="float">
            <text:p>-34,74809299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0.8824841015" calcext:value-type="float">
            <text:p>0,8824841015</text:p>
          </table:table-cell>
          <table:table-cell office:value-type="float" office:value="0" calcext:value-type="float">
            <text:p>0</text:p>
          </table:table-cell>
          <table:table-cell office:value-type="float" office:value="-35.523516111" calcext:value-type="float">
            <text:p>-35,5235161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4.4744941717" calcext:value-type="float">
            <text:p>4,4744941717</text:p>
          </table:table-cell>
          <table:table-cell office:value-type="float" office:value="0" calcext:value-type="float">
            <text:p>0</text:p>
          </table:table-cell>
          <table:table-cell office:value-type="float" office:value="-34.8755838876" calcext:value-type="float">
            <text:p>-34,875583887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5.2677951963" calcext:value-type="float">
            <text:p>5,2677951963</text:p>
          </table:table-cell>
          <table:table-cell office:value-type="float" office:value="0" calcext:value-type="float">
            <text:p>0</text:p>
          </table:table-cell>
          <table:table-cell office:value-type="float" office:value="-32.4122786309" calcext:value-type="float">
            <text:p>-32,412278630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5.3136308812" calcext:value-type="float">
            <text:p>5,3136308812</text:p>
          </table:table-cell>
          <table:table-cell office:value-type="float" office:value="0" calcext:value-type="float">
            <text:p>0</text:p>
          </table:table-cell>
          <table:table-cell office:value-type="float" office:value="-31.2619312697" calcext:value-type="float">
            <text:p>-31,26193126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8.8076393211" calcext:value-type="float">
            <text:p>8,8076393211</text:p>
          </table:table-cell>
          <table:table-cell office:value-type="float" office:value="0" calcext:value-type="float">
            <text:p>0</text:p>
          </table:table-cell>
          <table:table-cell office:value-type="float" office:value="-30.0507105024" calcext:value-type="float">
            <text:p>-30,0507105024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8.92876572" calcext:value-type="float">
            <text:p>8,92876572</text:p>
          </table:table-cell>
          <table:table-cell office:value-type="float" office:value="0" calcext:value-type="float">
            <text:p>0</text:p>
          </table:table-cell>
          <table:table-cell office:value-type="float" office:value="-25.5585696429" calcext:value-type="float">
            <text:p>-25,558569642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6.5844438873" calcext:value-type="float">
            <text:p>6,5844438873</text:p>
          </table:table-cell>
          <table:table-cell office:value-type="float" office:value="0" calcext:value-type="float">
            <text:p>0</text:p>
          </table:table-cell>
          <table:table-cell office:value-type="float" office:value="-23.7938719055" calcext:value-type="float">
            <text:p>-23,79387190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0.477178868" calcext:value-type="float">
            <text:p>10,477178868</text:p>
          </table:table-cell>
          <table:table-cell office:value-type="float" office:value="0" calcext:value-type="float">
            <text:p>0</text:p>
          </table:table-cell>
          <table:table-cell office:value-type="float" office:value="-23.3570619014" calcext:value-type="float">
            <text:p>-23,357061901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2.0972348011" calcext:value-type="float">
            <text:p>12,0972348011</text:p>
          </table:table-cell>
          <table:table-cell office:value-type="float" office:value="0" calcext:value-type="float">
            <text:p>0</text:p>
          </table:table-cell>
          <table:table-cell office:value-type="float" office:value="-17.6626189461" calcext:value-type="float">
            <text:p>-17,662618946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2.1192659622" calcext:value-type="float">
            <text:p>12,1192659622</text:p>
          </table:table-cell>
          <table:table-cell office:value-type="float" office:value="0" calcext:value-type="float">
            <text:p>0</text:p>
          </table:table-cell>
          <table:table-cell office:value-type="float" office:value="-14.163355053" calcext:value-type="float">
            <text:p>-14,1633550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9.3944334683" calcext:value-type="float">
            <text:p>9,3944334683</text:p>
          </table:table-cell>
          <table:table-cell office:value-type="float" office:value="0" calcext:value-type="float">
            <text:p>0</text:p>
          </table:table-cell>
          <table:table-cell office:value-type="float" office:value="-10.8723966791" calcext:value-type="float">
            <text:p>-10,872396679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3.7108035358" calcext:value-type="float">
            <text:p>3,7108035358</text:p>
          </table:table-cell>
          <table:table-cell office:value-type="float" office:value="0" calcext:value-type="float">
            <text:p>0</text:p>
          </table:table-cell>
          <table:table-cell office:value-type="float" office:value="-10.7031409039" calcext:value-type="float">
            <text:p>-10,703140903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8.4376952902" calcext:value-type="float">
            <text:p>8,4376952902</text:p>
          </table:table-cell>
          <table:table-cell office:value-type="float" office:value="0" calcext:value-type="float">
            <text:p>0</text:p>
          </table:table-cell>
          <table:table-cell office:value-type="float" office:value="-13.1651965771" calcext:value-type="float">
            <text:p>-13,165196577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7.9154288698" calcext:value-type="float">
            <text:p>7,9154288698</text:p>
          </table:table-cell>
          <table:table-cell office:value-type="float" office:value="0" calcext:value-type="float">
            <text:p>0</text:p>
          </table:table-cell>
          <table:table-cell office:value-type="float" office:value="-6.9762307289" calcext:value-type="float">
            <text:p>-6,976230728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0.9731609903" calcext:value-type="float">
            <text:p>0,9731609903</text:p>
          </table:table-cell>
          <table:table-cell office:value-type="float" office:value="0" calcext:value-type="float">
            <text:p>0</text:p>
          </table:table-cell>
          <table:table-cell office:value-type="float" office:value="-6.3378319556" calcext:value-type="float">
            <text:p>-6,33783195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2" calcext:value-type="float">
            <text:p>-10,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9:15:44.213628029</meta:creation-date>
    <dc:date>2021-04-15T19:42:40.792142436</dc:date>
    <meta:editing-duration>PT1M42S</meta:editing-duration>
    <meta:editing-cycles>1</meta:editing-cycles>
    <meta:document-statistic meta:table-count="3" meta:cell-count="17577" meta:object-count="0"/>
    <meta:generator>LibreOffice/6.4.6.2$Linux_X86_64 LibreOffice_project/40$Build-2</meta:generator>
  </office:meta>
</office:document-meta>
</file>